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基辅正在创建一项新服务 - “防守者的电子柜”</text:span>
</text:h>
      <text:p text:style-name="P4">
作者: ['АРМІЯINFORM']</text:p>
      <text:p text:style-name="P4">
时间: 2023-06-09T-2:00:00-04:00</text:p>
      <text:p text:style-name="P4">
描述: Syogodnis是为了蒙罗内斯的成员而呈现给Kordinasi的成员。他们说，在2022年，无论是否有一年，是否会在不久的将来与乌克兰进行战争</text:p>
      <text:p text:style-name="P4">
图片: ['<text:a xlink:type="simple" xlink:href="https://armyinform.com.ua/wp-content/uploads/2023/06/photo_2023-06-08_15-50-39.jpg" text:style-name="Internet_20_link" text:visited-style-name="Visited_20_Internet_20_Link">
photo_2023-06-08_15-50-39.jpg</text:a>
']</text:p>
      <text:p text:style-name="P4">
标签: ['STOPRUSSIA', 'АГРЕСІЯ РФ', 'СОЦІАЛЬНИЙ ЗАХИСТ ВІЙСЬКОВОСЛУЖБОВЦІВ']</text:p>
      <text:p text:style-name="P4">
类别: News</text:p>
      <!--METADATA-->
      <text:p text:style-name="P4">
<draw:frame draw:style-name="fr1" draw:name="Image2" text:anchor-type="as-char" svg:width="6.9236in" svg:height="4.607341in" draw:z-index="0">
<draw:image xlink:href="../Images/AРМІЯINFORM/2023-06-09T-2-00-00-04-00/photo_2023-06-08_15-50-39.jpg" xlink:type="simple" xlink:show="embed" xlink:actuate="onLoad" draw:mime-type="image/jpeg"/>
</draw:frame>
如今，纽约市重返社会协调委员会的成员和基辅人解除委员会的支持已向新的服务提供了新的服务，该服务创建了辩护人的资本 - 电子内阁。</text:p>
      <text:p text:style-name="P4">
关于基辅市长Vitaliy Klitschko <text:a xlink:type="simple" xlink:href="https://t.me/vitaliy_klitschko/2090" text:style-name="Internet_20_link" text:visited-style-name="Visited_20_Internet_20_Link">
写</text:a>
在电报中。</text:p>
      <text:p text:style-name="P4">
“当我们的后卫返回家园时，每个人都会谈论一个主要问题：要确认自己的身份，他们需要一起收集许多文件。</text:p>
      <text:p text:style-name="P4">
这就是为什么作为现代数字城市作为现代数字城市的发展和实施“防御者的电子”的原因。</text:p>
      <text:p text:style-name="P4">
它可以迅速订购并发布约45个市政服务超过140个州。 从社会和医学 - 到教育和帮助。</text:p>
      <text:p text:style-name="P4">
该服务将允许您根据“单窗口”的原则接收服务。 声明说：“在智能手机中，无需离开家，就可以同时订购所有可用的服务，以查找有关应用程序状态的信息，以在考虑之后接收反馈。”</text:p>
      <text:p text:style-name="P4">
纽约市计划在2023年底之前启动辩护人E -Cabinet的工作。</text:p>
      <text:p text:style-name="P4">
News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俄罗斯恐怖分子故意试图加重他们造成的局势 - 乌克兰总统</text:span>
</text:h>
      <text:p text:style-name="P4">
作者: ['АРМІЯINFORM']</text:p>
      <text:p text:style-name="P4">
时间: 2023-06-09T-4:00:00-04:00</text:p>
      <text:p text:style-name="P4">
描述: 罗斯西斯基（Rosiski Teroricism）将要刷掉这种情况，Yaku Stroke已被自己的……与乌克兰2022年的战争，与乌克兰的最新新闻，与乌克兰的新闻战争，乌克兰2022年的《新闻战》 2022年，乌克兰之间的战争会发生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标签: ['STOPRUSSIA', 'АГРЕСІЯ РФ', 'ВОЛОДИМИР ЗЕЛЕНСЬКИЙ', 'ВТОРГНЕННЯ РФ', 'КАХОВСЬКА ГЕС']</text:p>
      <text:p text:style-name="P4">
类别: News</text:p>
      <!--METADATA-->
      <text:p text:style-name="P4">
<draw:frame draw:style-name="fr1" draw:name="Image3" text:anchor-type="as-char" svg:width="6.9236in" svg:height="4.644693in" draw:z-index="0">
<draw:image xlink:href="../Images/AРМІЯINFORM/2023-06-09T-4-00-00-04-00/60d462d34973fbfc331efbabaa2d16ff_1686166501_extra_large.jpeg" xlink:type="simple" xlink:show="embed" xlink:actuate="onLoad" draw:mime-type="image/jpeg"/>
</draw:frame>
乌克兰Volodymyr Zelenskyy总裁</text:p>
      <text:p text:style-name="P4">
俄罗斯恐怖分子正试图加重他们造成的局势。 绝对有意识。</text:p>
      <text:p text:style-name="P4">
乌克兰Volodymyr Zelenskyy的总裁<text:a xlink:type="simple" xlink:href="https://t.me/V_Zelenskiy_official/6524" text:style-name="Internet_20_link" text:visited-style-name="Visited_20_Internet_20_Link">
写</text:a>
在电报中。</text:p>
      <text:p text:style-name="P4">
“他们继续解雇赫森和该地区的社区 - 已经淹没了恐怖分子。 他们甚至解雇了已经是一种如此表现的疏散点，显然，除俄罗斯人以外，世界上没有恐怖分子离开了。 在那里，第二天只是扩大了灾难 - 这也是俄罗斯领导层的绝对有意识的选择。</text:p>
      <text:p text:style-name="P4">
现在，世界上没有人看不到俄罗斯的不人道。 非人类，个人是当今地球上最大的灾难。</text:p>
      <text:p text:style-name="P4">
我们必须与我们的伴侣一起做一切，以证明他可以应对这种灾难的世界 - 与这样的恐怖分子。”国家负责人强调。</text:p>
      <text:p text:style-name="P4">
News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乌克兰海军陆战队展示了他们如何在“标枪”的帮助下研究以摧毁占领者</text:span>
</text:h>
      <text:p text:style-name="P4">
作者: ['АРМІЯINFORM']</text:p>
      <text:p text:style-name="P4">
时间: 2023-06-09T0:00:00-04:00</text:p>
      <text:p text:style-name="P4">
描述: 通过擦拭ZS乌克兰人的总部摄影。 “美国标枪掌握的……与乌克兰2022年的战争，与乌克兰的最新消息，今天与乌克兰的新闻战争，2022年的新闻战争，乌克兰和俄罗斯之间的最后一场战争以及与乌克兰的战争将在不是，会有，是否会在不久的将来与乌克兰的战争说，与乌克兰的战争，今天的乌克兰新闻，乌克兰新闻，乌克兰媒体在俄罗斯的新闻</text:p>
      <text:p text:style-name="P4">
图片: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标签: ['ГЕНШТАБ ЗС УКРАЇНИ']</text:p>
      <text:p text:style-name="P4">
类别: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4" text:anchor-type="as-char" svg:width="6.9236in" svg:height="6.9236in" draw:z-index="0">
<draw:image xlink:href="../Images/AРМІЯINFORM/2023-06-09T0-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5" text:anchor-type="as-char" svg:width="6.9236in" svg:height="6.9236in" draw:z-index="0">
<draw:image xlink:href="../Images/AРМІЯINFORM/2023-06-09T0-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6" text:anchor-type="as-char" svg:width="6.9236in" svg:height="6.9236in" draw:z-index="0">
<draw:image xlink:href="../Images/AРМІЯINFORM/2023-06-09T0-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7" text:anchor-type="as-char" svg:width="6.9236in" svg:height="6.9236in" draw:z-index="0">
<draw:image xlink:href="../Images/AРМІЯINFORM/2023-06-09T0-00-00-04-00/347591193_619474129904439_6072444192836918940_n-150x150.jpg" xlink:type="simple" xlink:show="embed" xlink:actuate="onLoad" draw:mime-type="image/jpeg"/>
</draw:frame>
</text:a>
照片<text:a xlink:type="simple" xlink:href="https://www.facebook.com/GeneralStaff.ua/posts/pfbid0caFedeqkGrC7inWQqvvF69W9pj4eUehx4WE7vDWGgpe5AdxfbRzwrQWSvzpeLv3dl" text:style-name="Internet_20_link" text:visited-style-name="Visited_20_Internet_20_Link">
公开</text:a>
乌克兰武装部队的总参谋部。 消息写道：“美国标枪交给乌克兰海军陆战队。”</text:p>
      <text:p text:style-name="P4">
News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在克里米亚，俄罗斯媒体沉默事实</text:span>
</text:h>
      <text:p text:style-name="P4">
作者: ['АРМІЯINFORM']</text:p>
      <text:p text:style-name="P4">
时间: 2023-06-09T10:00:00-04:00</text:p>
      <text:p text:style-name="P4">
描述: 关于ZS乌克兰人的总部。 “ Timchasovo已被Crim持续，...与乌克兰2022年的战争，与乌克兰的最新新闻，今天与乌克兰2022年的新闻战争，乌克兰和俄罗斯与俄罗斯之间以及2022年2022年与乌克兰战争之间的战争他们说，与否，是否会在不久的将来与乌克兰进行战争</text:p>
      <text:p text:style-name="P4">
图片: ['<text:a xlink:type="simple" xlink:href="https://armyinform.com.ua/wp-content/uploads/2023/06/kahovskages01.jpg" text:style-name="Internet_20_link" text:visited-style-name="Visited_20_Internet_20_Link">
kahovskages01.jpg</text:a>
']</text:p>
      <text:p text:style-name="P4">
标签: ['STOPRUSSIA', 'АГРЕСІЯ РФ', 'ВТОРГНЕННЯ РФ', 'ГШ ЗСУ', 'КАХОВСЬКА ГЕС', 'КРИМ', 'ПІДРИВ КАХОВСЬКОЇ ГЕС']</text:p>
      <text:p text:style-name="P4">
类别: News</text:p>
      <!--METADATA-->
      <text:p text:style-name="P4">
<draw:frame draw:style-name="fr1" draw:name="Image8" text:anchor-type="as-char" svg:width="6.9236in" svg:height="3.894525in" draw:z-index="0">
<draw:image xlink:href="../Images/AРМІЯINFORM/2023-06-09T10-00-00-04-00/kahovskages01.jpg" xlink:type="simple" xlink:show="embed" xlink:actuate="onLoad" draw:mime-type="image/jpeg"/>
</draw:frame>
<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临时占领的克里米亚，尤其是在辛菲罗波尔，当地媒体有一个沉默的坦率 众所周知，当地职业关注人口中可能的恐慌。”该消息写道。</text:p>
      <text:p text:style-name="P4">
News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DNIEPER和黑海海岸银行上有什么样的危险物体</text:span>
</text:h>
      <text:p text:style-name="P4">
作者: ['АРМІЯINFORM']</text:p>
      <text:p text:style-name="P4">
时间: 2023-06-09T12:00:00-04:00</text:p>
      <text:p text:style-name="P4">
描述: 一个纳斯利德基（naslidkiv percopticsky kakhsko ges ges bude bude bode pidvishen ...与乌克兰2022年的战争，与乌克兰的最新新闻，今天与乌克兰2022年的新闻战争，今天与乌克兰和俄罗斯之间的战争以及2022年20222年的战争，将在乌克兰与乌克兰2022年进行战争他们会说，是否会在不久的将来与乌克兰进行战争，他们说，与乌克兰的战争，今天的乌克兰新闻，乌克兰的新闻，乌克兰的新闻</text:p>
      <text:p text:style-name="P4">
图片: ['<text:a xlink:type="simple" xlink:href="https://armyinform.com.ua/wp-content/uploads/2023/06/slajd1-1.jpg" text:style-name="Internet_20_link" text:visited-style-name="Visited_20_Internet_20_Link">
slajd1-1.jpg</text:a>
']</text:p>
      <text:p text:style-name="P4">
标签: ['STOPRUSSIA', 'АГРЕСІЯ РФ', 'ВТОРГНЕННЯ РФ', 'МІНИ']</text:p>
      <text:p text:style-name="P4">
类别: News</text:p>
      <!--METADATA-->
      <text:p text:style-name="P4">
<draw:frame draw:style-name="fr1" draw:name="Image9" text:anchor-type="as-char" svg:width="6.9236in" svg:height="3.894525in" draw:z-index="0">
<draw:image xlink:href="../Images/AРМІЯINFORM/2023-06-09T12-00-00-04-00/slajd1-1.jpg" xlink:type="simple" xlink:show="embed" xlink:actuate="onLoad" draw:mime-type="image/jpeg"/>
</draw:frame>
由于这一事实将增加破坏卡科夫卡水力发电站的占领部队的后果之一</text:p>
      <text:p text:style-name="P4">
关于它<text:a xlink:type="simple" xlink:href="https://sprotyv.mod.gov.ua/naslidky-pidryvu-okupantamy-kahovskoyi-ges/" text:style-name="Internet_20_link" text:visited-style-name="Visited_20_Internet_20_Link">
报告</text:a>
国家抵抗中心。</text:p>
      <text:p text:style-name="P4">
因此，游击队报告说，在卡科夫斯基·吉塞维斯(Kakhovsky Gesevis)大坝爆炸的前夕，敌人在过去几个月中积极改变了dnieper的左岸，尤其是使用锚河矿山(接下来 - 轭)在水的压力下，其他的开始朝着流动的方向拆除并拆除。</text:p>
      <text:p text:style-name="P4">
鉴于这一点，重要的是要记住，轭看起来像是三升灰色气球，其设计中有一个横台，携带2.5 kgrotile，并且可以使用0.6-0.9 kg的接触方法。 由于PES，尤其是鉴于影响和腐蚀，因此变得非常危险。</text:p>
      <text:p text:style-name="P4">
如果确定类似物体，请不要触摸和报告乌克兰国家警察的发现和乌克兰的公务员，以挑战非凡情况。</text:p>
      <text:p text:style-name="P4">
News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在顿涅茨克（Donetsk），阿克马特（Akhmat</text:span>
</text:h>
      <text:p text:style-name="P4">
作者: ['АРМІЯINFORM']</text:p>
      <text:p text:style-name="P4">
时间: 2023-06-09T14:00:00-04:00</text:p>
      <text:p text:style-name="P4">
描述: 关于ZS乌克兰人的总部。 “与乌克兰2022年的战争，与乌克兰的战争是今天的最新消息，与乌克兰的新闻战争是今天的最后一场，这是今天的最后一个新闻，今天将在乌克兰和俄罗斯之间发生战争他们说，与乌克兰与乌克兰的战争将在不久的将来与乌克兰发生战争，他们说，今天与乌克兰的战争，今天的乌克兰新闻，乌克兰的新闻，乌克兰媒体在俄罗斯的乌克兰媒体</text:p>
      <text:p text:style-name="P4">
图片: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标签: ['STOPRUSSIA', 'АГРЕСІЯ РФ', 'АХМАТ', 'ВТОРГНЕННЯ РФ', 'ГШ ЗСУ', 'ДОНЕЦЬК']</text:p>
      <text:p text:style-name="P4">
类别: News</text:p>
      <!--METADATA-->
      <text:p text:style-name="P4">
<draw:frame draw:style-name="fr1" draw:name="Image10" text:anchor-type="as-char" svg:width="6.9236in" svg:height="5.28963in" draw:z-index="0">
<draw:image xlink:href="../Images/AРМІЯINFORM/2023-06-09T14-00-00-04-00/230273_275769787_269120025399425_1778107473146387020_n_new_960x380_0.jpg" xlink:type="simple" xlink:show="embed" xlink:actuate="onLoad" draw:mime-type="image/jpeg"/>
</draw:frame>
说明性照片<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临时占领的顿涅茨克的西南部，阿克马特单位被标记了。 占领者在城市上述地区抢劫了平民法规，并拍摄了敌对行动的视频。 6月6日，由于训练营的战斗人员集中的有效防御病变，损失损失了56人死亡。 卫生损失被澄清。”证词写道。</text:p>
      <text:p text:style-name="P4">
News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每天敌人的损失：消除了1000多名入侵者，34名艺术家和24 BBM被摧毁</text:span>
</text:h>
      <text:p text:style-name="P4">
作者: ['АРМІЯINFORM']</text:p>
      <text:p text:style-name="P4">
时间: 2023-06-09T16:00:00-04:00</text:p>
      <text:p text:style-name="P4">
描述: Zagalni Boyov，将敌人于02.24.22至09.06.23 Orintovo成为：...与乌克兰2022的战争，与乌克兰的最新消息，今天与乌克兰的新闻战争，今天与乌克兰2022年的新闻战争，乌克兰和俄罗斯之间的战争会发生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vtraty_06-09-2023-scaled.jpg" text:style-name="Internet_20_link" text:visited-style-name="Visited_20_Internet_20_Link">
vtraty_06-09-2023-scaled.jpg</text:a>
']</text:p>
      <text:p text:style-name="P4">
标签: ['STOPRUSSIA', 'ВТОРГНЕННЯ РФ', 'ВТРАТИ ВОРОГА', 'ГЕНЕРАЛЬНИЙ ШТАБ ЗС УКРАЇНИ']</text:p>
      <text:p text:style-name="P4">
类别: News</text:p>
      <!--METADATA-->
      <text:p text:style-name="P4">
<draw:frame draw:style-name="fr1" draw:name="Image11" text:anchor-type="as-char" svg:width="6.9236in" svg:height="6.969757in" draw:z-index="0">
<draw:image xlink:href="../Images/AРМІЯINFORM/2023-06-09T16-00-00-04-00/vtraty_06-09-2023-scaled.jpg" xlink:type="simple" xlink:show="embed" xlink:actuate="onLoad" draw:mime-type="image/jpeg"/>
</draw:frame>
从24.02.22到09.06.23的敌人的总损失将定向：</text:p>
      <text:p text:style-name="P4">
<text:span text:style-name="T4">
<text:span text:style-name="T5">
人员 -  </text:span>
* 213770(+1010)淘汰的人</text:span>
<text:span text:style-name="T5">
坦克 -  </text:span>
<text:span text:style-name="T5">
 3901(+10)</text:span>
<text:span text:style-name="T4">
战斗装甲车 -  </text:span>
 7600(+24)<text:span text:style-name="T4">
<text:span text:style-name="T5">
炮兵系统 -  </text:span>
<text:span text:style-name="T5">
 3702(+34)</text:span>
 </text:span>
 rszv- <text:span text:style-name="T4">
 599(+4)</text:span>
<text:span text:style-name="T5">
防空 -  </text:span>
<text:span text:style-name="T5">
 359(+4)</text:span>
<text:span text:style-name="T4">
飞机 -  </text:span>
 314(0)<text:span text:style-name="T4">
<text:span text:style-name="T5">
直升机 -  </text:span>
* 299(0)</text:span>
<text:span text:style-name="T5">
无人机手术战术水平 -  </text:span>
<text:span text:style-name="T5">
 3247(+13)</text:span>
<text:span text:style-name="T4">
有翼的导弹 -  </text:span>
 1171(0)<text:span text:style-name="T4">
<text:span text:style-name="T5">
船 /船 -  </text:span>
* 18(0)</text:span>
<text:span text:style-name="T5">
汽车设备和坦克 -  </text:span>
<text:span text:style-name="T5">
 6410(+26)</text:span>
<text:span text:style-name="T4">
特殊设备 -  </text:span>
 502(+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9.06.23。</text:p>
      <text:p text:style-name="P4">
News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晚上，防空军摧毁了14架俄罗斯无人机和4枚有翼的导弹</text:span>
</text:h>
      <text:p text:style-name="P4">
作者: ['АРМІЯINFORM']</text:p>
      <text:p text:style-name="P4">
时间: 2023-06-09T18:00:00-04:00</text:p>
      <text:p text:style-name="P4">
描述: PPO愚蠢的蠕虫中的诺克（Nich 9在乌克兰和俄罗斯之间，以及何时，何时，何时，何时，何时，何时，何时，何时，何时，何时，何时与乌克兰在2022年进行战争，将在不久的将来与乌克兰发生战争，与乌克兰的战争，与乌克兰的战争今天的乌克兰新闻，乌克兰新闻在乌克兰媒体上的新闻</text:p>
      <text:p text:style-name="P4">
图片: ['<text:a xlink:type="simple" xlink:href="https://armyinform.com.ua/wp-content/uploads/2023/06/179790-1_large.jpg" text:style-name="Internet_20_link" text:visited-style-name="Visited_20_Internet_20_Link">
179790-1_large.jpg</text:a>
']</text:p>
      <text:p text:style-name="P4">
标签: ['STOPRUSSIA', 'АГРЕСІЯ РФ', 'ВТОРГНЕННЯ РФ', 'ОБСТРІЛ УКРАЇНИ', 'ПС ЗСУ']</text:p>
      <text:p text:style-name="P4">
类别: News</text:p>
      <!--METADATA-->
      <text:p text:style-name="P4">
<draw:frame draw:style-name="fr1" draw:name="Image12" text:anchor-type="as-char" svg:width="6.9236in" svg:height="4.366727in" draw:z-index="0">
<draw:image xlink:href="../Images/AРМІЯINFORM/2023-06-09T18-00-00-04-00/179790-1_large.jpg" xlink:type="simple" xlink:show="embed" xlink:actuate="onLoad" draw:mime-type="image/jpeg"/>
</draw:frame>
6月9日晚上，与国防军其他组成部分合作的防御力和手段被摧毁<text:span text:style-name="T4">
 4 </text:span>
有翼的导弹X-101/X-55，<text:span text:style-name="T4">
 10 </text:span>
 10 <text:span text:style-name="T4">
 10 </text:span>
 Dronivhad-136/131 ，“ lancket”和<text:span text:style-name="T4">
 4 </text:span>
无人机操作级别的级别“ Orlan-10”，Supercam。</text:p>
      <text:p text:style-name="P4">
关于它<text:a xlink:type="simple" xlink:href="https://t.me/kpszsu/2556" text:style-name="Internet_20_link" text:visited-style-name="Visited_20_Internet_20_Link">
报告</text:a>
武装部队司令部。</text:p>
      <text:p text:style-name="P4">
在袭击中，<text:span text:style-name="T4">
 16震动无人机和6枚有翼的导弹被发射</text:span>
空中广播。</text:p>
      <text:p text:style-name="P4">
值得注意的是，占领者在22:00至04:00的时期对乌克兰进行了军事物体和关键基础设施的对象。</text:p>
      <text:p text:style-name="P4">
Shahaneda发射器是从南部方向，即从里海的翼弹导弹，来自TU-95MC战略轰炸机。</text:p>
      <text:p text:style-name="P4">
同样在6月8日晚上8:00左右，敌人在Cherkasy地区的一个民用遗址上撞了黑色Movoda Caliber导弹。</text:p>
      <text:p text:style-name="P4">
乌克兰武装部队的空军导致了<text:span text:style-name="T4">
 20 </text:span>
 20 **消防空军在过去和当今的空中国防，物流，军事装备和公共部队的职位上。</text:p>
      <text:p text:style-name="P4">
News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俄罗斯联邦杜马州的7代表，投票支持认可</text:span>
</text:h>
      <text:p text:style-name="P4">
作者: ['АРМІЯINFORM']</text:p>
      <text:p text:style-name="P4">
时间: 2023-06-09T2:00:00-04:00</text:p>
      <text:p text:style-name="P4">
描述: 对于同一佛朗哥的Publnoye指控，区域检察官Shchemokh的地区...与乌克兰2022年的战争，与乌克兰的战争是今天的最新消息，这是与乌克兰2022年的新闻战争，今天是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photo-2023-06-08-15-30-03.jpg" text:style-name="Internet_20_link" text:visited-style-name="Visited_20_Internet_20_Link">
photo-2023-06-08-15-30-03.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13" text:anchor-type="as-char" svg:width="6.9236in" svg:height="4.149612in" draw:z-index="0">
<draw:image xlink:href="../Images/AРМІЯINFORM/2023-06-09T2-00-00-04-00/photo-2023-06-08-15-30-03.jpg" xlink:type="simple" xlink:show="embed" xlink:actuate="onLoad" draw:mime-type="image/jpeg"/>
</draw:frame>
为了起诉伊万诺·弗兰基夫斯克(Ivano-Frankivsk)和文尼特(Vinnytsia)地区诉讼，发现俄罗斯联邦联邦联邦大会的七名代表犯有侵犯乌克兰企业的领土完整性的罪名。 法院的判决被判刑 - 没收财产的15年施加自由。</text:p>
      <text:p text:style-name="P4">
关于它<text:a xlink:type="simple" xlink:href="https://www.gp.gov.ua/ua/posts/15-rokiv-za-gratami-zasudzeno-shhe-7-deputativ-derzdumi-rf-yaki-golosuvali-za-viznannya-psevdorespublik-lnr-ta-dnr" text:style-name="Internet_20_link" text:visited-style-name="Visited_20_Internet_20_Link">
报告</text:a>
乌克兰检察长办公室。</text:p>
      <text:p text:style-name="P4">
法庭上的检察官证明，被告于2022年2月15日诉诸于该决议的支持，以呼吁俄罗斯联合会总统承认自称为“顿涅茨克和卢汉斯人的“独立”，是独立，主权和独立的，状态。</text:p>
      <text:p text:style-name="P4">
2022年2月22日，代表们支持俄罗斯联合会与所谓的“ DNR”和“ LNR”之间批准友谊，合作和相互帮助。</text:p>
      <text:p text:style-name="P4">
因此，他们采取了故意的行动，以改变乌克兰宪法建立的命令，改变乌克兰的领土和国家边界，这使人们死亡和其他严重的后果。</text:p>
      <text:p text:style-name="P4">
SBU进行了刑事诉讼中的特殊审判。</text:p>
      <text:p text:style-name="P4">
News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ZPP继续抽水以从Kakhovka水库中冷却，尽管其水平已经低于关键标记</text:span>
</text:h>
      <text:p text:style-name="P4">
作者: ['АРМІЯINFORM']</text:p>
      <text:p text:style-name="P4">
时间: 2023-06-09T47:00:00-04:00</text:p>
      <text:p text:style-name="P4">
描述: 赖文·德里（Ryven Derry）在水上学校（Ryven Derry）跌倒了约4.1 m pislya pislya pisdriva dambi，到达了死者……与乌克兰2022年的战争，与乌克兰的最新新闻，今天与乌克兰的新闻，今天与乌克兰2022年的新闻战争，今天将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8-20.jpg" text:style-name="Internet_20_link" text:visited-style-name="Visited_20_Internet_20_Link">
8-20.jpg</text:a>
']</text:p>
      <text:p text:style-name="P4">
标签: ['STOPRUSSIA', 'АГРЕСІЯ РФ', 'ВТОРГНЕННЯ РФ', 'КАХОВСЬКА ГЕС']</text:p>
      <text:p text:style-name="P4">
类别: News</text:p>
      <!--METADATA-->
      <text:p text:style-name="P4">
<draw:frame draw:style-name="fr1" draw:name="Image14" text:anchor-type="as-char" svg:width="6.9236in" svg:height="4.615733in" draw:z-index="0">
<draw:image xlink:href="../Images/AРМІЯINFORM/2023-06-09T47-00-00-04-00/8-20.jpg" xlink:type="simple" xlink:show="embed" xlink:actuate="onLoad" draw:mime-type="image/jpeg"/>
</draw:frame>
说明性照片</text:p>
      <text:p text:style-name="P4">
大坝后，水库的水位约为4.1 m，今天18:00达到12.7 m。 小时损失率保持在4-7 cm/h的范围内。</text:p>
      <text:p text:style-name="P4">
关于它<text:a xlink:type="simple" xlink:href="https://t.me/shtab_kakhovska_hes/227" text:style-name="Internet_20_link" text:visited-style-name="Visited_20_Internet_20_Link">
报告</text:a>
俄罗斯恐怖分子消除了卡科夫斯卡亚水力发电站的总部。</text:p>
      <text:p text:style-name="P4">
◼️ZAS的能力即使在水平的水平下降到12.7 m以下，也可能在11 m或以下的水平下运行。</text:p>
      <text:p text:style-name="P4">
在这些艰难的情况下，这会在加热器供水的可能过渡之前，还会提供更多的时间，包括附近的大型合并池。</text:p>
      <text:p text:style-name="P4">
同样同样的核安全仍然是愚蠢和潜在危险的。</text:p>
      <text:p text:style-name="P4">
◼️TO最好评估情况，IAEA专家已邀请进入水位在水库中的位置以及邻近的ZTO出口。</text:p>
      <text:p text:style-name="P4">
News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DNR战斗机将在格霍夫卡抢劫房屋的DNR战斗机将15年的时间在格里特举行。</text:span>
</text:h>
      <text:p text:style-name="P4">
作者: ['АРМІЯINFORM']</text:p>
      <text:p text:style-name="P4">
时间: 2023-06-09T49:00:00-04:00</text:p>
      <text:p text:style-name="P4">
描述: Bezpeki Zibrazov基地为Teroristic组织的一名成员的棚屋提供服务...与乌克兰2022年的战争，与乌克兰与乌克兰的最新新闻，今天与乌克兰的新闻，今天与乌克兰2022年上次与乌克兰进行战争，乌克兰和俄罗斯之间以及俄罗斯和俄罗斯之间的战争将发生，他们在2022年与乌克兰与乌克兰的战争，无论是否将在不久</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СБУ']</text:p>
      <text:p text:style-name="P4">
类别: News</text:p>
      <!--METADATA-->
      <text:p text:style-name="P4">
<draw:frame draw:style-name="fr1" draw:name="Image15" text:anchor-type="as-char" svg:width="6.9236in" svg:height="4.367194in" draw:z-index="0">
<draw:image xlink:href="../Images/AРМІЯINFORM/2023-06-09T49-00-00-04-00/a8879da467f5ef3186c59aa101cecbce_id76321_1300x820_141_650x410.jpg" xlink:type="simple" xlink:show="embed" xlink:actuate="onLoad" draw:mime-type="image/jpeg"/>
</draw:frame>
说明性照片</text:p>
      <text:p text:style-name="P4">
安全局已收集了DNR恐怖组织的另一个参与者的证据，DNR恐怖组织在侵略者国家的一边作战，并犯下了霍尔森地区反居民的罪行。</text:p>
      <text:p text:style-name="P4">
他与俄罗斯军队一起积极参加了被捕的卡科夫卡(Kakhovka)，并于2022年抢劫了当地的住所。 在抢劫期间，他使用武器并威胁要在抵抗时威胁谋杀。</text:p>
      <text:p text:style-name="P4">
这样，种族主义者从公民的前提中“带来”了一切 - 从家用电器到金钱和其他有价值的事物。</text:p>
      <text:p text:style-name="P4">
去年12月，乌克兰捍卫者在赫森方向上被袭击者俘虏。</text:p>
      <text:p text:style-name="P4">
根据乌克兰特殊服务的材料，法院任命他15年监禁。</text:p>
      <text:p text:style-name="P4">
随着调查的建立，一名战斗机是顿涅茨克的居民，他在全面入侵开始时，首先加入了俄罗斯联邦第一军队海军陆战队第9军团的行列。</text:p>
      <text:p text:style-name="P4">
在敌方部队的高级射手座的职位上，他在东部阵线开了国防军。</text:p>
      <text:p text:style-name="P4">
后来他被转移到赫尔森地区的临时捕获的部分。</text:p>
      <text:p text:style-name="P4">
根据收集的证据，法院裁定袭击者犯有《乌克兰刑法》三章的罪名：</text:p>
      <text:p text:style-name="P4">
<text:span text:style-name="T5">
艺术的第1部分。 438(违反战争的法律和习俗); </text:span>
h。2s。111(在戒严状态下犯下的国家背叛); * h 5p。260(参与武装法律未提供的活动).</text:p>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News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在俄罗斯对乌克兰的联邦战争中促进俄罗斯媒体的主要叙述</text:span>
</text:h>
      <text:p text:style-name="P4">
作者: ['АРМІЯINFORM']</text:p>
      <text:p text:style-name="P4">
时间: 2023-06-09T4:00:00-04:00</text:p>
      <text:p text:style-name="P4">
描述: 乌克兰人的Wizin -Format中心Sho Rosiyci Snmi是缝制的...与乌克兰2022年的战争，与乌克兰的最新新闻，今天与乌克兰2022年的新闻战争，乌克兰和乌克兰之间的战争，乌克兰和乌克兰之间的战争是否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标签: ['НАРАТИВ', 'ЦЕНТР ПРОТИДІЇ ДЕЗІНФОРМАЦІЇ ПРИ РНБО УКРАЇНИ']</text:p>
      <text:p text:style-name="P4">
类别: News</text:p>
      <!--METADATA-->
      <text:p text:style-name="P4">
<draw:frame draw:style-name="fr1" draw:name="Image16" text:anchor-type="as-char" svg:width="6.9236in" svg:height="6.9236in" draw:z-index="0">
<draw:image xlink:href="../Images/AРМІЯINFORM/2023-06-09T4-00-00-04-00/352235155_219884174211245_8497315553167675056_n.jpg" xlink:type="simple" xlink:show="embed" xlink:actuate="onLoad" draw:mime-type="image/jpeg"/>
</draw:frame>
在乌克兰NSPO中打击错误信息的中心<text:a xlink:type="simple" xlink:href="https://www.facebook.com/protydiyadezinformatsiyi.cpd/posts/pfbid0JXoUbgyGdjeHzbgA5njFsgzosGDUSMvTM97gLGpaME9Q5SSkcTKg2VMdFevZnetNl" text:style-name="Internet_20_link" text:visited-style-name="Visited_20_Internet_20_Link">
报告</text:a>
正是俄罗斯媒体正在传播叙述，这是由Rfnikola Patrushev安全理事会宣布的，他说：“美国不允许乌克兰的冲突以和平的间隔完成。”</text:p>
      <text:p text:style-name="P4">
Patrushev还表示：“乌克兰和俄罗斯的人民对冲突不感兴趣。”</text:p>
      <text:p text:style-name="P4">
恐怖分子国家的力量继续存在于平行的现实中，并提出叙事，好像乌克兰人和俄罗斯人一样 - 想要和平生活的“兄弟民族”。</text:p>
      <text:p text:style-name="P4">
此外，这种叙述有时会变成一个“单身人士”。</text:p>
      <text:p text:style-name="P4">
俄罗斯联邦的这种陈述继续否认乌克兰的存在是一个独立的主题，并抵消了乌克兰的国家。</text:p>
      <text:p text:style-name="P4">
News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在乌克兰，住房维修的首次付款已经开始：</text:span>
</text:h>
      <text:p text:style-name="P4">
作者: ['АРМІЯINFORM']</text:p>
      <text:p text:style-name="P4">
时间: 2023-06-09T51:00:00-04:00</text:p>
      <text:p text:style-name="P4">
描述: 在乌克兰，Pershi Viphity Duphumes开始在标志中修复Zhitl ...与乌克兰2022年的战争，与乌克兰与乌克兰的最新新闻，今天与乌克兰2022年的新闻战争，今天将在乌克兰和俄罗斯和俄罗斯之间以及战争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1/16_420.jpg" text:style-name="Internet_20_link" text:visited-style-name="Visited_20_Internet_20_Link">
16_420.jpg</text:a>
']</text:p>
      <text:p text:style-name="P4">
标签: ['ГРОШОВІ ВИПЛАТИ', 'ЄВІДНОВЛЕННЯ', 'КОМПЕНСАЦІЯ ЗА ЖИТЛО', 'КОМПЕНСАЦІЯ ЗА ЗРУЙНОВАНЕ ЖИТЛО']</text:p>
      <text:p text:style-name="P4">
类别: News</text:p>
      <!--METADATA-->
      <text:p text:style-name="P4">
<draw:frame draw:style-name="fr1" draw:name="Image17" text:anchor-type="as-char" svg:width="6.9236in" svg:height="3.956343in" draw:z-index="0">
<draw:image xlink:href="../Images/AРМІЯINFORM/2023-06-09T51-00-00-04-00/16_420.jpg" xlink:type="simple" xlink:show="embed" xlink:actuate="onLoad" draw:mime-type="image/jpeg"/>
</draw:frame>
说明性照片</text:p>
      <text:p text:style-name="P4">
在乌克兰，续签计划中的住房维修付款已经开始。 来自基辅和顿涅茨克两个社区的8名申请人将收到它。 应计资金的总金额超过8.47千。</text:p>
      <text:p text:style-name="P4">
关于它<text:a xlink:type="simple" xlink:href="https://www.facebook.com/Ministry.for.restoration/posts/pfbid0RSpcFtMhcL9qY7j5wokWjVshoSMB4S77cai1s3pwYADYUy7dGJMLWT1abYhc2iPtl" text:style-name="Internet_20_link" text:visited-style-name="Visited_20_Internet_20_Link">
报告</text:a>
Facebook上社区发展，领土和基础设施部。</text:p>
      <text:p text:style-name="P4">
“基辅地区Starpine社区的8个申请人和顿涅茨克地区的Selidovsky社区将获得货币援助，以少量维修自己的住房。应计入的资金总额超过8.47千。</text:p>
      <text:p text:style-name="P4">
将获得经济援助的申请人之一将是顿涅茨克地区Caselidov社区的78岁居民。 她通过申请申请了协助。</text:p>
      <text:p text:style-name="P4">
这个故事证明了为服务服务人群数字化服务的成功是一种续签，”该消息写道。</text:p>
      <text:p text:style-name="P4">
该部指出，自该计划启动以来，已在10th 374申请以及444个佣金中提交了174个申请。</text:p>
      <text:p text:style-name="P4">
还指出，只有在建立社区委员会并迅速考虑申请后，才有可能开始付款。 但是有一系列社区清单，几乎没有开始考虑申请的延迟工作。</text:p>
      <text:p text:style-name="P4">
“我们敦促尚未开始为住房恢复赔偿申请而努力的地方政府机构，并加快其工作。 这取决于乌克兰人是否能够在为秋冬准备房屋做准备的短缺中获得帮助。”</text:p>
      <text:p text:style-name="P4">
您可以在程序网站[https://erecovery.diia.gov.ua/]上找到更多有关进入程序网站的更多信息。(https://l.facebook.com/l.php?u=https%3A%2F%2Ferecovery.diia.gov.ua%2F%3Ffbclid%3DIwAR2_CFKhBXPq2hlHQN7DTrSbqrVpt2GASmSfUJi-TqUyOQ03Ad0Frrdog2M&amp;h=AT0tzN_3uZ83tioD0K5XQmlQ3EnfnDhZ7FkRjOmIUU9_9TfQPAbMIl_clrQYUhacfv1VW8PGmUJDKo6itolNt-5F2lh5rKi2C2krPKK0KmL8K0xPt-_jrwoyzpP9gYuEtOMb&amp;<text:span text:style-name="T4">
tn</text:span>
=-UK-R&amp;c%5b0%5d=AT3KLKznK9ZdvD3RF-DKRbXwXnfRQuSkrmzxmVwLbOdtBIEegAaTZMqUNdm6k59xPSNllMrJ5sCoU4gHYixlIwPbPnTYZK9_0uku8pKAw6I48XNZHfuC5qHTbeeHD4XF1zmRZtRgSKL_MgFbMTjXvjU1mY72Oi3KyalD8O237vyt8qo7aw)也可以通过联系特殊政府拥有的第1545号线来获得其他信息(按钮2)或通过爱的政府联络中心的聊天机器人：Facebook- <text:a xlink:type="simple" xlink:href="https://www.facebook.com/kontactcentre" text:style-name="Internet_20_link" text:visited-style-name="Visited_20_Internet_20_Link">
https://www.facebook.com/kontactcentre/</text:a>
此外，您可以联系支持团队<text:a xlink:type="simple" xlink:href="https://www.facebook.com/diia.gov.ua" text:style-name="Internet_20_link" text:visited-style-name="Visited_20_Internet_20_Link">
行动</text:a>
在Facebook，Telegram和Viber页面上发送消息。</text:p>
      <text:p text:style-name="P4">
News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在最后一天，俄罗斯人在乌克兰造成了7个火箭发射器和43次航空罢工 - 有受害者</text:span>
</text:h>
      <text:p text:style-name="P4">
作者: ['АРМІЯINFORM']</text:p>
      <text:p text:style-name="P4">
时间: 2023-06-09T53:00:00-04:00</text:p>
      <text:p text:style-name="P4">
描述: 关于ZS乌克兰人的总部。 “ Chotirast Rimety Rams ...与乌克兰2022年的战争，与乌克兰的战争是今天的最新消息，与乌克兰2022年的新闻战，今天的最后一场新闻，乌克兰和俄罗斯之间的战争，何时会发生战争，何时会发生战争在2022年与乌克兰战争，无论是与乌克兰与乌克兰的战争是否会说，这是与乌克兰的战争，今天与乌克兰的战争，今天的乌克兰新闻，乌克兰媒体的乌克兰新闻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ГШ ЗСУ']</text:p>
      <text:p text:style-name="P4">
类别: News</text:p>
      <!--METADATA-->
      <text:p text:style-name="P4">
<draw:frame draw:style-name="fr1" draw:name="Image18" text:anchor-type="as-char" svg:width="6.9236in" svg:height="3.893007in" draw:z-index="0">
<draw:image xlink:href="../Images/AРМІЯINFORM/2023-06-09T53-00-00-04-00/raketnyj-udar.jpg" xlink:type="simple" xlink:show="embed" xlink:actuate="onLoad" draw:mime-type="image/jpeg"/>
</draw:frame>
照片说明性<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Генеральний штаб ЗС України.</text:p>
      <text:p text:style-name="P4">
«Розпочалася чотириста сімдесят перша доба широкомасштабної збройної агресіїросійської федерації проти нашої країни.</text:p>
      <text:p text:style-name="P4">
Цієї доби, вночі, російська федерація завдала чергового ракетно-авіаційногоудару по Україні, деталізована інформація буде оприлюднена згодом.</text:p>
      <text:p text:style-name="P4">
Протягом минулої доби противник завдав 7 ракетних, 2 з яких — по мирному містуУмань та 43 авіаційних удари, здійснив 79 обстрілів з реактивних системзалпового вогню по позиціях наших військ та населених пунктах. Є постраждалісеред цивільних людей.</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News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在过去的一天中，国防军摧毁了6场敌人冲击和4次侦察无人机</text:span>
</text:h>
      <text:p text:style-name="P4">
作者: ['АРМІЯINFORM']</text:p>
      <text:p text:style-name="P4">
时间: 2023-06-09T55: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АГРЕСІЯ РФ', 'БПЛА', 'ВТОРГНЕННЯ РФ', 'ГЕНШТАБ ЗС УКРАЇНИ', 'ГШ ЗСУ']</text:p>
      <text:p text:style-name="P4">
类别: News</text:p>
      <!--METADATA-->
      <text:p text:style-name="P4">
<draw:frame draw:style-name="fr1" draw:name="Image19" text:anchor-type="as-char" svg:width="6.9236in" svg:height="4.292632in" draw:z-index="0">
<draw:image xlink:href="../ConvertedIMGs/AРМІЯINFORM/2023-06-09T55-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在过去的一天中，国防军的航空在个人工作人员的集中和2对面的敌人的反射导弹综合体中取得了19次跳动。</text:p>
      <text:p text:style-name="P4">
6震惊和4种不同类型的侦察无人机被破坏。</text:p>
      <text:p text:style-name="P4">
导弹部队和炮兵部门影响了5点的管理，6个集中力量，武器和军事装备，2架防空导弹综合大楼，8个炮兵部队和敌人的2个重要物体，”证词说。</text:p>
      <text:p text:style-name="P4">
News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俄罗斯对乌克兰联邦的激进战争始于一场精心计划的信息战 - 欧洲议会的决议</text:span>
</text:h>
      <text:p text:style-name="P4">
作者: ['АРМІЯINFORM']</text:p>
      <text:p text:style-name="P4">
时间: 2023-06-09T57:00:00-04:00</text:p>
      <text:p text:style-name="P4">
描述: “ Viina Rosist Amperty Yak的积极进取，YAK雄辩地计划了积极的计划……与乌克兰2022年的战争，与乌克兰的战争是今天的最新新闻，这是与乌克兰2022年的新闻战争，这是今天的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1/yevroparlament.jpg" text:style-name="Internet_20_link" text:visited-style-name="Visited_20_Internet_20_Link">
yevroparlament.jpg</text:a>
']</text:p>
      <text:p text:style-name="P4">
标签: ['STOPRUSSIA', 'АГРЕСІЯ РФ', 'ВТОРГНЕННЯ РФ', 'ЄВРОПАРЛАМЕНТ', 'РЕЗОЛЮЦІЯ ЄС']</text:p>
      <text:p text:style-name="P4">
类别: News</text:p>
      <!--METADATA-->
      <text:p text:style-name="P4">
<draw:frame draw:style-name="fr1" draw:name="Image20" text:anchor-type="as-char" svg:width="6.9236in" svg:height="3.956343in" draw:z-index="0">
<draw:image xlink:href="../Images/AРМІЯINFORM/2023-06-09T57-00-00-04-00/yevroparlament.jpg" xlink:type="simple" xlink:show="embed" xlink:actuate="onLoad" draw:mime-type="image/jpeg"/>
</draw:frame>
“作为一场精心计划的信息战，俄罗斯针对乌克兰的激进战争已经开始，”欧洲议会的解决是对欧共体所有民主进程的重要干预，包括错误信息。</text:p>
      <text:p text:style-name="P4">
阅读英语[土地]决议的全文。(https://www.europarl.europa.eu/doceo/document/TA-9-2023-0219_EN.html)</text:p>
      <text:p text:style-name="P4">
News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Dmytro Kuleba与美国国务卿讨论了军事援助，并破坏了Kakhovka水力发电</text:span>
</text:h>
      <text:p text:style-name="P4">
作者: ['АРМІЯINFORM']</text:p>
      <text:p text:style-name="P4">
时间: 2023-06-09T59:00:00-04:00</text:p>
      <text:p text:style-name="P4">
描述: 乌克兰德米特罗·库莱巴（Dmitro Kuleba）牧群的法律部在讨论了美国恩托尼（Entoni）的Zhzzh秘书，与乌克兰2022年的战争，与乌克兰与乌克兰的最新新闻，新闻战争，乌克兰2022年最后一次与乌克兰的战争，今天将有一场战争，将有一场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2/12/ssha_ukr.jpg" text:style-name="Internet_20_link" text:visited-style-name="Visited_20_Internet_20_Link">
ssha_ukr.jpg</text:a>
']</text:p>
      <text:p text:style-name="P4">
标签: ['ВІЙНА', 'ВІЙСЬКОВА ДОПОМОГА УКРАЇНІ', 'ДЕРЖАВНИЙ СЕКРЕТАР США ЕНТОНІ\xa0БЛІНКЕН', 'ДМИТРО КУЛЕБА', 'КАХОВСЬКА ГЕС', 'САМІТ НАТО']</text:p>
      <text:p text:style-name="P4">
类别: News</text:p>
      <!--METADATA-->
      <text:p text:style-name="P4">
<draw:frame draw:style-name="fr1" draw:name="Image21" text:anchor-type="as-char" svg:width="6.9236in" svg:height="4.32725in" draw:z-index="0">
<draw:image xlink:href="../Images/AРМІЯINFORM/2023-06-09T59-00-00-04-00/ssha_ukr.jpg" xlink:type="simple" xlink:show="embed" xlink:actuate="onLoad" draw:mime-type="image/jpeg"/>
</draw:frame>
乌克兰Dmytro Kuleba外交部长与美国国务卿USAUENTON BLINKEN提供了军事援助的规定以及Kakhovskaya Hep的后果。</text:p>
      <text:p text:style-name="P4">
关于这个<text:a xlink:type="simple" xlink:href="https://mfa.gov.ua/news/minister-foreign-affairs-ukraine-dmytro-kuleba-had-telephone-call-us-secretary-state-antony-blinken" text:style-name="Internet_20_link" text:visited-style-name="Visited_20_Internet_20_Link">
被引用</text:a>
在乌克兰外交事务网站上。</text:p>
      <text:p text:style-name="P4">
“美国帮助我们减轻了由俄罗斯人造成的卡科夫斯基灾难的影响。 我们已经关注提供军事援助的问题。”证词写道。</text:p>
      <text:p text:style-name="P4">
Dmytro Kuleba还强调，美国将继续努力提供更多的武器和弹药。</text:p>
      <text:p text:style-name="P4">
各方还讨论了预期的结果<text:a xlink:type="simple" xlink:href="https://armyinform.com.ua/2022/11/09/nastupnyj-samit-nato-vidbudetsya-vlitku-2023-roku-v-lytvi/" text:style-name="Internet_20_link" text:visited-style-name="Visited_20_Internet_20_Link">
Sumitunato</text:a>
那将于2023年7月11日至12日在维尔纽斯举行。</text:p>
      <text:p text:style-name="P4">
我们将提醒，早些时候Dmytro Kuleba <text:a xlink:type="simple" xlink:href="https://armyinform.com.ua/2023/05/31/u-mzs-ukrayiny-nazvaly-try-kroky-dlya-uspishnogo-samitu-nato-u-vilnyusi/" text:style-name="Internet_20_link" text:visited-style-name="Visited_20_Internet_20_Link">
配音</text:a>
“维尔纽斯成功的三个步骤”：加强乌克兰与塔纳托之间的机构联系和援助； 迈向乌克兰在北约的会员资格； 为北约提供安全保证。</text:p>
      <text:p text:style-name="P4">
News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国防部开始运营创新发展的加速器</text:span>
</text:h>
      <text:p text:style-name="P4">
作者: ['АРМІЯINFORM']</text:p>
      <text:p text:style-name="P4">
时间: 2023-06-09T68:00:00-04:00</text:p>
      <text:p text:style-name="P4">
描述: 乌克兰奥利克斯·雷兹尼科夫的巨星防御，在关于加速器的迟钝的命令之后...与乌克兰2022年的战争，与乌克兰的最新新闻战争，今天与乌克兰的新闻战争，今天与乌克兰2022年的新闻战争，乌克兰和俄罗斯之间的战争是否会发生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2023-06-10-09.16.08.jpg" text:style-name="Internet_20_link" text:visited-style-name="Visited_20_Internet_20_Link">
2023-06-10-09.16.08.jpg</text:a>
']</text:p>
      <text:p text:style-name="P4">
标签: ['АКСЕЛЕРАТОР', 'МІНОБОРОНИ', 'ОВТ']</text:p>
      <text:p text:style-name="P4">
类别: News</text:p>
      <!--METADATA-->
      <text:p text:style-name="P4">
<draw:frame draw:style-name="fr1" draw:name="Image22" text:anchor-type="as-char" svg:width="6.9236in" svg:height="2.890603in" draw:z-index="0">
<draw:image xlink:href="../Images/AРМІЯINFORM/2023-06-09T68-00-00-04-00/2023-06-10-09.16.08.jpg" xlink:type="simple" xlink:show="embed" xlink:actuate="onLoad" draw:mime-type="image/jpeg"/>
</draw:frame>
乌克兰Oleksiy Reznikov的国防部长签署了成立创新发展方面的命令。 相同的命令批准了咨询和咨询机构。</text:p>
      <text:p text:style-name="P4">
创新开发加速器是一个永久的咨询和咨询器官，旨在在该部门的科学和技术活动领域组织和实施项目。</text:p>
      <text:p text:style-name="P4">
新成立的结构将实施和实施战略，计划，项目和流程，“加速”国防部和乌克兰武装部队的创新能力的发展。 此外，加速器是一个搜索现代武器和军事设备，信息和通信技术样本的Stanmaid网站。 其活动的方向之一提供了改善提供商品，工程和国防服务的机制。 加速器主要由乌克兰制造商和开发商指导。</text:p>
      <ul>
        <li>
国防部现在不仅是产品的消费者，而且是世界上最好的军队最佳设备和武器开发，生产和供应的合作伙伴 - 乌克兰的武装部队。 我们不仅对OVT开发商，而且对于想要与乌克兰国防部合作的企业，专家和投资者而言，我们变得更加开放。 那些有工作想法，已经完成了产品的人，但他们不知道“以敲门的方式”  - 对于他们来说，加速器将成为多米诺骨牌防御的“唯一入口窗口”。 加速器具有其Web平台 - 一种可执行其活动的信息资源。 事实上，该团队已经工作了一段时间，表现出了很好的成绩，我们在规范上确定了这项活动。我们今天与乌克兰制造商反映了俄罗斯的侵略，并建立了乌克兰“明天”模式的乌克兰军队-Alexeyreznikov。</li>
      </ul>
      <text:p text:style-name="P4">
部长认为，国防部的组织加速器是现代行政方法和IT解决方案。 它将加快技术创新开发商的处理，评估以及进一步促进运营途径的工作。咨询机构的组成是13人。 他将由乌克兰沃迪米尔·加夫里洛夫(Gavrilov)副国防部长领导。 这项工作将由数字化，数字发展，数字化转型和网络安全局在乌克兰国防部的国防部领域的国家专家Sergiloboyko协调。</text:p>
      <text:p text:style-name="P4">
创新发展和国防部的加速器邀请OVT开发人员合作，这些开发商具有高水平的技术准备状态。</text:p>
      <text:p text:style-name="P4">
尤其是当今武装部队最相关的是无人系统，通信系统，智能和收集的数据分析。 还必须在现代化和提高OVT的效率以及新的行动原则的武器的效率方向上进行必要的创新。</text:p>
      <text:p text:style-name="P4">
乌克兰国防部可以由乌克兰国防部以及私人或州所有权的企业提供。</text:p>
      <text:p text:style-name="P4">
那些想加入乌克兰国防部创新发展团队的人应该填写相应的<text:a xlink:type="simple" xlink:href="https://docs.google.com/forms/d/1-9nKQCCeLAzFx6qUgA9sOreGJ0w0CrqxgyhSm22rN-8/edit" text:style-name="Internet_20_link" text:visited-style-name="Visited_20_Internet_20_Link">
问卷</text:a>
.</text:p>
      <text:p text:style-name="P4">
News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武装部队呼吁霍森地区左岸的居民转移有关占领者职位变化的数据</text:span>
</text:h>
      <text:p text:style-name="P4">
作者: ['АРМІЯINFORM']</text:p>
      <text:p text:style-name="P4">
时间: 2023-06-09T6:00:00-04:00</text:p>
      <text:p text:style-name="P4">
描述: 该村庄在2023年8月8日通过Kakhovo Ges Ges Pd Water的Rosiyki Vissyski的支持...与乌克兰2022年的战争，与乌克兰的战争是今天的最新消息，这是今天与乌克兰2022年的新闻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6/10-14.jpg" text:style-name="Internet_20_link" text:visited-style-name="Visited_20_Internet_20_Link">
10-14.jpg</text:a>
']</text:p>
      <text:p text:style-name="P4">
标签: ['STOPRUSSIA', 'АГРЕСІЯ РФ', 'ВТОРГНЕННЯ РФ']</text:p>
      <text:p text:style-name="P4">
类别: News</text:p>
      <!--METADATA-->
      <text:p text:style-name="P4">
<draw:frame draw:style-name="fr1" draw:name="Image23" text:anchor-type="as-char" svg:width="6.9236in" svg:height="4.615733in" draw:z-index="0">
<draw:image xlink:href="../Images/AРМІЯINFORM/2023-06-09T6-00-00-04-00/10-14.jpg" xlink:type="simple" xlink:show="embed" xlink:actuate="onLoad" draw:mime-type="image/jpeg"/>
</draw:frame>
说明性照片</text:p>
      <text:p text:style-name="P4">
截至2023年6月8日，由于卡科夫卡水力发电站的俄罗斯裔俄罗斯军队所教育，该领土约600平方公里，这是一辆马车，这是由于沿着DNIEPEPEPEPEPEPEPEPEPEPEPEPEPER的占领部队的多数损失，因此有许多损失人员和设备以及国防线的偏移。</text:p>
      <text:p text:style-name="P4">
关于它<text:a xlink:type="simple" xlink:href="https://sprotyv.mod.gov.ua/syly-oborony-ukrayiny-zaklykayut-meshkantsiv-tot-peredavaty-dani-pro-zminy-pozytsij-okupatsijnyh-vijsk-v-naslidok-pidryvu-kahovskoyi-ges/" text:style-name="Internet_20_link" text:visited-style-name="Visited_20_Internet_20_Link">
报告</text:a>
国家抵抗中心。</text:p>
      <text:p text:style-name="P4">
“目前，俄罗斯单位距洪水区5到15公里，并从Oleshki和Bare Pier的集中点重新定位了部分人员组成。</text:p>
      <text:p text:style-name="P4">
为了提高乌克兰在该地区的国防军的有效性，有关占领的运动和新职位的必要参考和其他信息，因此报道了设备，公寓人员，合作者，合作者，总部，仓库和任何的报告其他有用的信息将有助于敌人，”  - 在消息中说。</text:p>
      <text:p text:style-name="P4">
我们提醒您，您可以在机器人的帮助下安全地将信息传输给军队 - 机器人<text:a xlink:type="simple" xlink:href="https://t.me/evorog_bot" text:style-name="Internet_20_link" text:visited-style-name="Visited_20_Internet_20_Link">
evorog</text:a>
.</text:p>
      <text:p text:style-name="P4">
News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45天而不是2年：现在将在武装部队中引入最新技术</text:span>
</text:h>
      <text:p text:style-name="P4">
作者: ['Євген Проворний']</text:p>
      <text:p text:style-name="P4">
时间: 2023-06-09T70:00:00-04:00</text:p>
      <text:p text:style-name="P4">
描述: Koko Rokostry Mainstr Deform of Ukraine Volodymyr Gavrilov Pid的创伤已成为...与乌克兰2022年的战争，与乌克兰的最新消息，今天与乌克兰的新闻，与乌克兰2022年的新闻战争，今天，乌克兰和俄罗斯之间的战争将会发生，乌克兰和俄罗斯之间以及俄罗斯之间的战争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标签: ['АКСЕЛЕРАТОР', 'ОВТ']</text:p>
      <text:p text:style-name="P4">
类别: News</text:p>
      <!--METADATA-->
      <text:p text:style-name="P4">
<draw:frame draw:style-name="fr1" draw:name="Image24" text:anchor-type="as-char" svg:width="6.9236in" svg:height="3.894525in" draw:z-index="0">
<draw:image xlink:href="../Images/AРМІЯINFORM/2023-06-09T70-00-00-04-00/2023-06-09-15.48.53-scaled.jpg" xlink:type="simple" xlink:show="embed" xlink:actuate="onLoad" draw:mime-type="image/jpeg"/>
</draw:frame>
今年5月，乌克兰国防部副部长Volodymyr Gavrilov在Brave1平台的推出期间宣布乌克兰将赢得战争战争的众多敌人，这要归功于技术。</text:p>
      <text:p text:style-name="P4">
_“拥有独特想法可以显着加强国内国防部门的乌克兰人并不总是能充分了解。 结合官僚主义，这至少会导致我们的资源使用。”当时的办公室说。</text:p>
      <text:p text:style-name="P4">
_在引入最新事态发展时，Pramena固执不仅是乌克兰存在的问题。 作为加速相应过程的工具，我们的西方合作伙伴在其国家组织了加速创新。</text:p>
      <text:p text:style-name="P4">
我们必须为目前的挑战和威胁创建乌克兰的援助。 因为我们需要加速技术发展，所以__加速了_orobon Innovation的引入。</text:p>
      <text:p text:style-name="P4">
_乌克兰国防部的创新发展加速器**，在我们的材料中阅读。<text:span text:style-name="T4">
<text:span text:style-name="T5">
_</text:span>
</text:span>
<text:span text:style-name="T4">
<text:span text:style-name="T5">
_</text:span>
</text:span>
<text:span text:style-name="T4">
<text:span text:style-name="T5">
_</text:span>
</text:span>
__</text:p>
      <text:h text:style-name="P12" text:outline-level="3">
<text:span text:style-name="T4">
**“我们将说服怀疑论者，他们打破了向陆军建立技术创新运动的官僚障碍”</text:span>
</text:h>
      <text:p text:style-name="P4">
<draw:frame draw:style-name="fr1" draw:name="Image25" text:anchor-type="as-char" svg:width="6.9236in" svg:height="4.356098in" draw:z-index="0">
<draw:image xlink:href="../Images/AРМІЯINFORM/2023-06-09T70-00-00-04-00/0c3185c43dda2e217a41331f22d018fad7a07e33.jpeg" xlink:type="simple" xlink:show="embed" xlink:actuate="onLoad" draw:mime-type="image/jpeg"/>
</draw:frame>
加速器是国防部的过程过程。 将为任何想要提供重要，有用的武器和军事设备的人创建一个“单个入口窗口”(OVT。  -  ed。)，有趣的技术解决方案。国防部不仅是为了发展OWT的发展，而且总的来说，对于企业，专家，投资者来说，对于任何希望与国防部合作的人，以增强其国防能力，以提供创新的能力对于技术解决方案而言，不仅是技术解决方案，乌克兰的胜利。</text:p>
      <text:p text:style-name="P4">
国防部准备与技术社区，企业协会，集群，志愿者运动合作。</text:p>
      <text:p text:style-name="P4">
持怀疑态度的人声称在当前环境中加速是不现实的：注册并查看新系统的工作原理。 实际上，已经有二十个企业通过了所有阶段 - 从项目的提交到vexplaination的引入。 正在进行几十家公司。 目前，所有应用程序都非常迅速。 如果企业提出了高度准备就绪的发展，则谅解备忘录将投资于Simepermina。</text:p>
      <text:p text:style-name="P4">
这些术语是什么？在某些情况下，可能需要进行其他测试，然后需要更多时间。</text:p>
      <text:p text:style-name="P4">
为了进行比较，在此过程持续了大约2年之前。</text:p>
      <text:p text:style-name="P4">
加速器团队指出，上述过程的所有阶段现在都在自动化和透明的上，很容易跟踪文档的过程或该过程的阶段放慢了什么阶段。</text:p>
      <text:p text:style-name="P4">
加速器创建的“单窗口”概念的完整实施将使我们的军队迅速实施新的OVT样本的过程。</text:p>
      <text:p text:style-name="P4">
在加速器的帮助下，国防部计划让专家参与其COMAND。</text:p>
      <text:p text:style-name="P4">
任何在项目管理方面具有认真分析能力(也许是沟通能力)的任何经验的人都将宣布呼叫。他们将呼吁此类专家提交摘要。 如果是动员的运营商，他们将考虑将其转移到谅解备忘录团队的可能性。</text:p>
      <text:p text:style-name="P4">
还应报道说，乌克兰国防部创新发展的加速器正在与北大西洋上的防御性创新加速器建立合作(戴安娜).</text:p>
      <text:p text:style-name="P4">
У квітні цього року під час зустрічі заступника Міністра оборони УкраїниВолодимира Гаврилова з помічником Генсека НАТО Девідом Ван Вілем сторонидомовились про продовження діалогу щодо практичного співробітництва, зокрема йу контексті можливого залучення DIANA до спільної діяльності.</text:p>
      <text:p text:style-name="P4">
Українська команда також комунікує з британським Акселератором (达萨).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News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乌克兰航空在敌人的集中区中取得了16次节拍</text:span>
</text:h>
      <text:p text:style-name="P4">
作者: ['АРМІЯINFORM']</text:p>
      <text:p text:style-name="P4">
时间: 2023-06-09T86:00:00-04:00</text:p>
      <text:p text:style-name="P4">
描述: YAK乌克兰ZBROYSHANY部队的总部，AVISAATSIA国防军为Doba ...与乌克兰2022年的战争，与乌克兰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 'ОБОРОНА УКРАЇНИ', 'ХРОНІКА ОБОРОНИ', 'ХРОНІКА ОБОРОНИ УКРАЇНИ']</text:p>
      <text:p text:style-name="P4">
类别: News</text:p>
      <!--METADATA-->
      <text:p text:style-name="P4">
<draw:frame draw:style-name="fr1" draw:name="Image26" text:anchor-type="as-char" svg:width="6.9236in" svg:height="3.894525in" draw:z-index="0">
<draw:image xlink:href="../Images/AРМІЯINFORM/2023-06-09T86-00-00-04-00/aviacziya-syl-oborony-ukrayiny.jpg" xlink:type="simple" xlink:show="embed" xlink:actuate="onLoad" draw:mime-type="image/jpeg"/>
</draw:frame>
说明性照片<text:span text:style-name="T4">
🔥俄罗斯完成的情况</text:span>
</text:p>
      <text:p text:style-name="P4">
如<text:a xlink:type="simple" xlink:href="https://www.facebook.com/GeneralStaff.ua/posts/pfbid02CqmXjEuHWU888kAG5DbwLTBQdYfoWrgQV3tv93BMoDcooGtMGD3HoGN9fPgErpotl" text:style-name="Internet_20_link" text:visited-style-name="Visited_20_Internet_20_Link">
报告</text:a>
乌克兰武装部队的总参谋部，一天的国防军航空造成了16名表演者，在人员集中和2对2对比的敌方导弹综合体中。</text:p>
      <text:p text:style-name="P4">
此外，导弹和炮兵部队被4个公用事业，6个集中力量，武器和军事装备，3个弹药仓库和5个敌人的5炮兵部队击中。</text:p>
      <text:p text:style-name="P4">
News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国防军每天击退43次入侵者袭击</text:span>
</text:h>
      <text:p text:style-name="P4">
作者: ['АРМІЯINFORM']</text:p>
      <text:p text:style-name="P4">
时间: 2023-06-09T8: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标签: ['STOPRUSSIA', 'АГРЕСІЯ РФ', 'ВТОРГНЕННЯ РФ', 'ГШ ЗСУ']</text:p>
      <text:p text:style-name="P4">
类别: News</text:p>
      <!--METADATA-->
      <text:p text:style-name="P4">
<draw:frame draw:style-name="fr1" draw:name="Image27" text:anchor-type="as-char" svg:width="6.9236in" svg:height="4.608521in" draw:z-index="0">
<draw:image xlink:href="../Images/AРМІЯINFORM/2023-06-09T8-00-00-04-00/352573146_601909928788756_3426569092669073582_n.jpg" xlink:type="simple" xlink:show="embed" xlink:actuate="onLoad" draw:mime-type="image/jpeg"/>
</draw:frame>
说明性照片<text:span text:style-name="T4">
🔥俄罗斯入侵的情况</text:span>
</text:p>
      <text:p text:style-name="P4">
关于它<text:a xlink:type="simple" xlink:href="https://www.facebook.com/GeneralStaff.ua/posts/pfbid0bdRtTuxtES3qn7Q7xTu4gAS5Hw2e7MTNLh7KTruoqwNrFCtPAp5HtCBDFbBJGzLKl" text:style-name="Internet_20_link" text:visited-style-name="Visited_20_Internet_20_Link">
报告</text:a>
乌克兰武装部队的总参谋部。</text:p>
      <text:p text:style-name="P4">
“敌人继续集中在利马，巴赫穆特，阿维迪夫和玛丽斯基的指示中，剧烈的战斗正在进行中。</text:p>
      <text:p text:style-name="P4">
<text:span text:style-name="T4">
在Volyn和Polissya的指示中</text:span>
操作情况没有重大变化。</text:p>
      <text:p text:style-name="P4">
<text:span text:style-name="T4">
在西弗斯基(Siversky)和斯洛博兹(Slobozhansky)的指示中</text:span>
敌人保留了与乌克兰边境地区的军事发生率，以牺牲领土部队为代价增加边境群体的组成。 在过去的24小时内，敌人袭击了苏米地区的Miropillya，Sinne和Severinovka的定居点。 他制作了萨尔巴斯基，贝兹萨利夫卡，米尔皮利亚，格拉伯夫斯科耶，塞姆西地区的velika pisarivka和Ponomarenka的迫击炮和炮兵部队，以及Krasne，Krasne，Morokhovets，Morokhovets，Lukyanka，lukyanka，Staritsa，Gatysa，Gatyshche，vovchansk。</text:p>
      <text:p text:style-name="P4">
<text:span text:style-name="T4">
在kupyansk方向</text:span>
敌人在酸区袭击。 Kamyanka，Krasne，Novomlinsk，两年，Kislivka，Tabaivka，Berestovo，Kharkiv地区和Novoselovsk Luhansk地区，是炮兵和迫击炮炮击。</text:p>
      <text:p text:style-name="P4">
<text:span text:style-name="T4">
在莱曼(Lyman)方向上，在</text:span>
最后一天，敌人在俗气的顿涅茨克地区进行了连续的连续行动。 Makeevka，Nevskoye，Bigorivka，Luhansk地区，Taverhn Kamyanskoye，Torke，有争议的，Rozdolivka，Donetsk地区，是炮兵。</text:p>
      <text:p text:style-name="P4">
<text:span text:style-name="T4">
在Bakhmut方向</text:span>
敌人在Orikhovo-vasylivka，Ivanivske，Stupochka，White Mountain的票据方向上进行了进攻行动，取得了成功。 他在白山和托列斯卡亚顿涅茨克地区袭击了航空。 Vasyukivka，Minskivka，Orikhovo-vasylivka，Grigorivka，Bogdanivka，Ivanivske，Stupochka，Stupochka，Oleksandr-Schultine，White Gora，友谊，Toretsk，Toretsk和North Donetsk地区受到敌人的炮击炮击的伤害。<text:span text:style-name="T4">
在Mariinsky的方向</text:span>
我们的后卫在Marinka的城市中击退了所有敌对袭击。 敌人遭受了损失。 同时，敌人在顿涅茨克地区的Marinka，Viceda和Novomikhailivka的地区摔倒。</text:p>
      <text:p text:style-name="P4">
<text:span text:style-name="T4">
在矿物方向</text:span>
敌人在Velikovosilka地区击中，对Donetsk地区的Kalledar，Shakhtarske，Zolotaniv和Uremivka进行了炮击。</text:p>
      <text:p text:style-name="P4">
<text:span text:style-name="T4">
在Zaporizhzhya和Kherson的指示</text:span>
敌人继续行动。 他在诺维波尔地区袭击了航空；盖利叶兹海亚地区和齐米夫卡，贝萨拉夫，哥萨克·赫森地区。 对定居点，Zelenopole，Novosilka，Novopil，Donetsk地区的Temirivka进行了炮击； Zaporizhzhya地区的Olgivske，Gulyaipole，Railway，Belogorya和Kamyanskoye； 消息说：“ Berislav，Antonovka，Dniprovskoye Kherson地区和Kherson市。”</text:p>
      <text:p text:style-name="P4">
News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在霍森洪水区居民撤离期间，恐怖分子再次解雇了救援人员</text:span>
</text:h>
      <text:p text:style-name="P4">
作者: ['АРМІЯINFORM']</text:p>
      <text:p text:style-name="P4">
时间: 2023-06-09T97:00:00-04:00</text:p>
      <text:p text:style-name="P4">
描述: Bogun Swamp“ Bogun”，医用汽车“雷诺·特拉菲克”（Renault Trafic）嵌入了专业……与乌克兰2022年的战争，与乌克兰与乌克兰的最新新闻，与乌克兰2022的新闻战争是今天的最后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标签: ['КАХОВСЬКА ГЕС', 'КАХОВСЬКА ГЕС/ШТАБ INFO']</text:p>
      <text:p text:style-name="P4">
类别: News</text:p>
      <!--METADATA-->
      <text:p text:style-name="P4">
<draw:frame draw:style-name="fr1" draw:name="Image28" text:anchor-type="as-char" svg:width="6.9236in" svg:height="5.1927in" draw:z-index="0">
<draw:image xlink:href="../Images/AРМІЯINFORM/2023-06-09T97-00-00-04-00/photo_2023-06-09_21-46-37.jpg" xlink:type="simple" xlink:show="embed" xlink:actuate="onLoad" draw:mime-type="image/jpeg"/>
</draw:frame>
损坏受到雷诺(Renault Trafic)医疗车的Bohun Bogun的影响(SARM-S)，在被洪水淹没领土的人们的帮助下被救出。 关于它<text:a xlink:type="simple" xlink:href="https://t.me/shtab_kakhovska_hes/358" text:style-name="Internet_20_link" text:visited-style-name="Visited_20_Internet_20_Link">
报告</text:a>
俄罗斯恐怖分子的Kakhovskaya水力发电站的后果总部。</text:p>
      <text:p text:style-name="P4">
<draw:frame draw:style-name="fr1" draw:name="Image29" text:anchor-type="as-char" svg:width="6.9236in" svg:height="5.1927in" draw:z-index="0">
<draw:image xlink:href="../Images/AРМІЯINFORM/2023-06-09T97-00-00-04-00/photo_2023-06-09_21-43-37.jpg" xlink:type="simple" xlink:show="embed" xlink:actuate="onLoad" draw:mime-type="image/jpeg"/>
</draw:frame>
SES人员中没有受害者。</text:p>
      <text:p text:style-name="P4">
同时，根据地区检察官办公室的说法，三人受伤，其中包括一个非足够的女孩。</text:p>
      <text:p text:style-name="P4">
News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赫尔森的水位减少了一米以上</text:span>
</text:h>
      <text:p text:style-name="P4">
作者: Ukrinform (Person)</text:p>
      <text:p text:style-name="P4">
出版商: Укринформ (Organization)</text:p>
      <text:p text:style-name="P4">
出版时间: 2023-06-10T-1:43:00+03:00</text:p>
      <text:p text:style-name="P4">
修改时间: 2023-06-10T20:43:00+03:00</text:p>
      <text:p text:style-name="P4">
描述: 在赫尔森（Kherson），水位减少了一米以上，但被洪水淹没的社区的人们被要求撤离。  - 乌克林。</text:p>
      <text:p text:style-name="P4">
图片: ['<text:a xlink:type="simple" xlink:href="https://static.ukrinform.com/photos/2023_06/thumb_files/630_360_1686291427-818.jpg" text:style-name="Internet_20_link" text:visited-style-name="Visited_20_Internet_20_Link">
630_360_16862...</text:a>
']</text:p>
      <text:p text:style-name="P4">
标签: ['Херсон', 'Каховська ГЕС', 'Підтоплення']</text:p>
      <text:p text:style-name="P4">
类型: Article</text:p>
      <!--METADATA-->
      <text:p text:style-name="P4">
<draw:frame draw:style-name="fr1" draw:name="Image30" text:anchor-type="as-char" svg:width="6.9236in" svg:height="3.956343in" draw:z-index="0">
<draw:image xlink:href="../Images/yкринформ/2023-06-10T-1-43-00-03-00/630_360_1686291427-818.jpg" xlink:type="simple" xlink:show="embed" xlink:actuate="onLoad" draw:mime-type="image/jpeg"/>
</draw:frame>
被水的水减少了一米以上，但敦促被洪水淹没的社区的人们撤离。</text:p>
      <text:p text:style-name="P4">
关于<text:a xlink:type="simple" xlink:href="https://t.me/kherson_miskrada/15420" text:style-name="Internet_20_link" text:visited-style-name="Visited_20_Internet_20_Link">
电报</text:a>
报道说，赫尔森市军事行政部门罗马·姆罗乔(Roman Mrochko)的记者。</text:p>
      <text:p text:style-name="P4">
“水位降低了一米以上。我要求现在留在岛附近的公民撤离。撤离。在水倒下后，所有公共服务将被送到岛上以消除后果。 。这将需要很长时间。</text:p>
      <text:p text:style-name="P4">
<text:span text:style-name="T4">
另请阅读：</text:span>
 <text:a xlink:type="simple" xlink:href="https://www.ukrinform.ua/rubric-regions/3721106-z-hersonskoi-ta-mikolaivskoi-oblastej-evakuuvali-ponad-tri-tisaci-ludej-prezident.html" text:style-name="Internet_20_link" text:visited-style-name="Visited_20_Internet_20_Link">
与<text:span text:style-name="T4">
 kherson </text:span>
和Mykolaiv地区被三千人撤离 - 总统</text:a>
Mrochko还报告说，撤离在城市流离失所的人是免费的，并提供了他们需要的一切。</text:p>
      <text:p text:style-name="P4">
乌克林福姆(Ukrinform(https://www.ukrinform.ua/rubric-other_news/3720776-pidriv-rosianami-kahovskoi-ges-usi-novini.html)。 在赫尔森地区，有疏散。</text:p>
      <text:p text:style-name="P4">
由于俄罗斯大坝的俄罗斯军队炸毁了卡科夫斯基水力发电厂<text:a xlink:type="simple" xlink:href="https://www.ukrinform.ua/rubric-regions/3720969-cerez-pidriv-rosianami-kahovskoi-ges-zniklimi-bezvisti-vvazautsa-27-ludej.html" text:style-name="Internet_20_link" text:visited-style-name="Visited_20_Internet_20_Link">
29人被认为失踪</text:a>
 .</text:p>
      <text:p text:style-name="P4">
News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俄罗斯军队解雇了尼科波尔地区的波克罗夫斯基社区</text:span>
</text:h>
      <text:p text:style-name="P4">
作者: Ukrinform (Person)</text:p>
      <text:p text:style-name="P4">
出版商: Укринформ (Organization)</text:p>
      <text:p text:style-name="P4">
出版时间: 2023-06-10T-2:39:25+03:00</text:p>
      <text:p text:style-name="P4">
修改时间: 2023-06-10T20:39:25+03:00</text:p>
      <text:p text:style-name="P4">
描述: 俄罗斯联邦的军队向Dnipropetrovsk地区Nikopol区的Pokrovsky社区开火。  - 乌克林。</text:p>
      <text:p text:style-name="P4">
图片: ['<text:a xlink:type="simple" xlink:href="https://static.ukrinform.com/photos/2023_06/thumb_files/630_360_1686418704-393.jpg" text:style-name="Internet_20_link" text:visited-style-name="Visited_20_Internet_20_Link">
630_360_16864...</text:a>
']</text:p>
      <text:p text:style-name="P4">
标签: ['Дніпропетровщина', 'Нікополь', 'Обстріл', 'Війна з Росією']</text:p>
      <text:p text:style-name="P4">
类型: Article</text:p>
      <!--METADATA-->
      <text:p text:style-name="P4">
<draw:frame draw:style-name="fr1" draw:name="Image31" text:anchor-type="as-char" svg:width="6.9236in" svg:height="3.956343in" draw:z-index="0">
<draw:image xlink:href="../Images/yкринформ/2023-06-10T-2-39-25-03-00/630_360_1686418704-393.jpg" xlink:type="simple" xlink:show="embed" xlink:actuate="onLoad" draw:mime-type="image/jpeg"/>
</draw:frame>
Rfuden军队向Dnipropetrovsk地区Nikopol区的Pokrovsky社区开火。</text:p>
      <text:p text:style-name="P4">
关于<text:a xlink:type="simple" xlink:href="https://t.me/dnipropetrovskaODA/5211" text:style-name="Internet_20_link" text:visited-style-name="Visited_20_Internet_20_Link">
电报</text:a>
据报道，Dnipropetrovsk Ova S​​ergey Lisak的记者报道。</text:p>
      <text:p text:style-name="P4">
“敌人继续对尼科波尔的苦难无情地开火。</text:p>
      <text:p text:style-name="P4">
<text:span text:style-name="T4">
另请阅读：</text:span>
 <text:a xlink:type="simple" xlink:href="https://www.ukrinform.ua/rubric-regions/3721095-na-dnipropetrovsini-bez-vodi-perebuvae-visim-gromad.html" text:style-name="Internet_20_link" text:visited-style-name="Visited_20_Internet_20_Link">
在没有水的Dnipropetrovsk地区是八个社区</text:a>
据他说，人们没有受伤。 指定炮击的后果。</text:p>
      <text:p text:style-name="P4">
据报道，俄罗斯军队在下午被开火的前一天。</text:p>
      <text:p text:style-name="P4">
照片：Sergey Lisak，电报</text:p>
      <text:p text:style-name="P4">
News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在Mechnikov医院的Dnipro，救出了95％的受伤者</text:span>
</text:h>
      <text:p text:style-name="P4">
作者: Ukrinform (Person)</text:p>
      <text:p text:style-name="P4">
出版商: Укринформ (Organization)</text:p>
      <text:p text:style-name="P4">
出版时间: 2023-06-10T-3:33:00+03:00</text:p>
      <text:p text:style-name="P4">
修改时间: 2023-06-10T20:33:00+03:00</text:p>
      <text:p text:style-name="P4">
描述: 在Dnipropetrovsk地区医院以Mechnikov的名字命名，医生营救了95％的受伤者。  - 乌克林。</text:p>
      <text:p text:style-name="P4">
图片: ['<text:a xlink:type="simple" xlink:href="https://static.ukrinform.com/photos/2023_06/thumb_files/630_360_1686419468-3713.jpeg" text:style-name="Internet_20_link" text:visited-style-name="Visited_20_Internet_20_Link">
630_360_16864...</text:a>
']</text:p>
      <text:p text:style-name="P4">
标签: ['Дніпро', 'Поранені', 'Лікарня']</text:p>
      <text:p text:style-name="P4">
类型: Article</text:p>
      <!--METADATA-->
      <text:p text:style-name="P4">
<draw:frame draw:style-name="fr1" draw:name="Image32" text:anchor-type="as-char" svg:width="6.9236in" svg:height="3.956343in" draw:z-index="0">
<draw:image xlink:href="../Images/yкринформ/2023-06-10T-3-33-00-03-00/630_360_1686419468-3713.jpeg" xlink:type="simple" xlink:show="embed" xlink:actuate="onLoad" draw:mime-type="image/jpeg"/>
</draw:frame>
Udpropetrovsk地区医院以Mechnikov命名，挽救了95％的受伤者。</text:p>
      <text:p text:style-name="P4">
在一次面试中有关它<text:a xlink:type="simple" xlink:href="https://www.ukrinform.ua" text:style-name="Internet_20_link" text:visited-style-name="Visited_20_Internet_20_Link">
乌克林福姆</text:a>
KP“ Dnipropetrovsk区域临床医院的总主任”以I. Mechnikov的名字命名。</text:p>
      <text:p text:style-name="P4">
“自2014年以来，该医院已经接受了20,000多人，其中95％以上幸存下来。Tsenadvilik人物。今天，我们有4.89％的死亡。将列出对数字的兴趣，了解人数并获得一个您不会被听到的数字。”回答以下问题：(https://www.ukrinform.ua/tag-bolnica)在战争期间接受。</text:p>
      <text:p text:style-name="P4">
*!(https://www.ukrinform.ua/rubric-society/3720819-v-ukraini-potribno-stvoriti-sonajmense-sist-tisac-lizkomisc-dla-reabilitacii-veteraniv.html)</text:p>
      <text:p text:style-name="P4">
</text:p>
      <text:p text:style-name="P4">
在接受Sergei Ryzhenko的采访中，在乌克利福姆网站上为我们的战斗机康复中心的康复中心的治疗和创建更多。</text:p>
      <text:p text:style-name="P4">
正如乌克林福姆报道的那样，乌克兰正在展开<text:a xlink:type="simple" xlink:href="https://www.ukrinform.ua/rubric-society/3711158-vijskovolikarski-komisii-do-kinca-travna-perejdut-na-ecergu-v-usih-gospitalah.html" text:style-name="Internet_20_link" text:visited-style-name="Visited_20_Internet_20_Link">
记录军事医疗委员会通过的电子队列</text:a>
，将在所有军事医院中引入。</text:p>
      <text:p text:style-name="P4">
News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乌克兰国家队的球员击败了巴西，并与Socca一起参加了2023年世界杯半决赛</text:span>
</text:h>
      <text:p text:style-name="P4">
作者: Ukrinform (Person)</text:p>
      <text:p text:style-name="P4">
出版商: Укринформ (Organization)</text:p>
      <text:p text:style-name="P4">
出版时间: 2023-06-10T-4:29:00+03:00</text:p>
      <text:p text:style-name="P4">
修改时间: 2023-06-10T20:29:00+03:00</text:p>
      <text:p text:style-name="P4">
描述: 6月10日，星期六，乌克兰足球运动员在德国埃森（Essen）举行了1/4的Socca世界杯比赛。  - 乌克林。</text:p>
      <text:p text:style-name="P4">
图片: ['<text:a xlink:type="simple" xlink:href="https://static.ukrinform.com/photos/2023_06/thumb_files/630_360_1686417431-725.jpg" text:style-name="Internet_20_link" text:visited-style-name="Visited_20_Internet_20_Link">
630_360_16864...</text:a>
']</text:p>
      <text:p text:style-name="P4">
标签: ['Футбол']</text:p>
      <text:p text:style-name="P4">
类型: Article</text:p>
      <!--METADATA-->
      <text:p text:style-name="P4">
<draw:frame draw:style-name="fr1" draw:name="Image35" text:anchor-type="as-char" svg:width="6.9236in" svg:height="3.956343in" draw:z-index="0">
<draw:image xlink:href="../Images/yкринформ/2023-06-10T-4-29-00-03-00/630_360_1686417431-725.jpg" xlink:type="simple" xlink:show="embed" xlink:actuate="onLoad" draw:mime-type="image/jpeg"/>
</draw:frame>
6月10日，星期六，乌克兰足球运动员在德国埃森(Essen)举行了1/4的Socca世界杯比赛。</text:p>
      <text:p text:style-name="P4">
在赛后罚球系列中以2-0的比分“正弦”带来了巴西的超级大教堂(1：1是主要游戏时间)，报道乌克林福姆。</text:p>
      <text:p text:style-name="P4">
半决赛中的“蓝色”的对手将是克罗地亚的代表(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议会已批准作为澄清CCU法官选择程序的法律的依据</text:span>
</text:h>
      <text:p text:style-name="P4">
作者: Ukrinform (Person)</text:p>
      <text:p text:style-name="P4">
出版商: Укринформ (Organization)</text:p>
      <text:p text:style-name="P4">
出版时间: 2023-06-10T-5:27:20+03:00</text:p>
      <text:p text:style-name="P4">
修改时间: 2023-06-10T20:27:20+03:00</text:p>
      <text:p text:style-name="P4">
描述: Verkhovna Rada批准了“关于乌克兰某些立法法案的修正案，以阐明乌克兰宪法法院法官的竞争选择候选人的规定”。  - 乌克林。</text:p>
      <text:p text:style-name="P4">
图片: ['<text:a xlink:type="simple" xlink:href="https://static.ukrinform.com/photos/2020_10/thumb_files/630_360_1604043729-9473.jpeg" text:style-name="Internet_20_link" text:visited-style-name="Visited_20_Internet_20_Link">
630_360_16040...</text:a>
']</text:p>
      <text:p text:style-name="P4">
标签: ['Депутат', 'Конституційний Суд', 'Верховна Рада']</text:p>
      <text:p text:style-name="P4">
类型: Article</text:p>
      <!--METADATA-->
      <text:p text:style-name="P4">
<draw:frame draw:style-name="fr1" draw:name="Image36" text:anchor-type="as-char" svg:width="6.9236in" svg:height="3.956343in" draw:z-index="0">
<draw:image xlink:href="../Images/yкринформ/2023-06-10T-5-27-20-03-00/630_360_1604043729-9473.jpeg" xlink:type="simple" xlink:show="embed" xlink:actuate="onLoad" draw:mime-type="image/jpeg"/>
</draw:frame>
Verkhovnarad采用了“关于乌克兰某些立法法案的修正案，以阐明乌克兰宪法法院竞争候选人的规定为基础。</text:p>
      <text:p text:style-name="P4">
正如乌克林福姆报道的那样，他在[电报]中报道了这一点(https://t.me/yzheleznyak/4260)人民副Yaroslav Zheleznyak。</text:p>
      <text:p text:style-name="P4">
对于法案<text:a xlink:type="simple" xlink:href="https://itd.rada.gov.ua/billInfo/Bills/Card/41978" text:style-name="Internet_20_link" text:visited-style-name="Visited_20_Internet_20_Link">
第9322号</text:a>
Zheleznyak说，248代表们通过永久阅读进行投票。</text:p>
      <text:p text:style-name="P4">
<text:span text:style-name="T4">
另请阅读：</text:span>
 <text:a xlink:type="simple" xlink:href="https://www.ukrinform.ua/rubric-economy/3721125-vr-pidtrimala-zakonoproekt-pro-timcasovu-zaboronu-prodazu-sigaret-u-dutifri.html" text:style-name="Internet_20_link" text:visited-style-name="Visited_20_Internet_20_Link">
BP支持法律草案，以临时禁止出售Dutay-Frey的出售</text:a>
该文件特别提议确定最高法院是首先被告法院，以在竞争性选择候选人，裁决，行动或不放弃的过程中对CCU法官任命的决定，行动或遗漏提出上诉评估候选人的身体。</text:p>
      <text:p text:style-name="P4">
该文件还建议将文件提交文件的截止日期，以申请参与CCU法官职位的竞争选择的文件。</text:p>
      <text:p text:style-name="P4">
该法案规定了打算占领CCU法官并满足要求的人的可能性，但并未填写所有必要的文件或以错误和不准确的方式提交，在附加任期内提交或正确的文件。</text:p>
      <text:p text:style-name="P4">
<text:span text:style-name="T4">
另请阅读：</text:span>
 [议会已批准了新版本(https://www.ukrinform.ua/rubric-society/3721117-parlament-uhvaliv-novu-redakciu-zakonu-pro-zahist-prav-spozivaciv.html)此外，建议确定在针对申请法官的人的戒严期期间，法律“有关权力净化”的法律进行了检查。</text:p>
      <text:p text:style-name="P4">
可以预见的是，根据高道德素质和公认的法律领域的水平能力的标准，候选人将仅获得2个估计 - “负责”或“不负责”。</text:p>
      <text:p text:style-name="P4">
从收到“答复”的候选人中，构成一般清单的专家咨询小组，之后 - 评级，候选人将根据其支持的投票数量而流离失所。咨询小组的专家团体至少进行了四票，其中至少有两个是由国际组织或欧洲民主委员会提出的。 如果由于“和“反对”的声音数量相同，则专家咨询小组无法做出决定，请重新投票。 如果再次有赞成投票的票数，则咨询小组的三个成员的票数是决定性的，至少是国际组织或威尼斯委员会提出的。</text:p>
      <text:p text:style-name="P4">
根据该文件，该咨询小组根据高道德素质或公认的法律领域的公认水平，没有动机，就候选人进行了决定。 动机的决定仅应接受此类评估的候选人的要求发布。</text:p>
      <text:p text:style-name="P4">
还建议将任命人员任命为第一组专家组的条款。</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akhovskaya水电站：<text:span text:style-name="T4">
理事会</text:span>
通过了联合国请求的决议</text:a>
同时，可以预见的是，从法律生效之日起，候选人选择的所有候选人均由CCU法官的职位竞争性基础，始于任命的主题，而不是从事任命。他进入他的近日被认为被视为终止，没有目的地主题的单独决定，并宣布。</text:p>
      <text:p text:style-name="P4">
根据乌克林福姆的说法，宪法法院仍有13名法官。 法定人数需要12名法官的存在，并做出决定–10。 总共，警察中应该有18名法官。</text:p>
      <text:p text:style-name="P4">
News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明天在乌克兰将下雨 - 在某些雷暴和冰雹的地方</text:span>
</text:h>
      <text:p text:style-name="P4">
作者: Ukrinform (Person)</text:p>
      <text:p text:style-name="P4">
出版商: Укринформ (Organization)</text:p>
      <text:p text:style-name="P4">
出版时间: 2023-06-10T-6:25:00+03:00</text:p>
      <text:p text:style-name="P4">
修改时间: 2023-06-10T20:25:00+03:00</text:p>
      <text:p text:style-name="P4">
描述: 在乌克兰，预计在周日的短期降雨和雷暴，在晚上11-16°，西部和北部地区的西部和北部地区的风阵风最多可达20 m/s，冰雹在西部和北部地区。 在晚上14-19°的其他地区，下午19-24°。  - 乌克林。</text:p>
      <text:p text:style-name="P4">
图片: ['<text:a xlink:type="simple" xlink:href="https://static.ukrinform.com/photos/2018_05/thumb_files/630_360_1525847884-3827.jpg" text:style-name="Internet_20_link" text:visited-style-name="Visited_20_Internet_20_Link">
630_360_15258...</text:a>
']</text:p>
      <text:p text:style-name="P4">
标签: ['Дощ', 'Гроза', 'Погода', 'Прогноз', 'Град']</text:p>
      <text:p text:style-name="P4">
类型: Article</text:p>
      <!--METADATA-->
      <text:p text:style-name="P4">
<draw:frame draw:style-name="fr1" draw:name="Image37" text:anchor-type="as-char" svg:width="6.9236in" svg:height="3.956343in" draw:z-index="0">
<draw:image xlink:href="../Images/yкринформ/2023-06-10T-6-25-00-03-00/630_360_1525847884-3827.jpg" xlink:type="simple" xlink:show="embed" xlink:actuate="onLoad" draw:mime-type="image/jpeg"/>
</draw:frame>
在乌克兰，预计周日的短期雨水和雷暴将在晚上11-16°，Day16-21°的西部和北部地区蜿蜒20 m/s，冰雹蜿蜒曲折； 在晚上14-19°的其他地区，下午19-24°。</text:p>
      <text:p text:style-name="P4">
乌克兰形式在乌克兰水文气象学中心报道。</text:p>
      <text:p text:style-name="P4">
“短期雨水，雷暴，在大多数西方，Zhytomyr，Kherson Izapozhye地区<text:a xlink:type="simple" xlink:href="https://www.ukrinform.ua/tag-dos" text:style-name="Internet_20_link" text:visited-style-name="Visited_20_Internet_20_Link">
雨</text:a>
，白天在南部地区的某些地区。 风主要是东北7-12 m/s，阵风15-20 m/s。 下午16-21°的晚上11-16°的西部和北部地区的温度； 在晚上14-19°的其他地区，下午19-24°”，这将是信息。</text:p>
      <text:p text:style-name="P4">
在首都地区，短期降雨，预计将于6月11日进行雷暴。 Viterpox-East，7-12 m/s，阵风15-20 m/s。 在首都，晚上13-15°的温度，下午17-19°在基辅地区，晚上11-16°，下午16-21°。</text:p>
      <text:p text:style-name="P4">
<text:span text:style-name="T4">
另请阅读：</text:span>
 <text:a xlink:type="simple" xlink:href="https://www.ukrinform.ua/rubric-regions/3720999-na-ukrainu-nasuvaetsa-negoda-sinoptiki-poperedzaut-pro-grozi.html" text:style-name="Internet_20_link" text:visited-style-name="Visited_20_Internet_20_Link">
在乌克兰有恶劣的天气 - 预报者警告<text:span text:style-name="T4">
雷暴</text:span>
和</text:a>
在本周初，预报员预测在乌克兰的短期降雨，地点(6月12日在西部，Zhytomyr和Vinnytsia区域)，6月13日在大多数北部和中部地区。</text:p>
      <text:p text:style-name="P4">
6月12日，乌克兰的阵风15-20 m/s，风大多是东北，7-12 m/s。</text:p>
      <text:p text:style-name="P4">
1313-18°6月12日至15°下午，晚上6-11°的西部地区温度在6-11°； 在晚上8-13°的北部地区，下午16-21°； 在该领土的其余部分11-16°，下午20-25°(6月12日在中部地区16-21°).</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晚上10-16°的温度在该国南部，最高19°(6月14日在荷兰西部8-13°); 下午21-27°，南部，最高29°，在6月14日，护理区域17-22°。</text:p>
      <text:p text:style-name="P4">
News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在LVIV地区，由于Skhidnychanka河的水位，大约有40户家庭被淹没了</text:span>
</text:h>
      <text:p text:style-name="P4">
作者: Ukrinform (Person)</text:p>
      <text:p text:style-name="P4">
出版商: Укринформ (Organization)</text:p>
      <text:p text:style-name="P4">
出版时间: 2023-06-10T0:47:00+03:00</text:p>
      <text:p text:style-name="P4">
修改时间: 2023-06-10T20:47:00+03:00</text:p>
      <text:p text:style-name="P4">
描述: 由于在当地河流中提高了水位，在LVIV地区的Skhidnytsia村淹没了约40户家庭。  - 乌克林。</text:p>
      <text:p text:style-name="P4">
图片: ['<text:a xlink:type="simple" xlink:href="https://static.ukrinform.com/photos/2023_06/thumb_files/630_360_1686418112-629.jpeg" text:style-name="Internet_20_link" text:visited-style-name="Visited_20_Internet_20_Link">
630_360_16864...</text:a>
']</text:p>
      <text:p text:style-name="P4">
标签: ['Львівщина', 'Ріка', 'Вода']</text:p>
      <text:p text:style-name="P4">
类型: Article</text:p>
      <!--METADATA-->
      <text:p text:style-name="P4">
<draw:frame draw:style-name="fr1" draw:name="Image38" text:anchor-type="as-char" svg:width="6.9236in" svg:height="3.956343in" draw:z-index="0">
<draw:image xlink:href="../Images/yкринформ/2023-06-10T0-47-00-03-00/630_360_1686418112-629.jpeg" xlink:type="simple" xlink:show="embed" xlink:actuate="onLoad" draw:mime-type="image/jpeg"/>
</draw:frame>
由于在当地河流中提高了水位，在LVIV地区SMTSKRIVNITA洪水淹没了约40户家庭。</text:p>
      <text:p text:style-name="P4">
关于<text:a xlink:type="simple" xlink:href="https://t.me/kozytskyy_maksym_official/8650" text:style-name="Internet_20_link" text:visited-style-name="Visited_20_Internet_20_Link">
电报</text:a>
据报道，利维夫地区军事管理局马克斯·科兹基(Maxim Kozytsky)的记者报道。</text:p>
      <text:p text:style-name="P4">
“由于在Skhidnychanka河中提高了水位，在Skhidnytsia Drohobych镇大约有40个课程被淹没了。</text:p>
      <text:p text:style-name="P4">
反过来，[Facebook]的Skhidnytsia和解委员会(https://www.facebook.com/skhidnytsiagov/posts/pfbid0j9chh5J3fD1y5uZL6yKD6kpU6JFGkpQockPNTa8YTUnYsN7GRHNAFNDweCBPrExvl)她报告说，救援人员在社区领土上工作。 总部的创建是为了消除自然灾害的后果。</text:p>
      <text:p text:style-name="P4">
<text:span text:style-name="T4">
另请阅读：</text:span>
 <text:a xlink:type="simple" xlink:href="https://www.ukrinform.ua/rubric-regions/3720959-riven-vodi-v-ingulci-na-hersonsini-pidvisivsa-na-6-metriv.html" text:style-name="Internet_20_link" text:visited-style-name="Visited_20_Internet_20_Link">
<text:span text:style-name="T4">
级别</text:span>
 <text:span text:style-name="T4">
 </text:span>
水**在Kherson地区的Ingulka中增加了6米</text:a>
乡村议会还呼吁街上的居民。 Franco和Kropyvnytskyi征服了燃气起重机。</text:p>
      <text:p text:style-name="P4">
正如乌克林福姆报道的那样，[由于道路淹没地区的垮台，在基辅(https://www.ukrinform.ua/rubric-kyiv/3721083-u-kievi-cerez-zlivu-pidtopleni-kilka-vulic-ta-rajon-stancii-metro-livoberezna.html)在左岸地铁站的某些街道和瑞农。</text:p>
      <text:p text:style-name="P4">
News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尼科波附近的铁路</text:span>
</text:h>
      <text:p text:style-name="P4">
作者: Ukrinform (Person)</text:p>
      <text:p text:style-name="P4">
出版商: Укринформ (Organization)</text:p>
      <text:p text:style-name="P4">
出版时间: 2023-06-10T10:13:00+03:00</text:p>
      <text:p text:style-name="P4">
修改时间: 2023-06-10T22:13:00+03:00</text:p>
      <text:p text:style-name="P4">
描述: 在Dnipropetrovsk的Nikopol附近，在Kakhovskaya水电站爆炸后，坐着一块带有铁路布的地块，导致取消了郊区火车。  - 乌克林。</text:p>
      <text:p text:style-name="P4">
图片: ['<text:a xlink:type="simple" xlink:href="https://static.ukrinform.com/photos/2023_06/thumb_files/630_360_1686423056-310.jpg" text:style-name="Internet_20_link" text:visited-style-name="Visited_20_Internet_20_Link">
630_360_16864...</text:a>
']</text:p>
      <text:p text:style-name="P4">
标签: ['Дніпропетровщина', 'Нікополь', 'Укрзалізниця']</text:p>
      <text:p text:style-name="P4">
类型: Article</text:p>
      <!--METADATA-->
      <text:p text:style-name="P4">
<draw:frame draw:style-name="fr1" draw:name="Image40" text:anchor-type="as-char" svg:width="6.9236in" svg:height="3.956343in" draw:z-index="0">
<draw:image xlink:href="../Images/yкринформ/2023-06-10T10-13-00-03-00/630_360_1686423056-310.jpg" xlink:type="simple" xlink:show="embed" xlink:actuate="onLoad" draw:mime-type="image/jpeg"/>
</draw:frame>
在尼科波尔(Nipropetrovsk)的Nikopol附近，在Kakhovka水力发电站爆炸后，铁布坐了一块地块，导致取消了郊区火车。</text:p>
      <text:p text:style-name="P4">
关于它报告了<text:a xlink:type="simple" xlink:href="https://www.facebook.com/Ukrzaliznytsia/posts/pfbid0RdrSE4WEtimEux7JForwnpU7kyBATDFnh1jcEewAfRdTZzhGyXegT4MnG6KeKtWyl" text:style-name="Internet_20_link" text:visited-style-name="Visited_20_Internet_20_Link">
Facebook</text:a>
，报道乌克林福姆。</text:p>
      <text:p text:style-name="P4">
“大坝的大坝的影响距离赫尔森地区更远：一旦在尼科波尔附近，整个带有铁路帆布的地区就座。由于悲剧的矮人铁路的强度，郊区火车被取消。及时的方式，”消息说。</text:p>
      <text:p text:style-name="P4">
<text:span text:style-name="T4">
另请阅读：</text:span>
 <text:a xlink:type="simple" xlink:href="https://www.ukrinform.ua/rubric-regions/3721135-riven-vodi-u-hersoni-znizivsa-bils-ak-na-metr.html" text:style-name="Internet_20_link" text:visited-style-name="Visited_20_Internet_20_Link">
赫尔森的水位下降了超过一米</text:a>
该公司指出，恢复将持续大约3天。</text:p>
      <text:p text:style-name="P4">
目前，蒂姆科娃阿斯托斯托洛夫(Kryvyi Rih)从克里维(Kryvyi Rih)到尼科波(Nikopol)的郊区火车限于chortomlyk。</text:p>
      <text:p text:style-name="P4">
在Chortomlyk和Nikopol的乘客之间，将免费带公交车。</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hohovskaya水力发电站：理事会批准将联合国重新扎成联合国的决议</text:a>
此外，在Chortomlyk-Kryvyi Rih的区域被任命为临时的静电车，他于19:30离开Chortomlyk，于21:00到达Kryvyi Raga-。 “这意味着火车№76/75 Krivoy Rog的出发 - 基辅 - 尼克波尔人移植了50分钟。我们很快回应，我们带来了所有人，”  - 在UZ中说。</text:p>
      <text:p text:style-name="P4">
正如乌克林福姆报道的<text:a xlink:type="simple" xlink:href="https://www.ukrinform.ua/rubric-other_news/3720776-pidriv-rosianami-kahovskoi-ges-usi-novini.html" text:style-name="Internet_20_link" text:visited-style-name="Visited_20_Internet_20_Link">
在6月6日的晚上，地下水力发电站的俄罗斯入侵者</text:a>
。 该电台无法恢复。</text:p>
      <text:p text:style-name="P4">
根据乌克里迪诺(Ukrhydroenergo)的说法，rynikinikopol的Kakhovsky水库的水平为1.55 m，正常为16.8 m。</text:p>
      <text:p text:style-name="P4">
照片：超声波</text:p>
      <text:p text:style-name="P4">
News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在敖德萨，由于爆炸浪的无人机夜间攻击，290套公寓受伤</text:span>
</text:h>
      <text:p text:style-name="P4">
作者: Ukrinform (Person)</text:p>
      <text:p text:style-name="P4">
出版商: Укринформ (Organization)</text:p>
      <text:p text:style-name="P4">
出版时间: 2023-06-10T11:26:00+03:00</text:p>
      <text:p text:style-name="P4">
修改时间: 2023-06-10T22:26:00+03:00</text:p>
      <text:p text:style-name="P4">
描述: 在敖德萨，6月10日晚上，无人机的袭击中，有290所房屋中的290套公寓受伤。  - 乌克林。</text:p>
      <text:p text:style-name="P4">
图片: ['<text:a xlink:type="simple" xlink:href="https://static.ukrinform.com/photos/2023_06/thumb_files/630_360_1686378600-1576.jpeg" text:style-name="Internet_20_link" text:visited-style-name="Visited_20_Internet_20_Link">
630_360_16863...</text:a>
']</text:p>
      <text:p text:style-name="P4">
标签: ['БПЛА', 'Обстріл', 'Одеса', 'Війна з Росією']</text:p>
      <text:p text:style-name="P4">
类型: Article</text:p>
      <!--METADATA-->
      <text:p text:style-name="P4">
<draw:frame draw:style-name="fr1" draw:name="Image41" text:anchor-type="as-char" svg:width="6.9236in" svg:height="3.956343in" draw:z-index="0">
<draw:image xlink:href="../Images/yкринформ/2023-06-10T11-26-00-03-00/630_360_1686378600-1576.jpeg" xlink:type="simple" xlink:show="embed" xlink:actuate="onLoad" draw:mime-type="image/jpeg"/>
</draw:frame>
在敖德萨，6月10日晚上，无人机在11座房屋中受到290公里的影响。</text:p>
      <text:p text:style-name="P4">
关于它在[电报]中报告(https://t.me/odesacityofficial/18093)欧洲裔市议会，乌克林福姆报道。</text:p>
      <text:p text:style-name="P4">
“在6月10日晚上的无人机袭击中，在敖德萨，从爆炸浪潮中陈述了11栋房屋的290套公寓。今天，白天消除了公共服务：他们删除了紧急立式元素，窗框，窗框，窗框，清洁玻璃，紧急树。-在市议会的信息中可以使用。</text:p>
      <text:p text:style-name="P4">
<text:span text:style-name="T4">
另请阅读：</text:span>
 <text:span text:style-name="T4">
 <text:a xlink:type="simple" xlink:href="https://www.ukrinform.ua/rubric-ato/3720846-nad-odesou-vnoci-zbili-visim-vorozih-droniv-i-dvi-raketi-bratcuk.html" text:style-name="Internet_20_link" text:visited-style-name="Visited_20_Internet_20_Link">
晚上敖德萨上方敲了八个敌人和院子-Bratchuk</text:a>
</text:span>
</text:p>
      <text:p text:style-name="P4">
15件设备和100多名员工参与其中。 Silicp“ Miskvitlo”恢复了街道照明，许多支撑需要物质。 KP“ Miskzeletrest”去除了15棵应急树。 市政服务的工作人员在外墙工作，拆除了被摧毁的窗户，框架，阳台的格子。</text:p>
      <text:p text:style-name="P4">
出口了230吨被破坏的元素。</text:p>
      <text:p text:style-name="P4">
<text:span text:style-name="T4">
另请阅读：</text:span>
 <text:span text:style-name="T4">
 <text:a xlink:type="simple" xlink:href="https://www.ukrinform.ua/rubric-ato/3720815-nicna-ataka-sahediv-na-odesu-troe-zagiblih-desat-poranenih.html" text:style-name="Internet_20_link" text:visited-style-name="Visited_20_Internet_20_Link">
SHAHANEDA夜间对敖德萨的攻击：三人死，十连胜</text:a>
</text:span>
</text:p>
      <text:p text:style-name="P4">
除了平民的住宅建筑和公寓外，今晚还有2所学校和3所幼儿园。 这是由教育部主任Elena Buynevich报道的。</text:p>
      <text:p text:style-name="P4">
2023年6月11日在敖德萨宣布了哀悼日。</text:p>
      <text:p text:style-name="P4">
<text:span text:style-name="T4">
另请阅读：</text:span>
 <text:span text:style-name="T4">
 <text:a xlink:type="simple" xlink:href="https://www.ukrinform.ua/rubric-regions/3721031-nicna-ataka-na-odesinu-sered-poterpilih-cetvero-ditej.html" text:style-name="Internet_20_link" text:visited-style-name="Visited_20_Internet_20_Link">
夜间攻击Odesa地区：在受害者中 - 四天</text:a>
</text:span>
</text:p>
      <text:p text:style-name="P4">
正如乌克林福姆报道的，由于<text:span text:style-name="T4">
 <text:a xlink:type="simple" xlink:href="https://www.ukrinform.ua/tag-obstril" text:style-name="Internet_20_link" text:visited-style-name="Visited_20_Internet_20_Link">
炮击</text:a>
</text:span>
 Shahaned无人机和火箭被杀死，29人受伤，其中包括两个孩子和一名孕妇。</text:p>
      <text:p text:style-name="P4">
News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在Dnipropetrovsk中，在城市和村庄的受害者中组织了一次供水</text:span>
</text:h>
      <text:p text:style-name="P4">
作者: Ukrinform (Person)</text:p>
      <text:p text:style-name="P4">
出版商: Укринформ (Organization)</text:p>
      <text:p text:style-name="P4">
出版时间: 2023-06-10T11:40:00+03:00</text:p>
      <text:p text:style-name="P4">
修改时间: 2023-06-10T11:40:00+03:00</text:p>
      <text:p text:style-name="P4">
描述: 在Dnipropetrovsk中，组织了水向城市和村庄的运输，通过卡科夫卡水库没有它。  - 乌克林。</text:p>
      <text:p text:style-name="P4">
图片: ['<text:a xlink:type="simple" xlink:href="https://static.ukrinform.com/photos/2023_06/thumb_files/630_360_1686386158-437.jpeg" text:style-name="Internet_20_link" text:visited-style-name="Visited_20_Internet_20_Link">
630_360_16863...</text:a>
']</text:p>
      <text:p text:style-name="P4">
标签: ['Дніпропетровщина', 'Вода', 'Каховське водосховище']</text:p>
      <text:p text:style-name="P4">
类型: Article</text:p>
      <!--METADATA-->
      <text:p text:style-name="P4">
<draw:frame draw:style-name="fr1" draw:name="Image42" text:anchor-type="as-char" svg:width="6.9236in" svg:height="3.956343in" draw:z-index="0">
<draw:image xlink:href="../Images/yкринформ/2023-06-10T11-40-00-03-00/630_360_1686386158-437.jpeg" xlink:type="simple" xlink:show="embed" xlink:actuate="onLoad" draw:mime-type="image/jpeg"/>
</draw:frame>
Nadnnepropetrovsk地区组织了一条水向城市和村庄的运输，而这是Kakhovka水库的台阶。</text:p>
      <text:p text:style-name="P4">
关于<text:a xlink:type="simple" xlink:href="https://t.me/dnipropetrovskaODA/5199" text:style-name="Internet_20_link" text:visited-style-name="Visited_20_Internet_20_Link">
电报</text:a>
乌克林福姆报道说，Dnipropetrovsk Ova S​​ergey Lisak的负责人报道。</text:p>
      <text:p text:style-name="P4">
坦克带着[水]到达受影响的地区(https://www.ukrinform.ua/tag-voda) - 饮酒和技术。 定义了人们招募它的点。 例如，在Marganets社区中，有10个，背面-7。它们将变得更加。”  - 帖子写道。</text:p>
      <text:p text:style-name="P4">
值得注意的是，除了Nikopol和Pentoravnev社区以外，如果没有水仍然是整个地区，那里的水是按计划提供的。</text:p>
      <text:p text:style-name="P4">
国际合作伙伴在其中传输水瓶和容器，补救措施，卫生工具包。 购买泵的计划。</text:p>
      <text:p text:style-name="P4">
*!(https://www.ukrinform.ua/rubric-regions/3720688-u-dvoh-rajonah-dnipropetrovsini-problemi-z-vodopostacannam-cerez-pidriv-kahovskoi-ges.html)OVA说，一个人的一天至少需要2升饮用水和4种技术水。</text:p>
      <text:p text:style-name="P4">
Lisak补充说：“提供几乎整个领域是一项巨大的工作。但是我们想到物流，我们进行谈判，吸引任何可以提供帮助的人。让所有人。”</text:p>
      <text:p text:style-name="P4">
关于Kryvyi Rih区。 Vodokanal以完整的时间模式工作 - 具有储备金。</text:p>
      <text:p text:style-name="P4">
据报道，入侵者<text:a xlink:type="simple" xlink:href="https://www.ukrinform.ua/rubric-other_news/3718791-pidriv-rosianami-kahovskoi-ges-vsi-novini.html" text:style-name="Internet_20_link" text:visited-style-name="Visited_20_Internet_20_Link">
6月6日晚上炸毁了卡​​霍夫斯克水力发电站</text:a>
。</text:p>
      <text:p text:style-name="P4">
照片：电报/Sergey Lisak</text:p>
      <text:p text:style-name="P4">
News Source: <text:a xlink:type="simple" xlink:href="https://www.ukrinform.ua/rubric-regions/3720930-na-dnipropetrovsini-organizuvali-pidviz-vodi-v-postrazdali-mista-j-sela.html" text:style-name="Internet_20_link" text:visited-style-name="Visited_20_Internet_20_Link">
https://www.ukrinform.ua/rubric-regions/3720930-na-dnipropetrovsini-organizuvali-pidviz-vodi-v-postrazdali-mista-j-sela.html</text:a>
</text:p>
      <!--NEWS-->
      <text:h text:style-name="P10" text:outline-level="1">
<text:span text:style-name="T4">
柔道联合会的慈善杯在Kropyvnytskyi举行</text:span>
</text:h>
      <text:p text:style-name="P4">
作者: Ukrinform (Person)</text:p>
      <text:p text:style-name="P4">
出版商: Укринформ (Organization)</text:p>
      <text:p text:style-name="P4">
出版时间: 2023-06-10T11:40:04+03:00</text:p>
      <text:p text:style-name="P4">
修改时间: 2023-06-10T11:40:04+03:00</text:p>
      <text:p text:style-name="P4">
描述: 在Kropyvnytskyi中，柔道联合会慈善杯赛进行了比赛。  - 乌克林。</text:p>
      <text:p text:style-name="P4">
图片: ['<text:a xlink:type="simple" xlink:href="https://static.ukrinform.com/photos/2023_06/thumb_files/630_360_1686385596-372.jpg" text:style-name="Internet_20_link" text:visited-style-name="Visited_20_Internet_20_Link">
630_360_16863...</text:a>
']</text:p>
      <text:p text:style-name="P4">
标签: ['Діти', 'Кропивницький', 'Спорт', 'Дзюдо']</text:p>
      <text:p text:style-name="P4">
类型: Article</text:p>
      <!--METADATA-->
      <text:p text:style-name="P4">
<draw:frame draw:style-name="fr1" draw:name="Image47" text:anchor-type="as-char" svg:width="6.9236in" svg:height="3.956343in" draw:z-index="0">
<draw:image xlink:href="../Images/yкринформ/2023-06-10T11-40-04-03-00/630_360_1686385596-372.jpg" xlink:type="simple" xlink:show="embed" xlink:actuate="onLoad" draw:mime-type="image/jpeg"/>
</draw:frame>
柔道联合会杯的慈善杯比赛举行了比赛。</text:p>
      <text:p text:style-name="P4">
在比赛中<text:a xlink:type="simple" xlink:href="http://https://noc-ukr.org/news/23623/" text:style-name="Internet_20_link" text:visited-style-name="Visited_20_Internet_20_Link">
参加</text:a>
乌克林福姆报道，来自基洛维格拉德，切尔加斯加地区的100多名年轻犹太人，波尔塔瓦地区。</text:p>
      <text:p text:style-name="P4">
介绍了儿童和青少年体育学校和体育俱乐部，克雷氏菌，Svetlovodsk，Korsun-Shevchenkivsky，Pominchyna，Smolin，Little Vyski，Alexandria，Kompaniyivka。</text:p>
      <text:p text:style-name="P4">
运动员，他们的父母和客人还支持Svyatoslav勇敢团的倡议，并从乌克兰武装部队的Thermal Insporor中加入了无人机Mavic 3的筹款活动。</text:p>
      <text:p text:style-name="P4">
<text:span text:style-name="T4">
另请阅读：</text:span>
 <text:a xlink:type="simple" xlink:href="https://www.ukrinform.ua/rubric-sports/3718536-ukrainski-dzudoisti-vigrali-cotiri-nagorodi-na-etapi-kubka-evropi-v-prazi.html" text:style-name="Internet_20_link" text:visited-style-name="Visited_20_Internet_20_Link">
乌克兰人<text:span text:style-name="T4">
柔道</text:span>
在布拉格吃欧洲杯的四个奖项</text:a>
比赛的组织者非常感谢第三个独立的军团目的的乐团，即勇敢的音乐支持。</text:p>
      <text:p text:style-name="P4">
照片：noc-ukr.org。</text:p>
      <text:p text:style-name="P4">
News Source: <text:a xlink:type="simple" xlink:href="https://www.ukrinform.ua/rubric-sports/3720929-u-kropivnickomu-projsov-blagodijnij-kubok-federacii-dzudo.html" text:style-name="Internet_20_link" text:visited-style-name="Visited_20_Internet_20_Link">
https://www.ukrinform.ua/rubric-sports/3720929-u-kropivnickomu-projsov-blagodijnij-kubok-federacii-dzudo.html</text:a>
</text:p>
      <!--NEWS-->
      <text:h text:style-name="P10" text:outline-level="1">
<text:span text:style-name="T4">
克里米亚合作者揭示了细节</text:span>
</text:h>
      <text:p text:style-name="P4">
作者: Ukrinform (Person)</text:p>
      <text:p text:style-name="P4">
出版商: Укринформ (Organization)</text:p>
      <text:p text:style-name="P4">
出版时间: 2023-06-10T11:44:17+03:00</text:p>
      <text:p text:style-name="P4">
修改时间: 2023-06-10T11:44:17+03:00</text:p>
      <text:p text:style-name="P4">
描述: Crimean Korolator博客作者Oleksandr Talipov揭示了Kakhovsky Hydreelectric Power Power厂的占用者的准备细节。  - 乌克林。</text:p>
      <text:p text:style-name="P4">
图片: ['<text:a xlink:type="simple" xlink:href="https://static.ukrinform.com/photos/2023_06/thumb_files/630_360_1686071199-792.jpeg" text:style-name="Internet_20_link" text:visited-style-name="Visited_20_Internet_20_Link">
630_360_16860...</text:a>
']</text:p>
      <text:p text:style-name="P4">
标签: ['Блогер', 'Крим', 'Перехоплення', 'Розвідка', 'Колаборант', 'Каховська ГЕС']</text:p>
      <text:p text:style-name="P4">
类型: Article</text:p>
      <!--METADATA-->
      <text:p text:style-name="P4">
<draw:frame draw:style-name="fr1" draw:name="Image48" text:anchor-type="as-char" svg:width="6.9236in" svg:height="3.956343in" draw:z-index="0">
<draw:image xlink:href="../Images/yкринформ/2023-06-10T11-44-17-03-00/630_360_1686071199-792.jpeg" xlink:type="simple" xlink:show="embed" xlink:actuate="onLoad" draw:mime-type="image/jpeg"/>
</draw:frame>
克里米亚博客作者 - 科洛洛尔·塔利波夫(Oleksandr Talipov)揭示了卡科霍夫斯基水力发电宣传的占领的细节。</text:p>
      <text:p text:style-name="P4">
这是由乌克兰国防部情报局主要局长在[Telegram]中报道的(https://t.me/DIUkraine/2401)，报道乌克林福姆</text:p>
      <text:p text:style-name="P4">
“ Crimean Korolator博客作者Alexander Talipov在他的电报通道上的一条消息中透露了与占领者的培训细节(https://www.ukrinform.ua/rubric-other_news/3720776-pidriv-rosianami-kahovskoi-ges-usi-novini.html)”， - 消息说。</text:p>
      <text:p text:style-name="P4">
值得注意的是，塔利波夫(Talipov)是克里米亚周日资源的创始人和作者，由克里米亚的乌克兰居民追求。</text:p>
      <text:p text:style-name="P4">
据报道，在他的社交网络中，塔利波夫(Talipov)对苏里西亚“军事博客作者”的职位感到愤慨，后者报告说，入侵者的人员在群岛中被“投掷”。</text:p>
      <text:p text:style-name="P4">
<text:span text:style-name="T5">
vido：[乌克兰国防部情报局主要局]](https://t.me/DIUkraine/2401)</text:span>
</text:p>
      <text:p text:style-name="P4">
反过来，塔利波夫(Talipov)解释说，这种信息不是真的，因为据他说，他联系了俄罗斯联邦的军队，他们保证，到第三天晚上，岛屿只有岛屿。</text:p>
      <text:p text:style-name="P4">
古尔强调说：“这是一个直接的证据表明，俄罗斯军方对未来的恐怖袭击逐渐宣布撤离。”</text:p>
      <text:p text:style-name="P4">
在总统局中，情报强调，这种证据的数量正在增加，所有这些证据都将是法庭未来的其他证据。</text:p>
      <text:p text:style-name="P4">
<text:span text:style-name="T4">
另请阅读：</text:span>
 <text:a xlink:type="simple" xlink:href="https://www.ukrinform.ua/rubric-society/3719979-buduvali-tak-sob-vitrimala-adernij-udar-fahivec-viklucae-samorujnaciu-kahovskoi-ges.html" text:style-name="Internet_20_link" text:visited-style-name="Visited_20_Internet_20_Link">
构建以使其站在核中风：<text:span text:style-name="T4">
专家</text:span>
不包括Kakhovskaya水力发电站的自我毁灭</text:a>
正如乌克林福姆报道的那样，6月6日晚上，俄罗斯军队破坏了Greblyukakhov水力发电厂。 在破坏卡科夫卡水力发电站的占用者的事实，执法机构正在调查“ Ecocid”文章。</text:p>
      <text:p text:style-name="P4">
ukrhydroenergo说<text:a xlink:type="simple" xlink:href="https://www.ukrinform.ua/rubric-ato/3718814-kahovska-ges-povnistu-zrujnovana-vidnovlennu-ne-pidlagae-ukrgidroenergo.html" text:style-name="Internet_20_link" text:visited-style-name="Visited_20_Internet_20_Link">
Kakhovskaya水力发电站被完全销毁</text:a>
恢复不是。</text:p>
      <text:p text:style-name="P4">
News Source: <text:a xlink:type="simple" xlink:href="https://www.ukrinform.ua/rubric-crimea/3720931-krimskij-kolaborant-rozkriv-podrobici-pidgotovki-rosianami-pidrivu-kahovskoi-ges-rozvidka.html" text:style-name="Internet_20_link" text:visited-style-name="Visited_20_Internet_20_Link">
https://www.ukrinform.ua/rubric-crimea/3720931-krimskij-kolaborant-rozkriv-podrobici-pidgotovki-rosianami-pidrivu-kahovskoi-ges-rozvidka.html</text:a>
</text:p>
      <!--NEWS-->
      <text:h text:style-name="P10" text:outline-level="1">
<text:span text:style-name="T4">
俄罗斯在黑色和亚佐夫海中占据十艘船 - 没有火箭车</text:span>
</text:h>
      <text:p text:style-name="P4">
作者: Ukrinform (Person)</text:p>
      <text:p text:style-name="P4">
出版商: Укринформ (Organization)</text:p>
      <text:p text:style-name="P4">
出版时间: 2023-06-10T11:50:49+03:00</text:p>
      <text:p text:style-name="P4">
修改时间: 2023-06-10T11:50:49+03:00</text:p>
      <text:p text:style-name="P4">
描述: 截至6月10日（星期六）11:00，俄罗斯船只在黑色和亚佐夫海中没有 - 没有碳翼的导弹。  - 乌克林。</text:p>
      <text:p text:style-name="P4">
图片: ['<text:a xlink:type="simple" xlink:href="https://static.ukrinform.com/photos/2022_05/thumb_files/630_360_1652062755-937.jpg" text:style-name="Internet_20_link" text:visited-style-name="Visited_20_Internet_20_Link">
630_360_16520...</text:a>
']</text:p>
      <text:p text:style-name="P4">
标签: ['Ракета', ' Чорне море', 'Корабель', 'Війна з Росією']</text:p>
      <text:p text:style-name="P4">
类型: Article</text:p>
      <!--METADATA-->
      <text:p text:style-name="P4">
<draw:frame draw:style-name="fr1" draw:name="Image49" text:anchor-type="as-char" svg:width="6.9236in" svg:height="3.956343in" draw:z-index="0">
<draw:image xlink:href="../Images/yкринформ/2023-06-10T11-50-49-03-00/630_360_1652062755-937.jpg" xlink:type="simple" xlink:show="embed" xlink:actuate="onLoad" draw:mime-type="image/jpeg"/>
</draw:frame>
截至6月10日星期六晚上11:00，俄罗斯船只在黑色和亚佐夫海中没有翅膀的机芯。</text:p>
      <text:p text:style-name="P4">
正如乌克林福姆报道的那样，关于<text:a xlink:type="simple" xlink:href="https://t.me/ukrainian_navy/3295" text:style-name="Internet_20_link" text:visited-style-name="Visited_20_Internet_20_Link">
</text:a>
<text:a xlink:type="simple" xlink:href="https://t.me/ukrainian_navy/3295" text:style-name="Internet_20_link" text:visited-style-name="Visited_20_Internet_20_Link">
电报</text:a>
海军报告了乌克兰的武装力量。</text:p>
      <text:p text:style-name="P4">
“截至11:00 pm 10.06.2023：在<text:a xlink:type="simple" xlink:href="https://www.ukrinform.ua/tag-corne-more" text:style-name="Internet_20_link" text:visited-style-name="Visited_20_Internet_20_Link">
黑海</text:a>
有9艘敌船负有战斗义务； 瓦索夫斯基海-1艘敌方船； 地中海中最多有7艘敌船。”信息写道。</text:p>
      <text:p text:style-name="P4">
<text:span text:style-name="T4">
另请阅读：</text:span>
 <text:a xlink:type="simple" xlink:href="https://www.ukrinform.ua/rubric-ato/3720850-zsu-znisili-vze-214-660-rosijskih-zagarbnikiv.html" text:style-name="Internet_20_link" text:visited-style-name="Visited_20_Internet_20_Link">
武装部队<text:span text:style-name="T4">
销毁</text:span>
或或已经214 660俄罗斯入侵者</text:a>
正如乌克林福姆报道的<text:a xlink:type="simple" xlink:href="https://www.ukrinform.ua/rubric-ato/3720872-ppo-vnoci-znisila-dvi-krilati-raketi-i-20-dronivkamikadze.html" text:style-name="Internet_20_link" text:visited-style-name="Visited_20_Internet_20_Link">
夜间防空</text:a>
 <text:a xlink:type="simple" xlink:href="https://www.ukrinform.ua/rubric-ato/3720872-ppo-vnoci-znisila-dvi-krilati-raketi-i-20-dronivkamikadze.html" text:style-name="Internet_20_link" text:visited-style-name="Visited_20_Internet_20_Link">
 </text:a>
6月10日摧毁了两枚敌方翼导弹和20枚Shock Grones Shahd-136/131。</text:p>
      <text:p text:style-name="P4">
News Source: <text:a xlink:type="simple" xlink:href="https://www.ukrinform.ua/rubric-ato/3720932-rosia-trimae-u-cornomu-ta-azovskomu-morah-desat-korabliv-raketonosiiv-nemae.html" text:style-name="Internet_20_link" text:visited-style-name="Visited_20_Internet_20_Link">
https://www.ukrinform.ua/rubric-ato/3720932-rosia-trimae-u-cornomu-ta-azovskomu-morah-desat-korabliv-raketonosiiv-nemae.html</text:a>
</text:p>
      <!--NEWS-->
      <text:h text:style-name="P10" text:outline-level="1">
<text:span text:style-name="T4">
普京承认，乌克兰的反攻态开始，武装部队有潜力 -  ISW</text:span>
</text:h>
      <text:p text:style-name="P4">
作者: Ukrinform (Person)</text:p>
      <text:p text:style-name="P4">
出版商: Укринформ (Organization)</text:p>
      <text:p text:style-name="P4">
出版时间: 2023-06-10T12:05:00+03:00</text:p>
      <text:p text:style-name="P4">
修改时间: 2023-06-10T12:05:00+03:00</text:p>
      <text:p text:style-name="P4">
描述: 俄罗斯总统弗拉基米尔·普京（Vladimir Putin）承认，乌克兰的反攻态开始，并指出武装部队具有进攻潜力。  - 乌克林。</text:p>
      <text:p text:style-name="P4">
图片: ['<text:a xlink:type="simple" xlink:href="https://static.ukrinform.com/photos/2023_06/thumb_files/630_360_1686022540-181.jpg" text:style-name="Internet_20_link" text:visited-style-name="Visited_20_Internet_20_Link">
630_360_16860...</text:a>
']</text:p>
      <text:p text:style-name="P4">
标签: ['Путін', 'ЗСУ', 'Війна з Росією', 'Контрнаступ']</text:p>
      <text:p text:style-name="P4">
类型: Article</text:p>
      <!--METADATA-->
      <text:p text:style-name="P4">
<draw:frame draw:style-name="fr1" draw:name="Image50" text:anchor-type="as-char" svg:width="6.9236in" svg:height="3.956343in" draw:z-index="0">
<draw:image xlink:href="../Images/yкринформ/2023-06-10T12-05-00-03-00/630_360_1686022540-181.jpg" xlink:type="simple" xlink:show="embed" xlink:actuate="onLoad" draw:mime-type="image/jpeg"/>
</draw:frame>
总统弗拉基米尔·普京(Vladimir Putin)承认，乌克兰的反官方攻势已经开始，武装部队具有进攻潜力。</text:p>
      <text:p text:style-name="P4">
关于<text:a xlink:type="simple" xlink:href="https://www.understandingwar.org/backgrounder/russian-offensive-campaign-assessment-june-9-2023" text:style-name="Internet_20_link" text:visited-style-name="Visited_20_Internet_20_Link">
报告</text:a>
报告战争研究所(ISW)，报道乌克林福姆。</text:p>
      <text:p text:style-name="P4">
俄罗斯总统弗拉基米尔·普京(Vladimir Putin)于6月9日承认，乌克兰的反对意见最近是最近的，并指出，乌克兰部队仍然具有进攻潜力，从以前的企图中撤退<text:a xlink:type="simple" xlink:href="https://www.ukrinform.ua/tag-kreml" text:style-name="Internet_20_link" text:visited-style-name="Visited_20_Internet_20_Link">
克里姆林语</text:a>
专家说，要减少乌克兰的反击。</text:p>
      <text:p text:style-name="P4">
*!(https://www.ukrinform.ua/rubric-ato/3720705-pidriv-kahovskoi-ges-na-kontrnastup-zsu-ne-vpline.html)“对乌克兰反对意见的普京的讨论与其杰出的杰出方法的重要偏见，可以讨论敌对行动的现实，可以说，克里姆林宫正在从2022年成功的乌克兰反诉讼中的成功方法中学习。 ，“研究所的分析师相信。</text:p>
      <text:p text:style-name="P4">
正如据报道，在先前的一份报告中，ISW专家指出<text:a xlink:type="simple" xlink:href="https://www.ukrinform.ua/rubric-ato/3703472-rosia-zminila-ritoriku-sodo-raketnih-obstriliv-ukraini-isw.html" text:style-name="Internet_20_link" text:visited-style-name="Visited_20_Internet_20_Link">
俄罗斯联邦国防部改变了修辞</text:a>
并积极描述火箭在乌克兰反官方面前发射。</text:p>
      <text:p text:style-name="P4">
照片：武装部队总参谋部</text:p>
      <text:p text:style-name="P4">
News Source: <text:a xlink:type="simple" xlink:href="https://www.ukrinform.ua/rubric-ato/3720939-putin-viznav-so-ukrainskij-kontrnastup-rozpocavsa-i-zsu-maut-potencial-isw.html" text:style-name="Internet_20_link" text:visited-style-name="Visited_20_Internet_20_Link">
https://www.ukrinform.ua/rubric-ato/3720939-putin-viznav-so-ukrainskij-kontrnastup-rozpocavsa-i-zsu-maut-potencial-isw.html</text:a>
</text:p>
      <!--NEWS-->
      <text:h text:style-name="P10" text:outline-level="1">
<text:span text:style-name="T4">
有关敌对行动进程的信息是行动计划的一个要素 - 画家</text:span>
</text:h>
      <text:p text:style-name="P4">
作者: Ukrinform (Person)</text:p>
      <text:p text:style-name="P4">
出版商: Укринформ (Organization)</text:p>
      <text:p text:style-name="P4">
出版时间: 2023-06-10T12:17:18+03:00</text:p>
      <text:p text:style-name="P4">
修改时间: 2023-06-10T12:17:18+03:00</text:p>
      <text:p text:style-name="P4">
描述: 有关敌对行动过程的信息是行动计划的一个要素，并执行军事任务。  - 乌克林。</text:p>
      <text:p text:style-name="P4">
图片: ['<text:a xlink:type="simple" xlink:href="https://static.ukrinform.com/photos/2022_08/thumb_files/630_360_1660222321-926.jpg" text:style-name="Internet_20_link" text:visited-style-name="Visited_20_Internet_20_Link">
630_360_16602...</text:a>
']</text:p>
      <text:p text:style-name="P4">
标签: ['Міноборони', 'Війна з Росією', 'Ганна Маляр']</text:p>
      <text:p text:style-name="P4">
类型: Article</text:p>
      <!--METADATA-->
      <text:p text:style-name="P4">
<draw:frame draw:style-name="fr1" draw:name="Image51" text:anchor-type="as-char" svg:width="6.9236in" svg:height="3.956343in" draw:z-index="0">
<draw:image xlink:href="../Images/yкринформ/2023-06-10T12-17-18-03-00/630_360_1660222321-926.jpg" xlink:type="simple" xlink:show="embed" xlink:actuate="onLoad" draw:mime-type="image/jpeg"/>
</draw:frame>
战斗的信息是行动计划的一个要素，并执行战士。</text:p>
      <text:p text:style-name="P4">
根据乌克林福姆的说法，乌克兰国防副部长安娜·马拉纳(Anna Malarna)在<text:a xlink:type="simple" xlink:href="https://t.me/annamaliar/828" text:style-name="Internet_20_link" text:visited-style-name="Visited_20_Internet_20_Link">
电报</text:a>
她与塔夫里亚(Tavriya)和霍蒂西亚(Khortytsia Presoffers)的照片一起展示了这张照片 - 行动 - 战略群体，这些团体现在正在以教育的最热门和乌克兰南部的最热指示进行战斗。</text:p>
      <text:p text:style-name="P4">
正如画家强调的那样，从这些军官那里，“您会发现在Zaporozhye指示的Bakhmut地区。”</text:p>
      <text:p text:style-name="P4">
<text:span text:style-name="T4">
另请阅读：</text:span>
 <text:a xlink:type="simple" xlink:href="https://www.ukrinform.ua/rubric-ato/3720507-sili-oboroni-vedut-aktivni-bojovi-dii-na-kilkoh-dilankah-bahmutskogo-napramku-minoboroni.html" text:style-name="Internet_20_link" text:visited-style-name="Visited_20_Internet_20_Link">
国防军正在积极在几个Bakhmut方向区域战斗 -  <text:span text:style-name="T4">
画家</text:span>
</text:a>
根据她的说法，“有关敌对行动过程的信息是行动计划的一个要素，并执行军事任务。我们在某些敌对行动期间与Glavcom Tafahivtsi进行了磋商后，我们与Glavcom Tafahivtsi进行了磋商，然后在24// in 7模式并纠正武装部队武装部队的新闻服务，具体取决于前部的需求。”</text:p>
      <text:p text:style-name="P4">
副部长强调说：“那是现在，我们在Khortytsia Itavria的现场工作。</text:p>
      <text:p text:style-name="P4">
她说，战争期间提交什么以及如何提交的主要客户是乌克兰的武装部队，这构成了他们的需求 - “在信息文书的帮助下，他们要解决的任务很重要，而国防部则结合了部。国防与武装部队的武装部队一起。”</text:p>
      <text:p text:style-name="P4">
<text:span text:style-name="T4">
另请阅读：</text:span>
 <text:a xlink:type="simple" xlink:href="https://www.ukrinform.ua/rubric-ato/3720458-jdut-zapekli-informacijni-boi-malar-poasnila-ak-i-comu-vorog-atakue-ukrainciv-vkidami-i-fejkami.html" text:style-name="Internet_20_link" text:visited-style-name="Visited_20_Internet_20_Link">
有激烈的信息战斗：<text:span text:style-name="T4">
画家</text:span>
解释了敌人如何用推动和假货来攻击乌克兰人</text:a>
画家强调说：“我们的任务是在陆军面临的计划和任务中打击信息。”</text:p>
      <text:p text:style-name="P4">
因此，她在战争期间指出，消耗信息：“值得知道：</text:p>
      <text:p text:style-name="P4">
我们所有的一切都协调并受到控制；正如画家保证的那样，“我们不会掩盖您的胜利和解放领土的事实”</text:p>
      <text:p text:style-name="P4">
她指出：“我们有一个强大的专业团队。国防部和武装部队 -  Severers迅速通知您电视上的直接包容性，引发着火。国防和武装部队。”</text:p>
      <text:p text:style-name="P4">
据乌克林福姆报道，画家指出，目前的战争正在地区和信息维度上进行，信息维度的战斗并不小。</text:p>
      <text:p text:style-name="P4">
News Source: <text:a xlink:type="simple" xlink:href="https://www.ukrinform.ua/rubric-ato/3720942-informacia-pro-hid-bojovih-dij-e-elementom-planu-operacii-malar.html" text:style-name="Internet_20_link" text:visited-style-name="Visited_20_Internet_20_Link">
https://www.ukrinform.ua/rubric-ato/3720942-informacia-pro-hid-bojovih-dij-e-elementom-planu-operacii-malar.html</text:a>
</text:p>
      <!--NEWS-->
      <text:h text:style-name="P10" text:outline-level="1">
<text:span text:style-name="T4">
在被洪水的奥尔什基夫社区中，军方从事抢劫 - 市长</text:span>
</text:h>
      <text:p text:style-name="P4">
作者: Ukrinform (Person)</text:p>
      <text:p text:style-name="P4">
出版商: Укринформ (Organization)</text:p>
      <text:p text:style-name="P4">
出版时间: 2023-06-10T12:22:00+03:00</text:p>
      <text:p text:style-name="P4">
修改时间: 2023-06-10T12:22:00+03:00</text:p>
      <text:p text:style-name="P4">
描述: 在Oleshkiv社区中，军方尤其是在抢劫，侵略者夺走了运输工具，为了抢劫而在当地的家中制造了洪水淹没的橄榄的俄罗斯人。  - 乌克林。</text:p>
      <text:p text:style-name="P4">
图片: ['<text:a xlink:type="simple" xlink:href="https://static.ukrinform.com/photos/2022_09/thumb_files/630_360_1662135180-334.jpg" text:style-name="Internet_20_link" text:visited-style-name="Visited_20_Internet_20_Link">
630_360_16621...</text:a>
']</text:p>
      <text:p text:style-name="P4">
标签: ['Херсонщина', 'Російські військові', 'Мародери', 'Війна з Росією']</text:p>
      <text:p text:style-name="P4">
类型: Article</text:p>
      <!--METADATA-->
      <text:p text:style-name="P4">
<draw:frame draw:style-name="fr1" draw:name="Image53" text:anchor-type="as-char" svg:width="6.9236in" svg:height="3.956343in" draw:z-index="0">
<draw:image xlink:href="../Images/yкринформ/2023-06-10T12-22-00-03-00/630_360_1662135180-334.jpg" xlink:type="simple" xlink:show="embed" xlink:actuate="onLoad" draw:mime-type="image/jpeg"/>
</draw:frame>
Voleshkovsky社区从事抢劫，尤其是侵略者复活的运输，而俄罗斯人的俄罗斯人则被当地人抢劫抢劫。</text:p>
      <text:p text:style-name="P4">
Oleshkiv市董事长Yevgeny Rishchuk在与乌克林福音通讯员的对话中报道了这一点。</text:p>
      <text:p text:style-name="P4">
他意识到，俄罗斯军方从[志愿者]中选择了这艘船(https://www.ukrinform.ua/tag-volonteri)并在上面抢劫 - 他们出口了当地居民住宅建筑的处境不利的上层。</text:p>
      <text:p text:style-name="P4">
另外，据他说，许多俄罗斯士兵在晚上在Podstepne村停了下来 - 他们开始从车辆中选择人。</text:p>
      <text:p text:style-name="P4">
里斯丘克说：“至于情况 - 水消失了。”</text:p>
      <text:p text:style-name="P4">
他还报告说，从人们仍在前夕的井中，已经去了肮脏的水，现在有必要在干燥的领土上寻找更深层次的参考。 社交网络报告人的案例。</text:p>
      <text:p text:style-name="P4">
<text:span text:style-name="T4">
另请阅读：</text:span>
 <text:a xlink:type="simple" xlink:href="https://www.ukrinform.ua/rubric-regions/3720476-u-zatoplenih-oleskah-vidsutnij-zvazok-dola-soten-ludej-nevidoma.html" text:style-name="Internet_20_link" text:visited-style-name="Visited_20_Internet_20_Link">
在洪水中<text:span text:style-name="T4">
 oleshk </text:span>
啊，没有联系，数百人的命运是未知的</text:a>
没有关于新数据受害者的新数据，只有9个尸体已知。</text:p>
      <text:p text:style-name="P4">
他建议其他尸体可能会夺走电流，也可能已经死亡。 目前正在丢失列表，但是宣布了这些数字，因为许多人由于这种联系而无法使自己知道 - 他们在水陷阱中等待救赎。</text:p>
      <text:p text:style-name="P4">
如<text:a xlink:type="simple" xlink:href="https://www.ukrinform.ua/rubric-regions/3720476-u-zatoplenih-oleskah-vidsutnij-zvazok-dola-soten-ludej-nevidoma.html" text:style-name="Internet_20_link" text:visited-style-name="Visited_20_Internet_20_Link">
报道</text:a>
乌克林福姆，在Oleshkiv Municipal的领土上(赫尔森地区) - 人道主义灾难，俄罗斯人模仿协助。</text:p>
      <text:p text:style-name="P4">
正如乌克林福姆报道的<text:a xlink:type="simple" xlink:href="https://www.ukrinform.ua/rubric-other_news/3718791-pidriv-rosianami-kahovskoi-ges-vsi-novini.html" text:style-name="Internet_20_link" text:visited-style-name="Visited_20_Internet_20_Link">
6月6日根据Podvikakhov Hydroectric Power Station制造的俄罗斯军队</text:a>
 .</text:p>
      <text:p text:style-name="P4">
News Source: <text:a xlink:type="simple" xlink:href="https://www.ukrinform.ua/rubric-regions/3720946-u-zatoplenij-oleskivskij-gromadi-vijskovi-rf-zajmautsa-maroderstvom-mer.html" text:style-name="Internet_20_link" text:visited-style-name="Visited_20_Internet_20_Link">
https://www.ukrinform.ua/rubric-regions/3720946-u-zatoplenij-oleskivskij-gromadi-vijskovi-rf-zajmautsa-maroderstvom-mer.html</text:a>
</text:p>
      <!--NEWS-->
      <text:h text:style-name="P10" text:outline-level="1">
<text:span text:style-name="T4">
在乌克兰，随着世界银行的参与，将是所有领域的医疗机构的现代化</text:span>
</text:h>
      <text:p text:style-name="P4">
作者: Ukrinform (Person)</text:p>
      <text:p text:style-name="P4">
出版商: Укринформ (Organization)</text:p>
      <text:p text:style-name="P4">
出版时间: 2023-06-10T12:30:28+03:00</text:p>
      <text:p text:style-name="P4">
修改时间: 2023-06-10T12:30:28+03:00</text:p>
      <text:p text:style-name="P4">
描述: 乌克兰卫生部随着世界银行的参与，启动了一个项目，以现代化每个地区的医疗机构。  - 乌克林。</text:p>
      <text:p text:style-name="P4">
图片: ['<text:a xlink:type="simple" xlink:href="https://static.ukrinform.com/photos/2023_06/thumb_files/630_360_1686387804-441.jpeg" text:style-name="Internet_20_link" text:visited-style-name="Visited_20_Internet_20_Link">
630_360_16863...</text:a>
']</text:p>
      <text:p text:style-name="P4">
标签: ['Лікарня', 'Світовий банк', 'Відновлення України']</text:p>
      <text:p text:style-name="P4">
类型: Article</text:p>
      <!--METADATA-->
      <text:p text:style-name="P4">
<draw:frame draw:style-name="fr1" draw:name="Image54" text:anchor-type="as-char" svg:width="6.9236in" svg:height="3.954605in" draw:z-index="0">
<draw:image xlink:href="../Images/yкринформ/2023-06-10T12-30-28-03-00/630_360_1686387804-441.jpeg" xlink:type="simple" xlink:show="embed" xlink:actuate="onLoad" draw:mime-type="image/jpeg"/>
</draw:frame>
乌克兰卫生部随着世界银行的参与，已推出了一个Prosekt，以现代化每个地区的医疗机构。</text:p>
      <text:p text:style-name="P4">
关于它报告<text:a xlink:type="simple" xlink:href="https://moz.gov.ua/article/news/moz-za-uchasti-svitovogo-banku-zapustili-proekt-dlja-modernizacii-zakladiv-ohoroni-zdorov’ja-u-kozhnij-oblasti" text:style-name="Internet_20_link" text:visited-style-name="Visited_20_Internet_20_Link">
新闻服务</text:a>
卫生部据报道。</text:p>
      <text:p text:style-name="P4">
“加强医疗保健系统和维护生命”(治愈乌克兰) - 当前的基础设施项目，卫生部与世界银行合作实施。</text:p>
      <text:p text:style-name="P4">
他报告说，在卫生部，已经成立了一个预计的续签办公室，以接收医疗机构的基础设施建议，其中将选择该项目进行实施。</text:p>
      <text:p text:style-name="P4">
注意到，该项目旨在增加医疗机构的提供，特别是<text:a xlink:type="simple" xlink:href="https://www.ukrinform.ua/tag-vidnovlenna-ukraini" text:style-name="Internet_20_link" text:visited-style-name="Visited_20_Internet_20_Link">
恢复</text:a>
，更新和现代化基础架构。 这是关于重建医疗基础设施的损害，房屋和建筑物的翻新和建筑物用现代设备的医疗机构tamodernization，以增强能源独立性。</text:p>
      <text:p text:style-name="P4">
“所有地区的医疗机构都可以申请并接收资金基础设施项目和项目，以安装太阳能电池板，”该部的宣称。</text:p>
      <text:p text:style-name="P4">
同时，据指出，基础设施项目与由于国家或公共服务的敌对行动而损坏的tamodernization的恢复有关，并提高了确保访问亚置能源的能源效率。</text:p>
      <text:p text:style-name="P4">
此外，据报道，初级保健医疗设施可以申请太阳能设备 - 太阳能电池板，电池和逆变器，因此将太阳能建立为自主电源，积累了它并降低电力成本。</text:p>
      <text:p text:style-name="P4">
<text:span text:style-name="T4">
另请阅读：</text:span>
 [俄罗斯人被解雇<text:span text:style-name="T4">
医院</text:span>
 yu in guliaypol(https://www.ukrinform.ua/rubric-ato/3720564-rosiani-obstrilali-likarnu-v-gulajpoli-dvoe-zagiblih.html)</text:p>
      <text:p text:style-name="P4">
正如乌克林福姆报道的那样，乌克兰医学领域将有额外的<text:a xlink:type="simple" xlink:href="https://www.ukrinform.ua/rubric-vidbudova/3719689-ukraina-otrimae-vid-svitovogo-banku-10-miljoniv-grantu-na-vidnovlenna-medicnoi-sferi.html" text:style-name="Internet_20_link" text:visited-style-name="Visited_20_Internet_20_Link">
1000万美元的维护</text:a>
作为不可逆转的赠款，在卫生部新银行的新资金范围内分配了世界银行“促进医疗保健和生命保护”(治愈乌克兰).</text:p>
      <text:p text:style-name="P4">
News Source: <text:a xlink:type="simple" xlink:href="https://www.ukrinform.ua/rubric-vidbudova/3720948-v-ukraini-za-ucasti-svitovogo-banku-provedut-modernizaciu-medzakladiv-u-vsih-oblastah.html" text:style-name="Internet_20_link" text:visited-style-name="Visited_20_Internet_20_Link">
https://www.ukrinform.ua/rubric-vidbudova/3720948-v-ukraini-za-ucasti-svitovogo-banku-provedut-modernizaciu-medzakladiv-u-vsih-oblastah.html</text:a>
</text:p>
      <!--NEWS-->
      <text:h text:style-name="P10" text:outline-level="1">
<text:span text:style-name="T4">
在赫尔森地区，武装部队击中了阿拉伯箭头的俄罗斯入侵者-Khlan</text:span>
</text:h>
      <text:p text:style-name="P4">
作者: Ukrinform (Person)</text:p>
      <text:p text:style-name="P4">
出版商: Укринформ (Organization)</text:p>
      <text:p text:style-name="P4">
出版时间: 2023-06-10T12:32:11+03:00</text:p>
      <text:p text:style-name="P4">
修改时间: 2023-06-10T12:32:11+03:00</text:p>
      <text:p text:style-name="P4">
描述: 在赫尔森地区，阿拉伯箭头上有俄罗斯入侵者的“到达”。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ЗСУ', 'Війна з Росією']</text:p>
      <text:p text:style-name="P4">
类型: Article</text:p>
      <!--METADATA-->
      <text:p text:style-name="P4">
<draw:frame draw:style-name="fr1" draw:name="Image57" text:anchor-type="as-char" svg:width="6.9236in" svg:height="3.956343in" draw:z-index="0">
<draw:image xlink:href="../Images/yкринформ/2023-06-10T12-32-11-03-00/630_360_1538997483-946.jpg" xlink:type="simple" xlink:show="embed" xlink:actuate="onLoad" draw:mime-type="image/jpeg"/>
</draw:frame>
纳克森地区早上有“到达”阿拉伯枪的俄罗斯入侵者。</text:p>
      <text:p text:style-name="P4">
根据乌克林福姆的说法，他在[Facebook]中写了有关它的文章(https://www.facebook.com/sergey.khlan/posts/pfbid07BhigtDZxZY18AUAej12oSSW32QMVNnDcRizVg8yRQ789i4N4qUoCbXEB1sdKzhjl)Kherson区域理事会Sergey Khlan的成员。</text:p>
      <text:p text:style-name="P4">
«Kherson地区。 演讲说，大约5-6早上 - 武装部队和阿拉伯箭头“政府区”的几个到达。”</text:p>
      <text:p text:style-name="P4">
<text:span text:style-name="T4">
另请阅读：</text:span>
 <text:a xlink:type="simple" xlink:href="https://www.ukrinform.ua/rubric-ato/3720942-informacia-pro-hid-bojovih-dij-e-elementom-planu-operacii-malar.html" text:style-name="Internet_20_link" text:visited-style-name="Visited_20_Internet_20_Link">
有关战斗过程的信息是计划画家行动的要素</text:a>
正如所指出的，在墙壁的一个基地上，墙壁就在俄罗斯人时。</text:p>
      <text:p text:style-name="P4">
正如乌克林福姆(Ukrinform)报道的，6月9日，在斯特雷尔科沃(Strelkovo)村的赫尔森地区(Kherson)地区被箭击中的俄罗斯箭摧毁。</text:p>
      <text:p text:style-name="P4">
早些时候，人们知道，在赫尔森地区，合作者在暂时捕获的乌克兰健康项目“ Eco-City”的Arabatskaya枪击事件上发布了新建造的“政府区”。</text:p>
      <text:p text:style-name="P4">
<text:span text:style-name="T4">
另请阅读：</text:span>
 <text:a xlink:type="simple" xlink:href="https://www.ukrinform.ua/rubric-ato/3720939-putin-viznav-so-ukrainskij-kontrnastup-rozpocavsa-i-zsu-maut-potencial-isw.html" text:style-name="Internet_20_link" text:visited-style-name="Visited_20_Internet_20_Link">
普京承认乌克兰的反攻性开始，**武装部队有潜力 -  ISW</text:a>
在临时被俘虏的霍森地区，俄罗斯军事和合作者在阿拉伯箭头上 - 也有“行政”，并进行战斗训练。</text:p>
      <text:p text:style-name="P4">
News Source: <text:a xlink:type="simple" xlink:href="https://www.ukrinform.ua/rubric-ato/3720949-na-hersonsini-zsu-vdarili-po-rosijskih-zagarbnikah-na-arabatskij-strilci-hlan.html" text:style-name="Internet_20_link" text:visited-style-name="Visited_20_Internet_20_Link">
https://www.ukrinform.ua/rubric-ato/3720949-na-hersonsini-zsu-vdarili-po-rosijskih-zagarbnikah-na-arabatskij-strilci-hlan.html</text:a>
</text:p>
      <!--NEWS-->
      <text:h text:style-name="P10" text:outline-level="1">
<text:span text:style-name="T4">
该网络显示了爆炸HPP俄罗斯人后的Kakhovka水库的样子</text:span>
</text:h>
      <text:p text:style-name="P4">
作者: Ukrinform (Person)</text:p>
      <text:p text:style-name="P4">
出版商: Укринформ (Organization)</text:p>
      <text:p text:style-name="P4">
出版时间: 2023-06-10T12:33:00+03:00</text:p>
      <text:p text:style-name="P4">
修改时间: 2023-06-10T22:33:00+03:00</text:p>
      <text:p text:style-name="P4">
描述: 在俄罗斯军队排除了卡科夫卡水力发电站之后，当地水库几乎被震动了。  - 乌克林。</text:p>
      <text:p text:style-name="P4">
图片: ['<text:a xlink:type="simple" xlink:href="https://static.ukrinform.com/photos/2023_06/thumb_files/630_360_1686382723-593.jpg" text:style-name="Internet_20_link" text:visited-style-name="Visited_20_Internet_20_Link">
630_360_16863...</text:a>
']</text:p>
      <text:p text:style-name="P4">
标签: ['ГЕС', 'Війна з Росією', 'Каховське водосховище']</text:p>
      <text:p text:style-name="P4">
类型: Article</text:p>
      <!--METADATA-->
      <text:p text:style-name="P4">
<draw:frame draw:style-name="fr1" draw:name="Image58" text:anchor-type="as-char" svg:width="6.9236in" svg:height="3.956343in" draw:z-index="0">
<draw:image xlink:href="../Images/yкринформ/2023-06-10T12-33-00-03-00/630_360_1686382723-593.jpg" xlink:type="simple" xlink:show="embed" xlink:actuate="onLoad" draw:mime-type="image/jpeg"/>
</draw:frame>
邮政 - 由俄罗斯部队探索了卡霍夫斯卡亚水力发电站的俄罗斯军队，实际上是在当地的水库。</text:p>
      <text:p text:style-name="P4">
根据乌克林福姆的说法，相应的视频在[Telegram]中介绍(https://t.me/lachentyt/30283)著名的博主伊戈尔·拉钦科夫(Igor Lachenkov)(TG频道“ Lachen Wrish”).</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text:span text:style-name="T5">
<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text:span>
。</text:p>
      <text:p text:style-name="P4">
<text:span text:style-name="T4">
另请阅读：</text:span>
 <text:span text:style-name="T4">
 [通过爆炸卡克霍夫斯卡亚水电站的俄罗斯人失踪29人(https://www.ukrinform.ua/rubric-regions/3720969-cerez-pidriv-rosianami-kahovskoi-ges-zniklimi-bezvisti-vvazautsa-27-ludej.html)</text:span>
</text:p>
      <text:p text:style-name="P4">
“但是，水不会消失。现在，这座城市将有一个临时的沼泽。然后，大自然将提出该领土的工作。</text:p>
      <text:p text:style-name="P4">
我们需要了解，在我们的气候条件下，水库(这种大小的探戈量负荷)它应该是至少8 m的深度。这是由于第三个因素所致。 首先，为了不在冬天冻结(这对于恢复生物群很重要).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预计稳定后，与Kakhovka储层相对应的水位与DNIEPER-1公里宽度相对应，将保留6-7米。</text:p>
      <text:p text:style-name="P4">
News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俄罗斯人在赫尔森地区受伤三名警察和一个女孩</text:span>
</text:h>
      <text:p text:style-name="P4">
作者: Ukrinform (Person)</text:p>
      <text:p text:style-name="P4">
出版商: Укринформ (Organization)</text:p>
      <text:p text:style-name="P4">
出版时间: 2023-06-10T12:37:05+03:00</text:p>
      <text:p text:style-name="P4">
修改时间: 2023-06-10T12:37:05+03:00</text:p>
      <text:p text:style-name="P4">
描述: 赫尔森地区的俄罗斯军队解雇了疏散团体，受伤了三名警察和一个小女孩。  - 乌克林。</text:p>
      <text:p text:style-name="P4">
图片: ['<text:a xlink:type="simple" xlink:href="https://static.ukrinform.com/photos/2023_03/thumb_files/630_360_1677824352-861.jpg" text:style-name="Internet_20_link" text:visited-style-name="Visited_20_Internet_20_Link">
630_360_16778...</text:a>
']</text:p>
      <text:p text:style-name="P4">
标签: ['Евакуація', 'Херсонщина', 'Обстріл', 'Поліція', 'Поранені']</text:p>
      <text:p text:style-name="P4">
类型: Article</text:p>
      <!--METADATA-->
      <text:p text:style-name="P4">
<draw:frame draw:style-name="fr1" draw:name="Image59" text:anchor-type="as-char" svg:width="6.9236in" svg:height="3.956343in" draw:z-index="0">
<draw:image xlink:href="../Images/yкринформ/2023-06-10T12-37-05-03-00/630_360_1677824352-861.jpg" xlink:type="simple" xlink:show="embed" xlink:actuate="onLoad" draw:mime-type="image/jpeg"/>
</draw:frame>
赫尔森地区的部队解雇了疏散团体，受伤了三名警察和一个未成年女孩。</text:p>
      <text:p text:style-name="P4">
关于它在[Facebook]上的页面上报告了Kherson地区的警察(https://www.facebook.com/khersonpolice.official/posts/pfbid0374PD6rrLtwyZ3VBze3QhD2wF9b9Q3VXJ68taFELRrNDNu6jGz2Nt8ABqvpJaAiBHl)，报道乌克林福姆。</text:p>
      <text:p text:style-name="P4">
“在区域中心，俄罗斯军方再次袭击了船的附近，从那里撤离当地人以及市中心，受伤了16岁的女孩和警察。 - 房屋和私人房屋被损坏，消防员在炮弹击中后发生，”</text:p>
      <text:p text:style-name="P4">
据警方称，俄罗斯军队在射击火力，火炮，迫击炮，航空和[无人机]的喷气机系统中，在Pokutiberislavsky和Kherson地区的定居点开火。(https://www.ukrinform.ua/tag-bezpilotnik)。 由于受控炸弹的爆炸爆炸，诺维伯拉夫村Zmiivkat村的Berislav市受伤。 敌人的行动受到Stryakhinka村的伤害，一名64岁的居民在那里受了重伤，安加拉斯受到了损害。 由于从无人机中释放RFBBOEPROP，警察也受伤。</text:p>
      <text:p text:style-name="P4">
*!(https://www.ukrinform.ua/rubric-regions/3720887-na-hersonsini-iz-zoni-pidtoplenna-evakuuvali-vze-2588-ludej.html)在过去的一天中，科尔森警察对1138份公民的申请和报告作出了回应，内容涉及刑事犯罪和其他事件。 《乌克兰刑法》第438条“违反法律和战争习俗”的第25卷诉讼已开放。</text:p>
      <text:p text:style-name="P4">
News Source: <text:a xlink:type="simple" xlink:href="https://www.ukrinform.ua/rubric-regions/3720952-rosiani-poranili-na-hersonsini-troh-policejskih-ta-divcinu.html" text:style-name="Internet_20_link" text:visited-style-name="Visited_20_Internet_20_Link">
https://www.ukrinform.ua/rubric-regions/3720952-rosiani-poranili-na-hersonsini-troh-policejskih-ta-divcinu.html</text:a>
</text:p>
      <!--NEWS-->
      <text:h text:style-name="P10" text:outline-level="1">
<text:span text:style-name="T4">
乌克兰和瑞士讨论了寻找失踪人员的合作</text:span>
</text:h>
      <text:p text:style-name="P4">
作者: Ukrinform (Person)</text:p>
      <text:p text:style-name="P4">
出版商: Укринформ (Organization)</text:p>
      <text:p text:style-name="P4">
出版时间: 2023-06-10T12:38:37+03:00</text:p>
      <text:p text:style-name="P4">
修改时间: 2023-06-10T12:38:37+03:00</text:p>
      <text:p text:style-name="P4">
描述: 失踪人员的专员Oleg Kotenko与瑞士联邦外交部的代表进行了讨论，瑞士大使西蒙·盖斯布勒（Simon Gaisbuler）进一步指导了瑞士与乌克兰之间双边合作的指示，以寻找失踪人员。  - 乌克林。</text:p>
      <text:p text:style-name="P4">
图片: ['<text:a xlink:type="simple" xlink:href="https://static.ukrinform.com/photos/2023_06/thumb_files/630_360_1686389797-605.jpg" text:style-name="Internet_20_link" text:visited-style-name="Visited_20_Internet_20_Link">
630_360_16863...</text:a>
']</text:p>
      <text:p text:style-name="P4">
标签: ['Переговори', 'Швейцарія', 'Зниклі безвісти']</text:p>
      <text:p text:style-name="P4">
类型: Article</text:p>
      <!--METADATA-->
      <text:p text:style-name="P4">
<draw:frame draw:style-name="fr1" draw:name="Image60" text:anchor-type="as-char" svg:width="6.9236in" svg:height="3.956343in" draw:z-index="0">
<draw:image xlink:href="../Images/yкринформ/2023-06-10T12-38-37-03-00/630_360_1686389797-605.jpg" xlink:type="simple" xlink:show="embed" xlink:actuate="onLoad" draw:mime-type="image/jpeg"/>
</draw:frame>
失踪人员的专员Oleg Kotenko与瑞士外交部代表，Simonomomomgayssbuler的代表讨论了进一步的指示瑞士与瑞士之间的双边合作，以寻找失踪者。</text:p>
      <text:p text:style-name="P4">
根据乌克林福姆(Ukrinform)的说法，[电报]中缺失问题的专员办公室。(https://t.me/Oleg_Kotenko_Patriot/154?fbclid=IwAR1pAVz5y2sgxr0Uq9I7a38h3zlN_51Iy4WjRnLy_h5fz4MdIeJalLuhEIw)Kotenko和Gaisbuler共同就读于Lozann University的刑事科学学院，在那里他们熟悉了使用搜索和识别失踪人员的创新技术。</text:p>
      <text:p text:style-name="P4">
值得注意的是，大学专家分享了DNA专业知识粘附的经验以及现代无人机的发展以安装大规模埋葬场所。</text:p>
      <text:p text:style-name="P4">
Kotenko还讨论了与Gaisbuler与瑞士和乌克兰进行双边交流的进一步指导。</text:p>
      <text:p text:style-name="P4">
“与国际合作伙伴的互动是搜索方面的一步。 我们非常感谢。”申诉专员说。</text:p>
      <text:p text:style-name="P4">
*!(https://www.ukrinform.ua/rubric-regions/3719653-policia-otrimala-tri-zvernenna-pro-zniklih-bezvisti-na-hersonsini-mvs.html)据乌克林福姆(Ukrinform)报道，现在在失踪人员的登记册中为特殊专业人士(已记录了25,000多名乌克兰公民。](https://www.ukrinform.ua/rubric-society/3720126-u-reestri-zniklih-bezvisti-za-osoblivih-obstavin-ponad-25-tisac-ukrainciv.html)<text:span text:style-name="T5">
foto：申诉专员办公室失踪</text:span>
</text:p>
      <text:p text:style-name="P4">
News Source: <text:a xlink:type="simple" xlink:href="https://www.ukrinform.ua/rubric-polytics/3720953-ukraina-i-svejcaria-obgovorili-spivpracu-sodo-posuku-zniklih-bezvisti.html" text:style-name="Internet_20_link" text:visited-style-name="Visited_20_Internet_20_Link">
https://www.ukrinform.ua/rubric-polytics/3720953-ukraina-i-svejcaria-obgovorili-spivpracu-sodo-posuku-zniklih-bezvisti.html</text:a>
</text:p>
      <!--NEWS-->
      <text:h text:style-name="P10" text:outline-level="1">
<text:span text:style-name="T4">
在新加坡，与海滩斗争开始了世界大赛的舞台</text:span>
</text:h>
      <text:p text:style-name="P4">
作者: Ukrinform (Person)</text:p>
      <text:p text:style-name="P4">
出版商: Укринформ (Organization)</text:p>
      <text:p text:style-name="P4">
出版时间: 2023-06-10T12:42:50+03:00</text:p>
      <text:p text:style-name="P4">
修改时间: 2023-06-10T12:42:50+03:00</text:p>
      <text:p text:style-name="P4">
描述: 6月10日至11日，新加坡将在海滩斗争中举办世界大赛的第二阶段。  - 乌克林。</text:p>
      <text:p text:style-name="P4">
图片: ['<text:a xlink:type="simple" xlink:href="https://static.ukrinform.com/photos/2023_06/thumb_files/630_360_1686386594-554.jpg" text:style-name="Internet_20_link" text:visited-style-name="Visited_20_Internet_20_Link">
630_360_16863...</text:a>
']</text:p>
      <text:p text:style-name="P4">
标签: ['Сінгапур', 'Світ', 'Збірна України', 'вільна боротьба']</text:p>
      <text:p text:style-name="P4">
类型: Article</text:p>
      <!--METADATA-->
      <text:p text:style-name="P4">
<draw:frame draw:style-name="fr1" draw:name="Image63" text:anchor-type="as-char" svg:width="6.9236in" svg:height="3.956343in" draw:z-index="0">
<draw:image xlink:href="../Images/yкринформ/2023-06-10T12-42-50-03-00/630_360_1686386594-554.jpg" xlink:type="simple" xlink:show="embed" xlink:actuate="onLoad" draw:mime-type="image/jpeg"/>
</draw:frame>
6月10日至11日，新加坡将在海滩斗争中举办世界大赛的第二阶段。</text:p>
      <text:p text:style-name="P4">
参与者<text:a xlink:type="simple" xlink:href="https://www.facebook.com/olympicua" text:style-name="Internet_20_link" text:visited-style-name="Visited_20_Internet_20_Link">
玩</text:a>
不仅奖项，而且是第二次世界海滩运动会选择评级的最后积分，该奖项将于8月5日至2023年8月12日在巴厘岛举行(印度尼西亚)，报道乌克林福姆。</text:p>
      <text:p text:style-name="P4">
乌克兰国家队的组成：</text:p>
      <text:p text:style-name="P4">
女人 - 伊琳娜·多申科(Irina Doroshenko)(重量类别高达50公斤)，Darya Medvetska(最多60公斤)，Anastasia Kravchenko(多达60公斤)，Elena Nikitinskaya(最多70公斤)，Oksanakukhta(最多70公斤)，Ludmila Pavlovets(超过70公斤);</text:p>
      <text:p text:style-name="P4">
<text:span text:style-name="T4">
另请阅读：</text:span>
 <text:a xlink:type="simple" xlink:href="https://www.ukrinform.ua/rubric-sports/3717198-ucnivska-zbirna-ukraini-zdobula-216-nagorod-na-persih-evroigrah-z-edinoborstv.html" text:style-name="Internet_20_link" text:visited-style-name="Visited_20_Internet_20_Link">
乌克兰学生国家队在武术的第一场比赛中获得了216个奖项</text:a>
男人 -  Alexey Borut(最多70公斤)，Vasily Mikhailov(最多80公斤)，demidaracharenko(最多90公斤)，安德里·弗拉索夫(超过90公斤).</text:p>
      <text:p text:style-name="P4">
Фото: facebook.com/olympicua.</text:p>
      <text:p text:style-name="P4">
News Source: <text:a xlink:type="simple" xlink:href="https://www.ukrinform.ua/rubric-sports/3720954-u-singapuri-rozpocinaetsa-etap-svitovoi-serii-z-plaznoi-borotbi.html" text:style-name="Internet_20_link" text:visited-style-name="Visited_20_Internet_20_Link">
https://www.ukrinform.ua/rubric-sports/3720954-u-singapuri-rozpocinaetsa-etap-svitovoi-serii-z-plaznoi-borotbi.html</text:a>
</text:p>
      <!--NEWS-->
      <text:h text:style-name="P10" text:outline-level="1">
<text:span text:style-name="T4">
俄罗斯军队在Sumy和Chernihiv地区的边界开火</text:span>
</text:h>
      <text:p text:style-name="P4">
作者: Ukrinform (Person)</text:p>
      <text:p text:style-name="P4">
出版商: Укринформ (Organization)</text:p>
      <text:p text:style-name="P4">
出版时间: 2023-06-10T12:55:00+03:00</text:p>
      <text:p text:style-name="P4">
修改时间: 2023-06-10T12:55:00+03:00</text:p>
      <text:p text:style-name="P4">
描述: 6月10日上午，俄罗斯军队向切尔尼希夫（Chernihiv）和苏米（Sumy）地区边界地区的迫击炮和炮火开火。  - 乌克林。</text:p>
      <text:p text:style-name="P4">
图片: ['<text:a xlink:type="simple" xlink:href="https://static.ukrinform.com/photos/2022_07/thumb_files/630_360_1657197743-186.jpg" text:style-name="Internet_20_link" text:visited-style-name="Visited_20_Internet_20_Link">
630_360_16571...</text:a>
']</text:p>
      <text:p text:style-name="P4">
标签: ['Обстріл', 'Сумщина', 'Чернігівщина', 'Війна з Росією']</text:p>
      <text:p text:style-name="P4">
类型: Article</text:p>
      <!--METADATA-->
      <text:p text:style-name="P4">
<draw:frame draw:style-name="fr1" draw:name="Image64" text:anchor-type="as-char" svg:width="6.9236in" svg:height="3.956343in" draw:z-index="0">
<draw:image xlink:href="../Images/yкринформ/2023-06-10T12-55-00-03-00/630_360_1657197743-186.jpg" xlink:type="simple" xlink:show="embed" xlink:actuate="onLoad" draw:mime-type="image/jpeg"/>
</draw:frame>
6月10日上午，Rusivska在Chernihiv和Sumy地区的迫击炮和炮兵边境地区被解雇。</text:p>
      <text:p text:style-name="P4">
根据乌克林福姆的说法，运营命令“北”在[Telegram中报道了。 这是给出的(https://t.me/ok_pivnich1/3129)特别是，从09:35到09:50，有六次命中，可能来自Senkivka地区的枪管炮兵。</text:p>
      <text:p text:style-name="P4">
从11:55到12:05，Kharkiv地区有三击，可能有三击。</text:p>
      <text:p text:style-name="P4">
<text:span text:style-name="T4">
另请阅读：</text:span>
 <text:a xlink:type="simple" xlink:href="https://www.ukrinform.ua/rubric-regions/3720926-vijska-rf-za-dobu-obstrilali-11-oblastej-ukraini-zvedenna-ova.html" text:style-name="Internet_20_link" text:visited-style-name="Visited_20_Internet_20_Link">
俄罗斯军队在乌克兰的11个地区开火 -  <text:span text:style-name="T4">
托运</text:span>
 i ova</text:a>
在任何情况下，有关当地人口损失或对民用基础设施损失的信息均未收到。</text:p>
      <text:p text:style-name="P4">
正如乌克林福姆报道的，最后一天<text:a xlink:type="simple" xlink:href="https://www.ukrinform.ua/rubric-regions/3720926-vijska-rf-za-dobu-obstrilali-11-oblastej-ukraini-zvedenna-ova.html" text:style-name="Internet_20_link" text:visited-style-name="Visited_20_Internet_20_Link">
在俄罗斯军队的打击下</text:a>
乌克兰有11个地区。</text:p>
      <text:p text:style-name="P4">
News Source: <text:a xlink:type="simple" xlink:href="https://www.ukrinform.ua/rubric-ato/3720960-vijska-rf-obstrilali-prikordonna-sumsini-ta-cernigivsini.html" text:style-name="Internet_20_link" text:visited-style-name="Visited_20_Internet_20_Link">
https://www.ukrinform.ua/rubric-ato/3720960-vijska-rf-obstrilali-prikordonna-sumsini-ta-cernigivsini.html</text:a>
</text:p>
      <!--NEWS-->
      <text:h text:style-name="P10" text:outline-level="1">
<text:span text:style-name="T4">
3x3篮球篮球队始于欧元选择</text:span>
</text:h>
      <text:p text:style-name="P4">
作者: Ukrinform (Person)</text:p>
      <text:p text:style-name="P4">
出版商: Укринформ (Organization)</text:p>
      <text:p text:style-name="P4">
出版时间: 2023-06-10T12:58:00+03:00</text:p>
      <text:p text:style-name="P4">
修改时间: 2023-06-10T12:58:00+03:00</text:p>
      <text:p text:style-name="P4">
描述: 乌克兰的男子和女子国家队开始参加在君士坦丁（罗马尼亚）举行的3x3欧洲冠军赛的资格赛。  - 乌克林。</text:p>
      <text:p text:style-name="P4">
图片: ['<text:a xlink:type="simple" xlink:href="https://static.ukrinform.com/photos/2023_06/thumb_files/630_360_1686390922-503.jpg" text:style-name="Internet_20_link" text:visited-style-name="Visited_20_Internet_20_Link">
630_360_16863...</text:a>
']</text:p>
      <text:p text:style-name="P4">
标签: ['Баскетбол', 'Європа', 'Румунія', 'Жінки', 'Чоловіки']</text:p>
      <text:p text:style-name="P4">
类型: Article</text:p>
      <!--METADATA-->
      <text:p text:style-name="P4">
<draw:frame draw:style-name="fr1" draw:name="Image65" text:anchor-type="as-char" svg:width="6.9236in" svg:height="3.956343in" draw:z-index="0">
<draw:image xlink:href="../Images/yкринформ/2023-06-10T12-58-00-03-00/630_360_1686390922-503.jpg" xlink:type="simple" xlink:show="embed" xlink:actuate="onLoad" draw:mime-type="image/jpeg"/>
</draw:frame>
乌克兰的男子女子国家队在胜利上开始在康斯坦丁举行的3x3锦标赛中排位赛。(罗马尼亚).</text:p>
      <text:p text:style-name="P4">
Чоловіки у першому матчі відбору здобула перемогу над збірною Німеччини -16:12, передає Укрінформ.</text:p>
      <text:p text:style-name="P4">
В своєму другому та заключному матчі групового раунду наші баскетболістизіграють сьогодні проти Італії.</text:p>
      <text:p text:style-name="P4">
Жіноча збірна України з баскетболу 3х3 виграла у Констанці вже два матчі - уСербії (10：5)和丹麦(16：4).</text:p>
      <text:p text:style-name="P4">
<text:span text:style-name="T4">
Читайте також:</text:span>
 <text:a xlink:type="simple" xlink:href="https://www.ukrinform.ua/rubric-sports/3720473-u-subotu-zbirni-ukraini-z-basketbolu-3h3-startuut-u-vidbori-evro2023.html" text:style-name="Internet_20_link" text:visited-style-name="Visited_20_Internet_20_Link">
 Сьогодні збірні України з <text:span text:style-name="T4">
баскетболу</text:span>
 <text:span text:style-name="T4">
3х3</text:span>
стартують у відборі Євро-2023 </text:a>
我们的女性将在6月11日举行下一场比赛。 10.45乌克兰人将扮演西班牙国家队的反诉讼。</text:p>
      <text:p text:style-name="P4">
News Source: <text:a xlink:type="simple" xlink:href="https://www.ukrinform.ua/rubric-sports/3720958-zbirni-ukraini-z-basketbolu-3h3-z-peremog-startuvali-u-vidbori-evro.html" text:style-name="Internet_20_link" text:visited-style-name="Visited_20_Internet_20_Link">
https://www.ukrinform.ua/rubric-sports/3720958-zbirni-ukraini-z-basketbolu-3h3-z-peremog-startuvali-u-vidbori-evro.html</text:a>
</text:p>
      <!--NEWS-->
      <text:h text:style-name="P10" text:outline-level="1">
<text:span text:style-name="T4">
Kherson地区Ingulka的水位增加了6米</text:span>
</text:h>
      <text:p text:style-name="P4">
作者: Ukrinform (Person)</text:p>
      <text:p text:style-name="P4">
出版商: Укринформ (Organization)</text:p>
      <text:p text:style-name="P4">
出版时间: 2023-06-10T12:59:57+03:00</text:p>
      <text:p text:style-name="P4">
修改时间: 2023-06-10T12:59:57+03:00</text:p>
      <text:p text:style-name="P4">
描述: Kakhovka水库的水位落在Kherson地区的Beryslav区，同时在Ingulets河中生长。  - 乌克林。</text:p>
      <text:p text:style-name="P4">
图片: ['<text:a xlink:type="simple" xlink:href="https://static.ukrinform.com/photos/2023_06/thumb_files/630_360_1686291485-687.jpg" text:style-name="Internet_20_link" text:visited-style-name="Visited_20_Internet_20_Link">
630_360_16862...</text:a>
']</text:p>
      <text:p text:style-name="P4">
标签: ['Херсонщина', 'Каховська ГЕС', 'Підтоплення']</text:p>
      <text:p text:style-name="P4">
类型: Article</text:p>
      <!--METADATA-->
      <text:p text:style-name="P4">
<draw:frame draw:style-name="fr1" draw:name="Image66" text:anchor-type="as-char" svg:width="6.9236in" svg:height="3.956343in" draw:z-index="0">
<draw:image xlink:href="../Images/yкринформ/2023-06-10T12-59-57-03-00/630_360_1686291485-687.jpg" xlink:type="simple" xlink:show="embed" xlink:actuate="onLoad" draw:mime-type="image/jpeg"/>
</draw:frame>
Kherson地区的Uberlav区在Kakhovskaya -Storage设施中下降了水位，同时在Ingulets河中生长。</text:p>
      <text:p text:style-name="P4">
关于<text:a xlink:type="simple" xlink:href="https://t.me/beryslavrda/3032" text:style-name="Internet_20_link" text:visited-style-name="Visited_20_Internet_20_Link">
电报</text:a>
乌克林福姆报道说，贝斯拉夫地区军事管理局的负责人沃迪米利特维诺夫报道说。</text:p>
      <text:p text:style-name="P4">
“卡科夫卡水库的平均水位：10.31 m。(减少了646万). Середній рівень води в річці Інгулець: 6,27 м (增加了6.m。).</text:p>
      <text:p text:style-name="P4">
<text:span text:style-name="T4">
Читайте також:</text:span>
 <text:a xlink:type="simple" xlink:href="https://www.ukrinform.ua/rubric-other_news/3720776-pidriv-rosianami-kahovskoi-ges-usi-novini.html" text:style-name="Internet_20_link" text:visited-style-name="Visited_20_Internet_20_Link">
 ПІДРИВ РОСІЯНАМИ КАХОВСЬКОЇ ГЕС. УСІ НОВИНИ</text:a>
Litvinov写道：“从洪水开始时，斯特林卡加(Stryaginka)村的Tyaginskaya Gromad淹没定居点的水位下降下降了0.55 m，” Litvinov写道。</text:p>
      <text:p text:style-name="P4">
据他介绍，随着英卢卡的水位的增加，卡利诺夫斯基村社区的地板 - 卡利诺夫斯克和萨拉萨波维特村，海狸角，马拉·塞德米尼克，克拉斯诺尼克，novogregredneve，有福。</text:p>
      <text:p text:style-name="P4">
在Mala Sedeminukha村，水位增加了60厘米。</text:p>
      <text:p text:style-name="P4">
<text:span text:style-name="T4">
另请阅读：</text:span>
 [来自Kakhovsky水库62％的体积-Yindovkilli]流过来(https://www.ukrinform.ua/rubric-economy/3720934-z-kahovskogo-vodoshovisa-viteklo-62-jogo-obemu-mindovkilla.html)在可能的洪水领域，有大卫·布里德(David Brid)。 水位从洪水的开始下降，为2.05 m。</text:p>
      <text:p text:style-name="P4">
根据Berislav RVA的负责人的说法，在Kakhovka水力发电站高于Kakhovka水坝上方的领土社区的情况仍然很困难：水位降低，因此有井，需要用水生产水。 在Novovorontsovka村，水位降低了5 m，海岸线的运动记录了270 m，威胁要威胁。</text:p>
      <text:p text:style-name="P4">
在Milove村，一口井被断开，水消失了。</text:p>
      <text:p text:style-name="P4">
*!(https://www.ukrinform.ua/rubric-regions/3720887-na-hersonsini-iz-zoni-pidtoplenna-evakuuvali-vze-2588-ludej.html)</text:p>
      <text:p text:style-name="P4">
据乌克林福姆报道，在霍森地区的Berislav地区，Novogredneve村就在水中。 小屋在这里被淹没，没有电。</text:p>
      <text:p text:style-name="P4">
照片说明性</text:p>
      <text:p text:style-name="P4">
News Source: <text:a xlink:type="simple" xlink:href="https://www.ukrinform.ua/rubric-regions/3720959-riven-vodi-v-ingulci-na-hersonsini-pidvisivsa-na-6-metriv.html" text:style-name="Internet_20_link" text:visited-style-name="Visited_20_Internet_20_Link">
https://www.ukrinform.ua/rubric-regions/3720959-riven-vodi-v-ingulci-na-hersonsini-pidvisivsa-na-6-metriv.html</text:a>
</text:p>
      <!--NEWS-->
      <text:h text:style-name="P10" text:outline-level="1">
<text:span text:style-name="T4">
贾斯汀·特鲁多到达基辅</text:span>
</text:h>
      <text:p text:style-name="P4">
作者: Ukrinform (Person)</text:p>
      <text:p text:style-name="P4">
出版商: Укринформ (Organization)</text:p>
      <text:p text:style-name="P4">
出版时间: 2023-06-10T13:05:00+03:00</text:p>
      <text:p text:style-name="P4">
修改时间: 2023-06-10T13:05:00+03:00</text:p>
      <text:p text:style-name="P4">
描述: 加拿大总理贾斯汀·特鲁多（Justin Trudeau）与该国的维塞勒人少年基督弗里兰（Friland）一起抵达基辅。  - 乌克林。</text:p>
      <text:p text:style-name="P4">
图片: ['<text:a xlink:type="simple" xlink:href="https://static.ukrinform.com/photos/2023_06/thumb_files/630_360_1686391819-979.jpg" text:style-name="Internet_20_link" text:visited-style-name="Visited_20_Internet_20_Link">
630_360_16863...</text:a>
']</text:p>
      <text:p text:style-name="P4">
标签: ['Канада', 'Трюдо', 'Київ']</text:p>
      <text:p text:style-name="P4">
类型: Article</text:p>
      <!--METADATA-->
      <text:p text:style-name="P4">
<draw:frame draw:style-name="fr1" draw:name="Image67" text:anchor-type="as-char" svg:width="6.9236in" svg:height="3.956343in" draw:z-index="0">
<draw:image xlink:href="../Images/yкринформ/2023-06-10T13-05-00-03-00/630_360_1686391819-979.jpg" xlink:type="simple" xlink:show="embed" xlink:actuate="onLoad" draw:mime-type="image/jpeg"/>
</draw:frame>
加拿大总理贾斯汀·特鲁多(Justin Trudeau)与该国的维塞勒默(Viceremer-Minister)基督一起抵达基辅。</text:p>
      <text:p text:style-name="P4">
正如Ukrinform报道的那样，它报告了<text:a xlink:type="simple" xlink:href="https://www.cbc.ca/news/politics/trudeau-ukraine-visit-counteroffensive-russia-1.6871411" text:style-name="Internet_20_link" text:visited-style-name="Visited_20_Internet_20_Link">
CBC</text:a>
。</text:p>
      <text:p text:style-name="P4">
在基辅特鲁多(Kiev Trudeau)的访问始于在俄罗斯 - 乌克兰战争中铺设鲜花到维利古(Velichu)的记忆墙。</text:p>
      <text:p text:style-name="P4">
</text:p>
      <text:p text:style-name="P4">
<text:a xlink:type="simple" xlink:href="https://static.ukrinform.com/photos/2023_06/1686403838-7731.jpeg" text:style-name="Internet_20_link" text:visited-style-name="Visited_20_Internet_20_Link">
 </text:a>
 <text:a xlink:type="simple" xlink:href="https://static.ukrinform.com/photos/2023_06/1686403836-6310.jpeg" text:style-name="Internet_20_link" text:visited-style-name="Visited_20_Internet_20_Link">
</text:a>
 <text:a xlink:type="simple" xlink:href="https://static.ukrinform.com/photos/2023_06/1686403836-7397.jpeg" text:style-name="Internet_20_link" text:visited-style-name="Visited_20_Internet_20_Link">
</text:a>
 <text:a xlink:type="simple" xlink:href="https://static.ukrinform.com/photos/2023_06/1686403836-5497.jpeg" text:style-name="Internet_20_link" text:visited-style-name="Visited_20_Internet_20_Link">
</text:a>
 <text:a xlink:type="simple" xlink:href="https://static.ukrinform.com/photos/2023_06/1686403836-7343.jpeg" text:style-name="Internet_20_link" text:visited-style-name="Visited_20_Internet_20_Link">
</text:a>
 <text:a xlink:type="simple" xlink:href="https://static.ukrinform.com/photos/2023_06/1686403836-7387.jpeg" text:style-name="Internet_20_link" text:visited-style-name="Visited_20_Internet_20_Link">
</text:a>
 <text:a xlink:type="simple" xlink:href="https://static.ukrinform.com/photos/2023_06/1686403836-4013.jpeg" text:style-name="Internet_20_link" text:visited-style-name="Visited_20_Internet_20_Link">
</text:a>
 <text:a xlink:type="simple" xlink:href="https://static.ukrinform.com/photos/2023_06/1686403837-5374.jpeg" text:style-name="Internet_20_link" text:visited-style-name="Visited_20_Internet_20_Link">
</text:a>
 <text:a xlink:type="simple" xlink:href="https://static.ukrinform.com/photos/2023_06/1686403838-9926.jpeg" text:style-name="Internet_20_link" text:visited-style-name="Visited_20_Internet_20_Link">
</text:a>
 <text:a xlink:type="simple" xlink:href="https://static.ukrinform.com/photos/2023_06/1686403838-9732.jpeg" text:style-name="Internet_20_link" text:visited-style-name="Visited_20_Internet_20_Link">
</text:a>
 <text:a xlink:type="simple" xlink:href="https://static.ukrinform.com/photos/2023_06/1686403838-4779.jpeg" text:style-name="Internet_20_link" text:visited-style-name="Visited_20_Internet_20_Link">
</text:a>
 <text:a xlink:type="simple" xlink:href="https://static.ukrinform.com/photos/2023_06/1686403838-3114.jpeg" text:style-name="Internet_20_link" text:visited-style-name="Visited_20_Internet_20_Link">
</text:a>
面对秘密，计划出于安全原因到乌克兰的旅行。这是加拿大总理从俄罗斯对俄罗斯入侵乌克兰的第二次访问。</text:p>
      <text:p text:style-name="P4">
资料来源：<text:span text:style-name="T5">
乌克兰总统的官员频道-Vladimir Zelensky</text:span>
</text:p>
      <text:p text:style-name="P4">
根据乌克林福姆的说法，在G7峰会上，沃迪米尔·泽伦斯基总统会见了加拿大总理贾斯汀·特鲁多。 两国的领导人特别讨论了安全和国防领域的进一步互动。</text:p>
      <text:p text:style-name="P4">
照片：弗兰克·冈恩(Frank Gunn)/加拿大出版社</text:p>
      <text:p text:style-name="P4">
News Source: <text:a xlink:type="simple" xlink:href="https://www.ukrinform.ua/rubric-polytics/3720965-dzastin-trudo-pribuv-do-kieva.html" text:style-name="Internet_20_link" text:visited-style-name="Visited_20_Internet_20_Link">
https://www.ukrinform.ua/rubric-polytics/3720965-dzastin-trudo-pribuv-do-kieva.html</text:a>
</text:p>
      <!--NEWS-->
      <text:h text:style-name="P10" text:outline-level="1">
<text:span text:style-name="T4">
乌克兰足球运动员在欧元的选择中的竞争对手赢得了意想不到的胜利</text:span>
</text:h>
      <text:p text:style-name="P4">
作者: Ukrinform (Person)</text:p>
      <text:p text:style-name="P4">
出版商: Укринформ (Organization)</text:p>
      <text:p text:style-name="P4">
出版时间: 2023-06-10T13:09:57+03:00</text:p>
      <text:p text:style-name="P4">
修改时间: 2023-06-10T13:09:57+03:00</text:p>
      <text:p text:style-name="P4">
描述: 马耳他球员是2024年欧洲锦标赛资格赛C中乌克兰国家队的竞争对手，他与卢森堡进行了友好的比赛。  - 乌克林。</text:p>
      <text:p text:style-name="P4">
图片: ['<text:a xlink:type="simple" xlink:href="https://static.ukrinform.com/photos/2023_06/thumb_files/630_360_1686391679-464.jpg" text:style-name="Internet_20_link" text:visited-style-name="Visited_20_Internet_20_Link">
630_360_16863...</text:a>
']</text:p>
      <text:p text:style-name="P4">
标签: ['Європа', 'Футбол', 'Мальта', 'Збірна України']</text:p>
      <text:p text:style-name="P4">
类型: Article</text:p>
      <!--METADATA-->
      <text:p text:style-name="P4">
<draw:frame draw:style-name="fr1" draw:name="Image81" text:anchor-type="as-char" svg:width="6.9236in" svg:height="3.956343in" draw:z-index="0">
<draw:image xlink:href="../Images/yкринформ/2023-06-10T13-09-57-03-00/630_360_1686391679-464.jpg" xlink:type="simple" xlink:show="embed" xlink:actuate="onLoad" draw:mime-type="image/jpeg"/>
</draw:frame>
足球运动员是乌克兰国家队在2024年冠军赛中的竞争对手，与卢森堡进行了友好的比赛。</text:p>
      <text:p text:style-name="P4">
米歇尔·马科利尼(Michele Marcolini)的病房意外<text:a xlink:type="simple" xlink:href="https://uaf.ua/article/48448" text:style-name="Internet_20_link" text:visited-style-name="Visited_20_Internet_20_Link">
赢得出口</text:a>
\  -  1：0，报告乌克林福姆。</text:p>
      <text:p text:style-name="P4">
第64分钟的会议中唯一的球是基安·恩沃科(Kirian Nvoko)得分。</text:p>
      <text:p text:style-name="P4">
<text:span text:style-name="T4">
另请阅读：</text:span>
 <text:a xlink:type="simple" xlink:href="https://www.ukrinform.ua/rubric-sports/3720874-zbirna-ukraini-z-futbolu-provela-persi-trenuvanna-pid-orudou-rebrova.html" text:style-name="Internet_20_link" text:visited-style-name="Visited_20_Internet_20_Link">
足球国家队进行了第一次训练课程<text:span text:style-name="T4">
 rebrov </text:span>
 a</text:a>
正如乌克兰法姆报道的那样，乌克兰国家队之间的2024年欧元资格赛将于6月19日在Trnava举行(斯洛伐克)在Antomalamatinsky体育场(开头 - 基辅时间19.00).</text:p>
      <text:p text:style-name="P4">
Фото: mfa.com.mt.</text:p>
      <text:p text:style-name="P4">
News Source: <text:a xlink:type="simple" xlink:href="https://www.ukrinform.ua/rubric-sports/3720964-supernik-futbolistiv-ukraini-u-vidbori-evro-zdobuv-nespodivanu-peremogu.html" text:style-name="Internet_20_link" text:visited-style-name="Visited_20_Internet_20_Link">
https://www.ukrinform.ua/rubric-sports/3720964-supernik-futbolistiv-ukraini-u-vidbori-evro-zdobuv-nespodivanu-peremogu.html</text:a>
</text:p>
      <!--NEWS-->
      <text:h text:style-name="P10" text:outline-level="1">
<text:span text:style-name="T4">
总参谋部展示了乌克兰军队在英国如何研究树林的战斗</text:span>
</text:h>
      <text:p text:style-name="P4">
作者: Ukrinform (Person)</text:p>
      <text:p text:style-name="P4">
出版商: Укринформ (Organization)</text:p>
      <text:p text:style-name="P4">
出版时间: 2023-06-10T13:14:00+03:00</text:p>
      <text:p text:style-name="P4">
修改时间: 2023-06-10T13:14:00+03:00</text:p>
      <text:p text:style-name="P4">
描述: 乌克兰军队在英国接受了全面的培训，以在森林条件下进行位置和反抗击。  - 乌克林。</text:p>
      <text:p text:style-name="P4">
图片: ['<text:a xlink:type="simple" xlink:href="https://static.ukrinform.com/photos/2023_06/thumb_files/630_360_1686392292-4255.jpeg" text:style-name="Internet_20_link" text:visited-style-name="Visited_20_Internet_20_Link">
630_360_16863...</text:a>
']</text:p>
      <text:p text:style-name="P4">
标签: ['Генштаб', 'ЗСУ', 'Військові']</text:p>
      <text:p text:style-name="P4">
类型: Article</text:p>
      <!--METADATA-->
      <text:p text:style-name="P4">
<draw:frame draw:style-name="fr1" draw:name="Image82" text:anchor-type="as-char" svg:width="6.9236in" svg:height="3.956343in" draw:z-index="0">
<draw:image xlink:href="../Images/yкринформ/2023-06-10T13-14-00-03-00/630_360_1686392292-4255.jpeg" xlink:type="simple" xlink:show="embed" xlink:actuate="onLoad" draw:mime-type="image/jpeg"/>
</draw:frame>
英国的乌克兰军队在森林条件下的位置和反击战斗中进行了全面的培训。</text:p>
      <text:p text:style-name="P4">
这是由乌克兰武装部队总参谋部的新闻服务在<text:a xlink:type="simple" xlink:href="https://www.facebook.com/GeneralStaff.ua/posts/602823625364053/" text:style-name="Internet_20_link" text:visited-style-name="Visited_20_Internet_20_Link">
Facebook</text:a>
，报道乌克林福姆。</text:p>
      <text:p text:style-name="P4">
«关于瑞典王国武装部队的军事讲师在跨国教育行动的框架内“互联网”的武装教练的课程。</text:p>
      <text:p text:style-name="P4">
特别是，据报道，在瑞典武装部队的指导下<text:a xlink:type="simple" xlink:href="https://www.ukrinform.ua/tag-zsu" text:style-name="Internet_20_link" text:visited-style-name="Visited_20_Internet_20_Link">
武装部队</text:a>
他们在保护乌克兰侵略者的过程中已成为专业准备，并为战斗条件做好准备。</text:p>
      <text:p text:style-name="P4">
</text:p>
      <text:p text:style-name="P4">
值得注意的是，这项培训使乌克兰军队能够掌握必要的战术技能，增强行动的安全性和专业精神，以便军事军人可以巧妙地利用获得的战术知识来捍卫乌克兰国家。</text:p>
      <text:p text:style-name="P4">
*!(https://www.ukrinform.ua/rubric-ato/3720187-kanadski-instruktori-vcat-novobranciv-zsu-zahoplennu-ta-utrimannu-budivel.html)此外，有人强调，瑞典和英国王国和北爱尔兰的英国继续以国际伙伴的身份为乌克兰人提供支持，以便为乌克兰提供持续的支持，以应对长期违反国际法的行为。</text:p>
      <text:p text:style-name="P4">
总参谋长补充说：“这是无价的，因为乌克兰人民继续为自己的生活权利，独立和民主国家而战。”</text:p>
      <text:p text:style-name="P4">
如[Ukrinform]报道(https://www.ukrinform.ua/rubric-ato/3720249-ukrainski-vijskovi-zaversili-navcanna-u-svecii.html)，USVETIA最近完成了对乌克兰军事人员的培训，他们已经支付了使用CV90步兵战车的使用。</text:p>
      <text:p text:style-name="P4">
News Source: <text:a xlink:type="simple" xlink:href="https://www.ukrinform.ua/rubric-ato/3720970-genstab-pokazav-ak-ukrainski-vijskovi-u-britanii-navcautsa-vedennu-bou-v-umovah-lisu.html" text:style-name="Internet_20_link" text:visited-style-name="Visited_20_Internet_20_Link">
https://www.ukrinform.ua/rubric-ato/3720970-genstab-pokazav-ak-ukrainski-vijskovi-u-britanii-navcautsa-vedennu-bou-v-umovah-lisu.html</text:a>
</text:p>
      <!--NEWS-->
      <text:h text:style-name="P10" text:outline-level="1">
<text:span text:style-name="T4">
沃格·卡霍夫斯卡亚水力发电：敖德萨的大海变成了垃圾填埋场</text:span>
</text:h>
      <text:p text:style-name="P4">
作者: Ukrinform (Person)</text:p>
      <text:p text:style-name="P4">
出版商: Укринформ (Organization)</text:p>
      <text:p text:style-name="P4">
出版时间: 2023-06-10T13:35:00+03:00</text:p>
      <text:p text:style-name="P4">
修改时间: 2023-06-10T13:35:00+03:00</text:p>
      <text:p text:style-name="P4">
描述: 在敖德萨地区，边防部队在黑海海岸巡逻，记录了由于爆炸卡科夫斯卡亚hydroe的结果，海洋被转变为垃圾填埋场和动物公墓。  - 乌克林。</text:p>
      <text:p text:style-name="P4">
图片: ['<text:a xlink:type="simple" xlink:href="https://static.ukrinform.com/photos/2023_06/thumb_files/630_360_1686393155-454.jpeg" text:style-name="Internet_20_link" text:visited-style-name="Visited_20_Internet_20_Link">
630_360_16863...</text:a>
']</text:p>
      <text:p text:style-name="P4">
标签: ['Одещина', ' Чорне море', 'Каховська ГЕС']</text:p>
      <text:p text:style-name="P4">
类型: Article</text:p>
      <!--METADATA-->
      <text:p text:style-name="P4">
<draw:frame draw:style-name="fr1" draw:name="Image84" text:anchor-type="as-char" svg:width="6.9236in" svg:height="3.956343in" draw:z-index="0">
<draw:image xlink:href="../Images/yкринформ/2023-06-10T13-35-00-03-00/630_360_1686393155-454.jpeg" xlink:type="simple" xlink:show="embed" xlink:actuate="onLoad" draw:mime-type="image/jpeg"/>
</draw:frame>
在黑海海岸巡逻的水边界卫队记录了嘲讽和动物墓地是如何通过卡哈夫斯卡亚海洋水力发电站转变的。</text:p>
      <text:p text:style-name="P4">
根据乌克林福姆的说法，这是据报道<text:a xlink:type="simple" xlink:href="https://dpsu.gov.ua/ua/news/%20VIDEO%20-Na-Odeshchini-prikordonniki-fiksuyut-yak-more-peretvoryutsya-na-smittzvalishche-ta-kladovishche-tvarin-/" text:style-name="Internet_20_link" text:visited-style-name="Visited_20_Internet_20_Link">
州边境服务</text:a>
并发布了适当的视频。</text:p>
      <text:p text:style-name="P4">
正如他们在州边境服务处所指出的那样，“在将Dambi Kakhovskaya Hes的Rashist从Dniep​​er炸到黑海后，带来了很多破坏的证据。”</text:p>
      <text:p text:style-name="P4">
“在水中的某个地方，您甚至可以看到房屋及其碎片，家具，带有植被的浮动部分，以及用于各种活动的事物，在任何情况下都没有进入<text:a xlink:type="simple" xlink:href="https://www.ukrinform.ua/tag-voda" text:style-name="Internet_20_link" text:visited-style-name="Visited_20_Internet_20_Link">
水</text:a>
，例如汽车，润滑剂，冰箱，锅炉等，” VDPS强调。</text:p>
      <text:p text:style-name="P4">
鱼开始了。 生态剂的影响很糟糕。</text:p>
      <text:p text:style-name="P4">
*!(https://www.ukrinform.ua/rubric-regions/3720185-velika-kilkist-min-drejfue-za-tecieu-dnipra-pisla-pidrivu-grebli-kahovskoi-ges-vijskovi.html)同时，许多矿山，弹药和其他优秀物体都被扔到海上，将其扔到海岸车道上。</text:p>
      <text:p text:style-name="P4">
国家边境服务呼吁公民不要忽略自己的安全，而是在时代出现爆炸性和可疑物品，以立即限制他们并报告胜任的服务。</text:p>
      <text:p text:style-name="P4">
视频：<text:a xlink:type="simple" xlink:href="https://t.me/DPSUkr/11718" text:style-name="Internet_20_link" text:visited-style-name="Visited_20_Internet_20_Link">
DPSU | 国家边境服务</text:a>
“让这些镜头成为文明世界必须努力阻止轻率的额外动机，这会带来死亡，破坏，麻烦伊戈洛德……”， - 州税务局强调。</text:p>
      <text:p text:style-name="P4">
正如俄罗斯的俄罗斯军队乌克林福姆报道(https://www.ukrinform.ua/rubric-other_news/3718791-pidriv-rosianami-kahovskoi-ges-vsi-novini.html)。 该电台无法恢复。 纳尔森地区继续救援工作和疏散人口。</text:p>
      <text:p text:style-name="P4">
News Source: <text:a xlink:type="simple" xlink:href="https://www.ukrinform.ua/rubric-regions/3720976-pidriv-grebli-kahovskoi-ges-more-na-odesini-peretvoruetsa-na-smittezvalise.html" text:style-name="Internet_20_link" text:visited-style-name="Visited_20_Internet_20_Link">
https://www.ukrinform.ua/rubric-regions/3720976-pidriv-grebli-kahovskoi-ges-more-na-odesini-peretvoruetsa-na-smittezvalise.html</text:a>
</text:p>
      <!--NEWS-->
      <text:h text:style-name="P10" text:outline-level="1">
<text:span text:style-name="T4">
罗兰·哈罗斯（Rolan Harros）-2023：男子配对的结局赢得了克罗地亚裔美国人的串联</text:span>
</text:h>
      <text:p text:style-name="P4">
作者: Ukrinform (Person)</text:p>
      <text:p text:style-name="P4">
出版商: Укринформ (Organization)</text:p>
      <text:p text:style-name="P4">
出版时间: 2023-06-10T13:40:00+03:00</text:p>
      <text:p text:style-name="P4">
修改时间: 2023-06-10T22:40:00+03:00</text:p>
      <text:p text:style-name="P4">
描述: 克罗地亚裔美国人的二人组Ivan Dodig-Austin Krychek赢得了法国公开赛-2023网球冠军锦标赛的大满贯。  - 乌克林。</text:p>
      <text:p text:style-name="P4">
图片: ['<text:a xlink:type="simple" xlink:href="https://static.ukrinform.com/photos/2023_06/thumb_files/630_360_1686427829-537.jpg" text:style-name="Internet_20_link" text:visited-style-name="Visited_20_Internet_20_Link">
630_360_16864...</text:a>
']</text:p>
      <text:p text:style-name="P4">
标签: ['Теніс']</text:p>
      <text:p text:style-name="P4">
类型: Article</text:p>
      <!--METADATA-->
      <text:p text:style-name="P4">
<draw:frame draw:style-name="fr1" draw:name="Image88" text:anchor-type="as-char" svg:width="6.9236in" svg:height="3.956343in" draw:z-index="0">
<draw:image xlink:href="../Images/yкринформ/2023-06-10T13-40-00-03-00/630_360_1686427829-537.jpg" xlink:type="simple" xlink:show="embed" xlink:actuate="onLoad" draw:mime-type="image/jpeg"/>
</draw:frame>
克罗地亚裔美国人的二人组Ivan Dodig-Austin Krychek赢得了来自网球的France-2023开放式大满贯。</text:p>
      <text:p text:style-name="P4">
在决定性的比赛中，乌克林法姆(Ukrinform)据报道，在果断比赛中，第四个多德(Dodig)和克拉切克(Krachek)扮演了桑德·齐尔(Sander Zhil)和贾兰·弗莱吉(Jaran Fleligine)的比利时人-6：3、6：1。</text:p>
      <text:p text:style-name="P4">
<text:span text:style-name="T4">
另请阅读：</text:span>
 <text:span text:style-name="T4">
 [Shvontek击败Mukhov并赢得了Rolan Harros]]](https://www.ukrinform.ua/rubric-sports/3721107-svontek-obigrala-muhovu-i-peremogla-na-rolan-garros.html)</text:span>
</text:p>
      <text:p text:style-name="P4">
罗兰·加洛斯(塞尔维亚)-cere r(挪威)它将在6月11日举行。</text:p>
      <text:p text:style-name="P4">
照片：盖蒂图像。</text:p>
      <text:p text:style-name="P4">
News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美国国会再次受到恐怖主义国家赞助商的认可的法律提交</text:span>
</text:h>
      <text:p text:style-name="P4">
作者: Ukrinform (Person)</text:p>
      <text:p text:style-name="P4">
出版商: Укринформ (Organization)</text:p>
      <text:p text:style-name="P4">
出版时间: 2023-06-10T13:51:00+03:00</text:p>
      <text:p text:style-name="P4">
修改时间: 2023-06-10T13:51:00+03:00</text:p>
      <text:p text:style-name="P4">
描述: 民主党的国会议员泰德·卢伊（Ted Leu）周五提交了一项法案，要求其正式承认俄罗斯联邦，以恐怖主义的国家存在。 该倡议得到了美国双方代表的支持。  - 乌克林。</text:p>
      <text:p text:style-name="P4">
图片: ['<text:a xlink:type="simple" xlink:href="https://static.ukrinform.com/photos/2018_04/thumb_files/630_360_1524843672-8589.jpg" text:style-name="Internet_20_link" text:visited-style-name="Visited_20_Internet_20_Link">
630_360_15248...</text:a>
']</text:p>
      <text:p text:style-name="P4">
标签: ['Тероризм', 'Законопроєкт', 'Росія', 'Конгрес США']</text:p>
      <text:p text:style-name="P4">
类型: Article</text:p>
      <!--METADATA-->
      <text:p text:style-name="P4">
<draw:frame draw:style-name="fr1" draw:name="Image89" text:anchor-type="as-char" svg:width="6.9236in" svg:height="3.956343in" draw:z-index="0">
<draw:image xlink:href="../Images/yкринформ/2023-06-10T13-51-00-03-00/630_360_1524843672-8589.jpg" xlink:type="simple" xlink:show="embed" xlink:actuate="onLoad" draw:mime-type="image/jpeg"/>
</draw:frame>
周五，他从民主党的国会议员泰德·卢伊(Ted Leu)向国会 - 普罗塞克(Prosekt)提交了对俄罗斯联合会的正式认可，该联合会因恐怖主义的国家存在。倡议得到了美国双方代表的支持。</text:p>
      <text:p text:style-name="P4">
根据乌克林的说法，Leu在[Twitter]中报道了这一点(https://twitter.com/RepTedLieu/status/1667220944421629952)带有参考nazakonoprekt。</text:p>
      <text:p text:style-name="P4">
“美利坚合众国有一系列能够持有俄罗斯联邦的工具，将其军事机器减少到经济和外交上，尤其是通过将其转交给恐怖主义的州州州并实施适当的制裁，” -说。</text:p>
      <text:p text:style-name="P4">
该文件指出，在私人军事雇佣军的帮助下，这样的PEC“ <text:a xlink:type="simple" xlink:href="https://www.ukrinform.ua/tag-pvk-vagnera" text:style-name="Internet_20_link" text:visited-style-name="Visited_20_Internet_20_Link">
瓦格纳</text:a>
»，由于它一直与俄罗斯国防部合作，俄罗斯在世界各地延伸了恐怖。</text:p>
      <text:p text:style-name="P4">
除了2014年乌克兰东部地区的非法占领以及2022年2月对俄罗斯的全面入侵外，该文件还记得第二次车臣战争和叙利亚的战争，俄罗斯联邦涉及美国。</text:p>
      <text:p text:style-name="P4">
<text:span text:style-name="T4">
另请阅读：</text:span>
 [俄罗斯违反了关于反资金斗争的公约<text:span text:style-name="T4">
恐怖</text:span>
 Wik(https://www.ukrinform.ua/rubric-ato/3719168-rosia-porusila-konvenciu-pro-borotbu-z-finansuvannam-terorizmu-nadavsi-zbrou-bojovikam-advokat.html)至于该法案中的“货车”，据说雇佣军有一个安全囚犯，并煽动了针对无辜平民，苏丹和利比亚的暴力行为。</text:p>
      <text:p text:style-name="P4">
在文件结尾处，据指出，涉及施加制裁的法律的任何职位都不能适用于被乌克兰农产品出口的人或向乌克兰提供人道主义援助。</text:p>
      <text:p text:style-name="P4">
据报道，去年10月10日[美国国会已经引入了(https://www.ukrinform.ua/rubric-world/3589576-kongres-ssa-rozglane-zakonoproekt-pro-viznanna-rf-krainousponsorom-terorizmu.html)恐怖主义的国家存在俄罗斯联邦。</text:p>
      <text:p text:style-name="P4">
News Source: <text:a xlink:type="simple" xlink:href="https://www.ukrinform.ua/rubric-world/3720981-do-kongresu-ssa-znovu-podali-zakonoproekt-pro-viznanna-rosii-derzavousponsorom-terorizmu.html" text:style-name="Internet_20_link" text:visited-style-name="Visited_20_Internet_20_Link">
https://www.ukrinform.ua/rubric-world/3720981-do-kongresu-ssa-znovu-podali-zakonoproekt-pro-viznanna-rosii-derzavousponsorom-terorizmu.html</text:a>
</text:p>
      <!--NEWS-->
      <text:h text:style-name="P10" text:outline-level="1">
<text:span text:style-name="T4">
在检查站“ Yagodin-Dorogusk”恢复了卡车的运动</text:span>
</text:h>
      <text:p text:style-name="P4">
作者: Ukrinform (Person)</text:p>
      <text:p text:style-name="P4">
出版商: Укринформ (Organization)</text:p>
      <text:p text:style-name="P4">
出版时间: 2023-06-10T13:57:10+03:00</text:p>
      <text:p text:style-name="P4">
修改时间: 2023-06-10T13:57:10+03:00</text:p>
      <text:p text:style-name="P4">
描述: 在与波兰边界的Yagodin-Dorogusk边界上，卡车交通得到了恢复。  - 乌克林。</text:p>
      <text:p text:style-name="P4">
图片: ['<text:a xlink:type="simple" xlink:href="https://static.ukrinform.com/photos/2023_06/thumb_files/630_360_1686394518-586.jpeg" text:style-name="Internet_20_link" text:visited-style-name="Visited_20_Internet_20_Link">
630_360_16863...</text:a>
']</text:p>
      <text:p text:style-name="P4">
标签: ['Польща', 'Прикордонники', 'Вантажівка']</text:p>
      <text:p text:style-name="P4">
类型: Article</text:p>
      <!--METADATA-->
      <text:p text:style-name="P4">
<draw:frame draw:style-name="fr1" draw:name="Image90" text:anchor-type="as-char" svg:width="6.9236in" svg:height="3.956343in" draw:z-index="0">
<draw:image xlink:href="../Images/yкринформ/2023-06-10T13-57-10-03-00/630_360_1686394518-586.jpeg" xlink:type="simple" xlink:show="embed" xlink:actuate="onLoad" draw:mime-type="image/jpeg"/>
</draw:frame>
Yagodin-Dorogusk边界与波兰的边界恢复了货车的行动。</text:p>
      <text:p text:style-name="P4">
根据乌克林福姆的说法，乌克兰的国家边境服务在[电报]中报告(https://t.me/DPSUkr/11722?fbclid=IwAR3QqiqkhTiKC5yF-1ezmtPisVjDfXtr1jgYWUZkvxvoh8-bXWD4hUE5LfI).</text:p>
      <text:p text:style-name="P4">
“Рух вантажівок через пункт пропуску “Ягодин-Дорогуськ” відновлено”, - ідетьсяв повідомленні.</text:p>
      <text:p text:style-name="P4">
<text:span text:style-name="T4">
Читайте також:</text:span>
 <text:a xlink:type="simple" xlink:href="https://www.ukrinform.ua/rubric-economy/3720753-agrarii-gotovi-blokuvati-vizd-polskih-vantazivok-na-teritoriu-ukraini.html" text:style-name="Internet_20_link" text:visited-style-name="Visited_20_Internet_20_Link">
 Аграрії готові блокувати в'їзд польських вантажівок натериторію України </text:a>
正如乌克林福姆报道的那样，6月9日，卡车通过Yagodin-Dorogusk Checkpoint <text:a xlink:type="simple" xlink:href="https://www.ukrinform.ua/rubric-regions/3720513-ruh-vantazivok-cerez-punkt-propusku-agodindorogusk-zablokovanij-strajkuut-polski-fermeri.html" text:style-name="Internet_20_link" text:visited-style-name="Visited_20_Internet_20_Link">
与波兰农民的罢工有关</text:a>
 .</text:p>
      <text:p text:style-name="P4">
News Source: <text:a xlink:type="simple" xlink:href="https://www.ukrinform.ua/rubric-regions/3720983-u-punkti-propusku-agodindorogusk-vidnovili-ruh-vantazivok.html" text:style-name="Internet_20_link" text:visited-style-name="Visited_20_Internet_20_Link">
https://www.ukrinform.ua/rubric-regions/3720983-u-punkti-propusku-agodindorogusk-vidnovili-ruh-vantazivok.html</text:a>
</text:p>
      <!--NEWS-->
      <text:h text:style-name="P10" text:outline-level="1">
<text:span text:style-name="T4">
对于赫尔森地区的居民，组织撤离路线 - 重返社会部</text:span>
</text:h>
      <text:p text:style-name="P4">
作者: Ukrinform (Person)</text:p>
      <text:p text:style-name="P4">
出版商: Укринформ (Organization)</text:p>
      <text:p text:style-name="P4">
出版时间: 2023-06-10T14:01:58+03:00</text:p>
      <text:p text:style-name="P4">
修改时间: 2023-06-10T14:01:58+03:00</text:p>
      <text:p text:style-name="P4">
描述: 为赫森地区危险地区的居民组织了几条紧急撤离路线。  - 乌克林。</text:p>
      <text:p text:style-name="P4">
图片: ['<text:a xlink:type="simple" xlink:href="https://static.ukrinform.com/photos/2022_08/thumb_files/630_360_1659517663-986.jpg" text:style-name="Internet_20_link" text:visited-style-name="Visited_20_Internet_20_Link">
630_360_16595...</text:a>
']</text:p>
      <text:p text:style-name="P4">
标签: ['Евакуація', 'Херсонщина', 'Автобус', 'Затоплення']</text:p>
      <text:p text:style-name="P4">
类型: Article</text:p>
      <!--METADATA-->
      <text:p text:style-name="P4">
<draw:frame draw:style-name="fr1" draw:name="Image91" text:anchor-type="as-char" svg:width="6.9236in" svg:height="3.956343in" draw:z-index="0">
<draw:image xlink:href="../Images/yкринформ/2023-06-10T14-01-58-03-00/630_360_1659517663-986.jpg" xlink:type="simple" xlink:show="embed" xlink:actuate="onLoad" draw:mime-type="image/jpeg"/>
</draw:frame>
对于赫尔森地区危险领土的居住，组织了几次紧急撤离。</text:p>
      <text:p text:style-name="P4">
正如乌克林福姆报道的那样，在[电报]中(https://t.me/minre_ua/3530)临时占领领土的重新融入部报告。</text:p>
      <text:p text:style-name="P4">
是的，您可以将免费的疏散火车留给Khmelnitsky。</text:p>
      <text:p text:style-name="P4">
赫尔森(Kherson)也可以被逃跑的免费公共汽车撤离：霍森 - 尼古拉(Nikolaev)，赫尔森(Kherson -Kherson -Odesa)。</text:p>
      <text:p text:style-name="P4">
如有必要，泄漏将推出免费的疏散巴士：Kherson -Dnipro和Kherson -Kryvyi Rih。</text:p>
      <text:p text:style-name="P4">
在<text:a xlink:type="simple" xlink:href="https://www.ukrinform.ua/tag-evakuacia" text:style-name="Internet_20_link" text:visited-style-name="Visited_20_Internet_20_Link">
撤离</text:a>
收集点是人道主义的援助：饮用水，衣物，食物和卫生项目。</text:p>
      <text:p text:style-name="P4">
“所有撤离的人都保证为IDPS获得财政援助：3000 UAH  - 对于其他人 - 其他人 -  uah 2,000人，”  - 在重返社会部中强调。</text:p>
      <text:p text:style-name="P4">
*!(https://www.ukrinform.ua/rubric-regions/3720887-na-hersonsini-iz-zoni-pidtoplenna-evakuuvali-vze-2588-ludej.html)您可以通过电话报告以撤离Kherson区域管理局的热线：0 800 33 09 51，(091)481-78-45或Kherson City军事管理：(050)040-44-24，(098)958-17-90。</text:p>
      <text:p text:style-name="P4">
对于撤离和人道主义援助，您应该联系热线：0 800 101 102。</text:p>
      <text:p text:style-name="P4">
您也可以将疏散线上的疏散电话调用，这是缩影危机响应的热线：15-48。</text:p>
      <text:p text:style-name="P4">
乌克林福姆(Ukrinform)报道，6月6日晚上<text:a xlink:type="simple" xlink:href="https://www.ukrinform.ua/rubric-other_news/3718791-pidriv-rosianami-kahovskoi-ges-vsi-novini.html" text:style-name="Internet_20_link" text:visited-style-name="Visited_20_Internet_20_Link">
地下水力发电站的俄罗斯入侵者</text:a>
。 在赫尔森地区，有疏散。</text:p>
      <text:p text:style-name="P4">
News Source: <text:a xlink:type="simple" xlink:href="https://www.ukrinform.ua/rubric-regions/3720985-dla-ziteliv-hersonsini-organizuvali-evakuacijni-marsruti-minreintegracii.html" text:style-name="Internet_20_link" text:visited-style-name="Visited_20_Internet_20_Link">
https://www.ukrinform.ua/rubric-regions/3720985-dla-ziteliv-hersonsini-organizuvali-evakuacijni-marsruti-minreintegracii.html</text:a>
</text:p>
      <!--NEWS-->
      <text:h text:style-name="P10" text:outline-level="1">
<text:span text:style-name="T4">
NBU没有做出任何禁止外币兑换的决定</text:span>
</text:h>
      <text:p text:style-name="P4">
作者: Ukrinform (Person)</text:p>
      <text:p text:style-name="P4">
出版商: Укринформ (Organization)</text:p>
      <text:p text:style-name="P4">
出版时间: 2023-06-10T14:02:00+03:00</text:p>
      <text:p text:style-name="P4">
修改时间: 2023-06-10T14:02:00+03:00</text:p>
      <text:p text:style-name="P4">
描述: 乌克兰国家银行尚未采取任何规范法律法案，禁止用外币进行外币交易，其中包括1996年系列中的美元，并先前发布。  - 乌克林。</text:p>
      <text:p text:style-name="P4">
图片: ['<text:a xlink:type="simple" xlink:href="https://static.ukrinform.com/photos/2022_09/thumb_files/630_360_1663308912-859.jpg" text:style-name="Internet_20_link" text:visited-style-name="Visited_20_Internet_20_Link">
630_360_16633...</text:a>
']</text:p>
      <text:p text:style-name="P4">
标签: ['Нацбанк', 'Обмін', 'Валюта']</text:p>
      <text:p text:style-name="P4">
类型: Article</text:p>
      <!--METADATA-->
      <text:p text:style-name="P4">
<draw:frame draw:style-name="fr1" draw:name="Image92" text:anchor-type="as-char" svg:width="6.9236in" svg:height="3.956343in" draw:z-index="0">
<draw:image xlink:href="../Images/yкринформ/2023-06-10T14-02-00-03-00/630_360_1663308912-859.jpg" xlink:type="simple" xlink:show="embed" xlink:actuate="onLoad" draw:mime-type="image/jpeg"/>
</draw:frame>
乌克兰国家银行尚未采用任何规范法律法案，这些法律法案迅速禁止用外币进行外汇交易，包括1996年的丛书中的美元，并更早发布。</text:p>
      <text:p text:style-name="P4">
NBU在[Facebook]中强调(https://www.facebook.com/NationalBankOfUkraine/posts/pfbid0PX6nX2YTZjruL2v2CuG9MK45AruXbiWSJHH1qwh37QQgfsnHz3hr99vS4NrTaWGHl)，报道乌克林福姆。</text:p>
      <text:p text:style-name="P4">
因此，在分析了公民交换现金外汇交换的上诉之后，国家银行确定了两个关键问题。 它们与外国钞票的交换有关，具有巨大的磨损或损坏和古代钞票的迹象。</text:p>
      <text:p text:style-name="P4">
*!(https://www.ukrinform.ua/rubric-economy/3720243-platiznij-servis-wayforpay-projsov-perelicenzuvanna-nacbank.html)该机构强调：“对于每种情况，都有明确的要求对NBU的塔尼正常行为的当前货币立法，监管机构要求执行执照的行政机构进行外汇和交换业务的遵守情况。”</text:p>
      <text:p text:style-name="P4">
可以在现场银行上找到钞票的磨损或损坏的迹象清单。</text:p>
      <text:p text:style-name="P4">
NBU得到保证，下周将与授权的机构举行，在此期间，他们将与市场的参与者讨论，将为公民上诉提供适当的解释。</text:p>
      <text:p text:style-name="P4">
<text:span text:style-name="T4">
另请阅读：</text:span>
 [<text:span text:style-name="T4">
国家银行</text:span>
预测逐渐减少(https://www.ukrinform.ua/rubric-economy/3715972-nacbank-prognozue-postupove-skorocenna-rivna-bezrobitta.html)最近，据报道，乌克兰的银行和交换办公室接受了稍微混乱，铭文和印章的账单，这些账单以前毫无疑问。 此类钞票以10-15％的折扣提供。</text:p>
      <text:p text:style-name="P4">
News Source: <text:a xlink:type="simple" xlink:href="https://www.ukrinform.ua/rubric-economy/3720986-nbu-ne-uhvaluvav-zodnih-normativnopravovih-aktiv-pro-zaboronu-obminu-inozemnoi-valuti.html" text:style-name="Internet_20_link" text:visited-style-name="Visited_20_Internet_20_Link">
https://www.ukrinform.ua/rubric-economy/3720986-nbu-ne-uhvaluvav-zodnih-normativnopravovih-aktiv-pro-zaboronu-obminu-inozemnoi-valut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10T14:03:00+03:00</text:p>
      <text:p text:style-name="P4">
修改时间: 2023-06-10T14:0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93" text:anchor-type="as-char" svg:width="6.9236in" svg:height="3.956343in" draw:z-index="0">
<draw:image xlink:href="../Images/yкринформ/2023-06-10T14-0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94" text:anchor-type="as-char" svg:width="6.9236in" svg:height="6.9236in" draw:z-index="0">
<draw:image xlink:href="../Images/yкринформ/2023-06-10T14-03-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95" text:anchor-type="as-char" svg:width="6.9236in" svg:height="6.9236in" draw:z-index="0">
<draw:image xlink:href="../Images/yкринформ/2023-06-10T14-0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96" text:anchor-type="as-char" svg:width="6.9236in" svg:height="6.9236in" draw:z-index="0">
<draw:image xlink:href="../Images/yкринформ/2023-06-10T14-0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97" text:anchor-type="as-char" svg:width="6.9236in" svg:height="6.9236in" draw:z-index="0">
<draw:image xlink:href="../Images/yкринформ/2023-06-10T14-03-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敖德萨，海军船的人员摧毁了三个无人机</text:span>
</text:h>
      <text:p text:style-name="P4">
作者: Ukrinform (Person)</text:p>
      <text:p text:style-name="P4">
出版商: Укринформ (Organization)</text:p>
      <text:p text:style-name="P4">
出版时间: 2023-06-10T14:10:00+03:00</text:p>
      <text:p text:style-name="P4">
修改时间: 2023-06-10T14:10:00+03:00</text:p>
      <text:p text:style-name="P4">
描述: 乌克兰武装部队海军的一艘船只的人员在俄登式夜间袭击中被摧毁了三个无人机 - 卡米卡德兹·沙赫德（Kamikadze Shahd）。  - 乌克林。</text:p>
      <text:p text:style-name="P4">
图片: ['<text:a xlink:type="simple" xlink:href="https://static.ukrinform.com/photos/2023_03/thumb_files/630_360_1679978312-648.jpeg" text:style-name="Internet_20_link" text:visited-style-name="Visited_20_Internet_20_Link">
630_360_16799...</text:a>
']</text:p>
      <text:p text:style-name="P4">
标签: ['Безпілотник', 'Одещина', 'Дрон', 'Війна з Росією']</text:p>
      <text:p text:style-name="P4">
类型: Article</text:p>
      <!--METADATA-->
      <text:p text:style-name="P4">
<draw:frame draw:style-name="fr1" draw:name="Image98" text:anchor-type="as-char" svg:width="6.9236in" svg:height="3.956343in" draw:z-index="0">
<draw:image xlink:href="../Images/yкринформ/2023-06-10T14-10-00-03-00/630_360_1679978312-648.jpeg" xlink:type="simple" xlink:show="embed" xlink:actuate="onLoad" draw:mime-type="image/jpeg"/>
</draw:frame>
俄罗斯夜间袭击时期，乌克兰武装部队武装部队海军的一艘船的人员在敖德萨地区被摧毁了三个无人机 - 卡米卡德兹·沙赫德(Kamikadze Shahd)。</text:p>
      <text:p text:style-name="P4">
根据乌克林福姆的说法，海军在[]中报告(https://t.me/ukrainian_navy/3296)<text:a xlink:type="simple" xlink:href="https://t.me/ukrainian_navy/3296" text:style-name="Internet_20_link" text:visited-style-name="Visited_20_Internet_20_Link">
电报</text:a>
 <text:a xlink:type="simple" xlink:href="https://t.me/ukrainian_navy/3296" text:style-name="Internet_20_link" text:visited-style-name="Visited_20_Internet_20_Link">
 . </text:a>
“在奥德萨地区，在俄罗斯武装部队的武装部队和手段的俄罗斯夜间袭击中，俄罗斯武装部队的武装部队和手段在俄罗斯的夜间袭击中被击落了3架“沙哈尼”的无人机。</text:p>
      <text:p text:style-name="P4">
“是的，今晚，其中一艘船的一条船的决定性行动被三个[无人机]摧毁(https://www.ukrinform.ua/tag-bezpilotnik)“， - 海军强调。</text:p>
      <text:p text:style-name="P4">
<text:span text:style-name="T4">
另请阅读：</text:span>
 <text:a xlink:type="simple" xlink:href="https://www.ukrinform.ua/rubric-ato/3720878-nicna-ataka-po-odesini-kilkist-poranenih-zrosla-do-29.html" text:style-name="Internet_20_link" text:visited-style-name="Visited_20_Internet_20_Link">
<text:span text:style-name="T4">
敖德萨</text:span>
 Inno的夜间攻击：受伤的数量上升26</text:a>
正如乌克林福姆报道的<text:a xlink:type="simple" xlink:href="https://www.ukrinform.ua/rubric-ato/3720872-ppo-vnoci-znisila-dvi-krilati-raketi-i-20-dronivkamikadze.html" text:style-name="Internet_20_link" text:visited-style-name="Visited_20_Internet_20_Link">
夜间防空</text:a>
 <text:a xlink:type="simple" xlink:href="https://www.ukrinform.ua/rubric-ato/3720872-ppo-vnoci-znisila-dvi-krilati-raketi-i-20-dronivkamikadze.html" text:style-name="Internet_20_link" text:visited-style-name="Visited_20_Internet_20_Link">
 </text:a>
6月10日摧毁了两枚敌方翼导弹和20枚Shock Grones Shahd-136/131。</text:p>
      <text:p text:style-name="P4">
News Source: <text:a xlink:type="simple" xlink:href="https://www.ukrinform.ua/rubric-ato/3720988-na-odesini-osobovij-sklad-katera-vms-znisiv-tri-droni-shahed.html" text:style-name="Internet_20_link" text:visited-style-name="Visited_20_Internet_20_Link">
https://www.ukrinform.ua/rubric-ato/3720988-na-odesini-osobovij-sklad-katera-vms-znisiv-tri-droni-shahed.html</text:a>
</text:p>
      <!--NEWS-->
      <text:h text:style-name="P10" text:outline-level="1">
<text:span text:style-name="T4">
亚洲国家越来越倾向于乌克兰的支持 - 国防部</text:span>
</text:h>
      <text:p text:style-name="P4">
作者: Ukrinform (Person)</text:p>
      <text:p text:style-name="P4">
出版商: Укринформ (Organization)</text:p>
      <text:p text:style-name="P4">
出版时间: 2023-06-10T14:14:33+03:00</text:p>
      <text:p text:style-name="P4">
修改时间: 2023-06-10T14:14:33+03:00</text:p>
      <text:p text:style-name="P4">
描述: 亚洲国家越来越倾向于乌克兰在俄罗斯 - 乌克兰战争中的支持。  - 乌克林。</text:p>
      <text:p text:style-name="P4">
图片: ['<text:a xlink:type="simple" xlink:href="https://static.ukrinform.com/photos/2023_06/thumb_files/630_360_1686372897-766.jpg" text:style-name="Internet_20_link" text:visited-style-name="Visited_20_Internet_20_Link">
630_360_16863...</text:a>
']</text:p>
      <text:p text:style-name="P4">
标签: ['Японія', 'Міноборони']</text:p>
      <text:p text:style-name="P4">
类型: Article</text:p>
      <!--METADATA-->
      <text:p text:style-name="P4">
<draw:frame draw:style-name="fr1" draw:name="Image99" text:anchor-type="as-char" svg:width="6.9236in" svg:height="3.956343in" draw:z-index="0">
<draw:image xlink:href="../Images/yкринформ/2023-06-10T14-14-33-03-00/630_360_1686372897-766.jpg" xlink:type="simple" xlink:show="embed" xlink:actuate="onLoad" draw:mime-type="image/jpeg"/>
</draw:frame>
在俄罗斯 - 乌克兰战争中，国家越来越倾向于乌克兰的支持。</text:p>
      <text:p text:style-name="P4">
这说明了(https://t.me/militarymediacenter/2189)，报道乌克林福姆。</text:p>
      <text:p text:style-name="P4">
他指出，亚洲国家越来越倾向于乌克兰的支持，该地区的情绪动态“对虐待非常积极”。</text:p>
      <text:p text:style-name="P4">
<text:span text:style-name="T4">
另请阅读：</text:span>
 <text:a xlink:type="simple" xlink:href="https://www.ukrinform.ua/rubric-ato/3720942-informacia-pro-hid-bojovih-dij-e-elementom-planu-operacii-malar.html" text:style-name="Internet_20_link" text:visited-style-name="Visited_20_Internet_20_Link">
有关战斗过程的信息是计划画家行动的要素</text:a>
Gagavrilov说：“这首先适用于日本，这对我们来说是非常开放的。”</text:p>
      <text:p text:style-name="P4">
根据副部长的说法，韩国也更容易出现乌克兰。</text:p>
      <text:p text:style-name="P4">
他特别指出，越南，马来西亚的国家已经“看起来更大胆地与我们交流”。</text:p>
      <text:p text:style-name="P4">
<text:span text:style-name="T4">
另请阅读：</text:span>
 <text:a xlink:type="simple" xlink:href="https://www.ukrinform.ua/rubric-ato/3720708-urad-belgii-zakupit-boepripasi-dla-ukraini-na-32-miljoni-zmi.html" text:style-name="Internet_20_link" text:visited-style-name="Visited_20_Internet_20_Link">
比利时政府将以3200万欧元的价格购买乌克兰的弹药 - 媒体</text:a>
“他们都知道发生了侵略。 但是，在传统上，在该地区，苏联的影响，后来，俄罗斯很容易在许多负面因素散布的条件下保持一些过滤器。”加夫里洛夫总结说。</text:p>
      <text:p text:style-name="P4">
正如乌克林福姆(Ukrinform)报道的，6月9日<text:a xlink:type="simple" xlink:href="https://www.ukrinform.ua/rubric-ato/3720484-kahovska-ges-i-situacia-na-fronti-zelenskij-proviv-rozmovu-z-premerom-aponii.html" text:style-name="Internet_20_link" text:visited-style-name="Visited_20_Internet_20_Link">
总统Volodymyr Zelenskyy讨论了日本Fumio Kishida的Zepremier-Minister</text:a>
勘探卡霍夫斯卡亚水力发电站的后果，俄罗斯纳弗罗特的局势和火箭射击的后果。</text:p>
      <text:p text:style-name="P4">
还报道说，<text:a xlink:type="simple" xlink:href="https://www.ukrinform.ua/rubric-society/3720121-aponia-gotue-ukraini-negajnu-gumanitarnu-dopomogu-posolstvo.html" text:style-name="Internet_20_link" text:visited-style-name="Visited_20_Internet_20_Link">
日本正在努力向乌克兰人提供直接的人道主义援助</text:a>
这是由于水力发电站的俄罗斯军队爆炸而受伤的。</text:p>
      <text:p text:style-name="P4">
照片：国防部</text:p>
      <text:p text:style-name="P4">
News Source: <text:a xlink:type="simple" xlink:href="https://www.ukrinform.ua/rubric-ato/3720989-kraini-azii-vse-bilse-shilautsa-do-pidtrimki-ukraini-minoboroni.html" text:style-name="Internet_20_link" text:visited-style-name="Visited_20_Internet_20_Link">
https://www.ukrinform.ua/rubric-ato/3720989-kraini-azii-vse-bilse-shilautsa-do-pidtrimki-ukraini-minoboroni.html</text:a>
</text:p>
      <!--NEWS-->
      <text:h text:style-name="P10" text:outline-level="1">
<text:span text:style-name="T4">
Kharkiv Berserkov的队长将从Kyiv Capitalz HC演出。</text:span>
</text:h>
      <text:p text:style-name="P4">
作者: Ukrinform (Person)</text:p>
      <text:p text:style-name="P4">
出版商: Укринформ (Organization)</text:p>
      <text:p text:style-name="P4">
出版时间: 2023-06-10T14:17:36+03:00</text:p>
      <text:p text:style-name="P4">
修改时间: 2023-06-10T14:17:36+03:00</text:p>
      <text:p text:style-name="P4">
描述: 上个赛季是哈尔基夫·贝尔科夫（Kharkiv Berrkov）的队长，现年35岁的中心Yevgeny Sekirko成为了新创建的曲棍球俱乐部“ Kyiv Capitalz”的球员。  - 乌克林。</text:p>
      <text:p text:style-name="P4">
图片: ['<text:a xlink:type="simple" xlink:href="https://static.ukrinform.com/photos/2023_06/thumb_files/630_360_1686392062-376.jpg" text:style-name="Internet_20_link" text:visited-style-name="Visited_20_Internet_20_Link">
630_360_16863...</text:a>
']</text:p>
      <text:p text:style-name="P4">
标签: ['хокей', 'Спорт', 'Україна', 'Київ']</text:p>
      <text:p text:style-name="P4">
类型: Article</text:p>
      <!--METADATA-->
      <text:p text:style-name="P4">
<draw:frame draw:style-name="fr1" draw:name="Image100" text:anchor-type="as-char" svg:width="6.9236in" svg:height="3.956343in" draw:z-index="0">
<draw:image xlink:href="../Images/yкринформ/2023-06-10T14-17-36-03-00/630_360_1686392062-376.jpg" xlink:type="simple" xlink:show="embed" xlink:actuate="onLoad" draw:mime-type="image/jpeg"/>
</draw:frame>
上个赛季是哈尔基夫·贝尔科夫(Kharkiv Berserkov)的队长，现年35岁的离心叶夫根尼·塞基尔科(Yevgeny Sekirko)成为新成立的曲棍球俱乐部“基夫·凯皮塔雷斯(Kyiv Kapitales)”的球员。</text:p>
      <text:p text:style-name="P4">
Eugene曾经<text:a xlink:type="simple" xlink:href="https://fhu.com.ua/news/kepitalz-pidpysaly-kapitana-berserkiv/" text:style-name="Internet_20_link" text:visited-style-name="Visited_20_Internet_20_Link">
赢了“黄金”</text:a>
乌克兰冠军(在首都“猎鹰”的组成中)乌克林福姆报道，他是银牌，是乌克兰锦标赛的铜牌获得者的三倍。</text:p>
      <text:p text:style-name="P4">
在2022/2023季中，Sekirko在Kharkiv Berserki俱乐部度过了19场比赛，Ukyki放弃了3个垫圈，并制定了9个生产计划。</text:p>
      <text:p text:style-name="P4">
总的来说，曲棍球运动员在乌克兰冠军赛中打了273场比赛，得分76个Helloi 106富有生产力。</text:p>
      <text:p text:style-name="P4">
2014年，Sekirko代表乌克兰参加了世界大学(5场比赛，2个进球 + 5股).</text:p>
      <text:p text:style-name="P4">
<text:span text:style-name="T4">
Читайте також:</text:span>
 <text:a xlink:type="simple" xlink:href="https://www.ukrinform.ua/rubric-sports/3720565-oleksandr-kojda-zahisatime-kolori-hokejnogo-klubu-kiiv-kepitalz.html" text:style-name="Internet_20_link" text:visited-style-name="Visited_20_Internet_20_Link">
 Олександр Койда захищатиме кольори <text:span text:style-name="T4">
хокей</text:span>
 ного клубу«Київ Кепіталз» </text:a>
尤金(Eugene)成为第19位新人“ Capitlez”。 对他来说，新成立的团队由乌克兰瓦迪姆·弗拉格库克国家队(National Team of National Team of ukraine vadim fragchuk)领导(两者都是“军团”)，Denis Hone(“基辅”)，Konstantin Ryabenko，Timur Lapko，Artem Archipenko，攻击者Mykolaladowner，Alexander Koida，Danylo Tyshchenko(所有 -  dnipro)，Vladislav Kutsevich，Dmitry Utukin(两者都是“猎鹰”)，基里尔·邦德伦科(Kirill Bondarenko)(“基辅”)，尼基塔·奥利尼克(Nikita Oliynyk)，弗拉迪斯拉夫·卢戈维(Vladislav Lugovy)(两者都是“军团”)，亚历山大·德雷瓦尔(Alexander Dreval)，丹尼斯·佩洛索夫斯基(两者都是“基夫”)，罗马·迪亚肯科(Roman Dyachenko)和谢尔盖·切尔森科(Sergey Chernenko)。</text:p>
      <text:p text:style-name="P4">
基辅首都队正准备在秋季在乌克兰锦标赛中首次亮相。</text:p>
      <text:p text:style-name="P4">
照片：fhu.com.ua.</text:p>
      <text:p text:style-name="P4">
News Source: <text:a xlink:type="simple" xlink:href="https://www.ukrinform.ua/rubric-sports/3720991-z-hk-kiiv-kepitalz-vistupatime-kapitan-harkivskih-berserkiv.html" text:style-name="Internet_20_link" text:visited-style-name="Visited_20_Internet_20_Link">
https://www.ukrinform.ua/rubric-sports/3720991-z-hk-kiiv-kepitalz-vistupatime-kapitan-harkivskih-berserkiv.html</text:a>
</text:p>
      <!--NEWS-->
      <text:h text:style-name="P10" text:outline-level="1">
<text:span text:style-name="T4">
在基辅地区，事故导致两人丧生，八人受伤</text:span>
</text:h>
      <text:p text:style-name="P4">
作者: Ukrinform (Person)</text:p>
      <text:p text:style-name="P4">
出版商: Укринформ (Organization)</text:p>
      <text:p text:style-name="P4">
出版时间: 2023-06-10T14:20:00+03:00</text:p>
      <text:p text:style-name="P4">
修改时间: 2023-06-10T14:20:00+03:00</text:p>
      <text:p text:style-name="P4">
描述: 两人在基辅地区被杀，八人受伤。  - 乌克林。</text:p>
      <text:p text:style-name="P4">
图片: ['<text:a xlink:type="simple" xlink:href="https://static.ukrinform.com/photos/2023_05/thumb_files/630_360_1683796887-821.jpg" text:style-name="Internet_20_link" text:visited-style-name="Visited_20_Internet_20_Link">
630_360_16837...</text:a>
']</text:p>
      <text:p text:style-name="P4">
标签: ['ДТП', 'Київщина', 'Андрій Нєбитов']</text:p>
      <text:p text:style-name="P4">
类型: Article</text:p>
      <!--METADATA-->
      <text:p text:style-name="P4">
<draw:frame draw:style-name="fr1" draw:name="Image101" text:anchor-type="as-char" svg:width="6.9236in" svg:height="3.956343in" draw:z-index="0">
<draw:image xlink:href="../Images/yкринформ/2023-06-10T14-20-00-03-00/630_360_1683796887-821.jpg" xlink:type="simple" xlink:show="embed" xlink:actuate="onLoad" draw:mime-type="image/jpeg"/>
</draw:frame>
ukiiv地区由于事故而杀死了两人，八人造成了创伤。</text:p>
      <text:p text:style-name="P4">
根据乌克林福姆(Ukrinform)的说法，基辅地区负责人安德里·尼比托夫(Andriy Nybitov)在[Telegram]中报道了(https://t.me/andrii_nebytov/1419)。</text:p>
      <text:p text:style-name="P4">
据他说，由于丘皮拉(Chupyra)村附近的一次事故，两个在雷诺小巴(Renault Minibus)加强的人被杀，又有5人受伤，其中两个。 一个孩子处于严重状态。</text:p>
      <text:p text:style-name="P4">
<text:span text:style-name="T4">
另请阅读：</text:span>
 <text:a xlink:type="simple" xlink:href="https://www.ukrinform.ua/rubric-regions/3719419-na-zitomirsini-v-dtp-zaginuv-vijskovij-akij-povernuvsa-z-polonu.html" text:style-name="Internet_20_link" text:visited-style-name="Visited_20_Internet_20_Link">
在Zhytomyr地区<text:span text:style-name="T4">
一场事故</text:span>
杀死了一个被囚禁的军人</text:a>
三名现代汽车中的三人也受伤。</text:p>
      <text:p text:style-name="P4">
受害者被带到医院。</text:p>
      <text:p text:style-name="P4">
内迪托夫强调说：“基辅地区的警察继续当场工作，捕捉了变异的后果。”</text:p>
      <text:p text:style-name="P4">
<text:span text:style-name="T4">
另请阅读：</text:span>
 <text:a xlink:type="simple" xlink:href="https://www.ukrinform.ua/rubric-regions/3718102-u-dtp-v-cerkasah-postrazdali-troe-ditej.html" text:style-name="Internet_20_link" text:visited-style-name="Visited_20_Internet_20_Link">
在<text:span text:style-name="T4">
道路事故中</text:span>
在Cherkasy中，三个孩子受伤</text:a>
正如乌克林福姆(Ukrinform)报道的，6月4日在基辅地区<text:a xlink:type="simple" xlink:href="https://www.ukrinform.ua/rubric-regions/3718218-na-kiivsini-dvoe-pidlitkiv-na-motocikli-zitknulis-z-legkovikom-ih-gospitalizuvali.html" text:style-name="Internet_20_link" text:visited-style-name="Visited_20_Internet_20_Link">
风车的两个少年与汽车相撞。 他们住院</text:a>
 .</text:p>
      <text:p text:style-name="P4">
News Source: <text:a xlink:type="simple" xlink:href="https://www.ukrinform.ua/rubric-regions/3720992-na-kiivsini-vnaslidok-dtp-zaginuli-dvoe-ludej-i-se-vosmero-postrazdali.html" text:style-name="Internet_20_link" text:visited-style-name="Visited_20_Internet_20_Link">
https://www.ukrinform.ua/rubric-regions/3720992-na-kiivsini-vnaslidok-dtp-zaginuli-dvoe-ludej-i-se-vosmero-postrazdali.html</text:a>
</text:p>
      <!--NEWS-->
      <text:h text:style-name="P10" text:outline-level="1">
<text:span text:style-name="T4">
Rheinmetall Head告诉德国技术如何在乌克兰的战场上展现出来</text:span>
</text:h>
      <text:p text:style-name="P4">
作者: Ukrinform (Person)</text:p>
      <text:p text:style-name="P4">
出版商: Укринформ (Organization)</text:p>
      <text:p text:style-name="P4">
出版时间: 2023-06-10T14:23:10+03:00</text:p>
      <text:p text:style-name="P4">
修改时间: 2023-06-10T14:23:10+03:00</text:p>
      <text:p text:style-name="P4">
描述: 乌克兰士兵对所提供的德国武器的反馈是非常积极的，并且从自推销的PZH2000炮兵中，他们最多可以击中20,000张枪击，尽管建议在4,500枪后更换枪管。  - 乌克林。</text:p>
      <text:p text:style-name="P4">
图片: ['<text:a xlink:type="simple" xlink:href="https://static.ukrinform.com/photos/2022_12/thumb_files/630_360_1671112290-944.jpg" text:style-name="Internet_20_link" text:visited-style-name="Visited_20_Internet_20_Link">
630_360_16711...</text:a>
']</text:p>
      <text:p text:style-name="P4">
标签: ['Німеччина', 'Зброя', 'Війна з Росією']</text:p>
      <text:p text:style-name="P4">
类型: Article</text:p>
      <!--METADATA-->
      <text:p text:style-name="P4">
<draw:frame draw:style-name="fr1" draw:name="Image102" text:anchor-type="as-char" svg:width="6.9236in" svg:height="3.956343in" draw:z-index="0">
<draw:image xlink:href="../Images/yкринформ/2023-06-10T14-23-10-03-00/630_360_1671112290-944.jpg" xlink:type="simple" xlink:show="embed" xlink:actuate="onLoad" draw:mime-type="image/jpeg"/>
</draw:frame>
乌克兰军事评论对德国武器非常肯定，尽管建议在4,500枪后更换枪管，但它们最多可占20,000。</text:p>
      <text:p text:style-name="P4">
根据乌克林福姆的说法，这已经在一次采访中说明<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Rheinmetall的Rheinmetall Head Defersion涉及Armin Papperger。</text:p>
      <text:p text:style-name="P4">
“乌克兰人对德国武器的反馈是非常积极的。至少要进行自我推广的PZH2000，底盘和武器系统，它们的系统由Rheinmetall提供。总的来说，我们说，在大约4,500张照片后需要更改后备箱。但是乌克兰人拍摄了大约4,500张。多达20,000张照片。他们将被破解很长时间了。</text:p>
      <text:p text:style-name="P4">
据他说，俄罗斯<text:a xlink:type="simple" xlink:href="https://www.ukrinform.ua/tag-vijna-z-rosieu" text:style-name="Internet_20_link" text:visited-style-name="Visited_20_Internet_20_Link">
战争</text:a>
在乌克兰，她在目前的瑞尔米尔特尔(Rheinmetall)增长中发挥了重要作用。 “我们的大部分增长都与乌克兰的可怕战争有关。在侵略者入侵的情况下，欧洲没有任何国家都做好准备。政府已经理解了这一点，因此对我们产品的需求正在增长。”</text:p>
      <text:p text:style-name="P4">
<text:span text:style-name="T4">
另请阅读：</text:span>
 [在乌克罗龙普罗姆(Ukroboronprom(https://www.ukrinform.ua/rubric-ato/3719652-v-ukroboronpromi-rozpovili-pro-stvorenna-spilnogo-pidpriemstva-z-rheinmetall.html)Papperger指出，在2023年，关注的担忧等待着许多合同：“现在我们谈论的是几个非常大的合同：坦克，弹药，卫生防御和飞机。我们正在谈论的是长时间和多比利亚斯欧元。”</text:p>
      <text:p text:style-name="P4">
Rheinmetall还致力于扩大其生产能力。帕珀格在评论欧盟是否会用百万富翁枪向乌克兰实现欧盟承诺的问题时说：“只有欧洲军队提供储备金，乌克兰才会收到一百万炮兵胸部。”</text:p>
      <text:p text:style-name="P4">
<text:span text:style-name="T4">
另请阅读：</text:span>
 [经理<text:span text:style-name="T4">
莱茵金属</text:span>
揭示了乌克兰 - 德国制作的细节(https://www.ukrinform.ua/rubric-ato/3712026-kerivnik-rheinmetall-rozkriv-detali-ukrainskonimeckogo-virobnictva-bronovanoi-tehniki.html)他说：“在工业方面，我们正在努力增加生产设施。我们查看工作人员，恢复保存的设备，建造新的连锁店。但是，填补所有欧洲弹药库将需要六到十年的时间。”</text:p>
      <text:p text:style-name="P4">
正如乌克林福姆(Ukrinform)报道的那样，乌克罗龙普罗姆(Ukroboronprom)与国防工业的一名国防领导人达成了一项战略协议 - 德国关注的莱茵金属。 现在正在存储建立合资企业的法律程序，在基础上，将开发有前途的武器和军事设备。</text:p>
      <text:p text:style-name="P4">
News Source: <text:a xlink:type="simple" xlink:href="https://www.ukrinform.ua/rubric-ato/3720993-glava-rheinmetall-rozpoviv-ak-nimecka-tehnika-pokazala-sebe-na-poli-bou-v-ukraini.html" text:style-name="Internet_20_link" text:visited-style-name="Visited_20_Internet_20_Link">
https://www.ukrinform.ua/rubric-ato/3720993-glava-rheinmetall-rozpoviv-ak-nimecka-tehnika-pokazala-sebe-na-poli-bou-v-ukraini.html</text:a>
</text:p>
      <!--NEWS-->
      <text:h text:style-name="P10" text:outline-level="1">
<text:span text:style-name="T4">
在基辅，只有15％的庇护所适合使用而没有大量评论</text:span>
</text:h>
      <text:p text:style-name="P4">
作者: Ukrinform (Person)</text:p>
      <text:p text:style-name="P4">
出版商: Укринформ (Organization)</text:p>
      <text:p text:style-name="P4">
出版时间: 2023-06-10T14:28:07+03:00</text:p>
      <text:p text:style-name="P4">
修改时间: 2023-06-10T14:28:07+03:00</text:p>
      <text:p text:style-name="P4">
描述: 在基辅的全部检查显示，只有15％的资本保护结构适合使用而没有重大评论。  - 乌克林。</text:p>
      <text:p text:style-name="P4">
图片: ['<text:a xlink:type="simple" xlink:href="https://static.ukrinform.com/photos/2023_06/thumb_files/630_360_1686303753-448.jpg" text:style-name="Internet_20_link" text:visited-style-name="Visited_20_Internet_20_Link">
630_360_16863...</text:a>
']</text:p>
      <text:p text:style-name="P4">
标签: ['Київ', 'Укриття']</text:p>
      <text:p text:style-name="P4">
类型: Article</text:p>
      <!--METADATA-->
      <text:p text:style-name="P4">
<draw:frame draw:style-name="fr1" draw:name="Image103" text:anchor-type="as-char" svg:width="6.9236in" svg:height="3.956343in" draw:z-index="0">
<draw:image xlink:href="../Images/yкринформ/2023-06-10T14-28-07-03-00/630_360_1686303753-448.jpg" xlink:type="simple" xlink:show="embed" xlink:actuate="onLoad" draw:mime-type="image/jpeg"/>
</draw:frame>
基辅的全面验证表明，只有15％的资本保护结构适合使用而没有重大评论。</text:p>
      <text:p text:style-name="P4">
根据乌克林福姆的说法，战略工业部长亚历山大·卡米辛(Alexander Kamyshin)在[Telegram]中谈到了这一点。(https://t.me/zalizni_zminy/1351?fbclid=IwAR1BPTRbbbKKkwgh9CSDgKhHNi2LYB-TNpAh8c0Ka0P5mEIj6_z7PjpimOo)“他通过了委员会的报告来检查<text:a xlink:type="simple" xlink:href="https://www.ukrinform.ua/tag-ukritta" text:style-name="Internet_20_link" text:visited-style-name="Visited_20_Internet_20_Link">
庇护所</text:a>
基辅昨天。 截至今晚晚上8:00，该委员会毕业于所有4655庇护所。 结果令人失望，”部长说。</text:p>
      <text:p text:style-name="P4">
根据审计的结果，发现少于庇护所的资本中的庇护所 - 只有44％。 提供五分钟的访问权限 - 通常是责任，在警报后打开庇护所。</text:p>
      <text:p text:style-name="P4">
*!(https://www.ukrinform.ua/rubric-kyiv/3720544-u-kievi-testuut-sistemu-avtomaticnogo-dopusku-do-ukrittiv-u-komunalnih-primisennah.html)即将离任的委员会将努力构建数据并准备报告。</text:p>
      <text:p text:style-name="P4">
正如乌克林福姆(Ukrinform)报道的那样，在基辅三人死亡之后，由于敌对炮击期间无法避难所，弗拉基米尔·泽伦斯基(Vladimir Zelenskyi)重复了[对所有保护结构进行了完整的审核]。(https://www.ukrinform.ua/rubric-ato/3717468-zelenskij-doruciv-provesti-povnu-reviziu-usih-zahisnih-sporud-ukraini.html)</text:p>
      <text:p text:style-name="P4">
News Source: <text:a xlink:type="simple" xlink:href="https://www.ukrinform.ua/rubric-kyiv/3720994-u-kievi-lise-15-ukrittiv-pridatni-do-vikoristanna-bez-suttevih-zauvazen-kamisin.html" text:style-name="Internet_20_link" text:visited-style-name="Visited_20_Internet_20_Link">
https://www.ukrinform.ua/rubric-kyiv/3720994-u-kievi-lise-15-ukrittiv-pridatni-do-vikoristanna-bez-suttevih-zauvazen-kamisin.html</text:a>
</text:p>
      <!--NEWS-->
      <text:h text:style-name="P10" text:outline-level="1">
<text:span text:style-name="T4">
来自Odesa地区火箭袭击的受害者将修复住房或给予新的住房</text:span>
</text:h>
      <text:p text:style-name="P4">
作者: Ukrinform (Person)</text:p>
      <text:p text:style-name="P4">
出版商: Укринформ (Organization)</text:p>
      <text:p text:style-name="P4">
出版时间: 2023-06-10T14:32:09+03:00</text:p>
      <text:p text:style-name="P4">
修改时间: 2023-06-10T14:32:09+03:00</text:p>
      <text:p text:style-name="P4">
描述: Belgorod-Dnestrovsky居民的夜火箭袭击的受害者将修复或提供新的住房。  - 乌克林。</text:p>
      <text:p text:style-name="P4">
图片: ['<text:a xlink:type="simple" xlink:href="https://static.ukrinform.com/photos/2023_06/thumb_files/630_360_1686378600-1576.jpeg" text:style-name="Internet_20_link" text:visited-style-name="Visited_20_Internet_20_Link">
630_360_16863...</text:a>
']</text:p>
      <text:p text:style-name="P4">
标签: ['Обстріл', 'Одещина', 'Житло', 'Війна з Росією']</text:p>
      <text:p text:style-name="P4">
类型: Article</text:p>
      <!--METADATA-->
      <text:p text:style-name="P4">
<draw:frame draw:style-name="fr1" draw:name="Image105" text:anchor-type="as-char" svg:width="6.9236in" svg:height="3.956343in" draw:z-index="0">
<draw:image xlink:href="../Images/yкринформ/2023-06-10T14-32-09-03-00/630_360_1686378600-1576.jpeg" xlink:type="simple" xlink:show="embed" xlink:actuate="onLoad" draw:mime-type="image/jpeg"/>
</draw:frame>
Belgorod-Dnestrovsky居民的夜火箭袭击的受害者将修复或提供新的住房。</text:p>
      <text:p text:style-name="P4">
正如Ukrinform报道的那样，它在[Telegram]中报告(https://t.me/odeskaODA/1734) <text:a xlink:type="simple" xlink:href="https://t.me/odeskaODA/1734" text:style-name="Internet_20_link" text:visited-style-name="Visited_20_Internet_20_Link">
 </text:a>
odesa ova。</text:p>
      <text:p text:style-name="P4">
“贝尔戈罗德(Belgorod)居民的所有夜间袭击的受害者 - 德尼斯特罗夫斯基·纳丹(Dnistrovsky Nadan)医疗援助，提供了被摧毁的房屋的人们，组织了热食。在崩溃的住房或补偿之后，我们就不会难以置信的是，如果没有您头顶的屋顶，我们就不会令人难以置信。”消息读取。</text:p>
      <text:p text:style-name="P4">
<text:span text:style-name="T4">
另请阅读：</text:span>
 <text:a xlink:type="simple" xlink:href="https://www.ukrinform.ua/rubric-ato/3720878-nicna-ataka-po-odesini-kilkist-poranenih-zrosla-do-29.html" text:style-name="Internet_20_link" text:visited-style-name="Visited_20_Internet_20_Link">
<text:span text:style-name="T4">
敖德萨</text:span>
 Inno的夜间攻击：受伤的数量上升26</text:a>
据乌克林福姆报道，今天在Belgorod-Dnestrovsky地区，由于该国恐怖分子的神经攻击，爆炸浪潮受到房屋的破坏。有10人感到惊讶。</text:p>
      <text:p text:style-name="P4">
News Source: <text:a xlink:type="simple" xlink:href="https://www.ukrinform.ua/rubric-vidbudova/3720996-postrazdalim-vid-raketnoi-ataki-na-odesini-vidremontuut-zitlo-abo-nadadut-nove.html" text:style-name="Internet_20_link" text:visited-style-name="Visited_20_Internet_20_Link">
https://www.ukrinform.ua/rubric-vidbudova/3720996-postrazdalim-vid-raketnoi-ataki-na-odesini-vidremontuut-zitlo-abo-nadadut-nove.html</text:a>
</text:p>
      <!--NEWS-->
      <text:h text:style-name="P10" text:outline-level="1">
<text:span text:style-name="T4">
比利时已向发电机分配了150万欧元，以克服后果</text:span>
</text:h>
      <text:p text:style-name="P4">
作者: Ukrinform (Person)</text:p>
      <text:p text:style-name="P4">
出版商: Укринформ (Organization)</text:p>
      <text:p text:style-name="P4">
出版时间: 2023-06-10T14:39:13+03:00</text:p>
      <text:p text:style-name="P4">
修改时间: 2023-06-10T14:39:13+03:00</text:p>
      <text:p text:style-name="P4">
描述: 比利时政府已通过比利时的B-Fast救护车分配了150万欧元，用于购买发电机，以克服俄罗斯俄罗斯联合会HPP的后果。  - 乌克林。</text:p>
      <text:p text:style-name="P4">
图片: ['<text:a xlink:type="simple" xlink:href="https://static.ukrinform.com/photos/2023_06/thumb_files/630_360_1686397085-736.jpg" text:style-name="Internet_20_link" text:visited-style-name="Visited_20_Internet_20_Link">
630_360_16863...</text:a>
']</text:p>
      <text:p text:style-name="P4">
标签: ['Бельгія', 'Галущенко', 'генератор']</text:p>
      <text:p text:style-name="P4">
类型: Article</text:p>
      <!--METADATA-->
      <text:p text:style-name="P4">
<draw:frame draw:style-name="fr1" draw:name="Image106" text:anchor-type="as-char" svg:width="6.9236in" svg:height="3.956343in" draw:z-index="0">
<draw:image xlink:href="../Images/yкринформ/2023-06-10T14-39-13-03-00/630_360_1686397085-736.jpg" xlink:type="simple" xlink:show="embed" xlink:actuate="onLoad" draw:mime-type="image/jpeg"/>
</draw:frame>
Odorbelgia已通过比利时的B-Fast Alss分配了150万欧元购买发电机，以克服破坏RFKAKHIV水力发电站的后果。</text:p>
      <text:p text:style-name="P4">
根据乌克林福姆的报道，它报告了<text:a xlink:type="simple" xlink:href="https://www.mev.gov.ua/novyna/domovlenosti-ministriv-vykonano-belhiya-vydilyla-15-mln-yevro-na-heneratory-dlya-podolannya" text:style-name="Internet_20_link" text:visited-style-name="Visited_20_Internet_20_Link">
能源部</text:a>
.</text:p>
      <text:p text:style-name="P4">
“Ця допомога має важливе значення для українських областей, що постраждали відтерористичної атаки ворога на Каховській ГЕС”, - зауважили в міністерстві.</text:p>
      <text:p text:style-name="P4">
<text:span text:style-name="T4">
Читайте також:</text:span>
 <text:a xlink:type="simple" xlink:href="https://www.ukrinform.ua/rubric-regions/3720817-belgia-zalucila-kilka-federalnih-ministerstv-do-nadanna-ekstrenoi-dopomogi-ukraini.html" text:style-name="Internet_20_link" text:visited-style-name="Visited_20_Internet_20_Link">
 Бельгія залучила кілька федеральних міністерств донадання екстреної допомоги Україні </text:a>
乌克兰赫尔曼·盖申科(Ukraine Herman Galushchenko)的能源部长感谢比利时政府向乌克兰提供的援助。 “额外的设备将帮助能源工程师应对卡科夫斯基水电站发生的洪水的影响。 我们非常感谢Cestoup在乌克兰的合作伙伴的支持。”他说。</text:p>
      <text:p text:style-name="P4">
据报道，在6月8日，在经济合作与发展组织理事会理事会委员会领域(经合组织 - 经合组织)Galushchenko和比利时部长Tina van der Straten已达成一项关于比利时应急发电机提供乌克兰的协议，以通过破坏Kakhovka水力发电站来克服后果。</text:p>
      <text:p text:style-name="P4">
<text:span text:style-name="T4">
另请阅读：</text:span>
 <text:a xlink:type="simple" xlink:href="https://www.ukrinform.ua/rubric-regions/3720784-z-bukovini-vidpravili-vze-ponad-100-tonn-dopomogi-zitelam-hersonsini.html" text:style-name="Internet_20_link" text:visited-style-name="Visited_20_Internet_20_Link">
来自布科维纳(Bukovina)已经向Mimhern地区的居民发送了100吨以上的帮助</text:a>
通常，自从对比利时进行全面入侵以来，以重量超过36吨的设备的形式指向乌克兰人道主义援助的货物。</text:p>
      <text:p text:style-name="P4">
正如乌克林福姆报道的，<text:a xlink:type="simple" xlink:href="https://www.ukrinform.ua/rubric-other_news/3720776-pidriv-rosianami-kahovskoi-ges-usi-novini.html" text:style-name="Internet_20_link" text:visited-style-name="Visited_20_Internet_20_Link">
6月6日晚上俄罗斯联邦的部队破坏了Greblyukhov水力发电站</text:a>
。 该电台无法恢复。 纳尔森地区继续救援工作和疏散人口。</text:p>
      <text:p text:style-name="P4">
照片：能源部</text:p>
      <text:p text:style-name="P4">
News Source: <text:a xlink:type="simple" xlink:href="https://www.ukrinform.ua/rubric-society/3721000-belgia-vidilila-15-miljona-na-generatori-dla-podolanna-naslidkiv-pidrivu-kahovskoi-ges.html" text:style-name="Internet_20_link" text:visited-style-name="Visited_20_Internet_20_Link">
https://www.ukrinform.ua/rubric-society/3721000-belgia-vidilila-15-miljona-na-generatori-dla-podolanna-naslidkiv-pidrivu-kahovskoi-ges.html</text:a>
</text:p>
      <!--NEWS-->
      <text:h text:style-name="P10" text:outline-level="1">
<text:span text:style-name="T4">
里文地区向赫尔森地区发送了帮助</text:span>
</text:h>
      <text:p text:style-name="P4">
作者: Ukrinform (Person)</text:p>
      <text:p text:style-name="P4">
出版商: Укринформ (Organization)</text:p>
      <text:p text:style-name="P4">
出版时间: 2023-06-10T14:43:22+03:00</text:p>
      <text:p text:style-name="P4">
修改时间: 2023-06-10T14:43:22+03:00</text:p>
      <text:p text:style-name="P4">
描述: 第二辆带人道主义援助的卡车寄给了赫尔森·里凡恩地区。  - 乌克林。</text:p>
      <text:p text:style-name="P4">
图片: ['<text:a xlink:type="simple" xlink:href="https://static.ukrinform.com/photos/2023_06/thumb_files/630_360_1686397296-510.jpg" text:style-name="Internet_20_link" text:visited-style-name="Visited_20_Internet_20_Link">
630_360_16863...</text:a>
']</text:p>
      <text:p text:style-name="P4">
标签: ['Гуманітарна допомога', 'Херсонщина', 'Рівненщина']</text:p>
      <text:p text:style-name="P4">
类型: Article</text:p>
      <!--METADATA-->
      <text:p text:style-name="P4">
<draw:frame draw:style-name="fr1" draw:name="Image107" text:anchor-type="as-char" svg:width="6.9236in" svg:height="3.956343in" draw:z-index="0">
<draw:image xlink:href="../Images/yкринформ/2023-06-10T14-43-22-03-00/630_360_1686397296-510.jpg" xlink:type="simple" xlink:show="embed" xlink:actuate="onLoad" draw:mime-type="image/jpeg"/>
</draw:frame>
第二个Furuz通过人道主义援助派往Kherson地区。</text:p>
      <text:p text:style-name="P4">
关于它报告了[电报]中的Rivne OVA(https://t.me/ODA_RV/16499)，报道乌克林福姆。</text:p>
      <text:p text:style-name="P4">
“下一批Hydogs包括250万升饮用水，卫生剂和500套长期储存(饼干，葡萄干，坚果，罐头食品)“， - 消息说。</text:p>
      <text:p text:style-name="P4">
<text:span text:style-name="T4">
另请阅读：</text:span>
 <text:a xlink:type="simple" xlink:href="https://www.ukrinform.ua/rubric-regions/3720985-dla-ziteliv-hersonsini-organizuvali-evakuacijni-marsruti-minreintegracii.html" text:style-name="Internet_20_link" text:visited-style-name="Visited_20_Internet_20_Link">
对于Kherson地区的居民，组织了疏散路线 -  Minameryntegration</text:a>
正如乌克林福姆报道的，<text:a xlink:type="simple" xlink:href="https://www.ukrinform.ua/rubric-other_news/3718791-pidriv-rosianami-kahovskoi-ges-vsi-novini.html" text:style-name="Internet_20_link" text:visited-style-name="Visited_20_Internet_20_Link">
6月6日晚上，俄罗斯军队破坏了Greblyukakhov水力发电站</text:a>
。 人们从被洪水淹没的航站楼中撤离。</text:p>
      <text:p text:style-name="P4">
在破坏卡科夫卡水力发电站的占领者的事实中，执法人员开始根据“ Ecocid”的文章进行调查。</text:p>
      <text:p text:style-name="P4">
Ukrhydroenergo表示，Kakhovka水力发电站被完全销毁和可追回。</text:p>
      <text:p text:style-name="P4">
照片：Rivne Ova</text:p>
      <text:p text:style-name="P4">
News Source: <text:a xlink:type="simple" xlink:href="https://www.ukrinform.ua/rubric-regions/3721002-rivnensina-vidpravila-dopomogu-v-hersonsku-oblast.html" text:style-name="Internet_20_link" text:visited-style-name="Visited_20_Internet_20_Link">
https://www.ukrinform.ua/rubric-regions/3721002-rivnensina-vidpravila-dopomogu-v-hersonsku-oblast.html</text:a>
</text:p>
      <!--NEWS-->
      <text:h text:style-name="P10" text:outline-level="1">
<text:span text:style-name="T4">
加拿大对Yanukovych和其他俄罗斯合作者实施了制裁</text:span>
</text:h>
      <text:p text:style-name="P4">
作者: Ukrinform (Person)</text:p>
      <text:p text:style-name="P4">
出版商: Укринформ (Organization)</text:p>
      <text:p text:style-name="P4">
出版时间: 2023-06-10T14:53:00+03:00</text:p>
      <text:p text:style-name="P4">
修改时间: 2023-06-10T22:53:00+03:00</text:p>
      <text:p text:style-name="P4">
描述: 维克多·亚努科维奇（Viktor Yanukovych）和他的儿子亚历山大（Alexander），以及俄罗斯占领政权的另外两十名合作者受到了加拿大新制裁的影响。  - 乌克林。</text:p>
      <text:p text:style-name="P4">
图片: ['<text:a xlink:type="simple" xlink:href="https://static.ukrinform.com/photos/2018_04/thumb_files/630_360_1524135812-1767.jpg" text:style-name="Internet_20_link" text:visited-style-name="Visited_20_Internet_20_Link">
630_360_15241...</text:a>
']</text:p>
      <text:p text:style-name="P4">
标签: ['Антиросійські санкції', 'Янукович', 'Канада', 'Санкції', 'Трюдо', 'Україна']</text:p>
      <text:p text:style-name="P4">
类型: Article</text:p>
      <!--METADATA-->
      <text:p text:style-name="P4">
<draw:frame draw:style-name="fr1" draw:name="Image108" text:anchor-type="as-char" svg:width="6.9236in" svg:height="3.956343in" draw:z-index="0">
<draw:image xlink:href="../Images/yкринформ/2023-06-10T14-53-00-03-00/630_360_1524135812-1767.jpg" xlink:type="simple" xlink:show="embed" xlink:actuate="onLoad" draw:mime-type="image/jpeg"/>
</draw:frame>
维克托尔尼亚诺科维奇(Viktornyanukovych)和他的儿子亚历山大(Alexander)以及岛上占领政权的其他两十个合作者都受到了新加拿大制裁的影响。</text:p>
      <text:p text:style-name="P4">
根据乌克林代表通讯员的说法，随后的人名单由加拿大政府的网站发布。</text:p>
      <text:p text:style-name="P4">
制裁说：“加拿大对乌克兰合作者和该国其他文化中心的工作施加了制裁，并为盗窃和破坏文化遗址和乌克兰文化做出了贡献。”</text:p>
      <text:p text:style-name="P4">
<text:span text:style-name="T4">
另请阅读：</text:span>
 <text:span text:style-name="T4">
 <text:a xlink:type="simple" xlink:href="https://www.ukrinform.ua/rubric-culture/3721048-kanada-zaprovadzue-sankcii-proti-pricetnih-do-rujnuvanna-ukrainskih-kulturnih-pamatok.html" text:style-name="Internet_20_link" text:visited-style-name="Visited_20_Internet_20_Link">
加拿大对乌克兰文化古迹的参与实施制裁</text:a>
</text:span>
</text:p>
      <text:p text:style-name="P4">
除了老年人和年轻的亚努科维奇(Yanukovych)，《制裁名单》，博客作者尤里·波多利亚克(Yuriy Podolyak)，被占领的赫森地区的塞满文化部长亚历山大·库兹曼科(Alexander Kuzmenko)</text:p>
      <text:p text:style-name="P4">
他们在加拿大的所有财产和资金都被冻结了，他们本身就进入了国家。</text:p>
      <text:p text:style-name="P4">
<text:span text:style-name="T4">
另请阅读：</text:span>
 <text:span text:style-name="T4">
 <text:a xlink:type="simple" xlink:href="https://www.ukrinform.ua/rubric-polytics/3721074-zelenskij-i-trudo-uhvalili-spilnu-deklaraciu.html" text:style-name="Internet_20_link" text:visited-style-name="Visited_20_Internet_20_Link">
Zelensky and Trudeau采用了共同声明</text:a>
</text:span>
</text:p>
      <text:p text:style-name="P4">
此外，加拿大还对俄罗斯占领的乌克兰地区的17个新创建的乌克兰地区进行了制裁。</text:p>
      <text:p text:style-name="P4">
政府说：“该清单包括由城市城市创建的教育和文化部以及正在与俄罗斯警报作斗争的乌克兰军事团体。”</text:p>
      <text:p text:style-name="P4">
特别是，加拿大制裁的行动扩展到了志愿者唐巴斯的统一，车队PVC，newsua.ru和Mediagroupnewsfront的宣传资源，由Kherson，Melitopol和Mariupol Museum占据</text:p>
      <text:p text:style-name="P4">
<text:span text:style-name="T4">
另请阅读：</text:span>
 <text:span text:style-name="T4">
 <text:a xlink:type="simple" xlink:href="https://www.ukrinform.ua/rubric-polytics/3721093-kanada-stala-20u-krainou-aka-pidpisala-deklaraciu-na-pidtrimku-clenstva-ukraini-v-nato-op.html" text:style-name="Internet_20_link" text:visited-style-name="Visited_20_Internet_20_Link">
加拿大已成为20个国家，签署了宣布乌克兰在北约饮酒的宣言 -  OP</text:a>
 </text:span>
</text:p>
      <text:p text:style-name="P4">
<text:span text:style-name="T5">
foto：“ Kommersant” _ </text:span>
</text:p>
      <text:p text:style-name="P4">
News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俄罗斯人与Smerch RSSV在Zaporozhye附近的社区开火</text:span>
</text:h>
      <text:p text:style-name="P4">
作者: Ukrinform (Person)</text:p>
      <text:p text:style-name="P4">
出版商: Укринформ (Organization)</text:p>
      <text:p text:style-name="P4">
出版时间: 2023-06-10T14:58:00+03:00</text:p>
      <text:p text:style-name="P4">
修改时间: 2023-06-10T14:58:00+03:00</text:p>
      <text:p text:style-name="P4">
描述: 俄罗斯军队昨天向扎波罗兹（Zaporozhye）附近的Komyshiv OTG领土开火。  - 乌克林。</text:p>
      <text:p text:style-name="P4">
图片: ['<text:a xlink:type="simple" xlink:href="https://static.ukrinform.com/photos/2023_06/thumb_files/630_360_1686397910-584.png" text:style-name="Internet_20_link" text:visited-style-name="Visited_20_Internet_20_Link">
630_360_16863...</text:a>
']</text:p>
      <text:p text:style-name="P4">
标签: ['Обстріл', 'Запоріжжя', 'Війна з Росією']</text:p>
      <text:p text:style-name="P4">
类型: Article</text:p>
      <!--METADATA-->
      <text:p text:style-name="P4">
<draw:frame draw:style-name="fr1" draw:name="Image109" text:anchor-type="as-char" svg:width="6.9236in" svg:height="3.956343in" draw:z-index="0">
<draw:image xlink:href="../Images/yкринформ/2023-06-10T14-58-00-03-00/630_360_1686397910-584.png" xlink:type="simple" xlink:show="embed" xlink:actuate="onLoad" draw:mime-type="image/png"/>
</draw:frame>
俄罗斯军队在Zar附近的RSSU“ Smerch”的Komyshusuvsky OTG的转局上开火。</text:p>
      <text:p text:style-name="P4">
关于它报告<text:a xlink:type="simple" xlink:href="https://zp.npu.gov.ua/news/za-dobu-pravookhorontsi-zadokumentuvaly-77-vorozhykh-udariv-po-terytorii-zaporizkoi-oblasti-ie-zahybli" text:style-name="Internet_20_link" text:visited-style-name="Visited_20_Internet_20_Link">
Zaporozhye地区的日光</text:a>
，报道乌克林福姆。</text:p>
      <text:p text:style-name="P4">
该帖子写道：“弹丸撞到了公寓楼附近的土地。损坏的屋顶，窗户和外墙受到爆炸性浪潮的破坏。”</text:p>
      <text:p text:style-name="P4">
<text:span text:style-name="T4">
另请阅读：</text:span>
 <text:a xlink:type="simple" xlink:href="https://www.ukrinform.ua/rubric-ato/3720960-vijska-rf-obstrilali-prikordonna-sumsini-ta-cernigivsini.html" text:style-name="Internet_20_link" text:visited-style-name="Visited_20_Internet_20_Link">
俄罗斯军队<text:span text:style-name="T4">
炮击</text:span>
 Sumy地区和Chernyhiv地区的FIR边界</text:a>
大火下是Pologovsky区的定居点。 由于作物开火，Orikhiv地区的住宅建筑物受损。</text:p>
      <text:p text:style-name="P4">
所有军事犯罪均由执法部门记录。 警方的调查人员，他们在第1部分，第2部分，艺术的第2部分中展示了刑事诉讼。 438(违反战争的法律和习俗)乌克兰的刑法。</text:p>
      <text:p text:style-name="P4">
<text:span text:style-name="T4">
另请阅读：</text:span>
 <text:a xlink:type="simple" xlink:href="https://www.ukrinform.ua/rubric-regions/3720926-vijska-rf-za-dobu-obstrilali-11-oblastej-ukraini-zvedenna-ova.html" text:style-name="Internet_20_link" text:visited-style-name="Visited_20_Internet_20_Link">
每天俄罗斯军队<text:span text:style-name="T4">
炮击</text:span>
 11个乌克兰-OVA驾驶区域的FIR</text:a>
据报道，战术航空的炸弹摧毁了Vgulyapol和周围基础设施的医疗机构的场所。 这次袭击杀死了两名当地人，分别为54岁和46岁。</text:p>
      <text:p text:style-name="P4">
照片：国家警察</text:p>
      <text:p text:style-name="P4">
News Source: <text:a xlink:type="simple" xlink:href="https://www.ukrinform.ua/rubric-ato/3721007-rosiani-z-rszv-smerc-obstrilali-gromadu-pid-zaporizzam.html" text:style-name="Internet_20_link" text:visited-style-name="Visited_20_Internet_20_Link">
https://www.ukrinform.ua/rubric-ato/3721007-rosiani-z-rszv-smerc-obstrilali-gromadu-pid-zaporizzam.html</text:a>
</text:p>
      <!--NEWS-->
      <text:h text:style-name="P10" text:outline-level="1">
<text:span text:style-name="T4">
当地专家 - 关注的头将在乌克兰的莱茵金属坦克工厂工作</text:span>
</text:h>
      <text:p text:style-name="P4">
作者: Ukrinform (Person)</text:p>
      <text:p text:style-name="P4">
出版商: Укринформ (Organization)</text:p>
      <text:p text:style-name="P4">
出版时间: 2023-06-10T15:03:40+03:00</text:p>
      <text:p text:style-name="P4">
修改时间: 2023-06-10T15:03:40+03:00</text:p>
      <text:p text:style-name="P4">
描述: 在计划在乌克兰建造的Panther Gight Tangs生产工厂，主要是本地专家。  - 乌克林。</text:p>
      <text:p text:style-name="P4">
图片: ['<text:a xlink:type="simple" xlink:href="https://static.ukrinform.com/photos/2022_10/thumb_files/630_360_1666889503-748.jpg" text:style-name="Internet_20_link" text:visited-style-name="Visited_20_Internet_20_Link">
630_360_16668...</text:a>
']</text:p>
      <text:p text:style-name="P4">
标签: ['Німеччина', 'Танк', 'Україна', 'Завод']</text:p>
      <text:p text:style-name="P4">
类型: Article</text:p>
      <!--METADATA-->
      <text:p text:style-name="P4">
<draw:frame draw:style-name="fr1" draw:name="Image110" text:anchor-type="as-char" svg:width="6.9236in" svg:height="3.956343in" draw:z-index="0">
<draw:image xlink:href="../Images/yкринформ/2023-06-10T15-03-40-03-00/630_360_1666889503-748.jpg" xlink:type="simple" xlink:show="embed" xlink:actuate="onLoad" draw:mime-type="image/jpeg"/>
</draw:frame>
在主要战斗坦克Panther的工厂生产中(“豹”)计划在乌克兰建造的，主要是本地专家。</text:p>
      <text:p text:style-name="P4">
根据乌克林福姆的说法，这已经在一次采访中说明<text:a xlink:type="simple" xlink:href="https://www.rnd.de/wirtschaft/rheinmetall-chef-kein-land-in-europa-ist-gut-auf-einen-ueberfall-vorbereitet-4T3P6JJEEJBAXHAVG4VOY6GFWY.html" text:style-name="Internet_20_link" text:visited-style-name="Visited_20_Internet_20_Link">
RND</text:a>
 <text:a xlink:type="simple" xlink:href="https://www.rnd.de/wirtschaft/rheinmetall-chef-kein-land-in-europa-ist-gut-auf-einen-ueberfall-vorbereitet-4T3P6JJEEJBAXHAVG4VOY6GFWY.html" text:style-name="Internet_20_link" text:visited-style-name="Visited_20_Internet_20_Link">
</text:a>
Rheinmetall的Rheinmetall Head Defersion涉及Armin Papperger。</text:p>
      <text:p text:style-name="P4">
“如果您想将新产品带到市场上，则必须从某些东西开始。我们正在为“豹”的准备准备，以便在15-20个月内准备好使用，”  - 评论了在乌克兰建造坦克工厂的意图。</text:p>
      <text:p text:style-name="P4">
他补充说，在乌克兰现在有生产武器的工厂，可以受到保护。 “今天的乌克兰有武器。可以保护这样的物品。源自乌克兰人知道该怎么做的事情。”  - 莱茵金属塔评论说，这家坦克工厂是否会成为乌克兰的俄罗斯导弹目标。</text:p>
      <text:p text:style-name="P4">
*!(https://www.ukrinform.ua/rubric-ato/3720993-glava-rheinmetall-rozpoviv-ak-nimecka-tehnika-pokazala-sebe-na-poli-bou-v-ukraini.html)Papperger还报告说，无需将德国工厂的工人送到乌克兰。 “我们主要会增加当地工人的资格，有时我们会带他们学习多尼希。</text:p>
      <text:p text:style-name="P4">
帕珀格(Papperger)在一次采访中还表达了疑问，豹竞争对手(Franco -German Project MGC)将一般实施。</text:p>
      <text:p text:style-name="P4">
“德国和法国的合作伙伴已经讨论了三年，但没有取得重大进展。另一方面，使用“豹”，我们拥有大量生产的技术 - 从装甲到消防管理系统。所有人都追求一个目标。豹2已经非常好。主页脚坦克。黑豹会更轻巧，更移动，并提供对Iognever的最佳保护，并且将完全数字化，更便宜。”他说。据报道，德国国防部关注莱茵金属正在与Zkaiv谈论生产的创建<text:a xlink:type="simple" xlink:href="https://www.ukrinform.ua/rubric-uarazom/3678109-nimeckij-oboronnij-koncern-vede-peregovori-pro-budivnictvo-tankovogo-zavodu-v-ukraini.html" text:style-name="Internet_20_link" text:visited-style-name="Visited_20_Internet_20_Link">
Panther Tanks</text:a>
 .</text:p>
      <text:p text:style-name="P4">
News Source: <text:a xlink:type="simple" xlink:href="https://www.ukrinform.ua/rubric-society/3721008-na-tankovomu-zavodi-rheinmetall-v-ukraini-pracuvatimut-miscevi-specialisti-kerivnik-koncernu.html" text:style-name="Internet_20_link" text:visited-style-name="Visited_20_Internet_20_Link">
https://www.ukrinform.ua/rubric-society/3721008-na-tankovomu-zavodi-rheinmetall-v-ukraini-pracuvatimut-miscevi-specialisti-kerivnik-koncernu.html</text:a>
</text:p>
      <!--NEWS-->
      <text:h text:style-name="P10" text:outline-level="1">
<text:span text:style-name="T4">
Artek-Bukovel Camp将接受学生</text:span>
</text:h>
      <text:p text:style-name="P4">
作者: Ukrinform (Person)</text:p>
      <text:p text:style-name="P4">
出版商: Укринформ (Organization)</text:p>
      <text:p text:style-name="P4">
出版时间: 2023-06-10T15:17:19+03:00</text:p>
      <text:p text:style-name="P4">
修改时间: 2023-06-10T15:17:19+03:00</text:p>
      <text:p text:style-name="P4">
描述: Artek-Bukovel营地的最接近变化将是由Kherson地区家庭类型的孤儿院的学生形成的，Kherson地区的孤儿院受到了Kakhovka Hydroelectric Power Gatter的俄罗斯人的影响。  - 乌克林。</text:p>
      <text:p text:style-name="P4">
图片: ['<text:a xlink:type="simple" xlink:href="https://static.ukrinform.com/photos/2023_06/thumb_files/630_360_1686291444-123.jpg" text:style-name="Internet_20_link" text:visited-style-name="Visited_20_Internet_20_Link">
630_360_16862...</text:a>
']</text:p>
      <text:p text:style-name="P4">
标签: ['Діти', 'Херсонщина', 'Літній табір', 'Каховська ГЕС']</text:p>
      <text:p text:style-name="P4">
类型: Article</text:p>
      <!--METADATA-->
      <text:p text:style-name="P4">
<draw:frame draw:style-name="fr1" draw:name="Image111" text:anchor-type="as-char" svg:width="6.9236in" svg:height="3.956343in" draw:z-index="0">
<draw:image xlink:href="../Images/yкринформ/2023-06-10T15-17-19-03-00/630_360_1686291444-123.jpg" xlink:type="simple" xlink:show="embed" xlink:actuate="onLoad" draw:mime-type="image/jpeg"/>
</draw:frame>
Artek-Bukovel营地最近发生的变化将是由Kherson地区孤儿院的学生组成的，Kherson地区的孤儿院会因俄罗斯水力发电站的破坏而遭受损失。</text:p>
      <text:p text:style-name="P4">
总统妻子奥琳娜·泽伦斯卡(Olena Zelenska)在[电报，]中报告了这一点。(https://t.me/FirstLadyOfUkraine/3347)传输乌克林。</text:p>
      <text:p text:style-name="P4">
“你的想法是什么？”  - 问社交网络。 整个国家一直与一天保持一致：“ [<text:a xlink:type="simple" xlink:href="https://www.ukrinform.ua/tag-herson" text:style-name="Internet_20_link" text:visited-style-name="Visited_20_Internet_20_Link">
Kherson</text:a>
!”。赫尔森是救恩。”  - 说。</text:p>
      <text:p text:style-name="P4">
特别是，第一夫人提到一名妇女在维斯拉西迪亚狗的水中膝盖，与国家服务处的救援人员和全国各地的志愿者一起，一辆志愿者，一架带有饮用水的无人驾驶飞机，为UWKI的男孩供应老年人的手 - 第二次世界大战的同伴。</text:p>
      <text:p text:style-name="P4">
“这是该国所有城市和村庄的居民收集的人道主义援助：“我为赫尔森地区的受害者有一个房子 - 免费!路径，因为真正的帮助总是适合任何需要它的人，” Zelenska补充说。” 。</text:p>
      <text:p text:style-name="P4">
<text:span text:style-name="T4">
另请阅读：</text:span>
 <text:a xlink:type="simple" xlink:href="https://www.ukrinform.ua/rubric-regions/3720985-dla-ziteliv-hersonsini-organizuvali-evakuacijni-marsruti-minreintegracii.html" text:style-name="Internet_20_link" text:visited-style-name="Visited_20_Internet_20_Link">
对于居民<text:span text:style-name="T4">
 kherson </text:span>
在疏散三月 - 重新融合部</text:a>
正如她指出的那样，该国再次展示了它如何节省以及乌克兰彼此之间的宝贵价值。</text:p>
      <text:p text:style-name="P4">
总统的妻子强调，奥琳娜·泽伦斯卡基金会无法忍受。</text:p>
      <text:p text:style-name="P4">
“灾区有家庭式孤儿院(DBST)，帮助哪个优先级。 因此，Artek-Bukovel营地的最接近变化将由Kherson地区的儿童和DBST形成。 第一夫人说：“我们必须竭尽全力拥有最好的夏天，这是他们刚刚看到的温柔。”</text:p>
      <text:p text:style-name="P4">
她补充说，有关帮助的工作正在进行中。 她还呼吁国家当局和组织，强调，与所有战争一样，卡科夫卡水力发电站的破坏不仅造成了乌克兰的后果。“你怎么认为？” 那水掉了。 以及我们赢得的一切，”  - 总结。</text:p>
      <text:p text:style-name="P4">
正如乌克林福姆报道的那样，在6月6日晚上，俄罗斯军队[炸毁了Greblyukakhov水力发电站。 这是给出的(https://www.ukrinform.ua/rubric-other_news/3720776-pidriv-rosianami-kahovskoi-ges-usi-novini.html)甚至在午餐前，几乎所有的车站都在水下排出，这是无法回收的。</text:p>
      <text:p text:style-name="P4">
截至6月10日，在Kherson地区<text:a xlink:type="simple" xlink:href="https://www.ukrinform.ua/rubric-regions/3720969-cerez-pidriv-rosianami-kahovskoi-ges-zniklimi-bezvisti-vvazautsa-27-ludej.html" text:style-name="Internet_20_link" text:visited-style-name="Visited_20_Internet_20_Link">
实际上被淹没了</text:a>
 <text:a xlink:type="simple" xlink:href="https://www.ukrinform.ua/rubric-regions/3720969-cerez-pidriv-rosianami-kahovskoi-ges-zniklimi-bezvisti-vvazautsa-27-ludej.html" text:style-name="Internet_20_link" text:visited-style-name="Visited_20_Internet_20_Link">
</text:a>
47个定居点。被杀的家庭被杀害，被认为失踪了27人。 2620人被撤离该区域。</text:p>
      <text:p text:style-name="P4">
News Source: <text:a xlink:type="simple" xlink:href="https://www.ukrinform.ua/rubric-society/3721010-tabir-artekbukovel-prijme-vihovanciv-ditbudinkiv-hersonsini-zelenska.html" text:style-name="Internet_20_link" text:visited-style-name="Visited_20_Internet_20_Link">
https://www.ukrinform.ua/rubric-society/3721010-tabir-artekbukovel-prijme-vihovanciv-ditbudinkiv-hersonsini-zelenska.html</text:a>
</text:p>
      <!--NEWS-->
      <text:h text:style-name="P10" text:outline-level="1">
<text:span text:style-name="T4">
俄罗斯人不开放人道主义走廊来帮助被洪水淹没地区的人们-Vereshchuk</text:span>
</text:h>
      <text:p text:style-name="P4">
作者: Ukrinform (Person)</text:p>
      <text:p text:style-name="P4">
出版商: Укринформ (Organization)</text:p>
      <text:p text:style-name="P4">
出版时间: 2023-06-10T15:20:43+03:00</text:p>
      <text:p text:style-name="P4">
修改时间: 2023-06-10T15:20:43+03:00</text:p>
      <text:p text:style-name="P4">
描述: 入侵者没有打开人道主义走廊，以帮助那些因洪水而危险的人们。  - 乌克林。</text:p>
      <text:p text:style-name="P4">
图片: ['<text:a xlink:type="simple" xlink:href="https://static.ukrinform.com/photos/2023_05/thumb_files/630_360_1685552273-524.jpg" text:style-name="Internet_20_link" text:visited-style-name="Visited_20_Internet_20_Link">
630_360_16855...</text:a>
']</text:p>
      <text:p text:style-name="P4">
标签: ['Евакуація', 'Верещук', 'Війна з Росією', 'Єдині новини']</text:p>
      <text:p text:style-name="P4">
类型: Article</text:p>
      <!--METADATA-->
      <text:p text:style-name="P4">
<draw:frame draw:style-name="fr1" draw:name="Image112" text:anchor-type="as-char" svg:width="6.9236in" svg:height="3.956343in" draw:z-index="0">
<draw:image xlink:href="../Images/yкринформ/2023-06-10T15-20-43-03-00/630_360_1685552273-524.jpg" xlink:type="simple" xlink:show="embed" xlink:actuate="onLoad" draw:mime-type="image/jpeg"/>
</draw:frame>
入侵者打开了人道主义走廊，以帮助那些因洪水而受到危险的人们。</text:p>
      <text:p text:style-name="P4">
据乌克林福姆报道，这是由占领区伊琳娜·弗雷什丘克(Irina Vereshchuk)在远程耳式声音“ unin”空中重新融入占领地领土的替代人士时段的报道。</text:p>
      <text:p text:style-name="P4">
“暂时占领的领土上的几乎有35个定居点仍然存在。 这是一个裸露的码头，Oleshko和其他定居点。”  - 说。</text:p>
      <text:p text:style-name="P4">
Vereshchuk感谢来自乌克兰不同地区以及日本，美国，波兰，芬兰，奥地利，捷克共和国的所有志愿者，他们对Kherson地区的受害者作出了回应并直接协助了受害者。</text:p>
      <text:p text:style-name="P4">
同时，她指出，不幸的是，由于某些情况，人们仍然是地方，决定不撤离。</text:p>
      <text:p text:style-name="P4">
<text:span text:style-name="T4">
另请阅读：</text:span>
 [对于赫尔森地区的居民组织<text:span text:style-name="T4">
 evacu </text:span>
(https://www.ukrinform.ua/rubric-regions/3720985-dla-ziteliv-hersonsini-organizuvali-evakuacijni-marsruti-minreintegracii.html)“抓住机会，我想转向这样的人。 请不要确保自己遇到危险，撤离，因为除了高水位，随着时间的流逝，这还会与后果进行斗争，”部长强调。</text:p>
      <text:p text:style-name="P4">
据她说，此外，还有<text:a xlink:type="simple" xlink:href="https://www.ukrinform.ua/tag-mina" text:style-name="Internet_20_link" text:visited-style-name="Visited_20_Internet_20_Link">
minna</text:a>
危险，因为在水中，地雷正在漂流，无法预测它们在哪里可以破坏人们的伤害和健康。</text:p>
      <text:p text:style-name="P4">
Vereshchuk保证，人们可以转向OVA，打电话给Hotcholinium，转向志愿者，并说出要撤离该地区的意图，转移到Nakirovograd的Ivano-Frankivsk，Vinnytsia，Vinnytsia，Khmelnytskyi。</text:p>
      <text:p text:style-name="P4">
“我们有人们可以放置的地方。 他们将获得免费的住房，食物，这与正常生活有关。”她补充说。</text:p>
      <text:p text:style-name="P4">
这位部长说，在凝块或公共汽车时也将为他提供现金援助。 注意到，每个孩子的付款量为3000，每位成人2,000人。</text:p>
      <text:p text:style-name="P4">
“我们需要时间来掌握局势并克服塔沃里水的后果。 现在，自然灾害地区的估计为600平方公里，可以与新加坡地区进行比较。” Vereshchuk强调。她说，今天尚不清楚该领土无法恢复多少。 但是，她说，当局将尽一切可能区分尽可能多的地区，包括损坏，被摧毁，被淹没的住房。</text:p>
      <text:p text:style-name="P4">
她总结说：“乌克兰沃罗迪米尔·泽伦斯基(Volodymyr Zelensky)总统提出了明确的指示和明确的指示，以尽快制定必要的立法，以为人们提供摧毁，被淹没的住房的赔偿。”</text:p>
      <text:p text:style-name="P4">
正如乌克林福姆报道的，6月6日晚上<text:a xlink:type="simple" xlink:href="https://www.ukrinform.ua/rubric-other_news/3718791-pidriv-rosianami-kahovskoi-ges-vsi-novini.html" text:style-name="Internet_20_link" text:visited-style-name="Visited_20_Internet_20_Link">
俄罗斯军队破坏了Greblyukakhov水力发电厂</text:a>
。 在被洪水淹没的领土上人们的撤离仍在继续。</text:p>
      <text:p text:style-name="P4">
在破坏卡科夫卡水力发电站的占领者的事实中，执法人员开始根据“ Ecocid”的文章进行调查。</text:p>
      <text:p text:style-name="P4">
Ukrhydroenergo表示，Kakhovka水力发电站被完全销毁和可追回。</text:p>
      <text:p text:style-name="P4">
News Source: <text:a xlink:type="simple" xlink:href="https://www.ukrinform.ua/rubric-regions/3721013-rosiani-ne-vidkrivaut-gumanitarni-koridori-dla-dopomogi-ludam-na-zatoplenij-teritorii-veresuk.html" text:style-name="Internet_20_link" text:visited-style-name="Visited_20_Internet_20_Link">
https://www.ukrinform.ua/rubric-regions/3721013-rosiani-ne-vidkrivaut-gumanitarni-koridori-dla-dopomogi-ludam-na-zatoplenij-teritorii-veresuk.html</text:a>
</text:p>
      <!--NEWS-->
      <text:h text:style-name="P10" text:outline-level="1">
<text:span text:style-name="T4">
武装分子对索马里首都的一家餐馆发动了袭击，九人死了</text:span>
</text:h>
      <text:p text:style-name="P4">
作者: Ukrinform (Person)</text:p>
      <text:p text:style-name="P4">
出版商: Укринформ (Organization)</text:p>
      <text:p text:style-name="P4">
出版时间: 2023-06-10T15:24:00+03:00</text:p>
      <text:p text:style-name="P4">
修改时间: 2023-06-10T15:24:00+03:00</text:p>
      <text:p text:style-name="P4">
描述: 星期五晚上，伊斯兰战斗人员“青年党”在索马里摩加迪沙首都的精英餐厅的袭击中被杀害了9人。  - 乌克林。</text:p>
      <text:p text:style-name="P4">
图片: ['<text:a xlink:type="simple" xlink:href="https://static.ukrinform.com/photos/2023_06/thumb_files/630_360_1686399958-778.png" text:style-name="Internet_20_link" text:visited-style-name="Visited_20_Internet_20_Link">
630_360_16863...</text:a>
']</text:p>
      <text:p text:style-name="P4">
标签: ['Бойовики', 'Напад', 'Сомалі']</text:p>
      <text:p text:style-name="P4">
类型: Article</text:p>
      <!--METADATA-->
      <text:p text:style-name="P4">
<draw:frame draw:style-name="fr1" draw:name="Image113" text:anchor-type="as-char" svg:width="6.9236in" svg:height="3.956343in" draw:z-index="0">
<draw:image xlink:href="../Images/yкринформ/2023-06-10T15-24-00-03-00/630_360_1686399958-778.png" xlink:type="simple" xlink:show="embed" xlink:actuate="onLoad" draw:mime-type="image/png"/>
</draw:frame>
周五晚上，伊斯兰战斗人员“ al-shabaab”的一家纳利西特餐厅的袭击而死亡，周五晚上在索马里摩加迪沙首都遭到了袭击。</text:p>
      <text:p text:style-name="P4">
正如乌克林福姆报道的那样，它报告了<text:a xlink:type="simple" xlink:href="https://www.reuters.com/world/africa/unidentified-attackers-storm-restaurant-somali-capital-witness-ambulance-2023-06-09/" text:style-name="Internet_20_link" text:visited-style-name="Visited_20_Internet_20_Link">
路透</text:a>
参考Visoria。</text:p>
      <text:p text:style-name="P4">
警方说：“有六名平民和三名兄弟姐妹在受欢迎的珍珠餐厅被杀。”</text:p>
      <text:p text:style-name="P4">
此外，当地救护车馆长阿卜迪卡迪尔·阿卜杜拉曼(Abdikadir Abdirahman)报告说，他的团队已从现场撤离了20人受伤。</text:p>
      <text:p text:style-name="P4">
警方说：“ 84名平民救出了安全部队，袭击者的命运仍然未知。”</text:p>
      <text:p text:style-name="P4">
<text:span text:style-name="T4">
另请阅读：</text:span>
 [在<text:span text:style-name="T4">
索马里</text:span>
 al shabab战斗机杀死更多(https://www.ukrinform.ua/rubric-world/3718169-u-somali-bojoviki-al-sabab-ubili-ponad-piv-sotni-mirotvorciv-iz-ugandi.html)后来，索马里国家信息局报道说：“西拉斯安全成功地中和al-shabaab战斗机，负责对摩加迪沙莉多海滩的珍珠海滩酒店进行恐怖袭击。”</text:p>
      <text:p text:style-name="P4">
正如乌克林福姆报道的那样，由于没有破裂的弹药的爆炸爆炸，那不勒斯参加了索马的比赛[至少杀死了至少25名儿童。(https://www.ukrinform.ua/rubric-world/3720820-vibuh-boepripasu-v-somali-zabrav-zitta-25-ditej.html)<text:span text:style-name="T5">
foto：Era</text:span>
</text:p>
      <text:p text:style-name="P4">
News Source: <text:a xlink:type="simple" xlink:href="https://www.ukrinform.ua/rubric-world/3721014-bojoviki-vcinili-napad-na-restoran-u-stolici-somali-devatero-zagiblih.html" text:style-name="Internet_20_link" text:visited-style-name="Visited_20_Internet_20_Link">
https://www.ukrinform.ua/rubric-world/3721014-bojoviki-vcinili-napad-na-restoran-u-stolici-somali-devatero-zagiblih.html</text:a>
</text:p>
      <!--NEWS-->
      <text:h text:style-name="P10" text:outline-level="1">
<text:span text:style-name="T4">
加拿大宣布了向乌克兰的新军事援助计划</text:span>
</text:h>
      <text:p text:style-name="P4">
作者: Ukrinform (Person)</text:p>
      <text:p text:style-name="P4">
出版商: Укринформ (Organization)</text:p>
      <text:p text:style-name="P4">
出版时间: 2023-06-10T15:30:00+03:00</text:p>
      <text:p text:style-name="P4">
修改时间: 2023-06-10T15:30:00+03:00</text:p>
      <text:p text:style-name="P4">
描述: 加拿大向乌克兰分配了5亿加元（约4亿美元）的军事援助。  - 乌克林。</text:p>
      <text:p text:style-name="P4">
图片: ['<text:a xlink:type="simple" xlink:href="https://static.ukrinform.com/photos/2022_10/thumb_files/630_360_1665161074-172.png" text:style-name="Internet_20_link" text:visited-style-name="Visited_20_Internet_20_Link">
630_360_16651...</text:a>
']</text:p>
      <text:p text:style-name="P4">
标签: ['Канада', 'Трюдо', 'допомога', 'Війна з Росією']</text:p>
      <text:p text:style-name="P4">
类型: Article</text:p>
      <!--METADATA-->
      <text:p text:style-name="P4">
<draw:frame draw:style-name="fr1" draw:name="Image114" text:anchor-type="as-char" svg:width="6.9236in" svg:height="3.956343in" draw:z-index="0">
<draw:image xlink:href="../Images/yкринформ/2023-06-10T15-30-00-03-00/630_360_1665161074-172.png" xlink:type="simple" xlink:show="embed" xlink:actuate="onLoad" draw:mime-type="image/png"/>
</draw:frame>
加拿大5亿加元(约4亿美元)关于军事援助。</text:p>
      <text:p text:style-name="P4">
据乌克林事物通讯员称，加拿大总理在贾斯汀·特鲁多(Justin Trudeau)访问乌克兰期间宣布。</text:p>
      <text:p text:style-name="P4">
“加拿大坚定地对非法和不合理的入侵做出反应([(https://www.ukrinform.ua/tag-rosia)在乌克兰 - 编辑。)继续提供乌克兰军事援助，包括另外5亿美元。 支持应对俄罗斯侵略的能力。</text:p>
      <text:p text:style-name="P4">
新的防御计划还为乌克兰288 Rocket-7提供了防空防御。</text:p>
      <text:p text:style-name="P4">
此外，到2026年，加拿大继续执行军事训练持有人的任务，该训练机已经在8年内经历了超过3.5万乌克兰军队。</text:p>
      <text:p text:style-name="P4">
<text:span text:style-name="T4">
另请阅读：</text:span>
 <text:a xlink:type="simple" xlink:href="https://www.ukrinform.ua/rubric-polytics/3719782-vinuvatci-pidrivu-kahovskoi-ges-budut-pritagnuti-do-vidpovidalnosti-glava-mzs-kanadi.html" text:style-name="Internet_20_link" text:visited-style-name="Visited_20_Internet_20_Link">
Kakhovskaya水力发电厂的罪魁祸首将在参考中举行 - 外交大臣<text:span text:style-name="T4">
加拿大</text:span>
</text:a>
渥太华还将加入乌克兰飞行员对F-16战斗机的培训，以服务这些飞机。</text:p>
      <text:p text:style-name="P4">
值得注意的是，在加拿大国际坦克联盟的框架内，有助于组织豹2坦克维护中心的工作。</text:p>
      <text:p text:style-name="P4">
此外，加拿大将向武装部队转移10,000壳105毫米，并将在接下来的几周内完成122辆Roshel装甲车。 目前，有88辆此类汽车抵达乌克兰。</text:p>
      <text:p text:style-name="P4">
<text:span text:style-name="T4">
另请阅读：</text:span>
 <text:a xlink:type="simple" xlink:href="https://www.ukrinform.ua/rubric-economy/3720751-kanada-prodovzila-ekonomicnij-bezviz-z-ukrainou-se-na-rik.html" text:style-name="Internet_20_link" text:visited-style-name="Visited_20_Internet_20_Link">
<text:span text:style-name="T4">
加拿大</text:span>
继续“经济签证豁免”，乌克兰抽水一年</text:a>
据报道，加拿大总理贾斯汀·特鲁多(Justin Trudeau)和维塞勒米尔(Viceremier-Chryshrist)弗里兰(Friland)被报道<text:a xlink:type="simple" xlink:href="https://www.ukrinform.ua/rubric-polytics/3720965-dzastin-trudo-pribuv-do-kieva.html" text:style-name="Internet_20_link" text:visited-style-name="Visited_20_Internet_20_Link">
未经通知的访问就抵达基辅。</text:a>
</text:p>
      <text:p text:style-name="P4">
News Source: <text:a xlink:type="simple" xlink:href="https://www.ukrinform.ua/rubric-ato/3721017-kanada-ogolosila-pro-novij-paket-vijskovoi-dopomogi-ukraini.html" text:style-name="Internet_20_link" text:visited-style-name="Visited_20_Internet_20_Link">
https://www.ukrinform.ua/rubric-ato/3721017-kanada-ogolosila-pro-novij-paket-vijskovoi-dopomogi-ukraini.html</text:a>
</text:p>
      <!--NEWS-->
      <text:h text:style-name="P10" text:outline-level="1">
<text:span text:style-name="T4">
在敖德萨，情报论坛开始工作2023</text:span>
</text:h>
      <text:p text:style-name="P4">
作者: Ukrinform (Person)</text:p>
      <text:p text:style-name="P4">
出版商: Укринформ (Organization)</text:p>
      <text:p text:style-name="P4">
出版时间: 2023-06-10T15:31:09+03:00</text:p>
      <text:p text:style-name="P4">
修改时间: 2023-06-10T15:31:09+03:00</text:p>
      <text:p text:style-name="P4">
描述: 在敖德萨国家科学图书馆，在信息政策文化部的支持下，情报论坛开始工作2023.-ukrinform。</text:p>
      <text:p text:style-name="P4">
图片: ['<text:a xlink:type="simple" xlink:href="https://static.ukrinform.com/photos/2023_06/thumb_files/630_360_1686400022-208.jpeg" text:style-name="Internet_20_link" text:visited-style-name="Visited_20_Internet_20_Link">
630_360_16864...</text:a>
']</text:p>
      <text:p text:style-name="P4">
标签: ['Форум', 'Одеса', 'Ткаченко', 'МКІП ']</text:p>
      <text:p text:style-name="P4">
类型: Article</text:p>
      <!--METADATA-->
      <text:p text:style-name="P4">
<draw:frame draw:style-name="fr1" draw:name="Image115" text:anchor-type="as-char" svg:width="6.9236in" svg:height="3.956343in" draw:z-index="0">
<draw:image xlink:href="../Images/yкринформ/2023-06-10T15-31-09-03-00/630_360_1686400022-208.jpeg" xlink:type="simple" xlink:show="embed" xlink:actuate="onLoad" draw:mime-type="image/jpeg"/>
</draw:frame>
在信息政策文化部的支持下，伏特的国家科学图书馆已开始在2023年知识论坛上工作。</text:p>
      <text:p text:style-name="P4">
根据乌克林福姆的说法，MKIP在[电报]中报告(https://t.me/mkipu/6425?fbclid=IwAR36PDZWGsxxkwo8ILGDpmyutK77LK6jx-uRG2XNzRy7FfXD9sIwh2uNmsg)。</text:p>
      <text:p text:style-name="P4">
今年，展览会上介绍了来自乌克兰不同地区的大约100家国内出版商，其中包括最近创建的爸爸，他们首次参加了论坛。</text:p>
      <text:p text:style-name="P4">
如MKIP中所述，出版商将提出新的<text:a xlink:type="simple" xlink:href="https://www.ukrinform.ua/tag-nauka" text:style-name="Internet_20_link" text:visited-style-name="Visited_20_Internet_20_Link">
Scientific</text:a>
以及有关历史，美术，海军礼节，方向，考古学，书目，取证和不同类型的儿童和成人艺术作品作品的流行科学出版物，乌克兰的当代外国作品。</text:p>
      <text:p text:style-name="P4">
<text:span text:style-name="T4">
另请阅读：</text:span>
 [Mkip称乌克兰人加入纳弗罗特书]](https://www.ukrinform.ua/rubric-culture/3717863-mkip-zaklikae-ukrainciv-dolucitis-do-akcii-kniga-na-front.html)为了吸引论坛的参与者，文化和信息政治部长Oleksandr Tkachenko强调，今年对该活动的概念是强大的，因为它基于统一，可持续性和胜利等关键概念。</text:p>
      <text:p text:style-name="P4">
据他说，“这些概念定义了现代趋势和专业活动的方向。”</text:p>
      <text:p text:style-name="P4">
正如乌克林福姆报道的<text:a xlink:type="simple" xlink:href="https://www.ukrinform.ua/rubric-culture/3714234-dla-rozvitku-knigovidanna-i-pidtrimki-citanna-ukraini-potribno-soroku-100-miljoniv-koval-.html" text:style-name="Internet_20_link" text:visited-style-name="Visited_20_Internet_20_Link">
乌克兰书籍出版的发展</text:a>
支持乌克兰人口足够的阅读水平每年需要1亿欧元。  <text:span text:style-name="T5">
foto：mkip</text:span>
</text:p>
      <text:p text:style-name="P4">
News Source: <text:a xlink:type="simple" xlink:href="https://www.ukrinform.ua/rubric-culture/3721016-v-odesi-rozpocav-robotu-intelektforum-2023.html" text:style-name="Internet_20_link" text:visited-style-name="Visited_20_Internet_20_Link">
https://www.ukrinform.ua/rubric-culture/3721016-v-odesi-rozpocav-robotu-intelektforum-2023.html</text:a>
</text:p>
      <!--NEWS-->
      <text:h text:style-name="P10" text:outline-level="1">
<text:span text:style-name="T4">
目前，赫尔森 - 耶尔马克自然保护基金的30％是濒临灭绝的</text:span>
</text:h>
      <text:p text:style-name="P4">
作者: Ukrinform (Person)</text:p>
      <text:p text:style-name="P4">
出版商: Укринформ (Organization)</text:p>
      <text:p text:style-name="P4">
出版时间: 2023-06-10T15:38:37+03:00</text:p>
      <text:p text:style-name="P4">
修改时间: 2023-06-10T15:38:37+03:00</text:p>
      <text:p text:style-name="P4">
描述: 30％的Kherson Oblast自然保护基金的灭绝处于危险之中。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Херсонщина', 'Каховська ГЕС', 'Єрмак']</text:p>
      <text:p text:style-name="P4">
类型: Article</text:p>
      <!--METADATA-->
      <text:p text:style-name="P4">
<draw:frame draw:style-name="fr1" draw:name="Image117" text:anchor-type="as-char" svg:width="6.9236in" svg:height="3.956343in" draw:z-index="0">
<draw:image xlink:href="../Images/yкринформ/2023-06-10T15-38-37-03-00/630_360_1678262274-371.jpeg" xlink:type="simple" xlink:show="embed" xlink:actuate="onLoad" draw:mime-type="image/jpeg"/>
</draw:frame>
目前，失踪的失踪率目前是科尔森地区自然保护区的30％。</text:p>
      <text:p text:style-name="P4">
根据乌克林福姆(Ukrinform)的说法，总统办公室的负责人安德里·耶尔马克(Andriy Yermak)报告了这一点[Telegram。 这是给出的(https://t.me/ermaka2022/2912)“由于俄罗斯恐怖袭击和破坏<text:a xlink:type="simple" xlink:href="https://www.ukrinform.ua/tag-kahovska-ges" text:style-name="Internet_20_link" text:visited-style-name="Visited_20_Internet_20_Link">
Kakhovskaya水力发电站</text:a>
在危险的情况下，赫尔森地区自然保护区30％的失踪。”耶尔马克说。</text:p>
      <text:p text:style-name="P4">
据他介绍，仍将调查人造灾难的后果，亚历克林 - 恐怖分子应负责胚胎剂。</text:p>
      <text:p text:style-name="P4">
<text:span text:style-name="T4">
另请阅读：</text:span>
 <text:a xlink:type="simple" xlink:href="https://www.ukrinform.ua/rubric-regions/3720976-pidriv-grebli-kahovskoi-ges-more-na-odesini-peretvoruetsa-na-smittezvalise.html" text:style-name="Internet_20_link" text:visited-style-name="Visited_20_Internet_20_Link">
Khokhovskaya大坝<text:span text:style-name="T4">
 HPP </text:span>
：敖德萨地区的大海被转变为垃圾填埋场</text:a>
正如俄罗斯的俄罗斯军队乌克林福姆报道(https://www.ukrinform.ua/rubric-other_news/3720776-pidriv-rosianami-kahovskoi-ges-usi-novini.html)。 该电台无法恢复。 纳尔森地区继续救援工作和疏散人口。 局势特别困难 - 在暂时被占领的领土中，无斗士将人们留下了无帮助。</text:p>
      <text:p text:style-name="P4">
News Source: <text:a xlink:type="simple" xlink:href="https://www.ukrinform.ua/rubric-society/3721022-narazi-pid-zagrozou-zniknenna-30-prirodnozapovidnogo-fondu-hersonsini-ermak.html" text:style-name="Internet_20_link" text:visited-style-name="Visited_20_Internet_20_Link">
https://www.ukrinform.ua/rubric-society/3721022-narazi-pid-zagrozou-zniknenna-30-prirodnozapovidnogo-fondu-hersonsini-ermak.html</text:a>
</text:p>
      <!--NEWS-->
      <text:h text:style-name="P10" text:outline-level="1">
<text:span text:style-name="T4">
Monobank已分配了500万，以消除后果</text:span>
</text:h>
      <text:p text:style-name="P4">
作者: Ukrinform (Person)</text:p>
      <text:p text:style-name="P4">
出版商: Укринформ (Organization)</text:p>
      <text:p text:style-name="P4">
出版时间: 2023-06-10T15:42:07+03:00</text:p>
      <text:p text:style-name="P4">
修改时间: 2023-06-10T15:42:07+03:00</text:p>
      <text:p text:style-name="P4">
描述: Monoband分配了500万Hryvnias，以消除炸毁Kakhovka水力发电厂的后果。  - 乌克林。</text:p>
      <text:p text:style-name="P4">
图片: ['<text:a xlink:type="simple" xlink:href="https://static.ukrinform.com/photos/2023_06/thumb_files/630_360_1686400887-619.jpeg" text:style-name="Internet_20_link" text:visited-style-name="Visited_20_Internet_20_Link">
630_360_16864...</text:a>
']</text:p>
      <text:p text:style-name="P4">
标签: ['Теракт', 'Гроші', 'Каховська ГЕС', 'Monobank']</text:p>
      <text:p text:style-name="P4">
类型: Article</text:p>
      <!--METADATA-->
      <text:p text:style-name="P4">
<draw:frame draw:style-name="fr1" draw:name="Image118" text:anchor-type="as-char" svg:width="6.9236in" svg:height="3.956343in" draw:z-index="0">
<draw:image xlink:href="../Images/yкринформ/2023-06-10T15-42-07-03-00/630_360_1686400887-619.jpeg" xlink:type="simple" xlink:show="embed" xlink:actuate="onLoad" draw:mime-type="image/jpeg"/>
</draw:frame>
Monobank收到了500万Hryvnias，以消除爆炸Kakhovskaya Hydroe大坝的后果。</text:p>
      <text:p text:style-name="P4">
乌克林福姆(Ukrinform)表示，银行Oleg Gorokhovsky的共同创始人在[Facebook]上报道(https://www.facebook.com/oleg.gorohovsky/posts/pfbid0rJHcCc2JgBCv2UWe4HbyF5tQ3PpBPLLe9B5ikhLcoLC36G3YhUCCKBuU1uAXGP2Ql).</text:p>
      <text:p text:style-name="P4">
"  Monobank спрямовує 5 мільйонів гривень на ліквідацію наслідків <text:a xlink:type="simple" xlink:href="https://www.ukrinform.ua/tag-terakt" text:style-name="Internet_20_link" text:visited-style-name="Visited_20_Internet_20_Link">
 теракту</text:a>
在Kakhovskaya水电站，”他说。</text:p>
      <text:p text:style-name="P4">
正如乌克林福姆报道的，6月6日晚上<text:a xlink:type="simple" xlink:href="https://www.ukrinform.ua/rubric-other_news/3718791-pidriv-rosianami-kahovskoi-ges-vsi-novini.html" text:style-name="Internet_20_link" text:visited-style-name="Visited_20_Internet_20_Link">
俄罗斯军队</text:a>
[炸毁了Kakhovskaya水力发电枪]](https://www.ukrinform.ua/rubric-other_news/3718791-pidriv-rosianami-kahovskoi-ges-vsi-novini.html)。 甚至在午餐前，几乎整个车站都是购物车，这是无法回收的。</text:p>
      <text:p text:style-name="P4">
截至6月10日，在Kherson地区，实际上<text:a xlink:type="simple" xlink:href="https://www.ukrinform.ua/rubric-regions/3720969-cerez-pidriv-rosianami-kahovskoi-ges-zniklimi-bezvisti-vvazautsa-27-ludej.html" text:style-name="Internet_20_link" text:visited-style-name="Visited_20_Internet_20_Link">
洪水</text:a>
47个定居点。被杀的家庭被杀害，被认为失踪了27人。</text:p>
      <text:p text:style-name="P4">
<text:span text:style-name="T4">
另请阅读：</text:span>
 [比利时已分配了1.5欧元<text:span text:style-name="T4">
百万</text:span>
，并向发电机分配了后果(https://www.ukrinform.ua/rubric-society/3721000-belgia-vidilila-15-miljona-na-generatori-dla-podolanna-naslidkiv-pidrivu-kahovskoi-ges.html)尼古拉地区洪水淹没了31个定居点。 936人被撤离，其中167人是孩子。 一个人被杀。</text:p>
      <text:p text:style-name="P4">
在dnipropetrovsk地区，在26个定居点中有超过8.9万个没有水。</text:p>
      <text:p text:style-name="P4">
在敖德萨地区，边防卫队记录了黑海是如何变成垃圾填埋场的，因为(https://www.ukrinform.ua/rubric-regions/3720976-pidriv-grebli-kahovskoi-ges-more-na-odesini-peretvoruetsa-na-smittezvalise.html)和动物墓地。</text:p>
      <text:p text:style-name="P4">
News Source: <text:a xlink:type="simple" xlink:href="https://www.ukrinform.ua/rubric-economy/3721024-monobank-vidiliv-5-miljoniv-na-likvidaciu-naslidkiv-pidrivu-kahovskoi-ges.html" text:style-name="Internet_20_link" text:visited-style-name="Visited_20_Internet_20_Link">
https://www.ukrinform.ua/rubric-economy/3721024-monobank-vidiliv-5-miljoniv-na-likvidaciu-naslidkiv-pidrivu-kahovskoi-ges.html</text:a>
</text:p>
      <!--NEWS-->
      <text:h text:style-name="P10" text:outline-level="1">
<text:span text:style-name="T4">
西班牙人迪亚斯回到皇家马德里</text:span>
</text:h>
      <text:p text:style-name="P4">
作者: Ukrinform (Person)</text:p>
      <text:p text:style-name="P4">
出版商: Укринформ (Organization)</text:p>
      <text:p text:style-name="P4">
出版时间: 2023-06-10T15:48:12+03:00</text:p>
      <text:p text:style-name="P4">
修改时间: 2023-06-10T15:48:12+03:00</text:p>
      <text:p text:style-name="P4">
描述: 皇家宣布从米兰的租约返回租赁中场。  - 乌克林。</text:p>
      <text:p text:style-name="P4">
图片: ['<text:a xlink:type="simple" xlink:href="https://static.ukrinform.com/photos/2023_06/thumb_files/630_360_1686401184-759.jpg" text:style-name="Internet_20_link" text:visited-style-name="Visited_20_Internet_20_Link">
630_360_16864...</text:a>
']</text:p>
      <text:p text:style-name="P4">
标签: ['Футбол', 'Реал Мадрид']</text:p>
      <text:p text:style-name="P4">
类型: Article</text:p>
      <!--METADATA-->
      <text:p text:style-name="P4">
<draw:frame draw:style-name="fr1" draw:name="Image119" text:anchor-type="as-char" svg:width="6.9236in" svg:height="3.956343in" draw:z-index="0">
<draw:image xlink:href="../Images/yкринформ/2023-06-10T15-48-12-03-00/630_360_1686401184-759.jpg" xlink:type="simple" xlink:show="embed" xlink:actuate="onLoad" draw:mime-type="image/jpeg"/>
</draw:frame>
皇家宣布从米兰的租约返回租赁中场。</text:p>
      <text:p text:style-name="P4">
这是在官方[网站]上报道的(https://www.realmadrid.com/noticias/2023/06/10/comunicado-oficial-brahim-diaz)报道“奶油”。</text:p>
      <text:p text:style-name="P4">
23岁的西班牙人的演讲将于6月13日举行。</text:p>
      <text:p text:style-name="P4">
与足球运动员的合同延长至2027年6月30日。</text:p>
      <text:p text:style-name="P4">
在系列赛的3个赛季中，A俱乐部A球员在124天内打进18球，并在124天内赢得了15个助手，赢得了意大利冠军，并进入了冠军联赛的半决赛。</text:p>
      <text:p text:style-name="P4">
<text:span text:style-name="T4">
另请阅读：</text:span>
 <text:a xlink:type="simple" xlink:href="https://www.ukrinform.ua/rubric-sports/3720665-real-oformiv-transfer-zahisnika-rajo-valekano-frana-garsii.html" text:style-name="Internet_20_link" text:visited-style-name="Visited_20_Internet_20_Link">
“真实”吸引了Defender“ Rayo Vallekano” Franagaria的转移</text:a>
皇家马德里球员迪亚斯(Dia)于2019年初从曼城(Manchester City)迁移。</text:p>
      <text:p text:style-name="P4">
照片：盖蒂图像</text:p>
      <text:p text:style-name="P4">
News Source: <text:a xlink:type="simple" xlink:href="https://www.ukrinform.ua/rubric-sports/3721026-ispanec-dias-povernuvsa-v-real.html" text:style-name="Internet_20_link" text:visited-style-name="Visited_20_Internet_20_Link">
https://www.ukrinform.ua/rubric-sports/3721026-ispanec-dias-povernuvsa-v-real.html</text:a>
</text:p>
      <!--NEWS-->
      <text:h text:style-name="P10" text:outline-level="1">
<text:span text:style-name="T4">
俄罗斯人故意损坏了卡霍夫斯卡亚水坝 -  ISW</text:span>
</text:h>
      <text:p text:style-name="P4">
作者: Ukrinform (Person)</text:p>
      <text:p text:style-name="P4">
出版商: Укринформ (Organization)</text:p>
      <text:p text:style-name="P4">
出版时间: 2023-06-10T15:49:53+03:00</text:p>
      <text:p text:style-name="P4">
修改时间: 2023-06-10T15:49:53+03:00</text:p>
      <text:p text:style-name="P4">
描述: 媒体空间中的大量信息和卡科夫卡水力发电站的灾难原因的具体证据表明，俄罗斯人故意损坏了大坝。  - 乌克林。</text:p>
      <text:p text:style-name="P4">
图片: ['<text:a xlink:type="simple" xlink:href="https://static.ukrinform.com/photos/2023_06/thumb_files/630_360_1686071198-382.jpeg" text:style-name="Internet_20_link" text:visited-style-name="Visited_20_Internet_20_Link">
630_360_16860...</text:a>
']</text:p>
      <text:p text:style-name="P4">
标签: ['Вибух', 'Каховська ГЕС', 'Війна з Росією', 'Інститут вивчення війни']</text:p>
      <text:p text:style-name="P4">
类型: Article</text:p>
      <!--METADATA-->
      <text:p text:style-name="P4">
<draw:frame draw:style-name="fr1" draw:name="Image120" text:anchor-type="as-char" svg:width="6.9236in" svg:height="3.956343in" draw:z-index="0">
<draw:image xlink:href="../Images/yкринформ/2023-06-10T15-49-53-03-00/630_360_1686071198-382.jpeg" xlink:type="simple" xlink:show="embed" xlink:actuate="onLoad" draw:mime-type="image/jpeg"/>
</draw:frame>
在媒体领域的信息压倒性的特定证据表明，卡科夫卡水力发电站在卡科夫卡水力局表明，俄罗斯人故意损坏了俄罗斯人。</text:p>
      <text:p text:style-name="P4">
根据乌克林福姆的报道，它报告了<text:a xlink:type="simple" xlink:href="https://understandingwar.org/backgrounder/russian-offensive-campaign-assessment-june-9-2023" text:style-name="Internet_20_link" text:visited-style-name="Visited_20_Internet_20_Link">
战争研究所</text:a>
 (ISW).</text:p>
      <text:p text:style-name="P4">
Як приклад доказів причетності росіян до вибуху на Каховській ГЕС аналітикиISW називають заяви одразу кількох незалежних одне від одного джерел.</text:p>
      <text:p text:style-name="P4">
Зокрема, у Норвезькому центрі сейсмічного моніторингу NORSAR повідомили просейсмічні дані, що вказують на <text:a xlink:type="simple" xlink:href="https://www.ukrinform.ua/tag-vibuh" text:style-name="Internet_20_link" text:visited-style-name="Visited_20_Internet_20_Link">
 вибух </text:a>
，于6月6日在HPP地区的当地时间2.54记录。</text:p>
      <text:p text:style-name="P4">
Folker Oye中心地震学家说，地震数据表明Impulsenergy，这是“爆炸典型的典型”。</text:p>
      <text:p text:style-name="P4">
同时，《纽约时报》列举了一名高级白宫工人的话，美国间谍卫星带有红外FAPS在大坝上记录了爆炸。</text:p>
      <text:p text:style-name="P4">
<text:span text:style-name="T4">
另请阅读：</text:span>
 <text:a xlink:type="simple" xlink:href="https://www.ukrinform.ua/rubric-world/3720640-rujnuvanna-kahovskoi-ges-pidkreslue-progalinu-v-miznarodnomu-kriminalnomu-pravi-sei.html" text:style-name="Internet_20_link" text:visited-style-name="Visited_20_Internet_20_Link">
Kakhovskaya水力发电厂的破坏强调了-law刑法-SEI的差距</text:a>
《华尔街日报》报道了对工程师和专家的评估，他们认为爆炸“在某个点或几个弱点都引爆”，破坏了大坝。</text:p>
      <text:p text:style-name="P4">
正如俄罗斯的俄罗斯军队乌克林福姆报道(https://www.ukrinform.ua/rubric-other_news/3718791-pidriv-rosianami-kahovskoi-ges-vsi-novini.html)。 该电台无法恢复。 纳尔森地区继续救援工作和疏散人口。 局势特别困难 - 在暂时被占领的领土中，无斗士将人们留下了无帮助。</text:p>
      <text:p text:style-name="P4">
照片：行星实验室</text:p>
      <text:p text:style-name="P4">
News Source: <text:a xlink:type="simple" xlink:href="https://www.ukrinform.ua/rubric-ato/3721029-rosiani-navmisno-poskodili-greblu-kahovskoi-ges-isw.html" text:style-name="Internet_20_link" text:visited-style-name="Visited_20_Internet_20_Link">
https://www.ukrinform.ua/rubric-ato/3721029-rosiani-navmisno-poskodili-greblu-kahovskoi-ges-isw.html</text:a>
</text:p>
      <!--NEWS-->
      <text:h text:style-name="P10" text:outline-level="1">
<text:span text:style-name="T4">
夜间攻击Odesa地区：受害者中有四个孩子</text:span>
</text:h>
      <text:p text:style-name="P4">
作者: Ukrinform (Person)</text:p>
      <text:p text:style-name="P4">
出版商: Укринформ (Organization)</text:p>
      <text:p text:style-name="P4">
出版时间: 2023-06-10T15:52:49+03:00</text:p>
      <text:p text:style-name="P4">
修改时间: 2023-06-10T15:52:49+03:00</text:p>
      <text:p text:style-name="P4">
描述: 在敖德萨地区，由于俄罗斯军队的夜间袭击，有四个孩子受伤，但受害者总数超过30岁，三人被杀。  - 乌克林。</text:p>
      <text:p text:style-name="P4">
图片: ['<text:a xlink:type="simple" xlink:href="https://static.ukrinform.com/photos/2023_06/thumb_files/630_360_1686378599-4798.jpeg" text:style-name="Internet_20_link" text:visited-style-name="Visited_20_Internet_20_Link">
630_360_16863...</text:a>
']</text:p>
      <text:p text:style-name="P4">
标签: ['Обстріл', 'Одещина', 'Війна з Росією']</text:p>
      <text:p text:style-name="P4">
类型: Article</text:p>
      <!--METADATA-->
      <text:p text:style-name="P4">
<draw:frame draw:style-name="fr1" draw:name="Image121" text:anchor-type="as-char" svg:width="6.9236in" svg:height="3.956343in" draw:z-index="0">
<draw:image xlink:href="../Images/yкринформ/2023-06-10T15-52-49-03-00/630_360_1686378599-4798.jpeg" xlink:type="simple" xlink:show="embed" xlink:actuate="onLoad" draw:mime-type="image/jpeg"/>
</draw:frame>
由于俄罗斯人的夜间袭击，俄罗斯地区的水中有四名儿童受伤，受害者总数超过30岁，三人丧生。</text:p>
      <text:p text:style-name="P4">
据报道<text:a xlink:type="simple" xlink:href="https://www.npu.gov.ua/news/politseiski-fiksuiut-ta-likvidovuiut-naslidky-vorozhykh-obstriliv-na-odeshchyni" text:style-name="Internet_20_link" text:visited-style-name="Visited_20_Internet_20_Link">
区域警察</text:a>
，报道乌克林福姆。</text:p>
      <text:p text:style-name="P4">
特别是，根据执法人员的说法，在一个睡眠区之一的敖德萨<text:a xlink:type="simple" xlink:href="https://www.ukrinform.ua/tag-obstril" text:style-name="Internet_20_link" text:visited-style-name="Visited_20_Internet_20_Link">
炮击</text:a>
三人同意了25人，其中包括两个受伤的孩子。</text:p>
      <text:p text:style-name="P4">
在Belgorod-Dnestrovsky地区，包括火箭弹和火箭碎片掉落的六人，包括两名未成年人。</text:p>
      <text:p text:style-name="P4">
据报道，由于无人机的攻击，敖德萨，许多储藏式住宅建筑，学校，幼儿园，停在房屋附近的贸易物品受到损害。 根据初步信息，脆弱的飞机在其中一间公寓中造成了火灾。小房子被撤离到安全的地方。</text:p>
      <text:p text:style-name="P4">
</text:p>
      <text:p text:style-name="P4">
Belgorod-Dnestrovsky区损坏了22座私人住宅建筑物。</text:p>
      <text:p text:style-name="P4">
当前，炮击的后果，缝隙拆卸的后果正在进行中。 领土警察部门的调查和手术组将在这些地方工作。</text:p>
      <text:p text:style-name="P4">
有关入侵者的刑事行动的信息将在ART的统一审判统一登记册中输入。 438(违反战争的法律和习俗)乌克兰的刑法。</text:p>
      <text:p text:style-name="P4">
<text:span text:style-name="T4">
另请阅读：</text:span>
 <text:a xlink:type="simple" xlink:href="https://www.ukrinform.ua/rubric-vidbudova/3720996-postrazdalim-vid-raketnoi-ataki-na-odesini-vidremontuut-zitlo-abo-nadadut-nove.html" text:style-name="Internet_20_link" text:visited-style-name="Visited_20_Internet_20_Link">
火箭袭击受害者<text:span text:style-name="T4">
敖德萨</text:span>
 Inniva无视住房或给予新的房屋</text:a>
早些时候，联合协调新闻新闻中心国防部队的国防军中心<text:a xlink:type="simple" xlink:href="https://www.ukrinform.ua/rubric-ato/3720878-nicna-ataka-po-odesini-kilkist-poranenih-zrosla-do-29.html" text:style-name="Internet_20_link" text:visited-style-name="Visited_20_Internet_20_Link">
</text:a>
<text:a xlink:type="simple" xlink:href="https://www.ukrinform.ua/rubric-ato/3720878-nicna-ataka-po-odesini-kilkist-poranenih-zrosla-do-29.html" text:style-name="Internet_20_link" text:visited-style-name="Visited_20_Internet_20_Link">
报道了这三个串联和26人受伤</text:a>
在Odesa地区，其中有两个孩子和一名孕妇。</text:p>
      <text:p text:style-name="P4">
6月10日晚上，奥德萨(Odessa)的天空中的防御力量[摧毁了8个敌人(https://www.ukrinform.ua/rubric-ato/3720846-nad-odesou-vnoci-zbili-visim-vorozih-droniv-i-dvi-raketi-bratcuk.html)还有两枚火箭，一枚火箭袭击了海岸。</text:p>
      <text:p text:style-name="P4">
News Source: <text:a xlink:type="simple" xlink:href="https://www.ukrinform.ua/rubric-regions/3721031-nicna-ataka-na-odesinu-sered-poterpilih-cetvero-ditej.html" text:style-name="Internet_20_link" text:visited-style-name="Visited_20_Internet_20_Link">
https://www.ukrinform.ua/rubric-regions/3721031-nicna-ataka-na-odesinu-sered-poterpilih-cetvero-ditej.html</text:a>
</text:p>
      <!--NEWS-->
      <text:h text:style-name="P10" text:outline-level="1">
<text:span text:style-name="T4">
俄罗斯收到数百架无人机袭击乌克兰 - 白宫</text:span>
</text:h>
      <text:p text:style-name="P4">
作者: Ukrinform (Person)</text:p>
      <text:p text:style-name="P4">
出版商: Укринформ (Organization)</text:p>
      <text:p text:style-name="P4">
出版时间: 2023-06-10T16:03:10+03:00</text:p>
      <text:p text:style-name="P4">
修改时间: 2023-06-10T16:03:10+03:00</text:p>
      <text:p text:style-name="P4">
描述: 俄罗斯加深了与伊朗在国防领域的合作，并收到了数百架打击乐器的无人机，用于乌克兰打击的任务。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Безпілотник', 'Іран', 'Війна з Росією']</text:p>
      <text:p text:style-name="P4">
类型: Article</text:p>
      <!--METADATA-->
      <text:p text:style-name="P4">
<draw:frame draw:style-name="fr1" draw:name="Image123" text:anchor-type="as-char" svg:width="6.9236in" svg:height="3.956343in" draw:z-index="0">
<draw:image xlink:href="../Images/yкринформ/2023-06-10T16-03-10-03-00/630_360_1528613516-2695.jpg" xlink:type="simple" xlink:show="embed" xlink:actuate="onLoad" draw:mime-type="image/jpeg"/>
</draw:frame>
俄罗斯在国防领域与伊朗进行了深入的合作，并收到了数百个打击乐器，它用于乌克兰的罢工任务。</text:p>
      <text:p text:style-name="P4">
这是由白宫国家安全委员会约翰·柯比(John Kirby)的代表指出的，并报告了<text:a xlink:type="simple" xlink:href="https://www.reuters.com/world/europe/russia-has-received-hundreds-iranian-drones-attack-ukraine-white-house-2023-06-09/" text:style-name="Internet_20_link" text:visited-style-name="Visited_20_Internet_20_Link">
</text:a>
<text:a xlink:type="simple" xlink:href="https://www.reuters.com/world/europe/russia-has-received-hundreds-iranian-drones-attack-ukraine-white-house-2023-06-09/" text:style-name="Internet_20_link" text:visited-style-name="Visited_20_Internet_20_Link">
路透</text:a>
 <text:a xlink:type="simple" xlink:href="https://www.reuters.com/world/europe/russia-has-received-hundreds-iranian-drones-attack-ukraine-white-house-2023-06-09/" text:style-name="Internet_20_link" text:visited-style-name="Visited_20_Internet_20_Link">
 .</text:a>
柯比说：“俄罗斯在过去的几周中利用伊朗无人机来实施基辅的罢工任务，并恐吓乌克兰的人口，俄罗斯 - 伊朗军事伙伴关系似乎正在加深。”</text:p>
      <text:p text:style-name="P4">
指最近解密的信息，他说<text:a xlink:type="simple" xlink:href="https://www.ukrinform.ua/tag-bezpilotnik" text:style-name="Internet_20_link" text:visited-style-name="Visited_20_Internet_20_Link">
无人机</text:a>
Virun是通过里海建造并运送到俄罗斯联邦的。</text:p>
      <text:p text:style-name="P4">
柯比指出，无人机的转移是违反联合国组织规则的行为，美国将寻求带来两国的参考国家。</text:p>
      <text:p text:style-name="P4">
柯比说：“我们将继续对涉及转让俄罗斯军事装备的实体实施制裁。”</text:p>
      <text:p text:style-name="P4">
<text:span text:style-name="T4">
另请阅读：</text:span>
 <text:a xlink:type="simple" xlink:href="https://www.ukrinform.ua/rubric-ato/3720872-ppo-vnoci-znisila-dvi-krilati-raketi-i-20-dronivkamikadze.html" text:style-name="Internet_20_link" text:visited-style-name="Visited_20_Internet_20_Link">
夜间防空摧毁了两枚有翼的导弹和20架<text:span text:style-name="T4">
无人机</text:span>
 iv-kamikadze</text:a>
据他介绍，周五发表的新美国咨询票据旨在“帮助其他国家的商业和政府更好地了解与伊朗无人机计划和非法实践相关的风险，伊朗媒介是为此购买组件的风险。”</text:p>
      <text:p text:style-name="P4">
正如乌克比(Ukrinform)报道的那样，柯比(Kirby)早些时候说，伊朗的政权<text:a xlink:type="simple" xlink:href="https://www.ukrinform.ua/rubric-world/3720682-iran-nadae-rosii-materiali-dla-budivnictva-zavodu-z-virobnictva-bezpilotnikiv-bilij-dim.html" text:style-name="Internet_20_link" text:visited-style-name="Visited_20_Internet_20_Link">
提供了俄罗斯的建设材料</text:a>
从塔塔斯坦(Tatarstan)的无人机生产中，这可以为克里姆林宫提供武器，以继续侵略乌克兰。</text:p>
      <text:p text:style-name="P4">
News Source: <text:a xlink:type="simple" xlink:href="https://www.ukrinform.ua/rubric-ato/3721035-rosia-otrimala-vid-iranu-sotni-bezpilotnikiv-dla-atak-na-ukrainu-bilij-dim.html" text:style-name="Internet_20_link" text:visited-style-name="Visited_20_Internet_20_Link">
https://www.ukrinform.ua/rubric-ato/3721035-rosia-otrimala-vid-iranu-sotni-bezpilotnikiv-dla-atak-na-ukrainu-bilij-dim.html</text:a>
</text:p>
      <!--NEWS-->
      <text:h text:style-name="P10" text:outline-level="1">
<text:span text:style-name="T4">
反性行为正在乌克兰进行 -  Zelensky</text:span>
</text:h>
      <text:p text:style-name="P4">
作者: Ukrinform (Person)</text:p>
      <text:p text:style-name="P4">
出版商: Укринформ (Organization)</text:p>
      <text:p text:style-name="P4">
出版时间: 2023-06-10T16:08:00+03:00</text:p>
      <text:p text:style-name="P4">
修改时间: 2023-06-10T16:08:00+03:00</text:p>
      <text:p text:style-name="P4">
描述: 乌克兰有一些反性和国防行动，各个方向的指挥官都是积极的。  - 乌克林。</text:p>
      <text:p text:style-name="P4">
图片: ['<text:a xlink:type="simple" xlink:href="https://static.ukrinform.com/photos/2023_06/thumb_files/630_360_1686403837-5374.jpeg" text:style-name="Internet_20_link" text:visited-style-name="Visited_20_Internet_20_Link">
630_360_16864...</text:a>
']</text:p>
      <text:p text:style-name="P4">
标签: ['Трюдо', 'Зеленський', 'Контрнаступ']</text:p>
      <text:p text:style-name="P4">
类型: Article</text:p>
      <!--METADATA-->
      <text:p text:style-name="P4">
<draw:frame draw:style-name="fr1" draw:name="Image124" text:anchor-type="as-char" svg:width="6.9236in" svg:height="3.956343in" draw:z-index="0">
<draw:image xlink:href="../Images/yкринформ/2023-06-10T16-08-00-03-00/630_360_1686403837-5374.jpeg" xlink:type="simple" xlink:show="embed" xlink:actuate="onLoad" draw:mime-type="image/jpeg"/>
</draw:frame>
在乌克兰，有某些反性和国防行动，所有场所的指挥官都是积极的。</text:p>
      <text:p text:style-name="P4">
这是由沃迪米尔Zelenskyy总统在基辅举行的普通总理贾斯汀·特鲁多新闻发布会上指出的。</text:p>
      <text:p text:style-name="P4">
正如总统指出的那样，“有趣的是，普京谈到了我们的反对意见。”</text:p>
      <text:p text:style-name="P4">
<text:span text:style-name="T4">
另请阅读：</text:span>
 <text:a xlink:type="simple" xlink:href="https://www.ukrinform.ua/rubric-ato/3720939-putin-viznav-so-ukrainskij-kontrnastup-rozpocavsa-i-zsu-maut-potencial-isw.html" text:style-name="Internet_20_link" text:visited-style-name="Visited_20_Internet_20_Link">
普京承认乌克兰人<text:span text:style-name="T4">
反击</text:span>
 n开始，武装部队有潜力 -  ISW</text:a>
“重要的是，俄罗斯总是感觉到他们已经很长时间了。我认为。避孕和防御行动在乌克兰是适当的。关于什么体育场 - 我不会详细说话。我认为我们确信为了建立它，”泽伦斯基说。</text:p>
      <text:p text:style-name="P4">
根据国家负责人的说法，他不会相信“不同的电报和普京”。</text:p>
      <text:p text:style-name="P4">
总统说：“在我看来，有很多步骤，之后不可能相信这些信息。在我看来，我们需要信任我们的军队，我相信他们。”</text:p>
      <text:p text:style-name="P4">
<text:span text:style-name="T4">
另请阅读：</text:span>
 <text:a xlink:type="simple" xlink:href="https://www.ukrinform.ua/rubric-ato/3720836-u-statah-rozumiut-so-kontrnastup-moze-ne-stati-viznacalnim-dla-zaversenna-vijni.html" text:style-name="Internet_20_link" text:visited-style-name="Visited_20_Internet_20_Link">
在美国了解<text:span text:style-name="T4">
柜台-Offshore </text:span>
 n可能无法完成战争</text:a>
他补充说，他与武装部队的武装部队的指挥官 - 武装部队的总司令，行动 - 战略分组的指挥官 - Zaluzhny。</text:p>
      <text:p text:style-name="P4">
Zemva总结说：“现在一切都是积极的，所以普京和通过了。”</text:p>
      <text:p text:style-name="P4">
据报道，6月9日，俄罗斯总统弗拉基米尔·普京(Vladimir Putin)表示，乌克兰的反击开始，并指出乌克兰部队仍然具有进攻潜力。</text:p>
      <text:p text:style-name="P4">
照片：作品</text:p>
      <text:p text:style-name="P4">
News Source: <text:a xlink:type="simple" xlink:href="https://www.ukrinform.ua/rubric-ato/3721041-v-ukraini-vidbuvautsa-kontrnastupalni-dii-zelenskij.html" text:style-name="Internet_20_link" text:visited-style-name="Visited_20_Internet_20_Link">
https://www.ukrinform.ua/rubric-ato/3721041-v-ukraini-vidbuvautsa-kontrnastupalni-dii-zelenskij.html</text:a>
</text:p>
      <!--NEWS-->
      <text:h text:style-name="P10" text:outline-level="1">
<text:span text:style-name="T4">
雷暴预计在首都：基瓦夫托多（Kyivavtodor）以增强模式工作</text:span>
</text:h>
      <text:p text:style-name="P4">
作者: Ukrinform (Person)</text:p>
      <text:p text:style-name="P4">
出版商: Укринформ (Organization)</text:p>
      <text:p text:style-name="P4">
出版时间: 2023-06-10T16:09:00+03:00</text:p>
      <text:p text:style-name="P4">
修改时间: 2023-06-10T16:09:00+03:00</text:p>
      <text:p text:style-name="P4">
描述: 在首都，由于基瓦夫托尔公共公司的水力发电服务的预期雷暴，以增强的模式运作。  - 乌克林。</text:p>
      <text:p text:style-name="P4">
图片: ['<text:a xlink:type="simple" xlink:href="https://static.ukrinform.com/photos/2019_07/thumb_files/630_360_1562668673-701.jpg" text:style-name="Internet_20_link" text:visited-style-name="Visited_20_Internet_20_Link">
630_360_15626...</text:a>
']</text:p>
      <text:p text:style-name="P4">
标签: ['Дощ', 'Гроза', 'Київ', 'Київавтодор']</text:p>
      <text:p text:style-name="P4">
类型: Article</text:p>
      <!--METADATA-->
      <text:p text:style-name="P4">
<draw:frame draw:style-name="fr1" draw:name="Image125" text:anchor-type="as-char" svg:width="6.9236in" svg:height="3.956343in" draw:z-index="0">
<draw:image xlink:href="../Images/yкринформ/2023-06-10T16-09-00-03-00/630_360_1562668673-701.jpg" xlink:type="simple" xlink:show="embed" xlink:actuate="onLoad" draw:mime-type="image/jpeg"/>
</draw:frame>
在资本中，基辅武术公用事业服务的液压服务的预期雷暴以增强模式运行。</text:p>
      <text:p text:style-name="P4">
根据乌克林福姆的说法，基辅市政府报告UV <text:a xlink:type="simple" xlink:href="https://t.me/KyivCityOfficial/7008" text:style-name="Internet_20_link" text:visited-style-name="Visited_20_Internet_20_Link">
Telegram</text:a>
。</text:p>
      <text:p text:style-name="P4">
“氢气服务在城市正在努力。 特别是，在可能的情况下，在可能的降雨和排水格栅上进行了道路服务，”该消息写道。</text:p>
      <text:p text:style-name="P4">
<text:span text:style-name="T4">
另请阅读：</text:span>
 <text:a xlink:type="simple" xlink:href="https://www.ukrinform.ua/rubric-regions/3720999-na-ukrainu-nasuvaetsa-negoda-sinoptiki-poperedzaut-pro-grozi.html" text:style-name="Internet_20_link" text:visited-style-name="Visited_20_Internet_20_Link">
到<text:span text:style-name="T4">
乌克兰</text:span>
 <text:span text:style-name="T4">
 </text:span>
来<text:span text:style-name="T4">
 </text:span>
恶劣天气<text:span text:style-name="T4">
 \  -  </text:span>
预报员<text:span text:style-name="T4">
 </text:span>
 <text:span text:style-name="T4">
 </text:span>
 <text:span text:style-name="T4">
 </text:span>
 <text:span text:style-name="T4">
 </text:span>
 <text:span text:style-name="T4">
关于</text:span>
 <text:span text:style-name="T4">
 </text:span>
 groz<text:span text:style-name="T5">
 </text:span>
**</text:a>
KSCA指出，在问题区域的降雨量大幅度的情况下，路线人将与特殊设备保持一致。 通常，企业<text:a xlink:type="simple" xlink:href="https://www.ukrinform.ua/tag-kiivavtodor" text:style-name="Internet_20_link" text:visited-style-name="Visited_20_Internet_20_Link">
Kyivavtodor</text:a>
他们有91套ISPEC的特殊设备，用于维修和清洁雨水系统。</text:p>
      <text:p text:style-name="P4">
正如乌克林福姆(Ukrinform)报道的，周六<text:a xlink:type="simple" xlink:href="https://www.ukrinform.ua/rubric-regions/3720528-na-vihidnih-v-ukraini-projdut-dosi-ta-grozi.html" text:style-name="Internet_20_link" text:visited-style-name="Visited_20_Internet_20_Link">
预计乌克兰地区一半的降雨</text:a>
尽管在大多数地区会很热，但雨水将在全国各地下雨，周一将是雨天，会变得更酷。</text:p>
      <text:p text:style-name="P4">
News Source: <text:a xlink:type="simple" xlink:href="https://www.ukrinform.ua/rubric-kyiv/3721039-u-stolici-ocikuetsa-groza-kiivavtodor-pracue-u-posilenomu-rezimi.html" text:style-name="Internet_20_link" text:visited-style-name="Visited_20_Internet_20_Link">
https://www.ukrinform.ua/rubric-kyiv/3721039-u-stolici-ocikuetsa-groza-kiivavtodor-pracue-u-posilenomu-rezimi.html</text:a>
</text:p>
      <!--NEWS-->
      <text:h text:style-name="P10" text:outline-level="1">
<text:span text:style-name="T4">
霍森地区洪水淹没地区的地区已减半-OVA</text:span>
</text:h>
      <text:p text:style-name="P4">
作者: Ukrinform (Person)</text:p>
      <text:p text:style-name="P4">
出版商: Укринформ (Organization)</text:p>
      <text:p text:style-name="P4">
出版时间: 2023-06-10T16:11:00+03:00</text:p>
      <text:p text:style-name="P4">
修改时间: 2023-06-10T23:11:00+03:00</text:p>
      <text:p text:style-name="P4">
描述: 白天，爆炸卡科夫斯卡亚水力发电站后，赫尔森地区的洪水量下降了27厘米，被洪水淹没的地区的面积增加了一倍。  - 乌克林。</text:p>
      <text:p text:style-name="P4">
图片: ['<text:a xlink:type="simple" xlink:href="https://static.ukrinform.com/photos/2023_06/thumb_files/630_360_1686413278-750.jpg" text:style-name="Internet_20_link" text:visited-style-name="Visited_20_Internet_20_Link">
630_360_16864...</text:a>
']</text:p>
      <text:p text:style-name="P4">
标签: ['Херсонщина', 'Каховська ГЕС', 'Підтоплення']</text:p>
      <text:p text:style-name="P4">
类型: Article</text:p>
      <!--METADATA-->
      <text:p text:style-name="P4">
<draw:frame draw:style-name="fr1" draw:name="Image126" text:anchor-type="as-char" svg:width="6.9236in" svg:height="3.956343in" draw:z-index="0">
<draw:image xlink:href="../Images/yкринформ/2023-06-10T16-11-00-03-00/630_360_1686413278-750.jpg" xlink:type="simple" xlink:show="embed" xlink:actuate="onLoad" draw:mime-type="image/jpeg"/>
</draw:frame>
赫尔森地区的洪水在27厘米处炸开27厘米后，洪水泛滥后，被洪水淹没的地区的地区翻了一番。</text:p>
      <text:p text:style-name="P4">
关于<text:a xlink:type="simple" xlink:href="https://t.me/olexandrprokudin/632" text:style-name="Internet_20_link" text:visited-style-name="Visited_20_Internet_20_Link">
视频更近的视频</text:a>
据报道，乌克林福姆报道说，Kherson Ova Alexander Proudin的负责人。</text:p>
      <text:p text:style-name="P4">
“与早晨相比，中等水平的洪水减少了27厘米，侵扰4.45 m。洪水淹没的地区几乎下降了几乎两次。从Berislav地区的Mykolaivka，Lviv和Olgivka开发。</text:p>
      <text:p text:style-name="P4">
<text:span text:style-name="T4">
另请阅读：</text:span>
 <text:span text:style-name="T4">
 [在赫尔森地区，敦促志愿者在暴风雨中不要在水中出去，而排水(https://www.ukrinform.ua/rubric-regions/3721049-na-hersonsini-volonteriv-zaklikaut-ne-vihoditi-na-vodu-pid-cas-buri-ta-zliv.html)</text:span>
</text:p>
      <text:p text:style-name="P4">
截至周六晚上，已经有2699人已经撤离了危险定居点，其中包括178名儿童和67个低型驾驶。</text:p>
      <text:p text:style-name="P4">
“在暂时占领的左岸，情况仍然至关重要。液滴被14个定居点淹没。撤离措施并没有被占领权占据。”</text:p>
      <text:p text:style-name="P4">
<text:span text:style-name="T4">
另请阅读：</text:span>
 <text:span text:style-name="T4">
 <text:a xlink:type="simple" xlink:href="https://www.ukrinform.ua/rubric-regions/3721105-na-hersonsinu-pribula-misia-miznarodnogo-kriminalnogo-sudu.html" text:style-name="Internet_20_link" text:visited-style-name="Visited_20_Internet_20_Link">
在赫尔森地区，国际刑事法院的任务已经到了</text:a>
</text:span>
</text:p>
      <text:p text:style-name="P4">
据乌克林福姆(Ukrinform)报道，人口的救援工作从洪水泛滥的地方造成的洪水造成的洪水泛滥，这是由于_ <text:span text:style-name="T4">
 [6月6日晚上在赫尔森地区的赫森地区制造了俄罗斯军队。(https://www.ukrinform.ua/rubric-other_news/3720776-pidriv-rosianami-kahovskoi-ges-usi-novini.html)</text:span>
 _</text:p>
      <text:p text:style-name="P4">
News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英国将为乌克兰提供1600万英镑的人道主义援助</text:span>
</text:h>
      <text:p text:style-name="P4">
作者: Ukrinform (Person)</text:p>
      <text:p text:style-name="P4">
出版商: Укринформ (Organization)</text:p>
      <text:p text:style-name="P4">
出版时间: 2023-06-10T16:13:00+03:00</text:p>
      <text:p text:style-name="P4">
修改时间: 2023-06-10T16:13:00+03:00</text:p>
      <text:p text:style-name="P4">
描述: 英国将为1600万英镑（近2000万美元）提供支持，以支持乌克兰的平民人口，这受到卡科夫斯克水文短语的后果的影响。  - 乌克林。</text:p>
      <text:p text:style-name="P4">
图片: ['<text:a xlink:type="simple" xlink:href="https://static.ukrinform.com/photos/2023_06/thumb_files/630_360_1686214414-571.jpg" text:style-name="Internet_20_link" text:visited-style-name="Visited_20_Internet_20_Link">
630_360_16862...</text:a>
']</text:p>
      <text:p text:style-name="P4">
标签: ['Британія', 'Україна', 'Гроші', 'допомога']</text:p>
      <text:p text:style-name="P4">
类型: Article</text:p>
      <!--METADATA-->
      <text:p text:style-name="P4">
<draw:frame draw:style-name="fr1" draw:name="Image127" text:anchor-type="as-char" svg:width="6.9236in" svg:height="3.956343in" draw:z-index="0">
<draw:image xlink:href="../Images/yкринформ/2023-06-10T16-13-00-03-00/630_360_1686214414-571.jpg" xlink:type="simple" xlink:show="embed" xlink:actuate="onLoad" draw:mime-type="image/jpeg"/>
</draw:frame>
英国将协助1600万英镑(将近2000万美元)为了支持乌克兰的平民人口，这对俄罗斯水坝的后果感到惊讶。</text:p>
      <text:p text:style-name="P4">
根据乌克林福姆的说法，这在乌克兰政府的规定中报道了这一点。</text:p>
      <text:p text:style-name="P4">
声明说：“英国的融资将为人道主义组织提供帮助，并为Chervonohrest运动提供1000万英镑，500万英镑用于联合国人道主义协调管理，国际移民组织100万英镑。”</text:p>
      <text:p text:style-name="P4">
<text:span text:style-name="T4">
另请阅读：</text:span>
 [摩尔多瓦将帮助乌克兰消除后果(https://www.ukrinform.ua/rubric-regions/3720914-moldova-dopomoze-ukraini-u-likvidacii-naslidkiv-pidrivu-kahovskoi-dambi.html)英联邦的英联邦外交部也将向船只，滤水器，水泵tagum靴发送。 设备有望下周开始到乌克兰。</text:p>
      <text:p text:style-name="P4">
额外的财政援助是2.2亿英镑的现有人道主义支持的一部分，使合作伙伴<text:a xlink:type="simple" xlink:href="https://www.ukrinform.ua/tag-britania" text:style-name="Internet_20_link" text:visited-style-name="Visited_20_Internet_20_Link">
英国</text:a>
尤其是乌克兰红色方面，以帮助疏散受洪水影响的平民。</text:p>
      <text:p text:style-name="P4">
英国政府指出，提供了这些资金来满足乌克兰各地的需求，包括受到非诺娃kakhovka附近大坝影响的领土。</text:p>
      <text:p text:style-name="P4">
融资将支持赫尔森地区的人道主义组织，现在可以从洪水到人们提供快速响应，住房和必需品，以及敌对行动的受害者和流离失所者的社区。</text:p>
      <text:p text:style-name="P4">
<text:span text:style-name="T4">
另请阅读：</text:span>
 <text:a xlink:type="simple" xlink:href="https://www.ukrinform.ua/rubric-regions/3720822-pidriv-kahovskoi-ges-aponia-nadast-ukraini-5-miljoniv-dla-postrazdalih.html" text:style-name="Internet_20_link" text:visited-style-name="Visited_20_Internet_20_Link">
Kakhovskaya水力发电站：日本将为受害者提供5 <text:span text:style-name="T4">
百万</text:span>
 Snae的$ 5 ** SNAE</text:a>
分配的资金还将旨在应对可能通过水，生计损失和土地矿山风险传播的可能的传染病。</text:p>
      <text:p text:style-name="P4">
英国外交部长詹姆斯·克莱维利(James Kleverly)说，卡霍夫斯卡亚(Kakhovskaya Hydroe)短语造成的洪水受到来自赫尔森·伊纳(Kherson Ina)的32,000多人的影响，来自赫尔森·伊纳(Kherson Ina)，成千上万的乌克兰人居住在周围地区。照片：盖蒂图像</text:p>
      <text:p text:style-name="P4">
News Source: <text:a xlink:type="simple" xlink:href="https://www.ukrinform.ua/rubric-regions/3721036-britania-nadast-ukraini-gumanitarnu-dopomogu-u-rozmiri-16-miljoniv.html" text:style-name="Internet_20_link" text:visited-style-name="Visited_20_Internet_20_Link">
https://www.ukrinform.ua/rubric-regions/3721036-britania-nadast-ukraini-gumanitarnu-dopomogu-u-rozmiri-16-miljoniv.html</text:a>
</text:p>
      <!--NEWS-->
      <text:h text:style-name="P10" text:outline-level="1">
<text:span text:style-name="T4">
加拿大对乌克兰文化古迹的破坏施加了制裁</text:span>
</text:h>
      <text:p text:style-name="P4">
作者: Ukrinform (Person)</text:p>
      <text:p text:style-name="P4">
出版商: Укринформ (Organization)</text:p>
      <text:p text:style-name="P4">
出版时间: 2023-06-10T16:16:00+03:00</text:p>
      <text:p text:style-name="P4">
修改时间: 2023-06-10T16:16:00+03:00</text:p>
      <text:p text:style-name="P4">
描述: 加拿大对参与乌克兰文化古迹，机构和身份的许多人和公司实施制裁。  - 乌克林。</text:p>
      <text:p text:style-name="P4">
图片: ['<text:a xlink:type="simple" xlink:href="https://static.ukrinform.com/photos/2023_06/thumb_files/630_360_1686403297-7625.jpeg" text:style-name="Internet_20_link" text:visited-style-name="Visited_20_Internet_20_Link">
630_360_16864...</text:a>
']</text:p>
      <text:p text:style-name="P4">
标签: ['Канада', 'Культура', 'Санкції', 'Війна з Росією']</text:p>
      <text:p text:style-name="P4">
类型: Article</text:p>
      <!--METADATA-->
      <text:p text:style-name="P4">
<draw:frame draw:style-name="fr1" draw:name="Image128" text:anchor-type="as-char" svg:width="6.9236in" svg:height="3.956343in" draw:z-index="0">
<draw:image xlink:href="../Images/yкринформ/2023-06-10T16-16-00-03-00/630_360_1686403297-7625.jpeg" xlink:type="simple" xlink:show="embed" xlink:actuate="onLoad" draw:mime-type="image/jpeg"/>
</draw:frame>
加拿大人对俄罗斯侵略的乌克兰文化古迹，机构和身份的许多人和公司进行了制裁。</text:p>
      <text:p text:style-name="P4">
报道说，这是在加拿大总理办公室报道的。</text:p>
      <text:p text:style-name="P4">
“为了回应俄罗斯摧毁乌克兰文化古迹，机构和身份的努力，加拿大引入了新的<text:a xlink:type="simple" xlink:href="https://www.ukrinform.ua/tag-sankcii" text:style-name="Internet_20_link" text:visited-style-name="Visited_20_Internet_20_Link">
制裁</text:a>
针对24个物理和17个法律实体，”新闻稿写道。</text:p>
      <text:p text:style-name="P4">
总的来说，从占领克里米亚时期，加拿大就对俄罗斯，白俄罗斯和乌克兰的2400多个个人和法人实体实施了制裁。</text:p>
      <text:p text:style-name="P4">
<text:span text:style-name="T4">
另请阅读：</text:span>
 <text:a xlink:type="simple" xlink:href="https://www.ukrinform.ua/rubric-ato/3721017-kanada-ogolosila-pro-novij-paket-vijskovoi-dopomogi-ukraini.html" text:style-name="Internet_20_link" text:visited-style-name="Visited_20_Internet_20_Link">
<text:span text:style-name="T4">
加拿大</text:span>
，并宣布了一个新的军事援助计划</text:a>
正如乌克林福姆报道的那样，加拿大总理贾斯汀·特鲁多(Justin Trudeau)和基督弗里兰德(Christ Friland)筹集资金<text:a xlink:type="simple" xlink:href="https://www.ukrinform.ua/rubric-polytics/3720965-dzastin-trudo-pribuv-do-kieva.html" text:style-name="Internet_20_link" text:visited-style-name="Visited_20_Internet_20_Link">
到达乌克兰</text:a>
从全面入侵非直观访问开始的第二次开始。</text:p>
      <text:p text:style-name="P4">
News Source: <text:a xlink:type="simple" xlink:href="https://www.ukrinform.ua/rubric-culture/3721048-kanada-zaprovadzue-sankcii-proti-pricetnih-do-rujnuvanna-ukrainskih-kulturnih-pamatok.html" text:style-name="Internet_20_link" text:visited-style-name="Visited_20_Internet_20_Link">
https://www.ukrinform.ua/rubric-culture/3721048-kanada-zaprovadzue-sankcii-proti-pricetnih-do-rujnuvanna-ukrainskih-kulturnih-pamatok.html</text:a>
</text:p>
      <!--NEWS-->
      <text:h text:style-name="P10" text:outline-level="1">
<text:span text:style-name="T4">
Zelensky和Trudeau的双边会议开始</text:span>
</text:h>
      <text:p text:style-name="P4">
作者: Ukrinform (Person)</text:p>
      <text:p text:style-name="P4">
出版商: Укринформ (Organization)</text:p>
      <text:p text:style-name="P4">
出版时间: 2023-06-10T16:25:00+03:00</text:p>
      <text:p text:style-name="P4">
修改时间: 2023-06-10T16:25:00+03:00</text:p>
      <text:p text:style-name="P4">
描述: 乌克兰沃迪米尔·泽伦斯基（Volodymyr Zelensky）主席与加拿大总理贾斯汀·特鲁多（Justin Trudeau）和基督弗里兰教会教会国家的维塞里米尔·米利斯特（Viceremier-Minister）的会议开始了。  - 乌克林。</text:p>
      <text:p text:style-name="P4">
图片: ['<text:a xlink:type="simple" xlink:href="https://static.ukrinform.com/photos/2023_06/thumb_files/630_360_1686403297-7414.jpeg" text:style-name="Internet_20_link" text:visited-style-name="Visited_20_Internet_20_Link">
630_360_16864...</text:a>
']</text:p>
      <text:p text:style-name="P4">
标签: ['Трюдо', 'Політика', 'Зеленський']</text:p>
      <text:p text:style-name="P4">
类型: Article</text:p>
      <!--METADATA-->
      <text:p text:style-name="P4">
<draw:frame draw:style-name="fr1" draw:name="Image129" text:anchor-type="as-char" svg:width="6.9236in" svg:height="3.956343in" draw:z-index="0">
<draw:image xlink:href="../Images/yкринформ/2023-06-10T16-25-00-03-00/630_360_1686403297-7414.jpeg" xlink:type="simple" xlink:show="embed" xlink:actuate="onLoad" draw:mime-type="image/jpeg"/>
</draw:frame>
乌克兰沃迪米尔·泽伦斯基(Volodymyr Zelensky)主席与加拿大总理贾斯汀·特鲁多(Justin Trudeau)和克里斯蒂夫兰德(Chrisstejfriland)国家的维塞雷米尔·米尼斯特(Viceremier-Minister)的会议开始了。</text:p>
      <text:p text:style-name="P4">
正如乌克林福姆报道的那样，在[电报]中(https://t.me/V_Zelenskiy_official/6540)总统办公室新闻服务。  “我祝贺乌克兰的总理<text:a xlink:type="simple" xlink:href="https://www.ukrinform.ua/tag-kanada" text:style-name="Internet_20_link" text:visited-style-name="Visited_20_Internet_20_Link">
加拿大</text:a>
贾斯汀·特鲁多(Justin Trudeau)和他的团队代表。 尽管俄罗斯，乌克兰人仍将继续与恩典和自由作斗争。 在我们的胜利中，我们将与我们的保护和人民的保护之路一样，”乌克兰总统的新闻服务引用。</text:p>
      <text:p text:style-name="P4">
</text:p>
      <text:p text:style-name="P4">
<text:a xlink:type="simple" xlink:href="https://static.ukrinform.com/photos/2023_06/1686403297-5315.jpeg" text:style-name="Internet_20_link" text:visited-style-name="Visited_20_Internet_20_Link">
 </text:a>
 <text:a xlink:type="simple" xlink:href="https://static.ukrinform.com/photos/2023_06/1686403297-2003.jpeg" text:style-name="Internet_20_link" text:visited-style-name="Visited_20_Internet_20_Link">
</text:a>
 <text:a xlink:type="simple" xlink:href="https://static.ukrinform.com/photos/2023_06/1686403297-8323.jpeg" text:style-name="Internet_20_link" text:visited-style-name="Visited_20_Internet_20_Link">
</text:a>
 <text:a xlink:type="simple" xlink:href="https://static.ukrinform.com/photos/2023_06/1686403297-7625.jpeg" text:style-name="Internet_20_link" text:visited-style-name="Visited_20_Internet_20_Link">
</text:a>
 <text:a xlink:type="simple" xlink:href="https://static.ukrinform.com/photos/2023_06/1686403297-7414.jpeg" text:style-name="Internet_20_link" text:visited-style-name="Visited_20_Internet_20_Link">
<draw:frame draw:style-name="fr1" draw:name="Image135" text:anchor-type="as-char" svg:width="6.9236in" svg:height="3.956343in" draw:z-index="0">
<draw:image xlink:href="../Images/yкринформ/2023-06-10T16-25-00-03-00/630_360_1686403297-7414.jpeg" xlink:type="simple" xlink:show="embed" xlink:actuate="onLoad" draw:mime-type="image/jpeg"/>
</draw:frame>
</text:a>
<text:span text:style-name="T4">
另请阅读：</text:span>
 <text:a xlink:type="simple" xlink:href="https://www.ukrinform.ua/rubric-ato/3721017-kanada-ogolosila-pro-novij-paket-vijskovoi-dopomogi-ukraini.html" text:style-name="Internet_20_link" text:visited-style-name="Visited_20_Internet_20_Link">
<text:span text:style-name="T4">
加拿大</text:span>
宣布了新的军事援助计划</text:a>
视频：<text:a xlink:type="simple" xlink:href="https://t.me/V_Zelenskiy_official/6540" text:style-name="Internet_20_link" text:visited-style-name="Visited_20_Internet_20_Link">
弗拉基米尔·泽伦斯基的电报</text:a>
正如乌克林福姆报道的那样，加拿大总理贾斯汀·特鲁多(Justin Trudeau(https://www.ukrinform.ua/rubric-polytics/3720965-dzastin-trudo-pribuv-do-kieva.html)。</text:p>
      <text:p text:style-name="P4">
加拿大分配了5亿美元。(约4亿美元 美国)关于乌克兰的军事发展。</text:p>
      <text:p text:style-name="P4">
News Source: <text:a xlink:type="simple" xlink:href="https://www.ukrinform.ua/rubric-polytics/3721050-rozpocalasa-dvostoronna-zustric-zelenskogo-i-trudo.html" text:style-name="Internet_20_link" text:visited-style-name="Visited_20_Internet_20_Link">
https://www.ukrinform.ua/rubric-polytics/3721050-rozpocalasa-dvostoronna-zustric-zelenskogo-i-trudo.html</text:a>
</text:p>
      <!--NEWS-->
      <text:h text:style-name="P10" text:outline-level="1">
<text:span text:style-name="T4">
Kakhovskaya大坝：Mykolaiv地区完全切断了进入其中一个村庄的方式</text:span>
</text:h>
      <text:p text:style-name="P4">
作者: Ukrinform (Person)</text:p>
      <text:p text:style-name="P4">
出版商: Укринформ (Organization)</text:p>
      <text:p text:style-name="P4">
出版时间: 2023-06-10T16:36:20+03:00</text:p>
      <text:p text:style-name="P4">
修改时间: 2023-06-10T16:36:20+03:00</text:p>
      <text:p text:style-name="P4">
描述: 在尼古拉维尔地区，由于俄罗斯侵略者的俄罗斯侵略者是卡霍夫斯卡亚水力发电站的俄罗斯入侵者，这是Snigurov地区社区的Afanasivka村的入口，其中379人居住。  - 乌克林。</text:p>
      <text:p text:style-name="P4">
图片: ['<text:a xlink:type="simple" xlink:href="https://static.ukrinform.com/photos/2023_06/thumb_files/630_360_1686404026-215.jpeg" text:style-name="Internet_20_link" text:visited-style-name="Visited_20_Internet_20_Link">
630_360_16864...</text:a>
']</text:p>
      <text:p text:style-name="P4">
标签: ['Миколаївщина', 'Каховська ГЕС', 'Затоплення']</text:p>
      <text:p text:style-name="P4">
类型: Article</text:p>
      <!--METADATA-->
      <text:p text:style-name="P4">
<draw:frame draw:style-name="fr1" draw:name="Image136" text:anchor-type="as-char" svg:width="6.9236in" svg:height="3.956343in" draw:z-index="0">
<draw:image xlink:href="../Images/yкринформ/2023-06-10T16-36-20-03-00/630_360_1686404026-215.jpeg" xlink:type="simple" xlink:show="embed" xlink:actuate="onLoad" draw:mime-type="image/jpeg"/>
</draw:frame>
通过探索Kakhovskaya水力发电厂，Mimikov地区已完全切断了Snigurov Territorial Community的Afanasivka村的入口，该村庄有379人居住。</text:p>
      <text:p text:style-name="P4">
根据乌克林福姆的说法，[Telegram]报告了州紧急服务。(https://t.me/dsns_telegram/17487)。</text:p>
      <text:p text:style-name="P4">
根据SESS的说法，由于车站的破坏以及卢西普威普的水位增加，增加了臭虫河口的水平，南部虫子的河流，Ingul，Ingulets，导致Nikolaev Area 540建筑物的洪水泛滥，856人和549个农场。</text:p>
      <text:p text:style-name="P4">
两个操作救援人员监视了给定的情况和澄清。 作为储水供水泵站的紧急泵(Nikolaev)(https://www.ukrinform.ua/tag-mikolaiv)二手电机泵。</text:p>
      <text:p text:style-name="P4">
<text:span text:style-name="T4">
 readmetas：</text:span>
 <text:a xlink:type="simple" xlink:href="https://www.ukrinform.ua/rubric-regions/3720757-na-mikolaivsini-pocavsa-spad-rivna-vodi.html" text:style-name="Internet_20_link" text:visited-style-name="Visited_20_Internet_20_Link">
在<text:span text:style-name="T4">
 Nikolaevs </text:span>
 Inno的水位下降</text:a>
正如乌克林福姆报道的，6月6日晚上<text:a xlink:type="simple" xlink:href="https://www.ukrinform.ua/rubric-other_news/3718791-pidriv-rosianami-kahovskoi-ges-vsi-novini.html" text:style-name="Internet_20_link" text:visited-style-name="Visited_20_Internet_20_Link">
俄罗斯军队</text:a>
[炸毁了Kakhovskaya水力发电枪]](https://www.ukrinform.ua/rubric-other_news/3718791-pidriv-rosianami-kahovskoi-ges-vsi-novini.html)。 甚至在午餐前，几乎整个车站都是购物车，这是无法回收的。</text:p>
      <text:p text:style-name="P4">
截至6月10日，在Kherson地区，实际上<text:a xlink:type="simple" xlink:href="https://www.ukrinform.ua/rubric-regions/3720969-cerez-pidriv-rosianami-kahovskoi-ges-zniklimi-bezvisti-vvazautsa-27-ludej.html" text:style-name="Internet_20_link" text:visited-style-name="Visited_20_Internet_20_Link">
洪水</text:a>
47个定居点。被杀的家庭被杀害，被认为失踪了27人。</text:p>
      <text:p text:style-name="P4">
尼古拉地区洪水淹没了31个定居点。 936人被撤离，其中167人是孩子。 一个人被杀。</text:p>
      <text:p text:style-name="P4">
照片：SES</text:p>
      <text:p text:style-name="P4">
News Source: <text:a xlink:type="simple" xlink:href="https://www.ukrinform.ua/rubric-ato/3721055-pidriv-kahovskoi-dambi-na-mikolaivsini-povnistu-vidrizani-slahi-do-odnogo-iz-sil.html" text:style-name="Internet_20_link" text:visited-style-name="Visited_20_Internet_20_Link">
https://www.ukrinform.ua/rubric-ato/3721055-pidriv-kahovskoi-dambi-na-mikolaivsini-povnistu-vidrizani-slahi-do-odnogo-iz-sil.html</text:a>
</text:p>
      <!--NEWS-->
      <text:h text:style-name="P10" text:outline-level="1">
<text:span text:style-name="T4">
从喀尔巴阡地区移交了20吨瓶装水到赫森地区</text:span>
</text:h>
      <text:p text:style-name="P4">
作者: Ukrinform (Person)</text:p>
      <text:p text:style-name="P4">
出版商: Укринформ (Organization)</text:p>
      <text:p text:style-name="P4">
出版时间: 2023-06-10T16:39:27+03:00</text:p>
      <text:p text:style-name="P4">
修改时间: 2023-06-10T16:39:27+03:00</text:p>
      <text:p text:style-name="P4">
描述: 从当地企业家收集的人道主义卡车伊万诺·弗兰基夫斯克地区，去了赫森地区。  - 乌克林。</text:p>
      <text:p text:style-name="P4">
图片: ['<text:a xlink:type="simple" xlink:href="https://static.ukrinform.com/photos/2023_06/thumb_files/630_360_1686404353-353.jpg" text:style-name="Internet_20_link" text:visited-style-name="Visited_20_Internet_20_Link">
630_360_16864...</text:a>
']</text:p>
      <text:p text:style-name="P4">
标签: ['Херсонщина', 'Вода', 'Каховська ГЕС']</text:p>
      <text:p text:style-name="P4">
类型: Article</text:p>
      <!--METADATA-->
      <text:p text:style-name="P4">
<draw:frame draw:style-name="fr1" draw:name="Image139" text:anchor-type="as-char" svg:width="6.9236in" svg:height="3.956343in" draw:z-index="0">
<draw:image xlink:href="../Images/yкринформ/2023-06-10T16-39-27-03-00/630_360_1686404353-353.jpg" xlink:type="simple" xlink:show="embed" xlink:actuate="onLoad" draw:mime-type="image/jpeg"/>
</draw:frame>
从伊万诺·弗兰基夫斯克(Ivano-Frankivsk)地区到赫尔森地区，一辆在人道主义援助的卡车上，由当地企业家收集。</text:p>
      <text:p text:style-name="P4">
关于它报告了<text:a xlink:type="simple" xlink:href="https://t.me/onyshchuksvitlana/7319" text:style-name="Internet_20_link" text:visited-style-name="Visited_20_Internet_20_Link">
Telegram，</text:a>
传输乌克林。</text:p>
      <text:p text:style-name="P4">
“将20吨瓶装水和不同体积的塑料容量发送给了赫森地区的受害者。</text:p>
      <text:p text:style-name="P4">
在喀尔巴阡地区，还部署了从赫尔森接收人员的紧急场所。增加地区军事行政管理和领土社区的额外床和地方数量的问题。</text:p>
      <text:p text:style-name="P4">
<text:span text:style-name="T4">
另请阅读：</text:span>
 [俄罗斯人故意损坏了大坝<text:span text:style-name="T4">
 kakhov </text:span>
(https://www.ukrinform.ua/rubric-ato/3721029-rosiani-navmisno-poskodili-greblu-kahovskoi-ges-isw.html)据报道，赫森地区仍在继续从卡科夫斯卡亚水力发电厂引起的洪水地点的救援工作和撤离。(https://www.ukrinform.ua/rubric-other_news/3720776-pidriv-rosianami-kahovskoi-ges-usi-novini.html)，这是6月6日晚上由俄罗斯人制作的。</text:p>
      <text:p text:style-name="P4">
截至6月10日12:00在Kherson地区<text:a xlink:type="simple" xlink:href="https://www.ukrinform.ua/rubric-regions/3720969-cerez-pidriv-rosianami-kahovskoi-ges-zniklimi-bezvisti-vvazautsa-27-ludej.html" text:style-name="Internet_20_link" text:visited-style-name="Visited_20_Internet_20_Link">
</text:a>
<text:a xlink:type="simple" xlink:href="https://www.ukrinform.ua/rubric-regions/3720969-cerez-pidriv-rosianami-kahovskoi-ges-zniklimi-bezvisti-vvazautsa-27-ludej.html" text:style-name="Internet_20_link" text:visited-style-name="Visited_20_Internet_20_Link">
撤离</text:a>
<text:a xlink:type="simple" xlink:href="https://www.ukrinform.ua/rubric-regions/3720969-cerez-pidriv-rosianami-kahovskoi-ges-zniklimi-bezvisti-vvazautsa-27-ludej.html" text:style-name="Internet_20_link" text:visited-style-name="Visited_20_Internet_20_Link">
2620人</text:a>
在mykolaiv -936中。</text:p>
      <text:p text:style-name="P4">
News Source: <text:a xlink:type="simple" xlink:href="https://www.ukrinform.ua/rubric-regions/3721057-iz-prikarpatta-na-hersonsinu-peredali-20-tonn-butilovanoi-vodi.html" text:style-name="Internet_20_link" text:visited-style-name="Visited_20_Internet_20_Link">
https://www.ukrinform.ua/rubric-regions/3721057-iz-prikarpatta-na-hersonsinu-peredali-20-tonn-butilovanoi-vodi.html</text:a>
</text:p>
      <!--NEWS-->
      <text:h text:style-name="P10" text:outline-level="1">
<text:span text:style-name="T4">
在尼古拉地区，一个男人开枪打三个人并自杀</text:span>
</text:h>
      <text:p text:style-name="P4">
作者: Ukrinform (Person)</text:p>
      <text:p text:style-name="P4">
出版商: Укринформ (Organization)</text:p>
      <text:p text:style-name="P4">
出版时间: 2023-06-10T16:43:17+03:00</text:p>
      <text:p text:style-name="P4">
修改时间: 2023-06-10T16:43:17+03:00</text:p>
      <text:p text:style-name="P4">
描述: 在尼古拉（Nikolaev）地区，一名年轻人杀死了三人，然后他开了枪。  - 乌克林。</text:p>
      <text:p text:style-name="P4">
图片: ['<text:a xlink:type="simple" xlink:href="https://static.ukrinform.com/photos/2023_06/thumb_files/630_360_1686404487-343.jpg" text:style-name="Internet_20_link" text:visited-style-name="Visited_20_Internet_20_Link">
630_360_16864...</text:a>
']</text:p>
      <text:p text:style-name="P4">
标签: ['Миколаївщина', 'Самогубство', 'Вбивство']</text:p>
      <text:p text:style-name="P4">
类型: Article</text:p>
      <!--METADATA-->
      <text:p text:style-name="P4">
<draw:frame draw:style-name="fr1" draw:name="Image140" text:anchor-type="as-char" svg:width="6.9236in" svg:height="3.956343in" draw:z-index="0">
<draw:image xlink:href="../Images/yкринформ/2023-06-10T16-43-17-03-00/630_360_1686404487-343.jpg" xlink:type="simple" xlink:show="embed" xlink:actuate="onLoad" draw:mime-type="image/jpeg"/>
</draw:frame>
米科夫地区杀死了三人，之后他起床。</text:p>
      <text:p text:style-name="P4">
关于它报告<text:a xlink:type="simple" xlink:href="https://mk.npu.gov.ua/news/na-mykolaivshchyni-cholovik-zastrelyv-trokh-osib-i-vchynyv-samohubstvo-politsiia-rozsliduie-obstavyny-podii" text:style-name="Internet_20_link" text:visited-style-name="Visited_20_Internet_20_Link">
区域警察</text:a>
传输乌克林。</text:p>
      <text:p text:style-name="P4">
悲剧发生在阿布辛卡村。 6月9日，当地居民年满102岁，报告说在附近的土地上听到了枪击。</text:p>
      <text:p text:style-name="P4">
警察管理和特种部队去了现场。</text:p>
      <text:p text:style-name="P4">
执法人员发现，一名24岁男子从枪支向女人，她的母亲和她的歌手射击。(https://www.ukrinform.ua/tag-zlocin)他自杀了，“笔记被告知。</text:p>
      <text:p text:style-name="P4">
<text:span text:style-name="T4">
另请阅读：</text:span>
 <text:a xlink:type="simple" xlink:href="https://www.ukrinform.ua/rubric-ato/3721055-pidriv-kahovskoi-dambi-na-mikolaivsini-povnistu-vidrizani-slahi-do-odnogo-iz-sil.html" text:style-name="Internet_20_link" text:visited-style-name="Visited_20_Internet_20_Link">
爆炸kakhovskaya dam：在<text:span text:style-name="T4">
尼古拉斯</text:span>
上，发射器已完全通过通往其中一个村庄的道路进行了切割</text:a>
关于这一事实，对刑事诉讼的调查开始了。 1h。2艺术。 乌克兰刑法第115条“故意谋杀”。</text:p>
      <text:p text:style-name="P4">
警方建立了活动的所有情况。 该案已分配了许多检查。</text:p>
      <text:p text:style-name="P4">
News Source: <text:a xlink:type="simple" xlink:href="https://www.ukrinform.ua/rubric-regions/3721060-na-mikolaivsini-colovik-zastreliv-troh-ludej-i-skoiv-samogubstvo.html" text:style-name="Internet_20_link" text:visited-style-name="Visited_20_Internet_20_Link">
https://www.ukrinform.ua/rubric-regions/3721060-na-mikolaivsini-colovik-zastreliv-troh-ludej-i-skoiv-samogubstvo.html</text:a>
</text:p>
      <!--NEWS-->
      <text:h text:style-name="P10" text:outline-level="1">
<text:span text:style-name="T4">
Sholtz计划尽快与普京交谈</text:span>
</text:h>
      <text:p text:style-name="P4">
作者: Ukrinform (Person)</text:p>
      <text:p text:style-name="P4">
出版商: Укринформ (Organization)</text:p>
      <text:p text:style-name="P4">
出版时间: 2023-06-10T16:44:06+03:00</text:p>
      <text:p text:style-name="P4">
修改时间: 2023-06-10T16:44:06+03:00</text:p>
      <text:p text:style-name="P4">
描述: 德国总理奥拉夫·索尔茨（Olaf Soltz）希望与俄罗斯总统弗拉基米尔·普京（Vladimir Putin）保持联系，并适当与他交谈。  - 乌克林。</text:p>
      <text:p text:style-name="P4">
图片: ['<text:a xlink:type="simple" xlink:href="https://static.ukrinform.com/photos/2023_02/thumb_files/630_360_1677321417-359.jpg" text:style-name="Internet_20_link" text:visited-style-name="Visited_20_Internet_20_Link">
630_360_16773...</text:a>
']</text:p>
      <text:p text:style-name="P4">
标签: ['Німеччина', 'Путін', 'Шольц', 'Війна з Росією']</text:p>
      <text:p text:style-name="P4">
类型: Article</text:p>
      <!--METADATA-->
      <text:p text:style-name="P4">
<draw:frame draw:style-name="fr1" draw:name="Image141" text:anchor-type="as-char" svg:width="6.9236in" svg:height="3.956343in" draw:z-index="0">
<draw:image xlink:href="../Images/yкринформ/2023-06-10T16-44-06-03-00/630_360_1677321417-359.jpg" xlink:type="simple" xlink:show="embed" xlink:actuate="onLoad" draw:mime-type="image/jpeg"/>
</draw:frame>
Chancellorfrn Olaf Soltz希望与俄罗斯总统Vladimir Putinima保持联系。</text:p>
      <text:p text:style-name="P4">
乌克林福音通讯员报道，德国政府的负责人于周六在福音教会国会纽伦堡国会上表示。</text:p>
      <text:p text:style-name="P4">
肖尔茨指出，[战争]后，他正在与俄罗斯的头说话(https://www.ukrinform.ua/tag-vijna)。 他说：“我打算尽快做。”</text:p>
      <text:p text:style-name="P4">
这位政客强调，公正和平的先决条件是乌克兰领土的俄罗斯军队，这是需要理解的。 因此，他认为，只有在乌克兰完全返回时，才有可能中断。</text:p>
      <text:p text:style-name="P4">
<text:span text:style-name="T4">
另请阅读：</text:span>
 [<text:span text:style-name="T4">
 sholc </text:span>
关于Kakhovska水力发电站的破坏：它适合普京如何领导战争(https://www.ukrinform.ua/rubric-polytics/3719029-solc-pro-pidriv-kahovskoi-ges-ce-vpisuetsa-ak-putin-vede-vijnu.html)谈判是正常的。 问题是谁将要意识到。”总理说，回答那些要求休息的人。</text:p>
      <text:p text:style-name="P4">
据他说：“强迫乌克兰接受普京的饮料并允许一部分乌克兰领土成为俄罗斯是不合理的。”</text:p>
      <text:p text:style-name="P4">
据报道，德国总理在不久的将来就访问了莫斯科，并在2月24日之后，几次在电话上发表了电话。</text:p>
      <text:p text:style-name="P4">
News Source: <text:a xlink:type="simple" xlink:href="https://www.ukrinform.ua/rubric-world/3721061-solc-planue-nezabarom-pogovoriti-z-putinim.html" text:style-name="Internet_20_link" text:visited-style-name="Visited_20_Internet_20_Link">
https://www.ukrinform.ua/rubric-world/3721061-solc-planue-nezabarom-pogovoriti-z-putinim.html</text:a>
</text:p>
      <!--NEWS-->
      <text:h text:style-name="P10" text:outline-level="1">
<text:span text:style-name="T4">
加拿大已经开始没收俄罗斯飞机，有利于乌克兰</text:span>
</text:h>
      <text:p text:style-name="P4">
作者: Ukrinform (Person)</text:p>
      <text:p text:style-name="P4">
出版商: Укринформ (Organization)</text:p>
      <text:p text:style-name="P4">
出版时间: 2023-06-10T16:45:00+03:00</text:p>
      <text:p text:style-name="P4">
修改时间: 2023-06-10T16:45:00+03:00</text:p>
      <text:p text:style-name="P4">
描述: 加拿大没收了在多伦多的俄罗斯公司Volga-Dnepr的AN-124运输飞机，并开始转移到乌克兰的过程。  - 乌克林。</text:p>
      <text:p text:style-name="P4">
图片: ['<text:a xlink:type="simple" xlink:href="https://static.ukrinform.com/photos/2023_06/thumb_files/630_360_1686405108-198.jpeg" text:style-name="Internet_20_link" text:visited-style-name="Visited_20_Internet_20_Link">
630_360_16864...</text:a>
']</text:p>
      <text:p text:style-name="P4">
标签: ['Канада', 'Літак', 'Санкції', 'Війна з Росією']</text:p>
      <text:p text:style-name="P4">
类型: Article</text:p>
      <!--METADATA-->
      <text:p text:style-name="P4">
<draw:frame draw:style-name="fr1" draw:name="Image142" text:anchor-type="as-char" svg:width="6.9236in" svg:height="3.957918in" draw:z-index="0">
<draw:image xlink:href="../Images/yкринформ/2023-06-10T16-45-00-03-00/630_360_1686405108-198.jpeg" xlink:type="simple" xlink:show="embed" xlink:actuate="onLoad" draw:mime-type="image/jpeg"/>
</draw:frame>
位于多伦多的Volga-DNEPR的加拿大运输飞机和124号飞机开始转移到乌克兰的过程。</text:p>
      <text:p text:style-name="P4">
乌克利福通讯员报道，加拿大总理贾斯汀·特鲁多(Justin Trudeau)在基辅举行的新闻发布会上指出了这一点。</text:p>
      <text:p text:style-name="P4">
“根据通过的立法，我们没收了依赖[俄罗斯]的AN-124飞机(https://www.ukrinform.ua/tag-rosia)但是它是由它控制的，我们开始将该财产转移到乌克兰，以便俄罗斯再也不会使用它来再次支持战争。”</text:p>
      <text:p text:style-name="P4">
前面提到的飞机飞往多伦多，在俄罗斯 - 规模入侵乌克兰之前，在关闭飞机空间前往俄罗斯运输之前，无法离开加拿大。 从那以后，AN-124就在多伦多国际机场，这是数十万美元的罪行。</text:p>
      <text:p text:style-name="P4">
<text:span text:style-name="T4">
另请阅读：</text:span>
 <text:a xlink:type="simple" xlink:href="https://www.ukrinform.ua/rubric-society/3721048-kanada-zaprovadzue-sankcii-proti-pricetnih-do-rujnuvanna-ukrainskih-kulturnih-pamatok.html" text:style-name="Internet_20_link" text:visited-style-name="Visited_20_Internet_20_Link">
<text:span text:style-name="T4">
加拿大</text:span>
并对乌克兰文化古迹的参与施加制裁</text:a>
据报道，加拿大是G7国家中第一个批准没收俄罗斯子派财产的立法的国家。</text:p>
      <text:p text:style-name="P4">
6月10日，加拿大总理贾斯汀·特鲁多(Justin Trudeau)和财政部长克里斯特·弗里斯索拉(Christ Frisola)[留在乌克兰。 这是给出的(https://www.ukrinform.ua/rubric-polytics/3720965-dzastin-trudo-pribuv-do-kieva.html)</text:p>
      <text:p text:style-name="P4">
News Source: <text:a xlink:type="simple" xlink:href="https://www.ukrinform.ua/rubric-polytics/3721062-kanada-rozpocala-konfiskaciu-rosijskogo-litaka-na-korist-ukraini.html" text:style-name="Internet_20_link" text:visited-style-name="Visited_20_Internet_20_Link">
https://www.ukrinform.ua/rubric-polytics/3721062-kanada-rozpocala-konfiskaciu-rosijskogo-litaka-na-korist-ukraini.html</text:a>
</text:p>
      <!--NEWS-->
      <text:h text:style-name="P10" text:outline-level="1">
<text:span text:style-name="T4">
Zelensky将与法国，德国和波兰的DUDA会议讨论</text:span>
</text:h>
      <text:p text:style-name="P4">
作者: Ukrinform (Person)</text:p>
      <text:p text:style-name="P4">
出版商: Укринформ (Organization)</text:p>
      <text:p text:style-name="P4">
出版时间: 2023-06-10T16:46:32+03:00</text:p>
      <text:p text:style-name="P4">
修改时间: 2023-06-10T16:46:32+03:00</text:p>
      <text:p text:style-name="P4">
描述: 沃迪米尔·泽伦斯基（Volodymyr Zelenskyy）总统将于6月11日星期日与波兰·安德烈·杜达（Poland Andrzej Duda）总统进行电话交谈，内容涉及法国​​，德国和波兰领导人的议程。  - 乌克林。</text:p>
      <text:p text:style-name="P4">
图片: ['<text:a xlink:type="simple" xlink:href="https://static.ukrinform.com/photos/2023_06/thumb_files/630_360_1686404112-721.jpg" text:style-name="Internet_20_link" text:visited-style-name="Visited_20_Internet_20_Link">
630_360_16864...</text:a>
']</text:p>
      <text:p text:style-name="P4">
标签: ['Дуда', 'Польща', 'Зеленський']</text:p>
      <text:p text:style-name="P4">
类型: Article</text:p>
      <!--METADATA-->
      <text:p text:style-name="P4">
<draw:frame draw:style-name="fr1" draw:name="Image143" text:anchor-type="as-char" svg:width="6.9236in" svg:height="3.956343in" draw:z-index="0">
<draw:image xlink:href="../Images/yкринформ/2023-06-10T16-46-32-03-00/630_360_1686404112-721.jpg" xlink:type="simple" xlink:show="embed" xlink:actuate="onLoad" draw:mime-type="image/jpeg"/>
</draw:frame>
6月11日，星期日，总统洛德米尔(Lordimir)将与波兰 - 总统安德烈·杜达(Andrzej Duda)进行电话交谈，涉及法国，德国和波兰领导人的议程。</text:p>
      <text:p text:style-name="P4">
乌克林福音通讯员报告说，国家元首在加拿大总理在基辅举行的加拿大总理Justinomtudo新闻发布会上说。</text:p>
      <text:p text:style-name="P4">
泽伦斯基通知说：“明天我将与波兰总统进行对话。我认为他会为他们开会。”</text:p>
      <text:p text:style-name="P4">
<text:span text:style-name="T4">
另请阅读：</text:span>
 <text:a xlink:type="simple" xlink:href="https://www.ukrinform.ua/rubric-ato/3721041-v-ukraini-vidbuvautsa-kontrnastupalni-dii-zelenskij.html" text:style-name="Internet_20_link" text:visited-style-name="Visited_20_Internet_20_Link">
反对犯罪行动正在乌克兰 -  <text:span text:style-name="T4">
 Zelensky </text:span>
</text:a>
他表示希望“同事们考虑如何加速乌克兰进入北约”。 总统说：“是否。让我们看看。”</text:p>
      <text:p text:style-name="P4">
他感谢加拿大总理的“战略合作伙伴的立场”。</text:p>
      <text:p text:style-name="P4">
“对于我们来说，当然，成为未来北约成员非常重要。这是乌克兰人的最佳保证(安全。  -  ed。). Але, тим не менш, ми розуміємо, щосьогодні у час війни Україна не може стати членом НАТО - це суперечить(宪章)联盟...但是在通往北约的途中，我们需要法律保证，”总统强调。</text:p>
      <text:p text:style-name="P4">
<text:span text:style-name="T4">
另请阅读：</text:span>
 <text:a xlink:type="simple" xlink:href="https://www.ukrinform.ua/rubric-polytics/3720965-dzastin-trudo-pribuv-do-kieva.html" text:style-name="Internet_20_link" text:visited-style-name="Visited_20_Internet_20_Link">
贾斯汀·特鲁多(Justin Trudeau)到达基辅</text:a>
他回忆说，他们已经在乌克兰方面准备了。</text:p>
      <text:p text:style-name="P4">
Zelensky说：“我们与合作伙伴谈论这件事，还有加拿大的主要角色之一 - 我们希望加拿大成为有很长一段路的担保人之一。”</text:p>
      <text:p text:style-name="P4">
据报道，法国总统伊曼纽尔·马克龙(Emmanuel Macron)，联邦总理弗诺拉夫·索尔兹(Frnolaf Scholz)和波兰总统安德烈·杜达(Andrzej Duda)将于6月12日在巴黎讨论魏玛三角激进战争的俄罗斯联邦反对乌克兰和乌克兰人民的支持。</text:p>
      <text:p text:style-name="P4">
News Source: <text:a xlink:type="simple" xlink:href="https://www.ukrinform.ua/rubric-polytics/3721064-zelenskij-obgovorit-iz-dudou-zustric-lideriv-francii-frn-i-polsi.html" text:style-name="Internet_20_link" text:visited-style-name="Visited_20_Internet_20_Link">
https://www.ukrinform.ua/rubric-polytics/3721064-zelenskij-obgovorit-iz-dudou-zustric-lideriv-francii-frn-i-polsi.html</text:a>
</text:p>
      <!--NEWS-->
      <text:h text:style-name="P10" text:outline-level="1">
<text:span text:style-name="T4">
加拿大已分配了超过3600万加元来帮助乌克兰洪水泛滥的地区</text:span>
</text:h>
      <text:p text:style-name="P4">
作者: Ukrinform (Person)</text:p>
      <text:p text:style-name="P4">
出版商: Укринформ (Organization)</text:p>
      <text:p text:style-name="P4">
出版时间: 2023-06-10T16:57:34+03:00</text:p>
      <text:p text:style-name="P4">
修改时间: 2023-06-10T16:57:34+03:00</text:p>
      <text:p text:style-name="P4">
描述: 加拿大将寄出4750万美元。 （超过3600万美元），帮助乌克兰地区的居民淹没了俄罗斯军队的卡科夫斯克水文措施。  - 乌克林。</text:p>
      <text:p text:style-name="P4">
图片: ['<text:a xlink:type="simple" xlink:href="https://static.ukrinform.com/photos/2023_06/thumb_files/630_360_1686403906-222.jpg" text:style-name="Internet_20_link" text:visited-style-name="Visited_20_Internet_20_Link">
630_360_16864...</text:a>
']</text:p>
      <text:p text:style-name="P4">
标签: ['Канада', 'Україна', 'Гроші', 'допомога', 'Каховська ГЕС', 'Затоплення']</text:p>
      <text:p text:style-name="P4">
类型: Article</text:p>
      <!--METADATA-->
      <text:p text:style-name="P4">
<draw:frame draw:style-name="fr1" draw:name="Image144" text:anchor-type="as-char" svg:width="6.9236in" svg:height="3.956343in" draw:z-index="0">
<draw:image xlink:href="../Images/yкринформ/2023-06-10T16-57-34-03-00/630_360_1686403906-222.jpg" xlink:type="simple" xlink:show="embed" xlink:actuate="onLoad" draw:mime-type="image/jpeg"/>
</draw:frame>
加拿大人将获得4750万加拿大美元。(超过3600万美元 美国)为了帮助乌克兰地区的居民，由于俄罗斯军队的毁灭而淹没了卡科夫卡水力发电站。</text:p>
      <text:p text:style-name="P4">
据乌克林事物通讯员称，事工总理被告知。</text:p>
      <text:p text:style-name="P4">
“在Nova Kakhovka的大坝再次破坏了不可思议的价格，Yakuvian为俄罗斯入侵付出了代价。 <text:a xlink:type="simple" xlink:href="https://www.ukrinform.ua/tag-kanada" text:style-name="Internet_20_link" text:visited-style-name="Visited_20_Internet_20_Link">
加拿大</text:a>
它另外分配了1000万美元，以立即回应这场灾难，并从以前分配的资金中重定向3750万，以支持帮助淹没地区居民的组织，”它在广泛的新闻稿中写道。</text:p>
      <text:p text:style-name="P4">
<text:span text:style-name="T4">
另请阅读：</text:span>
 <text:a xlink:type="simple" xlink:href="https://www.ukrinform.ua/rubric-regions/3721036-britania-nadast-ukraini-gumanitarnu-dopomogu-u-rozmiri-16-miljoniv.html" text:style-name="Internet_20_link" text:visited-style-name="Visited_20_Internet_20_Link">
<text:span text:style-name="T4">
英国</text:span>
 ia将为乌克兰提供1600万英镑的人道主义援助</text:a>
值得注意的是，加拿大还设置了洪水后的额外装饰资源。”</text:p>
      <text:p text:style-name="P4">
正如俄罗斯的俄罗斯军队乌克林福姆报道(https://www.ukrinform.ua/rubric-other_news/3718791-pidriv-rosianami-kahovskoi-ges-vsi-novini.html)。 该电台无法恢复。 纳尔森地区继续救援工作和疏散人口。 局势特别困难 - 在暂时被占领的领土中，无斗士将人们留下了无帮助。</text:p>
      <text:p text:style-name="P4">
照片：总统办公室</text:p>
      <text:p text:style-name="P4">
News Source: <text:a xlink:type="simple" xlink:href="https://www.ukrinform.ua/rubric-regions/3721065-kanada-vidilila-ponad-36-miljoniv-na-dopomogu-zatoplenim-regionam-ukraini.html" text:style-name="Internet_20_link" text:visited-style-name="Visited_20_Internet_20_Link">
https://www.ukrinform.ua/rubric-regions/3721065-kanada-vidilila-ponad-36-miljoniv-na-dopomogu-zatoplenim-regionam-ukraini.html</text:a>
</text:p>
      <!--NEWS-->
      <text:h text:style-name="P10" text:outline-level="1">
<text:span text:style-name="T4">
画家感谢目前正在积极战斗的总统旅</text:span>
</text:h>
      <text:p text:style-name="P4">
作者: Ukrinform (Person)</text:p>
      <text:p text:style-name="P4">
出版商: Укринформ (Organization)</text:p>
      <text:p text:style-name="P4">
出版时间: 2023-06-10T17:03:00+03:00</text:p>
      <text:p text:style-name="P4">
修改时间: 2023-06-10T17:03:00+03:00</text:p>
      <text:p text:style-name="P4">
描述: 国防部副部长安娜·马里亚尔（Anna Malyar）感谢总统弗拉基米尔·泽伦斯基（Vladimir Zelensky）旅，他们目前正在积极战斗并取得成功。  - 乌克林。</text:p>
      <text:p text:style-name="P4">
图片: ['<text:a xlink:type="simple" xlink:href="https://static.ukrinform.com/photos/2023_06/thumb_files/630_360_1686405781-375.jpg" text:style-name="Internet_20_link" text:visited-style-name="Visited_20_Internet_20_Link">
630_360_16864...</text:a>
']</text:p>
      <text:p text:style-name="P4">
标签: ['Морпіхи', 'Зеленський', 'Ганна Маляр']</text:p>
      <text:p text:style-name="P4">
类型: Article</text:p>
      <!--METADATA-->
      <text:p text:style-name="P4">
<draw:frame draw:style-name="fr1" draw:name="Image145" text:anchor-type="as-char" svg:width="6.9236in" svg:height="3.956343in" draw:z-index="0">
<draw:image xlink:href="../Images/yкринформ/2023-06-10T17-03-00-03-00/630_360_1686405781-375.jpg" xlink:type="simple" xlink:show="embed" xlink:actuate="onLoad" draw:mime-type="image/jpeg"/>
</draw:frame>
副国防部长安娜·马里亚尔(Anna Malyar)感谢目前正在积极战斗并取得成功的总统弗拉基米尔·泽伦斯基·布拉德斯(Vladimir Zelensky Brads)表示感谢。</text:p>
      <text:p text:style-name="P4">
根据乌克林的说法，画家在[电报]中写道(https://t.me/annamaliar/831)。</text:p>
      <text:p text:style-name="P4">
她说：“她带来并转移了。</text:p>
      <text:p text:style-name="P4">
<text:span text:style-name="T4">
另请阅读：</text:span>
 [亚洲国家(https://www.ukrinform.ua/rubric-ato/3720989-kraini-azii-vse-bilse-shilautsa-do-pidtrimki-ukraini-minoboroni.html)画家指出，总统感谢战场上勇敢而强大的乌克兰士兵。 她说：“两个旅目前都在积极战斗。”</text:p>
      <text:p text:style-name="P4">
画家还提醒“ 5个单独的风暴旅是巴赫穆特周围侧面的主要高度，而海军陆战队的35座独立旅 - 米科拉夫地区的比拉萨斯拉斯(Bilasazlas)，现在是赫尔森地区，现在与nadonnnnnechyna的敌人作战。”</text:p>
      <text:p text:style-name="P4">
<text:span text:style-name="T4">
另请阅读：</text:span>
 <text:a xlink:type="simple" xlink:href="https://www.ukrinform.ua/rubric-ato/3720942-informacia-pro-hid-bojovih-dij-e-elementom-planu-operacii-malar.html" text:style-name="Internet_20_link" text:visited-style-name="Visited_20_Internet_20_Link">
有关战斗过程的信息是行动计划的要素 -  <text:span text:style-name="T4">
画家</text:span>
</text:a>
正如乌克林福姆报道的那样，乌克兰东部方向的国防军发言人谢尔盖·奇雷维蒂(Sergey Cherevaty)报道说，乌克兰军队在巴赫穆特方向上，在不同地区提高了1400米。</text:p>
      <text:p text:style-name="P4">
News Source: <text:a xlink:type="simple" xlink:href="https://www.ukrinform.ua/rubric-ato/3721068-malar-peredala-podaku-prezidenta-brigadam-aki-zaraz-vedut-aktivni-bojovi-dii.html" text:style-name="Internet_20_link" text:visited-style-name="Visited_20_Internet_20_Link">
https://www.ukrinform.ua/rubric-ato/3721068-malar-peredala-podaku-prezidenta-brigadam-aki-zaraz-vedut-aktivni-bojovi-dii.html</text:a>
</text:p>
      <!--NEWS-->
      <text:h text:style-name="P10" text:outline-level="1">
<text:span text:style-name="T4">
在赫尔森地区的Ingulets河中发现过多的有害物质水平</text:span>
</text:h>
      <text:p text:style-name="P4">
作者: Ukrinform (Person)</text:p>
      <text:p text:style-name="P4">
出版商: Укринформ (Organization)</text:p>
      <text:p text:style-name="P4">
出版时间: 2023-06-10T17:04:00+03:00</text:p>
      <text:p text:style-name="P4">
修改时间: 2023-06-10T17:04:00+03:00</text:p>
      <text:p text:style-name="P4">
描述: 在Kherson地区的Ingulets河中，有害物质的允许水平过高。  - 乌克林。</text:p>
      <text:p text:style-name="P4">
图片: ['<text:a xlink:type="simple" xlink:href="https://static.ukrinform.com/photos/2023_06/thumb_files/630_360_1686069039-835.jpeg" text:style-name="Internet_20_link" text:visited-style-name="Visited_20_Internet_20_Link">
630_360_16860...</text:a>
']</text:p>
      <text:p text:style-name="P4">
标签: ['Екологія', 'Інгулець', 'Каховська ГЕС']</text:p>
      <text:p text:style-name="P4">
类型: Article</text:p>
      <!--METADATA-->
      <text:p text:style-name="P4">
<draw:frame draw:style-name="fr1" draw:name="Image146" text:anchor-type="as-char" svg:width="6.9236in" svg:height="3.956343in" draw:z-index="0">
<draw:image xlink:href="../Images/yкринформ/2023-06-10T17-04-00-03-00/630_360_1686069039-835.jpeg" xlink:type="simple" xlink:show="embed" xlink:actuate="onLoad" draw:mime-type="image/jpeg"/>
</draw:frame>
在Kherson地区的Ritzingulets中，有害范围的允许水平过高。</text:p>
      <text:p text:style-name="P4">
乌克林福姆(Ukrinform(https://t.me/khersonskaODA/6662)带有上述国家环境检查。</text:p>
      <text:p text:style-name="P4">
因此，根据6月9日进行的实验室测试结果，浓度过高<text:a xlink:type="simple" xlink:href="https://www.ukrinform.ua/tag-azot" text:style-name="Internet_20_link" text:visited-style-name="Visited_20_Internet_20_Link">
氮</text:a>
铵，铁和悬浮物质。 残留物的含量也增加了，这是由河流的自然背景来解释的。</text:p>
      <text:p text:style-name="P4">
<text:span text:style-name="T4">
另请阅读：</text:span>
 <text:a xlink:type="simple" xlink:href="https://www.ukrinform.ua/rubric-society/3721022-narazi-pid-zagrozou-zniknenna-30-prirodnozapovidnogo-fondu-hersonsini-ermak.html" text:style-name="Internet_20_link" text:visited-style-name="Visited_20_Internet_20_Link">
目前，赫森地区的赫尔森自然基金的30％ -  <text:span text:style-name="T4">
 ermak </text:span>
</text:a>
值得注意的是，与6月8日相比，上述物质的指标已降至theant范围。</text:p>
      <text:p text:style-name="P4">
正如乌克林福姆报道的那样，在6月6日晚上，俄罗斯军队[炸毁了Greblyukakhov水力发电站。 这是给出的(https://www.ukrinform.ua/rubric-other_news/3720776-pidriv-rosianami-kahovskoi-ges-usi-novini.html)甚至在午餐前，几乎所有的车站都在水下排出，这是无法回收的。</text:p>
      <text:p text:style-name="P4">
在敖德萨地区，边防卫队记录了黑海(变成垃圾填埋场和公墓的发射机)。 这是给出的(https://www.ukrinform.ua/rubric-regions/3720976-pidriv-grebli-kahovskoi-ges-more-na-odesini-peretvoruetsa-na-smittezvalise.html)</text:p>
      <text:p text:style-name="P4">
News Source: <text:a xlink:type="simple" xlink:href="https://www.ukrinform.ua/rubric-regions/3721069-u-ricci-ingulec-na-hersonsini-viavili-perevisenna-dopustimogo-rivna-skidlivih-recovin.html" text:style-name="Internet_20_link" text:visited-style-name="Visited_20_Internet_20_Link">
https://www.ukrinform.ua/rubric-regions/3721069-u-ricci-ingulec-na-hersonsini-viavili-perevisenna-dopustimogo-rivna-skidlivih-recovin.html</text:a>
</text:p>
      <!--NEWS-->
      <text:h text:style-name="P10" text:outline-level="1">
<text:span text:style-name="T4">
在允许水平以下的下BIET中的Zaporozhye水中，将近一米</text:span>
</text:h>
      <text:p text:style-name="P4">
作者: Ukrinform (Person)</text:p>
      <text:p text:style-name="P4">
出版商: Укринформ (Organization)</text:p>
      <text:p text:style-name="P4">
出版时间: 2023-06-10T17:08:55+03:00</text:p>
      <text:p text:style-name="P4">
修改时间: 2023-06-10T17:08:55+03:00</text:p>
      <text:p text:style-name="P4">
描述: 由于在Zaporozhye的Kakhovka水力发电站爆炸了下BIETER以下的Zaporozhye的俄罗斯占领部队，低于90厘米 - 乌克林。</text:p>
      <text:p text:style-name="P4">
图片: ['<text:a xlink:type="simple" xlink:href="https://static.ukrinform.com/photos/2023_06/thumb_files/630_360_1686386675-8585.jpeg" text:style-name="Internet_20_link" text:visited-style-name="Visited_20_Internet_20_Link">
630_360_16863...</text:a>
']</text:p>
      <text:p text:style-name="P4">
标签: ['Вода', 'Каховська ГЕС', 'Запоріжжя']</text:p>
      <text:p text:style-name="P4">
类型: Article</text:p>
      <!--METADATA-->
      <text:p text:style-name="P4">
<draw:frame draw:style-name="fr1" draw:name="Image147" text:anchor-type="as-char" svg:width="6.9236in" svg:height="3.956343in" draw:z-index="0">
<draw:image xlink:href="../Images/yкринформ/2023-06-10T17-08-55-03-00/630_360_1686386675-8585.jpeg" xlink:type="simple" xlink:show="embed" xlink:actuate="onLoad" draw:mime-type="image/jpeg"/>
</draw:frame>
由于探索了卡科夫卡水力发电站的俄罗斯占领部队，即低于90厘米水平的下比埃特的乌扎普雷兹。</text:p>
      <text:p text:style-name="P4">
关于<text:a xlink:type="simple" xlink:href="https://t.me/zoda_gov_ua/19383" text:style-name="Internet_20_link" text:visited-style-name="Visited_20_Internet_20_Link">
电报</text:a>
尤里·马拉什科(Yuri Malashko)，尤里·马拉什科(Yuriy Malashko)，报道，乌克林福姆报道。</text:p>
      <text:p text:style-name="P4">
“较低的BIET-在不低于14.5 m -13.6 m的允许下(安装了90厘米以下)，从大坝爆破的那一刻，水位降低了3.56米，“  - 将在一个柱子中。</text:p>
      <text:p text:style-name="P4">
<text:span text:style-name="T4">
另请阅读：</text:span>
 <text:a xlink:type="simple" xlink:href="https://www.ukrinform.ua/rubric-regions/3720883-u-zaporizzi-na-berezi-dnipra-de-vidijsla-voda-vlastuvali-toloku.html" text:style-name="Internet_20_link" text:visited-style-name="Visited_20_Internet_20_Link">
在<text:span text:style-name="T4">
 Zaporizhia </text:span>
 Zhi dnieper Bank上，水从那里熄灭，上演了一磅</text:a>
上比特 - 在允许的情况下不超过51.4 m -51.31 m(在规范之内)，大坝的润湿增加了8厘米。</text:p>
      <text:p text:style-name="P4">
用饮用水控制人口在该地区的控制中提供了广泛的模式。 没有中断。</text:p>
      <text:p text:style-name="P4">
NPP-Cooler站的水位在正常范围内。</text:p>
      <text:p text:style-name="P4">
<text:span text:style-name="T4">
另请阅读：</text:span>
 <text:a xlink:type="simple" xlink:href="https://www.ukrinform.ua/rubric-society/3720533-pidriv-kahovskoi-ges-ditaci-rani-ta-gorodina-zpid-obstriliv.html" text:style-name="Internet_20_link" text:visited-style-name="Visited_20_Internet_20_Link">
Kakhovka水力发电站，子射击的儿童伤口和蔬菜</text:a>
根据乌克林福姆的说法，在Zaporizhhya的水中，水从海岸出发了几米的垃圾，该垃圾位于Dniep​​er多年的底部。 Danebayda Zaporozhye的志愿者，生态活跃主义者安排了一个傻瓜。</text:p>
      <text:p text:style-name="P4">
照片：Catherine Klochko</text:p>
      <text:p text:style-name="P4">
News Source: <text:a xlink:type="simple" xlink:href="https://www.ukrinform.ua/rubric-regions/3721070-u-zaporizzi-voda-u-niznomu-befi-nizce-dopustimogo-rivna-majze-na-metr.html" text:style-name="Internet_20_link" text:visited-style-name="Visited_20_Internet_20_Link">
https://www.ukrinform.ua/rubric-regions/3721070-u-zaporizzi-voda-u-niznomu-befi-nizce-dopustimogo-rivna-majze-na-metr.html</text:a>
</text:p>
      <!--NEWS-->
      <text:h text:style-name="P10" text:outline-level="1">
<text:span text:style-name="T4">
BiLodid：IJF允许俄罗斯军人参加比赛是一个平行的现实</text:span>
</text:h>
      <text:p text:style-name="P4">
作者: Ukrinform (Person)</text:p>
      <text:p text:style-name="P4">
出版商: Укринформ (Organization)</text:p>
      <text:p text:style-name="P4">
出版时间: 2023-06-10T17:12:09+03:00</text:p>
      <text:p text:style-name="P4">
修改时间: 2023-06-10T17:12:09+03:00</text:p>
      <text:p text:style-name="P4">
描述: 东京达里亚·比洛迪德（Darya Bilodid）奥运会的铜牌获得者谴责了国际柔道联合会（IJF）的决定，要求俄罗斯人和白俄罗斯参加比赛。  - 乌克林。</text:p>
      <text:p text:style-name="P4">
图片: ['<text:a xlink:type="simple" xlink:href="https://static.ukrinform.com/photos/2023_06/thumb_files/630_360_1686406206-228.jpg" text:style-name="Internet_20_link" text:visited-style-name="Visited_20_Internet_20_Link">
630_360_16864...</text:a>
']</text:p>
      <text:p text:style-name="P4">
标签: ['Дзюдо', "Дар'я Білодід"]</text:p>
      <text:p text:style-name="P4">
类型: Article</text:p>
      <!--METADATA-->
      <text:p text:style-name="P4">
<draw:frame draw:style-name="fr1" draw:name="Image148" text:anchor-type="as-char" svg:width="6.9236in" svg:height="3.956343in" draw:z-index="0">
<draw:image xlink:href="../Images/yкринформ/2023-06-10T17-12-09-03-00/630_360_1686406206-228.jpg" xlink:type="simple" xlink:show="embed" xlink:actuate="onLoad" draw:mime-type="image/jpeg"/>
</draw:frame>
东京达里亚·比洛迪德(Daria Bilodid)奥运会的铜牌谴责国际柔道联合会的决定(IJF)以牺牲俄罗斯人和白俄罗斯参加比赛为代价。</text:p>
      <text:p text:style-name="P4">
她在向乌克林福音通讯员的评论中专门讲述了这一点。</text:p>
      <text:p text:style-name="P4">
“我谴责国际柔道联合会的决定。 我真诚地理解他。 在一场全面的战争中，俄罗斯人杀死了包括运动员在内的乌克兰人。 相反，国际联合会允许俄罗斯军事军人在高水平上表演。 我认为，这是一个平行的现实。 我希望他们意识到他们允许屋顶室。” Bilodid说。</text:p>
      <text:p text:style-name="P4">
这位犹太人还强调，在巴黎奥林匹克运动会可能表现的不确定性对其动机产生了负面影响。</text:p>
      <text:p text:style-name="P4">
“如果有俄罗斯人和白俄罗斯人，对奥林匹克运动会的可能通过的想法会对动机感到沮丧和不利影响，因为在这种情况下很难看着狗。 在不久的将来，我们将了解他们是否会参加Volympiat。 乌克兰与运动员一起竭尽所能，以确保俄罗斯和白俄罗斯的代表不在奥运会上。 我希望一切都会成功，”达里亚说。</text:p>
      <text:p text:style-name="P4">
最后，她表达了希望自己能够在巴黎的最佳状况中在巴黎讲话。</text:p>
      <text:p text:style-name="P4">
“我已经感觉好了。 为了下车并拨打必要的条件，最小化器已经花了一年。 我觉得这不是我的最大值。 我们希望我能达到自己的形状，”运动员总结道。</text:p>
      <text:p text:style-name="P4">
<text:span text:style-name="T4">
另请阅读：</text:span>
 <text:a xlink:type="simple" xlink:href="https://www.ukrinform.ua/rubric-sports/3718536-ukrainski-dzudoisti-vigrali-cotiri-nagorodi-na-etapi-kubka-evropi-v-prazi.html" text:style-name="Internet_20_link" text:visited-style-name="Visited_20_Internet_20_Link">
乌克兰人<text:span text:style-name="T4">
柔道</text:span>
在布拉格吃欧洲杯的四个奖项</text:a>
据报道，国际柔道联合会已承认白俄罗斯和俄罗斯世界杯的庇护所。 乌克兰的运动员被泥泞抵制。</text:p>
      <text:p text:style-name="P4">
照片：IJF</text:p>
      <text:p text:style-name="P4">
News Source: <text:a xlink:type="simple" xlink:href="https://www.ukrinform.ua/rubric-sports/3721071-bilodid-ijf-dopuskae-do-zmagan-rosijskih-vijskovosluzbovciv-ce-paralelna-realnist.html" text:style-name="Internet_20_link" text:visited-style-name="Visited_20_Internet_20_Link">
https://www.ukrinform.ua/rubric-sports/3721071-bilodid-ijf-dopuskae-do-zmagan-rosijskih-vijskovosluzbovciv-ce-paralelna-realnist.html</text:a>
</text:p>
      <!--NEWS-->
      <text:h text:style-name="P10" text:outline-level="1">
<text:span text:style-name="T4">
Kakhovskaya水力发电站的破坏是俄罗斯侵略的结果-Trudeau</text:span>
</text:h>
      <text:p text:style-name="P4">
作者: Ukrinform (Person)</text:p>
      <text:p text:style-name="P4">
出版商: Укринформ (Organization)</text:p>
      <text:p text:style-name="P4">
出版时间: 2023-06-10T17:16:00+03:00</text:p>
      <text:p text:style-name="P4">
修改时间: 2023-06-10T17:16:00+03:00</text:p>
      <text:p text:style-name="P4">
描述: 俄罗斯对乌克兰的不合理的积极战争是毁灭卡科夫斯基水力发电大坝的主要原因。  - 乌克林。</text:p>
      <text:p text:style-name="P4">
图片: ['<text:a xlink:type="simple" xlink:href="https://static.ukrinform.com/photos/2023_06/thumb_files/630_360_1686404112-729.jpg" text:style-name="Internet_20_link" text:visited-style-name="Visited_20_Internet_20_Link">
630_360_16864...</text:a>
']</text:p>
      <text:p text:style-name="P4">
标签: ['Канада', 'Трюдо', 'Каховська ГЕС']</text:p>
      <text:p text:style-name="P4">
类型: Article</text:p>
      <!--METADATA-->
      <text:p text:style-name="P4">
<draw:frame draw:style-name="fr1" draw:name="Image149" text:anchor-type="as-char" svg:width="6.9236in" svg:height="3.956343in" draw:z-index="0">
<draw:image xlink:href="../Images/yкринформ/2023-06-10T17-16-00-03-00/630_360_1686404112-729.jpg" xlink:type="simple" xlink:show="embed" xlink:actuate="onLoad" draw:mime-type="image/jpeg"/>
</draw:frame>
针对乌克兰的不合理的积极战争是破坏卡科夫卡水力发电站的主要原因。</text:p>
      <text:p text:style-name="P4">
加拿大总理贾斯汀·特鲁多(Justin Trudeau)在基辅举行的新闻发布会上指出，这是乌克林代表通讯员的报道。</text:p>
      <text:p text:style-name="P4">
特鲁迪亚说：“毫无疑问，大坝的破坏是俄罗斯入侵一个和平国家的直接结果。”</text:p>
      <text:p text:style-name="P4">
*!(https://www.ukrinform.ua/rubric-regions/3721070-u-zaporizzi-voda-u-niznomu-befi-nizce-dopustimogo-rivna-majze-na-metr.html)他强调，俄罗斯释放的战争摧毁了乌克兰的基础设施，摧毁了家庭，夺走了生命，并“造成了世界各地的能源，经济，粮食的问题”。</text:p>
      <text:p text:style-name="P4">
总理强调说：“俄罗斯负有责任，并将受到惩罚。”</text:p>
      <text:p text:style-name="P4">
据报道<text:a xlink:type="simple" xlink:href="https://www.ukrinform.ua/rubric-regions/3721065-kanada-vidilila-ponad-36-miljoniv-na-dopomogu-zatoplenim-regionam-ukraini.html" text:style-name="Internet_20_link" text:visited-style-name="Visited_20_Internet_20_Link">
加拿大宣布分配超过3600万加元</text:a>
。 为了消除卡科夫卡水力发电站的爆炸后果。</text:p>
      <text:p text:style-name="P4">
<text:a xlink:type="simple" xlink:href="https://www.ukrinform.ua/rubric-other_news/3720776-pidriv-rosianami-kahovskoi-ges-usi-novini.html" text:style-name="Internet_20_link" text:visited-style-name="Visited_20_Internet_20_Link">
俄罗斯军队在6月6日晚上破坏了卡霍夫斯卡雅水力发电站的大坝</text:a>
。 该电台无法恢复。 纳尔森地区继续救援工作和疏散人口。 在暂时占领的领土上，情况尤其困难。</text:p>
      <text:p text:style-name="P4">
News Source: <text:a xlink:type="simple" xlink:href="https://www.ukrinform.ua/rubric-ato/3721073-rujnuvanna-kahovskoi-ges-e-naslidkom-rosijskoi-agresii-trudo.html" text:style-name="Internet_20_link" text:visited-style-name="Visited_20_Internet_20_Link">
https://www.ukrinform.ua/rubric-ato/3721073-rujnuvanna-kahovskoi-ges-e-naslidkom-rosijskoi-agresii-trudo.html</text:a>
</text:p>
      <!--NEWS-->
      <text:h text:style-name="P10" text:outline-level="1">
<text:span text:style-name="T4">
斐济发生了5.7级的地震</text:span>
</text:h>
      <text:p text:style-name="P4">
作者: Ukrinform (Person)</text:p>
      <text:p text:style-name="P4">
出版商: Укринформ (Organization)</text:p>
      <text:p text:style-name="P4">
出版时间: 2023-06-10T17:20:00+03:00</text:p>
      <text:p text:style-name="P4">
修改时间: 2023-06-10T17:20:00+03:00</text:p>
      <text:p text:style-name="P4">
描述: 斐济地区的南太平洋发生了强大的5.7级地震。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Землетрус', 'Фіджі']</text:p>
      <text:p text:style-name="P4">
类型: Article</text:p>
      <!--METADATA-->
      <text:p text:style-name="P4">
<draw:frame draw:style-name="fr1" draw:name="Image150" text:anchor-type="as-char" svg:width="6.9236in" svg:height="3.949857in" draw:z-index="0">
<draw:image xlink:href="../Images/yкринформ/2023-06-10T17-20-00-03-00/630_360_1675857416-430.jpg" xlink:type="simple" xlink:show="embed" xlink:actuate="onLoad" draw:mime-type="image/jpeg"/>
</draw:frame>
5.7幅度的幅度发生在区域框架的南太平洋。</text:p>
      <text:p text:style-name="P4">
正如乌克林福姆报道的那样，它报告了<text:a xlink:type="simple" xlink:href="https://www.emsc-csem.org/Earthquake/earthquake.php" text:style-name="Internet_20_link" text:visited-style-name="Visited_20_Internet_20_Link">
欧洲地中海西尔海中心(Zeb) </text:a>
。</text:p>
      <text:p text:style-name="P4">
“在斐济以东360公里处，周六发生了一场地震。</text:p>
      <text:p text:style-name="P4">
<text:span text:style-name="T4">
另请阅读：</text:span>
 <text:a xlink:type="simple" xlink:href="https://www.ukrinform.ua/rubric-regions/3720070-na-poltavsini-stavsa-zemletrus.html" text:style-name="Internet_20_link" text:visited-style-name="Visited_20_Internet_20_Link">
在Poltava地区<text:span text:style-name="T4">
地震</text:span>
</text:a>
目前，由于地震而没有有关破坏和受害者的信息。</text:p>
      <text:p text:style-name="P4">
正如乌克林福姆报道的那样，<text:a xlink:type="simple" xlink:href="https://www.ukrinform.ua/rubric-world/3720579-na-filippinah-evakuuut-10-000-ludej-aki-zivut-bila-vulkana-majon.html" text:style-name="Internet_20_link" text:visited-style-name="Visited_20_Internet_20_Link">
菲律宾当局开始撤离约10,000人</text:a>
在记录火山地震后，梅恩火山居住。</text:p>
      <text:p text:style-name="P4">
照片：Pixabay</text:p>
      <text:p text:style-name="P4">
News Source: <text:a xlink:type="simple" xlink:href="https://www.ukrinform.ua/rubric-world/3721053-na-fidzi-stavsa-zemletrus-magnitudou-57.html" text:style-name="Internet_20_link" text:visited-style-name="Visited_20_Internet_20_Link">
https://www.ukrinform.ua/rubric-world/3721053-na-fidzi-stavsa-zemletrus-magnitudou-57.html</text:a>
</text:p>
      <!--NEWS-->
      <text:h text:style-name="P10" text:outline-level="1">
<text:span text:style-name="T4">
Zelensky和Trudeau通过了联合声明</text:span>
</text:h>
      <text:p text:style-name="P4">
作者: Ukrinform (Person)</text:p>
      <text:p text:style-name="P4">
出版商: Укринформ (Organization)</text:p>
      <text:p text:style-name="P4">
出版时间: 2023-06-10T17:21:00+03:00</text:p>
      <text:p text:style-name="P4">
修改时间: 2023-06-10T17:21:00+03:00</text:p>
      <text:p text:style-name="P4">
描述: 在基辅举行的双边会议上，乌克兰沃迪米尔·泽伦斯基（Ukraine Volodymyr Zelensky）和加拿大总理贾斯汀·特鲁多（Justin Trudeau）通过了联合宣言。  - 乌克林。</text:p>
      <text:p text:style-name="P4">
图片: ['<text:a xlink:type="simple" xlink:href="https://static.ukrinform.com/photos/2023_06/thumb_files/630_360_1686404111-191.jpg" text:style-name="Internet_20_link" text:visited-style-name="Visited_20_Internet_20_Link">
630_360_16864...</text:a>
']</text:p>
      <text:p text:style-name="P4">
标签: None</text:p>
      <text:p text:style-name="P4">
类型: Article</text:p>
      <!--METADATA-->
      <text:p text:style-name="P4">
<draw:frame draw:style-name="fr1" draw:name="Image151" text:anchor-type="as-char" svg:width="6.9236in" svg:height="3.956343in" draw:z-index="0">
<draw:image xlink:href="../Images/yкринформ/2023-06-10T17-21-00-03-00/630_360_1686404111-191.jpg" xlink:type="simple" xlink:show="embed" xlink:actuate="onLoad" draw:mime-type="image/jpeg"/>
</draw:frame>
在基辅的一日会议上，乌克兰沃迪米尔Zelensky Ipremier-Canada Justin Trudeau的总裁通过了联合宣言。</text:p>
      <text:p text:style-name="P4">
据乌克林福姆(Ukrinform)称，新闻服务[总统办公室]。(https://www.president.gov.ua/news/spilna-deklaraciya-ukrayini-ta-kanadi-83513)乌克兰总统和加拿大总理证实了对俄罗斯对乌克兰的武装侵略的谴责，并指出，乌克兰在行使其不可剥夺的自卫权方面表现出了不寻常的决心。他们说俄罗斯应该立即，完全无条件地撤回军队从乌克兰的国际公认边界界限。</text:p>
      <text:p text:style-name="P4">
加拿大仍然是乌克兰在国际公认的边界内的独立，主权和领土目的，高度评估了乌克兰人民和武装部队在国防上的丰富性和勇气。</text:p>
      <text:p text:style-name="P4">
同时，乌克兰人民可以预期，加拿大将继续进行政治，金融，人道主义和军事支持，这是单独的，以及通过G7，北约，联合国和任何其他格式的国际合作的必要条件，加拿大在哪里做出重大贡献。</text:p>
      <text:p text:style-name="P4">
<text:span text:style-name="T4">
另请阅读：</text:span>
 <text:a xlink:type="simple" xlink:href="https://www.ukrinform.ua/rubric-culture/3721048-kanada-zaprovadzue-sankcii-proti-pricetnih-do-rujnuvanna-ukrainskih-kulturnih-pamatok.html" text:style-name="Internet_20_link" text:visited-style-name="Visited_20_Internet_20_Link">
<text:span text:style-name="T4">
加拿大</text:span>
并对乌克兰文化古迹的参与施加制裁</text:a>
该文件指出，自2022年2月以来，加拿大已分配了超过80亿加元来帮助乌克兰，提供军事支持，包括癫痫发作，防空系统和炮兵，并继续根据乌克兰的需求制定任何帮助措施。</text:p>
      <text:p text:style-name="P4">
此外，加拿大为乌克兰提供平民援助，包括金融，人道主义和紧急支持。 在一些领域，加拿大是乌克兰的主权债券的领导者。乌克兰和加拿大承诺努力减轻全球能源和粮食危机的影响，特别是与全球南方的伙伴互动。 两国都证实了与世界上饥荒和确保其运作的必要性的决定性作用 - 谷物谷物倡议。</text:p>
      <text:p text:style-name="P4">
乌克兰和加拿大强调对那些犯有战争罪和其他与灌溉武装侵略有关的罪行的人的承诺。</text:p>
      <text:p text:style-name="P4">
乌克兰和加拿大确认了对国际刑事法院检察官的调查的支持，这是责任责任的一步，并采取了法院命令逮捕的命令。 加拿大是第一个在2022年3月向乌克兰证明俄罗斯在乌克兰采取行动的国家之一，并派出一组调查人员来支持其工作。</text:p>
      <text:p text:style-name="P4">
<text:span text:style-name="T4">
另请阅读：</text:span>
 <text:a xlink:type="simple" xlink:href="https://www.ukrinform.ua/rubric-polytics/3721062-kanada-rozpocala-konfiskaciu-rosijskogo-litaka-na-korist-ukraini.html" text:style-name="Internet_20_link" text:visited-style-name="Visited_20_Internet_20_Link">
<text:span text:style-name="T4">
加拿大</text:span>
开始没收俄罗斯乌克兰飞机</text:a>
由于进一步的大学削弱了俄罗斯继续战争的能力，乌克兰和加拿大支持对俄罗斯的集体压力。</text:p>
      <text:p text:style-name="P4">
乌克兰和加拿大将继续与其他合作伙伴一起工作，以确保赔偿俄罗斯侵略造成的损失，损失和损失。 加拿大是第一个开始逮捕和没收根据制裁提交的人和组织的资产的国家，以进一步使用收到的资金来支持乌克兰的修复并向欧洲理事会创建的受害者支付赔偿，作为2023年5月17日的合伙人创始成员。</text:p>
      <text:p text:style-name="P4">
加拿大与国际组织和国际合作伙伴一起参加了乌克兰的恢复和重建。</text:p>
      <text:p text:style-name="P4">
<text:span text:style-name="T4">
另请阅读：</text:span>
 [<text:span text:style-name="T4">
加拿大</text:span>
，并为援助分配了超过3600万美元(https://www.ukrinform.ua/rubric-regions/3721065-kanada-vidilila-ponad-36-miljoniv-na-dopomogu-zatoplenim-regionam-ukraini.html)加拿大得到北约委员会的全面支持，是进一步加强和扩大合作的平台，一旦条件允许，就支持乌克兰的北约成员资格。</text:p>
      <text:p text:style-name="P4">
News Source: <text:a xlink:type="simple" xlink:href="https://www.ukrinform.ua/rubric-polytics/3721074-zelenskij-i-trudo-uhvalili-spilnu-deklaraciu.html" text:style-name="Internet_20_link" text:visited-style-name="Visited_20_Internet_20_Link">
https://www.ukrinform.ua/rubric-polytics/3721074-zelenskij-i-trudo-uhvalili-spilnu-deklaraciu.html</text:a>
</text:p>
      <!--NEWS-->
      <text:h text:style-name="P10" text:outline-level="1">
<text:span text:style-name="T4">
俄罗斯人再次向苏米地区边界的迫击炮和炮兵开火</text:span>
</text:h>
      <text:p text:style-name="P4">
作者: Ukrinform (Person)</text:p>
      <text:p text:style-name="P4">
出版商: Укринформ (Organization)</text:p>
      <text:p text:style-name="P4">
出版时间: 2023-06-10T17:25:00+03:00</text:p>
      <text:p text:style-name="P4">
修改时间: 2023-06-10T23:25:00+03:00</text:p>
      <text:p text:style-name="P4">
描述: 截至6月10日，俄罗斯军队于6月10日向苏米地区边境地区开火。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152" text:anchor-type="as-char" svg:width="6.9236in" svg:height="3.956343in" draw:z-index="0">
<draw:image xlink:href="../Images/yкринформ/2023-06-10T17-25-00-03-00/630_360_1686425057-568.jpg" xlink:type="simple" xlink:show="embed" xlink:actuate="onLoad" draw:mime-type="image/jpeg"/>
</draw:frame>
截至6月10日的22:00，Sumy地区的边境领土于6月10日被解雇。</text:p>
      <text:p text:style-name="P4">
根据乌克林福姆的说法，运营命令“北”报告<text:a xlink:type="simple" xlink:href="https://t.me/ok_pivnich1/3136" text:style-name="Internet_20_link" text:visited-style-name="Visited_20_Internet_20_Link">
电报</text:a>
。</text:p>
      <text:p text:style-name="P4">
特别是，从14:55到15:16记录了6个节拍，可能是在Sosnivka定居点地区的120毫米毫米分钟。</text:p>
      <text:p text:style-name="P4">
从15:40到15:45记录了4个节拍，可能是来自Chuikivka定居点的120毫米迫击炮。</text:p>
      <text:p text:style-name="P4">
<text:span text:style-name="T4">
另请阅读：</text:span>
 <text:span text:style-name="T4">
 <text:a xlink:type="simple" xlink:href="https://www.ukrinform.ua/rubric-ato/3721152-na-harkivsini-vid-povtornogo-vorozogo-obstrilu-zaginuv-ratuvalnik.html" text:style-name="Internet_20_link" text:visited-style-name="Visited_20_Internet_20_Link">
在重复的敌对炮击晚餐的哈尔基夫地区</text:a>
</text:span>
</text:p>
      <text:p text:style-name="P4">
从6:30 pm到19:00 3节奏记录，可能来自枪手炮兵(Novovasylivka定居点的尿落)。</text:p>
      <text:p text:style-name="P4">
消息写道：“没有关于当地人口的损失或对平民基础设施信息的损害。”</text:p>
      <text:p text:style-name="P4">
从21:10到21:30记录了16个节拍，可能是在中间建筑定居点的82毫米迫击炮中。 指定了有关平均人口损失或平民基础设施损失的信息。</text:p>
      <text:p text:style-name="P4">
<text:span text:style-name="T4">
另请阅读：</text:span>
 <text:span text:style-name="T4">
 <text:a xlink:type="simple" xlink:href="https://www.ukrinform.ua/rubric-ato/3721133-rosijska-armia-obstrilala-pokrovsku-gromadu-na-nikopolsini.html" text:style-name="Internet_20_link" text:visited-style-name="Visited_20_Internet_20_Link">
俄罗斯军队在纳米科波尔地区的波克罗夫斯基社区开火</text:a>
</text:span>
</text:p>
      <text:p text:style-name="P4">
正如乌克林福姆报道的，俄罗斯军队在6月10日上午<text:span text:style-name="T4">
 <text:a xlink:type="simple" xlink:href="https://www.ukrinform.ua/tag-obstril" text:style-name="Internet_20_link" text:visited-style-name="Visited_20_Internet_20_Link">
解雇</text:a>
</text:span>
来自Chernihiv和Sumy地区的迫击炮和炮兵边境地区。</text:p>
      <text:p text:style-name="P4">
News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敌人在Guliaypoli开了一家工业企业</text:span>
</text:h>
      <text:p text:style-name="P4">
作者: Ukrinform (Person)</text:p>
      <text:p text:style-name="P4">
出版商: Укринформ (Organization)</text:p>
      <text:p text:style-name="P4">
出版时间: 2023-06-10T17:27:00+03:00</text:p>
      <text:p text:style-name="P4">
修改时间: 2023-06-10T17:27:00+03:00</text:p>
      <text:p text:style-name="P4">
描述: 在Zaporizhhya地区的Gulyaypol，在俄罗斯军队进行炮击之后，企业领土发生了大火。  - 乌克林。</text:p>
      <text:p text:style-name="P4">
图片: ['<text:a xlink:type="simple" xlink:href="https://static.ukrinform.com/photos/2023_06/thumb_files/630_360_1686407221-903.jpg" text:style-name="Internet_20_link" text:visited-style-name="Visited_20_Internet_20_Link">
630_360_16864...</text:a>
']</text:p>
      <text:p text:style-name="P4">
标签: ['Обстріл', 'Запоріжжя', 'Війна з Росією']</text:p>
      <text:p text:style-name="P4">
类型: Article</text:p>
      <!--METADATA-->
      <text:p text:style-name="P4">
<draw:frame draw:style-name="fr1" draw:name="Image153" text:anchor-type="as-char" svg:width="6.9236in" svg:height="3.956343in" draw:z-index="0">
<draw:image xlink:href="../Images/yкринформ/2023-06-10T17-27-00-03-00/630_360_1686407221-903.jpg" xlink:type="simple" xlink:show="embed" xlink:actuate="onLoad" draw:mime-type="image/jpeg"/>
</draw:frame>
Zaporizhzhya地区的Ugulayaypoli在俄罗斯军队炮击后，企业地区出现了。</text:p>
      <text:p text:style-name="P4">
关于<text:a xlink:type="simple" xlink:href="https://t.me/gu_dsns_zp/6758" text:style-name="Internet_20_link" text:visited-style-name="Visited_20_Internet_20_Link">
电报</text:a>
乌克林福姆报道说，乌克兰地区的乌克兰州紧急服务报道说。</text:p>
      <text:p text:style-name="P4">
“ 6月10日，大约11:00，俄罗斯军队进行了另一次<text:a xlink:type="simple" xlink:href="https://www.ukrinform.ua/tag-obstril" text:style-name="Internet_20_link" text:visited-style-name="Visited_20_Internet_20_Link">
炮击</text:a>
前Gulyaypol。 由于不透明的侵略，该城市的一家企业的领土发生了大火，”信息中的go。</text:p>
      <text:p text:style-name="P4">
注意到，在100平方米的区域，大火在行政大楼中浮出水面。 企业的两名雇员在下午受伤。</text:p>
      <text:p text:style-name="P4">
<text:span text:style-name="T4">
另请阅读：</text:span>
 <text:a xlink:type="simple" xlink:href="https://www.ukrinform.ua/rubric-regions/3720926-vijska-rf-za-dobu-obstrilali-11-oblastej-ukraini-zvedenna-ova.html" text:style-name="Internet_20_link" text:visited-style-name="Visited_20_Internet_20_Link">
RF部队在乌克兰的11个地区开火 -  <text:span text:style-name="T4">
寄售</text:span>
 ova</text:a>
据乌克林福姆报道，在过去的一天<text:a xlink:type="simple" xlink:href="https://www.ukrinform.ua/rubric-regions/3720863-rosiani-za-dobu-zavdali-77-udariv-po-zaporizkij-oblasti-zrujnovana-civilna-infrastruktura.html" text:style-name="Internet_20_link" text:visited-style-name="Visited_20_Internet_20_Link">
敌人击败了77个炮击</text:a>
14 Zaporizhzhya地区的定居点：来自Bivpo Gulyaypol和Olgivsky的飞机，无人机袭击了Steppe和Gulyaipole，四次俄罗斯人在Kamyansky，Olgiv和Malynivts Kamiansky和Steppe上击中了RSSSV。</text:p>
      <text:p text:style-name="P4">
一名55岁的妇女和一名46岁男子在古利亚泊尔的一家医院被杀。</text:p>
      <text:p text:style-name="P4">
News Source: <text:a xlink:type="simple" xlink:href="https://www.ukrinform.ua/rubric-ato/3721076-vorog-obstrilav-promislove-pidpriemstvo-v-gulajpoli.html" text:style-name="Internet_20_link" text:visited-style-name="Visited_20_Internet_20_Link">
https://www.ukrinform.ua/rubric-ato/3721076-vorog-obstrilav-promislove-pidpriemstvo-v-gulajpoli.html</text:a>
</text:p>
      <!--NEWS-->
      <text:h text:style-name="P10" text:outline-level="1">
<text:span text:style-name="T4">
加拿大总理坚信乌克兰将成为北约的成员</text:span>
</text:h>
      <text:p text:style-name="P4">
作者: Ukrinform (Person)</text:p>
      <text:p text:style-name="P4">
出版商: Укринформ (Organization)</text:p>
      <text:p text:style-name="P4">
出版时间: 2023-06-10T17:28:36+03:00</text:p>
      <text:p text:style-name="P4">
修改时间: 2023-06-10T17:28:36+03:00</text:p>
      <text:p text:style-name="P4">
描述: 加拿大总理贾斯汀·特鲁多（Justin Trudeau）坚信，乌克兰在适当的情况下肯定会成为北约的正式成员。  - 乌克林。</text:p>
      <text:p text:style-name="P4">
图片: ['<text:a xlink:type="simple" xlink:href="https://static.ukrinform.com/photos/2023_06/thumb_files/630_360_1686404555-553.jpg" text:style-name="Internet_20_link" text:visited-style-name="Visited_20_Internet_20_Link">
630_360_16864...</text:a>
']</text:p>
      <text:p text:style-name="P4">
标签: ['Канада', 'НАТО', 'Трюдо']</text:p>
      <text:p text:style-name="P4">
类型: Article</text:p>
      <!--METADATA-->
      <text:p text:style-name="P4">
<draw:frame draw:style-name="fr1" draw:name="Image154" text:anchor-type="as-char" svg:width="6.9236in" svg:height="3.956343in" draw:z-index="0">
<draw:image xlink:href="../Images/yкринформ/2023-06-10T17-28-36-03-00/630_360_1686404555-553.jpg" xlink:type="simple" xlink:show="embed" xlink:actuate="onLoad" draw:mime-type="image/jpeg"/>
</draw:frame>
加拿大总理贾斯汀·特鲁多(Justin Trudeau)坚信，乌克兰在适当的情况下肯定会成为北约的实现。</text:p>
      <text:p text:style-name="P4">
报道说，他在基辅的新闻发布会上说了这一点。</text:p>
      <text:p text:style-name="P4">
特鲁德说：“在北约的讨论中，我们总是直接谈论乌克兰对联盟的依恋，何时设立正确的条件。”</text:p>
      <text:p text:style-name="P4">
*!(https://www.ukrinform.ua/rubric-polytics/3721074-zelenskij-i-trudo-uhvalili-spilnu-deklaraciu.html)他保证，加拿大将为乌克兰提供帮助。</text:p>
      <text:p text:style-name="P4">
“我们将继续支持。 总理说：“每当它宣布提供额外的军事，人道主义，经济援助时，它都表明我们将尽可能多地支持乌克兰。”</text:p>
      <text:p text:style-name="P4">
根据乌克林福姆的说法，加拿大总理贾斯汀·特鲁多(Justin Trudeau)和基督教财政部长弗里兰(Friland)从全面入侵的开始就在基辅，第二名。</text:p>
      <text:p text:style-name="P4">
<text:span text:style-name="T4">
另请阅读：</text:span>
 <text:a xlink:type="simple" xlink:href="https://www.ukrinform.ua/rubric-ato/3721073-rujnuvanna-kahovskoi-ges-e-naslidkom-rosijskoi-agresii-trudo.html" text:style-name="Internet_20_link" text:visited-style-name="Visited_20_Internet_20_Link">
Kakhovskaya水力发电站的破坏是俄罗斯侵略的结果 -  <text:span text:style-name="T4">
 trude </text:span>
</text:a>
在访问期间，近4亿加元宣布了加拿大人的新军事援助计划。 美国。</text:p>
      <text:p text:style-name="P4">
News Source: <text:a xlink:type="simple" xlink:href="https://www.ukrinform.ua/rubric-polytics/3721077-premer-kanadi-perekonanij-so-ukraina-stane-clenom-nato.html" text:style-name="Internet_20_link" text:visited-style-name="Visited_20_Internet_20_Link">
https://www.ukrinform.ua/rubric-polytics/3721077-premer-kanadi-perekonanij-so-ukraina-stane-clenom-nato.html</text:a>
</text:p>
      <!--NEWS-->
      <text:h text:style-name="P10" text:outline-level="1">
<text:span text:style-name="T4">
基辅地区向赫尔森地区发送了另一个援助政党</text:span>
</text:h>
      <text:p text:style-name="P4">
作者: Ukrinform (Person)</text:p>
      <text:p text:style-name="P4">
出版商: Укринформ (Organization)</text:p>
      <text:p text:style-name="P4">
出版时间: 2023-06-10T17:33:51+03:00</text:p>
      <text:p text:style-name="P4">
修改时间: 2023-06-10T17:33:51+03:00</text:p>
      <text:p text:style-name="P4">
描述: 基辅地区，俄罗斯军队为卡科夫斯基水力局的受害者提供了另一个援助。  - 乌克林。</text:p>
      <text:p text:style-name="P4">
图片: ['<text:a xlink:type="simple" xlink:href="https://static.ukrinform.com/photos/2023_06/thumb_files/630_360_1686407373-423.jpeg" text:style-name="Internet_20_link" text:visited-style-name="Visited_20_Internet_20_Link">
630_360_16864...</text:a>
']</text:p>
      <text:p text:style-name="P4">
标签: ['Херсонщина', 'Київщина', 'допомога']</text:p>
      <text:p text:style-name="P4">
类型: Article</text:p>
      <!--METADATA-->
      <text:p text:style-name="P4">
<draw:frame draw:style-name="fr1" draw:name="Image155" text:anchor-type="as-char" svg:width="6.9236in" svg:height="3.956343in" draw:z-index="0">
<draw:image xlink:href="../Images/yкринформ/2023-06-10T17-33-51-03-00/630_360_1686407373-423.jpeg" xlink:type="simple" xlink:show="embed" xlink:actuate="onLoad" draw:mime-type="image/jpeg"/>
</draw:frame>
基辅地区通过卡科夫斯基水力发队向受害者派遣了另一个援助。</text:p>
      <text:p text:style-name="P4">
根据乌克林福姆的说法，基辅地区军事行政部门报告中的报告(https://t.me/kyivoda/10118)。</text:p>
      <text:p text:style-name="P4">
特别是，从基辅地区发送了15艘发电机，5艘船，400升柴油，2艘柴油，2艘柴油，2艘柴油，2艘柴油，2艘柴油，300套杂货店，卫生套装，2吨和药品。</text:p>
      <text:p text:style-name="P4">
“我们继续收集您需要克服这个人的后果并支持被洪水淹没领土的人们所需的一切。 我们再次提醒<text:a xlink:type="simple" xlink:href="https://www.ukrinform.ua/tag-kiivsina" text:style-name="Internet_20_link" text:visited-style-name="Visited_20_Internet_20_Link">
基辅地区</text:a>
准备从灾区到达的人准备的地方。 联系您的位移：(099)510 72 12“， - 消息读取。</text:p>
      <text:p text:style-name="P4">
<text:span text:style-name="T4">
另请阅读：</text:span>
 <text:a xlink:type="simple" xlink:href="https://www.ukrinform.ua/rubric-regions/3721002-rivnensina-vidpravila-dopomogu-v-hersonsku-oblast.html" text:style-name="Internet_20_link" text:visited-style-name="Visited_20_Internet_20_Link">
Rivne地区发送的<text:span text:style-name="T4">
福利</text:span>
到Kherson地区</text:a>
正如俄罗斯的俄罗斯军队乌克林福姆报道(https://www.ukrinform.ua/rubric-other_news/3718791-pidriv-rosianami-kahovskoi-ges-vsi-novini.html)。 该电台无法恢复。 纳尔森地区继续救援工作和疏散人口。 局势特别困难 - 在暂时被占领的领土中，无斗士将人们留下了无帮助。</text:p>
      <text:p text:style-name="P4">
News Source: <text:a xlink:type="simple" xlink:href="https://www.ukrinform.ua/rubric-regions/3721079-kiivsina-vidpravila-na-hersonsinu-cergovu-partiu-dopomogi.html" text:style-name="Internet_20_link" text:visited-style-name="Visited_20_Internet_20_Link">
https://www.ukrinform.ua/rubric-regions/3721079-kiivsina-vidpravila-na-hersonsinu-cergovu-partiu-dopomogi.html</text:a>
</text:p>
      <!--NEWS-->
      <text:h text:style-name="P10" text:outline-level="1">
<text:span text:style-name="T4">
俄罗斯军队袭击了Zaporozhye的一线社区，两人死亡</text:span>
</text:h>
      <text:p text:style-name="P4">
作者: Ukrinform (Person)</text:p>
      <text:p text:style-name="P4">
出版商: Укринформ (Organization)</text:p>
      <text:p text:style-name="P4">
出版时间: 2023-06-10T17:35:00+03:00</text:p>
      <text:p text:style-name="P4">
修改时间: 2023-06-10T17:35:00+03:00</text:p>
      <text:p text:style-name="P4">
描述: 俄罗斯军队向Zaporizhzhya地区的额叶社区开火，两人被杀，一名受伤。  - 乌克林。</text:p>
      <text:p text:style-name="P4">
图片: ['<text:a xlink:type="simple" xlink:href="https://static.ukrinform.com/photos/2023_06/thumb_files/630_360_1686408143-897.jpg" text:style-name="Internet_20_link" text:visited-style-name="Visited_20_Internet_20_Link">
630_360_16864...</text:a>
']</text:p>
      <text:p text:style-name="P4">
标签: ['Обстріл', 'Запоріжжя', 'Війна з Росією']</text:p>
      <text:p text:style-name="P4">
类型: Article</text:p>
      <!--METADATA-->
      <text:p text:style-name="P4">
<draw:frame draw:style-name="fr1" draw:name="Image160" text:anchor-type="as-char" svg:width="6.9236in" svg:height="3.956343in" draw:z-index="0">
<draw:image xlink:href="../Images/yкринформ/2023-06-10T17-35-00-03-00/630_360_1686408143-897.jpg" xlink:type="simple" xlink:show="embed" xlink:actuate="onLoad" draw:mime-type="image/jpeg"/>
</draw:frame>
俄罗斯向Zaporizhzhya地区的额叶社区开火，两个人站着，一人受伤。</text:p>
      <text:p text:style-name="P4">
关于<text:a xlink:type="simple" xlink:href="https://t.me/zoda_gov_ua/19388" text:style-name="Internet_20_link" text:visited-style-name="Visited_20_Internet_20_Link">
电报</text:a>
乌克林福姆报道，尤里·马拉什科(Yuriy Malashko)，尤里·马拉什科(Yuriy Malashko)报道。</text:p>
      <text:p text:style-name="P4">
声明说：“在奥里克霍夫(Orikhov)，种族主义者击中了一所私人房屋，在院子里是一对kinimimin对 - 一个58岁的男人和一个54岁的男人和一个54岁的男人。”</text:p>
      <text:p text:style-name="P4">
在变形时，一名77岁的男子遭受了矿山爆炸的伤害，被带到医疗机构。</text:p>
      <text:p text:style-name="P4">
<text:span text:style-name="T4">
另请阅读：</text:span>
 <text:a xlink:type="simple" xlink:href="https://www.ukrinform.ua/rubric-regions/3720863-rosiani-za-dobu-zavdali-77-udariv-po-zaporizkij-oblasti-zrujnovana-civilna-infrastruktura.html" text:style-name="Internet_20_link" text:visited-style-name="Visited_20_Internet_20_Link">
俄罗斯人每天通过<text:span text:style-name="T4">
便秘进行了77个节拍</text:span>
到伊兹卡亚地区 - 被摧毁的平民基础设施</text:a>
正如乌克林福姆报道的，在Zaporizhzhya地区的Gulyaypol <text:a xlink:type="simple" xlink:href="https://www.ukrinform.ua/rubric-ato/3721076-vorog-obstrilav-promislove-pidpriemstvo-v-gulajpoli.html" text:style-name="Internet_20_link" text:visited-style-name="Visited_20_Internet_20_Link">
部队炮击后</text:a>
企业主体大火，两个人受伤。</text:p>
      <text:p text:style-name="P4">
照片：SES</text:p>
      <text:p text:style-name="P4">
News Source: <text:a xlink:type="simple" xlink:href="https://www.ukrinform.ua/rubric-ato/3721082-vijska-rf-vdarili-po-prifrontovih-gromadah-na-zaporizzi-dvoe-zagiblih.html" text:style-name="Internet_20_link" text:visited-style-name="Visited_20_Internet_20_Link">
https://www.ukrinform.ua/rubric-ato/3721082-vijska-rf-vdarili-po-prifrontovih-gromadah-na-zaporizzi-dvoe-zagiblih.html</text:a>
</text:p>
      <!--NEWS-->
      <text:h text:style-name="P10" text:outline-level="1">
<text:span text:style-name="T4">
加拿大正式加入了飞机联盟-OP</text:span>
</text:h>
      <text:p text:style-name="P4">
作者: Ukrinform (Person)</text:p>
      <text:p text:style-name="P4">
出版商: Укринформ (Organization)</text:p>
      <text:p text:style-name="P4">
出版时间: 2023-06-10T17:42:00+03:00</text:p>
      <text:p text:style-name="P4">
修改时间: 2023-06-10T17:42:00+03:00</text:p>
      <text:p text:style-name="P4">
描述: 加拿大正式加入了一个“飞机联盟”，尤其是在乌克兰飞行员培训和服务中。  - 乌克林。</text:p>
      <text:p text:style-name="P4">
图片: ['<text:a xlink:type="simple" xlink:href="https://static.ukrinform.com/photos/2023_06/thumb_files/630_360_1686403906-351.jpg" text:style-name="Internet_20_link" text:visited-style-name="Visited_20_Internet_20_Link">
630_360_16864...</text:a>
']</text:p>
      <text:p text:style-name="P4">
标签: ['Канада', 'Офіс Президента', 'Жовква', 'Авіаційна коаліція']</text:p>
      <text:p text:style-name="P4">
类型: Article</text:p>
      <!--METADATA-->
      <text:p text:style-name="P4">
<draw:frame draw:style-name="fr1" draw:name="Image161" text:anchor-type="as-char" svg:width="6.9236in" svg:height="3.956343in" draw:z-index="0">
<draw:image xlink:href="../Images/yкринформ/2023-06-10T17-42-00-03-00/630_360_1686403906-351.jpg" xlink:type="simple" xlink:show="embed" xlink:actuate="onLoad" draw:mime-type="image/jpeg"/>
</draw:frame>
加拿大摩托车加入了一个“飞机联盟”，尤其是在乌克兰飞行员和飞机服务方面加入。</text:p>
      <text:p text:style-name="P4">
这是在[Facebook]中报道的(https://www.facebook.com/igor.zhovkva/posts/pfbid0kJTCXsZ1ysLd367ooV2rhfMNDPKtREg5bP1Vq8gRzHKvxq1A8QPHNgEXfBPfC2tgl)乌克兰，乌克兰伊戈尔·齐夫克瓦(Igor Zhovkva)总统办公室副主任，告知乌克利福姆总理加拿大总理在乌克兰访问乌克兰时获得的规定。</text:p>
      <text:p text:style-name="P4">
“在加拿大乌克兰Volodymyr Zelensky Tapremier的双边谈判中，达成了许多重要协议。 Zhovkva强调，加拿大正式加入了战斗飞机的前加入，尤其是在乌克兰飞行员和飞机服务的一部分中。” Zhovkva强调。</text:p>
      <text:p text:style-name="P4">
*!(https://www.ukrinform.ua/rubric-polytics/3717197-koalicia-litakiv-zelenskij-ta-evropejski-lideri-domovilisa-prodovziti-robotu-na-ramstajni.html)他回忆说，加拿大总理宣布向乌克兰提供额外的包装援助，约4亿美元，这将由炮弹和导弹进行操作。 此外，加拿大增加了国家对侵略者的压力，并对个人施加了新的制裁</text:p>
      <text:p text:style-name="P4">
OP的副负责人指出，由于会议的结果，两国的领导人签署了共同宣言，该声明定义了优先合作领域，如下以下是乌克兰的根本重要问题的支持。声明概述了范围它计划将来提供乌克兰。</text:p>
      <text:p text:style-name="P4">
<text:span text:style-name="T4">
另请阅读：</text:span>
 <text:a xlink:type="simple" xlink:href="https://www.ukrinform.ua/rubric-polytics/3721077-premer-kanadi-perekonanij-so-ukraina-stane-clenom-nato.html" text:style-name="Internet_20_link" text:visited-style-name="Visited_20_Internet_20_Link">
加拿大总理坚信乌克兰将成为<text:span text:style-name="T4">
北约</text:span>
的成员</text:a>
据报道，[加拿大总理贾斯汀·特鲁多(Justin Trudeau)于周六抵达(https://www.ukrinform.ua/rubric-polytics/3720965-dzastin-trudo-pribuv-do-kieva.html)进行非直观的访问。</text:p>
      <text:p text:style-name="P4">
照片：作品</text:p>
      <text:p text:style-name="P4">
News Source: <text:a xlink:type="simple" xlink:href="https://www.ukrinform.ua/rubric-polytics/3721081-kanada-oficijno-priednuetsa-do-koalicii-litakiv-op.html" text:style-name="Internet_20_link" text:visited-style-name="Visited_20_Internet_20_Link">
https://www.ukrinform.ua/rubric-polytics/3721081-kanada-oficijno-priednuetsa-do-koalicii-litakiv-op.html</text:a>
</text:p>
      <!--NEWS-->
      <text:h text:style-name="P10" text:outline-level="1">
<text:span text:style-name="T4">
在基辅，由于失败，左岸地铁站的几条街道和地区被洪水淹没</text:span>
</text:h>
      <text:p text:style-name="P4">
作者: Ukrinform (Person)</text:p>
      <text:p text:style-name="P4">
出版商: Укринформ (Organization)</text:p>
      <text:p text:style-name="P4">
出版时间: 2023-06-10T17:52:35+03:00</text:p>
      <text:p text:style-name="P4">
修改时间: 2023-06-10T17:52:35+03:00</text:p>
      <text:p text:style-name="P4">
描述: 在基辅，由于排水沟，在某些街道和Livbankna地铁站地区淹没了道路。  - 乌克林。</text:p>
      <text:p text:style-name="P4">
图片: ['<text:a xlink:type="simple" xlink:href="https://static.ukrinform.com/photos/2020_10/thumb_files/630_360_1602060180-983.jpg" text:style-name="Internet_20_link" text:visited-style-name="Visited_20_Internet_20_Link">
630_360_16020...</text:a>
']</text:p>
      <text:p text:style-name="P4">
标签: ['Гроза', 'Київ', 'Негода', 'Підтоплення']</text:p>
      <text:p text:style-name="P4">
类型: Article</text:p>
      <!--METADATA-->
      <text:p text:style-name="P4">
<draw:frame draw:style-name="fr1" draw:name="Image162" text:anchor-type="as-char" svg:width="6.9236in" svg:height="3.956343in" draw:z-index="0">
<draw:image xlink:href="../Images/yкринформ/2023-06-10T17-52-35-03-00/630_360_1602060180-983.jpg" xlink:type="simple" xlink:show="embed" xlink:actuate="onLoad" draw:mime-type="image/jpeg"/>
</draw:frame>
在基辅，排水淹没了某些街道和左岸地区的道路。</text:p>
      <text:p text:style-name="P4">
根据乌克林福姆(Ukrinform(https://t.me/vitaliy_klitschko/2098)。</text:p>
      <text:p text:style-name="P4">
“首都倾盆大雨引起了洪水(https://www.ukrinform.ua/tag-metro)“左岸，”  - 说。</text:p>
      <text:p text:style-name="P4">
来自开源的照片</text:p>
      <text:p text:style-name="P4">
据他说，基瓦夫托多尔的道路服务是基于洪水的。</text:p>
      <text:p text:style-name="P4">
<text:span text:style-name="T4">
另请阅读：</text:span>
 <text:a xlink:type="simple" xlink:href="https://www.ukrinform.ua/rubric-regions/3720999-na-ukrainu-nasuvaetsa-negoda-sinoptiki-poperedzaut-pro-grozi.html" text:style-name="Internet_20_link" text:visited-style-name="Visited_20_Internet_20_Link">
到<text:span text:style-name="T4">
乌克兰</text:span>
 <text:span text:style-name="T4">
 </text:span>
来<text:span text:style-name="T4">
 </text:span>
恶劣天气<text:span text:style-name="T4">
 \  -  </text:span>
预报员<text:span text:style-name="T4">
 </text:span>
 <text:span text:style-name="T4">
 </text:span>
 <text:span text:style-name="T4">
 </text:span>
 <text:span text:style-name="T4">
 </text:span>
 <text:span text:style-name="T4">
关于</text:span>
 <text:span text:style-name="T4">
 </text:span>
 groz<text:span text:style-name="T5">
 </text:span>
**</text:a>
“现在没有非凡的事件。 KARS救援服务是对可能提供帮助的期望的时期。”</text:p>
      <text:p text:style-name="P4">
正如乌克林福姆报道的那样，由于基亚瓦塔多尔公共公司的水力发电服务的雷暴，首都在首都<text:a xlink:type="simple" xlink:href="https://www.ukrinform.ua/rubric-kyiv/3721039-u-stolici-ocikuetsa-groza-kiivavtodor-pracue-u-posilenomu-rezimi.html" text:style-name="Internet_20_link" text:visited-style-name="Visited_20_Internet_20_Link">
以增强模式的工作</text:a>
 .</text:p>
      <text:p text:style-name="P4">
News Source: <text:a xlink:type="simple" xlink:href="https://www.ukrinform.ua/rubric-kyiv/3721083-u-kievi-cerez-zlivu-pidtopleni-kilka-vulic-ta-rajon-stancii-metro-livoberezna.html" text:style-name="Internet_20_link" text:visited-style-name="Visited_20_Internet_20_Link">
https://www.ukrinform.ua/rubric-kyiv/3721083-u-kievi-cerez-zlivu-pidtopleni-kilka-vulic-ta-rajon-stancii-metro-livoberezna.html</text:a>
</text:p>
      <!--NEWS-->
      <text:h text:style-name="P10" text:outline-level="1">
<text:span text:style-name="T4">
在Bakhmut的方向上，边防部队与一群俄罗斯人开枪射击了一枚手榴弹发射器</text:span>
</text:h>
      <text:p text:style-name="P4">
作者: Ukrinform (Person)</text:p>
      <text:p text:style-name="P4">
出版商: Укринформ (Organization)</text:p>
      <text:p text:style-name="P4">
出版时间: 2023-06-10T17:55:00+03:00</text:p>
      <text:p text:style-name="P4">
修改时间: 2023-06-10T17:55:00+03:00</text:p>
      <text:p text:style-name="P4">
描述: 在巴赫穆特的方向上，与乌克兰武装部队合作的边防部队被一群俄罗斯士兵中和 - 两名被清算，三名受伤。  - 乌克林。</text:p>
      <text:p text:style-name="P4">
图片: ['<text:a xlink:type="simple" xlink:href="https://static.ukrinform.com/photos/2023_02/thumb_files/630_360_1675505942-999.jpg" text:style-name="Internet_20_link" text:visited-style-name="Visited_20_Internet_20_Link">
630_360_16755...</text:a>
']</text:p>
      <text:p text:style-name="P4">
标签: ['Бахмут', 'Прикордонники', 'Війна з Росією']</text:p>
      <text:p text:style-name="P4">
类型: Article</text:p>
      <!--METADATA-->
      <text:p text:style-name="P4">
<draw:frame draw:style-name="fr1" draw:name="Image164" text:anchor-type="as-char" svg:width="6.9236in" svg:height="3.956343in" draw:z-index="0">
<draw:image xlink:href="../Images/yкринформ/2023-06-10T17-55-00-03-00/630_360_1675505942-999.jpg" xlink:type="simple" xlink:show="embed" xlink:actuate="onLoad" draw:mime-type="image/jpeg"/>
</draw:frame>
纳巴穆特(Nabakhmut)方向边境警卫与乌克兰武装部队合作，损害了一群俄罗斯士兵 - 两名被清算，三次发射。</text:p>
      <text:p text:style-name="P4">
正如乌克林福姆报道的那样，这已经报道了<text:a xlink:type="simple" xlink:href="https://dpsu.gov.ua/ua/news/%20video%20-vluchno-bahmutimo-okupantiv/" text:style-name="Internet_20_link" text:visited-style-name="Visited_20_Internet_20_Link">
</text:a>
<text:a xlink:type="simple" xlink:href="https://dpsu.gov.ua/ua/news/%20video%20-vluchno-bahmutimo-okupantiv/" text:style-name="Internet_20_link" text:visited-style-name="Visited_20_Internet_20_Link">
乌克兰国家边境服务</text:a>
 <text:a xlink:type="simple" xlink:href="https://dpsu.gov.ua/ua/news/%20video%20-vluchno-bahmutimo-okupantiv/" text:style-name="Internet_20_link" text:visited-style-name="Visited_20_Internet_20_Link">
 .</text:a>
来自观察中心的武装部队战士揭示了敌对步兵向战斗恢复线的运动。 消除移动森林条的入侵者的任务收到了下一个枪支自动手榴弹发射器边防部队的计算。</text:p>
      <text:p text:style-name="P4">
“我们的无人机无人机准确地识别了目标的坐标和十叶手榴弹直接落在入侵者的头上。突然遭到两名驻船员的炮击被杀死，另外三名受伤。” 。</text:p>
      <text:p text:style-name="P4">
*!(https://www.ukrinform.ua/rubric-ato/3720580-na-bahmutskomu-napramku-zsu-znisili-sklad-z-boepripasami-rosian.html)正如乌克林福姆报道的那样，乌克兰军队在巴赫穆特方向上(在不同地区进行前进)(https://www.ukrinform.ua/rubric-ato/3720901-na-bahmutskomu-napramku-za-dobu-vijskovim-vdalosa-prosunutisa-do-1400-metriv-cerevatij.html)最多1400米。  <text:span text:style-name="T5">
照片说明性</text:span>
</text:p>
      <text:p text:style-name="P4">
News Source: <text:a xlink:type="simple" xlink:href="https://www.ukrinform.ua/rubric-ato/3721086-na-bahmutskomu-napramku-prikordonniki-postrilom-iz-granatometa-zneskodili-grupu-rosian.html" text:style-name="Internet_20_link" text:visited-style-name="Visited_20_Internet_20_Link">
https://www.ukrinform.ua/rubric-ato/3721086-na-bahmutskomu-napramku-prikordonniki-postrilom-iz-granatometa-zneskodili-grupu-rosian.html</text:a>
</text:p>
      <!--NEWS-->
      <text:h text:style-name="P10" text:outline-level="1">
<text:span text:style-name="T4">
Klimenko已指示加快在Dnipropetrovsk新井中的安排</text:span>
</text:h>
      <text:p text:style-name="P4">
作者: Ukrinform (Person)</text:p>
      <text:p text:style-name="P4">
出版商: Укринформ (Organization)</text:p>
      <text:p text:style-name="P4">
出版时间: 2023-06-10T18:08:01+03:00</text:p>
      <text:p text:style-name="P4">
修改时间: 2023-06-10T18:08:01+03:00</text:p>
      <text:p text:style-name="P4">
描述: 内政部长伊戈尔·克里曼科（Igor Klimenko）已指示在dnipropetrovsk地区引入新的井，这是由于该地区供水问题的背景，炸毁了卡科夫斯克水力发电厂的俄罗斯军队。  - 乌克林。</text:p>
      <text:p text:style-name="P4">
图片: ['<text:a xlink:type="simple" xlink:href="https://static.ukrinform.com/photos/2023_06/thumb_files/630_360_1686409540-755.png" text:style-name="Internet_20_link" text:visited-style-name="Visited_20_Internet_20_Link">
630_360_16864...</text:a>
']</text:p>
      <text:p text:style-name="P4">
标签: ['Дніпропетровщина', 'Клименко', 'МВС', 'Вода', 'Каховська ГЕС']</text:p>
      <text:p text:style-name="P4">
类型: Article</text:p>
      <!--METADATA-->
      <text:p text:style-name="P4">
<draw:frame draw:style-name="fr1" draw:name="Image165" text:anchor-type="as-char" svg:width="6.9236in" svg:height="3.956343in" draw:z-index="0">
<draw:image xlink:href="../Images/yкринформ/2023-06-10T18-08-01-03-00/630_360_1686409540-755.png" xlink:type="simple" xlink:show="embed" xlink:actuate="onLoad" draw:mime-type="image/png"/>
</draw:frame>
不可侵犯事务部长Igor Klimenko指示，由于炸毁了Kakhovka水力发电厂的俄罗斯水坝，因此在该地区的供水问题上介绍了udnipropetrovsk预测区域。</text:p>
      <text:p text:style-name="P4">
据报道<text:a xlink:type="simple" xlink:href="https://mvs.gov.ua/uk/news/odne-iz-kliucovix-pitan-pitna-voda-dlia-nasix-gromadian-igor-klimenko" text:style-name="Internet_20_link" text:visited-style-name="Visited_20_Internet_20_Link">
乌克兰内政部</text:a>
，报道乌克林福姆。</text:p>
      <text:p text:style-name="P4">
作为消除Kakhovka水力发电站的后果的负责人，Klimenko在Dnipropetrovsk地区军事管理中占了上风。</text:p>
      <text:p text:style-name="P4">
部长听到了区域总部，中央行政机构的市政企业的负责人的报道。</text:p>
      <text:p text:style-name="P4">
因此，根据运营数据，截至6月10日上午，没有供水的锰，Nikopol，Pokrovsk和Hrushevska dnipropetrovsk地区的座席社区。</text:p>
      <text:p text:style-name="P4">
<text:span text:style-name="T4">
另请阅读：</text:span>
 <text:a xlink:type="simple" xlink:href="https://www.ukrinform.ua/rubric-regions/3720930-na-dnipropetrovsini-organizuvali-pidviz-vodi-v-postrazdali-mista-j-sela.html" text:style-name="Internet_20_link" text:visited-style-name="Visited_20_Internet_20_Link">
在<text:span text:style-name="T4">
 dnipropetrovs </text:span>
 Zachni组织了城市和村庄的水运输运输</text:a>
该地区内卡科种水库的水位持续下降。夜晚，尼科波尔附近的水位越来越多，水位下降了60厘米。 部分没有供水的社区，特别是州紧急服务和国家警察的部门。</text:p>
      <text:p text:style-name="P4">
五个[医院]也在危险区(https://www.ukrinform.ua/tag-bolnica)有一百多名患者的地方。将人们送往其他医疗机构的问题。</text:p>
      <text:p text:style-name="P4">
克里曼科(Klimenko)强调，公民的关键问题之一是饮用水。</text:p>
      <text:p text:style-name="P4">
“我们谈论的是流行病学安全，我们在谈论至少人们的最低寿命。 我们都对乌克兰的艰难时期负责我们的景观，”他强调。</text:p>
      <text:p text:style-name="P4">
<text:span text:style-name="T4">
另请阅读：</text:span>
 [俄罗斯人故意损坏了水坝<text:span text:style-name="T4">
 Kakhovsk </text:span>
哦(https://www.ukrinform.ua/rubric-ato/3721029-rosiani-navmisno-poskodili-greblu-kahovskoi-ges-isw.html)部长特别指示责任单位，特别是在没有中央供水并调查流行病学风险的情况下确定社区所需的水量。在同一天，政府建立了一个机构间工作组，该小组将负责[克服后果(https://www.ukrinform.ua/rubric-society/3719264-klimenko-ocoliv-robocu-grupu-aka-vidpovidae-za-podolanna-naslidkiv-pidrivu-kahovskoi-ges.html)俄罗斯人的俄罗斯人水力发电厂，由内部事务部长伊戈尔·克里姆伦科(Igor Klimenko)任命。</text:p>
      <text:p text:style-name="P4">
照片：内政部</text:p>
      <text:p text:style-name="P4">
News Source: <text:a xlink:type="simple" xlink:href="https://www.ukrinform.ua/rubric-regions/3721087-klimenko-doruciv-prisvidsiti-oblastuvanna-na-dnipropetrovsini-novih-sverdlovin.html" text:style-name="Internet_20_link" text:visited-style-name="Visited_20_Internet_20_Link">
https://www.ukrinform.ua/rubric-regions/3721087-klimenko-doruciv-prisvidsiti-oblastuvanna-na-dnipropetrovsini-novih-sverdlovin.html</text:a>
</text:p>
      <!--NEWS-->
      <text:h text:style-name="P10" text:outline-level="1">
<text:span text:style-name="T4">
接受了Kakhovskaya水力发电站：理事会批准了联合上诉的决议</text:span>
</text:h>
      <text:p text:style-name="P4">
作者: Ukrinform (Person)</text:p>
      <text:p text:style-name="P4">
出版商: Укринформ (Organization)</text:p>
      <text:p text:style-name="P4">
出版时间: 2023-06-10T18:16:10+03:00</text:p>
      <text:p text:style-name="P4">
修改时间: 2023-06-10T18:16:10+03:00</text:p>
      <text:p text:style-name="P4">
描述: Verkhovna Rada采用了一项针对联合国，国际组织，国际组织及其议会议会的呼吁，涉及与Kakhovskaya水电厂的破坏有关的决议。  - 乌克林。</text:p>
      <text:p text:style-name="P4">
图片: ['<text:a xlink:type="simple" xlink:href="https://static.ukrinform.com/photos/2021_11/thumb_files/630_360_1638277056-325.jpg" text:style-name="Internet_20_link" text:visited-style-name="Visited_20_Internet_20_Link">
630_360_16382...</text:a>
']</text:p>
      <text:p text:style-name="P4">
标签: ['Депутат', 'Верховна Рада', 'Каховська ГЕС']</text:p>
      <text:p text:style-name="P4">
类型: Article</text:p>
      <!--METADATA-->
      <text:p text:style-name="P4">
<draw:frame draw:style-name="fr1" draw:name="Image167" text:anchor-type="as-char" svg:width="6.9236in" svg:height="3.956343in" draw:z-index="0">
<draw:image xlink:href="../Images/yкринформ/2023-06-10T18-16-10-03-00/630_360_1638277056-325.jpg" xlink:type="simple" xlink:show="embed" xlink:actuate="onLoad" draw:mime-type="image/jpeg"/>
</draw:frame>
Verkhovnarad采用了一项决议，呼吁其成员国，国际组织及其议会议会的国会和政府与Kakhovka Hydroectric Power Station的俄罗斯军队有关。</text:p>
      <text:p text:style-name="P4">
[Telegram]报告(https://t.me/yzheleznyak/4254)人民副Yaroslav Zheleznyak。</text:p>
      <text:p text:style-name="P4">
“议会已批准(决议 -  ed。)<text:a xlink:type="simple" xlink:href="http://w1.c1.rada.gov.ua/pls/zweb2/webproc4_1" text:style-name="Internet_20_link" text:visited-style-name="Visited_20_Internet_20_Link">
№9375</text:a>
他写道：“卫生组织，国际组织及其议会议会的上诉与俄罗斯联邦的下一个恐怖主义有关 - 承保水力发电厂的上诉。”</text:p>
      <text:p text:style-name="P4">
<text:span text:style-name="T4">
另请阅读：</text:span>
 [克里米亚合作者揭示了详细信息(https://www.ukrinform.ua/rubric-crimea/3720931-krimskij-kolaborant-rozkriv-podrobici-pidgotovki-rosianami-pidrivu-kahovskoi-ges-rozvidka.html)据报道，<text:a xlink:type="simple" xlink:href="https://www.ukrinform.ua/rubric-other_news/3718791-pidriv-rosianami-kahovskoi-ges-vsi-novini.html" text:style-name="Internet_20_link" text:visited-style-name="Visited_20_Internet_20_Link">
6月6日晚上，俄罗斯军队破坏了卡科夫卡水力发电站的大坝</text:a>
。 在赫尔森地区，疏散了洪水泛滥风险的麻醉剂种群。 在破坏卡卡科夫斯基水力发电站的入侵者的事实，执法人员开始根据“ Ecocid”的文章进行调查。</text:p>
      <text:p text:style-name="P4">
Ukrhydroenergo表示，Kakhovka水力发电站被完全销毁和可追回。</text:p>
      <text:p text:style-name="P4">
News Source: <text:a xlink:type="simple" xlink:href="https://www.ukrinform.ua/rubric-polytics/3721090-pidriv-kahovskoi-ges-rada-uhvalila-postanovu-pro-zvernenna-do-oon.html" text:style-name="Internet_20_link" text:visited-style-name="Visited_20_Internet_20_Link">
https://www.ukrinform.ua/rubric-polytics/3721090-pidriv-kahovskoi-ges-rada-uhvalila-postanovu-pro-zvernenna-do-oon.html</text:a>
</text:p>
      <!--NEWS-->
      <text:h text:style-name="P10" text:outline-level="1">
<text:span text:style-name="T4">
加拿大已成为20个国家，签署了一份声明，以支持乌克兰在北约的会员资格 -  OP</text:span>
</text:h>
      <text:p text:style-name="P4">
作者: Ukrinform (Person)</text:p>
      <text:p text:style-name="P4">
出版商: Укринформ (Organization)</text:p>
      <text:p text:style-name="P4">
出版时间: 2023-06-10T18:27:00+03:00</text:p>
      <text:p text:style-name="P4">
修改时间: 2023-06-10T18:27:00+03:00</text:p>
      <text:p text:style-name="P4">
描述: 由弗拉基米尔·泽伦斯基（Vladimir Zelensky）和贾斯汀·特鲁多（Justin Trudeau）签署的联合宣言包含了对乌克兰人在G7国家中对欧洲大西洋愿望的最强烈支持，并首次公开捕获了乌克兰北约委员会的支持。  - 乌克林。</text:p>
      <text:p text:style-name="P4">
图片: ['<text:a xlink:type="simple" xlink:href="https://static.ukrinform.com/photos/2021_06/thumb_files/630_360_1622623331-540.jpg" text:style-name="Internet_20_link" text:visited-style-name="Visited_20_Internet_20_Link">
630_360_16226...</text:a>
']</text:p>
      <text:p text:style-name="P4">
标签: ['Канада', 'НАТО', 'Україна', 'Жовква']</text:p>
      <text:p text:style-name="P4">
类型: Article</text:p>
      <!--METADATA-->
      <text:p text:style-name="P4">
<draw:frame draw:style-name="fr1" draw:name="Image168" text:anchor-type="as-char" svg:width="6.9236in" svg:height="3.956343in" draw:z-index="0">
<draw:image xlink:href="../Images/yкринформ/2023-06-10T18-27-00-03-00/630_360_1622623331-540.jpg" xlink:type="simple" xlink:show="embed" xlink:actuate="onLoad" draw:mime-type="image/jpeg"/>
</draw:frame>
该杂志由弗拉基米尔·泽伦斯基(Vladimir Zelensky)和贾斯汀·特鲁多(Justin Trudeau)签署，其中包含了对乌克兰人在G7中对欧洲大西洋志向的最有力的支持，并首次公开捕获了北约理事会的支持。</text:p>
      <text:p text:style-name="P4">
总统办公室副总统伊戈尔·Zhovkva(Igor Zhovkva)在[Facebook]中强调了这一点。(https://www.facebook.com/igor.zhovkva/posts/pfbid0kJTCXsZ1ysLd367ooV2rhfMNDPKtREg5bP1Vq8gRzHKvxq1A8QPHNgEXfBPfC2tgl)，报道乌克林福姆。</text:p>
      <text:p text:style-name="P4">
“一旦允许乌克兰的北约成员，该宣言清楚地捕获了加拿大一方的支持。(https://www.ukrinform.ua/tag-nato)。 加拿大还支持建立理事会-Ukraine而不是相关委员会 - 这是对乌克兰与联盟互动的新机制的首次公众支持，” Skadovets说。</text:p>
      <text:p text:style-name="P4">
Zhovkva强调，在摩尔多瓦举行的欧洲政治社区峰会仅10天之后，与罗马尼亚签署了联合宣言，现在我们正式支持乌克兰与20个成员国联盟的会员资格。</text:p>
      <text:p text:style-name="P4">
<text:span text:style-name="T4">
另请阅读：</text:span>
 <text:a xlink:type="simple" xlink:href="https://www.ukrinform.ua/rubric-polytics/3721077-premer-kanadi-perekonanij-so-ukraina-stane-clenom-nato.html" text:style-name="Internet_20_link" text:visited-style-name="Visited_20_Internet_20_Link">
<text:span text:style-name="T4">
 PERM </text:span>
'加拿大<text:span text:style-name="T4">
 </text:span>
 <text:span text:style-name="T4">
确信</text:span>
 <text:span text:style-name="T4">
乌克兰</text:span>
<text:span text:style-name="T4">
是</text:span>
 <text:span text:style-name="T4">
 </text:span>
 <text:span text:style-name="T4">
成员</text:span>
 <text:span text:style-name="T4">
 </text:span>
 <text:span text:style-name="T4">
 nato </text:span>
</text:a>
他强调说：“欧洲 - 大西洋之路的又一个实用步骤，乌克兰的下一个强大元音支持以及7月为北约维利峰会准备下一阶段的舞台。”</text:p>
      <text:p text:style-name="P4">
OP的副负责人指出，特鲁多(Trudeau)目前对基辅的访问并不是偶然的，因为乌克兰比以往任何时候都需要更多地支持朋友：承认俄罗斯恐怖袭击卡科夫斯基水坝的灾难性后果，以及条件乌克兰领土占领的反对意见。</text:p>
      <text:p text:style-name="P4">
根据乌克林福姆的说法，加拿大总理<text:a xlink:type="simple" xlink:href="https://www.ukrinform.ua/rubric-polytics/3720965-dzastin-trudo-pribuv-do-kieva.html" text:style-name="Internet_20_link" text:visited-style-name="Visited_20_Internet_20_Link">
贾斯汀·特鲁多在乌克兰的星期六</text:a>
 .</text:p>
      <text:p text:style-name="P4">
News Source: <text:a xlink:type="simple" xlink:href="https://www.ukrinform.ua/rubric-polytics/3721093-kanada-stala-20u-krainou-aka-pidpisala-deklaraciu-na-pidtrimku-clenstva-ukraini-v-nato-op.html" text:style-name="Internet_20_link" text:visited-style-name="Visited_20_Internet_20_Link">
https://www.ukrinform.ua/rubric-polytics/3721093-kanada-stala-20u-krainou-aka-pidpisala-deklaraciu-na-pidtrimku-clenstva-ukraini-v-nato-op.html</text:a>
</text:p>
      <!--NEWS-->
      <text:h text:style-name="P10" text:outline-level="1">
<text:span text:style-name="T4">
在没有水的dnipropetrovsk中有八个社区</text:span>
</text:h>
      <text:p text:style-name="P4">
作者: Ukrinform (Person)</text:p>
      <text:p text:style-name="P4">
出版商: Укринформ (Organization)</text:p>
      <text:p text:style-name="P4">
出版时间: 2023-06-10T18:38:51+03:00</text:p>
      <text:p text:style-name="P4">
修改时间: 2023-06-10T18:38:51+03:00</text:p>
      <text:p text:style-name="P4">
描述: 在Dnipropetrovsk地区，在没有水的Kakhovka水库中有8个社区。  - 乌克林。</text:p>
      <text:p text:style-name="P4">
图片: ['<text:a xlink:type="simple" xlink:href="https://static.ukrinform.com/photos/2022_10/thumb_files/630_360_1667206518-866.jpg" text:style-name="Internet_20_link" text:visited-style-name="Visited_20_Internet_20_Link">
630_360_16672...</text:a>
']</text:p>
      <text:p text:style-name="P4">
标签: ['Дніпропетровщина', 'Вода', 'Каховська ГЕС']</text:p>
      <text:p text:style-name="P4">
类型: Article</text:p>
      <!--METADATA-->
      <text:p text:style-name="P4">
<draw:frame draw:style-name="fr1" draw:name="Image169" text:anchor-type="as-char" svg:width="6.9236in" svg:height="3.948262in" draw:z-index="0">
<draw:image xlink:href="../Images/yкринформ/2023-06-10T18-38-51-03-00/630_360_1667206518-866.jpg" xlink:type="simple" xlink:show="embed" xlink:actuate="onLoad" draw:mime-type="image/jpeg"/>
</draw:frame>
Udnipropetrovsk地区是Kakhovsky水库中的8个社区。</text:p>
      <text:p text:style-name="P4">
关于<text:a xlink:type="simple" xlink:href="https://t.me/dnipropetrovskaODA/5200" text:style-name="Internet_20_link" text:visited-style-name="Visited_20_Internet_20_Link">
电报</text:a>
据报道，Dnipropetrovsk Ova S​​ergey Lisak的记者报道。</text:p>
      <text:p text:style-name="P4">
“水平<text:a xlink:type="simple" xlink:href="https://www.ukrinform.ua/tag-voda" text:style-name="Internet_20_link" text:visited-style-name="Visited_20_Internet_20_Link">
水</text:a>
在水库中继续下降。 现在填充刚刚超过10米。 利萨克说：“没有维奇科波尔区的水6和2 -Kryvyi rih。”</text:p>
      <text:p text:style-name="P4">
他补充说，向社区的水是由坦克，消防车带来的。 数十种面粉也正在领先。</text:p>
      <text:p text:style-name="P4">
Lisak说：“我们正在建立物流 - 与地方当局，公用事业，SES，商业，国际组织。我们正在寻找可能的钻井场所。”</text:p>
      <text:p text:style-name="P4">
他还保证，在不断控制的情况下，是环境状况，空气和水的状态，消防安全，电力。</text:p>
      <text:p text:style-name="P4">
<text:span text:style-name="T4">
另请阅读：</text:span>
 <text:a xlink:type="simple" xlink:href="https://www.ukrinform.ua/rubric-regions/3720930-na-dnipropetrovsini-organizuvali-pidviz-vodi-v-postrazdali-mista-j-sela.html" text:style-name="Internet_20_link" text:visited-style-name="Visited_20_Internet_20_Link">
在<text:span text:style-name="T4">
 dniprop </text:span>
 etrov地区组织了城市和村庄的水运输</text:a>
据报道，内部事务部长伊戈尔·克里曼科(Igor Klimenko)指示了dnipropetrovsk地区预测的接受，以安排新的区别，以与该地区新出现的供水问题的背景下，这是由于俄罗斯部队加热了该地区的供水问题。卡霍夫斯基水力发电厂。</text:p>
      <text:p text:style-name="P4">
在6月6日的夜晚，俄罗斯军队<text:a xlink:type="simple" xlink:href="https://www.ukrinform.ua/rubric-other_news/3720776-pidriv-rosianami-kahovskoi-ges-usi-novini.html" text:style-name="Internet_20_link" text:visited-style-name="Visited_20_Internet_20_Link">
炸毁了Kakhovskaya水力发电站的大坝</text:a>
。 该电台无法恢复。</text:p>
      <text:p text:style-name="P4">
同一天，政府建立了一个机构间工作组，该小组将负责<text:a xlink:type="simple" xlink:href="https://www.ukrinform.ua/rubric-society/3719264-klimenko-ocoliv-robocu-grupu-aka-vidpovidae-za-podolanna-naslidkiv-pidrivu-kahovskoi-ges.html" text:style-name="Internet_20_link" text:visited-style-name="Visited_20_Internet_20_Link">
克服爆炸的后果</text:a>
Kakhovskaya水力发电站，并任命了内政部长Igor Klimenko。</text:p>
      <text:p text:style-name="P4">
News Source: <text:a xlink:type="simple" xlink:href="https://www.ukrinform.ua/rubric-regions/3721095-na-dnipropetrovsini-bez-vodi-perebuvae-visim-gromad.html" text:style-name="Internet_20_link" text:visited-style-name="Visited_20_Internet_20_Link">
https://www.ukrinform.ua/rubric-regions/3721095-na-dnipropetrovsini-bez-vodi-perebuvae-visim-gromad.html</text:a>
</text:p>
      <!--NEWS-->
      <text:h text:style-name="P10" text:outline-level="1">
<text:span text:style-name="T4">
加拿大将支持乌克兰人的心理援助体系</text:span>
</text:h>
      <text:p text:style-name="P4">
作者: Ukrinform (Person)</text:p>
      <text:p text:style-name="P4">
出版商: Укринформ (Organization)</text:p>
      <text:p text:style-name="P4">
出版时间: 2023-06-10T18:39:00+03:00</text:p>
      <text:p text:style-name="P4">
修改时间: 2023-06-10T23:39:00+03:00</text:p>
      <text:p text:style-name="P4">
描述: 加拿大准备为为乌克兰人提供心理援助的几个项目提供资金。  - 乌克林。</text:p>
      <text:p text:style-name="P4">
图片: ['<text:a xlink:type="simple" xlink:href="https://static.ukrinform.com/photos/2023_06/thumb_files/630_360_1686404555-553.jpg" text:style-name="Internet_20_link" text:visited-style-name="Visited_20_Internet_20_Link">
630_360_16864...</text:a>
']</text:p>
      <text:p text:style-name="P4">
标签: ['Канада', 'Трюдо', 'Україна', 'Війна з Росією']</text:p>
      <text:p text:style-name="P4">
类型: Article</text:p>
      <!--METADATA-->
      <text:p text:style-name="P4">
<draw:frame draw:style-name="fr1" draw:name="Image170" text:anchor-type="as-char" svg:width="6.9236in" svg:height="3.956343in" draw:z-index="0">
<draw:image xlink:href="../Images/yкринформ/2023-06-10T18-39-00-03-00/630_360_1686404555-553.jpg" xlink:type="simple" xlink:show="embed" xlink:actuate="onLoad" draw:mime-type="image/jpeg"/>
</draw:frame>
加拿大戈托夫(Canadagotov)为几个项目提供了为乌克兰人提供心理援助的项目。</text:p>
      <text:p text:style-name="P4">
根据乌克林的通讯员的说法，加拿大总理特鲁多在基辅逗留期间宣布了这一点。</text:p>
      <text:p text:style-name="P4">
“加拿大了解乌克兰支持心理健康的重要性，因此我们准备帮助。 我们将为乌克兰人的井和心理健康设计的项目提供资金，包括数字，老师和医生。” Trude说。</text:p>
      <text:p text:style-name="P4">
<text:span text:style-name="T4">
另请阅读：</text:span>
 <text:span text:style-name="T4">
 <text:a xlink:type="simple" xlink:href="https://www.ukrinform.ua/rubric-vidbudova/3721136-smigal-obgovoriv-iz-trudo-ucast-kanadi-u-vidbudovi-ukraini.html" text:style-name="Internet_20_link" text:visited-style-name="Visited_20_Internet_20_Link">
Shmigal讨论了加拿大参与乌克兰的重建</text:a>
</text:span>
</text:p>
      <text:p text:style-name="P4">
在他的办公室中，澄清说，加拿大已经同意分配995,000多尔克拉基夫项目“凤凰城神经隆”，该项目可以帮助医生给医生。 加拿大的另外50,000美元将获得一项教育计划，“为乌克兰的社区领导人治愈军事伤害”。</text:p>
      <text:p text:style-name="P4">
作为另一个政府资助的一部分<text:span text:style-name="T4">
 <text:a xlink:type="simple" xlink:href="https://www.ukrinform.ua/tag-kanada" text:style-name="Internet_20_link" text:visited-style-name="Visited_20_Internet_20_Link">
加拿大</text:a>
</text:span>
教育和指导计划“耐力教育”的饮酒老师和受战争影响的地区的学生将提供52,000美元。 另外64,000美元从DNIEPER接收了心理网络的志愿者网络。</text:p>
      <text:p text:style-name="P4">
<text:span text:style-name="T4">
另请阅读：</text:span>
 <text:span text:style-name="T4">
 <text:a xlink:type="simple" xlink:href="https://www.ukrinform.ua/rubric-polytics/3721126-premer-kanadi-vistupiv-u-verhovnij-radi.html" text:style-name="Internet_20_link" text:visited-style-name="Visited_20_Internet_20_Link">
加拿大总理在Verkhovna Rada中做出了</text:a>
</text:span>
</text:p>
      <text:p text:style-name="P4">
根据乌克林福姆的说法，加拿大总理贾斯汀·特鲁多(Justin Trudeau)和基督教融资部长弗里兰(Friland)今天到达了基辅(Kiev)，在此期间_ <text:span text:style-name="T4">
 [宣布新的国防包]](https://www.ukrinform.ua/rubric-ato/3721017-kanada-ogolosila-pro-novij-paket-vijskovoi-dopomogi-ukraini.html)</text:span>
 <text:span text:style-name="T5">
和</text:span>
 <text:span text:style-name="T4">
 [反俄罗斯制裁的扩展。 这是给出的(https://www.ukrinform.ua/rubric-culture/3721048-kanada-zaprovadzue-sankcii-proti-pricetnih-do-rujnuvanna-ukrainskih-kulturnih-pamatok.html)</text:span>
 _</text:p>
      <text:p text:style-name="P4">
News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理事会使买卖时无法操纵</text:span>
</text:h>
      <text:p text:style-name="P4">
作者: Ukrinform (Person)</text:p>
      <text:p text:style-name="P4">
出版商: Укринформ (Organization)</text:p>
      <text:p text:style-name="P4">
出版时间: 2023-06-10T18:40:00+03:00</text:p>
      <text:p text:style-name="P4">
修改时间: 2023-06-10T18:40:00+03:00</text:p>
      <text:p text:style-name="P4">
描述: Verkhovna Rada采用了“关于乌克兰某些法律有关预防批发能源市场滥用的法律的法律”。  - 乌克林。</text:p>
      <text:p text:style-name="P4">
图片: ['<text:a xlink:type="simple" xlink:href="https://static.ukrinform.com/photos/2023_02/thumb_files/630_360_1677246434-700.jpg" text:style-name="Internet_20_link" text:visited-style-name="Visited_20_Internet_20_Link">
630_360_16772...</text:a>
']</text:p>
      <text:p text:style-name="P4">
标签: ['Електроенергія', 'Закон', 'Верховна Рада']</text:p>
      <text:p text:style-name="P4">
类型: Article</text:p>
      <!--METADATA-->
      <text:p text:style-name="P4">
<draw:frame draw:style-name="fr1" draw:name="Image171" text:anchor-type="as-char" svg:width="6.9236in" svg:height="3.956343in" draw:z-index="0">
<draw:image xlink:href="../Images/yкринформ/2023-06-10T18-40-00-03-00/630_360_1677246434-700.jpg" xlink:type="simple" xlink:show="embed" xlink:actuate="onLoad" draw:mime-type="image/jpeg"/>
</draw:frame>
Verkhovnarad采用了“关于乌克兰某些法律在批发能源市场中滥用虐待的法律的法律”。</text:p>
      <text:p text:style-name="P4">
这是由MP Yaroslav Zheleznyak在[Telegram]中报道的(https://t.me/yzheleznyak/4253)，报道乌克林福姆。</text:p>
      <text:p text:style-name="P4">
“经过3个小时的修正，议会在二读第5322号法案中，关于预防批发能源市场滥用的法案(关于格子). Це важливий євроінтеграційний законопроєкт для енергетики", -написав парламентарій.</text:p>
      <text:p text:style-name="P4">
Він додав, що за ухвалення документа у другому читанні проголосували 257депутатів.</text:p>
      <text:p text:style-name="P4">
Відповідно до документа АТ «Оператор ринку» стає адміністратором збору йагрегації даних, що надаються учасниками ринку задля можливості здійсненнямоніторингу енергетичних ринків регулятором.</text:p>
      <text:p text:style-name="P4">
<text:span text:style-name="T4">
Читайте також:</text:span>
 <text:a xlink:type="simple" xlink:href="https://www.ukrinform.ua/rubric-economy/3718407-situacia-z-generacieu-elektroenergii-stabilna-ta-kontrolovana-minenergo.html" text:style-name="Internet_20_link" text:visited-style-name="Visited_20_Internet_20_Link">
 Ситуація з генерацією <text:span text:style-name="T4">
електроенерг</text:span>
 ії стабільна таконтрольована – Міненерго </text:a>
该法律规定了欧盟第1227/2011号法规关于乌克兰批发能源市场的完整性和透明度(汇) - 一套欧洲的实践规则，旨在防止能源市场滥用。 为乌克兰能源系统稳定功能及其同步与Esentso-e成员国的能源系统的统一提供了前提。</text:p>
      <text:p text:style-name="P4">
该文件规定了操纵销售这种电气[能源]的公司的责任(https://www.ukrinform.ua/tag-elektroenergia)Naptow市场(特别是，它是关于操纵，内部信息的贸易，与垄断相关的利益的使用等。)，以罚款的形式。</text:p>
      <text:p text:style-name="P4">
确定滥用和罚款的方法将被能源界的顾问监管机构接受，在最初的两年中，将在适当的咨询后提出罚款。</text:p>
      <text:p text:style-name="P4">
*!(https://www.ukrinform.ua/rubric-economy/3717425-generacia-povnistu-zabezpecue-potrebi-spozivaciv-v-elektroenergii-ukrenergo.html)最大操作罚款-UAH 4.6亿； 对于未解决的信息 - 到4600万UAH。据报道，据报道，2022年3月16日，欧洲电力传输系统网络已开始与乌克兰和摩尔多瓦系统的欧洲大陆能系统同步。</text:p>
      <text:p text:style-name="P4">
由于与欧洲国家能源系统的同步模式的加入和工作(enzo-e)乌克兰又获得了87亿个UAH。</text:p>
      <text:p text:style-name="P4">
News Source: <text:a xlink:type="simple" xlink:href="https://www.ukrinform.ua/rubric-economy/3721097-rada-unemozlivila-manipulacii-pid-cas-kupivli-ta-prodazu-elektroenergii.html" text:style-name="Internet_20_link" text:visited-style-name="Visited_20_Internet_20_Link">
https://www.ukrinform.ua/rubric-economy/3721097-rada-unemozlivila-manipulacii-pid-cas-kupivli-ta-prodazu-elektroenergii.html</text:a>
</text:p>
      <!--NEWS-->
      <text:h text:style-name="P10" text:outline-level="1">
<text:span text:style-name="T4">
天气即将到来 - 乌克兰 - 预报警告雷暴</text:span>
</text:h>
      <text:p text:style-name="P4">
作者: Ukrinform (Person)</text:p>
      <text:p text:style-name="P4">
出版商: Укринформ (Organization)</text:p>
      <text:p text:style-name="P4">
出版时间: 2023-06-10T18:42:00+03:00</text:p>
      <text:p text:style-name="P4">
修改时间: 2023-06-10T18:42:00+03:00</text:p>
      <text:p text:style-name="P4">
描述: 在乌克兰，预计周日的雷暴阵阵阵阵阵阵阵阵阵阵，可能会有20 m/s。  - 乌克林。</text:p>
      <text:p text:style-name="P4">
图片: ['<text:a xlink:type="simple" xlink:href="https://static.ukrinform.com/photos/2021_08/thumb_files/630_360_1630321937-393.jpg" text:style-name="Internet_20_link" text:visited-style-name="Visited_20_Internet_20_Link">
630_360_16303...</text:a>
']</text:p>
      <text:p text:style-name="P4">
标签: ['Гроза', 'Погода', 'Прогноз']</text:p>
      <text:p text:style-name="P4">
类型: Article</text:p>
      <!--METADATA-->
      <text:p text:style-name="P4">
<draw:frame draw:style-name="fr1" draw:name="Image172" text:anchor-type="as-char" svg:width="6.9236in" svg:height="3.956343in" draw:z-index="0">
<draw:image xlink:href="../Images/yкринформ/2023-06-10T18-42-00-03-00/630_360_1630321937-393.jpg" xlink:type="simple" xlink:show="embed" xlink:actuate="onLoad" draw:mime-type="image/jpeg"/>
</draw:frame>
在乌克兰，乌克兰预计阵阵阵阵阵阵阵阵阵阵阵阵阵阵，冰雹很可能。</text:p>
      <text:p text:style-name="P4">
乌克兰形式在乌克兰水文气象学中心报道。</text:p>
      <text:p text:style-name="P4">
“ 6月11日，在乌克兰雷暴，风的阵风15-20 m/s，在赫尔森，扎波里兹，利维夫，特尔诺皮尔，伊万诺·弗兰基夫斯克，里凡尼·伊兹托米尔地区重要<text:a xlink:type="simple" xlink:href="https://www.ukrinform.ua/tag-dos" text:style-name="Internet_20_link" text:visited-style-name="Visited_20_Internet_20_Link">
雨</text:a>
，下午在南部地区的某些地区(和危险水平，黄色)“， - 消息说。</text:p>
      <text:p text:style-name="P4">
<text:span text:style-name="T4">
另请阅读：</text:span>
 <text:a xlink:type="simple" xlink:href="https://www.ukrinform.ua/rubric-regions/3720959-riven-vodi-v-ingulci-na-hersonsini-pidvisivsa-na-6-metriv.html" text:style-name="Internet_20_link" text:visited-style-name="Visited_20_Internet_20_Link">
<text:span text:style-name="T4">
级别</text:span>
 Ingulka的水中的水增加了6米</text:a>
值得注意的是，由于喀尔巴阡地区河流的雨水，预计水位在当前水平上，而没有负面后果：6月10日至11日在Transcarpathia的河流上为0.3-1.5 m; 6月10日至12日在Dniester Basin河上(利维夫，伊万诺 - 弗兰基夫斯克地区)By 0.3-1.3 m; 6月10日至12日，Prut和Serena的Subbassin河流速度为0.5-1.3 m。(ii危险水平 - 橙色).</text:p>
      <text:p text:style-name="P4">
News Source: <text:a xlink:type="simple" xlink:href="https://www.ukrinform.ua/rubric-regions/3720999-na-ukrainu-nasuvaetsa-negoda-sinoptiki-poperedzaut-pro-grozi.html" text:style-name="Internet_20_link" text:visited-style-name="Visited_20_Internet_20_Link">
https://www.ukrinform.ua/rubric-regions/3720999-na-ukrainu-nasuvaetsa-negoda-sinoptiki-poperedzaut-pro-grozi.html</text:a>
</text:p>
      <!--NEWS-->
      <text:h text:style-name="P10" text:outline-level="1">
<text:span text:style-name="T4">
议会增加了对军队的假期</text:span>
</text:h>
      <text:p text:style-name="P4">
作者: Ukrinform (Person)</text:p>
      <text:p text:style-name="P4">
出版商: Укринформ (Organization)</text:p>
      <text:p text:style-name="P4">
出版时间: 2023-06-10T18:44:00+03:00</text:p>
      <text:p text:style-name="P4">
修改时间: 2023-06-10T18:44:00+03:00</text:p>
      <text:p text:style-name="P4">
描述: Verkhovna Rada支持该法案增加军队的假期。  - 乌克林。</text:p>
      <text:p text:style-name="P4">
图片: ['<text:a xlink:type="simple" xlink:href="https://static.ukrinform.com/photos/2021_06/thumb_files/630_360_1623144009-889.jpg" text:style-name="Internet_20_link" text:visited-style-name="Visited_20_Internet_20_Link">
630_360_16231...</text:a>
']</text:p>
      <text:p text:style-name="P4">
标签: ['Депутат', 'Верховна Рада', 'Відпустка']</text:p>
      <text:p text:style-name="P4">
类型: Article</text:p>
      <!--METADATA-->
      <text:p text:style-name="P4">
<draw:frame draw:style-name="fr1" draw:name="Image173" text:anchor-type="as-char" svg:width="6.9236in" svg:height="3.956343in" draw:z-index="0">
<draw:image xlink:href="../Images/yкринформ/2023-06-10T18-44-00-03-00/630_360_1623144009-889.jpg" xlink:type="simple" xlink:show="embed" xlink:actuate="onLoad" draw:mime-type="image/jpeg"/>
</draw:frame>
Verkhovnarad支持该法案增加军队的假期。</text:p>
      <text:p text:style-name="P4">
根据乌克林福姆的说法，该法案<text:a xlink:type="simple" xlink:href="https://itd.rada.gov.ua/billInfo/Bills/Card/42104" text:style-name="Internet_20_link" text:visited-style-name="Visited_20_Internet_20_Link">
第9378号</text:a>
270名代表在[电报]报告中投票(https://t.me/yzheleznyak/4258)Yaroslav Zheleznyak人民系。</text:p>
      <text:p text:style-name="P4">
他写道：“在其他有效理由的家庭情况下，军方被授予30天 + 10天的假期。”</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hohovskaya水力发电站：理事会批准将联合国重新扎成联合国的决议</text:a>
人民代表补充说，在总数数量服务员的30％的状况不超过30％之后，请假每年可以批准三次。</text:p>
      <text:p text:style-name="P4">
正如乌克林福姆报道的Verkhovna Rada <text:a xlink:type="simple" xlink:href="https://www.ukrinform.ua/rubric-society/3716042-viplati-i-vidpustki-vijskovim-rada-pidtrimala-zakonoproekt-u-persomu-citanni.html" text:style-name="Internet_20_link" text:visited-style-name="Visited_20_Internet_20_Link">
5月30日在法律#9342的第一读中批准</text:a>
，这规定了付款的结算，并增加了服务人员的假期数量。 但是他的考虑延迟了。</text:p>
      <text:p text:style-name="P4">
News Source: <text:a xlink:type="simple" xlink:href="https://www.ukrinform.ua/rubric-society/3721096-parlament-zbilsiv-vidpustki-vijskovim.html" text:style-name="Internet_20_link" text:visited-style-name="Visited_20_Internet_20_Link">
https://www.ukrinform.ua/rubric-society/3721096-parlament-zbilsiv-vidpustki-vijskovim.html</text:a>
</text:p>
      <!--NEWS-->
      <text:h text:style-name="P10" text:outline-level="1">
<text:span text:style-name="T4">
“ ingulets”和“ LNZ”在第一场比赛中交换了目标，以获得UPL的处置</text:span>
</text:h>
      <text:p text:style-name="P4">
作者: Ukrinform (Person)</text:p>
      <text:p text:style-name="P4">
出版商: Укринформ (Organization)</text:p>
      <text:p text:style-name="P4">
出版时间: 2023-06-10T18:55:00+03:00</text:p>
      <text:p text:style-name="P4">
修改时间: 2023-06-10T18:55:00+03:00</text:p>
      <text:p text:style-name="P4">
描述: Ingulets在彼得罗夫（1：1）的比赛中与Cherkasy LNZ在季后赛中以被乌克兰超级联赛（UPL）解雇的第一场季后赛。  - 乌克林。</text:p>
      <text:p text:style-name="P4">
图片: ['<text:a xlink:type="simple" xlink:href="https://static.ukrinform.com/photos/2023_06/thumb_files/630_360_1686415995-264.jpg" text:style-name="Internet_20_link" text:visited-style-name="Visited_20_Internet_20_Link">
630_360_16864...</text:a>
']</text:p>
      <text:p text:style-name="P4">
标签: ['Футбол', 'Інгулець']</text:p>
      <text:p text:style-name="P4">
类型: Article</text:p>
      <!--METADATA-->
      <text:p text:style-name="P4">
<draw:frame draw:style-name="fr1" draw:name="Image174" text:anchor-type="as-char" svg:width="6.9236in" svg:height="3.956343in" draw:z-index="0">
<draw:image xlink:href="../Images/yкринформ/2023-06-10T18-55-00-03-00/630_360_1686415995-264.jpg" xlink:type="simple" xlink:show="embed" xlink:actuate="onLoad" draw:mime-type="image/jpeg"/>
</draw:frame>
石油公司中的ingulets打平(1：1)Cherkasy“ LNZ”在乌克兰英超联赛的第一个决斗季后赛中(UPL).</text:p>
      <text:p text:style-name="P4">
На гол Владислава Клименка на 46-й хвилині гості відповіли результативнимпенальті у виконанні Івана Тищенка на 57-й хвилині, передає Укрінформ.</text:p>
      <text:p text:style-name="P4">
<text:span text:style-name="T4">
Читайте також:</text:span>
 <text:a xlink:type="simple" xlink:href="https://www.ukrinform.ua/rubric-sports/3721098-veres-postupivsa-mfk-metalurgu-v-persomu-matci-na-vibuvanna-z-upl.html" text:style-name="Internet_20_link" text:visited-style-name="Visited_20_Internet_20_Link">
 « <text:span text:style-name="T4">
Верес</text:span>
 » поступився МФК «Металургу» в першому матчіна вибування з УПЛ </text:a>
团队之间的比赛将于6月14日举行。</text:p>
      <text:p text:style-name="P4">
照片：FC“ ingulets”。</text:p>
      <text:p text:style-name="P4">
News Source: <text:a xlink:type="simple" xlink:href="https://www.ukrinform.ua/rubric-sports/3721098-veres-postupivsa-mfk-metalurgu-v-persomu-matci-na-vibuvanna-z-upl.html" text:style-name="Internet_20_link" text:visited-style-name="Visited_20_Internet_20_Link">
https://www.ukrinform.ua/rubric-sports/3721098-veres-postupivsa-mfk-metalurgu-v-persomu-matci-na-vibuvanna-z-upl.html</text:a>
</text:p>
      <!--NEWS-->
      <text:h text:style-name="P10" text:outline-level="1">
<text:span text:style-name="T4">
乌克兰人应该始终互相照顾-Zelensky</text:span>
</text:h>
      <text:p text:style-name="P4">
作者: Ukrinform (Person)</text:p>
      <text:p text:style-name="P4">
出版商: Укринформ (Organization)</text:p>
      <text:p text:style-name="P4">
出版时间: 2023-06-10T19:02:00+03:00</text:p>
      <text:p text:style-name="P4">
修改时间: 2023-06-10T19:02:00+03:00</text:p>
      <text:p text:style-name="P4">
描述: 乌克兰对国际关系的含义是，我们必须始终相互照顾。  - 乌克林。</text:p>
      <text:p text:style-name="P4">
图片: ['<text:a xlink:type="simple" xlink:href="https://static.ukrinform.com/photos/2023_06/thumb_files/630_360_1686412913-611.jpeg" text:style-name="Internet_20_link" text:visited-style-name="Visited_20_Internet_20_Link">
630_360_16864...</text:a>
']</text:p>
      <text:p text:style-name="P4">
标签: ['Звернення', 'Зеленський', 'Війна з Росією']</text:p>
      <text:p text:style-name="P4">
类型: Article</text:p>
      <!--METADATA-->
      <text:p text:style-name="P4">
<draw:frame draw:style-name="fr1" draw:name="Image175" text:anchor-type="as-char" svg:width="6.9236in" svg:height="3.956343in" draw:z-index="0">
<draw:image xlink:href="../Images/yкринформ/2023-06-10T19-02-00-03-00/630_360_1686412913-611.jpeg" xlink:type="simple" xlink:show="embed" xlink:actuate="onLoad" draw:mime-type="image/jpeg"/>
</draw:frame>
乌克兰对国际关系的含义是我们总是关心一个。</text:p>
      <text:p text:style-name="P4">
根据乌克林福姆的说法，在他的[传统待遇]中(https://www.president.gov.ua/news/ukrayinskij-sens-dlya-mizhnarodnih-vidnosin-polyagaye-v-tomu-83525)乌克兰弗拉基米尔塞尔斯基总统说。</text:p>
      <text:p text:style-name="P4">
<text:a xlink:type="simple" xlink:href="https://t.me/OP_UA/9700" text:style-name="Internet_20_link" text:visited-style-name="Visited_20_Internet_20_Link">
_viso：op _</text:a>
_ <text:span text:style-name="T4">
我希望健康，亲爱的乌克兰人!</text:span>
 _</text:p>
      <text:p text:style-name="P4">
报告这一天。 首先是与加拿大总理贾斯汀诺姆图(Justinomtudo)进行谈判。</text:p>
      <text:p text:style-name="P4">
武器和炮弹。 有一个防御套件，包括第155口径。 现代战斗人员的联盟和对飞行员的训练是显而易见的进步。 Unato运动 - 这也是今天的结果。</text:p>
      <text:p text:style-name="P4">
我感谢总理先生和所有加拿大人对我们自由的不断支持。</text:p>
      <text:p text:style-name="P4">
详细讨论了俄罗斯恐怖袭击对卡科夫斯基水力发电站的后果。 可以帮助我们从这场灾难中恢复的加拿大人。 我们在他们需要的步骤中了解一个。 而且有必要迅速。</text:p>
      <text:p text:style-name="P4">
当然，我们不会远离加拿大现在通过的元素。</text:p>
      <text:p text:style-name="P4">
大规模的森林大火，对人们的巨大自然损失和威胁……如果加拿大需要这种国际援助，乌克兰准备帮助灭火。</text:p>
      <text:p text:style-name="P4">
我们对国际关系的含义是，在需要时，我们应该始终能够彼此相处。 真的有帮助。</text:p>
      <text:p text:style-name="P4">
我相信它将成为全球原则。 相互作用，相互支持，相互力量。</text:p>
      <text:p text:style-name="P4">
现在，不幸的是，我们看到，在世界上某些层面上，由于俄罗斯恐怖分子袭击了中谷霍夫斯基水力发电厂，造成了生态剂和人类悲剧的阴影。</text:p>
      <text:p text:style-name="P4">
当国际组织应该在全球范围内保护生活时，即使一个星期也没有时间将救援任务派往钉子领土下一次俄罗斯战争，恐怖分子只是恐怖分子被世界的这种弱点所吸引，这种粗心大意 - 鼓励他们。 我们必须克服它。 我们将克服。</text:p>
      <text:p text:style-name="P4">
我们点击并鼓励国际组织，现在是居住者的赫森的国际支持。</text:p>
      <text:p text:style-name="P4">
截至此时，在Kherson和Mykolaiv地区，已经有3,000多人被分别为。 但同样，它只是由我们控制的自由控制。所有这些都应该是俄罗斯国家和俄罗斯领导人的独立公平而严格的责任。</text:p>
      <text:p text:style-name="P4">
国际组织必须在我们尚未推导我们的领土的地方工作。 每一个生活都很重要 - 整个赫尔森，全南方。 每个城市都是Yelselo。 我们将尽力而为，无法帮助所有人。</text:p>
      <text:p text:style-name="P4">
我感谢目前在Tamikolaevshchina的Kherson地区运作的每个救援人员，军事和警察，当地社区和国际组织，我们所有的志愿者 - 每个帮助挽救灾难地区的人，以及一般的动物和生命...告诉世界遭受苦难的人。</text:p>
      <text:p text:style-name="P4">
我感谢所有在俄罗斯火箭和伊朗Shahaneda罢工之后帮助人们的人。 odesa…我向当地人慰问，那些被俄罗斯恐怖袭击的人……超过20人受伤。 每个人都得到了协助。</text:p>
      <text:p text:style-name="P4">
就像每天一样，感激之情是我们的士兵。 在战斗哨所和战斗任务中，每个人和所有人都处于最前沿。 谁破坏了地球上的敌人可以保护我们的天空。 谢谢所有保持职位并前进的人。“ Khortytsia”，“ Tavriya”  - 感谢我们每个英雄!</text:p>
      <text:p text:style-name="P4">
将和平归还给我们国家，每个城市，每个村庄，乌克兰的每个角落的最大努力。</text:p>
      <text:p text:style-name="P4">
_ <text:span text:style-name="T4">
荣耀到乌克兰!</text:span>
 _</text:p>
      <text:p text:style-name="P4">
News Source: <text:a xlink:type="simple" xlink:href="https://www.ukrinform.ua/rubric-society/3721102-ukrainci-maut-zavzdi-dbati-odne-pro-odnogo-zelenskij.html" text:style-name="Internet_20_link" text:visited-style-name="Visited_20_Internet_20_Link">
https://www.ukrinform.ua/rubric-society/3721102-ukrainci-maut-zavzdi-dbati-odne-pro-odnogo-zelenskij.html</text:a>
</text:p>
      <!--NEWS-->
      <text:h text:style-name="P10" text:outline-level="1">
<text:span text:style-name="T4">
国际刑事法院的任务到达了赫森地区</text:span>
</text:h>
      <text:p text:style-name="P4">
作者: Ukrinform (Person)</text:p>
      <text:p text:style-name="P4">
出版商: Укринформ (Organization)</text:p>
      <text:p text:style-name="P4">
出版时间: 2023-06-10T19:06:00+03:00</text:p>
      <text:p text:style-name="P4">
修改时间: 2023-06-10T19:06:00+03:00</text:p>
      <text:p text:style-name="P4">
描述: 库尔森的检察长安德里·科斯汀（Andriy Kostin）与执法机构的代表举行了一次会议，以调查卡哈夫斯卡亚水电站。  - 乌克林。</text:p>
      <text:p text:style-name="P4">
图片: ['<text:a xlink:type="simple" xlink:href="https://static.ukrinform.com/photos/2023_06/thumb_files/630_360_1686413277-854.jpg" text:style-name="Internet_20_link" text:visited-style-name="Visited_20_Internet_20_Link">
630_360_16864...</text:a>
']</text:p>
      <text:p text:style-name="P4">
标签: ['Генпрокурор', 'Херсонщина', 'Каховська ГЕС', 'МКС', 'Андрій Костін']</text:p>
      <text:p text:style-name="P4">
类型: Article</text:p>
      <!--METADATA-->
      <text:p text:style-name="P4">
<draw:frame draw:style-name="fr1" draw:name="Image176" text:anchor-type="as-char" svg:width="6.9236in" svg:height="3.956343in" draw:z-index="0">
<draw:image xlink:href="../Images/yкринформ/2023-06-10T19-06-00-03-00/630_360_1686413277-854.jpg" xlink:type="simple" xlink:show="embed" xlink:actuate="onLoad" draw:mime-type="image/jpeg"/>
</draw:frame>
库尔森的检察长安德里·科斯汀(Andriy Kostin)将与奇异机构的代表举行了一次会议，该代表在调查了卡科夫卡水力发电站。</text:p>
      <text:p text:style-name="P4">
他在[Facebook]中报道了这一点(https://www.facebook.com/AndriyKostinUa/posts/pfbid0w9W8vUTyEHwZHFm29nTRToRZCti3NDqZ3dy1Tht7ANKX4QZpFqVC9SkcEGK8cyHql)，报道乌克林福姆。</text:p>
      <text:p text:style-name="P4">
“他与检察官办公室，区域检察官，中央办公室管理和乌克兰安全部门的区域管理的管理部门的管理部门举行了会议。 确定的优先事项是：对军事差距的调查 - 对受日内瓦公约保护的物体的攻击以及生态剂。”检察长说。</text:p>
      <text:p text:style-name="P4">
据他说，国际刑事法院的任务也来到了赫森地区。</text:p>
      <text:p text:style-name="P4">
“同事到达<text:a xlink:type="simple" xlink:href="https://www.ukrinform.ua/tag-hersonsina" text:style-name="Internet_20_link" text:visited-style-name="Visited_20_Internet_20_Link">
Kherson地区</text:a>
为调查行动做准备，以责怪卡科夫卡水力发电站。 他们将用自己的眼睛看到一切，并得出自己的结论。 世界必须知道俄罗斯在乌克兰犯下的可怕罪行的真相。”</text:p>
      <text:p text:style-name="P4">
他补充说，俄罗斯联邦犯罪的规模是灾难性的。 只有在DNIEPER右岸的控制下，有58,000名平民才发现自己在洪水区。 更糟糕的是，暂时占领的左岸的情况。</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akhovskaya的破坏<text:span text:style-name="T4">
 HPP </text:span>
：理事会批准了联合国请求的决议</text:a>
检察长还提到了今天在赫尔森撤离现场开除，该地点受伤了两名志愿者。</text:p>
      <text:p text:style-name="P4">
*!(https://www.ukrinform.ua/rubric-regions/3721069-u-ricci-ingulec-na-hersonsini-viavili-perevisenna-dopustimogo-rivna-skidlivih-recovin.html)“反对和平人民的恐怖是一项侵略者战略。毫无疑问，谁负责卡科夫卡水力发电厂的灾难。关于破坏卡科夫卡水力发电站的占领者的事实，执法人员已经开始根据“ Ecocid”的文章进行调查。</text:p>
      <text:p text:style-name="P4">
Ukrhydroenergo表示，Kakhovka水力发电站被完全销毁和可追回。</text:p>
      <text:p text:style-name="P4">
_照片：Facebook/Andriy Kostin _</text:p>
      <text:p text:style-name="P4">
News Source: <text:a xlink:type="simple" xlink:href="https://www.ukrinform.ua/rubric-regions/3721105-na-hersonsinu-pribula-misia-miznarodnogo-kriminalnogo-sudu.html" text:style-name="Internet_20_link" text:visited-style-name="Visited_20_Internet_20_Link">
https://www.ukrinform.ua/rubric-regions/3721105-na-hersonsinu-pribula-misia-miznarodnogo-kriminalnogo-sudu.html</text:a>
</text:p>
      <!--NEWS-->
      <text:h text:style-name="P10" text:outline-level="1">
<text:span text:style-name="T4">
来自Kherson和Mykolaiv地区，撤离了三千多人 - 总统</text:span>
</text:h>
      <text:p text:style-name="P4">
作者: Ukrinform (Person)</text:p>
      <text:p text:style-name="P4">
出版商: Укринформ (Organization)</text:p>
      <text:p text:style-name="P4">
出版时间: 2023-06-10T19:11:40+03:00</text:p>
      <text:p text:style-name="P4">
修改时间: 2023-06-10T19:11:40+03:00</text:p>
      <text:p text:style-name="P4">
描述: 在来自霍森和米科洛伊地区的卡科夫卡水力局敌人的敌人之后，撤离了3,000多人。  - 乌克林。</text:p>
      <text:p text:style-name="P4">
图片: ['<text:a xlink:type="simple" xlink:href="https://static.ukrinform.com/photos/2023_06/thumb_files/630_360_1686227928-706.jpg" text:style-name="Internet_20_link" text:visited-style-name="Visited_20_Internet_20_Link">
630_360_16862...</text:a>
']</text:p>
      <text:p text:style-name="P4">
标签: ['Евакуація', 'Зеленський', 'Каховська ГЕС']</text:p>
      <text:p text:style-name="P4">
类型: Article</text:p>
      <!--METADATA-->
      <text:p text:style-name="P4">
<draw:frame draw:style-name="fr1" draw:name="Image181" text:anchor-type="as-char" svg:width="6.9236in" svg:height="3.956343in" draw:z-index="0">
<draw:image xlink:href="../Images/yкринформ/2023-06-10T19-11-40-03-00/630_360_1686227928-706.jpg" xlink:type="simple" xlink:show="embed" xlink:actuate="onLoad" draw:mime-type="image/jpeg"/>
</draw:frame>
来自Kherson和Mykolaiv地区的Kakhovsky水力发电站的敌人是敌人3,000多人。</text:p>
      <text:p text:style-name="P4">
这在[视频消息]中报道了(https://t.me/OP_UA/9700)乌克林福姆报道，泽伦斯基的总统洛里尔。</text:p>
      <text:p text:style-name="P4">
“截至这个时候，霍森和mykolaiv的陈旧者已经蒸发了三千多人。 但同样，它只是由我们控制的自由控制。 在被占领的领土上，只有在某些地区才有可能帮助人们：俄罗斯恐怖分子尽一切努力使受害者尽可能。 俄罗斯炮击继续 - 甚至蒸发点。”他说。</text:p>
      <text:p text:style-name="P4">
<text:a xlink:type="simple" xlink:href="https://t.me/OP_UA/9700" text:style-name="Internet_20_link" text:visited-style-name="Visited_20_Internet_20_Link">
_viso：op _</text:a>
Zelensky指出，为了宣传，为了人民而言，在被洪水泛滥地区的人们没有真正的援助，俄罗斯没有提供。</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hohovskaya水力发电站：理事会批准将联合国重新扎成联合国的决议</text:a>
乌克兰总统说，所有这一切都应该是俄罗斯国家和俄罗斯领导人的独立，公平和严格的责任。</text:p>
      <text:p text:style-name="P4">
Zelensky感谢在Kherson和Mykolaiv地区提供帮助的救援人员，军事，警察和志愿者。</text:p>
      <text:p text:style-name="P4">
他说：“我感谢那些传播真理并告诉世界历史的记者。”</text:p>
      <text:p text:style-name="P4">
<text:span text:style-name="T4">
另请阅读：</text:span>
 <text:a xlink:type="simple" xlink:href="https://www.ukrinform.ua/rubric-regions/3721013-rosiani-ne-vidkrivaut-gumanitarni-koridori-dla-dopomogi-ludam-na-zatoplenij-teritorii-veresuk.html" text:style-name="Internet_20_link" text:visited-style-name="Visited_20_Internet_20_Link">
俄罗斯人没有打开人道主义走廊来帮助被洪水淹没地区的人们-Vereshchuk</text:a>
据报道，[6月6日晚上，俄罗斯军队炸毁了卡科夫斯卡亚水力发电大坝]](https://www.ukrinform.ua/rubric-other_news/3718791-pidriv-rosianami-kahovskoi-ges-vsi-novini.html)。 在赫尔森地区，疏散了由于爆炸而造成洪水泛滥的麻醉剂种群。 在探索卡克霍夫斯卡亚水力发电站的事实，执法人员开始调查赏金“ Ecocid”。</text:p>
      <text:p text:style-name="P4">
Ukrhydroenergo表示，Kakhovka水力发电站被完全销毁和可追回。</text:p>
      <text:p text:style-name="P4">
照片：SES</text:p>
      <text:p text:style-name="P4">
News Source: <text:a xlink:type="simple" xlink:href="https://www.ukrinform.ua/rubric-regions/3721106-z-hersonskoi-ta-mikolaivskoi-oblastej-evakuuvali-ponad-tri-tisaci-ludej-prezident.html" text:style-name="Internet_20_link" text:visited-style-name="Visited_20_Internet_20_Link">
https://www.ukrinform.ua/rubric-regions/3721106-z-hersonskoi-ta-mikolaivskoi-oblastej-evakuuvali-ponad-tri-tisaci-ludej-prezident.html</text:a>
</text:p>
      <!--NEWS-->
      <text:h text:style-name="P10" text:outline-level="1">
<text:span text:style-name="T4">
Schwontek击败Mukhov并赢得了Rolan Harros</text:span>
</text:h>
      <text:p text:style-name="P4">
作者: Ukrinform (Person)</text:p>
      <text:p text:style-name="P4">
出版商: Укринформ (Organization)</text:p>
      <text:p text:style-name="P4">
出版时间: 2023-06-10T19:12:09+03:00</text:p>
      <text:p text:style-name="P4">
修改时间: 2023-06-10T19:12:09+03:00</text:p>
      <text:p text:style-name="P4">
描述: 今天，6月10日，罗兰·哈罗斯（Rolan Harros）的最后一场比赛在女性中举行。  - 乌克林。</text:p>
      <text:p text:style-name="P4">
图片: ['<text:a xlink:type="simple" xlink:href="https://static.ukrinform.com/photos/2023_06/thumb_files/630_360_1686413452-697.jpg" text:style-name="Internet_20_link" text:visited-style-name="Visited_20_Internet_20_Link">
630_360_16864...</text:a>
']</text:p>
      <text:p text:style-name="P4">
标签: ['Теніс']</text:p>
      <text:p text:style-name="P4">
类型: Article</text:p>
      <!--METADATA-->
      <text:p text:style-name="P4">
<draw:frame draw:style-name="fr1" draw:name="Image182" text:anchor-type="as-char" svg:width="6.9236in" svg:height="3.956343in" draw:z-index="0">
<draw:image xlink:href="../Images/yкринформ/2023-06-10T19-12-09-03-00/630_360_1686413452-697.jpg" xlink:type="simple" xlink:show="embed" xlink:actuate="onLoad" draw:mime-type="image/jpeg"/>
</draw:frame>
今天，6月10日，罗兰·哈罗斯(Rolan Harros)的最后一场比赛在女性中举行。</text:p>
      <text:p text:style-name="P4">
来自波兰的世界第一个球拍Iga Schwontek赢得了捷克网球运动员Karolinumukho(№43WTA)-2：1，报道乌克林福姆。</text:p>
      <text:p text:style-name="P4">
比赛期间，波兰网球运动员犯了3个双重错误。</text:p>
      <text:p text:style-name="P4">
对于Schwontek来说，这是伟大的头盔锦标赛的第四届决赛。 根据巴黎杂音的结果，施旺特克保留了世界上第一个“球拍”的头衔。</text:p>
      <text:p text:style-name="P4">
<text:span text:style-name="T4">
另请阅读：</text:span>
 <text:a xlink:type="simple" xlink:href="https://www.ukrinform.ua/rubric-sports/3720884-katerina-bajndl-zupinilasa-u-cvertfinali-turniru-wta-125-v-horvatii.html" text:style-name="Internet_20_link" text:visited-style-name="Visited_20_Internet_20_Link">
Kateryna Bindl在克罗地亚的WTA125锦标赛的四分之一决赛中停止了</text:a>
Mukhov首先进入了大头盔锦标赛的决赛。</text:p>
      <text:p text:style-name="P4">
照片：Planetsport.com</text:p>
      <text:p text:style-name="P4">
News Source: <text:a xlink:type="simple" xlink:href="https://www.ukrinform.ua/rubric-sports/3721107-svontek-obigrala-muhovu-i-peremogla-na-rolan-garros.html" text:style-name="Internet_20_link" text:visited-style-name="Visited_20_Internet_20_Link">
https://www.ukrinform.ua/rubric-sports/3721107-svontek-obigrala-muhovu-i-peremogla-na-rolan-garros.html</text:a>
</text:p>
      <!--NEWS-->
      <text:h text:style-name="P10" text:outline-level="1">
<text:span text:style-name="T4">
SBU特种部队在一周内用俄罗斯军队摧毁了15架装甲</text:span>
</text:h>
      <text:p text:style-name="P4">
作者: Ukrinform (Person)</text:p>
      <text:p text:style-name="P4">
出版商: Укринформ (Organization)</text:p>
      <text:p text:style-name="P4">
出版时间: 2023-06-10T19:15:00+03:00</text:p>
      <text:p text:style-name="P4">
修改时间: 2023-06-10T19:15:00+03:00</text:p>
      <text:p text:style-name="P4">
描述: 乌克兰安全部门的白狼特殊目的的士兵在一周内与俄罗斯军队人员摧毁了15架装甲。  - 乌克林。</text:p>
      <text:p text:style-name="P4">
图片: ['<text:a xlink:type="simple" xlink:href="https://static.ukrinform.com/photos/2022_04/thumb_files/630_360_1648897458-663.jpg" text:style-name="Internet_20_link" text:visited-style-name="Visited_20_Internet_20_Link">
630_360_16488...</text:a>
']</text:p>
      <text:p text:style-name="P4">
标签: ['СБУ', 'Танк', 'Війна з Росією']</text:p>
      <text:p text:style-name="P4">
类型: Article</text:p>
      <!--METADATA-->
      <text:p text:style-name="P4">
<draw:frame draw:style-name="fr1" draw:name="Image183" text:anchor-type="as-char" svg:width="6.9236in" svg:height="3.956343in" draw:z-index="0">
<draw:image xlink:href="../Images/yкринформ/2023-06-10T19-15-00-03-00/630_360_1648897458-663.jpg" xlink:type="simple" xlink:show="embed" xlink:actuate="onLoad" draw:mime-type="image/jpeg"/>
</draw:frame>
乌克兰安全部门的特殊目的已与俄罗斯军队人员摧毁了15架装甲。</text:p>
      <text:p text:style-name="P4">
正如Ukrinform报道的那样，SBU在[Facebook]中报告了这一点(https://www.facebook.com/watch/?v=1439414836875028)，出版了一个相应的视频。</text:p>
      <text:p text:style-name="P4">
<text:span text:style-name="T4">
另请阅读：</text:span>
 <text:a xlink:type="simple" xlink:href="https://www.ukrinform.ua/rubric-society/3720633-sbu-zatrimala-informatora-rf-akij-rozkidav-samorizi-dla-spovilnenna-kolon-zsu-v-limani.html" text:style-name="Internet_20_link" text:visited-style-name="Visited_20_Internet_20_Link">
<text:span text:style-name="T4">
 sbu </text:span>
我拘留了分散了河口中武装部队自我的俄罗斯线人</text:a>
在一周内被摧毁的特种部队中，还七个坦克，装甲车，卡车和入侵者工程装备。</text:p>
      <text:p text:style-name="P4">
正如乌克林福姆报道的那样，乌克兰的国防军从2022年2月24日至2023年6月10日<text:a xlink:type="simple" xlink:href="https://www.ukrinform.ua/rubric-ato/3720850-zsu-znisili-vze-214-660-rosijskih-zagarbnikiv.html" text:style-name="Internet_20_link" text:visited-style-name="Visited_20_Internet_20_Link">
大约214,660俄罗斯入侵者</text:a>
特别是，最后一天有890人。</text:p>
      <text:p text:style-name="P4">
News Source: <text:a xlink:type="simple" xlink:href="https://www.ukrinform.ua/rubric-ato/3720977-specpriznacenci-sbu-za-tizden-znisili-15-blindaziv-iz-rosijskimi-vijskovimi.html" text:style-name="Internet_20_link" text:visited-style-name="Visited_20_Internet_20_Link">
https://www.ukrinform.ua/rubric-ato/3720977-specpriznacenci-sbu-za-tizden-znisili-15-blindaziv-iz-rosijskimi-vijskovimi.html</text:a>
</text:p>
      <!--NEWS-->
      <text:h text:style-name="P10" text:outline-level="1">
<text:span text:style-name="T4">
乌克兰航空袭击了17节的敌人</text:span>
</text:h>
      <text:p text:style-name="P4">
作者: Ukrinform (Person)</text:p>
      <text:p text:style-name="P4">
出版商: Укринформ (Organization)</text:p>
      <text:p text:style-name="P4">
出版时间: 2023-06-10T19:23:19+03:00</text:p>
      <text:p text:style-name="P4">
修改时间: 2023-06-10T19:23:19+03:00</text:p>
      <text:p text:style-name="P4">
描述: 白天，乌克兰航空对敌人进行了17次跳动。  - 乌克林。</text:p>
      <text:p text:style-name="P4">
图片: ['<text:a xlink:type="simple" xlink:href="https://static.ukrinform.com/photos/2022_11/thumb_files/630_360_1667494999-690.jpg" text:style-name="Internet_20_link" text:visited-style-name="Visited_20_Internet_20_Link">
630_360_16674...</text:a>
']</text:p>
      <text:p text:style-name="P4">
标签: ['Генштаб', 'ЗСУ', 'Війна з Росією']</text:p>
      <text:p text:style-name="P4">
类型: Article</text:p>
      <!--METADATA-->
      <text:p text:style-name="P4">
<draw:frame draw:style-name="fr1" draw:name="Image184" text:anchor-type="as-char" svg:width="6.9236in" svg:height="3.956343in" draw:z-index="0">
<draw:image xlink:href="../Images/yкринформ/2023-06-10T19-23-19-03-00/630_360_1667494999-690.jpg" xlink:type="simple" xlink:show="embed" xlink:actuate="onLoad" draw:mime-type="image/jpeg"/>
</draw:frame>
白天，乌克兰航空对敌人进行了17次跳动。</text:p>
      <text:p text:style-name="P4">
根据乌克林福姆的说法，乌克兰武装部队的总参谋部在[Facebook]上报道(https://www.facebook.com/GeneralStaff.ua/posts/pfbid02xzCaTFwcpCJV22dZmfGBKoKqBmr6RrVTCpEm81MMqiZ5DRyhNnyGLwvZFMAikhwHl)截至6月10日(星期六)18:00发布了及时的信息。</text:p>
      <text:p text:style-name="P4">
总的来说，乌克兰航空每天对敌人进行了17次跳动：15-佩里森的人员集中，两架更高的防空导弹综合大楼。</text:p>
      <text:p text:style-name="P4">
<text:span text:style-name="T4">
另请阅读：</text:span>
 [在Bakhmut方向边框卫队射击点火开关(https://www.ukrinform.ua/rubric-ato/3721086-na-bahmutskomu-napramku-prikordonniki-postrilom-iz-granatometa-zneskodili-grupu-rosian.html)火箭部队和武装部队的炮兵部队被两个管理点，五个集中力量，武器和军事装备的五个领域，一个处于火热的位置和四个重要的物体的炮兵击中入侵者。</text:p>
      <text:p text:style-name="P4">
6月10日，俄罗斯军队于6月10日罢工袭击了下一场罢工，考虑了八枚导弹，其中包括四种类型的Iskander和35名Shaahd Striker。 俄罗斯人还进行了66次航空罢工和39次反应性射击消防系统的炮击。</text:p>
      <text:p text:style-name="P4">
由于敌对袭击，他们在平民中丧生和受伤，摧毁并损害了私人住宅，其他平民和行政基础设施。</text:p>
      <text:p text:style-name="P4">
总参谋部警告说，在整个乌克兰领土上进行火箭发射器的可能性仍然很高。</text:p>
      <text:p text:style-name="P4">
<text:span text:style-name="T4">
另请阅读：</text:span>
 <text:a xlink:type="simple" xlink:href="https://www.ukrinform.ua/rubric-ato/3721068-malar-peredala-podaku-prezidenta-brigadam-aki-zaraz-vedut-aktivni-bojovi-dii.html" text:style-name="Internet_20_link" text:visited-style-name="Visited_20_Internet_20_Link">
画家对将灌输活跃战斗的总统旅表示感谢</text:a>
_ <text:span text:style-name="T4">
在Volyn和Polissya方向</text:span>
 _ _操作状况并未遭受重大苦难。</text:p>
      <text:p text:style-name="P4">
_ <text:span text:style-name="T4">
在Siversky和Slobozhansky </text:span>
 _ <text:span text:style-name="T5">
俄罗斯军队向Change and Channillery Senkivka，Chernihiv地区，Novasilovka，Middle-Buddha，Chukovka，Chukovka，Kharkovka，Kharkiv，Sosnivka，Soessnivka，Steps Unterty和Maluvichny Kharkiv地区开火。</text:span>
 <text:span text:style-name="T4">
在Lyman的方向</text:span>
 _ _ _当天，入侵者在Bigorivka领域采取了未指定的行动，来自Nevsky，Yampolivka，Yampolivka，Zarichny，Zarichny，Lyman，lyman，Condredsy，Condredsy，Geleandul，Razdolivka和Rai-ai-a-alexandrovtsidnetnetsky地区。</text:p>
      <text:p text:style-name="P4">
<text:span text:style-name="T4">
另请阅读：</text:span>
 <text:a xlink:type="simple" xlink:href="https://www.ukrinform.ua/rubric-ato/3720949-na-hersonsini-zsu-vdarili-po-rosijskih-zagarbnikah-na-arabatskij-strilci-hlan.html" text:style-name="Internet_20_link" text:visited-style-name="Visited_20_Internet_20_Link">
在武装部队的Kherson地区击中俄罗斯<text:span text:style-name="T4">
入侵者</text:span>
 Akhna Arabat Arrow -Khlan</text:a>
俄罗斯人的炮击遭到了卢甘斯克地区的Nevskoye和Bigorivka，以及Yampolivka，Torke，Verkhnyamyansk，有争议的和Razdolivkadonetsk地区。</text:p>
      <text:p text:style-name="P4">
_ <text:span text:style-name="T4">
在巴赫穆特(Bakhmut)方向</text:span>
 _ _俄罗斯军队朝着白山的方向采取了进攻行动，但他们没有成功。 敌人从航空中攻击了白山，迪利维卡，托莱茨克和顿涅茨克地区的纽约地区。</text:p>
      <text:p text:style-name="P4">
俄罗斯大炮地区受到Vasyukivka，Orikhovo-Vasylivka，Ivanovsky，White Mountains，White Mountains，友谊，Toretsk，Iron和North Donetsk地区的影响。</text:p>
      <text:p text:style-name="P4">
_ <text:span text:style-name="T4">
在Avdeevsky的方向</text:span>
 _俄罗斯军队没有进行进攻行动，而是从Avdiivka和Nevelsky地区的航空中击败了Avdiivka，Vodyany，Pervomaisky，Pervomaisky和Karlovkidonetsk地区的Zartylery。</text:p>
      <text:p text:style-name="P4">
<text:span text:style-name="T4">
另请阅读：</text:span>
 <text:a xlink:type="simple" xlink:href="https://www.ukrinform.ua/rubric-ato/3720970-genstab-pokazav-ak-ukrainski-vijskovi-u-britanii-navcautsa-vedennu-bou-v-umovah-lisu.html" text:style-name="Internet_20_link" text:visited-style-name="Visited_20_Internet_20_Link">
总参谋部展示了乌克兰军队在英国研究中如何在森林中战斗</text:a>
_ <text:span text:style-name="T4">
在Mariinsky方向</text:span>
 _防御力量反映了该地区的所有敌对攻击。 俄罗斯人在炮兵的Krasnogorivka地区袭击了航空罢工 - 在Donetsk地区的Sharp，Maksimilyanivka，Marksimilyanivka，Marinka，Marinka，Vicoda Yonomakhailivka。</text:p>
      <text:p text:style-name="P4">
_ <text:span text:style-name="T4">
在Shakhtarsky </text:span>
 _ _侵略者袭击了植物区域的航空，Golden Niva和更大的Novosilka在Donetsk地区开火。</text:p>
      <text:p text:style-name="P4">
_ <text:span text:style-name="T4">
在Zaporizhzhya和Kherson </text:span>
 _ _俄罗斯军队继续进行防御行动。 诺瓦波夫卡(Novopavlivka)，Zaporizhzhya地区的Novopavlivka，Gulyaypol和Orikhov地区的敌人袭击了航空的打击。</text:p>
      <text:p text:style-name="P4">
顿涅茨克地区的Uremivka，Novosilka和Novopoil在内的20多个定居点，Olgiv，Malynivka，Gulyaypole，Gulyaypole，Railway，Belogorye，Steppe，Steppe和Kamyansky Zaporizhhehya地区，Kherson，Kherson，Kherson，Golden Balka and Sadovoya地区都有炮击。据总参谋部称，俄罗斯军队继续遭受巨大的损失。 因此，在临时捕获的贝迪恩斯克·扎波里兹希亚(Berdyansk Zaporizhhya)地区，入侵者关闭，参观城市太平间西部的领土。 在太平间的领土上，有十辆卫生汽车和几个冰箱。</text:p>
      <text:p text:style-name="P4">
卫生机器朝北方向向战斗碰撞线的运动仍在继续。</text:p>
      <text:p text:style-name="P4">
正如乌克林福姆报道的那样，6月10日，俄罗斯入侵者推出了八个不同类型的土地和35个冲击式SHAHD-SHAHD-136/131的景观，并通过关键的基础设施和军事设施指导它们。</text:p>
      <text:p text:style-name="P4">
防空力量和手段摧毁了两枚有翼的导弹和20个Shohod-136/131敌人。</text:p>
      <text:p text:style-name="P4">
News Source: <text:a xlink:type="simple" xlink:href="https://www.ukrinform.ua/rubric-ato/3721111-ukrainska-aviacia-zavdala-po-vorogu-17-udariv.html" text:style-name="Internet_20_link" text:visited-style-name="Visited_20_Internet_20_Link">
https://www.ukrinform.ua/rubric-ato/3721111-ukrainska-aviacia-zavdala-po-vorogu-17-udariv.html</text:a>
</text:p>
      <!--NEWS-->
      <text:h text:style-name="P10" text:outline-level="1">
<text:span text:style-name="T4">
议会已批准了《消费者保护法》的新版本</text:span>
</text:h>
      <text:p text:style-name="P4">
作者: Ukrinform (Person)</text:p>
      <text:p text:style-name="P4">
出版商: Укринформ (Organization)</text:p>
      <text:p text:style-name="P4">
出版时间: 2023-06-10T19:38:00+03:00</text:p>
      <text:p text:style-name="P4">
修改时间: 2023-06-10T19:38:00+03:00</text:p>
      <text:p text:style-name="P4">
描述: Verkhovna Rada批准了有关消费者保护法的新版本。  - 乌克林。</text:p>
      <text:p text:style-name="P4">
图片: ['<text:a xlink:type="simple" xlink:href="https://static.ukrinform.com/photos/2021_11/thumb_files/630_360_1638277056-325.jpg" text:style-name="Internet_20_link" text:visited-style-name="Visited_20_Internet_20_Link">
630_360_16382...</text:a>
']</text:p>
      <text:p text:style-name="P4">
标签: ['Депутат', 'Закон', 'Верховна Рада']</text:p>
      <text:p text:style-name="P4">
类型: Article</text:p>
      <!--METADATA-->
      <text:p text:style-name="P4">
<draw:frame draw:style-name="fr1" draw:name="Image185" text:anchor-type="as-char" svg:width="6.9236in" svg:height="3.956343in" draw:z-index="0">
<draw:image xlink:href="../Images/yкринформ/2023-06-10T19-38-00-03-00/630_360_1638277056-325.jpg" xlink:type="simple" xlink:show="embed" xlink:actuate="onLoad" draw:mime-type="image/jpeg"/>
</draw:frame>
Verkhovnarad采用了有关消费者保护法的新版本。</text:p>
      <text:p text:style-name="P4">
这是由MP Yaroslav Zheleznyak在[Telegram]中报道的(https://t.me/yzheleznyak/4257)，报道乌克林福姆。</text:p>
      <text:p text:style-name="P4">
根据议员的说法，<text:a xlink:type="simple" xlink:href="https://itd.rada.gov.ua/billInfo/Bills/Card/27942" text:style-name="Internet_20_link" text:visited-style-name="Visited_20_Internet_20_Link">
第6134号法案</text:a>
在二读中，一般而言，支持263名MP。</text:p>
      <text:p text:style-name="P4">
<text:span text:style-name="T4">
另请阅读：</text:span>
 <text:a xlink:type="simple" xlink:href="https://www.ukrinform.ua/rubric-society/3721096-parlament-zbilsiv-vidpustki-vijskovim.html" text:style-name="Internet_20_link" text:visited-style-name="Visited_20_Internet_20_Link">
议会增加了对军队的假期</text:a>
解释性注释指出，该文件的目的是为了将欧盟消费者权利的国家立法结合起来，乌克兰的执法系统与欧盟的原则，方法，方法和实践相结合。 。</text:p>
      <text:p text:style-name="P4">
该法律规范商品，工程，服务和实体消费者之间的关系，无论产生，出售社交食品的所有权形式如何实施消费者。</text:p>
      <text:p text:style-name="P4">
<text:span text:style-name="T4">
另请阅读：</text:span>
 <text:a xlink:type="simple" xlink:href="https://www.ukrinform.ua/rubric-economy/3721097-rada-unemozlivila-manipulacii-pid-cas-kupivli-ta-prodazu-elektroenergii.html" text:style-name="Internet_20_link" text:visited-style-name="Visited_20_Internet_20_Link">
理事会使买卖时无法操纵</text:a>
它还规范了电子商务领域的消费者权利。</text:p>
      <text:p text:style-name="P4">
据报道，消费者食品安全的国家服务及其领土机构在2022年期间考虑了850个公共信息请求。</text:p>
      <text:p text:style-name="P4">
News Source: <text:a xlink:type="simple" xlink:href="https://www.ukrinform.ua/rubric-society/3721117-parlament-uhvaliv-novu-redakciu-zakonu-pro-zahist-prav-spozivaciv.html" text:style-name="Internet_20_link" text:visited-style-name="Visited_20_Internet_20_Link">
https://www.ukrinform.ua/rubric-society/3721117-parlament-uhvaliv-novu-redakciu-zakonu-pro-zahist-prav-spozivaciv.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10T19:44:00+03:00</text:p>
      <text:p text:style-name="P4">
修改时间: 2023-06-10T23:44: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86" text:anchor-type="as-char" svg:width="6.9236in" svg:height="3.956343in" draw:z-index="0">
<draw:image xlink:href="../Images/yкринформ/2023-06-10T19-44-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乌克兰航行锦标赛首次在利维夫地区举行</text:span>
</text:h>
      <text:p text:style-name="P4">
作者: Ukrinform (Person)</text:p>
      <text:p text:style-name="P4">
出版商: Укринформ (Organization)</text:p>
      <text:p text:style-name="P4">
出版时间: 2023-06-10T19:50:00+03:00</text:p>
      <text:p text:style-name="P4">
修改时间: 2023-06-10T19:50:00+03:00</text:p>
      <text:p text:style-name="P4">
描述: 乌克兰航行锦标赛今年在利维夫地区Yavoriv区的Sirko湖举行。  - 乌克林。</text:p>
      <text:p text:style-name="P4">
图片: ['<text:a xlink:type="simple" xlink:href="https://static.ukrinform.com/photos/2023_06/thumb_files/630_360_1686415105-6904.jpeg" text:style-name="Internet_20_link" text:visited-style-name="Visited_20_Internet_20_Link">
630_360_16864...</text:a>
']</text:p>
      <text:p text:style-name="P4">
标签: ['Львівщина', 'Спорт', 'Змагання']</text:p>
      <text:p text:style-name="P4">
类型: Article</text:p>
      <!--METADATA-->
      <text:p text:style-name="P4">
<draw:frame draw:style-name="fr1" draw:name="Image187" text:anchor-type="as-char" svg:width="6.9236in" svg:height="3.956343in" draw:z-index="0">
<draw:image xlink:href="../Images/yкринформ/2023-06-10T19-50-00-03-00/630_360_1686415105-6904.jpeg" xlink:type="simple" xlink:show="embed" xlink:actuate="onLoad" draw:mime-type="image/jpeg"/>
</draw:frame>
乌克兰帆船锦标赛今年在Sirka湖举行，前往Lviv Oblast的Kazovgovsky区。</text:p>
      <text:p text:style-name="P4">
根据乌克林形式的通讯员的说法，通过克里米亚的占领，米科拉夫，敖德萨，Zaporizhzhya地区炮击的危险首次接受帆船运动的大师。</text:p>
      <text:p text:style-name="P4">
“帆船运动的地理位置是如此之所以如此，以至于它是南部和乌克兰的中心，因为锦标赛以前是在那里举行的。 但是我们很幸运，有一支坚强的团队得到了业务的支持，并在这里举行乌克兰冠军的梦想。 我希望在不久的将来我们将在这里开放学校体育运动。</text:p>
      <text:p text:style-name="P4">
乌克兰在苏尔卡湖上的冠军在6月1日至10日在两个阶段举行。 来自乌克兰不同地区的大约80名运动员参加了11岁年龄段。 他们在4种类型的ILCA和Ultra计划中展示了自己的技能，比赛的组装包括12个舰队比赛。 “ Terra”表明，在比赛的最后一天，比赛中最年轻的参与者，年龄在7到12岁的年龄类别中。</text:p>
      <text:p text:style-name="P4">
加利西亚航行协会迈伦·汉尼内茨基(Myron Humenetsky)的负责人说，对于寻求游艇的孩子，机会现在非常有限。乌克兰锦标赛的参与者人数在相对直立的比赛中减少了近10倍。</text:p>
      <text:p text:style-name="P4">
*!(https://www.ukrinform.ua/rubric-sports/3720954-u-singapuri-rozpocinaetsa-etap-svitovoi-serii-z-plaznoi-borotbi.html)“目前有很多问题，因为孩子们不需要失去技能，搬出船。 有些参与者去了国外并在那里训练，例如住在基辅的玛丽波尔，但代表<text:a xlink:type="simple" xlink:href="https://www.ukrinform.ua/tag-mariupol" text:style-name="Internet_20_link" text:visited-style-name="Visited_20_Internet_20_Link">
mariupol</text:a>
。 这项帆船赛不仅是乌克兰的活动，而且是我们开发一系列乌里奇的机会，而Yavoriv Sea非常适合这一点。”  -  Gumenetsky说。</text:p>
      <text:p text:style-name="P4">
</text:p>
      <text:p text:style-name="P4">
加利西亚帆船协会Oksana Novikova的合伙人指出，Tsuvodoim之所以选择，是因为她是LVIV地区最大的 - 大约三公里，高达70米。</text:p>
      <text:p text:style-name="P4">
“那是一个硫酸采石场，这里的水很干净。 舞蹈不是被奇萨布多多森林所包围，对于帆船运动，最主要的是风有风。 Isudi和参与者感到满意，”她说。</text:p>
      <text:p text:style-name="P4">
授予参与者之后，与Solomiya Chubai，Inso-Lviv Orchestra和Miklukho Maklay Ethno-Group一起参加的音乐会以及对待乌克兰哥萨克人的音乐会得到了待遇。</text:p>
      <text:p text:style-name="P4">
正如乌克林福姆(Ukrinform)报道的，国际航行联合会(世界航行)左有效<text:a xlink:type="simple" xlink:href="https://www.ukrinform.ua/rubric-sports/3713477-miznarodna-federacia-vitrilnogo-sportu-pidtverdila-vidstoronenna-rosian-i-bilorusiv.html" text:style-name="Internet_20_link" text:visited-style-name="Visited_20_Internet_20_Link">
去除俄罗斯和白俄罗斯运动员</text:a>
到20124年4月。</text:p>
      <text:p text:style-name="P4">
News Source: <text:a xlink:type="simple" xlink:href="https://www.ukrinform.ua/rubric-sports/3721120-cempionat-ukraini-z-vitrilnogo-sportu-vperse-vidbuvsa-na-lvivsini.html" text:style-name="Internet_20_link" text:visited-style-name="Visited_20_Internet_20_Link">
https://www.ukrinform.ua/rubric-sports/3721120-cempionat-ukraini-z-vitrilnogo-sportu-vperse-vidbuvsa-na-lvivsini.html</text:a>
</text:p>
      <!--NEWS-->
      <text:h text:style-name="P10" text:outline-level="1">
<text:span text:style-name="T4">
由于俄罗斯人爆炸了卡科夫斯卡雅水力发电人员，29人被认为是失踪者</text:span>
</text:h>
      <text:p text:style-name="P4">
作者: Ukrinform (Person)</text:p>
      <text:p text:style-name="P4">
出版商: Укринформ (Organization)</text:p>
      <text:p text:style-name="P4">
出版时间: 2023-06-10T19:51:00+03:00</text:p>
      <text:p text:style-name="P4">
修改时间: 2023-06-10T19:51:00+03:00</text:p>
      <text:p text:style-name="P4">
描述: 由于俄罗斯军队的爆炸，卡科夫斯基水力发电厂TTI发电厂被认为缺失了。  - 乌克林。</text:p>
      <text:p text:style-name="P4">
图片: ['<text:a xlink:type="simple" xlink:href="https://static.ukrinform.com/photos/2023_06/thumb_files/630_360_1686392196-843.jpg" text:style-name="Internet_20_link" text:visited-style-name="Visited_20_Internet_20_Link">
630_360_16863...</text:a>
']</text:p>
      <text:p text:style-name="P4">
标签: ['Клименко', 'МВС', 'Каховська ГЕС', 'Єдині новини']</text:p>
      <text:p text:style-name="P4">
类型: Article</text:p>
      <!--METADATA-->
      <text:p text:style-name="P4">
<draw:frame draw:style-name="fr1" draw:name="Image189" text:anchor-type="as-char" svg:width="6.9236in" svg:height="3.956343in" draw:z-index="0">
<draw:image xlink:href="../Images/yкринформ/2023-06-10T19-51-00-03-00/630_360_1686392196-843.jpg" xlink:type="simple" xlink:show="embed" xlink:actuate="onLoad" draw:mime-type="image/jpeg"/>
</draw:frame>
由于俄罗斯军队，喀霍夫斯基水力部队有29人想到失踪人员。</text:p>
      <text:p text:style-name="P4">
乌克林福姆(Ukrinform)报道[乌克兰内政部(https://mvs.gov.ua/uk/news/igor-klimenko-pro-rezultati-piatogo-dnia-riatuvalnoyi-operaciyi-na-xersonshhini)。</text:p>
      <text:p text:style-name="P4">
“在这一点上，我们拯救了2678人。 即使敌人不断撤离，解雇我们的救援人员，警察和志愿者，我们也试图采取疏散措施。 但是今天，我们拯救了80人。”克里曼科说。</text:p>
      <text:p text:style-name="P4">
部长报告说，有29人被认为失踪了。 VINT还指出，热线手机全天候都可以，市民可以转向警察。</text:p>
      <text:p text:style-name="P4">
此外，克里姆森科再次转向志愿者。 “所有在赫尔森工作的志愿者都被解释了，我们与他们交流。 我们必须了解我们有多少船。 我们必须清楚地了解每分钟每小时可以每小时操作的多少和意味着。”  - 说。</text:p>
      <text:p text:style-name="P4">
在[Facebook]的早期(https://www.facebook.com/iklymenko.fb/posts/pfbid02ymCGAktmJY12HZenFZ48XSm9pLc2LobZPJfpg8ywzo263ewM71K1kuyvRKPPb1Ecl)Klimenko报告说27例失踪。</text:p>
      <text:p text:style-name="P4">
据他说，截至6月10日12:00，有2620人被撤离，有160人是孩子。 由于撤离事件中敌对的炮击，有11人受伤。</text:p>
      <text:p text:style-name="P4">
部长补充说：“我们正在努力继续采取疏散措施，但敌人却无情地射击。我们并不是要抚慰力量和信仰：我们竭尽所能拯救人们。”</text:p>
      <text:p text:style-name="P4">
<text:span text:style-name="T4">
另请阅读：</text:span>
 <text:a xlink:type="simple" xlink:href="https://www.ukrinform.ua/rubric-regions/3720959-riven-vodi-v-ingulci-na-hersonsini-pidvisivsa-na-6-metriv.html" text:style-name="Internet_20_link" text:visited-style-name="Visited_20_Internet_20_Link">
Ingulka的水位增加了6米</text:a>
据克里姆森科(Klimenko)称，目前在赫尔森地区，实际上有47个定居点被淹没，33个(3815栋房屋) - 关于乌克兰的控制，14-暂时占领了。</text:p>
      <text:p text:style-name="P4">
尼古拉地区洪水淹没了31个定居点。 936人被撤离，其中167人是孩子。 一个人被杀。</text:p>
      <text:p text:style-name="P4">
在Dnipropetrovsk地区，超过8.9万用户26个定居点没有供水。 与地方当局合作，进行了运输和技术水。正如乌克林福姆报道的，6月6日晚上<text:a xlink:type="simple" xlink:href="https://www.ukrinform.ua/rubric-other_news/3718791-pidriv-rosianami-kahovskoi-ges-vsi-novini.html" text:style-name="Internet_20_link" text:visited-style-name="Visited_20_Internet_20_Link">
俄罗斯军队炸毁了杜布尔·库霍夫水力发电站</text:a>
。 甚至在午餐前，几乎所有的车站都在水下排出，这是无法回收的。</text:p>
      <text:p text:style-name="P4">
根据情报，<text:a xlink:type="simple" xlink:href="https://www.ukrinform.ua/rubric-ato/3720269-risenna-pro-pidriv-kahovskoi-ges-viddavav-osobisto-putin-rozvidka.html" text:style-name="Internet_20_link" text:visited-style-name="Visited_20_Internet_20_Link">
Kakhovskaya水力发电厂的爆炸是内部的</text:a>
，爆炸 - 管理。 该决定是由俄罗斯联邦弗拉基米尔·普京(Vladimir Putin)的总统亲自提出的。</text:p>
      <text:p text:style-name="P4">
<text:span text:style-name="T5">
foto：Igor Klimenko，Facebook</text:span>
</text:p>
      <text:p text:style-name="P4">
News Source: <text:a xlink:type="simple" xlink:href="https://www.ukrinform.ua/rubric-regions/3720969-cerez-pidriv-rosianami-kahovskoi-ges-zniklimi-bezvisti-vvazautsa-27-ludej.html" text:style-name="Internet_20_link" text:visited-style-name="Visited_20_Internet_20_Link">
https://www.ukrinform.ua/rubric-regions/3720969-cerez-pidriv-rosianami-kahovskoi-ges-zniklimi-bezvisti-vvazautsa-27-ludej.html</text:a>
</text:p>
      <!--NEWS-->
      <text:h text:style-name="P10" text:outline-level="1">
<text:span text:style-name="T4">
Shmigal讨论了加拿大参与乌克兰的重建</text:span>
</text:h>
      <text:p text:style-name="P4">
作者: Ukrinform (Person)</text:p>
      <text:p text:style-name="P4">
出版商: Укринформ (Organization)</text:p>
      <text:p text:style-name="P4">
出版时间: 2023-06-10T1:53:00+03:00</text:p>
      <text:p text:style-name="P4">
修改时间: 2023-06-10T20:53:00+03:00</text:p>
      <text:p text:style-name="P4">
描述: 乌克兰丹尼斯·施米加尔（Denis Shmigal）总理在乌克兰重建中与加拿大总理讨论了加拿大总理。  - 乌克林。</text:p>
      <text:p text:style-name="P4">
图片: ['<text:a xlink:type="simple" xlink:href="https://static.ukrinform.com/photos/2023_06/thumb_files/630_360_1686419529-635.jpg" text:style-name="Internet_20_link" text:visited-style-name="Visited_20_Internet_20_Link">
630_360_16864...</text:a>
']</text:p>
      <text:p text:style-name="P4">
标签: ['Канада', 'Трюдо', 'Шмигаль']</text:p>
      <text:p text:style-name="P4">
类型: Article</text:p>
      <!--METADATA-->
      <text:p text:style-name="P4">
<draw:frame draw:style-name="fr1" draw:name="Image191" text:anchor-type="as-char" svg:width="6.9236in" svg:height="3.956343in" draw:z-index="0">
<draw:image xlink:href="../Images/yкринформ/2023-06-10T1-53-00-03-00/630_360_1686419529-635.jpg" xlink:type="simple" xlink:show="embed" xlink:actuate="onLoad" draw:mime-type="image/jpeg"/>
</draw:frame>
乌克兰总理丹尼斯·施米加尔(Denis Shmigal)讨论了加拿大与加拿大总理重建乌克兰的参与。</text:p>
      <text:p text:style-name="P4">
正如乌克林福姆报道的那样，Shmigal在[Telegram]中报道(https://t.me/Denys_Smyhal/5357)。</text:p>
      <text:p text:style-name="P4">
“我很高兴在基辅与加拿大总理贾斯汀·特鲁多(Justin Trudeau)见面。 首先，他为另外4亿美元的军事援助打扮。</text:p>
      <text:p text:style-name="P4">
<text:span text:style-name="T4">
另请阅读：</text:span>
 <text:a xlink:type="simple" xlink:href="https://www.ukrinform.ua/rubric-polytics/3721126-premer-kanadi-vistupiv-u-verhovnij-radi.html" text:style-name="Internet_20_link" text:visited-style-name="Visited_20_Internet_20_Link">
加拿大总理在Verkhovna Rada中做出了</text:a>
据他说，今天面临巨大的挑战。</text:p>
      <text:p text:style-name="P4">
正如Shmigal所指出的那样，俄罗斯对俄罗斯的下一个恐怖行为近几十年来对欧洲最大的技术灾难。</text:p>
      <text:p text:style-name="P4">
“在这种困难的情况下，我感谢加拿大立即支持。 我们将恢复。 加拿大在乌克兰的重建中发表了讲话。”  - 说。</text:p>
      <text:p text:style-name="P4">
<text:span text:style-name="T4">
另请阅读：</text:span>
 <text:a xlink:type="simple" xlink:href="https://www.ukrinform.ua/rubric-polytics/3721093-kanada-stala-20u-krainou-aka-pidpisala-deklaraciu-na-pidtrimku-clenstva-ukraini-v-nato-op.html" text:style-name="Internet_20_link" text:visited-style-name="Visited_20_Internet_20_Link">
加拿大已成为20个国家，签署了宣告乌克兰在北约饮酒的饮酒 -  OP</text:a>
总理还对加拿大政府对废除所有人和乌克兰产品的配额表示感谢一年。 他说：“我们的谈判限制也正在完成为更新的自由贸易协定的准备工作。我们尽快扣除。”</text:p>
      <text:p text:style-name="P4">
此外，Shmigal表示，他相信加拿大在支持乌克兰的决定中继续表现出融化。</text:p>
      <text:p text:style-name="P4">
据报道，<text:a xlink:type="simple" xlink:href="https://www.ukrinform.ua/rubric-polytics/3720965-dzastin-trudo-pribuv-do-kieva.html" text:style-name="Internet_20_link" text:visited-style-name="Visited_20_Internet_20_Link">
加拿大总理贾斯汀·特鲁多(Justin Trudeau)到达乌克兰，处于不利地位访问</text:a>
 .</text:p>
      <text:p text:style-name="P4">
News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莫尔什（Morshyn）赋予了民族重要性的地位</text:span>
</text:h>
      <text:p text:style-name="P4">
作者: Ukrinform (Person)</text:p>
      <text:p text:style-name="P4">
出版商: Укринформ (Organization)</text:p>
      <text:p text:style-name="P4">
出版时间: 2023-06-10T20:00:00+03:00</text:p>
      <text:p text:style-name="P4">
修改时间: 2023-06-10T20:00:00+03:00</text:p>
      <text:p text:style-name="P4">
描述: 乌克兰的Verkhovna Rada支持法律草案，以赋予Morshyn的国家重要性。  - 乌克林。</text:p>
      <text:p text:style-name="P4">
图片: ['<text:a xlink:type="simple" xlink:href="https://static.ukrinform.com/photos/2018_06/thumb_files/630_360_1529408704-8613.jpg" text:style-name="Internet_20_link" text:visited-style-name="Visited_20_Internet_20_Link">
630_360_15294...</text:a>
']</text:p>
      <text:p text:style-name="P4">
标签: ['Львівщина', 'Курорт', 'Моршин']</text:p>
      <text:p text:style-name="P4">
类型: Article</text:p>
      <!--METADATA-->
      <text:p text:style-name="P4">
<draw:frame draw:style-name="fr1" draw:name="Image192" text:anchor-type="as-char" svg:width="6.9236in" svg:height="3.956343in" draw:z-index="0">
<draw:image xlink:href="../Images/yкринформ/2023-06-10T20-00-00-03-00/630_360_1529408704-8613.jpg" xlink:type="simple" xlink:show="embed" xlink:actuate="onLoad" draw:mime-type="image/jpeg"/>
</draw:frame>
乌克兰的Verkhovnarad支持该法案，以使Morshyn的状态赋予胜利的地位。</text:p>
      <text:p text:style-name="P4">
关于<text:a xlink:type="simple" xlink:href="https://t.me/kozytskyy_maksym_official/8647" text:style-name="Internet_20_link" text:visited-style-name="Visited_20_Internet_20_Link">
电报</text:a>
据报道，LVIV OVA OVA MAXIM KOZYTSKY的记者报道。</text:p>
      <text:p text:style-name="P4">
“对于LVIV地区来说，这是一个重大事件，因为Morshyn成为了我们地区的第一批国家度假胜地。 4.5年前，LVIV ODA提出了给予他这种地位的问题，并且一直在捍卫。”科兹兹基写道。</text:p>
      <text:p text:style-name="P4">
他指出，Morshyn沉积物的矿物质自然愈合水是独一无二的。 与靠近Morshyn桥的欧洲国家的矿产相比，Morshyn的水是最大的矿化。</text:p>
      <text:p text:style-name="P4">
<text:span text:style-name="T4">
另请阅读：</text:span>
 <text:a xlink:type="simple" xlink:href="https://www.ukrinform.ua/rubric-regions/3711069-u-lvovi-voseni-vidkrietsa-ofis-unesko.html" text:style-name="Internet_20_link" text:visited-style-name="Visited_20_Internet_20_Link">
在LVIV秋季将开设办公室<text:span text:style-name="T4">
联合国教科文组织</text:span>
</text:a>
“ Morshyn是恢复，康复和娱乐的好地方。 Alexeurrot需要吸引投资者，以恢复基础设施 - 度假胜地和娱乐场所，以提供一流的服务。 我们将朝这个方向工作，” OVA负责人补充说。</text:p>
      <text:p text:style-name="P4">
据乌克林福姆(Ukrinform)报道，除了莫斯林(Morshyn)外，利维夫地区还有其他度假胜地，这些度假胜地被解释为民族重要性的地位。 [Truskavets提交文件，用于获得度假村状态(https://www.ukrinform.ua/rubric-tourism/3224767-truskavec-podav-dokumenti-na-otrimanna-statusu-kurortu-derzavnogo-znacenna.html)在2021年。</text:p>
      <text:p text:style-name="P4">
News Source: <text:a xlink:type="simple" xlink:href="https://www.ukrinform.ua/rubric-regions/3721123-morsinu-nadali-status-kurortu-derzavnogo-znacenna.html" text:style-name="Internet_20_link" text:visited-style-name="Visited_20_Internet_20_Link">
https://www.ukrinform.ua/rubric-regions/3721123-morsinu-nadali-status-kurortu-derzavnogo-znacenna.html</text:a>
</text:p>
      <!--NEWS-->
      <text:h text:style-name="P10" text:outline-level="1">
<text:span text:style-name="T4">
加拿大在Verkhovna Rada中的首映式</text:span>
</text:h>
      <text:p text:style-name="P4">
作者: Ukrinform (Person)</text:p>
      <text:p text:style-name="P4">
出版商: Укринформ (Organization)</text:p>
      <text:p text:style-name="P4">
出版时间: 2023-06-10T20:06:00+03:00</text:p>
      <text:p text:style-name="P4">
修改时间: 2023-06-10T20:06:00+03:00</text:p>
      <text:p text:style-name="P4">
描述: 加拿大总理贾斯汀·特鲁多（Justin Trudeau）在乌克兰的Verkhovna Rada中发表了讲话。  - 乌克林。</text:p>
      <text:p text:style-name="P4">
图片: ['<text:a xlink:type="simple" xlink:href="https://static.ukrinform.com/photos/2023_06/thumb_files/630_360_1686417015-607.jpeg" text:style-name="Internet_20_link" text:visited-style-name="Visited_20_Internet_20_Link">
630_360_16864...</text:a>
']</text:p>
      <text:p text:style-name="P4">
标签: ['Канада', 'Парламент', 'Трюдо', 'Верховна Рада']</text:p>
      <text:p text:style-name="P4">
类型: Article</text:p>
      <!--METADATA-->
      <text:p text:style-name="P4">
<draw:frame draw:style-name="fr1" draw:name="Image193" text:anchor-type="as-char" svg:width="6.9236in" svg:height="3.956343in" draw:z-index="0">
<draw:image xlink:href="../Images/yкринформ/2023-06-10T20-06-00-03-00/630_360_1686417015-607.jpeg" xlink:type="simple" xlink:show="embed" xlink:actuate="onLoad" draw:mime-type="image/jpeg"/>
</draw:frame>
加拿大总理贾斯汀·特鲁多(Justin Trudeau)在乌克兰的Verkhovna Rada中发表了讲话。</text:p>
      <text:p text:style-name="P4">
这是在[电报]中报道的(https://t.me/yzheleznyak/4252)乌克林福姆报道，Yaroslav Zheleznyak的人民系。</text:p>
      <text:p text:style-name="P4">
据代理人称，副总理 - 弗里兰德和乌克兰政府也参加了大厅。</text:p>
      <text:p text:style-name="P4">
“演讲是两种语言：一部分(Trude- ed。)他说英语，然后用法语说。” Zheleznyak说。</text:p>
      <text:p text:style-name="P4">
他概述了总理演讲的主要论文<text:a xlink:type="simple" xlink:href="https://www.ukrinform.ua/tag-kanada" text:style-name="Internet_20_link" text:visited-style-name="Visited_20_Internet_20_Link">
加拿大</text:a>
。 特鲁多(Trudeau)特别指出，乌克兰人“不仅是因为他们的生存，而且是为了一切”：“为民主和自由。世界不能低估时刻和斗争的重要性。对于您的家，我们所有人的未来。”</text:p>
      <text:p text:style-name="P4">
根据特鲁多(Trudeau)的说法，乌克兰的胜利将在有关历史的书籍中，乌克兰人“确定21世纪的未来”。</text:p>
      <text:p text:style-name="P4">
*!(https://www.ukrinform.ua/rubric-polytics/3721074-zelenskij-i-trudo-uhvalili-spilnu-deklaraciu.html)总理保证，加拿大将支持乌克兰“需要多少”。</text:p>
      <text:p text:style-name="P4">
Zheleznyak引用加拿大法律的负责人，“你不会放弃，所以我们不会放弃。”</text:p>
      <text:p text:style-name="P4">
特鲁多还强调，乌克兰应该选择如何捍卫自己，加拿大将支持乌克兰加入北约。</text:p>
      <text:p text:style-name="P4">
加拿大总理说：“我们想要和平，但我们希望在乌克兰的条件下。俄罗斯联邦必须离开乌克兰的宣讲者。”</text:p>
      <text:p text:style-name="P4">
他感谢乌克兰人“每天剩下的冠军和捍卫者”。</text:p>
      <text:p text:style-name="P4">
加拿大总理以“对乌克兰的荣耀”一词结束演讲!</text:p>
      <text:p text:style-name="P4">
据报道，加拿大总理<text:a xlink:type="simple" xlink:href="https://www.ukrinform.ua/rubric-polytics/3720965-dzastin-trudo-pribuv-do-kieva.html" text:style-name="Internet_20_link" text:visited-style-name="Visited_20_Internet_20_Link">
贾斯汀·特鲁多到达乌克兰</text:a>
未经通知的访问。</text:p>
      <text:p text:style-name="P4">
_照片：Twitter Ruslana Stefanchuk _</text:p>
      <text:p text:style-name="P4">
News Source: <text:a xlink:type="simple" xlink:href="https://www.ukrinform.ua/rubric-polytics/3721126-premer-kanadi-vistupiv-u-verhovnij-radi.html" text:style-name="Internet_20_link" text:visited-style-name="Visited_20_Internet_20_Link">
https://www.ukrinform.ua/rubric-polytics/3721126-premer-kanadi-vistupiv-u-verhovnij-radi.html</text:a>
</text:p>
      <!--NEWS-->
      <text:h text:style-name="P10" text:outline-level="1">
<text:span text:style-name="T4">
BP支持该法案，以临时禁令在Deuti销售中出售香烟</text:span>
</text:h>
      <text:p text:style-name="P4">
作者: Ukrinform (Person)</text:p>
      <text:p text:style-name="P4">
出版商: Укринформ (Organization)</text:p>
      <text:p text:style-name="P4">
出版时间: 2023-06-10T20:10:59+03:00</text:p>
      <text:p text:style-name="P4">
修改时间: 2023-06-10T20:10:59+03:00</text:p>
      <text:p text:style-name="P4">
描述: Verkhovna Rada在第一读《法律草案》中批准了关于禁止在值班的卷烟的禁令。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Сигарети', 'Верховна Рада', 'ТСК']</text:p>
      <text:p text:style-name="P4">
类型: Article</text:p>
      <!--METADATA-->
      <text:p text:style-name="P4">
<draw:frame draw:style-name="fr1" draw:name="Image196" text:anchor-type="as-char" svg:width="6.9236in" svg:height="3.956343in" draw:z-index="0">
<draw:image xlink:href="../Images/yкринформ/2023-06-10T20-10-59-03-00/630_360_1682685211-525.jpg" xlink:type="simple" xlink:show="embed" xlink:actuate="onLoad" draw:mime-type="image/jpeg"/>
</draw:frame>
Verkhovnarad在第一读中关于禁止出售香烟的法案的法案中采用的。</text:p>
      <text:p text:style-name="P4">
这是由MP Yaroslav Zheleznyak在[Telegram]中报道的(https://t.me/yzheleznyak/4259)，报道乌克林福姆。</text:p>
      <text:p text:style-name="P4">
对于《法律项目》，“关于乌克兰海关法规和乌克兰其他法律的修正案(№9315)237代表投票支持。</text:p>
      <text:p text:style-name="P4">
<text:span text:style-name="T4">
另请阅读：</text:span>
 [议会已批准了新版本(https://www.ukrinform.ua/rubric-society/3721117-parlament-uhvaliv-novu-redakciu-zakonu-pro-zahist-prav-spozivaciv.html)该文件提议在安置和出售税务的武术期间禁止(杜特弗雷)乌克兰生产的烟草产品。</text:p>
      <text:p text:style-name="P4">
此外，建议禁止以超过40支香烟或10支雪茄或20支雪茄的数量进行一次估计操作的税收出售，并对违反禁令建立行政责任。</text:p>
      <text:p text:style-name="P4">
Zheleznyak说：“我认为预算数十亿美元，应该将这一决定总体提交给我们，我们将整体恢复。”</text:p>
      <text:p text:style-name="P4">
<text:span text:style-name="T4">
另请阅读：</text:span>
 <text:a xlink:type="simple" xlink:href="https://www.ukrinform.ua/rubric-society/3721096-parlament-zbilsiv-vidpustki-vijskovim.html" text:style-name="Internet_20_link" text:visited-style-name="Visited_20_Internet_20_Link">
议会增加了对军队的假期</text:a>
据报道，临时调查委员会(TSK)Verkhovna Rada提出的烟草产品问题启动了禁止生产卷烟的Deutete-Frees，这是由于被发现违反了立法的行为。</text:p>
      <text:p text:style-name="P4">
根据TSC的说法，最近有一种趋势是，在特定于地面的检查站，一张支票的平均30-35包被购买，而其他只有5-7的支票。 尽管只能将2个盖帽带到欧盟。</text:p>
      <text:p text:style-name="P4">
在检查海关管理“重新出口”中的Dute-Frees中的香烟包数时，事实证明，只能通过减少多达15.7万包的销售来观察一个运营商。</text:p>
      <text:p text:style-name="P4">
News Source: <text:a xlink:type="simple" xlink:href="https://www.ukrinform.ua/rubric-economy/3721125-vr-pidtrimala-zakonoproekt-pro-timcasovu-zaboronu-prodazu-sigaret-u-dutifri.html" text:style-name="Internet_20_link" text:visited-style-name="Visited_20_Internet_20_Link">
https://www.ukrinform.ua/rubric-economy/3721125-vr-pidtrimala-zakonoproekt-pro-timcasovu-zaboronu-prodazu-sigaret-u-dutifri.html</text:a>
</text:p>
      <!--NEWS-->
      <text:h text:style-name="P10" text:outline-level="1">
<text:span text:style-name="T4">
明天在乌克兰将下雨 - 在某些雷暴和冰雹的地方</text:span>
</text:h>
      <text:p text:style-name="P4">
作者: Ukrinform (Person)</text:p>
      <text:p text:style-name="P4">
出版商: Укринформ (Organization)</text:p>
      <text:p text:style-name="P4">
出版时间: 2023-06-10T20:25:00+03:00</text:p>
      <text:p text:style-name="P4">
修改时间: 2023-06-10T20:25:00+03:00</text:p>
      <text:p text:style-name="P4">
描述: 在乌克兰，预计在周日的短期降雨和雷暴，在晚上11-16°，西部和北部地区的西部和北部地区的风阵风最多可达20 m/s，冰雹在西部和北部地区。 在晚上14-19°的其他地区，下午19-24°。  - 乌克林。</text:p>
      <text:p text:style-name="P4">
图片: ['<text:a xlink:type="simple" xlink:href="https://static.ukrinform.com/photos/2018_05/thumb_files/630_360_1525847884-3827.jpg" text:style-name="Internet_20_link" text:visited-style-name="Visited_20_Internet_20_Link">
630_360_15258...</text:a>
']</text:p>
      <text:p text:style-name="P4">
标签: ['Дощ', 'Гроза', 'Погода', 'Прогноз', 'Град']</text:p>
      <text:p text:style-name="P4">
类型: Article</text:p>
      <!--METADATA-->
      <text:p text:style-name="P4">
<draw:frame draw:style-name="fr1" draw:name="Image197" text:anchor-type="as-char" svg:width="6.9236in" svg:height="3.956343in" draw:z-index="0">
<draw:image xlink:href="../Images/yкринформ/2023-06-10T20-25-00-03-00/630_360_1525847884-3827.jpg" xlink:type="simple" xlink:show="embed" xlink:actuate="onLoad" draw:mime-type="image/jpeg"/>
</draw:frame>
在乌克兰，预计周日的短期雨水和雷暴将在晚上11-16°，Day16-21°的西部和北部地区蜿蜒20 m/s，冰雹蜿蜒曲折； 在晚上14-19°的其他地区，下午19-24°。</text:p>
      <text:p text:style-name="P4">
乌克兰形式在乌克兰水文气象学中心报道。</text:p>
      <text:p text:style-name="P4">
“短期雨水，雷暴，在大多数西方，Zhytomyr，Kherson Izapozhye地区<text:a xlink:type="simple" xlink:href="https://www.ukrinform.ua/tag-dos" text:style-name="Internet_20_link" text:visited-style-name="Visited_20_Internet_20_Link">
雨</text:a>
，白天在南部地区的某些地区。 风主要是东北7-12 m/s，阵风15-20 m/s。 下午16-21°的晚上11-16°的西部和北部地区的温度； 在晚上14-19°的其他地区，下午19-24°”，这将是信息。</text:p>
      <text:p text:style-name="P4">
在首都地区，短期降雨，预计将于6月11日进行雷暴。 Viterpox-East，7-12 m/s，阵风15-20 m/s。 在首都，晚上13-15°的温度，下午17-19°在基辅地区，晚上11-16°，下午16-21°。</text:p>
      <text:p text:style-name="P4">
<text:span text:style-name="T4">
另请阅读：</text:span>
 <text:a xlink:type="simple" xlink:href="https://www.ukrinform.ua/rubric-regions/3720999-na-ukrainu-nasuvaetsa-negoda-sinoptiki-poperedzaut-pro-grozi.html" text:style-name="Internet_20_link" text:visited-style-name="Visited_20_Internet_20_Link">
在乌克兰有恶劣的天气 - 预报者警告<text:span text:style-name="T4">
雷暴</text:span>
和</text:a>
在本周初，预报员预测在乌克兰的短期降雨，地点(6月12日在西部，Zhytomyr和Vinnytsia区域)，6月13日在大多数北部和中部地区。</text:p>
      <text:p text:style-name="P4">
6月12日，乌克兰的阵风15-20 m/s，风大多是东北，7-12 m/s。</text:p>
      <text:p text:style-name="P4">
1313-18°6月12日至15°下午，晚上6-11°的西部地区温度在6-11°； 在晚上8-13°的北部地区，下午16-21°； 在该领土的其余部分11-16°，下午20-25°(6月12日在中部地区16-21°).</text:p>
      <text:p text:style-name="P4">
На Київщині 12 червня місцями пройде короткочасний дощ; 13 червня без опадів.Вітер переважно північно-східний, 7-12 м/с, 12 червня місцями пориви до 20м/с. У столиці температура вночі 11-13°, вдень 19-21°, на Київщині вночі8-13°, вдень 16-21°.</text:p>
      <text:p text:style-name="P4">
Згідно з прогнозом, 14 червня в Україні, 15 червня в західних областях місцямипройдуть короткочасні дощі, грози, на решті території без опадів.</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text:span text:style-name="T4">
травен</text:span>
 ь виявився найсухішим за весь часспостережень </text:a>
晚上10-16°的温度在该国南部，最高19°(6月14日在荷兰西部8-13°); 下午21-27°，南部，最高29°，在6月14日，护理区域17-22°。</text:p>
      <text:p text:style-name="P4">
News Source: <text:a xlink:type="simple" xlink:href="https://www.ukrinform.ua/rubric-regions/3721004-v-ukraini-zavtra-dositime-podekudi-grozi-ta-grad.html" text:style-name="Internet_20_link" text:visited-style-name="Visited_20_Internet_20_Link">
https://www.ukrinform.ua/rubric-regions/3721004-v-ukraini-zavtra-dositime-podekudi-grozi-ta-grad.html</text:a>
</text:p>
      <!--NEWS-->
      <text:h text:style-name="P10" text:outline-level="1">
<text:span text:style-name="T4">
议会已批准作为澄清CCU法官选择程序的法律的依据</text:span>
</text:h>
      <text:p text:style-name="P4">
作者: Ukrinform (Person)</text:p>
      <text:p text:style-name="P4">
出版商: Укринформ (Organization)</text:p>
      <text:p text:style-name="P4">
出版时间: 2023-06-10T20:27:20+03:00</text:p>
      <text:p text:style-name="P4">
修改时间: 2023-06-10T20:27:20+03:00</text:p>
      <text:p text:style-name="P4">
描述: Verkhovna Rada批准了“关于乌克兰某些立法法案的修正案，以阐明乌克兰宪法法院法官的竞争选择候选人的规定”。  - 乌克林。</text:p>
      <text:p text:style-name="P4">
图片: ['<text:a xlink:type="simple" xlink:href="https://static.ukrinform.com/photos/2020_10/thumb_files/630_360_1604043729-9473.jpeg" text:style-name="Internet_20_link" text:visited-style-name="Visited_20_Internet_20_Link">
630_360_16040...</text:a>
']</text:p>
      <text:p text:style-name="P4">
标签: ['Депутат', 'Конституційний Суд', 'Верховна Рада']</text:p>
      <text:p text:style-name="P4">
类型: Article</text:p>
      <!--METADATA-->
      <text:p text:style-name="P4">
<draw:frame draw:style-name="fr1" draw:name="Image198" text:anchor-type="as-char" svg:width="6.9236in" svg:height="3.956343in" draw:z-index="0">
<draw:image xlink:href="../Images/yкринформ/2023-06-10T20-27-20-03-00/630_360_1604043729-9473.jpeg" xlink:type="simple" xlink:show="embed" xlink:actuate="onLoad" draw:mime-type="image/jpeg"/>
</draw:frame>
Verkhovnarad采用了“关于乌克兰某些立法法案的修正案，以阐明乌克兰宪法法院竞争候选人的规定为基础。</text:p>
      <text:p text:style-name="P4">
正如乌克林福姆报道的那样，他在[电报]中报道了这一点(https://t.me/yzheleznyak/4260)人民副Yaroslav Zheleznyak。</text:p>
      <text:p text:style-name="P4">
对于法案<text:a xlink:type="simple" xlink:href="https://itd.rada.gov.ua/billInfo/Bills/Card/41978" text:style-name="Internet_20_link" text:visited-style-name="Visited_20_Internet_20_Link">
第9322号</text:a>
Zheleznyak说，248代表们通过永久阅读进行投票。</text:p>
      <text:p text:style-name="P4">
<text:span text:style-name="T4">
另请阅读：</text:span>
 <text:a xlink:type="simple" xlink:href="https://www.ukrinform.ua/rubric-economy/3721125-vr-pidtrimala-zakonoproekt-pro-timcasovu-zaboronu-prodazu-sigaret-u-dutifri.html" text:style-name="Internet_20_link" text:visited-style-name="Visited_20_Internet_20_Link">
BP支持法律草案，以临时禁止出售Dutay-Frey的出售</text:a>
该文件特别提议确定最高法院是首先被告法院，以在竞争性选择候选人，裁决，行动或不放弃的过程中对CCU法官任命的决定，行动或遗漏提出上诉评估候选人的身体。</text:p>
      <text:p text:style-name="P4">
该文件还建议将文件提交文件的截止日期，以申请参与CCU法官职位的竞争选择的文件。</text:p>
      <text:p text:style-name="P4">
该法案规定了打算占领CCU法官并满足要求的人的可能性，但并未填写所有必要的文件或以错误和不准确的方式提交，在附加任期内提交或正确的文件。</text:p>
      <text:p text:style-name="P4">
<text:span text:style-name="T4">
另请阅读：</text:span>
 [议会已批准了新版本(https://www.ukrinform.ua/rubric-society/3721117-parlament-uhvaliv-novu-redakciu-zakonu-pro-zahist-prav-spozivaciv.html)此外，建议确定在针对申请法官的人的戒严期期间，法律“有关权力净化”的法律进行了检查。</text:p>
      <text:p text:style-name="P4">
可以预见的是，根据高道德素质和公认的法律领域的水平能力的标准，候选人将仅获得2个估计 - “负责”或“不负责”。</text:p>
      <text:p text:style-name="P4">
从收到“答复”的候选人中，构成一般清单的专家咨询小组，之后 - 评级，候选人将根据其支持的投票数量而流离失所。咨询小组的专家团体至少进行了四票，其中至少有两个是由国际组织或欧洲民主委员会提出的。 如果由于“和“反对”的声音数量相同，则专家咨询小组无法做出决定，请重新投票。 如果再次有赞成投票的票数，则咨询小组的三个成员的票数是决定性的，至少是国际组织或威尼斯委员会提出的。</text:p>
      <text:p text:style-name="P4">
根据该文件，该咨询小组根据高道德素质或公认的法律领域的公认水平，没有动机，就候选人进行了决定。 动机的决定仅应接受此类评估的候选人的要求发布。</text:p>
      <text:p text:style-name="P4">
还建议将任命人员任命为第一组专家组的条款。</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akhovskaya水电站：<text:span text:style-name="T4">
理事会</text:span>
通过了联合国请求的决议</text:a>
同时，可以预见的是，从法律生效之日起，候选人选择的所有候选人均由CCU法官的职位竞争性基础，始于任命的主题，而不是从事任命。他进入他的近日被认为被视为终止，没有目的地主题的单独决定，并宣布。</text:p>
      <text:p text:style-name="P4">
根据乌克林福姆的说法，宪法法院仍有13名法官。 法定人数需要12名法官的存在，并做出决定–10。 总共，警察中应该有18名法官。</text:p>
      <text:p text:style-name="P4">
News Source: <text:a xlink:type="simple" xlink:href="https://www.ukrinform.ua/rubric-polytics/3721129-parlament-uhvaliv-za-osnovu-zakonoproekt-pro-utocnenna-proceduri-vidboru-suddiv-ksu.html" text:style-name="Internet_20_link" text:visited-style-name="Visited_20_Internet_20_Link">
https://www.ukrinform.ua/rubric-polytics/3721129-parlament-uhvaliv-za-osnovu-zakonoproekt-pro-utocnenna-proceduri-vidboru-suddiv-ksu.html</text:a>
</text:p>
      <!--NEWS-->
      <text:h text:style-name="P10" text:outline-level="1">
<text:span text:style-name="T4">
乌克兰国家队的球员击败了巴西，并与Socca一起参加了2023年世界杯半决赛</text:span>
</text:h>
      <text:p text:style-name="P4">
作者: Ukrinform (Person)</text:p>
      <text:p text:style-name="P4">
出版商: Укринформ (Organization)</text:p>
      <text:p text:style-name="P4">
出版时间: 2023-06-10T20:29:00+03:00</text:p>
      <text:p text:style-name="P4">
修改时间: 2023-06-10T20:29:00+03:00</text:p>
      <text:p text:style-name="P4">
描述: 6月10日，星期六，乌克兰足球运动员在德国埃森（Essen）举行了1/4的Socca世界杯比赛。  - 乌克林。</text:p>
      <text:p text:style-name="P4">
图片: ['<text:a xlink:type="simple" xlink:href="https://static.ukrinform.com/photos/2023_06/thumb_files/630_360_1686417431-725.jpg" text:style-name="Internet_20_link" text:visited-style-name="Visited_20_Internet_20_Link">
630_360_16864...</text:a>
']</text:p>
      <text:p text:style-name="P4">
标签: ['Футбол']</text:p>
      <text:p text:style-name="P4">
类型: Article</text:p>
      <!--METADATA-->
      <text:p text:style-name="P4">
<draw:frame draw:style-name="fr1" draw:name="Image199" text:anchor-type="as-char" svg:width="6.9236in" svg:height="3.956343in" draw:z-index="0">
<draw:image xlink:href="../Images/yкринформ/2023-06-10T20-29-00-03-00/630_360_1686417431-725.jpg" xlink:type="simple" xlink:show="embed" xlink:actuate="onLoad" draw:mime-type="image/jpeg"/>
</draw:frame>
6月10日，星期六，乌克兰足球运动员在德国埃森(Essen)举行了1/4的Socca世界杯比赛。</text:p>
      <text:p text:style-name="P4">
在赛后罚球系列中以2-0的比分“正弦”带来了巴西的超级大教堂(1：1是主要游戏时间)，报道乌克林福姆。</text:p>
      <text:p text:style-name="P4">
半决赛中的“蓝色”的对手将是克罗地亚的代表(1：0).</text:p>
      <text:p text:style-name="P4">
<text:span text:style-name="T4">
Читайте також:</text:span>
 <text:a xlink:type="simple" xlink:href="https://www.ukrinform.ua/rubric-sports/3720964-supernik-futbolistiv-ukraini-u-vidbori-evro-zdobuv-nespodivanu-peremogu.html" text:style-name="Internet_20_link" text:visited-style-name="Visited_20_Internet_20_Link">
 Суперник <text:span text:style-name="T4">
футбол</text:span>
 істів України у відборі Євро здобувнесподівану перемогу </text:a>
应该指出的是，Socca是一种迷你足球，球员的数量和场地的规模有所不同。 比赛中有6乘6个球员，两半持续20分钟。</text:p>
      <text:p text:style-name="P4">
照片：Socca世界杯。</text:p>
      <text:p text:style-name="P4">
News Source: <text:a xlink:type="simple" xlink:href="https://www.ukrinform.ua/rubric-sports/3721130-futbolisti-zbirnoi-ukraini-obigrali-braziliu-i-vijsli-do-pivfinalu-cs2023-iz-socca.html" text:style-name="Internet_20_link" text:visited-style-name="Visited_20_Internet_20_Link">
https://www.ukrinform.ua/rubric-sports/3721130-futbolisti-zbirnoi-ukraini-obigrali-braziliu-i-vijsli-do-pivfinalu-cs2023-iz-socca.html</text:a>
</text:p>
      <!--NEWS-->
      <text:h text:style-name="P10" text:outline-level="1">
<text:span text:style-name="T4">
在Mechnikov医院的Dnipro，救出了95％的受伤者</text:span>
</text:h>
      <text:p text:style-name="P4">
作者: Ukrinform (Person)</text:p>
      <text:p text:style-name="P4">
出版商: Укринформ (Organization)</text:p>
      <text:p text:style-name="P4">
出版时间: 2023-06-10T20:33:00+03:00</text:p>
      <text:p text:style-name="P4">
修改时间: 2023-06-10T20:33:00+03:00</text:p>
      <text:p text:style-name="P4">
描述: 在Dnipropetrovsk地区医院以Mechnikov的名字命名，医生营救了95％的受伤者。  - 乌克林。</text:p>
      <text:p text:style-name="P4">
图片: ['<text:a xlink:type="simple" xlink:href="https://static.ukrinform.com/photos/2023_06/thumb_files/630_360_1686419468-3713.jpeg" text:style-name="Internet_20_link" text:visited-style-name="Visited_20_Internet_20_Link">
630_360_16864...</text:a>
']</text:p>
      <text:p text:style-name="P4">
标签: ['Дніпро', 'Поранені', 'Лікарня']</text:p>
      <text:p text:style-name="P4">
类型: Article</text:p>
      <!--METADATA-->
      <text:p text:style-name="P4">
<draw:frame draw:style-name="fr1" draw:name="Image200" text:anchor-type="as-char" svg:width="6.9236in" svg:height="3.956343in" draw:z-index="0">
<draw:image xlink:href="../Images/yкринформ/2023-06-10T20-33-00-03-00/630_360_1686419468-3713.jpeg" xlink:type="simple" xlink:show="embed" xlink:actuate="onLoad" draw:mime-type="image/jpeg"/>
</draw:frame>
Udpropetrovsk地区医院以Mechnikov命名，挽救了95％的受伤者。</text:p>
      <text:p text:style-name="P4">
在一次面试中有关它<text:a xlink:type="simple" xlink:href="https://www.ukrinform.ua" text:style-name="Internet_20_link" text:visited-style-name="Visited_20_Internet_20_Link">
乌克林福姆</text:a>
KP“ Dnipropetrovsk区域临床医院的总主任”以I. Mechnikov的名字命名。</text:p>
      <text:p text:style-name="P4">
“自2014年以来，该医院已经接受了20,000多人，其中95％以上幸存下来。Tsenadvilik人物。今天，我们有4.89％的死亡。将列出对数字的兴趣，了解人数并获得一个您不会被听到的数字。”回答以下问题：(https://www.ukrinform.ua/tag-bolnica)在战争期间接受。</text:p>
      <text:p text:style-name="P4">
*!(https://www.ukrinform.ua/rubric-society/3720819-v-ukraini-potribno-stvoriti-sonajmense-sist-tisac-lizkomisc-dla-reabilitacii-veteraniv.html)</text:p>
      <text:p text:style-name="P4">
</text:p>
      <text:p text:style-name="P4">
在接受Sergei Ryzhenko的采访中，在乌克利福姆网站上为我们的战斗机康复中心的康复中心的治疗和创建更多。</text:p>
      <text:p text:style-name="P4">
正如乌克林福姆报道的那样，乌克兰正在展开<text:a xlink:type="simple" xlink:href="https://www.ukrinform.ua/rubric-society/3711158-vijskovolikarski-komisii-do-kinca-travna-perejdut-na-ecergu-v-usih-gospitalah.html" text:style-name="Internet_20_link" text:visited-style-name="Visited_20_Internet_20_Link">
记录军事医疗委员会通过的电子队列</text:a>
，将在所有军事医院中引入。</text:p>
      <text:p text:style-name="P4">
News Source: <text:a xlink:type="simple" xlink:href="https://www.ukrinform.ua/rubric-regions/3721137-u-dnipri-v-likarni-mecnikova-vratuvali-95-poranenih.html" text:style-name="Internet_20_link" text:visited-style-name="Visited_20_Internet_20_Link">
https://www.ukrinform.ua/rubric-regions/3721137-u-dnipri-v-likarni-mecnikova-vratuvali-95-poranenih.html</text:a>
</text:p>
      <!--NEWS-->
      <text:h text:style-name="P10" text:outline-level="1">
<text:span text:style-name="T4">
俄罗斯军队解雇了尼科波尔地区的波克罗夫斯基社区</text:span>
</text:h>
      <text:p text:style-name="P4">
作者: Ukrinform (Person)</text:p>
      <text:p text:style-name="P4">
出版商: Укринформ (Organization)</text:p>
      <text:p text:style-name="P4">
出版时间: 2023-06-10T20:39:25+03:00</text:p>
      <text:p text:style-name="P4">
修改时间: 2023-06-10T20:39:25+03:00</text:p>
      <text:p text:style-name="P4">
描述: 俄罗斯联邦的军队向Dnipropetrovsk地区Nikopol区的Pokrovsky社区开火。  - 乌克林。</text:p>
      <text:p text:style-name="P4">
图片: ['<text:a xlink:type="simple" xlink:href="https://static.ukrinform.com/photos/2023_06/thumb_files/630_360_1686418704-393.jpg" text:style-name="Internet_20_link" text:visited-style-name="Visited_20_Internet_20_Link">
630_360_16864...</text:a>
']</text:p>
      <text:p text:style-name="P4">
标签: ['Дніпропетровщина', 'Нікополь', 'Обстріл', 'Війна з Росією']</text:p>
      <text:p text:style-name="P4">
类型: Article</text:p>
      <!--METADATA-->
      <text:p text:style-name="P4">
<draw:frame draw:style-name="fr1" draw:name="Image203" text:anchor-type="as-char" svg:width="6.9236in" svg:height="3.956343in" draw:z-index="0">
<draw:image xlink:href="../Images/yкринформ/2023-06-10T20-39-25-03-00/630_360_1686418704-393.jpg" xlink:type="simple" xlink:show="embed" xlink:actuate="onLoad" draw:mime-type="image/jpeg"/>
</draw:frame>
Rfuden军队向Dnipropetrovsk地区Nikopol区的Pokrovsky社区开火。</text:p>
      <text:p text:style-name="P4">
关于<text:a xlink:type="simple" xlink:href="https://t.me/dnipropetrovskaODA/5211" text:style-name="Internet_20_link" text:visited-style-name="Visited_20_Internet_20_Link">
电报</text:a>
据报道，Dnipropetrovsk Ova S​​ergey Lisak的记者报道。</text:p>
      <text:p text:style-name="P4">
“敌人继续对尼科波尔的苦难无情地开火。</text:p>
      <text:p text:style-name="P4">
<text:span text:style-name="T4">
另请阅读：</text:span>
 <text:a xlink:type="simple" xlink:href="https://www.ukrinform.ua/rubric-regions/3721095-na-dnipropetrovsini-bez-vodi-perebuvae-visim-gromad.html" text:style-name="Internet_20_link" text:visited-style-name="Visited_20_Internet_20_Link">
在没有水的Dnipropetrovsk地区是八个社区</text:a>
据他说，人们没有受伤。 指定炮击的后果。</text:p>
      <text:p text:style-name="P4">
据报道，俄罗斯军队在下午被开火的前一天。</text:p>
      <text:p text:style-name="P4">
照片：Sergey Lisak，电报</text:p>
      <text:p text:style-name="P4">
News Source: <text:a xlink:type="simple" xlink:href="https://www.ukrinform.ua/rubric-ato/3721133-rosijska-armia-obstrilala-pokrovsku-gromadu-na-nikopolsini.html" text:style-name="Internet_20_link" text:visited-style-name="Visited_20_Internet_20_Link">
https://www.ukrinform.ua/rubric-ato/3721133-rosijska-armia-obstrilala-pokrovsku-gromadu-na-nikopolsini.html</text:a>
</text:p>
      <!--NEWS-->
      <text:h text:style-name="P10" text:outline-level="1">
<text:span text:style-name="T4">
赫尔森的水位减少了一米以上</text:span>
</text:h>
      <text:p text:style-name="P4">
作者: Ukrinform (Person)</text:p>
      <text:p text:style-name="P4">
出版商: Укринформ (Organization)</text:p>
      <text:p text:style-name="P4">
出版时间: 2023-06-10T20:43:00+03:00</text:p>
      <text:p text:style-name="P4">
修改时间: 2023-06-10T20:43:00+03:00</text:p>
      <text:p text:style-name="P4">
描述: 在赫尔森（Kherson），水位减少了一米以上，但被洪水淹没的社区的人们被要求撤离。  - 乌克林。</text:p>
      <text:p text:style-name="P4">
图片: ['<text:a xlink:type="simple" xlink:href="https://static.ukrinform.com/photos/2023_06/thumb_files/630_360_1686291427-818.jpg" text:style-name="Internet_20_link" text:visited-style-name="Visited_20_Internet_20_Link">
630_360_16862...</text:a>
']</text:p>
      <text:p text:style-name="P4">
标签: ['Херсон', 'Каховська ГЕС', 'Підтоплення']</text:p>
      <text:p text:style-name="P4">
类型: Article</text:p>
      <!--METADATA-->
      <text:p text:style-name="P4">
<draw:frame draw:style-name="fr1" draw:name="Image204" text:anchor-type="as-char" svg:width="6.9236in" svg:height="3.956343in" draw:z-index="0">
<draw:image xlink:href="../Images/yкринформ/2023-06-10T20-43-00-03-00/630_360_1686291427-818.jpg" xlink:type="simple" xlink:show="embed" xlink:actuate="onLoad" draw:mime-type="image/jpeg"/>
</draw:frame>
被水的水减少了一米以上，但敦促被洪水淹没的社区的人们撤离。</text:p>
      <text:p text:style-name="P4">
关于<text:a xlink:type="simple" xlink:href="https://t.me/kherson_miskrada/15420" text:style-name="Internet_20_link" text:visited-style-name="Visited_20_Internet_20_Link">
电报</text:a>
报道说，赫尔森市军事行政部门罗马·姆罗乔(Roman Mrochko)的记者。</text:p>
      <text:p text:style-name="P4">
“水位降低了一米以上。我要求现在留在岛附近的公民撤离。撤离。在水倒下后，所有公共服务将被送到岛上以消除后果。 。这将需要很长时间。</text:p>
      <text:p text:style-name="P4">
<text:span text:style-name="T4">
另请阅读：</text:span>
 <text:a xlink:type="simple" xlink:href="https://www.ukrinform.ua/rubric-regions/3721106-z-hersonskoi-ta-mikolaivskoi-oblastej-evakuuvali-ponad-tri-tisaci-ludej-prezident.html" text:style-name="Internet_20_link" text:visited-style-name="Visited_20_Internet_20_Link">
与<text:span text:style-name="T4">
 kherson </text:span>
和Mykolaiv地区被三千人撤离 - 总统</text:a>
Mrochko还报告说，撤离在城市流离失所的人是免费的，并提供了他们需要的一切。</text:p>
      <text:p text:style-name="P4">
乌克林福姆(Ukrinform(https://www.ukrinform.ua/rubric-other_news/3720776-pidriv-rosianami-kahovskoi-ges-usi-novini.html)。 在赫尔森地区，有疏散。</text:p>
      <text:p text:style-name="P4">
由于俄罗斯大坝的俄罗斯军队炸毁了卡科夫斯基水力发电厂<text:a xlink:type="simple" xlink:href="https://www.ukrinform.ua/rubric-regions/3720969-cerez-pidriv-rosianami-kahovskoi-ges-zniklimi-bezvisti-vvazautsa-27-ludej.html" text:style-name="Internet_20_link" text:visited-style-name="Visited_20_Internet_20_Link">
29人被认为失踪</text:a>
 .</text:p>
      <text:p text:style-name="P4">
News Source: <text:a xlink:type="simple" xlink:href="https://www.ukrinform.ua/rubric-regions/3721135-riven-vodi-u-hersoni-znizivsa-bils-ak-na-metr.html" text:style-name="Internet_20_link" text:visited-style-name="Visited_20_Internet_20_Link">
https://www.ukrinform.ua/rubric-regions/3721135-riven-vodi-u-hersoni-znizivsa-bils-ak-na-metr.html</text:a>
</text:p>
      <!--NEWS-->
      <text:h text:style-name="P10" text:outline-level="1">
<text:span text:style-name="T4">
在LVIV地区，由于Skhidnychanka河的水位，大约有40户家庭被淹没了</text:span>
</text:h>
      <text:p text:style-name="P4">
作者: Ukrinform (Person)</text:p>
      <text:p text:style-name="P4">
出版商: Укринформ (Organization)</text:p>
      <text:p text:style-name="P4">
出版时间: 2023-06-10T20:47:00+03:00</text:p>
      <text:p text:style-name="P4">
修改时间: 2023-06-10T20:47:00+03:00</text:p>
      <text:p text:style-name="P4">
描述: 由于在当地河流中提高了水位，在LVIV地区的Skhidnytsia村淹没了约40户家庭。  - 乌克林。</text:p>
      <text:p text:style-name="P4">
图片: ['<text:a xlink:type="simple" xlink:href="https://static.ukrinform.com/photos/2023_06/thumb_files/630_360_1686418112-629.jpeg" text:style-name="Internet_20_link" text:visited-style-name="Visited_20_Internet_20_Link">
630_360_16864...</text:a>
']</text:p>
      <text:p text:style-name="P4">
标签: ['Львівщина', 'Ріка', 'Вода']</text:p>
      <text:p text:style-name="P4">
类型: Article</text:p>
      <!--METADATA-->
      <text:p text:style-name="P4">
<draw:frame draw:style-name="fr1" draw:name="Image205" text:anchor-type="as-char" svg:width="6.9236in" svg:height="3.956343in" draw:z-index="0">
<draw:image xlink:href="../Images/yкринформ/2023-06-10T20-47-00-03-00/630_360_1686418112-629.jpeg" xlink:type="simple" xlink:show="embed" xlink:actuate="onLoad" draw:mime-type="image/jpeg"/>
</draw:frame>
由于在当地河流中提高了水位，在LVIV地区SMTSKRIVNITA洪水淹没了约40户家庭。</text:p>
      <text:p text:style-name="P4">
关于<text:a xlink:type="simple" xlink:href="https://t.me/kozytskyy_maksym_official/8650" text:style-name="Internet_20_link" text:visited-style-name="Visited_20_Internet_20_Link">
电报</text:a>
据报道，利维夫地区军事管理局马克斯·科兹基(Maxim Kozytsky)的记者报道。</text:p>
      <text:p text:style-name="P4">
“由于在Skhidnychanka河中提高了水位，在Skhidnytsia Drohobych镇大约有40个课程被淹没了。</text:p>
      <text:p text:style-name="P4">
反过来，[Facebook]的Skhidnytsia和解委员会(https://www.facebook.com/skhidnytsiagov/posts/pfbid0j9chh5J3fD1y5uZL6yKD6kpU6JFGkpQockPNTa8YTUnYsN7GRHNAFNDweCBPrExvl)她报告说，救援人员在社区领土上工作。 总部的创建是为了消除自然灾害的后果。</text:p>
      <text:p text:style-name="P4">
<text:span text:style-name="T4">
另请阅读：</text:span>
 <text:a xlink:type="simple" xlink:href="https://www.ukrinform.ua/rubric-regions/3720959-riven-vodi-v-ingulci-na-hersonsini-pidvisivsa-na-6-metriv.html" text:style-name="Internet_20_link" text:visited-style-name="Visited_20_Internet_20_Link">
<text:span text:style-name="T4">
级别</text:span>
 <text:span text:style-name="T4">
 </text:span>
水**在Kherson地区的Ingulka中增加了6米</text:a>
乡村议会还呼吁街上的居民。 Franco和Kropyvnytskyi征服了燃气起重机。</text:p>
      <text:p text:style-name="P4">
正如乌克林福姆报道的那样，[由于道路淹没地区的垮台，在基辅(https://www.ukrinform.ua/rubric-kyiv/3721083-u-kievi-cerez-zlivu-pidtopleni-kilka-vulic-ta-rajon-stancii-metro-livoberezna.html)在左岸地铁站的某些街道和瑞农。</text:p>
      <text:p text:style-name="P4">
News Source: <text:a xlink:type="simple" xlink:href="https://www.ukrinform.ua/rubric-regions/3721134-na-lvivsini-cerez-pidnatta-rivna-vodi-u-ricci-shidnicanka-pidtopleni-blizko-40-domogospodarstv.html" text:style-name="Internet_20_link" text:visited-style-name="Visited_20_Internet_20_Link">
https://www.ukrinform.ua/rubric-regions/3721134-na-lvivsini-cerez-pidnatta-rivna-vodi-u-ricci-shidnicanka-pidtopleni-blizko-40-domogospodarstv.html</text:a>
</text:p>
      <!--NEWS-->
      <text:h text:style-name="P10" text:outline-level="1">
<text:span text:style-name="T4">
Shmigal讨论了加拿大参与乌克兰的重建</text:span>
</text:h>
      <text:p text:style-name="P4">
作者: Ukrinform (Person)</text:p>
      <text:p text:style-name="P4">
出版商: Укринформ (Organization)</text:p>
      <text:p text:style-name="P4">
出版时间: 2023-06-10T20:53:00+03:00</text:p>
      <text:p text:style-name="P4">
修改时间: 2023-06-10T20:53:00+03:00</text:p>
      <text:p text:style-name="P4">
描述: 乌克兰丹尼斯·施米加尔（Denis Shmigal）总理在乌克兰重建中与加拿大总理讨论了加拿大总理。  - 乌克林。</text:p>
      <text:p text:style-name="P4">
图片: ['<text:a xlink:type="simple" xlink:href="https://static.ukrinform.com/photos/2023_06/thumb_files/630_360_1686419529-635.jpg" text:style-name="Internet_20_link" text:visited-style-name="Visited_20_Internet_20_Link">
630_360_16864...</text:a>
']</text:p>
      <text:p text:style-name="P4">
标签: ['Канада', 'Трюдо', 'Шмигаль']</text:p>
      <text:p text:style-name="P4">
类型: Article</text:p>
      <!--METADATA-->
      <text:p text:style-name="P4">
<draw:frame draw:style-name="fr1" draw:name="Image207" text:anchor-type="as-char" svg:width="6.9236in" svg:height="3.956343in" draw:z-index="0">
<draw:image xlink:href="../Images/yкринформ/2023-06-10T20-53-00-03-00/630_360_1686419529-635.jpg" xlink:type="simple" xlink:show="embed" xlink:actuate="onLoad" draw:mime-type="image/jpeg"/>
</draw:frame>
乌克兰总理丹尼斯·施米加尔(Denis Shmigal)讨论了加拿大与加拿大总理重建乌克兰的参与。</text:p>
      <text:p text:style-name="P4">
正如乌克林福姆报道的那样，Shmigal在[Telegram]中报道(https://t.me/Denys_Smyhal/5357)。</text:p>
      <text:p text:style-name="P4">
“我很高兴在基辅与加拿大总理贾斯汀·特鲁多(Justin Trudeau)见面。 首先，他为另外4亿美元的军事援助打扮。</text:p>
      <text:p text:style-name="P4">
<text:span text:style-name="T4">
另请阅读：</text:span>
 <text:a xlink:type="simple" xlink:href="https://www.ukrinform.ua/rubric-polytics/3721126-premer-kanadi-vistupiv-u-verhovnij-radi.html" text:style-name="Internet_20_link" text:visited-style-name="Visited_20_Internet_20_Link">
加拿大总理在Verkhovna Rada中做出了</text:a>
据他说，今天面临巨大的挑战。</text:p>
      <text:p text:style-name="P4">
正如Shmigal所指出的那样，俄罗斯对俄罗斯的下一个恐怖行为近几十年来对欧洲最大的技术灾难。</text:p>
      <text:p text:style-name="P4">
“在这种困难的情况下，我感谢加拿大立即支持。 我们将恢复。 加拿大在乌克兰的重建中发表了讲话。”  - 说。</text:p>
      <text:p text:style-name="P4">
<text:span text:style-name="T4">
另请阅读：</text:span>
 <text:a xlink:type="simple" xlink:href="https://www.ukrinform.ua/rubric-polytics/3721093-kanada-stala-20u-krainou-aka-pidpisala-deklaraciu-na-pidtrimku-clenstva-ukraini-v-nato-op.html" text:style-name="Internet_20_link" text:visited-style-name="Visited_20_Internet_20_Link">
加拿大已成为20个国家，签署了宣告乌克兰在北约饮酒的饮酒 -  OP</text:a>
总理还对加拿大政府对废除所有人和乌克兰产品的配额表示感谢一年。 他说：“我们的谈判限制也正在完成为更新的自由贸易协定的准备工作。我们尽快扣除。”</text:p>
      <text:p text:style-name="P4">
此外，Shmigal表示，他相信加拿大在支持乌克兰的决定中继续表现出融化。</text:p>
      <text:p text:style-name="P4">
据报道，<text:a xlink:type="simple" xlink:href="https://www.ukrinform.ua/rubric-polytics/3720965-dzastin-trudo-pribuv-do-kieva.html" text:style-name="Internet_20_link" text:visited-style-name="Visited_20_Internet_20_Link">
加拿大总理贾斯汀·特鲁多(Justin Trudeau)到达乌克兰，处于不利地位访问</text:a>
 .</text:p>
      <text:p text:style-name="P4">
News Source: <text:a xlink:type="simple" xlink:href="https://www.ukrinform.ua/rubric-vidbudova/3721136-smigal-obgovoriv-iz-trudo-ucast-kanadi-u-vidbudovi-ukraini.html" text:style-name="Internet_20_link" text:visited-style-name="Visited_20_Internet_20_Link">
https://www.ukrinform.ua/rubric-vidbudova/3721136-smigal-obgovoriv-iz-trudo-ucast-kanadi-u-vidbudovi-ukraini.html</text:a>
</text:p>
      <!--NEWS-->
      <text:h text:style-name="P10" text:outline-level="1">
<text:span text:style-name="T4">
曼城赢得了欧洲冠军联赛</text:span>
</text:h>
      <text:p text:style-name="P4">
作者: Ukrinform (Person)</text:p>
      <text:p text:style-name="P4">
出版商: Укринформ (Organization)</text:p>
      <text:p text:style-name="P4">
出版时间: 2023-06-10T20:56:00+03:00</text:p>
      <text:p text:style-name="P4">
修改时间: 2023-06-10T23:56:00+03:00</text:p>
      <text:p text:style-name="P4">
描述: 在最后的“人城”中击败了国米。  - 乌克林。</text:p>
      <text:p text:style-name="P4">
图片: ['<text:a xlink:type="simple" xlink:href="https://static.ukrinform.com/photos/2023_06/thumb_files/630_360_1686430784-428.jpg" text:style-name="Internet_20_link" text:visited-style-name="Visited_20_Internet_20_Link">
630_360_16864...</text:a>
']</text:p>
      <text:p text:style-name="P4">
标签: ['Футбол', 'Ліга чемпіонів', 'Манчестер Сіті', 'Інтер Мілан']</text:p>
      <text:p text:style-name="P4">
类型: Article</text:p>
      <!--METADATA-->
      <text:p text:style-name="P4">
<draw:frame draw:style-name="fr1" draw:name="Image208" text:anchor-type="as-char" svg:width="6.9236in" svg:height="3.956343in" draw:z-index="0">
<draw:image xlink:href="../Images/yкринформ/2023-06-10T20-56-00-03-00/630_360_1686430784-428.jpg" xlink:type="simple" xlink:show="embed" xlink:actuate="onLoad" draw:mime-type="image/jpeg"/>
</draw:frame>
在最后的“人城”中击败了国米。</text:p>
      <text:p text:style-name="P4">
英国曼彻斯特城是赛季 -  2022/23的足球联赛冠军的获胜者，该城市在“奥林匹克体育场阿塔图尔克”的决赛中。(火鸡)据报道，他击败了意大利互联网-1：0。</text:p>
      <text:p text:style-name="P4">
“当地人”的成功带来了罗德里的目标，罗德里(Rodry)在第68分钟得到了伯纳德西尔(Bernardusil)的协助。</text:p>
      <text:p text:style-name="P4">
<text:span text:style-name="T4">
另请阅读：</text:span>
 <text:span text:style-name="T4">
 <text:a xlink:type="simple" xlink:href="https://www.ukrinform.ua/rubric-sports/3712011-mancester-siti-dostrokovo-stav-cempionom-anglii.html" text:style-name="Internet_20_link" text:visited-style-name="Visited_20_Internet_20_Link">
曼城提前成为英格兰冠军</text:a>
</text:span>
</text:p>
      <text:p text:style-name="P4">
这是曼城历史上第一个欧洲冠军杯。</text:p>
      <text:p text:style-name="P4">
<text:span text:style-name="T5">
foto：app</text:span>
</text:p>
      <text:p text:style-name="P4">
News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在赫尔森地区，他们被禁止在水库中游泳，捕捞和食用鱼</text:span>
</text:h>
      <text:p text:style-name="P4">
作者: Ukrinform (Person)</text:p>
      <text:p text:style-name="P4">
出版商: Укринформ (Organization)</text:p>
      <text:p text:style-name="P4">
出版时间: 2023-06-10T21:15:16+03:00</text:p>
      <text:p text:style-name="P4">
修改时间: 2023-06-10T21:15:16+03:00</text:p>
      <text:p text:style-name="P4">
描述: 在赫尔森地区，禁止在水库，鱼类和食用鱼类中游泳。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Каховська ГЕС', 'Підтоплення']</text:p>
      <text:p text:style-name="P4">
类型: Article</text:p>
      <!--METADATA-->
      <text:p text:style-name="P4">
<draw:frame draw:style-name="fr1" draw:name="Image209" text:anchor-type="as-char" svg:width="6.9236in" svg:height="3.956343in" draw:z-index="0">
<draw:image xlink:href="../Images/yкринформ/2023-06-10T21-15-16-03-00/630_360_1682879203-914.jpg" xlink:type="simple" xlink:show="embed" xlink:actuate="onLoad" draw:mime-type="image/jpeg"/>
</draw:frame>
纳克森地区被禁止在水库中游泳，捕捞和食用鱼类。</text:p>
      <text:p text:style-name="P4">
关于<text:a xlink:type="simple" xlink:href="https://t.me/khersonskaODA/6679" text:style-name="Internet_20_link" text:visited-style-name="Visited_20_Internet_20_Link">
电报</text:a>
据报道，亚历山大·普鲁丁(Alexander Proudin)向地区军事行政管理教会的负责人报告。</text:p>
      <text:p text:style-name="P4">
“我们的水现在很危险。水样中有害物质的浓度比允许的规范高十倍。我指示禁止沐浴浇水设施，以及禁止从公墓，厕所和垃圾填埋场中的鱼类传染病。洗了。让我们不要忘记，在被卡科夫斯卡亚水力发电站摧毁的俄罗斯人的底部可能是健康的多种物质。因此，只有厨师和喝瓶装或进口水。</text:p>
      <text:p text:style-name="P4">
<text:span text:style-name="T4">
另请阅读：</text:span>
 <text:a xlink:type="simple" xlink:href="https://www.ukrinform.ua/rubric-regions/3721135-riven-vodi-u-hersoni-znizivsa-bils-ak-na-metr.html" text:style-name="Internet_20_link" text:visited-style-name="Visited_20_Internet_20_Link">
赫尔森的水位下降了超过一米</text:a>
他补充说，明天在赫尔森和该地区，预计在冰雹中，雷暴是15-29 m/s的风。 志愿者将不允许救援行动。</text:p>
      <text:p text:style-name="P4">
据报道，由于[6月6日晚上，使俄罗斯军队]继续在霍森地区继续进行，救援工作和撤离洪水造成的洪水地点。(https://www.ukrinform.ua/rubric-other_news/3720776-pidriv-rosianami-kahovskoi-ges-usi-novini.html) .</text:p>
      <text:p text:style-name="P4">
News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理事会支持戒严令的强制性重组IDP的消费者贷款</text:span>
</text:h>
      <text:p text:style-name="P4">
作者: Ukrinform (Person)</text:p>
      <text:p text:style-name="P4">
出版商: Укринформ (Organization)</text:p>
      <text:p text:style-name="P4">
出版时间: 2023-06-10T21:21:00+03:00</text:p>
      <text:p text:style-name="P4">
修改时间: 2023-06-10T21:21:00+03:00</text:p>
      <text:p text:style-name="P4">
描述: Verkhovna Rada支持在戒严期间及其后30天对来自战争领土的人们的强制性重组进行强制性重组。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Кредит', 'Переселенці', 'Верховна Рада', 'Війна з Росією']</text:p>
      <text:p text:style-name="P4">
类型: Article</text:p>
      <!--METADATA-->
      <text:p text:style-name="P4">
<draw:frame draw:style-name="fr1" draw:name="Image210" text:anchor-type="as-char" svg:width="6.9236in" svg:height="3.956343in" draw:z-index="0">
<draw:image xlink:href="../Images/yкринформ/2023-06-10T21-21-00-03-00/630_360_1559148328-156.jpg" xlink:type="simple" xlink:show="embed" xlink:actuate="onLoad" draw:mime-type="image/jpeg"/>
</draw:frame>
Verkhovnarad支持在戒严期间及其后30天对来自战争领土的人们的消费者贷款进行强制性重组。</text:p>
      <text:p text:style-name="P4">
这是由MP Yaroslav Zheleznyak在[Telegram]中报道的(https://t.me/yzheleznyak/4260)，报道乌克林福姆。</text:p>
      <text:p text:style-name="P4">
代表在二读中得到批准，总体上，第IV条第9051号法案第IV条第9051号法案“最终和乌克兰法律的过渡条款”《消费者贷款》在武术期间造成的利益特殊性“消费者贷款”。 。 264人投票支持。</text:p>
      <text:p text:style-name="P4">
<text:span text:style-name="T4">
另请阅读：</text:span>
 <text:span text:style-name="T4">
 [Naftogaz已与投资者达成了重组的同意(https://www.ukrinform.ua/rubric-economy/3716656-naftogaz-domovivsa-z-investorami-pro-restrukturizaciu-evroobligacij.html)</text:span>
</text:p>
      <text:p text:style-name="P4">
该法案在戒严后的30天内提议在其镇压后的30天内为被注册为内部流离失所者注册的公民的消费贷款的强制性重组(保存了)敌对行动，Ort。</text:p>
      <text:p text:style-name="P4">
此外，还确定在戒严令中以及终止后的30天内，禁止收藏家从借款人那里要求债务。</text:p>
      <text:p text:style-name="P4">
但是，在戒严令结束后的半年内，消费者进行了重组，贷款进行了重组，并且应通过<text:span text:style-name="T4">
 [CROCTER]消除百分比。(https://www.ukrinform.ua/tag-kredit)</text:span>
。</text:p>
      <text:p text:style-name="P4">
<text:span text:style-name="T5">
!(https://www.ukrinform.ua/rubric-economy/3717394-v-uradi-planuut-modernizuvati-dostupni-krediti-dla-biznesu-z-deokupovanih-teritorij.html)</text:span>
*</text:p>
      <text:p text:style-name="P4">
代表们还批准了税法的修正案，该修正案与《法律》第9051号有关。《乌克兰税法第165款修正案的相关法案》涉及乌克兰第165条，内容涉及在武术法律第9052号法律期间计算消费者贷款诉讼的特殊性。</text:p>
      <text:p text:style-name="P4">
据报道，2022年3月，Verkhovna Rada批准了《津贴法》的修正案，该修正案从义务付款的义务中释放(很好，处罚)由于贷款的付款延迟。</text:p>
      <text:p text:style-name="P4">
News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在被洪水淹没的Skhidnytsia中，救出了20人，其中5人是孩子</text:span>
</text:h>
      <text:p text:style-name="P4">
作者: Ukrinform (Person)</text:p>
      <text:p text:style-name="P4">
出版商: Укринформ (Organization)</text:p>
      <text:p text:style-name="P4">
出版时间: 2023-06-10T21:30:00+03:00</text:p>
      <text:p text:style-name="P4">
修改时间: 2023-06-10T21:30:00+03:00</text:p>
      <text:p text:style-name="P4">
描述: SES员工在LVIV地区被淹没的Skhidnytsia中救出了20人，其中包括5个孩子。  - 乌克林。</text:p>
      <text:p text:style-name="P4">
图片: ['<text:a xlink:type="simple" xlink:href="https://static.ukrinform.com/photos/2023_06/thumb_files/630_360_1686421745-506.jpg" text:style-name="Internet_20_link" text:visited-style-name="Visited_20_Internet_20_Link">
630_360_16864...</text:a>
']</text:p>
      <text:p text:style-name="P4">
标签: ['Львівщина', 'Поліція', 'Курорт']</text:p>
      <text:p text:style-name="P4">
类型: Article</text:p>
      <!--METADATA-->
      <text:p text:style-name="P4">
<draw:frame draw:style-name="fr1" draw:name="Image211" text:anchor-type="as-char" svg:width="6.9236in" svg:height="3.945708in" draw:z-index="0">
<draw:image xlink:href="../Images/yкринформ/2023-06-10T21-30-00-03-00/630_360_1686421745-506.jpg" xlink:type="simple" xlink:show="embed" xlink:actuate="onLoad" draw:mime-type="image/jpeg"/>
</draw:frame>
DSSNS的员工在利维夫地区的Skhidnytsia被淹没的Skhidnytsia中救出了20人，其中包括5名儿童。</text:p>
      <text:p text:style-name="P4">
这是在向乌克林福姆州的通讯员发表评论中在LVIV地区紧急服务中的评论。</text:p>
      <text:p text:style-name="P4">
“由于雨水的大雨来自R. Skhidnychanka的海岸，Skhidnytsia Drohobych District的部分洪水(Zarichna街，Shevchenko，Ivan Franko).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救援工作正在进行中。</text:p>
      <text:p text:style-name="P4">
同时，警察利沃夫地区在[Facebook]上报告了(https://www.facebook.com/story.php?story_fbid=pfbid0yhvGifWb3XkHBGbTEyQE2spPkZgZtQ29QUwb6uJCZ2hpDuGS2vzUa96HYfmtjXQQl&amp;id=100064853404085&amp;eav=Afb4jj7gFozPwTU_RfrcbWnhyELHtMlQZBoPx2UuXR5OxjMyq3FOvyLcrkd9TZHdhh8&amp;m_entstream_source=timeline&amp;paipv=0)关于Skhidnytsia附近的道路的重叠。</text:p>
      <text:p text:style-name="P4">
“是的，从Skhidnytsia到Old Kropyvnyk的运动被封锁 - 绕着腺体绕道。通往斯特里地区Urich村庄的高速公路被阻止，”警方被阻止。</text:p>
      <text:p text:style-name="P4">
该细分市场的运动很复杂，执法人员要求驾驶员使用其他方式。</text:p>
      <text:p text:style-name="P4">
正如乌克林福姆(Ukrinform)报道的[在利维夫地区的Skhidnytsia镇，有40户家庭被淹没。(https://www.ukrinform.ua/rubric-regions/3721134-na-lvivsini-cerez-pidnatta-rivna-vodi-u-ricci-shidnicanka-pidtopleni-blizko-40-domogospodarstv.html)由于提高了内容的水位。</text:p>
      <text:p text:style-name="P4">
News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马克龙通过供应无人机向伊朗警告伊朗的后果</text:span>
</text:h>
      <text:p text:style-name="P4">
作者: Ukrinform (Person)</text:p>
      <text:p text:style-name="P4">
出版商: Укринформ (Organization)</text:p>
      <text:p text:style-name="P4">
出版时间: 2023-06-10T21:43:00+03:00</text:p>
      <text:p text:style-name="P4">
修改时间: 2023-06-10T21:43:00+03:00</text:p>
      <text:p text:style-name="P4">
描述: 法国总统伊曼纽尔·马克龙（Emmanuel Macron）警告伊朗同事易卜拉欣·雷西（Ibrahim Raisi），有关德黑兰向俄罗斯提供无人机供应的后果。  - 乌克林。</text:p>
      <text:p text:style-name="P4">
图片: ['<text:a xlink:type="simple" xlink:href="https://static.ukrinform.com/photos/2023_02/thumb_files/630_360_1675929865-232.jpg" text:style-name="Internet_20_link" text:visited-style-name="Visited_20_Internet_20_Link">
630_360_16759...</text:a>
']</text:p>
      <text:p text:style-name="P4">
标签: ['Безпілотник', 'Іран', 'Макрон', 'Росія', 'Війна з Росією']</text:p>
      <text:p text:style-name="P4">
类型: Article</text:p>
      <!--METADATA-->
      <text:p text:style-name="P4">
<draw:frame draw:style-name="fr1" draw:name="Image214" text:anchor-type="as-char" svg:width="6.9236in" svg:height="3.956343in" draw:z-index="0">
<draw:image xlink:href="../Images/yкринформ/2023-06-10T21-43-00-03-00/630_360_1675929865-232.jpg" xlink:type="simple" xlink:show="embed" xlink:actuate="onLoad" draw:mime-type="image/jpeg"/>
</draw:frame>
伊曼纽尔·马克龙(Emmanuel Macron)总统警告伊朗学院易卜拉欣·雷西(Ibrahim Raisi)程序，该程序与德黑兰向俄罗斯的无人机提供有关。</text:p>
      <text:p text:style-name="P4">
关于它报告<text:a xlink:type="simple" xlink:href="https://www.reuters.com/world/france-warns-iran-drone-deliveries-to-russia-2023-06-10/" text:style-name="Internet_20_link" text:visited-style-name="Visited_20_Internet_20_Link">
路透</text:a>
乌克林福姆报道，关于总统办公室。</text:p>
      <text:p text:style-name="P4">
值得注意的是，在与Raisa的电话交谈中，马克龙敦促伊朗立即“附加”该国在针对乌克兰战争中提供俄罗斯的支持。</text:p>
      <text:p text:style-name="P4">
声明说：“马克龙还对伊朗核计划发展轨迹表示关注。”</text:p>
      <text:p text:style-name="P4">
<text:span text:style-name="T4">
另请阅读：</text:span>
 <text:span text:style-name="T4">
 <text:a xlink:type="simple" xlink:href="https://www.ukrinform.ua/rubric-ato/3721035-rosia-otrimala-vid-iranu-sotni-bezpilotnikiv-dla-atak-na-ukrainu-bilij-dim.html" text:style-name="Internet_20_link" text:visited-style-name="Visited_20_Internet_20_Link">
俄罗斯因攻击乌克兰而收到数百架无人机 - 白宫</text:a>
</text:span>
</text:p>
      <text:p text:style-name="P4">
正如乌克林福姆报道的那样，白宫早些时候表示，俄罗斯已经加深了与伊朗在国防领域的合作，并受到了数百次冲击<text:span text:style-name="T4">
 <text:a xlink:type="simple" xlink:href="https://www.ukrinform.ua/tag-bpla" text:style-name="Internet_20_link" text:visited-style-name="Visited_20_Internet_20_Link">
无人机</text:a>
</text:span>
它用于乌克兰遭受袭击的任务。</text:p>
      <text:p text:style-name="P4">
News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体操运动员Ilya Kovtun在世界呼叫杯中赢得了“黄金”和“铜牌”</text:span>
</text:h>
      <text:p text:style-name="P4">
作者: Ukrinform (Person)</text:p>
      <text:p text:style-name="P4">
出版商: Укринформ (Organization)</text:p>
      <text:p text:style-name="P4">
出版时间: 2023-06-10T21:49:00+03:00</text:p>
      <text:p text:style-name="P4">
修改时间: 2023-06-10T21:49:00+03:00</text:p>
      <text:p text:style-name="P4">
描述: 在克罗地亚的奥西克（Osiyek）中，运动体操世界杯的第三阶段仍在继续。  - 乌克林。</text:p>
      <text:p text:style-name="P4">
图片: ['<text:a xlink:type="simple" xlink:href="https://static.ukrinform.com/photos/2023_06/thumb_files/630_360_1686422443-237.jpg" text:style-name="Internet_20_link" text:visited-style-name="Visited_20_Internet_20_Link">
630_360_16864...</text:a>
']</text:p>
      <text:p text:style-name="P4">
标签: ['Гімнастика']</text:p>
      <text:p text:style-name="P4">
类型: Article</text:p>
      <!--METADATA-->
      <text:p text:style-name="P4">
<draw:frame draw:style-name="fr1" draw:name="Image215" text:anchor-type="as-char" svg:width="6.9236in" svg:height="3.956343in" draw:z-index="0">
<draw:image xlink:href="../Images/yкринформ/2023-06-10T21-49-00-03-00/630_360_1686422443-237.jpg" xlink:type="simple" xlink:show="embed" xlink:actuate="onLoad" draw:mime-type="image/jpeg"/>
</draw:frame>
体育体操杯的第三阶段仍在继续。</text:p>
      <text:p text:style-name="P4">
如<text:a xlink:type="simple" xlink:href="https://suspilne.media/503743-illa-kovtun-zdobuv-persi-medali-sezonu-kubka-svitovogo-vikliku-zi-sportivnoi-gimnastiki-rezultati/" text:style-name="Internet_20_link" text:visited-style-name="Visited_20_Internet_20_Link">
通知</text:a>
乌克林福姆报道，由于第一个决赛，社会主义者是乌克兰伊利亚·科夫图(Ukrainian Ilya Kovtun)赢得了两枚奖牌。</text:p>
      <text:p text:style-name="P4">
最初，乌克兰体操运动员在马赛上成为铜牌获得者，得到14,500分。 在这项练习中争取冠军的斗争中，科夫顿让位给亚美尼亚代表 - 加里克·贾卡基安(Garik Khakakyan)(14,766)还有Davtyan Arthur(14.600).</text:p>
      <text:p text:style-name="P4">
А ось у вправах на паралельних брусах Ковтун (15,133)在Ferchat Arikan Turkey最接近的追捕者之前获得了“金”(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在6月11日星期日世界杯决赛的第二天，Ilya Kovtun将在所有三场决赛中表演 - 在戒指上，支撑和横杆。</text:p>
      <text:p text:style-name="P4">
<text:span text:style-name="T5">
foto：ap</text:span>
</text:p>
      <text:p text:style-name="P4">
News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在哈尔基夫地区</text:span>
</text:h>
      <text:p text:style-name="P4">
作者: Ukrinform (Person)</text:p>
      <text:p text:style-name="P4">
出版商: Укринформ (Organization)</text:p>
      <text:p text:style-name="P4">
出版时间: 2023-06-10T21:54:00+03:00</text:p>
      <text:p text:style-name="P4">
修改时间: 2023-06-10T21:54:00+03:00</text:p>
      <text:p text:style-name="P4">
描述: 在源于敌人的炮击中，哈尔基夫地区的一场大火扑灭时，俄罗斯人重新养活了救援人员工作的地方，一名消防员被杀。  - 乌克林。</text:p>
      <text:p text:style-name="P4">
图片: ['<text:a xlink:type="simple" xlink:href="https://static.ukrinform.com/photos/2023_06/thumb_files/630_360_1686422813-310.jpg" text:style-name="Internet_20_link" text:visited-style-name="Visited_20_Internet_20_Link">
630_360_16864...</text:a>
']</text:p>
      <text:p text:style-name="P4">
标签: ['ДСНС', 'Обстріл', 'Харківщина', 'Війна з Росією']</text:p>
      <text:p text:style-name="P4">
类型: Article</text:p>
      <!--METADATA-->
      <text:p text:style-name="P4">
<draw:frame draw:style-name="fr1" draw:name="Image216" text:anchor-type="as-char" svg:width="6.9236in" svg:height="3.956343in" draw:z-index="0">
<draw:image xlink:href="../Images/yкринформ/2023-06-10T21-54-00-03-00/630_360_1686422813-310.jpg" xlink:type="simple" xlink:show="embed" xlink:actuate="onLoad" draw:mime-type="image/jpeg"/>
</draw:frame>
在源于敌人炮击的哈尔基夫地区大火中，俄罗斯人开了救援人员工作的地方，一名消防员被杀。</text:p>
      <text:p text:style-name="P4">
这是在[Facebook]中报道的(https://www.facebook.com/DSNSKHARKIV/posts/pfbid02jw9zrN7uMi6os3VQmBTqZy8pAaifFFoT2Yoy36GpvRjMeQgGvY71Qb5rmosKny88l)乌克林福姆报道，乌克兰乌克兰SES的主要局长。</text:p>
      <text:p text:style-name="P4">
“对救援人员的另一项罪行：在扑灭大火的重复庇护下，哈尔基夫地区一名消防员的寿命。 Piskun已有29年。”声明说。</text:p>
      <text:p text:style-name="P4">
死者学院 - 解雇救援人员伊万·莫斯卡利克(Ivan Moskalyuk)遭受了许多损失，并被住院。</text:p>
      <text:p text:style-name="P4">
<text:span text:style-name="T4">
另请阅读：</text:span>
 <text:span text:style-name="T4">
 <text:a xlink:type="simple" xlink:href="https://www.ukrinform.ua/rubric-ato/3721133-rosijska-armia-obstrilala-pokrovsku-gromadu-na-nikopolsini.html" text:style-name="Internet_20_link" text:visited-style-name="Visited_20_Internet_20_Link">
俄罗斯军队在纳米科波尔地区的波克罗夫斯基社区开火</text:a>
</text:span>
</text:p>
      <text:p text:style-name="P4">
据乌克林福姆报道，在最后一天，俄罗斯入侵者已安排了哈尔基夫，库皮亚斯基，丘格夫斯基，波霍杜赫夫和伊齐姆地区的所有可用武器定居点。</text:p>
      <text:p text:style-name="P4">
到了晚上，敌人在博哥多克地区的领土上使用10多个无人机申请。 有大火。</text:p>
      <text:p text:style-name="P4">
News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尼科波附近的铁路</text:span>
</text:h>
      <text:p text:style-name="P4">
作者: Ukrinform (Person)</text:p>
      <text:p text:style-name="P4">
出版商: Укринформ (Organization)</text:p>
      <text:p text:style-name="P4">
出版时间: 2023-06-10T22:13:00+03:00</text:p>
      <text:p text:style-name="P4">
修改时间: 2023-06-10T22:13:00+03:00</text:p>
      <text:p text:style-name="P4">
描述: 在Dnipropetrovsk的Nikopol附近，在Kakhovskaya水电站爆炸后，坐着一块带有铁路布的地块，导致取消了郊区火车。  - 乌克林。</text:p>
      <text:p text:style-name="P4">
图片: ['<text:a xlink:type="simple" xlink:href="https://static.ukrinform.com/photos/2023_06/thumb_files/630_360_1686423056-310.jpg" text:style-name="Internet_20_link" text:visited-style-name="Visited_20_Internet_20_Link">
630_360_16864...</text:a>
']</text:p>
      <text:p text:style-name="P4">
标签: ['Дніпропетровщина', 'Нікополь', 'Укрзалізниця']</text:p>
      <text:p text:style-name="P4">
类型: Article</text:p>
      <!--METADATA-->
      <text:p text:style-name="P4">
<draw:frame draw:style-name="fr1" draw:name="Image218" text:anchor-type="as-char" svg:width="6.9236in" svg:height="3.956343in" draw:z-index="0">
<draw:image xlink:href="../Images/yкринформ/2023-06-10T22-13-00-03-00/630_360_1686423056-310.jpg" xlink:type="simple" xlink:show="embed" xlink:actuate="onLoad" draw:mime-type="image/jpeg"/>
</draw:frame>
在尼科波尔(Nipropetrovsk)的Nikopol附近，在Kakhovka水力发电站爆炸后，铁布坐了一块地块，导致取消了郊区火车。</text:p>
      <text:p text:style-name="P4">
关于它报告了<text:a xlink:type="simple" xlink:href="https://www.facebook.com/Ukrzaliznytsia/posts/pfbid0RdrSE4WEtimEux7JForwnpU7kyBATDFnh1jcEewAfRdTZzhGyXegT4MnG6KeKtWyl" text:style-name="Internet_20_link" text:visited-style-name="Visited_20_Internet_20_Link">
Facebook</text:a>
，报道乌克林福姆。</text:p>
      <text:p text:style-name="P4">
“大坝的大坝的影响距离赫尔森地区更远：一旦在尼科波尔附近，整个带有铁路帆布的地区就座。由于悲剧的矮人铁路的强度，郊区火车被取消。及时的方式，”消息说。</text:p>
      <text:p text:style-name="P4">
<text:span text:style-name="T4">
另请阅读：</text:span>
 <text:a xlink:type="simple" xlink:href="https://www.ukrinform.ua/rubric-regions/3721135-riven-vodi-u-hersoni-znizivsa-bils-ak-na-metr.html" text:style-name="Internet_20_link" text:visited-style-name="Visited_20_Internet_20_Link">
赫尔森的水位下降了超过一米</text:a>
该公司指出，恢复将持续大约3天。</text:p>
      <text:p text:style-name="P4">
目前，蒂姆科娃阿斯托斯托洛夫(Kryvyi Rih)从克里维(Kryvyi Rih)到尼科波(Nikopol)的郊区火车限于chortomlyk。</text:p>
      <text:p text:style-name="P4">
在Chortomlyk和Nikopol的乘客之间，将免费带公交车。</text:p>
      <text:p text:style-name="P4">
<text:span text:style-name="T4">
另请阅读：</text:span>
 <text:a xlink:type="simple" xlink:href="https://www.ukrinform.ua/rubric-polytics/3721090-pidriv-kahovskoi-ges-rada-uhvalila-postanovu-pro-zvernenna-do-oon.html" text:style-name="Internet_20_link" text:visited-style-name="Visited_20_Internet_20_Link">
Khohovskaya水力发电站：理事会批准将联合国重新扎成联合国的决议</text:a>
此外，在Chortomlyk-Kryvyi Rih的区域被任命为临时的静电车，他于19:30离开Chortomlyk，于21:00到达Kryvyi Raga-。 “这意味着火车№76/75 Krivoy Rog的出发 - 基辅 - 尼克波尔人移植了50分钟。我们很快回应，我们带来了所有人，”  - 在UZ中说。</text:p>
      <text:p text:style-name="P4">
正如乌克林福姆报道的<text:a xlink:type="simple" xlink:href="https://www.ukrinform.ua/rubric-other_news/3720776-pidriv-rosianami-kahovskoi-ges-usi-novini.html" text:style-name="Internet_20_link" text:visited-style-name="Visited_20_Internet_20_Link">
在6月6日的晚上，地下水力发电站的俄罗斯入侵者</text:a>
。 该电台无法恢复。</text:p>
      <text:p text:style-name="P4">
根据乌克里迪诺(Ukrhydroenergo)的说法，rynikinikopol的Kakhovsky水库的水平为1.55 m，正常为16.8 m。</text:p>
      <text:p text:style-name="P4">
照片：超声波</text:p>
      <text:p text:style-name="P4">
News Source: <text:a xlink:type="simple" xlink:href="https://www.ukrinform.ua/rubric-ato/3721151-poblizu-nikopola-prosilo-zaliznicne-polotno.html" text:style-name="Internet_20_link" text:visited-style-name="Visited_20_Internet_20_Link">
https://www.ukrinform.ua/rubric-ato/3721151-poblizu-nikopola-prosilo-zaliznicne-polotno.html</text:a>
</text:p>
      <!--NEWS-->
      <text:h text:style-name="P10" text:outline-level="1">
<text:span text:style-name="T4">
在敖德萨，由于爆炸浪的无人机夜间攻击，290套公寓受伤</text:span>
</text:h>
      <text:p text:style-name="P4">
作者: Ukrinform (Person)</text:p>
      <text:p text:style-name="P4">
出版商: Укринформ (Organization)</text:p>
      <text:p text:style-name="P4">
出版时间: 2023-06-10T22:26:00+03:00</text:p>
      <text:p text:style-name="P4">
修改时间: 2023-06-10T22:26:00+03:00</text:p>
      <text:p text:style-name="P4">
描述: 在敖德萨，6月10日晚上，无人机的袭击中，有290所房屋中的290套公寓受伤。  - 乌克林。</text:p>
      <text:p text:style-name="P4">
图片: ['<text:a xlink:type="simple" xlink:href="https://static.ukrinform.com/photos/2023_06/thumb_files/630_360_1686378600-1576.jpeg" text:style-name="Internet_20_link" text:visited-style-name="Visited_20_Internet_20_Link">
630_360_16863...</text:a>
']</text:p>
      <text:p text:style-name="P4">
标签: ['БПЛА', 'Обстріл', 'Одеса', 'Війна з Росією']</text:p>
      <text:p text:style-name="P4">
类型: Article</text:p>
      <!--METADATA-->
      <text:p text:style-name="P4">
<draw:frame draw:style-name="fr1" draw:name="Image219" text:anchor-type="as-char" svg:width="6.9236in" svg:height="3.956343in" draw:z-index="0">
<draw:image xlink:href="../Images/yкринформ/2023-06-10T22-26-00-03-00/630_360_1686378600-1576.jpeg" xlink:type="simple" xlink:show="embed" xlink:actuate="onLoad" draw:mime-type="image/jpeg"/>
</draw:frame>
在敖德萨，6月10日晚上，无人机在11座房屋中受到290公里的影响。</text:p>
      <text:p text:style-name="P4">
关于它在[电报]中报告(https://t.me/odesacityofficial/18093)欧洲裔市议会，乌克林福姆报道。</text:p>
      <text:p text:style-name="P4">
“在6月10日晚上的无人机袭击中，在敖德萨，从爆炸浪潮中陈述了11栋房屋的290套公寓。今天，白天消除了公共服务：他们删除了紧急立式元素，窗框，窗框，窗框，清洁玻璃，紧急树。-在市议会的信息中可以使用。</text:p>
      <text:p text:style-name="P4">
<text:span text:style-name="T4">
另请阅读：</text:span>
 <text:span text:style-name="T4">
 <text:a xlink:type="simple" xlink:href="https://www.ukrinform.ua/rubric-ato/3720846-nad-odesou-vnoci-zbili-visim-vorozih-droniv-i-dvi-raketi-bratcuk.html" text:style-name="Internet_20_link" text:visited-style-name="Visited_20_Internet_20_Link">
晚上敖德萨上方敲了八个敌人和院子-Bratchuk</text:a>
</text:span>
</text:p>
      <text:p text:style-name="P4">
15件设备和100多名员工参与其中。 Silicp“ Miskvitlo”恢复了街道照明，许多支撑需要物质。 KP“ Miskzeletrest”去除了15棵应急树。 市政服务的工作人员在外墙工作，拆除了被摧毁的窗户，框架，阳台的格子。</text:p>
      <text:p text:style-name="P4">
出口了230吨被破坏的元素。</text:p>
      <text:p text:style-name="P4">
<text:span text:style-name="T4">
另请阅读：</text:span>
 <text:span text:style-name="T4">
 <text:a xlink:type="simple" xlink:href="https://www.ukrinform.ua/rubric-ato/3720815-nicna-ataka-sahediv-na-odesu-troe-zagiblih-desat-poranenih.html" text:style-name="Internet_20_link" text:visited-style-name="Visited_20_Internet_20_Link">
SHAHANEDA夜间对敖德萨的攻击：三人死，十连胜</text:a>
</text:span>
</text:p>
      <text:p text:style-name="P4">
除了平民的住宅建筑和公寓外，今晚还有2所学校和3所幼儿园。 这是由教育部主任Elena Buynevich报道的。</text:p>
      <text:p text:style-name="P4">
2023年6月11日在敖德萨宣布了哀悼日。</text:p>
      <text:p text:style-name="P4">
<text:span text:style-name="T4">
另请阅读：</text:span>
 <text:span text:style-name="T4">
 <text:a xlink:type="simple" xlink:href="https://www.ukrinform.ua/rubric-regions/3721031-nicna-ataka-na-odesinu-sered-poterpilih-cetvero-ditej.html" text:style-name="Internet_20_link" text:visited-style-name="Visited_20_Internet_20_Link">
夜间攻击Odesa地区：在受害者中 - 四天</text:a>
</text:span>
</text:p>
      <text:p text:style-name="P4">
正如乌克林福姆报道的，由于<text:span text:style-name="T4">
 <text:a xlink:type="simple" xlink:href="https://www.ukrinform.ua/tag-obstril" text:style-name="Internet_20_link" text:visited-style-name="Visited_20_Internet_20_Link">
炮击</text:a>
</text:span>
 Shahaned无人机和火箭被杀死，29人受伤，其中包括两个孩子和一名孕妇。</text:p>
      <text:p text:style-name="P4">
News Source: <text:a xlink:type="simple" xlink:href="https://www.ukrinform.ua/rubric-regions/3721158-v-odesi-v-rezultati-nicnoi-ataki-droniv-vid-vibuhovoi-hvili-postrazdali-290-kvartir.html" text:style-name="Internet_20_link" text:visited-style-name="Visited_20_Internet_20_Link">
https://www.ukrinform.ua/rubric-regions/3721158-v-odesi-v-rezultati-nicnoi-ataki-droniv-vid-vibuhovoi-hvili-postrazdali-290-kvartir.html</text:a>
</text:p>
      <!--NEWS-->
      <text:h text:style-name="P10" text:outline-level="1">
<text:span text:style-name="T4">
该网络显示了爆炸HPP俄罗斯人后的Kakhovka水库的样子</text:span>
</text:h>
      <text:p text:style-name="P4">
作者: Ukrinform (Person)</text:p>
      <text:p text:style-name="P4">
出版商: Укринформ (Organization)</text:p>
      <text:p text:style-name="P4">
出版时间: 2023-06-10T22:33:00+03:00</text:p>
      <text:p text:style-name="P4">
修改时间: 2023-06-10T22:33:00+03:00</text:p>
      <text:p text:style-name="P4">
描述: 在俄罗斯军队排除了卡科夫卡水力发电站之后，当地水库几乎被震动了。  - 乌克林。</text:p>
      <text:p text:style-name="P4">
图片: ['<text:a xlink:type="simple" xlink:href="https://static.ukrinform.com/photos/2023_06/thumb_files/630_360_1686382723-593.jpg" text:style-name="Internet_20_link" text:visited-style-name="Visited_20_Internet_20_Link">
630_360_16863...</text:a>
']</text:p>
      <text:p text:style-name="P4">
标签: ['ГЕС', 'Війна з Росією', 'Каховське водосховище']</text:p>
      <text:p text:style-name="P4">
类型: Article</text:p>
      <!--METADATA-->
      <text:p text:style-name="P4">
<draw:frame draw:style-name="fr1" draw:name="Image220" text:anchor-type="as-char" svg:width="6.9236in" svg:height="3.956343in" draw:z-index="0">
<draw:image xlink:href="../Images/yкринформ/2023-06-10T22-33-00-03-00/630_360_1686382723-593.jpg" xlink:type="simple" xlink:show="embed" xlink:actuate="onLoad" draw:mime-type="image/jpeg"/>
</draw:frame>
邮政 - 由俄罗斯部队探索了卡霍夫斯卡亚水力发电站的俄罗斯军队，实际上是在当地的水库。</text:p>
      <text:p text:style-name="P4">
根据乌克林福姆的说法，相应的视频在[Telegram]中介绍(https://t.me/lachentyt/30283)著名的博主伊戈尔·拉钦科夫(Igor Lachenkov)(TG频道“ Lachen Wrish”).</text:p>
      <text:p text:style-name="P4">
Раніше еколог, експерт з управління природоохоронною діяльністю, екологічноїполітики та моніторингу стану і якості довкілля, кандидат технічних наукМаксим Сорока на своїй сторінці у Фейсбуці, відповідаючи на запитанняукраїнців, прогнозував, що Каховське <text:span text:style-name="T5">
<text:span text:style-name="T4">
<text:a xlink:type="simple" xlink:href="https://www.ukrinform.ua/rubric-economy/3720654-kahovske-vodoshovise-ne-znikne-ale-peretvoritsa-na-boloto.html" text:style-name="Internet_20_link" text:visited-style-name="Visited_20_Internet_20_Link">
 водосховище не зникне, алеперетвориться на болото </text:a>
</text:span>
 </text:span>
。</text:p>
      <text:p text:style-name="P4">
<text:span text:style-name="T4">
另请阅读：</text:span>
 <text:span text:style-name="T4">
 [通过爆炸卡克霍夫斯卡亚水电站的俄罗斯人失踪29人(https://www.ukrinform.ua/rubric-regions/3720969-cerez-pidriv-rosianami-kahovskoi-ges-zniklimi-bezvisti-vvazautsa-27-ludej.html)</text:span>
</text:p>
      <text:p text:style-name="P4">
“但是，水不会消失。现在，这座城市将有一个临时的沼泽。然后，大自然将提出该领土的工作。</text:p>
      <text:p text:style-name="P4">
我们需要了解，在我们的气候条件下，水库(这种大小的探戈量负荷)它应该是至少8 m的深度。这是由于第三个因素所致。 首先，为了不在冬天冻结(这对于恢复生物群很重要). По-друге, для підтримки кисневого режимувлітку. Якщо перегріти стоячі води, то згідно з законом Дальтона, кисень почневипаровуватися, що призведе до мору риби. Третє. Для нейтралізуваннязворотних/очищених стічних вод та подальшого біологічного доочищення – уводосховищі має бути достатній об’єм води. Нагадую, заводи та ЖКГ Запоріжжяберуть воду вище запорізької греблі, а скидають стічні води у Каховськеводосховище. Й інші міста так само", - написав він.</text:p>
      <text:p text:style-name="P4">
Своєю чергою інші науковці зазначають, що після підриву дамби розпочалосяобміління водосховища і його глибина зараз становить трохи більш як 10 метрів.Тобто зараз неможливий забір води для побутових споживачів та на ЗапорізькійАЕС.</text:p>
      <text:p text:style-name="P4">
<text:span text:style-name="T4">
Читайте також:</text:span>
 <text:span text:style-name="T4">
<text:a xlink:type="simple" xlink:href="https://www.ukrinform.ua/rubric-economy/3720653-v-ukraini-ponad-1-100-kilometriv-meliorativnih-kanaliv-zalisilis-bez-vodi.html" text:style-name="Internet_20_link" text:visited-style-name="Visited_20_Internet_20_Link">
 В Україні понад 1 100 кілометрів меліоративних каналівзалишились без води </text:a>
</text:span>
</text:p>
      <text:p text:style-name="P4">
预计稳定后，与Kakhovka储层相对应的水位与DNIEPER-1公里宽度相对应，将保留6-7米。</text:p>
      <text:p text:style-name="P4">
News Source: <text:a xlink:type="simple" xlink:href="https://www.ukrinform.ua/rubric-regions/3721154-u-merezi-pokazali-kadri-ak-vigladae-kahovske-vodoshovise-pisla-pidrivu-rosianami-ges.html" text:style-name="Internet_20_link" text:visited-style-name="Visited_20_Internet_20_Link">
https://www.ukrinform.ua/rubric-regions/3721154-u-merezi-pokazali-kadri-ak-vigladae-kahovske-vodoshovise-pisla-pidrivu-rosianami-ges.html</text:a>
</text:p>
      <!--NEWS-->
      <text:h text:style-name="P10" text:outline-level="1">
<text:span text:style-name="T4">
罗兰·哈罗斯（Rolan Harros）-2023：男子配对的结局赢得了克罗地亚裔美国人的串联</text:span>
</text:h>
      <text:p text:style-name="P4">
作者: Ukrinform (Person)</text:p>
      <text:p text:style-name="P4">
出版商: Укринформ (Organization)</text:p>
      <text:p text:style-name="P4">
出版时间: 2023-06-10T22:40:00+03:00</text:p>
      <text:p text:style-name="P4">
修改时间: 2023-06-10T22:40:00+03:00</text:p>
      <text:p text:style-name="P4">
描述: 克罗地亚裔美国人的二人组Ivan Dodig-Austin Krychek赢得了法国公开赛-2023网球冠军锦标赛的大满贯。  - 乌克林。</text:p>
      <text:p text:style-name="P4">
图片: ['<text:a xlink:type="simple" xlink:href="https://static.ukrinform.com/photos/2023_06/thumb_files/630_360_1686427829-537.jpg" text:style-name="Internet_20_link" text:visited-style-name="Visited_20_Internet_20_Link">
630_360_16864...</text:a>
']</text:p>
      <text:p text:style-name="P4">
标签: ['Теніс']</text:p>
      <text:p text:style-name="P4">
类型: Article</text:p>
      <!--METADATA-->
      <text:p text:style-name="P4">
<draw:frame draw:style-name="fr1" draw:name="Image221" text:anchor-type="as-char" svg:width="6.9236in" svg:height="3.956343in" draw:z-index="0">
<draw:image xlink:href="../Images/yкринформ/2023-06-10T22-40-00-03-00/630_360_1686427829-537.jpg" xlink:type="simple" xlink:show="embed" xlink:actuate="onLoad" draw:mime-type="image/jpeg"/>
</draw:frame>
克罗地亚裔美国人的二人组Ivan Dodig-Austin Krychek赢得了来自网球的France-2023开放式大满贯。</text:p>
      <text:p text:style-name="P4">
在决定性的比赛中，乌克林法姆(Ukrinform)据报道，在果断比赛中，第四个多德(Dodig)和克拉切克(Krachek)扮演了桑德·齐尔(Sander Zhil)和贾兰·弗莱吉(Jaran Fleligine)的比利时人-6：3、6：1。</text:p>
      <text:p text:style-name="P4">
<text:span text:style-name="T4">
另请阅读：</text:span>
 <text:span text:style-name="T4">
 [Shvontek击败Mukhov并赢得了Rolan Harros]]](https://www.ukrinform.ua/rubric-sports/3721107-svontek-obigrala-muhovu-i-peremogla-na-rolan-garros.html)</text:span>
</text:p>
      <text:p text:style-name="P4">
罗兰·加洛斯(塞尔维亚)-cere r(挪威)它将在6月11日举行。</text:p>
      <text:p text:style-name="P4">
照片：盖蒂图像。</text:p>
      <text:p text:style-name="P4">
News Source: <text:a xlink:type="simple" xlink:href="https://www.ukrinform.ua/rubric-sports/3721159-rolan-garros2023-colovicij-parnij-final-vigrav-horvatskoamerikanskij-tandem.html" text:style-name="Internet_20_link" text:visited-style-name="Visited_20_Internet_20_Link">
https://www.ukrinform.ua/rubric-sports/3721159-rolan-garros2023-colovicij-parnij-final-vigrav-horvatskoamerikanskij-tandem.html</text:a>
</text:p>
      <!--NEWS-->
      <text:h text:style-name="P10" text:outline-level="1">
<text:span text:style-name="T4">
加拿大对Yanukovych和其他俄罗斯合作者实施了制裁</text:span>
</text:h>
      <text:p text:style-name="P4">
作者: Ukrinform (Person)</text:p>
      <text:p text:style-name="P4">
出版商: Укринформ (Organization)</text:p>
      <text:p text:style-name="P4">
出版时间: 2023-06-10T22:53:00+03:00</text:p>
      <text:p text:style-name="P4">
修改时间: 2023-06-10T22:53:00+03:00</text:p>
      <text:p text:style-name="P4">
描述: 维克多·亚努科维奇（Viktor Yanukovych）和他的儿子亚历山大（Alexander），以及俄罗斯占领政权的另外两十名合作者受到了加拿大新制裁的影响。  - 乌克林。</text:p>
      <text:p text:style-name="P4">
图片: ['<text:a xlink:type="simple" xlink:href="https://static.ukrinform.com/photos/2018_04/thumb_files/630_360_1524135812-1767.jpg" text:style-name="Internet_20_link" text:visited-style-name="Visited_20_Internet_20_Link">
630_360_15241...</text:a>
']</text:p>
      <text:p text:style-name="P4">
标签: ['Антиросійські санкції', 'Янукович', 'Канада', 'Санкції', 'Трюдо', 'Україна']</text:p>
      <text:p text:style-name="P4">
类型: Article</text:p>
      <!--METADATA-->
      <text:p text:style-name="P4">
<draw:frame draw:style-name="fr1" draw:name="Image222" text:anchor-type="as-char" svg:width="6.9236in" svg:height="3.956343in" draw:z-index="0">
<draw:image xlink:href="../Images/yкринформ/2023-06-10T22-53-00-03-00/630_360_1524135812-1767.jpg" xlink:type="simple" xlink:show="embed" xlink:actuate="onLoad" draw:mime-type="image/jpeg"/>
</draw:frame>
维克托尔尼亚诺科维奇(Viktornyanukovych)和他的儿子亚历山大(Alexander)以及岛上占领政权的其他两十个合作者都受到了新加拿大制裁的影响。</text:p>
      <text:p text:style-name="P4">
根据乌克林代表通讯员的说法，随后的人名单由加拿大政府的网站发布。</text:p>
      <text:p text:style-name="P4">
制裁说：“加拿大对乌克兰合作者和该国其他文化中心的工作施加了制裁，并为盗窃和破坏文化遗址和乌克兰文化做出了贡献。”</text:p>
      <text:p text:style-name="P4">
<text:span text:style-name="T4">
另请阅读：</text:span>
 <text:span text:style-name="T4">
 <text:a xlink:type="simple" xlink:href="https://www.ukrinform.ua/rubric-culture/3721048-kanada-zaprovadzue-sankcii-proti-pricetnih-do-rujnuvanna-ukrainskih-kulturnih-pamatok.html" text:style-name="Internet_20_link" text:visited-style-name="Visited_20_Internet_20_Link">
加拿大对乌克兰文化古迹的参与实施制裁</text:a>
</text:span>
</text:p>
      <text:p text:style-name="P4">
除了老年人和年轻的亚努科维奇(Yanukovych)，《制裁名单》，博客作者尤里·波多利亚克(Yuriy Podolyak)，被占领的赫森地区的塞满文化部长亚历山大·库兹曼科(Alexander Kuzmenko)</text:p>
      <text:p text:style-name="P4">
他们在加拿大的所有财产和资金都被冻结了，他们本身就进入了国家。</text:p>
      <text:p text:style-name="P4">
<text:span text:style-name="T4">
另请阅读：</text:span>
 <text:span text:style-name="T4">
 <text:a xlink:type="simple" xlink:href="https://www.ukrinform.ua/rubric-polytics/3721074-zelenskij-i-trudo-uhvalili-spilnu-deklaraciu.html" text:style-name="Internet_20_link" text:visited-style-name="Visited_20_Internet_20_Link">
Zelensky and Trudeau采用了共同声明</text:a>
</text:span>
</text:p>
      <text:p text:style-name="P4">
此外，加拿大还对俄罗斯占领的乌克兰地区的17个新创建的乌克兰地区进行了制裁。</text:p>
      <text:p text:style-name="P4">
政府说：“该清单包括由城市城市创建的教育和文化部以及正在与俄罗斯警报作斗争的乌克兰军事团体。”</text:p>
      <text:p text:style-name="P4">
特别是，加拿大制裁的行动扩展到了志愿者唐巴斯的统一，车队PVC，newsua.ru和Mediagroupnewsfront的宣传资源，由Kherson，Melitopol和Mariupol Museum占据</text:p>
      <text:p text:style-name="P4">
<text:span text:style-name="T4">
另请阅读：</text:span>
 <text:span text:style-name="T4">
 <text:a xlink:type="simple" xlink:href="https://www.ukrinform.ua/rubric-polytics/3721093-kanada-stala-20u-krainou-aka-pidpisala-deklaraciu-na-pidtrimku-clenstva-ukraini-v-nato-op.html" text:style-name="Internet_20_link" text:visited-style-name="Visited_20_Internet_20_Link">
加拿大已成为20个国家，签署了宣布乌克兰在北约饮酒的宣言 -  OP</text:a>
 </text:span>
</text:p>
      <text:p text:style-name="P4">
<text:span text:style-name="T5">
foto：“ Kommersant” _ </text:span>
</text:p>
      <text:p text:style-name="P4">
News Source: <text:a xlink:type="simple" xlink:href="https://www.ukrinform.ua/rubric-polytics/3721161-kanada-zaprovadila-sankcii-proti-anukovica-ta-insih-rosijskih-kolaborantiv.html" text:style-name="Internet_20_link" text:visited-style-name="Visited_20_Internet_20_Link">
https://www.ukrinform.ua/rubric-polytics/3721161-kanada-zaprovadila-sankcii-proti-anukovica-ta-insih-rosijskih-kolaborantiv.html</text:a>
</text:p>
      <!--NEWS-->
      <text:h text:style-name="P10" text:outline-level="1">
<text:span text:style-name="T4">
霍森地区洪水淹没地区的地区已减半-OVA</text:span>
</text:h>
      <text:p text:style-name="P4">
作者: Ukrinform (Person)</text:p>
      <text:p text:style-name="P4">
出版商: Укринформ (Organization)</text:p>
      <text:p text:style-name="P4">
出版时间: 2023-06-10T23:11:00+03:00</text:p>
      <text:p text:style-name="P4">
修改时间: 2023-06-10T23:11:00+03:00</text:p>
      <text:p text:style-name="P4">
描述: 白天，爆炸卡科夫斯卡亚水力发电站后，赫尔森地区的洪水量下降了27厘米，被洪水淹没的地区的面积增加了一倍。  - 乌克林。</text:p>
      <text:p text:style-name="P4">
图片: ['<text:a xlink:type="simple" xlink:href="https://static.ukrinform.com/photos/2023_06/thumb_files/630_360_1686413278-750.jpg" text:style-name="Internet_20_link" text:visited-style-name="Visited_20_Internet_20_Link">
630_360_16864...</text:a>
']</text:p>
      <text:p text:style-name="P4">
标签: ['Херсонщина', 'Каховська ГЕС', 'Підтоплення']</text:p>
      <text:p text:style-name="P4">
类型: Article</text:p>
      <!--METADATA-->
      <text:p text:style-name="P4">
<draw:frame draw:style-name="fr1" draw:name="Image223" text:anchor-type="as-char" svg:width="6.9236in" svg:height="3.956343in" draw:z-index="0">
<draw:image xlink:href="../Images/yкринформ/2023-06-10T23-11-00-03-00/630_360_1686413278-750.jpg" xlink:type="simple" xlink:show="embed" xlink:actuate="onLoad" draw:mime-type="image/jpeg"/>
</draw:frame>
赫尔森地区的洪水在27厘米处炸开27厘米后，洪水泛滥后，被洪水淹没的地区的地区翻了一番。</text:p>
      <text:p text:style-name="P4">
关于<text:a xlink:type="simple" xlink:href="https://t.me/olexandrprokudin/632" text:style-name="Internet_20_link" text:visited-style-name="Visited_20_Internet_20_Link">
视频更近的视频</text:a>
据报道，乌克林福姆报道说，Kherson Ova Alexander Proudin的负责人。</text:p>
      <text:p text:style-name="P4">
“与早晨相比，中等水平的洪水减少了27厘米，侵扰4.45 m。洪水淹没的地区几乎下降了几乎两次。从Berislav地区的Mykolaivka，Lviv和Olgivka开发。</text:p>
      <text:p text:style-name="P4">
<text:span text:style-name="T4">
另请阅读：</text:span>
 <text:span text:style-name="T4">
 [在赫尔森地区，敦促志愿者在暴风雨中不要在水中出去，而排水(https://www.ukrinform.ua/rubric-regions/3721049-na-hersonsini-volonteriv-zaklikaut-ne-vihoditi-na-vodu-pid-cas-buri-ta-zliv.html)</text:span>
</text:p>
      <text:p text:style-name="P4">
截至周六晚上，已经有2699人已经撤离了危险定居点，其中包括178名儿童和67个低型驾驶。</text:p>
      <text:p text:style-name="P4">
“在暂时占领的左岸，情况仍然至关重要。液滴被14个定居点淹没。撤离措施并没有被占领权占据。”</text:p>
      <text:p text:style-name="P4">
<text:span text:style-name="T4">
另请阅读：</text:span>
 <text:span text:style-name="T4">
 <text:a xlink:type="simple" xlink:href="https://www.ukrinform.ua/rubric-regions/3721105-na-hersonsinu-pribula-misia-miznarodnogo-kriminalnogo-sudu.html" text:style-name="Internet_20_link" text:visited-style-name="Visited_20_Internet_20_Link">
在赫尔森地区，国际刑事法院的任务已经到了</text:a>
</text:span>
</text:p>
      <text:p text:style-name="P4">
据乌克林福姆(Ukrinform)报道，人口的救援工作从洪水泛滥的地方造成的洪水造成的洪水泛滥，这是由于_ <text:span text:style-name="T4">
 [6月6日晚上在赫尔森地区的赫森地区制造了俄罗斯军队。(https://www.ukrinform.ua/rubric-other_news/3720776-pidriv-rosianami-kahovskoi-ges-usi-novini.html)</text:span>
 _</text:p>
      <text:p text:style-name="P4">
News Source: <text:a xlink:type="simple" xlink:href="https://www.ukrinform.ua/rubric-regions/3721164-plosa-zatoplenih-teritorij-hersonsini-zmensilasa-vdvici-ova.html" text:style-name="Internet_20_link" text:visited-style-name="Visited_20_Internet_20_Link">
https://www.ukrinform.ua/rubric-regions/3721164-plosa-zatoplenih-teritorij-hersonsini-zmensilasa-vdvici-ova.html</text:a>
</text:p>
      <!--NEWS-->
      <text:h text:style-name="P10" text:outline-level="1">
<text:span text:style-name="T4">
俄罗斯人再次向苏米地区边界的迫击炮和炮兵开火</text:span>
</text:h>
      <text:p text:style-name="P4">
作者: Ukrinform (Person)</text:p>
      <text:p text:style-name="P4">
出版商: Укринформ (Organization)</text:p>
      <text:p text:style-name="P4">
出版时间: 2023-06-10T23:25:00+03:00</text:p>
      <text:p text:style-name="P4">
修改时间: 2023-06-10T23:25:00+03:00</text:p>
      <text:p text:style-name="P4">
描述: 截至6月10日，俄罗斯军队于6月10日向苏米地区边境地区开火。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6-10T23-25-00-03-00/630_360_1686425057-568.jpg" xlink:type="simple" xlink:show="embed" xlink:actuate="onLoad" draw:mime-type="image/jpeg"/>
</draw:frame>
截至6月10日的22:00，Sumy地区的边境领土于6月10日被解雇。</text:p>
      <text:p text:style-name="P4">
根据乌克林福姆的说法，运营命令“北”报告<text:a xlink:type="simple" xlink:href="https://t.me/ok_pivnich1/3136" text:style-name="Internet_20_link" text:visited-style-name="Visited_20_Internet_20_Link">
电报</text:a>
。</text:p>
      <text:p text:style-name="P4">
特别是，从14:55到15:16记录了6个节拍，可能是在Sosnivka定居点地区的120毫米毫米分钟。</text:p>
      <text:p text:style-name="P4">
从15:40到15:45记录了4个节拍，可能是来自Chuikivka定居点的120毫米迫击炮。</text:p>
      <text:p text:style-name="P4">
<text:span text:style-name="T4">
另请阅读：</text:span>
 <text:span text:style-name="T4">
 <text:a xlink:type="simple" xlink:href="https://www.ukrinform.ua/rubric-ato/3721152-na-harkivsini-vid-povtornogo-vorozogo-obstrilu-zaginuv-ratuvalnik.html" text:style-name="Internet_20_link" text:visited-style-name="Visited_20_Internet_20_Link">
在重复的敌对炮击晚餐的哈尔基夫地区</text:a>
</text:span>
</text:p>
      <text:p text:style-name="P4">
从6:30 pm到19:00 3节奏记录，可能来自枪手炮兵(Novovasylivka定居点的尿落)。</text:p>
      <text:p text:style-name="P4">
消息写道：“没有关于当地人口的损失或对平民基础设施信息的损害。”</text:p>
      <text:p text:style-name="P4">
从21:10到21:30记录了16个节拍，可能是在中间建筑定居点的82毫米迫击炮中。 指定了有关平均人口损失或平民基础设施损失的信息。</text:p>
      <text:p text:style-name="P4">
<text:span text:style-name="T4">
另请阅读：</text:span>
 <text:span text:style-name="T4">
 <text:a xlink:type="simple" xlink:href="https://www.ukrinform.ua/rubric-ato/3721133-rosijska-armia-obstrilala-pokrovsku-gromadu-na-nikopolsini.html" text:style-name="Internet_20_link" text:visited-style-name="Visited_20_Internet_20_Link">
俄罗斯军队在纳米科波尔地区的波克罗夫斯基社区开火</text:a>
</text:span>
</text:p>
      <text:p text:style-name="P4">
正如乌克林福姆报道的，俄罗斯军队在6月10日上午<text:span text:style-name="T4">
 <text:a xlink:type="simple" xlink:href="https://www.ukrinform.ua/tag-obstril" text:style-name="Internet_20_link" text:visited-style-name="Visited_20_Internet_20_Link">
解雇</text:a>
</text:span>
来自Chernihiv和Sumy地区的迫击炮和炮兵边境地区。</text:p>
      <text:p text:style-name="P4">
News Source: <text:a xlink:type="simple" xlink:href="https://www.ukrinform.ua/rubric-ato/3721157-rosiani-znovu-obstrilali-z-minometiv-i-artilerii-prikordonna-sumsini.html" text:style-name="Internet_20_link" text:visited-style-name="Visited_20_Internet_20_Link">
https://www.ukrinform.ua/rubric-ato/3721157-rosiani-znovu-obstrilali-z-minometiv-i-artilerii-prikordonna-sumsini.html</text:a>
</text:p>
      <!--NEWS-->
      <text:h text:style-name="P10" text:outline-level="1">
<text:span text:style-name="T4">
加拿大将支持乌克兰人的心理援助体系</text:span>
</text:h>
      <text:p text:style-name="P4">
作者: Ukrinform (Person)</text:p>
      <text:p text:style-name="P4">
出版商: Укринформ (Organization)</text:p>
      <text:p text:style-name="P4">
出版时间: 2023-06-10T23:39:00+03:00</text:p>
      <text:p text:style-name="P4">
修改时间: 2023-06-10T23:39:00+03:00</text:p>
      <text:p text:style-name="P4">
描述: 加拿大准备为为乌克兰人提供心理援助的几个项目提供资金。  - 乌克林。</text:p>
      <text:p text:style-name="P4">
图片: ['<text:a xlink:type="simple" xlink:href="https://static.ukrinform.com/photos/2023_06/thumb_files/630_360_1686404555-553.jpg" text:style-name="Internet_20_link" text:visited-style-name="Visited_20_Internet_20_Link">
630_360_16864...</text:a>
']</text:p>
      <text:p text:style-name="P4">
标签: ['Канада', 'Трюдо', 'Україна', 'Війна з Росією']</text:p>
      <text:p text:style-name="P4">
类型: Article</text:p>
      <!--METADATA-->
      <text:p text:style-name="P4">
<draw:frame draw:style-name="fr1" draw:name="Image225" text:anchor-type="as-char" svg:width="6.9236in" svg:height="3.956343in" draw:z-index="0">
<draw:image xlink:href="../Images/yкринформ/2023-06-10T23-39-00-03-00/630_360_1686404555-553.jpg" xlink:type="simple" xlink:show="embed" xlink:actuate="onLoad" draw:mime-type="image/jpeg"/>
</draw:frame>
加拿大戈托夫(Canadagotov)为几个项目提供了为乌克兰人提供心理援助的项目。</text:p>
      <text:p text:style-name="P4">
根据乌克林的通讯员的说法，加拿大总理特鲁多在基辅逗留期间宣布了这一点。</text:p>
      <text:p text:style-name="P4">
“加拿大了解乌克兰支持心理健康的重要性，因此我们准备帮助。 我们将为乌克兰人的井和心理健康设计的项目提供资金，包括数字，老师和医生。” Trude说。</text:p>
      <text:p text:style-name="P4">
<text:span text:style-name="T4">
另请阅读：</text:span>
 <text:span text:style-name="T4">
 <text:a xlink:type="simple" xlink:href="https://www.ukrinform.ua/rubric-vidbudova/3721136-smigal-obgovoriv-iz-trudo-ucast-kanadi-u-vidbudovi-ukraini.html" text:style-name="Internet_20_link" text:visited-style-name="Visited_20_Internet_20_Link">
Shmigal讨论了加拿大参与乌克兰的重建</text:a>
</text:span>
</text:p>
      <text:p text:style-name="P4">
在他的办公室中，澄清说，加拿大已经同意分配995,000多尔克拉基夫项目“凤凰城神经隆”，该项目可以帮助医生给医生。 加拿大的另外50,000美元将获得一项教育计划，“为乌克兰的社区领导人治愈军事伤害”。</text:p>
      <text:p text:style-name="P4">
作为另一个政府资助的一部分<text:span text:style-name="T4">
 <text:a xlink:type="simple" xlink:href="https://www.ukrinform.ua/tag-kanada" text:style-name="Internet_20_link" text:visited-style-name="Visited_20_Internet_20_Link">
加拿大</text:a>
</text:span>
教育和指导计划“耐力教育”的饮酒老师和受战争影响的地区的学生将提供52,000美元。 另外64,000美元从DNIEPER接收了心理网络的志愿者网络。</text:p>
      <text:p text:style-name="P4">
<text:span text:style-name="T4">
另请阅读：</text:span>
 <text:span text:style-name="T4">
 <text:a xlink:type="simple" xlink:href="https://www.ukrinform.ua/rubric-polytics/3721126-premer-kanadi-vistupiv-u-verhovnij-radi.html" text:style-name="Internet_20_link" text:visited-style-name="Visited_20_Internet_20_Link">
加拿大总理在Verkhovna Rada中做出了</text:a>
</text:span>
</text:p>
      <text:p text:style-name="P4">
根据乌克林福姆的说法，加拿大总理贾斯汀·特鲁多(Justin Trudeau)和基督教融资部长弗里兰(Friland)今天到达了基辅(Kiev)，在此期间_ <text:span text:style-name="T4">
 [宣布新的国防包]](https://www.ukrinform.ua/rubric-ato/3721017-kanada-ogolosila-pro-novij-paket-vijskovoi-dopomogi-ukraini.html)</text:span>
 <text:span text:style-name="T5">
和</text:span>
 <text:span text:style-name="T4">
 [反俄罗斯制裁的扩展。 这是给出的(https://www.ukrinform.ua/rubric-culture/3721048-kanada-zaprovadzue-sankcii-proti-pricetnih-do-rujnuvanna-ukrainskih-kulturnih-pamatok.html)</text:span>
 _</text:p>
      <text:p text:style-name="P4">
News Source: <text:a xlink:type="simple" xlink:href="https://www.ukrinform.ua/rubric-society/3721165-kanada-pidtrimae-sistemu-psihologicnoi-dopomogi-ukraincam.html" text:style-name="Internet_20_link" text:visited-style-name="Visited_20_Internet_20_Link">
https://www.ukrinform.ua/rubric-society/3721165-kanada-pidtrimae-sistemu-psihologicnoi-dopomogi-ukraincam.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10T23:44:00+03:00</text:p>
      <text:p text:style-name="P4">
修改时间: 2023-06-10T23:44: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226" text:anchor-type="as-char" svg:width="6.9236in" svg:height="3.956343in" draw:z-index="0">
<draw:image xlink:href="../Images/yкринформ/2023-06-10T23-44-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曼城赢得了欧洲冠军联赛</text:span>
</text:h>
      <text:p text:style-name="P4">
作者: Ukrinform (Person)</text:p>
      <text:p text:style-name="P4">
出版商: Укринформ (Organization)</text:p>
      <text:p text:style-name="P4">
出版时间: 2023-06-10T23:56:00+03:00</text:p>
      <text:p text:style-name="P4">
修改时间: 2023-06-10T23:56:00+03:00</text:p>
      <text:p text:style-name="P4">
描述: 在最后的“人城”中击败了国米。  - 乌克林。</text:p>
      <text:p text:style-name="P4">
图片: ['<text:a xlink:type="simple" xlink:href="https://static.ukrinform.com/photos/2023_06/thumb_files/630_360_1686430784-428.jpg" text:style-name="Internet_20_link" text:visited-style-name="Visited_20_Internet_20_Link">
630_360_16864...</text:a>
']</text:p>
      <text:p text:style-name="P4">
标签: ['Футбол', 'Ліга чемпіонів', 'Манчестер Сіті', 'Інтер Мілан']</text:p>
      <text:p text:style-name="P4">
类型: Article</text:p>
      <!--METADATA-->
      <text:p text:style-name="P4">
<draw:frame draw:style-name="fr1" draw:name="Image227" text:anchor-type="as-char" svg:width="6.9236in" svg:height="3.956343in" draw:z-index="0">
<draw:image xlink:href="../Images/yкринформ/2023-06-10T23-56-00-03-00/630_360_1686430784-428.jpg" xlink:type="simple" xlink:show="embed" xlink:actuate="onLoad" draw:mime-type="image/jpeg"/>
</draw:frame>
在最后的“人城”中击败了国米。</text:p>
      <text:p text:style-name="P4">
英国曼彻斯特城是赛季 -  2022/23的足球联赛冠军的获胜者，该城市在“奥林匹克体育场阿塔图尔克”的决赛中。(火鸡)据报道，他击败了意大利互联网-1：0。</text:p>
      <text:p text:style-name="P4">
“当地人”的成功带来了罗德里的目标，罗德里(Rodry)在第68分钟得到了伯纳德西尔(Bernardusil)的协助。</text:p>
      <text:p text:style-name="P4">
<text:span text:style-name="T4">
另请阅读：</text:span>
 <text:span text:style-name="T4">
 <text:a xlink:type="simple" xlink:href="https://www.ukrinform.ua/rubric-sports/3712011-mancester-siti-dostrokovo-stav-cempionom-anglii.html" text:style-name="Internet_20_link" text:visited-style-name="Visited_20_Internet_20_Link">
曼城提前成为英格兰冠军</text:a>
</text:span>
</text:p>
      <text:p text:style-name="P4">
这是曼城历史上第一个欧洲冠军杯。</text:p>
      <text:p text:style-name="P4">
<text:span text:style-name="T5">
foto：app</text:span>
</text:p>
      <text:p text:style-name="P4">
News Source: <text:a xlink:type="simple" xlink:href="https://www.ukrinform.ua/rubric-sports/3721169-mancester-siti-vigrav-ligu-cempioniv-uefa.html" text:style-name="Internet_20_link" text:visited-style-name="Visited_20_Internet_20_Link">
https://www.ukrinform.ua/rubric-sports/3721169-mancester-siti-vigrav-ligu-cempioniv-uefa.html</text:a>
</text:p>
      <!--NEWS-->
      <text:h text:style-name="P10" text:outline-level="1">
<text:span text:style-name="T4">
在赫尔森地区，他们被禁止在水库中游泳，捕捞和食用鱼</text:span>
</text:h>
      <text:p text:style-name="P4">
作者: Ukrinform (Person)</text:p>
      <text:p text:style-name="P4">
出版商: Укринформ (Organization)</text:p>
      <text:p text:style-name="P4">
出版时间: 2023-06-10T3:15:16+03:00</text:p>
      <text:p text:style-name="P4">
修改时间: 2023-06-10T21:15:16+03:00</text:p>
      <text:p text:style-name="P4">
描述: 在赫尔森地区，禁止在水库，鱼类和食用鱼类中游泳。  - 乌克林。</text:p>
      <text:p text:style-name="P4">
图片: ['<text:a xlink:type="simple" xlink:href="https://static.ukrinform.com/photos/2023_04/thumb_files/630_360_1682879203-914.jpg" text:style-name="Internet_20_link" text:visited-style-name="Visited_20_Internet_20_Link">
630_360_16828...</text:a>
']</text:p>
      <text:p text:style-name="P4">
标签: ['Херсонщина', 'Каховська ГЕС', 'Підтоплення']</text:p>
      <text:p text:style-name="P4">
类型: Article</text:p>
      <!--METADATA-->
      <text:p text:style-name="P4">
<draw:frame draw:style-name="fr1" draw:name="Image228" text:anchor-type="as-char" svg:width="6.9236in" svg:height="3.956343in" draw:z-index="0">
<draw:image xlink:href="../Images/yкринформ/2023-06-10T3-15-16-03-00/630_360_1682879203-914.jpg" xlink:type="simple" xlink:show="embed" xlink:actuate="onLoad" draw:mime-type="image/jpeg"/>
</draw:frame>
纳克森地区被禁止在水库中游泳，捕捞和食用鱼类。</text:p>
      <text:p text:style-name="P4">
关于<text:a xlink:type="simple" xlink:href="https://t.me/khersonskaODA/6679" text:style-name="Internet_20_link" text:visited-style-name="Visited_20_Internet_20_Link">
电报</text:a>
据报道，亚历山大·普鲁丁(Alexander Proudin)向地区军事行政管理教会的负责人报告。</text:p>
      <text:p text:style-name="P4">
“我们的水现在很危险。水样中有害物质的浓度比允许的规范高十倍。我指示禁止沐浴浇水设施，以及禁止从公墓，厕所和垃圾填埋场中的鱼类传染病。洗了。让我们不要忘记，在被卡科夫斯卡亚水力发电站摧毁的俄罗斯人的底部可能是健康的多种物质。因此，只有厨师和喝瓶装或进口水。</text:p>
      <text:p text:style-name="P4">
<text:span text:style-name="T4">
另请阅读：</text:span>
 <text:a xlink:type="simple" xlink:href="https://www.ukrinform.ua/rubric-regions/3721135-riven-vodi-u-hersoni-znizivsa-bils-ak-na-metr.html" text:style-name="Internet_20_link" text:visited-style-name="Visited_20_Internet_20_Link">
赫尔森的水位下降了超过一米</text:a>
他补充说，明天在赫尔森和该地区，预计在冰雹中，雷暴是15-29 m/s的风。 志愿者将不允许救援行动。</text:p>
      <text:p text:style-name="P4">
据报道，由于[6月6日晚上，使俄罗斯军队]继续在霍森地区继续进行，救援工作和撤离洪水造成的洪水地点。(https://www.ukrinform.ua/rubric-other_news/3720776-pidriv-rosianami-kahovskoi-ges-usi-novini.html) .</text:p>
      <text:p text:style-name="P4">
News Source: <text:a xlink:type="simple" xlink:href="https://www.ukrinform.ua/rubric-regions/3721142-na-hersonsini-zaboronili-kupatisa-u-vodojmah-loviti-ta-spozivati-ribu.html" text:style-name="Internet_20_link" text:visited-style-name="Visited_20_Internet_20_Link">
https://www.ukrinform.ua/rubric-regions/3721142-na-hersonsini-zaboronili-kupatisa-u-vodojmah-loviti-ta-spozivati-ribu.html</text:a>
</text:p>
      <!--NEWS-->
      <text:h text:style-name="P10" text:outline-level="1">
<text:span text:style-name="T4">
美国为乌克兰提供了21亿美元的新军事援助计划</text:span>
</text:h>
      <text:p text:style-name="P4">
作者: ['АРМІЯINFORM']</text:p>
      <text:p text:style-name="P4">
时间: 2023-06-10T40:00:00-04:00</text:p>
      <text:p text:style-name="P4">
描述: P'Atnitsky国家辩护国家的迷你建设正在激起乌克兰新的新尼亚尼亚（Vidennya），与乌克兰2022年的战争，与乌克兰的《今日新闻》，《与乌克兰的新闻》（News News）的战争，与乌克兰的新闻战争，与乌克兰2022年的新闻战争，今天倒数2022年，威尔·威尔（Will Will）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6/ilyustratyvne-foto_large.jpg" text:style-name="Internet_20_link" text:visited-style-name="Visited_20_Internet_20_Link">
ilyustratyvne-foto_large.jpg</text:a>
']</text:p>
      <text:p text:style-name="P4">
标签: []</text:p>
      <text:p text:style-name="P4">
类别: News</text:p>
      <!--METADATA-->
      <text:p text:style-name="P4">
<draw:frame draw:style-name="fr1" draw:name="Image229" text:anchor-type="as-char" svg:width="6.9236in" svg:height="4.395937in" draw:z-index="0">
<draw:image xlink:href="../Images/AРМІЯINFORM/2023-06-10T40-00-00-04-00/ilyustratyvne-foto_large.jpg" xlink:type="simple" xlink:show="embed" xlink:actuate="onLoad" draw:mime-type="image/jpeg"/>
</draw:frame>
周五，美国国防部宣布分配了一个新的军事援助计划，总价值为21亿多拉尔。 关于这个<text:a xlink:type="simple" xlink:href="https://www.defense.gov/News/Releases/Release/Article/3422822/biden-administration-announces-additional-security-assistance-for-ukraine/" text:style-name="Internet_20_link" text:visited-style-name="Visited_20_Internet_20_Link">
报告</text:a>
在网站上。</text:p>
      <text:p text:style-name="P4">
提供了新的美国军事援助计划，以帮助乌克兰在安全行业(后)这提供了与行业或合作伙伴国家的长期合同的结论，因此在不久的将来不会向乌克兰提供该设备。</text:p>
      <text:p text:style-name="P4">
在爱国者系统防御，防空和洛克索沃克的包装规范弹药中包含的帮助，105毫米和203毫米炮弹维护和设备的维护。</text:p>
      <text:p text:style-name="P4">
News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NEWS-->
      <text:h text:style-name="P10" text:outline-level="1">
<text:span text:style-name="T4">
种族主义者逃离了卢汉斯克地区的战斗位置</text:span>
</text:h>
      <text:p text:style-name="P4">
作者: ['АРМІЯINFORM']</text:p>
      <text:p text:style-name="P4">
时间: 2023-06-10T42:00:00-04:00</text:p>
      <text:p text:style-name="P4">
描述: 关于Vechirnyom Zvedenni的ZS乌克兰人的总部。  - 在Arapivtsi ...与乌克兰2022年的战争中，与乌克兰的战争是今天的最新消息，即今天与乌克兰2022年的新闻战，乌克兰和俄罗斯之间的战争将在乌克兰和俄罗斯之间发生战争，当与乌克兰在2022年与乌克兰的战争将发生他们是否会在不久的将来与乌克兰进行战争，他们说，与乌克兰的战争，今天的乌克兰新闻，乌克兰新闻，乌克兰媒体在俄罗斯</text:p>
      <text:p text:style-name="P4">
图片: ['<text:a xlink:type="simple" xlink:href="https://armyinform.com.ua/wp-content/uploads/2023/01/original-4-1.jpg" text:style-name="Internet_20_link" text:visited-style-name="Visited_20_Internet_20_Link">
original-4-1.jpg</text:a>
']</text:p>
      <text:p text:style-name="P4">
标签: ['STOPRUSSIA', 'АГРЕСІЯ РФ', 'ВТОРГНЕННЯ РФ', 'ГШ ЗСУ']</text:p>
      <text:p text:style-name="P4">
类别: News</text:p>
      <!--METADATA-->
      <text:p text:style-name="P4">
<draw:frame draw:style-name="fr1" draw:name="Image230" text:anchor-type="as-char" svg:width="6.9236in" svg:height="4.881138in" draw:z-index="0">
<draw:image xlink:href="../Images/AРМІЯINFORM/2023-06-10T42-00-00-04-00/original-4-1.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CqmXjEuHWU888kAG5DbwLTBQdYfoWrgQV3tv93BMoDcooGtMGD3HoGN9fPgErpotl" text:style-name="Internet_20_link" text:visited-style-name="Visited_20_Internet_20_Link">
报告</text:a>
晚上，乌克兰武装部队的总参谋部。</text:p>
      <ul>
        <li>
约有90名占领部队离开了战斗位置，在卢汉斯克地区的卢汉斯地区荒芜，他将在信息中。</li>
      </ul>
      <text:p text:style-name="P4">
News Source: <text:a xlink:type="simple" xlink:href="https://armyinform.com.ua/2023/06/10/rashysty-povtikaly-z-bojovyh-pozyczij-na-luganshhyni-2/" text:style-name="Internet_20_link" text:visited-style-name="Visited_20_Internet_20_Link">
https://armyinform.com.ua/2023/06/10/rashysty-povtikaly-z-bojovyh-pozyczij-na-luganshhyni-2/</text:a>
</text:p>
      <!--NEWS-->
      <text:h text:style-name="P10" text:outline-level="1">
<text:span text:style-name="T4">
乌克兰已同意世界银行的快速评估</text:span>
</text:h>
      <text:p text:style-name="P4">
作者: ['АРМІЯINFORM']</text:p>
      <text:p text:style-name="P4">
时间: 2023-06-10T44:00:00-04:00</text:p>
      <text:p text:style-name="P4">
描述: 乌克兰在Zi Svitovi银行的纪念日关于Shvidka Khvitkiv Vid灾难...与乌克兰2022年的战争，与乌克兰与乌克兰的最新新闻，今天与乌克兰2022年的《新闻战争》，今天与乌克兰的新闻战争，乌克兰和俄罗斯之间的战争会发生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thumb_204504_820_360_0_0_auto-1.jpg" text:style-name="Internet_20_link" text:visited-style-name="Visited_20_Internet_20_Link">
thumb_204504_820_360_0_0_auto-1.jpg</text:a>
']</text:p>
      <text:p text:style-name="P4">
标签: ['КАХОВСЬКА ГЕС', 'КАХОВСЬКА ГЕС/ШТАБ INFO']</text:p>
      <text:p text:style-name="P4">
类别: News</text:p>
      <!--METADATA-->
      <text:p text:style-name="P4">
<draw:frame draw:style-name="fr1" draw:name="Image231" text:anchor-type="as-char" svg:width="6.9236in" svg:height="4.610104in" draw:z-index="0">
<draw:image xlink:href="../Images/AРМІЯINFORM/2023-06-10T44-00-00-04-00/thumb_204504_820_360_0_0_auto-1.jpg" xlink:type="simple" xlink:show="embed" xlink:actuate="onLoad" draw:mime-type="image/jpeg"/>
</draw:frame>
前几天，乌克兰已与世界银行同意与国际合作伙伴一起迅速评估回滚损失的损失。 评估将通过类似物进行，并快速评估造成的损害和恢复需求(rDNA).Про це <text:a xlink:type="simple" xlink:href="https://www.kmu.gov.ua/news/ukraina-domovylasia-zi-svitovym-bankom-pro-shvydku-otsinku-zbytkiv-vid-katastrofy-na-kakhovskii-hes-premier-ministr" text:style-name="Internet_20_link" text:visited-style-name="Visited_20_Internet_20_Link">
зазначив</text:a>
总理丹尼斯·施米加尔(Denis Shmigal)在6月9日的政府会议上。</text:p>
      <text:p text:style-name="P4">
据他说，破坏卡科夫卡水力发电站将产生长期后果。根据Mindovquil的说法，环境损失的计算是UAH的550亿美元。</text:p>
      <text:p text:style-name="P4">
“大量的农业用地也被淹没了。 根据农业政策部，只有1万公顷的公顷仅在正确的银行。</text:p>
      <text:p text:style-name="P4">
只有恢复水力发电厂，根据Ukrhydroenergo的初步数据，耗资10亿欧元。 其他相关工作将相同。</text:p>
      <text:p text:style-name="P4">
“这些是乌克兰和合作伙伴应同步做出反应的挑战。 我们不会关于乌克兰的损失，而是在谈论欧洲的损失。 Kakhovskaya水力发电站的The Therum的回声将到达大陆的各个角落。 因此，普通年龄需要共同行动。”总理强调。</text:p>
      <text:p text:style-name="P4">
News Source: <text:a xlink:type="simple" xlink:href="https://armyinform.com.ua/2023/06/10/ukrayina-domovylasya-zi-svitovym-bankom-pro-shvydku-oczinku-zbytkiv-vid-katastrofy-na-kahovskij-ges-premyer-ministr-2/" text:style-name="Internet_20_link" text:visited-style-name="Visited_20_Internet_20_Link">
https://armyinform.com.ua/2023/06/10/ukrayina-domovylasya-zi-svitovym-bankom-pro-shvydku-oczinku-zbytkiv-vid-katastrofy-na-kahovskij-ges-premyer-ministr-2/</text:a>
</text:p>
      <!--NEWS-->
      <text:h text:style-name="P10" text:outline-level="1">
<text:span text:style-name="T4">
发现鱼的鱼 - 通知州渔业机构</text:span>
</text:h>
      <text:p text:style-name="P4">
作者: ['АРМІЯINFORM']</text:p>
      <text:p text:style-name="P4">
时间: 2023-06-10T46:00:00-04:00</text:p>
      <text:p text:style-name="P4">
描述: Pislay tnshshenne kakhovsko ges filch vipares of massovila ribi。 Derzhribagentism ...与乌克兰2022年的战争，与乌克兰的最新消息，今天与乌克兰的新闻战争，2022年的新闻战争，无论是乌克兰和俄罗斯之间的战争，以及何时在2022年与乌克兰的战争都将是他们说，在不久的将来与乌克兰发动了战争</text:p>
      <text:p text:style-name="P4">
图片: ['<text:a xlink:type="simple" xlink:href="https://armyinform.com.ua/wp-content/uploads/2023/06/78_news_big-v1686165737.webp" text:style-name="Internet_20_link" text:visited-style-name="Visited_20_Internet_20_Link">
78_news_big-v1686165737.webp</text:a>
']</text:p>
      <text:p text:style-name="P4">
标签: []</text:p>
      <text:p text:style-name="P4">
类别: News</text:p>
      <!--METADATA-->
      <text:p text:style-name="P4">
<draw:frame draw:style-name="fr1" draw:name="Image232" text:anchor-type="as-char" svg:width="6.9236in" svg:height="3.615658in" draw:z-index="0">
<draw:image xlink:href="../ConvertedIMGs/AРМІЯINFORM/2023-06-10T46-00-00-04-00/78_news_big-v1686165737.png" xlink:type="simple" xlink:show="embed" xlink:actuate="onLoad" draw:mime-type="image/png"/>
</draw:frame>
照片说明性</text:p>
      <text:p text:style-name="P4">
卡科夫卡水力发电站销毁后，记录了鱼类死亡的案件。(https://t.me/shtab_kakhovska_hes/338)乌克兰人报告鱼的发现地点。 致电：</text:p>
      <text:p text:style-name="P4">
<text:span text:style-name="T4">
<text:span text:style-name="T5">
州渔业Firpore代理机构的免费热线：</text:span>
* 0(800)50-52-50; </text:span>
<text:span text:style-name="T5">
 Zaporizhhya鱼巡逻热线：</text:span>
<text:span text:style-name="T5">
(067)622-04-66; </text:span>
<text:span text:style-name="T4">
 dnipropetrovsk渔业巡逻热线：</text:span>
(096)400-02-50; <text:span text:style-name="T4">
<text:span text:style-name="T5">
赫尔森鱼巡逻热线：</text:span>
*(050)012-35-73; </text:span>
<text:span text:style-name="T5">
 Kherson Ova Colcentric：</text:span>
* 0(800)10-11-02;</text:p>
      <text:p text:style-name="P4">
<text:span text:style-name="T4">
加速识别鱼的死亡地点，并迅速响应消息，如果可能的话，请要求在地图上的地理分配调查中提供信息，并提供指示性数量的钓鱼鱼的照片或视频。</text:span>
 <text:span text:style-name="T4">
 </text:span>
</text:p>
      <text:p text:style-name="P4">
News Source: <text:a xlink:type="simple" xlink:href="https://armyinform.com.ua/2023/06/10/vyyavyly-mor-ryby-povidomte-derzhrybagentstvo/" text:style-name="Internet_20_link" text:visited-style-name="Visited_20_Internet_20_Link">
https://armyinform.com.ua/2023/06/10/vyyavyly-mor-ryby-povidomte-derzhrybagentstvo/</text:a>
</text:p>
      <!--NEWS-->
      <text:h text:style-name="P10" text:outline-level="1">
<text:span text:style-name="T4">
内阁已经批准了根据世界标准的灾难医学发展的变化</text:span>
</text:h>
      <text:p text:style-name="P4">
作者: ['АРМІЯINFORM']</text:p>
      <text:p text:style-name="P4">
时间: 2023-06-10T48:00:00-04:00</text:p>
      <text:p text:style-name="P4">
描述: Kabisnet Minstriv乌克兰人赞美作品“ Acts Pannnya Vikonnnya医学...与乌克兰2022年的战争，与乌克兰的最新新闻，今天与乌克兰的新闻，乌克兰的新闻战争，乌克兰的新闻战，乌克兰和俄罗斯与俄罗斯之间以及与乌克兰的战争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2b4e9b2-0.jpg" text:style-name="Internet_20_link" text:visited-style-name="Visited_20_Internet_20_Link">
2b4e9b2-0.jpg</text:a>
']</text:p>
      <text:p text:style-name="P4">
标签: ['STOPRUSSIA', 'АГРЕСІЯ РФ', 'ВТОРГНЕННЯ РФ']</text:p>
      <text:p text:style-name="P4">
类别: News</text:p>
      <!--METADATA-->
      <text:p text:style-name="P4">
<draw:frame draw:style-name="fr1" draw:name="Image233" text:anchor-type="as-char" svg:width="6.9236in" svg:height="4.268364in" draw:z-index="0">
<draw:image xlink:href="../Images/AРМІЯINFORM/2023-06-10T48-00-00-04-00/2b4e9b2-0.jpg" xlink:type="simple" xlink:show="embed" xlink:actuate="onLoad" draw:mime-type="image/jpeg"/>
</draw:frame>
乌克兰部长的内阁采用了“灾难体系功能的一些问题”的决议，该决议决定了灾难医学服务的发展的优先事项。 最重要的是，该文件清楚地定义了所有灾难医学所有单位的分布和相互作用，这为在战时和异常情况下改变和改善工作提供了新的可能性。</text:p>
      <text:p text:style-name="P4">
关于它<text:a xlink:type="simple" xlink:href="https://www.kmu.gov.ua/news/kabinet-ministriv-zatverdyv-zminy-iaki-spryiatymut-rozvytku-medytsyny-katastrof-za-svitovymy-standartamy" text:style-name="Internet_20_link" text:visited-style-name="Visited_20_Internet_20_Link">
报告</text:a>
政府门户。</text:p>
      <ul>
        <li>
在制定决议期间，通过紧急医疗援助系统的经验来考虑到2022年坦的最佳实践。 该决议是详尽对医学崩溃的全面改革的第一步 - 消息写道。</li>
      </ul>
      <text:p text:style-name="P4">
该决议规定，国家一级的紧急医疗服务和医疗崩溃将由卫生部以及急诊医疗与灾难医学区域中心协调。</text:p>
      <text:p text:style-name="P4">
“我们收到了一份非常重要的文件，该文件将根据最新标准为我们的团队提供进一步发展的实质，并考虑到全面战争的复杂挑战。 我敢肯定，这种变化将使英勇的医生更加有效地工作并挽救更多的生命。”</text:p>
      <text:p text:style-name="P4">
此外，该决议还根据国际和一组不同专业的医生的国际分类来描述“灾难医疗团队”的新概念，这些医生涉及由于紧急情况，包括 敌对行动，并允许使用现代远程医疗技术。</text:p>
      <text:p text:style-name="P4">
特别是，灾难医学团队将分为3种类型。 类型的移动团队将向塔瓦库亚现场的受害者提供医疗援助。 II型移动命令将是对居住地或居住地的医疗援助。 反过来，III型移动团队将能够在使用帐篷或固定建筑物的住宿地点为受害者提供帮助。</text:p>
      <text:p text:style-name="P4">
上述更改将使您立即根据案件的困难组成所需类型的移动团队。</text:p>
      <text:p text:style-name="P4">
News Source: <text:a xlink:type="simple" xlink:href="https://armyinform.com.ua/2023/06/10/kabmin-zatverdyv-zminy-yaki-spryyatymut-rozvytku-medyczyny-katastrof-za-svitovymy-standartamy/" text:style-name="Internet_20_link" text:visited-style-name="Visited_20_Internet_20_Link">
https://armyinform.com.ua/2023/06/10/kabmin-zatverdyv-zminy-yaki-spryyatymut-rozvytku-medyczyny-katastrof-za-svitovymy-standartamy/</text:a>
</text:p>
      <!--NEWS-->
      <text:h text:style-name="P10" text:outline-level="1">
<text:span text:style-name="T4">
理事会支持戒严令的强制性重组IDP的消费者贷款</text:span>
</text:h>
      <text:p text:style-name="P4">
作者: Ukrinform (Person)</text:p>
      <text:p text:style-name="P4">
出版商: Укринформ (Organization)</text:p>
      <text:p text:style-name="P4">
出版时间: 2023-06-10T4:21:00+03:00</text:p>
      <text:p text:style-name="P4">
修改时间: 2023-06-10T21:21:00+03:00</text:p>
      <text:p text:style-name="P4">
描述: Verkhovna Rada支持在戒严期间及其后30天对来自战争领土的人们的强制性重组进行强制性重组。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Кредит', 'Переселенці', 'Верховна Рада', 'Війна з Росією']</text:p>
      <text:p text:style-name="P4">
类型: Article</text:p>
      <!--METADATA-->
      <text:p text:style-name="P4">
<draw:frame draw:style-name="fr1" draw:name="Image234" text:anchor-type="as-char" svg:width="6.9236in" svg:height="3.956343in" draw:z-index="0">
<draw:image xlink:href="../Images/yкринформ/2023-06-10T4-21-00-03-00/630_360_1559148328-156.jpg" xlink:type="simple" xlink:show="embed" xlink:actuate="onLoad" draw:mime-type="image/jpeg"/>
</draw:frame>
Verkhovnarad支持在戒严期间及其后30天对来自战争领土的人们的消费者贷款进行强制性重组。</text:p>
      <text:p text:style-name="P4">
这是由MP Yaroslav Zheleznyak在[Telegram]中报道的(https://t.me/yzheleznyak/4260)，报道乌克林福姆。</text:p>
      <text:p text:style-name="P4">
代表在二读中得到批准，总体上，第IV条第9051号法案第IV条第9051号法案“最终和乌克兰法律的过渡条款”《消费者贷款》在武术期间造成的利益特殊性“消费者贷款”。 。 264人投票支持。</text:p>
      <text:p text:style-name="P4">
<text:span text:style-name="T4">
另请阅读：</text:span>
 <text:span text:style-name="T4">
 [Naftogaz已与投资者达成了重组的同意(https://www.ukrinform.ua/rubric-economy/3716656-naftogaz-domovivsa-z-investorami-pro-restrukturizaciu-evroobligacij.html)</text:span>
</text:p>
      <text:p text:style-name="P4">
该法案在戒严后的30天内提议在其镇压后的30天内为被注册为内部流离失所者注册的公民的消费贷款的强制性重组(保存了)敌对行动，Ort。</text:p>
      <text:p text:style-name="P4">
此外，还确定在戒严令中以及终止后的30天内，禁止收藏家从借款人那里要求债务。</text:p>
      <text:p text:style-name="P4">
但是，在戒严令结束后的半年内，消费者进行了重组，贷款进行了重组，并且应通过<text:span text:style-name="T4">
 [CROCTER]消除百分比。(https://www.ukrinform.ua/tag-kredit)</text:span>
。</text:p>
      <text:p text:style-name="P4">
<text:span text:style-name="T5">
!(https://www.ukrinform.ua/rubric-economy/3717394-v-uradi-planuut-modernizuvati-dostupni-krediti-dla-biznesu-z-deokupovanih-teritorij.html)</text:span>
*</text:p>
      <text:p text:style-name="P4">
代表们还批准了税法的修正案，该修正案与《法律》第9051号有关。《乌克兰税法第165款修正案的相关法案》涉及乌克兰第165条，内容涉及在武术法律第9052号法律期间计算消费者贷款诉讼的特殊性。</text:p>
      <text:p text:style-name="P4">
据报道，2022年3月，Verkhovna Rada批准了《津贴法》的修正案，该修正案从义务付款的义务中释放(很好，处罚)由于贷款的付款延迟。</text:p>
      <text:p text:style-name="P4">
News Source: <text:a xlink:type="simple" xlink:href="https://www.ukrinform.ua/rubric-economy/3721143-rada-pidtrimala-obovazkovu-restrukturizaciu-spozivcih-kreditiv-dla-vpo-na-cas-voennogo-stanu.html" text:style-name="Internet_20_link" text:visited-style-name="Visited_20_Internet_20_Link">
https://www.ukrinform.ua/rubric-economy/3721143-rada-pidtrimala-obovazkovu-restrukturizaciu-spozivcih-kreditiv-dla-vpo-na-cas-voennogo-stanu.html</text:a>
</text:p>
      <!--NEWS-->
      <text:h text:style-name="P10" text:outline-level="1">
<text:span text:style-name="T4">
警察继续向被洪水淹没领土的居民提供人道主义援助</text:span>
</text:h>
      <text:p text:style-name="P4">
作者: ['АРМІЯINFORM']</text:p>
      <text:p text:style-name="P4">
时间: 2023-06-10T50:00:00-04:00</text:p>
      <text:p text:style-name="P4">
描述: Pislal Evakuatsiai，造船Bagato Rodin，被Macro -rayon淹没，一切都是一切……与乌克兰2022年的战争，与乌克兰的最新新闻战争，今天与乌克兰2022年的新闻战争，今天将在乌克兰和俄罗斯之间以及俄罗斯之间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photo_2023-06-09_18-35-27.jpg" text:style-name="Internet_20_link" text:visited-style-name="Visited_20_Internet_20_Link">
photo_2023-06-09_18-35-27.jpg</text:a>
', '<text:a xlink:type="simple" xlink:href="https://armyinform.com.ua/wp-content/uploads/2023/06/photo_2023-06-09_20-08-23-150x150.jpg" text:style-name="Internet_20_link" text:visited-style-name="Visited_20_Internet_20_Link">
photo_2023-06-09_20-08-23-150x150.jpg</text:a>
', '<text:a xlink:type="simple" xlink:href="https://armyinform.com.ua/wp-content/uploads/2023/06/photo_2023-06-09_20-08-20-150x150.jpg" text:style-name="Internet_20_link" text:visited-style-name="Visited_20_Internet_20_Link">
photo_2023-06-09_20-08-20-150x150.jpg</text:a>
', '<text:a xlink:type="simple" xlink:href="https://armyinform.com.ua/wp-content/uploads/2023/06/photo_2023-06-09_20-08-17-150x150.jpg" text:style-name="Internet_20_link" text:visited-style-name="Visited_20_Internet_20_Link">
photo_2023-06-09_20-08-17-150x150.jpg</text:a>
', '<text:a xlink:type="simple" xlink:href="https://armyinform.com.ua/wp-content/uploads/2023/06/photo_2023-06-09_20-08-28-150x150.jpg" text:style-name="Internet_20_link" text:visited-style-name="Visited_20_Internet_20_Link">
photo_2023-06-09_20-08-28-150x150.jpg</text:a>
']</text:p>
      <text:p text:style-name="P4">
标签: ['КАХОВСЬКА ГЕС', 'КАХОВСЬКА ГЕС/ШТАБ INFO']</text:p>
      <text:p text:style-name="P4">
类别: News</text:p>
      <!--METADATA-->
      <text:p text:style-name="P4">
<draw:frame draw:style-name="fr1" draw:name="Image235" text:anchor-type="as-char" svg:width="6.9236in" svg:height="5.01961in" draw:z-index="0">
<draw:image xlink:href="../Images/AРМІЯINFORM/2023-06-10T50-00-00-04-00/photo_2023-06-09_18-35-27.jpg" xlink:type="simple" xlink:show="embed" xlink:actuate="onLoad" draw:mime-type="image/jpeg"/>
</draw:frame>
从被洪水淹没的社区撤离后，许多家庭被听到了所有有孩子的财产，现在他们没有任何生存方式。 关于它<text:a xlink:type="simple" xlink:href="https://t.me/shtab_kakhovska_hes/331" text:style-name="Internet_20_link" text:visited-style-name="Visited_20_Internet_20_Link">
报告</text:a>
俄罗斯恐怖分子的Kakhovskaya水力发电站的后果总部。</text:p>
      <text:p text:style-name="P4">
他们的房屋和公寓充满了水，因此不适合生活。</text:p>
      <text:p text:style-name="P4">
人们多年工作的所有工作都被摧毁了。 俄罗斯使这些人没有。</text:p>
      <text:p text:style-name="P4">
受害者无法为疏散船带来很多东西或重度，因此大多数人只采用文件。</text:p>
      <text:p text:style-name="P4">
<text:a xlink:type="simple" xlink:href="https://armyinform.com.ua/wp-content/uploads/2023/06/photo_2023-06-09_20-08-23.jpg" text:style-name="Internet_20_link" text:visited-style-name="Visited_20_Internet_20_Link">
!(Images/AРМІЯINFORM/2023-06-10T50-00-00-04-00/photo_2023-06-09_20-08-23-150x150.jpg)</text:a>
</text:p>
      <text:p text:style-name="P4">
<text:a xlink:type="simple" xlink:href="https://armyinform.com.ua/wp-content/uploads/2023/06/photo_2023-06-09_20-08-20.jpg" text:style-name="Internet_20_link" text:visited-style-name="Visited_20_Internet_20_Link">
<draw:frame draw:style-name="fr1" draw:name="Image236" text:anchor-type="as-char" svg:width="6.9236in" svg:height="6.9236in" draw:z-index="0">
<draw:image xlink:href="../Images/AРМІЯINFORM/2023-06-10T50-00-00-04-00/photo_2023-06-09_20-08-20-150x150.jpg" xlink:type="simple" xlink:show="embed" xlink:actuate="onLoad" draw:mime-type="image/jpeg"/>
</draw:frame>
</text:a>
</text:p>
      <text:p text:style-name="P4">
<text:a xlink:type="simple" xlink:href="https://armyinform.com.ua/wp-content/uploads/2023/06/photo_2023-06-09_20-08-17.jpg" text:style-name="Internet_20_link" text:visited-style-name="Visited_20_Internet_20_Link">
<draw:frame draw:style-name="fr1" draw:name="Image237" text:anchor-type="as-char" svg:width="6.9236in" svg:height="6.9236in" draw:z-index="0">
<draw:image xlink:href="../Images/AРМІЯINFORM/2023-06-10T50-00-00-04-00/photo_2023-06-09_20-08-17-150x150.jpg" xlink:type="simple" xlink:show="embed" xlink:actuate="onLoad" draw:mime-type="image/jpeg"/>
</draw:frame>
</text:a>
</text:p>
      <text:p text:style-name="P4">
<text:a xlink:type="simple" xlink:href="https://armyinform.com.ua/wp-content/uploads/2023/06/photo_2023-06-09_20-08-28.jpg" text:style-name="Internet_20_link" text:visited-style-name="Visited_20_Internet_20_Link">
<draw:frame draw:style-name="fr1" draw:name="Image238" text:anchor-type="as-char" svg:width="6.9236in" svg:height="6.9236in" draw:z-index="0">
<draw:image xlink:href="../Images/AРМІЯINFORM/2023-06-10T50-00-00-04-00/photo_2023-06-09_20-08-28-150x150.jpg" xlink:type="simple" xlink:show="embed" xlink:actuate="onLoad" draw:mime-type="image/jpeg"/>
</draw:frame>
</text:a>
现在，这些家庭相对安全，但需要更必要：服装，食物，包括婴儿，最小的尿布，床上用品，药物等。</text:p>
      <text:p text:style-name="P4">
多亏了来自全国各地的志愿组织和冷漠的公民，弗森获得了预防少年预防工人的帮助。</text:p>
      <text:p text:style-name="P4">
如今，目标被带走的家庭带走了必要的帮助。</text:p>
      <text:p text:style-name="P4">
目前，警察为每个家庭收集有关他们需求的信息，以便进一步传达人们在某个时候的需求。</text:p>
      <text:p text:style-name="P4">
News Source: <text:a xlink:type="simple" xlink:href="https://armyinform.com.ua/2023/06/10/policziya-prodovzhuye-dostavlyaty-meshkanczyam-pidtoplenyh-terytorij-gumanitarnu-dopomogu/" text:style-name="Internet_20_link" text:visited-style-name="Visited_20_Internet_20_Link">
https://armyinform.com.ua/2023/06/10/policziya-prodovzhuye-dostavlyaty-meshkanczyam-pidtoplenyh-terytorij-gumanitarnu-dopomogu/</text:a>
</text:p>
      <!--NEWS-->
      <text:h text:style-name="P10" text:outline-level="1">
<text:span text:style-name="T4">
在过去的一天中，敌人造成了8架火箭发射器和74架飞机</text:span>
</text:h>
      <text:p text:style-name="P4">
作者: ['АРМІЯINFORM']</text:p>
      <text:p text:style-name="P4">
时间: 2023-06-10T52:00:00-04:00</text:p>
      <text:p text:style-name="P4">
描述: ZS乌克兰ZS的总部总部是敌人的离开...与乌克兰2022年的战争，与乌克兰的最新新闻战争，今天与乌克兰2022年的新闻战争，乌克兰和俄罗斯之间的战争将发生战争与乌克兰与乌克兰的战争将是不可行</text:p>
      <text:p text:style-name="P4">
图片: ['<text:a xlink:type="simple" xlink:href="https://armyinform.com.ua/wp-content/uploads/2023/06/647e01cd90b96.jpeg" text:style-name="Internet_20_link" text:visited-style-name="Visited_20_Internet_20_Link">
647e01cd90b96.jpeg</text:a>
']</text:p>
      <text:p text:style-name="P4">
标签: ['STOPRUSSIA', 'АГРЕСІЯ РФ', 'ВТОРГНЕННЯ РФ', 'ГШ ЗСУ']</text:p>
      <text:p text:style-name="P4">
类别: News</text:p>
      <!--METADATA-->
      <text:p text:style-name="P4">
<draw:frame draw:style-name="fr1" draw:name="Image239" text:anchor-type="as-char" svg:width="6.9236in" svg:height="4.32725in" draw:z-index="0">
<draw:image xlink:href="../Images/AРМІЯINFORM/2023-06-10T52-00-00-04-00/647e01cd90b96.jpeg" xlink:type="simple" xlink:show="embed" xlink:actuate="onLoad" draw:mime-type="image/jpeg"/>
</draw:frame>
照片说明性</text:p>
      <text:p text:style-name="P4">
<text:span text:style-name="T4">
🔥俄罗斯入侵的情况</text:span>
</text:p>
      <text:p text:style-name="P4">
如<text:a xlink:type="simple" xlink:href="https://www.facebook.com/GeneralStaff.ua/posts/pfbid02c9Tn8ttwnC5UfDWnXeLsh27TXhQZABWoAUvF9owAW9GLwUP6wx2J2qDnoFk4wcNNl" text:style-name="Internet_20_link" text:visited-style-name="Visited_20_Internet_20_Link">
注释</text:a>
乌克兰武装部队的总人员在最后一天，敌人造成了8个火箭发射器和74次航空罢工，在我们部队和定居点的位置上从走廊的喷气系统进行了62次炮击。</text:p>
      <ul>
        <li>
不幸的是，在平民中丧生并受伤，以及Zhytomyr地区的私人住宅Zvyagel的医院被摧毁和损害，Ochakovimikolaiv地区和Odessa地区其他平民基础设施的文化之家遭到破坏和损害。</li>
      </ul>
      <text:p text:style-name="P4">
整个乌克兰的火箭和航空罢工的可能性仍然很高。</text:p>
      <text:p text:style-name="P4">
News Source: <text:a xlink:type="simple" xlink:href="https://armyinform.com.ua/2023/06/10/za-mynulu-dobu-vorog-zavdav-8-raketnyh-ta-74-aviaudariv/" text:style-name="Internet_20_link" text:visited-style-name="Visited_20_Internet_20_Link">
https://armyinform.com.ua/2023/06/10/za-mynulu-dobu-vorog-zavdav-8-raketnyh-ta-74-aviaudariv/</text:a>
</text:p>
      <!--NEWS-->
      <text:h text:style-name="P10" text:outline-level="1">
<text:span text:style-name="T4">
亚洲国家越来越倾向于乌克兰的支持 - 乌克兰国防副部长沃迪米尔·加夫里洛夫</text:span>
</text:h>
      <text:p text:style-name="P4">
作者: ['АРМІЯINFORM']</text:p>
      <text:p text:style-name="P4">
时间: 2023-06-10T54:00:00-04:00</text:p>
      <text:p text:style-name="P4">
描述: 在评论军事媒体中心，沃尔迪米尔·加夫里洛夫（Volodymyr Gavrilov）嵌入了剩下的Mysyatsi ...与乌克兰2022年的战争，与乌克兰与乌克兰的最新新闻进行战争，今天与乌克兰的新闻战争，今天与乌克兰的新闻战争最后一次，乌克兰和俄罗斯和俄罗斯和俄罗斯之间的战争将发生，当，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photo_2023-06-10_07-39-07.jpg" text:style-name="Internet_20_link" text:visited-style-name="Visited_20_Internet_20_Link">
photo_2023-06-10_07-39-07.jpg</text:a>
']</text:p>
      <text:p text:style-name="P4">
标签: ['ВОЛОДИМИР ГАВРИЛОВ']</text:p>
      <text:p text:style-name="P4">
类别: News</text:p>
      <!--METADATA-->
      <text:p text:style-name="P4">
<draw:frame draw:style-name="fr1" draw:name="Image240" text:anchor-type="as-char" svg:width="6.9236in" svg:height="5.34329in" draw:z-index="0">
<draw:image xlink:href="../Images/AРМІЯINFORM/2023-06-10T54-00-00-04-00/photo_2023-06-10_07-39-07.jpg" xlink:type="simple" xlink:show="embed" xlink:actuate="onLoad" draw:mime-type="image/jpeg"/>
</draw:frame>
在对军事媒体中心弗拉基米尔·加夫里洛夫(Never)的评论中(https://t.me/militarymediacenter/2189)在这个地区的最后几个月中，“对我们有利是非常积极的”。</text:p>
      <text:p text:style-name="P4">
Volodymyr Gavrilov说：“这首先适用于日本，这对我们来说是非常开放的。” 据他说，韩国也更容易发生乌克兰。</text:p>
      <text:p text:style-name="P4">
副部长补充说：“越南，马来西亚等国家已经看起来更大胆地与我们交流。”</text:p>
      <text:p text:style-name="P4">
“每个人都知道发生了侵略。 但是在那个地区，苏联和后来的俄罗斯的影响传统上很棒。”</text:p>
      <text:p text:style-name="P4">
弗拉基米尔加夫里洛夫(Vladimirgavrilov)说：“但是俄罗斯根本无法在世界各地有许多负面影响的情况下保持某些过滤器。”</text:p>
      <text:p text:style-name="P4">
News Source: <text:a xlink:type="simple" xlink:href="https://armyinform.com.ua/2023/06/10/krayiny-aziyi-vse-bilshe-shylyayutsya-do-pidtrymky-ukrayiny-zastupnyk-ministra-oborony-ukrayiny-volodymyrgavrylov/" text:style-name="Internet_20_link" text:visited-style-name="Visited_20_Internet_20_Link">
https://armyinform.com.ua/2023/06/10/krayiny-aziyi-vse-bilshe-shylyayutsya-do-pidtrymky-ukrayiny-zastupnyk-ministra-oborony-ukrayiny-volodymyrgavrylov/</text:a>
</text:p>
      <!--NEWS-->
      <text:h text:style-name="P10" text:outline-level="1">
<text:span text:style-name="T4">
维尔纽斯峰会上的乌克兰将获得加入北约的算法-Vladimir Gavrilov</text:span>
</text:h>
      <text:p text:style-name="P4">
作者: ['АРМІЯINFORM']</text:p>
      <text:p text:style-name="P4">
时间: 2023-06-10T56:00:00-04:00</text:p>
      <text:p text:style-name="P4">
描述: 在Komenteri Volodymyr Gavrilov，他在Lipni国家的Samiti附上，北约“ Wiidu ...与乌克兰2022年的战争，与乌克兰与乌克兰的最新新闻，《与乌克兰2022年的新闻战争》，今天上次与乌克兰的新闻战争，乌克兰和乌克兰之间的战争将会有一场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photo_2023-06-10_07-52-20.jpg" text:style-name="Internet_20_link" text:visited-style-name="Visited_20_Internet_20_Link">
photo_2023-06-10_07-52-20.jpg</text:a>
']</text:p>
      <text:p text:style-name="P4">
标签: ['ВОЛОДИМИР ГАВРИЛОВ']</text:p>
      <text:p text:style-name="P4">
类别: News</text:p>
      <!--METADATA-->
      <text:p text:style-name="P4">
<draw:frame draw:style-name="fr1" draw:name="Image241" text:anchor-type="as-char" svg:width="6.9236in" svg:height="4.649744in" draw:z-index="0">
<draw:image xlink:href="../Images/AРМІЯINFORM/2023-06-10T56-00-00-04-00/photo_2023-06-10_07-52-20.jpg" xlink:type="simple" xlink:show="embed" xlink:actuate="onLoad" draw:mime-type="image/jpeg"/>
</draw:frame>
弗拉基米尔·加夫里洛夫(Vladimir Gavrilov)在评论中指出，北约国家的首脑会议上“将遵守我们的一定顺序，这将记录下来。” 关于它<text:a xlink:type="simple" xlink:href="https://t.me/ministry_of_defense_ua/7676" text:style-name="Internet_20_link" text:visited-style-name="Visited_20_Internet_20_Link">
报告</text:a>
国防部乌克兰。</text:p>
      <text:p text:style-name="P4">
他补充说，尽管达成共识的决策机制和联盟成员国的否决权，“我认为乌克兰决策不会有大问题”。</text:p>
      <text:p text:style-name="P4">
弗拉基米尔·加夫里洛夫(Vladimir Gavrilov)说：“有所有迹象表明乌克兰将以某种格式收到他想要的东西。”</text:p>
      <text:p text:style-name="P4">
副部长补充说：“在乌克兰维尔纽斯的一次峰会上，应该清楚地了解，在战争后，在一两年的时间里，在进行某些程序性项目后，我们将成为北约的成员。”</text:p>
      <text:p text:style-name="P4">
News Source: <text:a xlink:type="simple" xlink:href="https://armyinform.com.ua/2023/06/10/ukrayina-na-vilnyuskomu-samiti-otrymaye-algorytm-vstupu-do-nato-zastupnyk-ministra-oborony-gavrylov/" text:style-name="Internet_20_link" text:visited-style-name="Visited_20_Internet_20_Link">
https://armyinform.com.ua/2023/06/10/ukrayina-na-vilnyuskomu-samiti-otrymaye-algorytm-vstupu-do-nato-zastupnyk-ministra-oborony-gavrylov/</text:a>
</text:p>
      <!--NEWS-->
      <text:h text:style-name="P10" text:outline-level="1">
<text:span text:style-name="T4">
每天敌人的损失：将近900名入侵者被淘汰，15个手工系统和8个坦克被摧毁</text:span>
</text:h>
      <text:p text:style-name="P4">
作者: ['АРМІЯINFORM']</text:p>
      <text:p text:style-name="P4">
时间: 2023-06-10T58:00:00-04:00</text:p>
      <text:p text:style-name="P4">
描述: Zagalni Boyov，在02/24/22至10.06.23 Orintovo成为：...与乌克兰2022年战争，与乌克兰的战争，今天与乌克兰的最新新闻，今天与乌克兰的新闻战争，今天与乌克兰2022年的新闻战，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10.06.2023_vtraty-scaled.jpg" text:style-name="Internet_20_link" text:visited-style-name="Visited_20_Internet_20_Link">
10.06.2023_vtraty-scaled.jpg</text:a>
']</text:p>
      <text:p text:style-name="P4">
标签: ['STOPRUSSIA', 'АГРЕСІЯ РФ', 'БОЙОВІ ВТРАТИ', 'ВТОРГНЕННЯ РФ', 'ГШ ЗСУ']</text:p>
      <text:p text:style-name="P4">
类别: News</text:p>
      <!--METADATA-->
      <text:p text:style-name="P4">
<draw:frame draw:style-name="fr1" draw:name="Image242" text:anchor-type="as-char" svg:width="6.9236in" svg:height="7.010145in" draw:z-index="0">
<draw:image xlink:href="../Images/AРМІЯINFORM/2023-06-10T58-00-00-04-00/10.06.2023_vtraty-scaled.jpg" xlink:type="simple" xlink:show="embed" xlink:actuate="onLoad" draw:mime-type="image/jpeg"/>
</draw:frame>
敌人从24.02.22到10.06.23的总损失将以朝向：</text:p>
      <text:p text:style-name="P4">
<text:span text:style-name="T4">
<text:span text:style-name="T5">
人员 -  </text:span>
* 214660(+890)淘汰的人</text:span>
<text:span text:style-name="T5">
坦克 -  </text:span>
<text:span text:style-name="T5">
 3909(+8)</text:span>
<text:span text:style-name="T4">
战斗装甲车 -  </text:span>
 7607(+7)<text:span text:style-name="T4">
<text:span text:style-name="T5">
炮兵系统 -  </text:span>
<text:span text:style-name="T5">
 3717(+15)</text:span>
 </text:span>
 rszv- <text:span text:style-name="T4">
 600(+1)</text:span>
<text:span text:style-name="T5">
防空手段 -  </text:span>
<text:span text:style-name="T5">
 362(+3)</text:span>
<text:span text:style-name="T4">
飞机 -  </text:span>
 314(0)<text:span text:style-name="T4">
<text:span text:style-name="T5">
直升机 -  </text:span>
* 299(0)</text:span>
<text:span text:style-name="T5">
无人机手术战术水平 -  </text:span>
<text:span text:style-name="T5">
 3263(+16)</text:span>
<text:span text:style-name="T4">
有翼的导弹 -  </text:span>
 1176(+5)<text:span text:style-name="T4">
<text:span text:style-name="T5">
船 /船 -  </text:span>
* 18(0)</text:span>
<text:span text:style-name="T5">
汽车设备和坦克 -  </text:span>
<text:span text:style-name="T5">
 6428(+18)</text:span>
<text:span text:style-name="T4">
特殊技术 -  </text:span>
 507(+5)指定数据...</text:p>
      <text:p text:style-name="P4">
击败占用者!让我们一起赢!我们的力量真实!</text:p>
      <text:p text:style-name="P4">
<text:span text:style-name="T4">
资料来源：</text:span>
 <text:a xlink:type="simple" xlink:href="https://www.facebook.com/GeneralStaff.ua/posts/pfbid0B8cCUunHfTYPt5W1zA2KBXfafj8btdkk8RdxhbMK345Y556W9Kb12cGvroGRgKoMl" text:style-name="Internet_20_link" text:visited-style-name="Visited_20_Internet_20_Link">
武装部队总参谋部</text:a>
截至10.06.23。</text:p>
      <text:p text:style-name="P4">
News Source: <text:a xlink:type="simple" xlink:href="https://armyinform.com.ua/2023/06/10/vtraty-voroga-za-dobu-likvidovano-majzhe-900-okupantiv-znyshheno-15-artsystemy-ta-8-tankiv/" text:style-name="Internet_20_link" text:visited-style-name="Visited_20_Internet_20_Link">
https://armyinform.com.ua/2023/06/10/vtraty-voroga-za-dobu-likvidovano-majzhe-900-okupantiv-znyshheno-15-artsystemy-ta-8-tankiv/</text:a>
</text:p>
      <!--NEWS-->
      <text:h text:style-name="P10" text:outline-level="1">
<text:span text:style-name="T4">
在被洪水淹没的Skhidnytsia中，救出了20人，其中5人是孩子</text:span>
</text:h>
      <text:p text:style-name="P4">
作者: Ukrinform (Person)</text:p>
      <text:p text:style-name="P4">
出版商: Укринформ (Organization)</text:p>
      <text:p text:style-name="P4">
出版时间: 2023-06-10T5:30:00+03:00</text:p>
      <text:p text:style-name="P4">
修改时间: 2023-06-10T21:30:00+03:00</text:p>
      <text:p text:style-name="P4">
描述: SES员工在LVIV地区被淹没的Skhidnytsia中救出了20人，其中包括5个孩子。  - 乌克林。</text:p>
      <text:p text:style-name="P4">
图片: ['<text:a xlink:type="simple" xlink:href="https://static.ukrinform.com/photos/2023_06/thumb_files/630_360_1686421745-506.jpg" text:style-name="Internet_20_link" text:visited-style-name="Visited_20_Internet_20_Link">
630_360_16864...</text:a>
']</text:p>
      <text:p text:style-name="P4">
标签: ['Львівщина', 'Поліція', 'Курорт']</text:p>
      <text:p text:style-name="P4">
类型: Article</text:p>
      <!--METADATA-->
      <text:p text:style-name="P4">
<draw:frame draw:style-name="fr1" draw:name="Image243" text:anchor-type="as-char" svg:width="6.9236in" svg:height="3.945708in" draw:z-index="0">
<draw:image xlink:href="../Images/yкринформ/2023-06-10T5-30-00-03-00/630_360_1686421745-506.jpg" xlink:type="simple" xlink:show="embed" xlink:actuate="onLoad" draw:mime-type="image/jpeg"/>
</draw:frame>
DSSNS的员工在利维夫地区的Skhidnytsia被淹没的Skhidnytsia中救出了20人，其中包括5名儿童。</text:p>
      <text:p text:style-name="P4">
这是在向乌克林福姆州的通讯员发表评论中在LVIV地区紧急服务中的评论。</text:p>
      <text:p text:style-name="P4">
“由于雨水的大雨来自R. Skhidnychanka的海岸，Skhidnytsia Drohobych District的部分洪水(Zarichna街，Shevchenko，Ivan Franko). Станом на 20.30 врятовано 20осіб, з них 5 дітей", - поінформували в ГУ ДСНС Львівщини.</text:p>
      <text:p text:style-name="P4">
Внаслідок події пошкоджено 5 мостів, близько 100 житлових будинків. Жертв тапостраждалих внаслідок підтоплення попередньо немає.</text:p>
      <text:p text:style-name="P4">
<text:span text:style-name="T4">
Читайте також:</text:span>
 <text:a xlink:type="simple" xlink:href="https://www.ukrinform.ua/rubric-regions/3721004-v-ukraini-zavtra-dositime-podekudi-grozi-ta-grad.html" text:style-name="Internet_20_link" text:visited-style-name="Visited_20_Internet_20_Link">
 В Україні завтра дощитиме - подекуди грози та град</text:a>
救援工作正在进行中。</text:p>
      <text:p text:style-name="P4">
同时，警察利沃夫地区在[Facebook]上报告了(https://www.facebook.com/story.php?story_fbid=pfbid0yhvGifWb3XkHBGbTEyQE2spPkZgZtQ29QUwb6uJCZ2hpDuGS2vzUa96HYfmtjXQQl&amp;id=100064853404085&amp;eav=Afb4jj7gFozPwTU_RfrcbWnhyELHtMlQZBoPx2UuXR5OxjMyq3FOvyLcrkd9TZHdhh8&amp;m_entstream_source=timeline&amp;paipv=0)关于Skhidnytsia附近的道路的重叠。</text:p>
      <text:p text:style-name="P4">
“是的，从Skhidnytsia到Old Kropyvnyk的运动被封锁 - 绕着腺体绕道。通往斯特里地区Urich村庄的高速公路被阻止，”警方被阻止。</text:p>
      <text:p text:style-name="P4">
该细分市场的运动很复杂，执法人员要求驾驶员使用其他方式。</text:p>
      <text:p text:style-name="P4">
正如乌克林福姆(Ukrinform)报道的[在利维夫地区的Skhidnytsia镇，有40户家庭被淹没。(https://www.ukrinform.ua/rubric-regions/3721134-na-lvivsini-cerez-pidnatta-rivna-vodi-u-ricci-shidnicanka-pidtopleni-blizko-40-domogospodarstv.html)由于提高了内容的水位。</text:p>
      <text:p text:style-name="P4">
News Source: <text:a xlink:type="simple" xlink:href="https://www.ukrinform.ua/rubric-regions/3721146-u-pidtoplenij-shidnici-vratuvali-20-osib-patero-z-akih-diti.html" text:style-name="Internet_20_link" text:visited-style-name="Visited_20_Internet_20_Link">
https://www.ukrinform.ua/rubric-regions/3721146-u-pidtoplenij-shidnici-vratuvali-20-osib-patero-z-akih-diti.html</text:a>
</text:p>
      <!--NEWS-->
      <text:h text:style-name="P10" text:outline-level="1">
<text:span text:style-name="T4">
国防部副部长告诉OWT发展与陆军最相关的发展</text:span>
</text:h>
      <text:p text:style-name="P4">
作者: ['АРМІЯINFORM']</text:p>
      <text:p text:style-name="P4">
时间: 2023-06-10T60:00:00-04:00</text:p>
      <text:p text:style-name="P4">
描述: 背后是乌克兰沃迪米尔·加夫里洛夫（Zbroysh）的乌克兰沃迪米尔·加夫里洛夫（Zbroysh）的辩护代祷者的话……与乌克兰2022年的战争，与乌克兰的战争是今天的最新消息，这是与乌克兰2022年的战争，是最后一场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6/gavrilov-1.jpg" text:style-name="Internet_20_link" text:visited-style-name="Visited_20_Internet_20_Link">
gavrilov-1.jpg</text:a>
']</text:p>
      <text:p text:style-name="P4">
标签: ['ВОЛОДИМИР ГАВРИЛОВ', 'ІНТЕРВ’Ю', 'ОВТ']</text:p>
      <text:p text:style-name="P4">
类别: News</text:p>
      <!--METADATA-->
      <text:p text:style-name="P4">
<draw:frame draw:style-name="fr1" draw:name="Image246" text:anchor-type="as-char" svg:width="6.9236in" svg:height="3.894525in" draw:z-index="0">
<draw:image xlink:href="../Images/AРМІЯINFORM/2023-06-10T60-00-00-04-00/gavrilov-1.jpg" xlink:type="simple" xlink:show="embed" xlink:actuate="onLoad" draw:mime-type="image/jpeg"/>
</draw:frame>
乌克兰国防副部长Volodymyr Gavrilov说，现在为军械库部队最紧迫的事态发展是无人系统的系统，通信，情报和收集数据的分析。</text:p>
      <text:p text:style-name="P4">
此外，需要现代化和提高现有的增强和OVT样品的效率。</text:p>
      <ul>
        <li>
我们需要创新的解决方案。 在这种情况下，MO加速器应有助于解决重要的任务：在专业计划管理，高科技业务。人工智能方面合并经验丰富的人们的平台 - 关于现代商业和现代技术时尚的一切， - 弗拉基米尔·加夫里洛夫(Vladimir Gavrilov)说。</li>
      </ul>
      <text:p text:style-name="P4">
在对乌克兰国防部副部长的陆军面试采访中，阅读更多有关此内容的信息，并在今天进行了更多信息。</text:p>
      <text:p text:style-name="P4">
News Source: <text:a xlink:type="simple" xlink:href="https://armyinform.com.ua/2023/06/10/zastupnyk-ministra-oborony-rozpoviv-yaki-rozrobky-ovt-narazi-ye-najbilsh-aktualnymy-dlya-vijska/" text:style-name="Internet_20_link" text:visited-style-name="Visited_20_Internet_20_Link">
https://armyinform.com.ua/2023/06/10/zastupnyk-ministra-oborony-rozpoviv-yaki-rozrobky-ovt-narazi-ye-najbilsh-aktualnymy-dlya-vijska/</text:a>
</text:p>
      <!--NEWS-->
      <text:h text:style-name="P10" text:outline-level="1">
<text:span text:style-name="T4">
到了晚上，空中国防军摧毁了2枚导弹和20枚Shahad敌人</text:span>
</text:h>
      <text:p text:style-name="P4">
作者: ['АРМІЯINFORM']</text:p>
      <text:p text:style-name="P4">
时间: 2023-06-10T62:00:00-04:00</text:p>
      <text:p text:style-name="P4">
描述: Uonchi 10 Chervnya Vorog Zavdav，Poltavskiy的运营Aerodromes之一...与乌克兰2022年的战争，与乌克兰的最新新闻，今天与乌克兰的新闻，今天与乌克兰2022年的新闻，今天，乌克兰和俄罗斯之间的战争以及何时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STOPRUSSIA', 'АГРЕСІЯ РФ', 'ВТОРГНЕННЯ РФ', 'КОМАНДУВАННЯ ПОВІТРЯНИХ СИЛ ЗС УКРАЇНИ', 'ХРОНІКА ОБОРОНИ']</text:p>
      <text:p text:style-name="P4">
类别: News</text:p>
      <!--METADATA-->
      <text:p text:style-name="P4">
<draw:frame draw:style-name="fr1" draw:name="Image247" text:anchor-type="as-char" svg:width="6.9236in" svg:height="3.894525in" draw:z-index="0">
<draw:image xlink:href="../Images/AРМІЯINFORM/2023-06-10T62-00-00-04-00/ataka-droniv-1.jpg" xlink:type="simple" xlink:show="embed" xlink:actuate="onLoad" draw:mime-type="image/jpeg"/>
</draw:frame>
Shahaned Uav。 说明性照片</text:p>
      <text:p text:style-name="P4">
在6月10日晚上，敌人用弹道和有翼的伊斯坎德导弹袭击了Upolta地区的一架手术飞机场，询问伊朗的无人机作品。</text:p>
      <text:p text:style-name="P4">
俄罗斯人还分别用有翼的火箭发射器和冲击无人机袭击了敖德萨和哈尔基夫地区。</text:p>
      <text:p text:style-name="P4">
总共有8种不同类型的景观和35种伊朗无人机生产的伊朗无人机Shahed-136/131在关键基础设施和军事遗址的对象上释放了登陆类型的政策和南部目的地，以及35种冲击无人机。</text:p>
      <text:p text:style-name="P4">
“在责任领域的空军防空力量和手段(指定类型)和20个冲击无人机Shahed-136/131”，这是一个证明。</text:p>
      <text:p text:style-name="P4">
袭击持续时间为6月9日至6月10日的5:00。 根据初步数据，沙漠受害者。 当地军事行政部门将报告给后果。</text:p>
      <text:p text:style-name="P4">
同样在6月9日的过去一天，防空销毁了12个敌人的行动级无人机(Orlan-10，Zala，Supercam)，在空降人物中强调。</text:p>
      <text:p text:style-name="P4">
News Source: <text:a xlink:type="simple" xlink:href="https://armyinform.com.ua/2023/06/10/vnochi-syly-ppo-znyshhyly-2-rakety-i-20-shahed-protyvnyka/" text:style-name="Internet_20_link" text:visited-style-name="Visited_20_Internet_20_Link">
https://armyinform.com.ua/2023/06/10/vnochi-syly-ppo-znyshhyly-2-rakety-i-20-shahed-protyvnyka/</text:a>
</text:p>
      <!--NEWS-->
      <text:h text:style-name="P10" text:outline-level="1">
<text:span text:style-name="T4">
由于俄罗斯的侵略，俄罗斯侵略1500多名儿童受伤</text:span>
</text:h>
      <text:p text:style-name="P4">
作者: ['АРМІЯINFORM']</text:p>
      <text:p text:style-name="P4">
时间: 2023-06-10T64:00:00-04:00</text:p>
      <text:p text:style-name="P4">
描述: 俄罗斯联邦的军队驶入乌克兰487 ditsa shchel 1014 Dits，头部受伤。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1/4083a83e8522f83fdc1608b9fc3fae41.jpeg" text:style-name="Internet_20_link" text:visited-style-name="Visited_20_Internet_20_Link">
4083a83e8522f83fdc1608b9fc3fae41.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48" text:anchor-type="as-char" svg:width="6.9236in" svg:height="4.330592in" draw:z-index="0">
<draw:image xlink:href="../Images/AРМІЯINFORM/2023-06-10T64-00-00-04-00/4083a83e8522f83fdc1608b9fc3fae41.jpeg" xlink:type="simple" xlink:show="embed" xlink:actuate="onLoad" draw:mime-type="image/jpeg"/>
</draw:frame>
说明性照片</text:p>
      <text:p text:style-name="P4">
俄罗斯联邦的军队在乌克兰杀死了487名儿童，另外1014名受伤。</text:p>
      <text:p text:style-name="P4">
关于它<text:a xlink:type="simple" xlink:href="https://t.me/pgo_gov_ua/13160" text:style-name="Internet_20_link" text:visited-style-name="Visited_20_Internet_20_Link">
报告</text:a>
电报检察官总办公室。</text:p>
      <text:p text:style-name="P4">
“截至2023年6月10日上午，由于俄罗斯联邦的全面武装侵略，乌克兰有1501多名儿童在乌克兰受伤。 根据少年检察官的官方信息，有487名儿童被杀，有1014人受到了不同的严重程度。”</text:p>
      <text:p text:style-name="P4">
数据不是最终的，因为工作继续安装在敌对行动中，暂时捕获和解放的领土。</text:p>
      <text:p text:style-name="P4">
<text:span text:style-name="T4">
受影响最大的孩子：</text:span>
</text:p>
      <ul>
        <li>
Donetsk地区-464， * Kharkiv -283， * Kiev -128， * Kherson -105， * Zaporizhia -91， * Mykolaiv -89， * Dnipropetrovsk -80， * Chernihiv -71， * Chernihiv -71， * Lugansk -67。</li>
      </ul>
      <text:p text:style-name="P4">
6月9日，星期五，一名16岁女孩在撤离措施中受伤。</text:p>
      <text:p text:style-name="P4">
6月10日，敌人对敖德萨地区进行了夜间袭击。 由于无人机的沦陷，敖德萨的一座9层居住的房屋受伤了5年和17年。 在敖德萨地区的Belgorod-Dnestrovsky区，一个5岁的女孩和一个12岁男孩在火箭袭击中受伤。</text:p>
      <text:p text:style-name="P4">
News Source: <text:a xlink:type="simple" xlink:href="https://armyinform.com.ua/2023/06/10/vnaslidok-rosijskoyi-agresiyi-postrazhdalo-ponad-1500-ditej/" text:style-name="Internet_20_link" text:visited-style-name="Visited_20_Internet_20_Link">
https://armyinform.com.ua/2023/06/10/vnaslidok-rosijskoyi-agresiyi-postrazhdalo-ponad-1500-ditej/</text:a>
</text:p>
      <!--NEWS-->
      <text:h text:style-name="P10" text:outline-level="1">
<text:span text:style-name="T4">
女儿永远不会见到爸爸…</text:span>
</text:h>
      <text:p text:style-name="P4">
作者: ['АРМІЯINFORM']</text:p>
      <text:p text:style-name="P4">
时间: 2023-06-10T66:00:00-04:00</text:p>
      <text:p text:style-name="P4">
描述:  - 通过里克（Rik），丹尼斯（Denis）gro吟的是vojuvati，Vin不是Mig放弃了clapt。 同样的航行...与乌克兰2022年的战争，与乌克兰的最新新闻，《与乌克兰的新闻战争》 2022年，今天的最后一次战争，乌克兰和俄罗斯之间的战争以及2022年与乌克兰的战争将是一场战争，将在不久的将来与乌克兰发动战争，说，与乌克兰的战争，乌克兰的新闻，乌克兰新闻，乌克兰媒体在俄罗斯</text:p>
      <text:p text:style-name="P4">
图片: ['<text:a xlink:type="simple" xlink:href="https://armyinform.com.ua/wp-content/uploads/2023/06/7d295ce3-94b3-4d4a-9327-5feb16da828a-scaled-e1686385500443.jpg" text:style-name="Internet_20_link" text:visited-style-name="Visited_20_Internet_20_Link">
7d295ce3-94b3-4d4a-9327-5feb16da828a-scaled-e1686385500443.jpg</text:a>
']</text:p>
      <text:p text:style-name="P4">
标签: ['STOPRUSSIA', 'АГРЕСІЯ РФ', 'ВТОРГНЕННЯ РФ']</text:p>
      <text:p text:style-name="P4">
类别: News</text:p>
      <!--METADATA-->
      <text:p text:style-name="P4">
<draw:frame draw:style-name="fr1" draw:name="Image249" text:anchor-type="as-char" svg:width="6.9236in" svg:height="6.848469in" draw:z-index="0">
<draw:image xlink:href="../Images/AРМІЯINFORM/2023-06-10T66-00-00-04-00/7d295ce3-94b3-4d4a-9327-5feb16da828a-scaled-e1686385500443.jpg" xlink:type="simple" xlink:show="embed" xlink:actuate="onLoad" draw:mime-type="image/jpeg"/>
</draw:frame>
 - 一年后<text:a xlink:type="simple" xlink:href="https://armyinform.com.ua/2023/06/10/ivanna-babij-u-moyeyi-dochky-najkrashhyj-tatko-hoch-vony-nikoly-j-ne-zustrinutsya/" text:style-name="Internet_20_link" text:visited-style-name="Visited_20_Internet_20_Link">
丹尼斯继续</text:a>
，他不能被抛弃。 即使在他将成为父亲的消息后，经常从入侵者中解放出乌克兰的愿望也变得更加强大。 像任何一个女孩一样，她曾经匆匆忙忙浪漫的时刻，但是在战争期间，一切并不总是暂停。 因此，当男人跪在泥泞中时，该男子几乎没有抓住这种联系，因此必须报告怀孕。 几天后，大性别党被废除了，因为即使一天也无法逃脱。 因此，当我是粉红色的螺丝刀时，我们学会了小孩子的性别。 但这就是所有的事情……丹尼斯以我的温柔和关心开始，以至于你不在任何电影中...他都是他女儿的好父亲，显然，随身携带...</text:p>
      <text:p text:style-name="P4">
News Source: <text:a xlink:type="simple" xlink:href="https://armyinform.com.ua/2023/06/10/donechka-nikoly-ne-zustrinetsya-z-tatkom/" text:style-name="Internet_20_link" text:visited-style-name="Visited_20_Internet_20_Link">
https://armyinform.com.ua/2023/06/10/donechka-nikoly-ne-zustrinetsya-z-tatkom/</text:a>
</text:p>
      <!--NEWS-->
      <text:h text:style-name="P10" text:outline-level="1">
<text:span text:style-name="T4">
黑色和亚佐夫海没有敌对的火箭发射器</text:span>
</text:h>
      <text:p text:style-name="P4">
作者: ['АРМІЯINFORM']</text:p>
      <text:p text:style-name="P4">
时间: 2023-06-10T68:00:00-04:00</text:p>
      <text:p text:style-name="P4">
描述: 该村庄在11:00 Suboti，10蠕虫，Chorny Ta Azovskiy海洋Rosiski Klabeli -...与乌克兰战争2022年战争，与乌克兰与乌克兰的最新新闻，与乌克兰的新闻，与乌克兰2022年的新闻战争，今天将在今天之间发生战争，将在乌克兰之间发生战争以及俄罗斯，俄罗斯和俄罗斯在2022年与乌克兰的战争将与否，将在不久的将来与乌克兰战争，与乌克兰的战争，今天的乌克兰新闻，乌克兰的新闻，乌克兰媒体在俄罗斯的乌克兰新闻</text:p>
      <text:p text:style-name="P4">
图片: ['<text:a xlink:type="simple" xlink:href="https://armyinform.com.ua/wp-content/uploads/2023/05/10.05.23_novyj-korabel-dlya-vms-turechchyny_2.jpg" text:style-name="Internet_20_link" text:visited-style-name="Visited_20_Internet_20_Link">
10.05.23_novyj-korabel-dlya-vms-turechchyny_2.jpg</text:a>
']</text:p>
      <text:p text:style-name="P4">
标签: ['STOPRUSSIA', 'АГРЕСІЯ РФ', 'ВМС ЗС УКРАЇНИ', 'ВТОРГНЕННЯ РФ']</text:p>
      <text:p text:style-name="P4">
类别: News</text:p>
      <!--METADATA-->
      <text:p text:style-name="P4">
<draw:frame draw:style-name="fr1" draw:name="Image250" text:anchor-type="as-char" svg:width="6.9236in" svg:height="4.615733in" draw:z-index="0">
<draw:image xlink:href="../Images/AРМІЯINFORM/2023-06-10T68-00-00-04-00/10.05.23_novyj-korabel-dlya-vms-turechchyny_2.jpg" xlink:type="simple" xlink:show="embed" xlink:actuate="onLoad" draw:mime-type="image/jpeg"/>
</draw:frame>
截至6月10日(星期六)晚上11:00，黑色和阿佐夫海域没有俄罗斯所有者 - 没有有翼的导弹载体“口径”。</text:p>
      <text:p text:style-name="P4">
关于它<text:a xlink:type="simple" xlink:href="https://www.facebook.com/navy.mil.gov.ua/posts/pfbid02yhorS1DYqpkCfk863JfjrMcS8iWrpF9b9syqP9pdvQ9oK4Y1VoS8vLcDMroz3yfxl" text:style-name="Internet_20_link" text:visited-style-name="Visited_20_Internet_20_Link">
报告</text:a>
乌克兰武装部队的海军。</text:p>
      <text:p text:style-name="P4">
«截至11:00 10.06.2023：黑海有9艘敌船； 在亚佐夫海 -  1艘敌方船； 在地中海中，最多有7艘敌船在战斗义务上。”证词写道。</text:p>
      <text:p text:style-name="P4">
在白天，为了俄罗斯联邦的利益，凯希·耶尼卡尔海峡的通过：</text:p>
      <text:p text:style-name="P4">
<text:span text:style-name="T5">
到Azov Sea -10艘船，其中1艘继续从Bosphorus Strait移动； </text:span>
到黑海 -  24艘船，其中13艘继续沿Bosphorus海峡的方向移动；</text:p>
      <text:p text:style-name="P4">
据报道，俄罗斯联邦继续违反1974年海上人类生活的国际公约。(Solas)通过关闭系统标识(AIS)，在亚佐夫海的民用船上。</text:p>
      <text:p text:style-name="P4">
News Source: <text:a xlink:type="simple" xlink:href="https://armyinform.com.ua/2023/06/10/u-chornomu-ta-azovskomu-moryah-narazi-nemaye-vorozhyh-raketonosiyiv-2/" text:style-name="Internet_20_link" text:visited-style-name="Visited_20_Internet_20_Link">
https://armyinform.com.ua/2023/06/10/u-chornomu-ta-azovskomu-moryah-narazi-nemaye-vorozhyh-raketonosiyiv-2/</text:a>
</text:p>
      <!--NEWS-->
      <text:h text:style-name="P10" text:outline-level="1">
<text:span text:style-name="T4">
马克龙通过供应无人机向伊朗警告伊朗的后果</text:span>
</text:h>
      <text:p text:style-name="P4">
作者: Ukrinform (Person)</text:p>
      <text:p text:style-name="P4">
出版商: Укринформ (Organization)</text:p>
      <text:p text:style-name="P4">
出版时间: 2023-06-10T6:43:00+03:00</text:p>
      <text:p text:style-name="P4">
修改时间: 2023-06-10T21:43:00+03:00</text:p>
      <text:p text:style-name="P4">
描述: 法国总统伊曼纽尔·马克龙（Emmanuel Macron）警告伊朗同事易卜拉欣·雷西（Ibrahim Raisi），有关德黑兰向俄罗斯提供无人机供应的后果。  - 乌克林。</text:p>
      <text:p text:style-name="P4">
图片: ['<text:a xlink:type="simple" xlink:href="https://static.ukrinform.com/photos/2023_02/thumb_files/630_360_1675929865-232.jpg" text:style-name="Internet_20_link" text:visited-style-name="Visited_20_Internet_20_Link">
630_360_16759...</text:a>
']</text:p>
      <text:p text:style-name="P4">
标签: ['Безпілотник', 'Іран', 'Макрон', 'Росія', 'Війна з Росією']</text:p>
      <text:p text:style-name="P4">
类型: Article</text:p>
      <!--METADATA-->
      <text:p text:style-name="P4">
<draw:frame draw:style-name="fr1" draw:name="Image251" text:anchor-type="as-char" svg:width="6.9236in" svg:height="3.956343in" draw:z-index="0">
<draw:image xlink:href="../Images/yкринформ/2023-06-10T6-43-00-03-00/630_360_1675929865-232.jpg" xlink:type="simple" xlink:show="embed" xlink:actuate="onLoad" draw:mime-type="image/jpeg"/>
</draw:frame>
伊曼纽尔·马克龙(Emmanuel Macron)总统警告伊朗学院易卜拉欣·雷西(Ibrahim Raisi)程序，该程序与德黑兰向俄罗斯的无人机提供有关。</text:p>
      <text:p text:style-name="P4">
关于它报告<text:a xlink:type="simple" xlink:href="https://www.reuters.com/world/france-warns-iran-drone-deliveries-to-russia-2023-06-10/" text:style-name="Internet_20_link" text:visited-style-name="Visited_20_Internet_20_Link">
路透</text:a>
乌克林福姆报道，关于总统办公室。</text:p>
      <text:p text:style-name="P4">
值得注意的是，在与Raisa的电话交谈中，马克龙敦促伊朗立即“附加”该国在针对乌克兰战争中提供俄罗斯的支持。</text:p>
      <text:p text:style-name="P4">
声明说：“马克龙还对伊朗核计划发展轨迹表示关注。”</text:p>
      <text:p text:style-name="P4">
<text:span text:style-name="T4">
另请阅读：</text:span>
 <text:span text:style-name="T4">
 <text:a xlink:type="simple" xlink:href="https://www.ukrinform.ua/rubric-ato/3721035-rosia-otrimala-vid-iranu-sotni-bezpilotnikiv-dla-atak-na-ukrainu-bilij-dim.html" text:style-name="Internet_20_link" text:visited-style-name="Visited_20_Internet_20_Link">
俄罗斯因攻击乌克兰而收到数百架无人机 - 白宫</text:a>
</text:span>
</text:p>
      <text:p text:style-name="P4">
正如乌克林福姆报道的那样，白宫早些时候表示，俄罗斯已经加深了与伊朗在国防领域的合作，并受到了数百次冲击<text:span text:style-name="T4">
 <text:a xlink:type="simple" xlink:href="https://www.ukrinform.ua/tag-bpla" text:style-name="Internet_20_link" text:visited-style-name="Visited_20_Internet_20_Link">
无人机</text:a>
</text:span>
它用于乌克兰遭受袭击的任务。</text:p>
      <text:p text:style-name="P4">
News Source: <text:a xlink:type="simple" xlink:href="https://www.ukrinform.ua/rubric-world/3721147-makron-poperediv-iran-pro-naslidki-cerez-postacanna-bezpilotnikiv-do-rosii.html" text:style-name="Internet_20_link" text:visited-style-name="Visited_20_Internet_20_Link">
https://www.ukrinform.ua/rubric-world/3721147-makron-poperediv-iran-pro-naslidki-cerez-postacanna-bezpilotnikiv-do-rosii.html</text:a>
</text:p>
      <!--NEWS-->
      <text:h text:style-name="P10" text:outline-level="1">
<text:span text:style-name="T4">
有关战斗过程的信息是行动计划的一个要素-Anna Malyar</text:span>
</text:h>
      <text:p text:style-name="P4">
作者: ['АРМІЯINFORM']</text:p>
      <text:p text:style-name="P4">
时间: 2023-06-10T70:00:00-04:00</text:p>
      <text:p text:style-name="P4">
描述: 关于过度违反维科诺维行动运营的战斗计划的信息...与乌克兰2022年的战争，与乌克兰的最新新闻，《与乌克兰的新闻战争》，2022年的新闻战争，乌克兰和俄罗斯的最后一场战争以及乌克兰的战争，这是乌克兰战争在不久的将来，是否会与乌克兰进行战争，与乌克兰的战争，今天的乌克兰新闻，乌克兰新闻在俄罗斯的乌克兰新闻</text:p>
      <text:p text:style-name="P4">
图片: ['<text:a xlink:type="simple" xlink:href="https://armyinform.com.ua/wp-content/uploads/2023/05/ganna-malyar.jpg" text:style-name="Internet_20_link" text:visited-style-name="Visited_20_Internet_20_Link">
ganna-malyar.jpg</text:a>
', '<text:a xlink:type="simple" xlink:href="https://armyinform.com.ua/wp-content/uploads/2023/06/ganna.jpeg" text:style-name="Internet_20_link" text:visited-style-name="Visited_20_Internet_20_Link">
ganna.jpeg</text:a>
']</text:p>
      <text:p text:style-name="P4">
标签: ['STOPRUSSIA', 'АГРЕСІЯ РФ', 'ВІЙНА', 'ВТОРГНЕННЯ РФ', 'ГАННА МАЛЯР']</text:p>
      <text:p text:style-name="P4">
类别: News</text:p>
      <!--METADATA-->
      <text:p text:style-name="P4">
<draw:frame draw:style-name="fr1" draw:name="Image252" text:anchor-type="as-char" svg:width="6.9236in" svg:height="4.615733in" draw:z-index="0">
<draw:image xlink:href="../Images/AРМІЯINFORM/2023-06-10T70-00-00-04-00/ganna-malyar.jpg" xlink:type="simple" xlink:show="embed" xlink:actuate="onLoad" draw:mime-type="image/jpeg"/>
</draw:frame>
安娜画家</text:p>
      <text:p text:style-name="P4">
有关敌对行动进程的信息是操作计划和执行任务的元素。</text:p>
      <text:p text:style-name="P4">
关于乌克兰国防部副部长安娜·马里亚尔<text:a xlink:type="simple" xlink:href="https://t.me/annamaliar/828" text:style-name="Internet_20_link" text:visited-style-name="Visited_20_Internet_20_Link">
写道</text:a>
在电报上，并与塔夫里亚(Tavriya)和霍蒂蒂(Khortytsya Presoffers-tragation-Tratgeration-Stratgeration)部队一起展示了一张照片，这些部队现在正在乌克兰东部和南部的最热和南部战斗。</text:p>
      <text:p text:style-name="P4">
正如安娜·马利亚尔(Anna Malyar)强调的那样，这些官员“将发现有纳巴克穆特(Nabakhmut)或Zaporizhzhya的指示。”</text:p>
      <text:p text:style-name="P4">
<draw:frame draw:style-name="fr1" draw:name="Image253" text:anchor-type="as-char" svg:width="6.9236in" svg:height="5.284654in" draw:z-index="0">
<draw:image xlink:href="../Images/AРМІЯINFORM/2023-06-10T70-00-00-04-00/ganna.jpeg" xlink:type="simple" xlink:show="embed" xlink:actuate="onLoad" draw:mime-type="image/jpeg"/>
</draw:frame>
据她说，“有关敌对行动过程的信息是行动计划的一个要素，并执行军事任务。 我们在某些军事行动期间与Glavkom Tafahivtsi进行了磋商后，在某些军事行动中，信息安全战略信息线，然后在24/7模式下与OSV和武装部队的新闻服务进行正确协调，具体取决于前方。 ”</text:p>
      <text:p text:style-name="P4">
副部长强调说：“这就是现在，在现场工作的霍​​蒂斯和塔夫里亚出版社服务。 我们弄清楚您将不会在网上做的事情。”</text:p>
      <text:p text:style-name="P4">
她说，战争期间的主要客户和如何提交的主要客户是乌克兰的武装部队，这形成了他们的需求 - “在信息文书的帮助下，他们很重要的任务，以及该部的国防部武装部队的媒体部队将国防的卫生投入生活。”</text:p>
      <text:p text:style-name="P4">
安娜·马里亚尔(Anna Malyar)强调：“我们的任务是在陆军面临的计划和任务中打击信息。”</text:p>
      <text:p text:style-name="P4">
<text:span text:style-name="T4">
所以她在战争期间指出，消耗信息“值得知道：</text:span>
</text:p>
      <text:p text:style-name="P4">
<text:span text:style-name="T5">
我们一切都协调一致，全部得到控制； </text:span>
我们在公众中提交的一切都需要我们的国防军工作； <text:span text:style-name="T5">
我们很清楚他将敌人扔到信息空间中，如果符合武装部队和胜利的利益，我们总是会立即做出回应。 </text:span>
为国防军的利益，我们提供了现在所需的尽可能多的信息。”</text:p>
      <text:p text:style-name="P4">
正如安娜·马利亚(Anna Malyar)保证的那样：“我们不会向您掩盖我们的胜利和解放领土的事实”</text:p>
      <text:p text:style-name="P4">
她指出：“我们有一个强大的专业团队。 国防部和武装部队 - 塞弗尔人迅速在电视上直接通知您，诱发着大火。 我们在国防部和武装部队，属/类型的部队和旅的伊卡纳尔人的页面上全天通知我们。”</text:p>
      <text:p text:style-name="P4">
News Source: <text:a xlink:type="simple" xlink:href="https://armyinform.com.ua/2023/06/10/informacziya-pro-perebig-bojovyh-dij-ye-elementom-planu-operacziyi-ganna-malyar/" text:style-name="Internet_20_link" text:visited-style-name="Visited_20_Internet_20_Link">
https://armyinform.com.ua/2023/06/10/informacziya-pro-perebig-bojovyh-dij-ye-elementom-planu-operacziyi-ganna-malyar/</text:a>
</text:p>
      <!--NEWS-->
      <text:h text:style-name="P10" text:outline-level="1">
<text:span text:style-name="T4">
贝尔戈罗德地区俄罗斯副代表的农业企业的资产被捕</text:span>
</text:h>
      <text:p text:style-name="P4">
作者: ['АРМІЯINFORM']</text:p>
      <text:p text:style-name="P4">
时间: 2023-06-10T71:00:00-04:00</text:p>
      <text:p text:style-name="P4">
描述: Dnipropetrovsk检察官办公室的Clopanni检察官的背后，高地法院是法院...与2022年乌克兰的战争，与乌克兰的最新新闻，今天与乌克兰2022年的新闻战争今天，乌克兰和乌克兰之间的战争将会发生，乌克兰之间的战争将会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665257ea39133d511bebc0bb80fea0b5.png" text:style-name="Internet_20_link" text:visited-style-name="Visited_20_Internet_20_Link">
665257ea39133d511bebc0bb80fea0b5.pn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54" text:anchor-type="as-char" svg:width="6.9236in" svg:height="4.217626in" draw:z-index="0">
<draw:image xlink:href="../Images/AРМІЯINFORM/2023-06-10T71-00-00-04-00/665257ea39133d511bebc0bb80fea0b5.png" xlink:type="simple" xlink:show="embed" xlink:actuate="onLoad" draw:mime-type="image/png"/>
</draw:frame>
应Dnipropetrovsk地区检察官办公室的检察官的要求，法院在Dnipropetrovsk和Kherson地区施加了农业工业企业的公司权利和财产。</text:p>
      <text:p text:style-name="P4">
关于它<text:a xlink:type="simple" xlink:href="https://t.me/pgo_gov_ua/13136" text:style-name="Internet_20_link" text:visited-style-name="Visited_20_Internet_20_Link">
报告</text:a>
总检察官办公室。</text:p>
      <ul>
        <li>
这些是生产，13,000 m KV的存储设施，16份运输方式和资金，由企业的银行帐户中，由俄罗斯联合会的Belgorod地区杜马副负责人控制，该公司涉嫌资助筹集的行动。侵略者国家 - 消息读取。</li>
      </ul>
      <text:p text:style-name="P4">
2022年3月至4月，俄罗斯联邦的公民是俄罗斯农业持有的“农业 - 比洛吉尔”的所有者，一再组织储存产品的收集，军事制服以转移占领部队的转移，这是重新灌输的。在乌克兰领土。</text:p>
      <text:p text:style-name="P4">
如图所述，俄罗斯联邦军队提供的援助的信息是在社交网络“ Vkontakte”(Telegram-Channel)上有系统地要求的。</text:p>
      <text:p text:style-name="P4">
宣布犯罪嫌疑人的问题目前正在解决。</text:p>
      <text:p text:style-name="P4">
News Source: <text:a xlink:type="simple" xlink:href="https://armyinform.com.ua/2023/06/10/areshtovano-aktyvy-agropidpryyemstva-rosijskogo-deputata-byelgorodskoyi-oblasti/" text:style-name="Internet_20_link" text:visited-style-name="Visited_20_Internet_20_Link">
https://armyinform.com.ua/2023/06/10/areshtovano-aktyvy-agropidpryyemstva-rosijskogo-deputata-byelgorodskoyi-oblasti/</text:a>
</text:p>
      <!--NEWS-->
      <text:h text:style-name="P10" text:outline-level="1">
<text:span text:style-name="T4">
早上的苏米和切尼希夫地区的边界是从炮兵和迫击炮的</text:span>
</text:h>
      <text:p text:style-name="P4">
作者: ['АРМІЯINFORM']</text:p>
      <text:p text:style-name="P4">
时间: 2023-06-10T72:00:00-04:00</text:p>
      <text:p text:style-name="P4">
描述: Syogodnis，10蠕虫，罗西斯基（RosiSk），什叶派（Chergov）付费-Biegov，被庇护所庇护...与乌克兰2022年的战争，与乌克兰最新新闻的战争，今天与乌克兰2022年的新闻战争是今天的最后一场，将是今天的最后一场。他们说，无论是否有一年的战争，与乌克兰之间的战争与乌克兰之间的战争是一场战争乌克兰媒体的新闻在俄罗斯</text:p>
      <text:p text:style-name="P4">
图片: ['<text:a xlink:type="simple" xlink:href="https://armyinform.com.ua/wp-content/uploads/2023/05/obstrily-prykordonnya-1.jpg" text:style-name="Internet_20_link" text:visited-style-name="Visited_20_Internet_20_Link">
obstrily-prykordonnya-1.jpg</text:a>
']</text:p>
      <text:p text:style-name="P4">
标签: ['STOPRUSSIA', 'АГРЕСІЯ РФ', 'ВТОРГНЕННЯ РФ', 'ОК «ПІВНІЧ»']</text:p>
      <text:p text:style-name="P4">
类别: News</text:p>
      <!--METADATA-->
      <text:p text:style-name="P4">
<draw:frame draw:style-name="fr1" draw:name="Image255" text:anchor-type="as-char" svg:width="6.9236in" svg:height="4.50034in" draw:z-index="0">
<draw:image xlink:href="../Images/AРМІЯINFORM/2023-06-10T72-00-00-04-00/obstrily-prykordonnya-1.jpg" xlink:type="simple" xlink:show="embed" xlink:actuate="onLoad" draw:mime-type="image/jpeg"/>
</draw:frame>
说明性照片</text:p>
      <text:p text:style-name="P4">
今天，6月10日，俄罗斯占领部队再次发射了切尼希夫和苏米地区的边界区域。</text:p>
      <text:p text:style-name="P4">
关于它<text:a xlink:type="simple" xlink:href="https://www.facebook.com/kommander.nord/posts/pfbid024f2r7Ui5j8ShSrdE4WaS9nftXUY5yGHMdywg3ok76ULk1euBez1afVvqCBCDRmU8l" text:style-name="Internet_20_link" text:visited-style-name="Visited_20_Internet_20_Link">
报告</text:a>
操作命令“北”。</text:p>
      <text:p text:style-name="P4">
特别是，从09:35到09:50，有六次命中，可能来自Senkivka地区的枪管炮兵。</text:p>
      <text:p text:style-name="P4">
从11:55到12:05，Kharkiv地区有三击，可能有三击。</text:p>
      <text:p text:style-name="P4">
在任何情况下，有关当地人口损失或对民用基础设施损失的信息均未收到。</text:p>
      <text:p text:style-name="P4">
News Source: <text:a xlink:type="simple" xlink:href="https://armyinform.com.ua/2023/06/10/prykordonnya-sumshhyny-j-chernigivshhyny-zranku-obstrilyaly-zi-stvolnoyi-artyleriyi-ta-minometiv/" text:style-name="Internet_20_link" text:visited-style-name="Visited_20_Internet_20_Link">
https://armyinform.com.ua/2023/06/10/prykordonnya-sumshhyny-j-chernigivshhyny-zranku-obstrilyaly-zi-stvolnoyi-artyleriyi-ta-minometiv/</text:a>
</text:p>
      <!--NEWS-->
      <text:h text:style-name="P10" text:outline-level="1">
<text:span text:style-name="T4">
NSU正在撤离发现自己在赫森地区水陷阱中的受害者</text:span>
</text:h>
      <text:p text:style-name="P4">
作者: ['Володимир Поліщук']</text:p>
      <text:p text:style-name="P4">
时间: 2023-06-10T73:00:00-04:00</text:p>
      <text:p text:style-name="P4">
描述: 乌克兰国民警卫队的特殊仓库是持有服务的主权的共同的……与乌克兰2022的战争，与乌克兰的战争是今天的最新消息，今天与乌克兰2022的战争是今天的最后一场，是否会在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6/photo_5194903351744122007_w.jpg" text:style-name="Internet_20_link" text:visited-style-name="Visited_20_Internet_20_Link">
photo_5194903351744122007_w.jpg</text:a>
']</text:p>
      <text:p text:style-name="P4">
标签: ['НГУ']</text:p>
      <text:p text:style-name="P4">
类别: News</text:p>
      <!--METADATA-->
      <text:p text:style-name="P4">
<draw:frame draw:style-name="fr1" draw:name="Image256" text:anchor-type="as-char" svg:width="6.9236in" svg:height="4.615733in" draw:z-index="0">
<draw:image xlink:href="../Images/AРМІЯINFORM/2023-06-10T73-00-00-04-00/photo_5194903351744122007_w.jpg" xlink:type="simple" xlink:show="embed" xlink:actuate="onLoad" draw:mime-type="image/jpeg"/>
</draw:frame>
乌克兰国民警卫队的人员与州紧急服务部门合作，国家警察提供了公共秩序并撤离受害者，受害者在定居点被喀霍夫卡水力发电的乘员淹没后，被注入了水陷阱中植物。</text:p>
      <text:p text:style-name="P4">
Mykola Urshalovych上校告诉NSU NSU通讯部门总部规划部副主任。</text:p>
      <text:p text:style-name="P4">
<text:span text:style-name="T4">
  -  </text:span>
来自国民警卫队保护的第11旅和第16个单独的营，以消除使用适当的船只，汽车和工程设备的洪水疏散组织的后果，即 - 萨德上校Mykola Urshalovich。  - 截至目前，措施正在采取措施，库森(Schumen and Ship District)的国民警国民警卫队以及库尔森地区定居点的国民警卫队和手段正在进行。</text:p>
      <text:p text:style-name="P4">
除了撤离平民外，国民警卫还根据需要为受伤的公民提供愚蠢和医疗援助。 它被300多名公民使用。</text:p>
      <text:p text:style-name="P4">
Mykola Urshalovich强调，NSU继续参加救援行动。</text:p>
      <text:p text:style-name="P4">
News Source: <text:a xlink:type="simple" xlink:href="https://armyinform.com.ua/2023/06/10/ngu-zdijsnyuye-evakuacziyu-postrazhdalyh-yaki-opynylysya-u-vodyanij-pastczi-na-hersonshhyni/" text:style-name="Internet_20_link" text:visited-style-name="Visited_20_Internet_20_Link">
https://armyinform.com.ua/2023/06/10/ngu-zdijsnyuye-evakuacziyu-postrazhdalyh-yaki-opynylysya-u-vodyanij-pastczi-na-hersonshhyni/</text:a>
</text:p>
      <!--NEWS-->
      <text:h text:style-name="P10" text:outline-level="1">
<text:span text:style-name="T4">
在敖德萨边境守卫将大海固定变成垃圾填埋场和动物公墓</text:span>
</text:h>
      <text:p text:style-name="P4">
作者: ['АРМІЯINFORM']</text:p>
      <text:p text:style-name="P4">
时间: 2023-06-10T74:00:00-04:00</text:p>
      <text:p text:style-name="P4">
描述: Pislal Pidriva Rashans Dambi Kakhovsko ges Zorn在Chorne Sea Nesa Nesa Chimalo SV中非常……与乌克兰2022年的战争，与乌克兰与乌克兰的最新新闻，与乌克兰的新闻，与乌克兰的2022年一起战争，乌克兰和俄罗斯和俄罗斯和俄罗斯和俄罗斯之间的战争将在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news_20230610_121950_16863887908.jpeg" text:style-name="Internet_20_link" text:visited-style-name="Visited_20_Internet_20_Link">
news_20230610_121950_16863887908.jpeg</text:a>
']</text:p>
      <text:p text:style-name="P4">
标签: ['STOPRUSSIA', 'АГРЕСІЯ РФ']</text:p>
      <text:p text:style-name="P4">
类别: News</text:p>
      <!--METADATA-->
      <text:p text:style-name="P4">
<draw:frame draw:style-name="fr1" draw:name="Image257" text:anchor-type="as-char" svg:width="6.9236in" svg:height="3.11562in" draw:z-index="0">
<draw:image xlink:href="../Images/AРМІЯINFORM/2023-06-10T74-00-00-04-00/news_20230610_121950_16863887908.jpeg" xlink:type="simple" xlink:show="embed" xlink:actuate="onLoad" draw:mime-type="image/jpeg"/>
</draw:frame>
在将Kakhovski水电站的轻率爆炸后，它从DNIEPER到黑海，对Rashists造成的破坏产生了相当大的破坏。</text:p>
      <text:p text:style-name="P4">
在某些地方，甚至是房屋和碎片，家具，带有植被的独立寿司的漂浮部分，以及用于各种活动的事物，在任何情况下都没有进入水中的水在水中可以看到，冰箱，锅炉等。</text:p>
      <text:p text:style-name="P4">
关于它<text:a xlink:type="simple" xlink:href="https://dpsu.gov.ua/ua/news/%20VIDEO%20-Na-Odeshchini-prikordonniki-fiksuyut-yak-more-peretvoryutsya-na-smittzvalishche-ta-kladovishche-tvarin-/" text:style-name="Internet_20_link" text:visited-style-name="Visited_20_Internet_20_Link">
报告</text:a>
乌克兰国家边境服务。</text:p>
      <text:p text:style-name="P4">
在敖德萨，边防部队巡逻黑海海岸，看着他们变成垃圾填埋场和动物公墓。 鱼开始了。生态种子太可怕了。</text:p>
      <text:p text:style-name="P4">
“与此同时，许多矿山，弹药和其他熄灭的物体都被扔到海洋上，并将其扔到沿海地带上。 我们敦促公民不要忽视自己的安全。</text:p>
      <text:p text:style-name="P4">
如果检测到爆炸性和可疑物品，请立即限制它们并告知主管服务。 照顾好自己和他人!”  - 这是消息中的。</text:p>
      <text:p text:style-name="P4">
让这些框架成为文明世界必须努力阻止死亡，毁灭和伊戈洛德的轻率主义的额外动机。</text:p>
      <text:p text:style-name="P4">
News Source: <text:a xlink:type="simple" xlink:href="https://armyinform.com.ua/2023/06/10/na-odeshhyni-prykordonnyky-fiksuyut-yak-more-peretvoryuyetsya-na-smittyezvalyshhe-ta-kladovyshhe-tvaryn/" text:style-name="Internet_20_link" text:visited-style-name="Visited_20_Internet_20_Link">
https://armyinform.com.ua/2023/06/10/na-odeshhyni-prykordonnyky-fiksuyut-yak-more-peretvoryuyetsya-na-smittyezvalyshhe-ta-kladovyshhe-tvaryn/</text:a>
</text:p>
      <!--NEWS-->
      <text:h text:style-name="P10" text:outline-level="1">
<text:span text:style-name="T4">
过去一天，我们的航空击中了敌人的集中区域的19个节拍</text:span>
</text:h>
      <text:p text:style-name="P4">
作者: ['АРМІЯINFORM']</text:p>
      <text:p text:style-name="P4">
时间: 2023-06-10T75:00:00-04:00</text:p>
      <text:p text:style-name="P4">
描述: 关于乌克兰兹布罗伊萨尼部队的总部。 -Avisiaziya国防军...与乌克兰2022年的战争，与乌克兰的最新新闻战争，与乌克兰的新闻战争，与乌克兰2022年的新闻战争，乌克兰和俄罗斯之间的战争以及俄罗斯之间的战争以及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2/10/ukrayinska-aviacziya.jpg" text:style-name="Internet_20_link" text:visited-style-name="Visited_20_Internet_20_Link">
ukrayinska-aviacziya.jpg</text:a>
']</text:p>
      <text:p text:style-name="P4">
标签: ['STOPRUSSIA', 'ВТОРГНЕННЯ РФ', 'ОБОРОНА УКРАЇНИ', 'ХРОНІКА ОБОРОНИ', 'ХРОНІКА ОБОРОНИ УКРАЇНИ']</text:p>
      <text:p text:style-name="P4">
类别: News</text:p>
      <!--METADATA-->
      <text:p text:style-name="P4">
<draw:frame draw:style-name="fr1" draw:name="Image258" text:anchor-type="as-char" svg:width="6.9236in" svg:height="5.185007in" draw:z-index="0">
<draw:image xlink:href="../Images/AРМІЯINFORM/2023-06-10T75-00-00-04-00/ukrayinska-aviacziya.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c9Tn8ttwnC5UfDWnXeLsh27TXhQZABWoAUvF9owAW9GLwUP6wx2J2qDnoFk4wcNNl" text:style-name="Internet_20_link" text:visited-style-name="Visited_20_Internet_20_Link">
报告</text:a>
乌克兰武装部队的总参谋部。</text:p>
      <ul>
        <li>
在过去的24小时中，国防军在个人工作人员的集中和2对面的敌人的反射导弹综合体中获得了19次节奏，介绍写道。</li>
      </ul>
      <text:p text:style-name="P4">
同时，在最后一天，导弹和炮兵部门被4点管理，6个活力集中的区域，塔维设备的武器，3个弹药仓库和5个火炮部队击中。</text:p>
      <text:p text:style-name="P4">
News Source: <text:a xlink:type="simple" xlink:href="https://armyinform.com.ua/2023/06/10/nasha-aviacziya-za-mynulu-dobu-zavdala-19-udariv-po-rajonah-zoseredzhennya-voroga/" text:style-name="Internet_20_link" text:visited-style-name="Visited_20_Internet_20_Link">
https://armyinform.com.ua/2023/06/10/nasha-aviacziya-za-mynulu-dobu-zavdala-19-udariv-po-rajonah-zoseredzhennya-voroga/</text:a>
</text:p>
      <!--NEWS-->
      <text:h text:style-name="P10" text:outline-level="1">
<text:span text:style-name="T4">
亲人不应透露有关其捍卫者维护地点的信息 - 协调</text:span>
</text:h>
      <text:p text:style-name="P4">
作者: ['АРМІЯINFORM']</text:p>
      <text:p text:style-name="P4">
时间: 2023-06-10T76:00:00-04:00</text:p>
      <text:p text:style-name="P4">
描述: 在在线Zustinich的协调总部，Rodinovsovsovs 44-y ...与乌克兰2022的战争，今天与乌克兰最新新闻的战争，今天与乌克兰2022年的新闻战争，乌克兰和俄罗斯和俄罗斯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6/koordshtzhyuzhb.jpeg" text:style-name="Internet_20_link" text:visited-style-name="Visited_20_Internet_20_Link">
koordshtzhyuzhb.jpeg</text:a>
']</text:p>
      <text:p text:style-name="P4">
标签: ['STOPRUSSIA', 'АГРЕСІЯ РФ', 'ВІЙСЬКОВОПОЛОНЕНІ', 'ВТОРГНЕННЯ РФ', 'КООРДИНАЦІЙНИЙ ШТАБ']</text:p>
      <text:p text:style-name="P4">
类别: News</text:p>
      <!--METADATA-->
      <text:p text:style-name="P4">
<draw:frame draw:style-name="fr1" draw:name="Image259" text:anchor-type="as-char" svg:width="6.9236in" svg:height="4.612849in" draw:z-index="0">
<draw:image xlink:href="../Images/AРМІЯINFORM/2023-06-10T76-00-00-04-00/koordshtzhyuzhb.jpeg" xlink:type="simple" xlink:show="embed" xlink:actuate="onLoad" draw:mime-type="image/jpeg"/>
</draw:frame>
协调总部与第44炮兵旅的家庭军人举行了在线会议。</text:p>
      <text:p text:style-name="P4">
关于它<text:a xlink:type="simple" xlink:href="https://t.me/Koord_shtab/1202" text:style-name="Internet_20_link" text:visited-style-name="Visited_20_Internet_20_Link">
报告</text:a>
协调询问战俘的询问总部。</text:p>
      <text:p text:style-name="P4">
红十字会塔姆希国际委员会协调总部的代表回答了亲人的问题(ICCH). Серед іншого обговорили питаннякомунікації працівників Міжнародного комітету Червоного Хреста з родинами.</text:p>
      <text:p text:style-name="P4">
«Коли ми відвідуємо людину в місці утримання або російська сторона офіційнопідтверджує полон – одразу повідомляємо рідним, – зазначила представниця МКЧХ.– Однак у випадках, коли отримуємо відомості про полонених від звільнених, неповідомляємо про це близьким. Бо такі дані не є перевіреними».</text:p>
      <text:p text:style-name="P4">
Координаційний штаб не заперечує, щоб Захисники, які повернулися, повідомлялирідним про тих, кого бачили в полоні.</text:p>
      <text:p text:style-name="P4">
«Навіть даємо їм контакти родичів. Але близькі не повинні розголошуватиінформацію про місце утримання своїх Оборонців. Це може нашкодити і їм, іперемовинам про обмін», – застеріг представник Штабу.</text:p>
      <text:p text:style-name="P4">
Також він підкреслив, що військова частина має повноваження проводити службоверозслідування стосовно зникнення військовослужбовця й надання йому обліковоїкатегорії, але не вповноважена займатися пошуком, перемовинами та визволеннямз полону.</text:p>
      <text:p text:style-name="P4">
News Source: <text:a xlink:type="simple" xlink:href="https://armyinform.com.ua/2023/06/10/blyzki-ne-povynni-rozgoloshuvaty-informacziyu-pro-miscze-utrymannya-svoyih-oboroncziv-koordshtab/" text:style-name="Internet_20_link" text:visited-style-name="Visited_20_Internet_20_Link">
https://armyinform.com.ua/2023/06/10/blyzki-ne-povynni-rozgoloshuvaty-informacziyu-pro-miscze-utrymannya-svoyih-oboroncziv-koordshtab/</text:a>
</text:p>
      <!--NEWS-->
      <text:h text:style-name="P10" text:outline-level="1">
<text:span text:style-name="T4">
在赫尔森地区，占领者允许撤离俄罗斯护照的人</text:span>
</text:h>
      <text:p text:style-name="P4">
作者: ['АРМІЯINFORM']</text:p>
      <text:p text:style-name="P4">
时间: 2023-06-10T77:00:00-04:00</text:p>
      <text:p text:style-name="P4">
描述: 在Timchasovo的定居点，Partniy Khersskoye，Rosiskiskiki Porphaty ...与乌克兰2022年的战争，与乌克兰的最新消息，今天与乌克兰的新闻，与乌克兰2022年的最新新闻，今天与乌克兰之间的战争，乌克兰和俄罗斯之间的战争将是一场战争他们说，在2022年，是否会在不久的将来与乌克兰发生战争</text:p>
      <text:p text:style-name="P4">
图片: ['<text:a xlink:type="simple" xlink:href="https://armyinform.com.ua/wp-content/uploads/2023/06/327e3058-d969-457d-8003-1cdd56451681_w1080_h608.jpg" text:style-name="Internet_20_link" text:visited-style-name="Visited_20_Internet_20_Link">
327e3058-d969-457d-8003-1cdd56451681_w1080_h608.jpg</text:a>
']</text:p>
      <text:p text:style-name="P4">
标签: ['STOPRUSSIA', 'АГРЕСІЯ РФ', 'ВТОРГНЕННЯ РФ', 'ГШ ЗСУ']</text:p>
      <text:p text:style-name="P4">
类别: News</text:p>
      <!--METADATA-->
      <text:p text:style-name="P4">
<draw:frame draw:style-name="fr1" draw:name="Image260" text:anchor-type="as-char" svg:width="6.9236in" svg:height="3.89773in" draw:z-index="0">
<draw:image xlink:href="../Images/AРМІЯINFORM/2023-06-10T77-00-00-04-00/327e3058-d969-457d-8003-1cdd56451681_w1080_h608.jpg" xlink:type="simple" xlink:show="embed" xlink:actuate="onLoad" draw:mime-type="image/jpeg"/>
</draw:frame>
照片说明性</text:p>
      <text:p text:style-name="P4">
<text:span text:style-name="T4">
🔥俄罗斯入侵的情况</text:span>
</text:p>
      <text:p text:style-name="P4">
在赫尔森地区暂时捕获的部分的定居点中，俄罗斯所有者继续利用其城市犯下的犯罪后果。</text:p>
      <text:p text:style-name="P4">
关于它<text:a xlink:type="simple" xlink:href="https://www.facebook.com/GeneralStaff.ua/posts/pfbid02c9Tn8ttwnC5UfDWnXeLsh27TXhQZABWoAUvF9owAW9GLwUP6wx2J2qDnoFk4wcNNl" text:style-name="Internet_20_link" text:visited-style-name="Visited_20_Internet_20_Link">
报告</text:a>
乌克兰武装部队的总参谋部。</text:p>
      <ul>
        <li>
仅允许撤离被灌溉护照的人撤离。 此外，武力的入侵者被从自己的平民幸存者中驱逐出来，目的是由俄罗斯占领军军事人员置于军事人员的身上。</li>
      </ul>
      <text:p text:style-name="P4">
News Source: <text:a xlink:type="simple" xlink:href="https://armyinform.com.ua/2023/06/10/na-hersonshhyni-okupanty-dozvolyayut-evakuacziyu-lyshe-lyudyam-z-rosijskymy-pasportamy/" text:style-name="Internet_20_link" text:visited-style-name="Visited_20_Internet_20_Link">
https://armyinform.com.ua/2023/06/10/na-hersonshhyni-okupanty-dozvolyayut-evakuacziyu-lyshe-lyudyam-z-rosijskymy-pasportamy/</text:a>
</text:p>
      <!--NEWS-->
      <text:h text:style-name="P10" text:outline-level="1">
<text:span text:style-name="T4">
在敖德萨，海军船的人员摧毁了三个无人机</text:span>
</text:h>
      <text:p text:style-name="P4">
作者: ['АРМІЯINFORM']</text:p>
      <text:p text:style-name="P4">
时间: 2023-06-10T78:00:00-04:00</text:p>
      <text:p text:style-name="P4">
描述: 乌克兰Pid Hour的Zbroychi的一个Katerev Visskovo-Mordic部队的特殊仓库...与乌克兰2022的战争，与乌克兰的最新新闻，今天与乌克兰的新闻战争，乌克兰2022年最后一次与乌克兰之间的战争，乌克兰和俄罗斯和俄罗斯之间的战争会发生当他们在2022年与乌克兰进行战争时，他们说，在不久的将来，乌克兰是否会与乌克兰进行战争</text:p>
      <text:p text:style-name="P4">
图片: ['<text:a xlink:type="simple" xlink:href="https://armyinform.com.ua/wp-content/uploads/2023/05/2495f76cecc71632.jpg" text:style-name="Internet_20_link" text:visited-style-name="Visited_20_Internet_20_Link">
2495f76cecc71632.jpg</text:a>
']</text:p>
      <text:p text:style-name="P4">
标签: ['STOPRUSSIA', 'АГРЕСІЯ РФ', 'ВМС', 'ВТОРГНЕННЯ РФ']</text:p>
      <text:p text:style-name="P4">
类别: News</text:p>
      <!--METADATA-->
      <text:p text:style-name="P4">
<draw:frame draw:style-name="fr1" draw:name="Image261" text:anchor-type="as-char" svg:width="6.9236in" svg:height="3.750283in" draw:z-index="0">
<draw:image xlink:href="../Images/AРМІЯINFORM/2023-06-10T78-00-00-04-00/2495f76cecc71632.jpg" xlink:type="simple" xlink:show="embed" xlink:actuate="onLoad" draw:mime-type="image/jpeg"/>
</draw:frame>
照片：武装部队海军</text:p>
      <text:p text:style-name="P4">
俄德夜袭击中，乌克兰武装部队海军的一艘船只的人员在敖德萨地区三个无人机-Kamikadzeshahd被摧毁。</text:p>
      <text:p text:style-name="P4">
关于它<text:a xlink:type="simple" xlink:href="https://t.me/ukrainian_navy/3296" text:style-name="Internet_20_link" text:visited-style-name="Visited_20_Internet_20_Link">
报告</text:a>
乌克兰武装部队的海军。</text:p>
      <text:p text:style-name="P4">
证词说：“在奥德萨地区，在俄罗斯武装部队的武装部队和手段的俄罗斯夜间袭击中，3架无人机 - 卡米卡德兹(Shahamed)被击落。”</text:p>
      <text:p text:style-name="P4">
News Source: <text:a xlink:type="simple" xlink:href="https://armyinform.com.ua/2023/06/10/na-odeshhyni-osobovyj-sklad-katera-vms-znyshhyv-try-drony-shahed/" text:style-name="Internet_20_link" text:visited-style-name="Visited_20_Internet_20_Link">
https://armyinform.com.ua/2023/06/10/na-odeshhyni-osobovyj-sklad-katera-vms-znyshhyv-try-drony-shahed/</text:a>
</text:p>
      <!--NEWS-->
      <text:h text:style-name="P10" text:outline-level="1">
<text:span text:style-name="T4">
在乌克兰沉默的时刻</text:span>
</text:h>
      <text:p text:style-name="P4">
作者: ['АРМІЯINFORM']</text:p>
      <text:p text:style-name="P4">
时间: 2023-06-10T7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2" text:anchor-type="as-char" svg:width="6.9236in" svg:height="3.895992in" draw:z-index="0">
<draw:image xlink:href="../Images/AРМІЯINFORM/2023-06-10T7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0/v-ukrayini-hvylyna-movchannya/" text:style-name="Internet_20_link" text:visited-style-name="Visited_20_Internet_20_Link">
https://armyinform.com.ua/2023/06/10/v-ukrayini-hvylyna-movchannya/</text:a>
</text:p>
      <!--NEWS-->
      <text:h text:style-name="P10" text:outline-level="1">
<text:span text:style-name="T4">
体操运动员Ilya Kovtun在世界呼叫杯中赢得了“黄金”和“铜牌”</text:span>
</text:h>
      <text:p text:style-name="P4">
作者: Ukrinform (Person)</text:p>
      <text:p text:style-name="P4">
出版商: Укринформ (Organization)</text:p>
      <text:p text:style-name="P4">
出版时间: 2023-06-10T7:49:00+03:00</text:p>
      <text:p text:style-name="P4">
修改时间: 2023-06-10T21:49:00+03:00</text:p>
      <text:p text:style-name="P4">
描述: 在克罗地亚的奥西克（Osiyek）中，运动体操世界杯的第三阶段仍在继续。  - 乌克林。</text:p>
      <text:p text:style-name="P4">
图片: ['<text:a xlink:type="simple" xlink:href="https://static.ukrinform.com/photos/2023_06/thumb_files/630_360_1686422443-237.jpg" text:style-name="Internet_20_link" text:visited-style-name="Visited_20_Internet_20_Link">
630_360_16864...</text:a>
']</text:p>
      <text:p text:style-name="P4">
标签: ['Гімнастика']</text:p>
      <text:p text:style-name="P4">
类型: Article</text:p>
      <!--METADATA-->
      <text:p text:style-name="P4">
<draw:frame draw:style-name="fr1" draw:name="Image263" text:anchor-type="as-char" svg:width="6.9236in" svg:height="3.956343in" draw:z-index="0">
<draw:image xlink:href="../Images/yкринформ/2023-06-10T7-49-00-03-00/630_360_1686422443-237.jpg" xlink:type="simple" xlink:show="embed" xlink:actuate="onLoad" draw:mime-type="image/jpeg"/>
</draw:frame>
体育体操杯的第三阶段仍在继续。</text:p>
      <text:p text:style-name="P4">
如<text:a xlink:type="simple" xlink:href="https://suspilne.media/503743-illa-kovtun-zdobuv-persi-medali-sezonu-kubka-svitovogo-vikliku-zi-sportivnoi-gimnastiki-rezultati/" text:style-name="Internet_20_link" text:visited-style-name="Visited_20_Internet_20_Link">
通知</text:a>
乌克林福姆报道，由于第一个决赛，社会主义者是乌克兰伊利亚·科夫图(Ukrainian Ilya Kovtun)赢得了两枚奖牌。</text:p>
      <text:p text:style-name="P4">
最初，乌克兰体操运动员在马赛上成为铜牌获得者，得到14,500分。 在这项练习中争取冠军的斗争中，科夫顿让位给亚美尼亚代表 - 加里克·贾卡基安(Garik Khakakyan)(14,766)还有Davtyan Arthur(14.600).</text:p>
      <text:p text:style-name="P4">
А ось у вправах на паралельних брусах Ковтун (15,133)在Ferchat Arikan Turkey最接近的追捕者之前获得了“金”(14,966).</text:p>
      <text:p text:style-name="P4">
<text:span text:style-name="T4">
Читайте також:</text:span>
 <text:span text:style-name="T4">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гімнастики </text:a>
</text:span>
</text:p>
      <text:p text:style-name="P4">
在6月11日星期日世界杯决赛的第二天，Ilya Kovtun将在所有三场决赛中表演 - 在戒指上，支撑和横杆。</text:p>
      <text:p text:style-name="P4">
<text:span text:style-name="T5">
foto：ap</text:span>
</text:p>
      <text:p text:style-name="P4">
News Source: <text:a xlink:type="simple" xlink:href="https://www.ukrinform.ua/rubric-sports/3721149-gimnast-illa-kovtun-zdobuv-zoloto-ta-bronzu-na-kubku-svitovogo-vikliku.html" text:style-name="Internet_20_link" text:visited-style-name="Visited_20_Internet_20_Link">
https://www.ukrinform.ua/rubric-sports/3721149-gimnast-illa-kovtun-zdobuv-zoloto-ta-bronzu-na-kubku-svitovogo-vikliku.html</text:a>
</text:p>
      <!--NEWS-->
      <text:h text:style-name="P10" text:outline-level="1">
<text:span text:style-name="T4">
政府建立了一个反腐败数字工具的机构间工作组</text:span>
</text:h>
      <text:p text:style-name="P4">
作者: ['АРМІЯINFORM']</text:p>
      <text:p text:style-name="P4">
时间: 2023-06-10T80:00:00-04:00</text:p>
      <text:p text:style-name="P4">
描述: 三个岩石的Minzifri展示了三块岩石，即数字主义者 - 一名岩石 - 发现...与乌克兰2022的战争，与乌克兰的最新新闻战争，今天与乌克兰2022年的新闻战争，乌克兰和俄罗斯之间的战争是否会发生战争，何时与俄罗斯之间的战争，以及何时战争，，战争，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laptop-2559795_1280.jpg" text:style-name="Internet_20_link" text:visited-style-name="Visited_20_Internet_20_Link">
laptop-2559795_1280.jpg</text:a>
']</text:p>
      <text:p text:style-name="P4">
标签: ['STOPRUSSIA', 'АГРЕСІЯ РФ']</text:p>
      <text:p text:style-name="P4">
类别: News</text:p>
      <!--METADATA-->
      <text:p text:style-name="P4">
<draw:frame draw:style-name="fr1" draw:name="Image264" text:anchor-type="as-char" svg:width="6.9236in" svg:height="4.615733in" draw:z-index="0">
<draw:image xlink:href="../Images/AРМІЯINFORM/2023-06-10T80-00-00-04-00/laptop-2559795_1280.jpg" xlink:type="simple" xlink:show="embed" xlink:actuate="onLoad" draw:mime-type="image/jpeg"/>
</draw:frame>
说明性照片</text:p>
      <text:p text:style-name="P4">
国防部超过三年的工作表明，数字化是反腐败的最有效工具之一。 仅在2020  -  2021年，在线服务的经济繁琐影响超过163亿。</text:p>
      <text:p text:style-name="P4">
创建一个将引入反腐败数字产品的机构间工作组将增强这种效果。 它是由Zinnovations的Viceremier-Minister领导的，是数字化转型Mikhail Fedorov和NAPC主席Alexander Novikov的教育，科学和技术部门的发展。</text:p>
      <text:p text:style-name="P4">
关于它<text:a xlink:type="simple" xlink:href="https://t.me/mintsyfra" text:style-name="Internet_20_link" text:visited-style-name="Visited_20_Internet_20_Link">
报告</text:a>
Minerifra。</text:p>
      <text:p text:style-name="P4">
根据州反腐败计划，计划在两年内实施63种数字产品。 特别是，不同领域的数字者抵制腐败计划和欺诈：</text:p>
      <text:p text:style-name="P4">
<text:span text:style-name="T5">
改善国家财产的单个登记册； </text:span>
投入单个电子城镇规划会计师； *创建一个单个信息系统，以召集国家信息化计划。</text:p>
      <text:p text:style-name="P4">
机构间小组将计划和控制这些数字改革的引入。 该组织将包括司法部，司法部和财政部的代表。 有时，计划和项目的代表有助于乌克兰政府改革公共部门。</text:p>
      <text:p text:style-name="P4">
我们共同建立了透明的数字状态!</text:p>
      <text:p text:style-name="P4">
News Source: <text:a xlink:type="simple" xlink:href="https://armyinform.com.ua/2023/06/10/uryad-stvoryv-mizhvidomchu-robochu-grupu-z-antykorupczijnyh-czyfrovyh-instrumentiv/" text:style-name="Internet_20_link" text:visited-style-name="Visited_20_Internet_20_Link">
https://armyinform.com.ua/2023/06/10/uryad-stvoryv-mizhvidomchu-robochu-grupu-z-antykorupczijnyh-czyfrovyh-instrumentiv/</text:a>
</text:p>
      <!--NEWS-->
      <text:h text:style-name="P10" text:outline-level="1">
<text:span text:style-name="T4">
他们手中受伤，因为任何技术立即被俄罗斯人摧毁</text:span>
</text:h>
      <text:p text:style-name="P4">
作者: ['АРМІЯINFORM']</text:p>
      <text:p text:style-name="P4">
时间: 2023-06-10T81:00:00-04:00</text:p>
      <text:p text:style-name="P4">
描述: -Kazhit，大喊尖叫，Ale Nash Revodi是Odinitni。 Bolovy Shock，关于YAK ...与乌克兰2022的战争，与乌克兰的最新新闻，今天与乌克兰的新闻战争，今天与乌克兰的新闻战争，今天的最后一次战争将在乌克兰和俄罗斯之间以及2022年与乌克兰的战争之间发生战争他们说，与否，是否会在不久的将来与乌克兰进行战争</text:p>
      <text:p text:style-name="P4">
图片: ['<text:a xlink:type="simple" xlink:href="https://armyinform.com.ua/wp-content/uploads/2023/06/medyk_result.jpg" text:style-name="Internet_20_link" text:visited-style-name="Visited_20_Internet_20_Link">
medyk_result.jpg</text:a>
']</text:p>
      <text:p text:style-name="P4">
标签: ['STOPRUSSIA', 'АГРЕСІЯ РФ', 'БОЙОВИЙ МЕДИК', 'ВТОРГНЕННЯ РФ']</text:p>
      <text:p text:style-name="P4">
类别: News</text:p>
      <!--METADATA-->
      <text:p text:style-name="P4">
<draw:frame draw:style-name="fr1" draw:name="Image265" text:anchor-type="as-char" svg:width="6.9236in" svg:height="4.615733in" draw:z-index="0">
<draw:image xlink:href="../Images/AРМІЯINFORM/2023-06-10T81-00-00-04-00/medyk_result.jpg" xlink:type="simple" xlink:show="embed" xlink:actuate="onLoad" draw:mime-type="image/jpeg"/>
</draw:frame>
 - 他们说受伤的尖叫声，但实际上是一个。 苏联医学的小说也说，疼痛冲击也表现出来。 它不是。 受伤时，该人会感到疼痛，但不敏感。有机体会打开他们的储备，因此受伤的大部分不尖叫。 他们正在刮擦，oy，生气。 我记得一个排指挥官 - 多个lounge伤口，失血，骨折。 那是在晚上，我们与微妙的灯笼一起工作，我检查了被施加的旋转栅门，tamp。 天黑了，我的脸不可见，我没有止痛药，这个家伙很痛，他说：“生存 - 我会给你枪口!” 然后，他已经在刺伤了，他看见了我，认可并说：<text:a xlink:type="simple" xlink:href="https://armyinform.com.ua/2023/06/10/zmushenyj-buv-praczyuvaty-bez-znebolyuvalnyh-tomu-hlopecz-krychav-vyzhyvu-v-mordu-tobi-dam/" text:style-name="Internet_20_link" text:visited-style-name="Visited_20_Internet_20_Link">
“对不起，doc”</text:a>
……我，“我还没有听说过自己。” 他幸存下来，现在正在康复。</text:p>
      <text:p text:style-name="P4">
News Source: <text:a xlink:type="simple" xlink:href="https://armyinform.com.ua/2023/06/10/poranenyh-vynosyly-na-rukah-bo-bud-yaku-tehniku-rosiyany-vidrazu-znyshhuvaly/" text:style-name="Internet_20_link" text:visited-style-name="Visited_20_Internet_20_Link">
https://armyinform.com.ua/2023/06/10/poranenyh-vynosyly-na-rukah-bo-bud-yaku-tehniku-rosiyany-vidrazu-znyshhuvaly/</text:a>
</text:p>
      <!--NEWS-->
      <text:h text:style-name="P10" text:outline-level="1">
<text:span text:style-name="T4">
对于5-A Oshbr和第35 URMP的有效行动，收到了乌克兰总统撰写的感谢信。</text:span>
</text:h>
      <text:p text:style-name="P4">
作者: ['Владислав Назаркевич']</text:p>
      <text:p text:style-name="P4">
时间: 2023-06-10T82:00:00-04:00</text:p>
      <text:p text:style-name="P4">
描述: Ministan of Ministan of Ukraine Ganna Malel的代言人交给了Schrammovo 5日的指挥官...与乌克兰2022年的战争，与乌克兰与乌克兰的最新新闻，《与乌克兰2022年的新闻战争》持续到今天，将在今天上次发生战争，将在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6/c720a12998f409e20aa2dd33fe753a367304dea8.jpg" text:style-name="Internet_20_link" text:visited-style-name="Visited_20_Internet_20_Link">
c720a12998f409e20aa2dd33fe753a367304dea8.jpg</text:a>
', '<text:a xlink:type="simple" xlink:href="https://armyinform.com.ua/wp-content/uploads/2023/06/33455a2f59862c5ea906a4c11c6003a436fd5008.jpg" text:style-name="Internet_20_link" text:visited-style-name="Visited_20_Internet_20_Link">
33455a2f59862c5ea906a4c11c6003a436fd5008.jpg</text:a>
']</text:p>
      <text:p text:style-name="P4">
标签: ['STOPRUSSIA', 'АГРЕСІЯ РФ', 'ВОЛОДИМИР ЗЕЛЕНСЬКИЙ', 'ГАННА МАЛЯР']</text:p>
      <text:p text:style-name="P4">
类别: News</text:p>
      <!--METADATA-->
      <text:p text:style-name="P4">
<draw:frame draw:style-name="fr1" draw:name="Image266" text:anchor-type="as-char" svg:width="6.9236in" svg:height="5.1927in" draw:z-index="0">
<draw:image xlink:href="../Images/AРМІЯINFORM/2023-06-10T82-00-00-04-00/c720a12998f409e20aa2dd33fe753a367304dea8.jpg" xlink:type="simple" xlink:show="embed" xlink:actuate="onLoad" draw:mime-type="image/jpeg"/>
</draw:frame>
乌克兰国防部副部长安娜·马里亚尔(Anna Malyar)将第5个单独的学校旅的指挥官和第35个单独的统治米哈伊尔·奥斯特格拉德斯基海军陆战队单独旅的副指挥官移交给了乌克兰总统的信函。</text:p>
      <ul>
        <li>
从字面上看，我看着5个Oshbr的士兵摧毁坦克，装甲车和占领者的乘员的情节，我知道这是您正在做的事情的一部分。 很难评估您对未来的贡献，无论我多么感谢 - 这还不够。 乌克兰总统亲自写了一个问候，并感谢您的两个旅的结果。</li>
      </ul>
      <text:p text:style-name="P4">
<draw:frame draw:style-name="fr1" draw:name="Image267" text:anchor-type="as-char" svg:width="6.9236in" svg:height="4.615733in" draw:z-index="0">
<draw:image xlink:href="../Images/AРМІЯINFORM/2023-06-10T82-00-00-04-00/33455a2f59862c5ea906a4c11c6003a436fd5008.jpg" xlink:type="simple" xlink:show="embed" xlink:actuate="onLoad" draw:mime-type="image/jpeg"/>
</draw:frame>
乌克兰总统在信件中感谢旅在战场上的成就：</text:p>
      <ul>
        <li>
          <text:p text:style-name="P4">
感谢您为您的权力，如何保护您的所有乌克兰的职位和职位。胜利!</text:p>
        </li>
        <li>
          <text:p text:style-name="P4">
我感谢我们光荣的第35个独立海军陆战队步兵旅的所有士兵以米哈伊尔·奥斯特格拉斯基(Mikhail Ostrogradsky)的名字命名。 您是如此强烈地击败了您的指示俄罗斯 - 主机-Mykolaiv地区，Kherson地区，现在您正在Nadonechyna殴打，以至于您的行动，稳定，您的栖息地将在未来的乌克兰战士中学习，自由和独立的勇士乌克兰!</text:p>
        </li>
      </ul>
      <text:p text:style-name="P4">
News Source: <text:a xlink:type="simple" xlink:href="https://armyinform.com.ua/2023/06/10/za-aktyvni-rezultatyvni-diyi-5-a-oshb-ta-35-a-obmp-otrymaly-lysty-podyaky-vlasnoruch-napysani-prezydentom-ukrayiny/" text:style-name="Internet_20_link" text:visited-style-name="Visited_20_Internet_20_Link">
https://armyinform.com.ua/2023/06/10/za-aktyvni-rezultatyvni-diyi-5-a-oshb-ta-35-a-obmp-otrymaly-lysty-podyaky-vlasnoruch-napysani-prezydentom-ukrayiny/</text:a>
</text:p>
      <!--NEWS-->
      <text:h text:style-name="P10" text:outline-level="1">
<text:span text:style-name="T4">
“我们了解有关敌人的一切，并在敌人之前进行工作 - 破坏他的活力和军事装备”  - 谢尔盖·奇尔维蒂</text:span>
</text:h>
      <text:p text:style-name="P4">
作者: ['Віктор Шубец']</text:p>
      <text:p text:style-name="P4">
时间: 2023-06-10T83:00:00-04:00</text:p>
      <text:p text:style-name="P4">
描述: 对手不是美国反库瓦蒂的多节奏，而是prota的全部恶臭是箭头，……与乌克兰2022的战争，与乌克兰的战争是今天的最新消息，与乌克兰2022年的新闻战是最后的新闻。今天，乌克兰和俄罗斯之间会发生战争，当与乌克兰在2022年与乌克兰的战争何时会在不久乌克兰新闻在俄罗斯的乌克兰媒体</text:p>
      <text:p text:style-name="P4">
图片: ['<text:a xlink:type="simple" xlink:href="https://armyinform.com.ua/wp-content/uploads/2023/03/photo_5262845048557520009_x.jpg" text:style-name="Internet_20_link" text:visited-style-name="Visited_20_Internet_20_Link">
photo_5262845048557520009_x.jpg</text:a>
']</text:p>
      <text:p text:style-name="P4">
标签: ['STOPRUSSIA', 'АГРЕСІЯ РФ', 'ВТОРГНЕННЯ РФ', 'СЕРГІЙ ЧЕРЕВАТИЙ']</text:p>
      <text:p text:style-name="P4">
类别: News</text:p>
      <!--METADATA-->
      <text:p text:style-name="P4">
<draw:frame draw:style-name="fr1" draw:name="Image268" text:anchor-type="as-char" svg:width="6.9236in" svg:height="3.956343in" draw:z-index="0">
<draw:image xlink:href="../Images/AРМІЯINFORM/2023-06-10T83-00-00-04-00/photo_5262845048557520009_x.jpg" xlink:type="simple" xlink:show="embed" xlink:actuate="onLoad" draw:mime-type="image/jpeg"/>
</draw:frame>
敌人不会离开试图使我们矛盾的尝试，但是他们都失败了，因为我们了解有关敌人的一切，并在前方努力<text:span text:style-name="T4">
  -  </text:span>
摧毁了他的力量和军事装备。</text:p>
      <text:p text:style-name="P4">
关于此期间直接纳入<text:a xlink:type="simple" xlink:href="https://www.youtube.com/watch" text:style-name="Internet_20_link" text:visited-style-name="Visited_20_Internet_20_Link">
telelorphone</text:a>
“(https://youtu.be/WY8sDvZdWEA)»乌克兰上校谢尔盖·奇尔维蒂(Sergey Cherevaty)的东部武装部队的发言人说。</text:p>
      <ul>
        <li>
敌人活跃。 在这一天，在我们的位置上，他的枪管和喷气大炮架330次，制造了8架飞机。 总共发生了6次战斗冲突，在此期间，乌克兰的武装部队摧毁了138名入侵者，236人 - 我们受伤了，被捕。 在这一天，乌克兰的防守者设法在教堂滨的不同地区搬出了1400米。 此外，俄罗斯自行炮兵装置“康乃馨”，tribronean汽车，Goubitz D-30，Z-60防空枪，无人飞机的飞机“ Zula”，8个带有弹药的仓库，7辆车，带来了枪支。</li>
      </ul>
      <text:p text:style-name="P4">
他还强调，与敌人不同，我们的指挥官自2014年以来就具有相当大的战斗意识，并且完美地了解了该地区，并且原子自信地摧毁了敌人。</text:p>
      <text:p text:style-name="P4">
News Source: <text:a xlink:type="simple" xlink:href="https://armyinform.com.ua/2023/06/10/my-znayemo-pro-voroga-vse-ta-praczyuyemo-na-vyperedzhennya-znyshhuyuchy-jogo-zhyvu-sylu-ta-vijskovu-tehniku-sergij-cherevatyj/" text:style-name="Internet_20_link" text:visited-style-name="Visited_20_Internet_20_Link">
https://armyinform.com.ua/2023/06/10/my-znayemo-pro-voroga-vse-ta-praczyuyemo-na-vyperedzhennya-znyshhuyuchy-jogo-zhyvu-sylu-ta-vijskovu-tehniku-sergij-cherevatyj/</text:a>
</text:p>
      <!--NEWS-->
      <text:h text:style-name="P10" text:outline-level="1">
<text:span text:style-name="T4">
加拿大支持乌克兰的北约成员 - 乌克兰总统宣言和加拿大总理</text:span>
</text:h>
      <text:p text:style-name="P4">
作者: ['АРМІЯINFORM']</text:p>
      <text:p text:style-name="P4">
时间: 2023-06-10T84:00:00-04:00</text:p>
      <text:p text:style-name="P4">
描述: PID Hour Vizita至Kiwa Prem-Ministra Canadi Jastin Trudo立即由乌克兰总统...与乌克兰2022年的战争，与乌克兰的《今日战争》，《今日与乌克兰的新闻》，《与乌克兰2022年的新闻战争》今天，乌克兰和俄罗斯与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image-3.jpg" text:style-name="Internet_20_link" text:visited-style-name="Visited_20_Internet_20_Link">
image-3.jpg</text:a>
']</text:p>
      <text:p text:style-name="P4">
标签: ['STOPRUSSIA', 'ВОЛОДИМИР ЗЕЛЕНСЬКИЙ', 'ДЖАСТІН ТРЮДО']</text:p>
      <text:p text:style-name="P4">
类别: News</text:p>
      <!--METADATA-->
      <text:p text:style-name="P4">
<draw:frame draw:style-name="fr1" draw:name="Image269" text:anchor-type="as-char" svg:width="6.9236in" svg:height="4.604194in" draw:z-index="0">
<draw:image xlink:href="../Images/AРМІЯINFORM/2023-06-10T84-00-00-04-00/image-3.jpg" xlink:type="simple" xlink:show="embed" xlink:actuate="onLoad" draw:mime-type="image/jpeg"/>
</draw:frame>
<text:span text:style-name="T4">
加拿大总理贾斯汀·特鲁多(Justin Trudeau)与乌克兰沃迪米尔·泽伦斯基(Ukraine Volodymyr Zelensky)总统一起在访问基辅时签署了一份联合宣言。 Protess <text:a xlink:type="simple" xlink:href="https://www.president.gov.ua/news/spilna-deklaraciya-ukrayini-ta-kanadi-83513" text:style-name="Internet_20_link" text:visited-style-name="Visited_20_Internet_20_Link">
报告</text:a>
在乌克兰总统办公室。 该声明特别是13个下午，它是指：</text:span>
_ 2023年6月10日在基辅英文中签名两份。</text:p>
      <text:p text:style-name="P4">
News Source: <text:a xlink:type="simple" xlink:href="https://armyinform.com.ua/2023/06/10/kanada-pidtrymuye-nabuttya-ukrayinoyu-chlenstva-v-nato-spilna-deklaracziya-prezydenta-ukrayiny-ta-premyer-ministra-kanady/" text:style-name="Internet_20_link" text:visited-style-name="Visited_20_Internet_20_Link">
https://armyinform.com.ua/2023/06/10/kanada-pidtrymuye-nabuttya-ukrayinoyu-chlenstva-v-nato-spilna-deklaracziya-prezydenta-ukrayiny-ta-premyer-ministra-kanady/</text:a>
</text:p>
      <!--NEWS-->
      <text:h text:style-name="P10" text:outline-level="1">
<text:span text:style-name="T4">
国防部长向农民颁发了部门奖，以贡献胜利</text:span>
</text:h>
      <text:p text:style-name="P4">
作者: ['Назар Волошин']</text:p>
      <text:p text:style-name="P4">
时间: 2023-06-10T85:00:00-04:00</text:p>
      <text:p text:style-name="P4">
描述: 乌克兰奥利克斯·雷兹尼科夫的梅斯特（Mainstr）辩护已移交给代表的代表...与乌克兰2022年的战争，与乌克兰的最新新闻，今天与乌克兰2022年的新闻战争，今天，乌克兰和俄罗斯和俄罗斯与俄罗斯与俄罗斯与俄罗斯与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nazar_result.jpg" text:style-name="Internet_20_link" text:visited-style-name="Visited_20_Internet_20_Link">
nazar_result.jpg</text:a>
', '<text:a xlink:type="simple" xlink:href="https://armyinform.com.ua/wp-content/uploads/2023/06/nazar_result_1.jpg" text:style-name="Internet_20_link" text:visited-style-name="Visited_20_Internet_20_Link">
nazar_result_1.jpg</text:a>
', '<text:a xlink:type="simple" xlink:href="https://armyinform.com.ua/wp-content/uploads/2023/06/nazar_result_2-150x150.jpg" text:style-name="Internet_20_link" text:visited-style-name="Visited_20_Internet_20_Link">
nazar_result_2-150x150.jpg</text:a>
', '<text:a xlink:type="simple" xlink:href="https://armyinform.com.ua/wp-content/uploads/2023/06/nazar_result_6-150x150.jpg" text:style-name="Internet_20_link" text:visited-style-name="Visited_20_Internet_20_Link">
nazar_result_6-150x150.jpg</text:a>
', '<text:a xlink:type="simple" xlink:href="https://armyinform.com.ua/wp-content/uploads/2023/06/nazar_result_4-150x150.jpg" text:style-name="Internet_20_link" text:visited-style-name="Visited_20_Internet_20_Link">
nazar_result_4-150x150.jpg</text:a>
', '<text:a xlink:type="simple" xlink:href="https://armyinform.com.ua/wp-content/uploads/2023/06/nazar_result_3-150x150.jpg" text:style-name="Internet_20_link" text:visited-style-name="Visited_20_Internet_20_Link">
nazar_result_3-150x150.jpg</text:a>
', '<text:a xlink:type="simple" xlink:href="https://armyinform.com.ua/wp-content/uploads/2023/06/nazar_result_5-150x150.jpg" text:style-name="Internet_20_link" text:visited-style-name="Visited_20_Internet_20_Link">
nazar_result_5-150x150.jpg</text:a>
', '<text:a xlink:type="simple" xlink:href="https://armyinform.com.ua/wp-content/uploads/2023/06/nazar_result_7-150x150.jpg" text:style-name="Internet_20_link" text:visited-style-name="Visited_20_Internet_20_Link">
nazar_result_7-150x150.jpg</text:a>
']</text:p>
      <text:p text:style-name="P4">
标签: ['STOPRUSSIA', 'АГРЕСІЯ РФ', 'ВТОРГНЕННЯ РФ', 'ОЛЕКСІЙ РЕЗНІКОВ']</text:p>
      <text:p text:style-name="P4">
类别: News</text:p>
      <!--METADATA-->
      <text:p text:style-name="P4">
<draw:frame draw:style-name="fr1" draw:name="Image270" text:anchor-type="as-char" svg:width="6.9236in" svg:height="4.615733in" draw:z-index="0">
<draw:image xlink:href="../Images/AРМІЯINFORM/2023-06-10T85-00-00-04-00/nazar_result.jpg" xlink:type="simple" xlink:show="embed" xlink:actuate="onLoad" draw:mime-type="image/jpeg"/>
</draw:frame>
乌克兰阿列克谢·雷兹尼科夫国防部长向社区工会代表颁发了部门奖，“所有 - 乌克兰农业委员会”。 据他说，农业业务，私营公司和乌克兰协会的代表从玫瑰 - 团队入侵俄罗斯进入乌克兰的一开始就使Syloborons的肩膀可靠。</text:p>
      <text:p text:style-name="P4">
<draw:frame draw:style-name="fr1" draw:name="Image271" text:anchor-type="as-char" svg:width="6.9236in" svg:height="4.615733in" draw:z-index="0">
<draw:image xlink:href="../Images/AРМІЯINFORM/2023-06-10T85-00-00-04-00/nazar_result_1.jpg" xlink:type="simple" xlink:show="embed" xlink:actuate="onLoad" draw:mime-type="image/jpeg"/>
</draw:frame>
 - 您也是乌克兰防守的力量，我们的胜利也取决于您。 我要感谢您愉快而诚实。 尽管Wedbusiness已停止了许多，但该领域被替换，但您并没有停止。 您想开展业务，播种，收获并利用该国的国防军。 在不同的国际遗址，我总是会告诉您：每个乌克兰人都会战斗，而不是每个人都认为伟大的苏联军队会与小型苏联军队作战。 很长一段时间以来，我们不是陆军和非苏维埃国家。 我们是其他人，我们是自由的。 我们准备冒险冒险生命，健康，财产，财产等。 最主要的是保留差距，我们的自由。 乌克兰国防部长说，我们绝对不会将这场战争留给我们的孙子孙女并能够赢得胜利。</text:p>
      <text:p text:style-name="P4">
<text:a xlink:type="simple" xlink:href="https://armyinform.com.ua/wp-content/uploads/2023/06/nazar_result_2.jpg" text:style-name="Internet_20_link" text:visited-style-name="Visited_20_Internet_20_Link">
!(Images/AРМІЯINFORM/2023-06-10T85-00-00-04-00/nazar_result_2-150x150.jpg)</text:a>
</text:p>
      <text:p text:style-name="P4">
<text:a xlink:type="simple" xlink:href="https://armyinform.com.ua/wp-content/uploads/2023/06/nazar_result_6.jpg" text:style-name="Internet_20_link" text:visited-style-name="Visited_20_Internet_20_Link">
<draw:frame draw:style-name="fr1" draw:name="Image272" text:anchor-type="as-char" svg:width="6.9236in" svg:height="6.9236in" draw:z-index="0">
<draw:image xlink:href="../Images/AРМІЯINFORM/2023-06-10T85-00-00-04-00/nazar_result_6-150x150.jpg" xlink:type="simple" xlink:show="embed" xlink:actuate="onLoad" draw:mime-type="image/jpeg"/>
</draw:frame>
</text:a>
</text:p>
      <text:p text:style-name="P4">
<text:a xlink:type="simple" xlink:href="https://armyinform.com.ua/wp-content/uploads/2023/06/nazar_result_4.jpg" text:style-name="Internet_20_link" text:visited-style-name="Visited_20_Internet_20_Link">
<draw:frame draw:style-name="fr1" draw:name="Image273" text:anchor-type="as-char" svg:width="6.9236in" svg:height="6.9236in" draw:z-index="0">
<draw:image xlink:href="../Images/AРМІЯINFORM/2023-06-10T85-00-00-04-00/nazar_result_4-150x150.jpg" xlink:type="simple" xlink:show="embed" xlink:actuate="onLoad" draw:mime-type="image/jpeg"/>
</draw:frame>
</text:a>
</text:p>
      <text:p text:style-name="P4">
<text:a xlink:type="simple" xlink:href="https://armyinform.com.ua/wp-content/uploads/2023/06/nazar_result_3.jpg" text:style-name="Internet_20_link" text:visited-style-name="Visited_20_Internet_20_Link">
<draw:frame draw:style-name="fr1" draw:name="Image274" text:anchor-type="as-char" svg:width="6.9236in" svg:height="6.9236in" draw:z-index="0">
<draw:image xlink:href="../Images/AРМІЯINFORM/2023-06-10T85-00-00-04-00/nazar_result_3-150x150.jpg" xlink:type="simple" xlink:show="embed" xlink:actuate="onLoad" draw:mime-type="image/jpeg"/>
</draw:frame>
</text:a>
</text:p>
      <text:p text:style-name="P4">
<text:a xlink:type="simple" xlink:href="https://armyinform.com.ua/wp-content/uploads/2023/06/nazar_result_5.jpg" text:style-name="Internet_20_link" text:visited-style-name="Visited_20_Internet_20_Link">
<draw:frame draw:style-name="fr1" draw:name="Image275" text:anchor-type="as-char" svg:width="6.9236in" svg:height="6.9236in" draw:z-index="0">
<draw:image xlink:href="../Images/AРМІЯINFORM/2023-06-10T85-00-00-04-00/nazar_result_5-150x150.jpg" xlink:type="simple" xlink:show="embed" xlink:actuate="onLoad" draw:mime-type="image/jpeg"/>
</draw:frame>
</text:a>
</text:p>
      <text:p text:style-name="P4">
<text:a xlink:type="simple" xlink:href="https://armyinform.com.ua/wp-content/uploads/2023/06/nazar_result_7.jpg" text:style-name="Internet_20_link" text:visited-style-name="Visited_20_Internet_20_Link">
<draw:frame draw:style-name="fr1" draw:name="Image276" text:anchor-type="as-char" svg:width="6.9236in" svg:height="6.9236in" draw:z-index="0">
<draw:image xlink:href="../Images/AРМІЯINFORM/2023-06-10T85-00-00-04-00/nazar_result_7-150x150.jpg" xlink:type="simple" xlink:show="embed" xlink:actuate="onLoad" draw:mime-type="image/jpeg"/>
</draw:frame>
</text:a>
Alexei Reznikov感谢安全和国防军部门的农民 - 不仅来自国防部和武装部队，而且还来自国民警卫队，国家警察，边境服务，安全部门和主要情报局。 我还相信我们都会“与您一起庆祝我们的胜利”。</text:p>
      <text:p text:style-name="P4">
News Source: <text:a xlink:type="simple" xlink:href="https://armyinform.com.ua/2023/06/10/ministr-oborony-vruchyv-agrariyam-vidomchi-nagorody-za-vnesok-u-peremogu/" text:style-name="Internet_20_link" text:visited-style-name="Visited_20_Internet_20_Link">
https://armyinform.com.ua/2023/06/10/ministr-oborony-vruchyv-agrariyam-vidomchi-nagorody-za-vnesok-u-peremogu/</text:a>
</text:p>
      <!--NEWS-->
      <text:h text:style-name="P10" text:outline-level="1">
<text:span text:style-name="T4">
贾斯汀·特鲁多（Justin Trudeau）向乌克兰宣布军事援助5亿美元</text:span>
</text:h>
      <text:p text:style-name="P4">
作者: ['АРМІЯINFORM']</text:p>
      <text:p text:style-name="P4">
时间: 2023-06-10T86:00:00-04:00</text:p>
      <text:p text:style-name="P4">
描述: Prem-Mins str Canadi Jastin Truzodo搅动了5亿加拿大人关于纳丹尼的人...与乌克兰2022年的战争，与乌克兰的最新消息，今天与乌克兰的新闻，乌克兰的新闻战争，今天与乌克兰的新闻战争，今天将在乌克兰和俄罗斯之间发生战争，何时，何时，何时，何时，何时，何时与乌克兰在2022年与乌克兰进行战争，是否在不久的将来与乌克兰进行战争，与乌克兰的战争，乌克兰今天的新闻，乌克兰的新闻，乌克兰媒体的新闻俄语</text:p>
      <text:p text:style-name="P4">
图片: ['<text:a xlink:type="simple" xlink:href="https://armyinform.com.ua/wp-content/uploads/2023/06/57be1be5383ea5b77eb780bd395cd77c_1686402165_extra_large.jpeg" text:style-name="Internet_20_link" text:visited-style-name="Visited_20_Internet_20_Link">
57be1be5383ea5b77eb780bd395cd77c_1686402165_extra_large.jpeg</text:a>
']</text:p>
      <text:p text:style-name="P4">
标签: ['STOPRUSSIA', 'ВОЛОДИМИР ЗЕЛЕНСЬКИЙ', 'ДЖАСТІН ТРЮДО']</text:p>
      <text:p text:style-name="P4">
类别: News</text:p>
      <!--METADATA-->
      <text:p text:style-name="P4">
<draw:frame draw:style-name="fr1" draw:name="Image277" text:anchor-type="as-char" svg:width="6.9236in" svg:height="4.617948in" draw:z-index="0">
<draw:image xlink:href="../Images/AРМІЯINFORM/2023-06-10T86-00-00-04-00/57be1be5383ea5b77eb780bd395cd77c_1686402165_extra_large.jpeg" xlink:type="simple" xlink:show="embed" xlink:actuate="onLoad" draw:mime-type="image/jpeg"/>
</draw:frame>
加拿大总理贾斯汀·特鲁多(Justin Trudeau)在基辅宣布，提供5亿加元的新资金以提供军事援助。</text:p>
      <text:p text:style-name="P4">
关于这个<text:a xlink:type="simple" xlink:href="https://www.president.gov.ua/news/volodimir-zelenskij-i-dzhastin-tryudo-pid-chas-zustrichi-v-k-83517" text:style-name="Internet_20_link" text:visited-style-name="Visited_20_Internet_20_Link">
被引用</text:a>
在乌克兰总裁官方网站的网站上。</text:p>
      <text:p text:style-name="P4">
总理还宣布了关于乌克兰军方和加拿大参与跨国外国生产飞机和坦克的跨国练习的协议。</text:p>
      <text:p text:style-name="P4">
此外，加拿大还将移交火箭和火箭以保护乌克兰的天空。此外，据贾斯汀·特鲁多(Justin Trudeau)称，加拿大支持侵略和其他经济措施的使用。</text:p>
      <text:p text:style-name="P4">
“加拿大是第一个批准立法的G7国家，以确保我们没收俄罗斯资产。 去年春天，安东诺夫(Antonov)降落在多伦多的皮尔逊机场(Pearson Airport)。 他说，他立即拘留了它。支持她的战争。</text:p>
      <text:p text:style-name="P4">
加拿大政府负责人的卡科夫斯卡亚水电站称俄罗斯反对乌克兰的直接结果，后者灾难性成千上万。</text:p>
      <text:p text:style-name="P4">
加拿大总理还谈到了为乌克兰人启动心理支持计划。</text:p>
      <text:p text:style-name="P4">
贾斯汀·特鲁多(Justin Trudeau)感谢弗拉基米尔·泽伦斯基(Vladimir Zelensky)今天的会议，并得到了加拿大的进一步支持。</text:p>
      <text:p text:style-name="P4">
“乌克兰人民是加拿大，加拿大人和世界的灵感。 影响整个乌克兰和整个世界的tsemment。 您为自己的国家和民主，自由，尊重，尊严等价值观而战。 但是，在捍卫乌克兰，您也为我们所有人的未来而战。 加拿大将继续与乌克兰和世界各地的民主国家站在一起。 谢谢。”总理在乌克兰总统讲话时说。</text:p>
      <text:p text:style-name="P4">
News Source: <text:a xlink:type="simple" xlink:href="https://armyinform.com.ua/2023/06/10/kanada-zbilshuye-vijskovu-dopomogu-ukrayini-na-500-mln-kanadskyh-dolariv-dzhastin-tryudo/" text:style-name="Internet_20_link" text:visited-style-name="Visited_20_Internet_20_Link">
https://armyinform.com.ua/2023/06/10/kanada-zbilshuye-vijskovu-dopomogu-ukrayini-na-500-mln-kanadskyh-dolariv-dzhastin-tryudo/</text:a>
</text:p>
      <!--NEWS-->
      <text:h text:style-name="P10" text:outline-level="1">
<text:span text:style-name="T4">
英国的瑞典教练在树林里教乌克兰军事战斗</text:span>
</text:h>
      <text:p text:style-name="P4">
作者: ['АРМІЯINFORM']</text:p>
      <text:p text:style-name="P4">
时间: 2023-06-10T87:00:00-04:00</text:p>
      <text:p text:style-name="P4">
描述: 乌克兰的Visskiyskovi来自大英国人，一直到韦登尼（Vedennya）。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6/gsh99.jpeg" text:style-name="Internet_20_link" text:visited-style-name="Visited_20_Internet_20_Link">
gsh99.jpeg</text:a>
', '<text:a xlink:type="simple" xlink:href="https://armyinform.com.ua/wp-content/uploads/2023/06/gsh11-150x150.jpeg" text:style-name="Internet_20_link" text:visited-style-name="Visited_20_Internet_20_Link">
gsh11-150x150.jpeg</text:a>
', '<text:a xlink:type="simple" xlink:href="https://armyinform.com.ua/wp-content/uploads/2023/06/gsh22-150x150.jpeg" text:style-name="Internet_20_link" text:visited-style-name="Visited_20_Internet_20_Link">
gsh22-150x150.jpeg</text:a>
', '<text:a xlink:type="simple" xlink:href="https://armyinform.com.ua/wp-content/uploads/2023/06/gsh33-150x150.jpeg" text:style-name="Internet_20_link" text:visited-style-name="Visited_20_Internet_20_Link">
gsh33-150x150.jpeg</text:a>
', '<text:a xlink:type="simple" xlink:href="https://armyinform.com.ua/wp-content/uploads/2023/06/gsh44-1-150x150.jpeg" text:style-name="Internet_20_link" text:visited-style-name="Visited_20_Internet_20_Link">
gsh44-1-150x150.jpeg</text:a>
', '<text:a xlink:type="simple" xlink:href="https://armyinform.com.ua/wp-content/uploads/2023/06/gsh66-150x150.jpeg" text:style-name="Internet_20_link" text:visited-style-name="Visited_20_Internet_20_Link">
gsh66-150x150.jpeg</text:a>
', '<text:a xlink:type="simple" xlink:href="https://armyinform.com.ua/wp-content/uploads/2023/06/gsh77-150x150.jpeg" text:style-name="Internet_20_link" text:visited-style-name="Visited_20_Internet_20_Link">
gsh77-150x150.jpeg</text:a>
', '<text:a xlink:type="simple" xlink:href="https://armyinform.com.ua/wp-content/uploads/2023/06/gsh88-150x150.jpeg" text:style-name="Internet_20_link" text:visited-style-name="Visited_20_Internet_20_Link">
gsh88-150x150.jpeg</text:a>
']</text:p>
      <text:p text:style-name="P4">
标签: ['STOPRUSSIA', 'АГРЕСІЯ РФ', 'ВІЙСЬКОВІ НАВЧАННЯ', 'ВТОРГНЕННЯ РФ', 'ГШ ЗСУ']</text:p>
      <text:p text:style-name="P4">
类别: News</text:p>
      <!--METADATA-->
      <text:p text:style-name="P4">
<draw:frame draw:style-name="fr1" draw:name="Image278" text:anchor-type="as-char" svg:width="6.9236in" svg:height="4.615733in" draw:z-index="0">
<draw:image xlink:href="../Images/AРМІЯINFORM/2023-06-10T87-00-00-04-00/gsh99.jpeg" xlink:type="simple" xlink:show="embed" xlink:actuate="onLoad" draw:mime-type="image/jpeg"/>
</draw:frame>
英国的乌克兰军队在森林条件下的位置和反击战斗中进行了全面的培训。</text:p>
      <text:p text:style-name="P4">
关于它<text:a xlink:type="simple" xlink:href="https://www.facebook.com/GeneralStaff.ua/posts/pfbid0yw8i3BqKNtz2pP47u98EaVpa6Syr2WNkbDuvuWrgBBxfiAWmNMmjYSQ1AqeHoZu7l" text:style-name="Internet_20_link" text:visited-style-name="Visited_20_Internet_20_Link">
报告</text:a>
乌克兰武装部队总参谋部的新闻服务在Facebook上。</text:p>
      <text:p text:style-name="P4">
«关于林木地形战斗的课程 - 瑞典武装部队的军事讲师在跨国教育行动的框架内，来自基本的一般一般 - 军事培训，对乌克兰武装部队的个人组成的个人组成王国在信息中进行复杂的战术和非王国。</text:p>
      <text:p text:style-name="P4">
<text:a xlink:type="simple" xlink:href="https://armyinform.com.ua/wp-content/uploads/2023/06/gsh11.jpeg" text:style-name="Internet_20_link" text:visited-style-name="Visited_20_Internet_20_Link">
!(Images/AРМІЯINFORM/2023-06-10T87-00-00-04-00/gsh11-150x150.jpeg)</text:a>
</text:p>
      <text:p text:style-name="P4">
<text:a xlink:type="simple" xlink:href="https://armyinform.com.ua/wp-content/uploads/2023/06/gsh22.jpeg" text:style-name="Internet_20_link" text:visited-style-name="Visited_20_Internet_20_Link">
<draw:frame draw:style-name="fr1" draw:name="Image279" text:anchor-type="as-char" svg:width="6.9236in" svg:height="6.9236in" draw:z-index="0">
<draw:image xlink:href="../Images/AРМІЯINFORM/2023-06-10T87-00-00-04-00/gsh22-150x150.jpeg" xlink:type="simple" xlink:show="embed" xlink:actuate="onLoad" draw:mime-type="image/jpeg"/>
</draw:frame>
</text:a>
</text:p>
      <text:p text:style-name="P4">
<text:a xlink:type="simple" xlink:href="https://armyinform.com.ua/wp-content/uploads/2023/06/gsh33.jpeg" text:style-name="Internet_20_link" text:visited-style-name="Visited_20_Internet_20_Link">
<draw:frame draw:style-name="fr1" draw:name="Image280" text:anchor-type="as-char" svg:width="6.9236in" svg:height="6.9236in" draw:z-index="0">
<draw:image xlink:href="../Images/AРМІЯINFORM/2023-06-10T87-00-00-04-00/gsh33-150x150.jpeg" xlink:type="simple" xlink:show="embed" xlink:actuate="onLoad" draw:mime-type="image/jpeg"/>
</draw:frame>
</text:a>
</text:p>
      <text:p text:style-name="P4">
<text:a xlink:type="simple" xlink:href="https://armyinform.com.ua/wp-content/uploads/2023/06/gsh44-1.jpeg" text:style-name="Internet_20_link" text:visited-style-name="Visited_20_Internet_20_Link">
<draw:frame draw:style-name="fr1" draw:name="Image281" text:anchor-type="as-char" svg:width="6.9236in" svg:height="6.9236in" draw:z-index="0">
<draw:image xlink:href="../Images/AРМІЯINFORM/2023-06-10T87-00-00-04-00/gsh44-1-150x150.jpeg" xlink:type="simple" xlink:show="embed" xlink:actuate="onLoad" draw:mime-type="image/jpeg"/>
</draw:frame>
</text:a>
尤其是据报道，在瑞典武装部队的指导下，武装部队的武装力量成为专业准备，并准备在乌克兰免受俄罗斯侵略者保护期间的战斗条件。</text:p>
      <text:p text:style-name="P4">
值得注意的是，这项培训使乌克兰军队能够掌握必要的战术技能，增强行动的安全性和专业精神，以便军事军人可以巧妙地利用获得的战术知识来捍卫乌克兰国家。</text:p>
      <text:p text:style-name="P4">
<text:a xlink:type="simple" xlink:href="https://armyinform.com.ua/wp-content/uploads/2023/06/gsh66.jpeg" text:style-name="Internet_20_link" text:visited-style-name="Visited_20_Internet_20_Link">
!(Images/AРМІЯINFORM/2023-06-10T87-00-00-04-00/gsh66-150x150.jpeg)</text:a>
</text:p>
      <text:p text:style-name="P4">
<text:a xlink:type="simple" xlink:href="https://armyinform.com.ua/wp-content/uploads/2023/06/gsh77.jpeg" text:style-name="Internet_20_link" text:visited-style-name="Visited_20_Internet_20_Link">
<draw:frame draw:style-name="fr1" draw:name="Image282" text:anchor-type="as-char" svg:width="6.9236in" svg:height="6.9236in" draw:z-index="0">
<draw:image xlink:href="../Images/AРМІЯINFORM/2023-06-10T87-00-00-04-00/gsh77-150x150.jpeg" xlink:type="simple" xlink:show="embed" xlink:actuate="onLoad" draw:mime-type="image/jpeg"/>
</draw:frame>
</text:a>
</text:p>
      <text:p text:style-name="P4">
<text:a xlink:type="simple" xlink:href="https://armyinform.com.ua/wp-content/uploads/2023/06/gsh88.jpeg" text:style-name="Internet_20_link" text:visited-style-name="Visited_20_Internet_20_Link">
<draw:frame draw:style-name="fr1" draw:name="Image283" text:anchor-type="as-char" svg:width="6.9236in" svg:height="6.9236in" draw:z-index="0">
<draw:image xlink:href="../Images/AРМІЯINFORM/2023-06-10T87-00-00-04-00/gsh88-150x150.jpeg" xlink:type="simple" xlink:show="embed" xlink:actuate="onLoad" draw:mime-type="image/jpeg"/>
</draw:frame>
</text:a>
</text:p>
      <text:p text:style-name="P4">
总参谋长补充说：“这是无价的，因为乌克兰人民继续为自己的生活权利，独立和民主国家而战。”</text:p>
      <text:p text:style-name="P4">
News Source: <text:a xlink:type="simple" xlink:href="https://armyinform.com.ua/2023/06/10/shveczki-instruktory-u-velykij-brytaniyi-navchayut-ukrayinskyh-vijskovyh-vedennyu-boyu-u-lisi/" text:style-name="Internet_20_link" text:visited-style-name="Visited_20_Internet_20_Link">
https://armyinform.com.ua/2023/06/10/shveczki-instruktory-u-velykij-brytaniyi-navchayut-ukrayinskyh-vijskovyh-vedennyu-boyu-u-lisi/</text:a>
</text:p>
      <!--NEWS-->
      <text:h text:style-name="P10" text:outline-level="1">
<text:span text:style-name="T4">
在贝迪安斯克入侵者的面具损失城市太平间</text:span>
</text:h>
      <text:p text:style-name="P4">
作者: ['АРМІЯINFORM']</text:p>
      <text:p text:style-name="P4">
时间: 2023-06-10T88:00:00-04:00</text:p>
      <text:p text:style-name="P4">
描述: 对手要责怪高等入口，Yaki是成熟的。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ВТОРГНЕННЯ РФ', 'ГШ ЗСУ', 'ОПЕРАТИВНА ІНФОРМАЦІЯ']</text:p>
      <text:p text:style-name="P4">
类别: News</text:p>
      <!--METADATA-->
      <text:p text:style-name="P4">
<draw:frame draw:style-name="fr1" draw:name="Image284" text:anchor-type="as-char" svg:width="6.9236in" svg:height="4.615733in" draw:z-index="0">
<draw:image xlink:href="../Images/AРМІЯINFORM/2023-06-10T88-00-00-04-00/poraneni-okupanty.jpg" xlink:type="simple" xlink:show="embed" xlink:actuate="onLoad" draw:mime-type="image/jpeg"/>
</draw:frame>
说明性照片<text:span text:style-name="T4">
🔥俄罗斯入侵的情况</text:span>
</text:p>
      <text:p text:style-name="P4">
敌人继续遭受他试图躲藏的严重损失。</text:p>
      <text:p text:style-name="P4">
在Facebook上关于它<text:a xlink:type="simple" xlink:href="https://www.facebook.com/GeneralStaff.ua/posts/pfbid02xzCaTFwcpCJV22dZmfGBKoKqBmr6RrVTCpEm81MMqiZ5DRyhNnyGLwvZFMAikhwHl" text:style-name="Internet_20_link" text:visited-style-name="Visited_20_Internet_20_Link">
报告</text:a>
武装部队的总人员。</text:p>
      <text:p text:style-name="P4">
“是的，在暂时占领的贝迪安斯克·扎波里兹希亚地区，入侵者关闭，参观城市太平间周围城市西部地区的领土。 太平间的Mius本身拥有多达十辆冰箱的卫生车辆。 卫生车辆在线路到战斗碰撞线的运动仍在继续。”证词写道。</text:p>
      <text:p text:style-name="P4">
News Source: <text:a xlink:type="simple" xlink:href="https://armyinform.com.ua/2023/06/10/u-berdyansku-okupanty-maskuyut-vtraty-na-terytoriyi-miskogo-morgu/" text:style-name="Internet_20_link" text:visited-style-name="Visited_20_Internet_20_Link">
https://armyinform.com.ua/2023/06/10/u-berdyansku-okupanty-maskuyut-vtraty-na-terytoriyi-miskogo-morgu/</text:a>
</text:p>
      <!--NEWS-->
      <text:h text:style-name="P10" text:outline-level="1">
<text:span text:style-name="T4">
疏散路线是针对赫森地区居民的</text:span>
</text:h>
      <text:p text:style-name="P4">
作者: ['АРМІЯINFORM']</text:p>
      <text:p text:style-name="P4">
时间: 2023-06-10T89:00:00-04:00</text:p>
      <text:p text:style-name="P4">
描述: 对于非事实特里派的居民居民来说，有组织的DEX曾在“等级-Khremistovo”一词中组织...与2022年与乌克兰的战争，与乌克兰的战争，今天与乌克兰的最新新闻，新闻，新闻战争，乌克兰2022年的新闻战争，将于今天上次进行战争，将于今天进行战争，将会发生，将于今天进行战争，将会发生战争他们说，在乌克兰和俄罗斯之间以及与乌克兰的战争将在2022年与乌克兰的战争之间</text:p>
      <text:p text:style-name="P4">
图片: ['<text:a xlink:type="simple" xlink:href="https://armyinform.com.ua/wp-content/uploads/2022/08/evakuacziya-vereshhuk.jpg" text:style-name="Internet_20_link" text:visited-style-name="Visited_20_Internet_20_Link">
evakuacziya-vereshhuk.jpg</text:a>
']</text:p>
      <text:p text:style-name="P4">
标签: ['STOPRUSSIA', 'АГРЕСІЯ РФ', 'ВТОРГНЕННЯ РФ', 'МІНРЕІНТЕГРАЦІЇ']</text:p>
      <text:p text:style-name="P4">
类别: News</text:p>
      <!--METADATA-->
      <text:p text:style-name="P4">
<draw:frame draw:style-name="fr1" draw:name="Image285" text:anchor-type="as-char" svg:width="6.9236in" svg:height="4.377254in" draw:z-index="0">
<draw:image xlink:href="../Images/AРМІЯINFORM/2023-06-10T89-00-00-04-00/evakuacziya-vereshhuk.jpg" xlink:type="simple" xlink:show="embed" xlink:actuate="onLoad" draw:mime-type="image/jpeg"/>
</draw:frame>
说明性照片</text:p>
      <text:p text:style-name="P4">
为Kherson地区危险地区的居民组织了几条路由器末端撤离。 您可以免费提供Dokhmelnitsky的免费疏散列车。</text:p>
      <text:p text:style-name="P4">
关于它<text:a xlink:type="simple" xlink:href="https://minre.gov.ua/2023/06/10/marshruty-evakuacziyi-z-hersonshhyny/" text:style-name="Internet_20_link" text:visited-style-name="Visited_20_Internet_20_Link">
报告</text:a>
重返社会部。</text:p>
      <text:p text:style-name="P4">
赫尔森(Kherson)也可以被带有机架运行的免费公交车撤离：霍森 - 尼古拉(Nikolaev)，赫尔森(Kherson -Kherson -Odesa)。 如有必要，在指示中还建造了免费的疏散巴士：Kherson -Dnipro Tacherson -Kryvyi Rih。</text:p>
      <text:p text:style-name="P4">
在疏散点，人们获得人道主义援助：饮用水，衣物，食物和卫生物品。 所有被撤离的人都保证为IDP提供财政援助：3000 UAH  - 对于其他人的儿童和纪律的人-2,000个UAH。</text:p>
      <text:p text:style-name="P4">
<text:span text:style-name="T4">
您可以通知撤离Kherson OVA热线电话的愿望：</text:span>
</text:p>
      <text:p text:style-name="P4">
0 800 33 09 51，(091)481-78-45或在Kherson MBA热线上：(050)040-44-24，(098)958-17-90。</text:p>
      <text:p text:style-name="P4">
要撤离和人道主义援助，请致电：0 800 101 102。</text:p>
      <text:p text:style-name="P4">
另外，请咨询通过电话：15-48的微型结构的危机响应热线撤离。</text:p>
      <text:p text:style-name="P4">
News Source: <text:a xlink:type="simple" xlink:href="https://armyinform.com.ua/2023/06/10/dlya-zhyteliv-hersonshhyny-organizuvaly-evakuaczijni-marshruty/" text:style-name="Internet_20_link" text:visited-style-name="Visited_20_Internet_20_Link">
https://armyinform.com.ua/2023/06/10/dlya-zhyteliv-hersonshhyny-organizuvaly-evakuaczijni-marshruty/</text:a>
</text:p>
      <!--NEWS-->
      <text:h text:style-name="P10" text:outline-level="1">
<text:span text:style-name="T4">
在哈尔基夫地区</text:span>
</text:h>
      <text:p text:style-name="P4">
作者: Ukrinform (Person)</text:p>
      <text:p text:style-name="P4">
出版商: Укринформ (Organization)</text:p>
      <text:p text:style-name="P4">
出版时间: 2023-06-10T8:54:00+03:00</text:p>
      <text:p text:style-name="P4">
修改时间: 2023-06-10T21:54:00+03:00</text:p>
      <text:p text:style-name="P4">
描述: 在源于敌人的炮击中，哈尔基夫地区的一场大火扑灭时，俄罗斯人重新养活了救援人员工作的地方，一名消防员被杀。  - 乌克林。</text:p>
      <text:p text:style-name="P4">
图片: ['<text:a xlink:type="simple" xlink:href="https://static.ukrinform.com/photos/2023_06/thumb_files/630_360_1686422813-310.jpg" text:style-name="Internet_20_link" text:visited-style-name="Visited_20_Internet_20_Link">
630_360_16864...</text:a>
']</text:p>
      <text:p text:style-name="P4">
标签: ['ДСНС', 'Обстріл', 'Харківщина', 'Війна з Росією']</text:p>
      <text:p text:style-name="P4">
类型: Article</text:p>
      <!--METADATA-->
      <text:p text:style-name="P4">
<draw:frame draw:style-name="fr1" draw:name="Image286" text:anchor-type="as-char" svg:width="6.9236in" svg:height="3.956343in" draw:z-index="0">
<draw:image xlink:href="../Images/yкринформ/2023-06-10T8-54-00-03-00/630_360_1686422813-310.jpg" xlink:type="simple" xlink:show="embed" xlink:actuate="onLoad" draw:mime-type="image/jpeg"/>
</draw:frame>
在源于敌人炮击的哈尔基夫地区大火中，俄罗斯人开了救援人员工作的地方，一名消防员被杀。</text:p>
      <text:p text:style-name="P4">
这是在[Facebook]中报道的(https://www.facebook.com/DSNSKHARKIV/posts/pfbid02jw9zrN7uMi6os3VQmBTqZy8pAaifFFoT2Yoy36GpvRjMeQgGvY71Qb5rmosKny88l)乌克林福姆报道，乌克兰乌克兰SES的主要局长。</text:p>
      <text:p text:style-name="P4">
“对救援人员的另一项罪行：在扑灭大火的重复庇护下，哈尔基夫地区一名消防员的寿命。 Piskun已有29年。”声明说。</text:p>
      <text:p text:style-name="P4">
死者学院 - 解雇救援人员伊万·莫斯卡利克(Ivan Moskalyuk)遭受了许多损失，并被住院。</text:p>
      <text:p text:style-name="P4">
<text:span text:style-name="T4">
另请阅读：</text:span>
 <text:span text:style-name="T4">
 <text:a xlink:type="simple" xlink:href="https://www.ukrinform.ua/rubric-ato/3721133-rosijska-armia-obstrilala-pokrovsku-gromadu-na-nikopolsini.html" text:style-name="Internet_20_link" text:visited-style-name="Visited_20_Internet_20_Link">
俄罗斯军队在纳米科波尔地区的波克罗夫斯基社区开火</text:a>
</text:span>
</text:p>
      <text:p text:style-name="P4">
据乌克林福姆报道，在最后一天，俄罗斯入侵者已安排了哈尔基夫，库皮亚斯基，丘格夫斯基，波霍杜赫夫和伊齐姆地区的所有可用武器定居点。</text:p>
      <text:p text:style-name="P4">
到了晚上，敌人在博哥多克地区的领土上使用10多个无人机申请。 有大火。</text:p>
      <text:p text:style-name="P4">
News Source: <text:a xlink:type="simple" xlink:href="https://www.ukrinform.ua/rubric-ato/3721152-na-harkivsini-vid-povtornogo-vorozogo-obstrilu-zaginuv-ratuvalnik.html" text:style-name="Internet_20_link" text:visited-style-name="Visited_20_Internet_20_Link">
https://www.ukrinform.ua/rubric-ato/3721152-na-harkivsini-vid-povtornogo-vorozogo-obstrilu-zaginuv-ratuvalnik.html</text:a>
</text:p>
      <!--NEWS-->
      <text:h text:style-name="P10" text:outline-level="1">
<text:span text:style-name="T4">
乌克兰对国际关系的意义是我们必须互相照顾</text:span>
</text:h>
      <text:p text:style-name="P4">
作者: ['АРМІЯINFORM']</text:p>
      <text:p text:style-name="P4">
时间: 2023-06-10T90:00:00-04:00</text:p>
      <text:p text:style-name="P4">
描述: 我很健康，乌克兰人！ zvit一天。 pershe-谈判...与乌克兰2022年的战争，与乌克兰的最新新闻战争，今天与乌克兰2022年的新闻战争，乌克兰和俄罗斯之间的战争以及俄罗斯之间的战争以及2022年与乌克兰的战争将是或不参加战争。他们会在不久的将来与乌克兰发生战争吗？</text:p>
      <text:p text:style-name="P4">
图片: ['<text:a xlink:type="simple" xlink:href="https://armyinform.com.ua/wp-content/uploads/2023/06/64541ce66192ab9a53543771429d5f27_1686412247_extra_large.jpeg" text:style-name="Internet_20_link" text:visited-style-name="Visited_20_Internet_20_Link">
64541ce66192ab9a53543771429d5f27_1686412247_extra_large.jpeg</text:a>
']</text:p>
      <text:p text:style-name="P4">
标签: ['STOPRUSSIA', 'ВОЛОДИМИР ЗЕЛЕНСЬКИЙ']</text:p>
      <text:p text:style-name="P4">
类别: News</text:p>
      <!--METADATA-->
      <text:p text:style-name="P4">
<draw:frame draw:style-name="fr1" draw:name="Image288" text:anchor-type="as-char" svg:width="6.9236in" svg:height="3.894525in" draw:z-index="0">
<draw:image xlink:href="../Images/AРМІЯINFORM/2023-06-10T90-00-00-04-00/64541ce66192ab9a53543771429d5f27_1686412247_extra_large.jpeg" xlink:type="simple" xlink:show="embed" xlink:actuate="onLoad" draw:mime-type="image/jpeg"/>
</draw:frame>
<text:span text:style-name="T5">
 <text:span text:style-name="T4">
我希望健康</text:span>
 _ </text:span>
 <text:span text:style-name="T4">
 </text:span>
<text:span text:style-name="T5">
 _ _ _ </text:span>
<text:span text:style-name="T5">
 i </text:span>
<text:span text:style-name="T5">
 _ _ _ </text:span>
<text:span text:style-name="T5">
，</text:span>
<text:span text:style-name="T5">
 _ _ _ </text:span>
<text:span text:style-name="T5">
亲爱的</text:span>
<text:span text:style-name="T5">
 _ _ _ </text:span>
<text:span text:style-name="T5">
 _ </text:span>
<text:span text:style-name="T5">
乌克兰人</text:span>
<text:span text:style-name="T5">
 _ _ _ </text:span>
*!_</text:p>
      <text:p text:style-name="P4">
报告这一天。 首先是与加拿大总理贾斯汀诺姆图(Justinomtudo)进行谈判。</text:p>
      <text:p text:style-name="P4">
武器和炮弹。 有一个防御套件，包括第155口径。 现代战斗人员的联盟和对飞行员的训练是显而易见的进步。 Unato运动 - 今天也有一个结果。</text:p>
      <text:p text:style-name="P4">
我感谢总理先生和所有加拿大人对我们自由的不断支持。</text:p>
      <text:p text:style-name="P4">
详细讨论了俄罗斯恐怖袭击对卡科夫斯基水力发电站的后果。 可以帮助我们从这场灾难中恢复的加拿大人。 我们在他们需要的步骤中了解一个。 而且有必要迅速。</text:p>
      <text:p text:style-name="P4">
当然，我们不会远离加拿大现在通过的元素。</text:p>
      <text:p text:style-name="P4">
大规模的森林大火，对人们的巨大自然损失和威胁……如果加拿大需要这种国际援助，乌克兰准备帮助灭火。</text:p>
      <text:p text:style-name="P4">
我们对国际关系的含义是，在需要时，我们应该始终能够彼此相处。 真的有帮助。</text:p>
      <text:p text:style-name="P4">
我相信它将成为全球原则。 相互作用，相互支持，相互力量。</text:p>
      <text:p text:style-name="P4">
现在，不幸的是，我们看到，在世界上某些层面上，由于俄罗斯恐怖分子袭击了中谷霍夫斯基水力发电厂，造成了生态剂和人类悲剧的阴影。</text:p>
      <text:p text:style-name="P4">
当国际组织应该在全球范围内保护生活时，即使一个星期也没有时间将救援任务派往钉子领土下一次俄罗斯战争，恐怖分子只是恐怖分子被世界的这种弱点所吸引，这种粗心大意 - 鼓励他们。 我们必须克服它。 我们将克服。</text:p>
      <text:p text:style-name="P4">
我们点击并鼓励国际组织，现在是居住者的赫森的国际支持。</text:p>
      <text:p text:style-name="P4">
截至此时，在Kherson和Mykolaiv地区，已经有3,000多人被分别为。 但同样，它只是由我们控制的自由控制。所有这些都应该是俄罗斯国家和俄罗斯领导人的独立公平而严格的责任。</text:p>
      <text:p text:style-name="P4">
国际组织必须在我们尚未推导我们的领土的地方工作。 每一个生活都很重要 - 整个赫尔森，全南方。 每个城市都是Yelselo。 我们将尽力而为，无法帮助所有人。</text:p>
      <text:p text:style-name="P4">
我感谢我们目前在塔米科拉夫斯奇纳(Tamikolaevshchina)的霍尔森地区运作的每个救援人员，军事和警察，当地社区和国际组织，我们所有的志愿者 - 每个人都可以帮助挽救灾难区，动物，动物，一般生活...并告诉世界遭受苦难的人。</text:p>
      <text:p text:style-name="P4">
我感谢所有在俄罗斯火箭和伊朗Shahaneda罢工之后帮助人们的人。 odesa…我向当地人慰问，那些被俄罗斯恐怖袭击的人……超过20人受伤。 每个人都得到了协助。</text:p>
      <text:p text:style-name="P4">
就像每天一样，感激之情是我们的士兵。 在战斗哨所和战斗任务中，每个人和所有人都处于最前沿。 谁破坏了地球上的敌人可以保护我们的天空。 谢谢所有担任职位并前进的人。“ Khortytsia”，“ Tavriya”  - 感谢我们的每个英雄!</text:p>
      <text:p text:style-name="P4">
将和平归还给我们国家，每个城市，每个村庄，乌克兰的每个角落的最大努力。</text:p>
      <text:p text:style-name="P4">
_ <text:span text:style-name="T4">
荣耀到乌克兰!</text:span>
 _</text:p>
      <text:p text:style-name="P4">
资料来源：<text:a xlink:type="simple" xlink:href="https://www.president.gov.ua/news/ukrayinskij-sens-dlya-mizhnarodnih-vidnosin-polyagaye-v-tomu-83525" text:style-name="Internet_20_link" text:visited-style-name="Visited_20_Internet_20_Link">
乌克兰总裁的官方网站</text:a>
</text:p>
      <text:p text:style-name="P4">
News Source: <text:a xlink:type="simple" xlink:href="https://armyinform.com.ua/2023/06/10/ukrayinskyj-sens-dlya-mizhnarodnyh-vidnosyn-polyagaye-v-tomu-shho-my-mayemo-dbaty-odne-pro-odnogo-zavzhdy-volodymyr-zelenskyj/" text:style-name="Internet_20_link" text:visited-style-name="Visited_20_Internet_20_Link">
https://armyinform.com.ua/2023/06/10/ukrayinskyj-sens-dlya-mizhnarodnyh-vidnosyn-polyagaye-v-tomu-shho-my-mayemo-dbaty-odne-pro-odnogo-zavzhdy-volodymyr-zelenskyj/</text:a>
</text:p>
      <!--NEWS-->
      <text:h text:style-name="P10" text:outline-level="1">
<text:span text:style-name="T4">
在尼古拉维夫地区，通过破坏了卡霍夫斯卡亚水力发电站，该村庄的入口与数百名居民</text:span>
</text:h>
      <text:p text:style-name="P4">
作者: ['АРМІЯINFORM']</text:p>
      <text:p text:style-name="P4">
时间: 2023-06-10T91:00:00-04:00</text:p>
      <text:p text:style-name="P4">
描述: 关于CED DSNS乌克兰人。 “ Vnaslisdok Ruinvannya Kakhovo ges tu Pistlettya rivnya ...与乌克兰2022年的战争，与乌克兰的最新新闻，今天与乌克兰的新闻战争，乌克兰2022年的新闻战争，乌克兰和俄罗斯之间的战争将会与乌克兰之间的战争，以及乌克兰之间的战争他们说，要么在2022年，要么在不久的将来与乌克兰发生战争，他们说，今天与乌克兰的战争，今天的乌克兰新闻，乌克兰新闻，乌克兰媒体在俄罗斯的乌克兰媒体</text:p>
      <text:p text:style-name="P4">
图片: ['<text:a xlink:type="simple" xlink:href="https://armyinform.com.ua/wp-content/uploads/2023/06/347390225_653160086851884_8414224045029213695_n.jpg" text:style-name="Internet_20_link" text:visited-style-name="Visited_20_Internet_20_Link">
347390225_653160086851884_8414224045029213695_n.jpg</text:a>
']</text:p>
      <text:p text:style-name="P4">
标签: ['STOPRUSSIA', 'ДСНС УКРАЇНИ']</text:p>
      <text:p text:style-name="P4">
类别: News</text:p>
      <!--METADATA-->
      <text:p text:style-name="P4">
<draw:frame draw:style-name="fr1" draw:name="Image289" text:anchor-type="as-char" svg:width="6.9236in" svg:height="4.617987in" draw:z-index="0">
<draw:image xlink:href="../Images/AРМІЯINFORM/2023-06-10T91-00-00-04-00/347390225_653160086851884_8414224045029213695_n.jpg" xlink:type="simple" xlink:show="embed" xlink:actuate="onLoad" draw:mime-type="image/jpeg"/>
</draw:frame>
关于它<text:a xlink:type="simple" xlink:href="https://www.facebook.com/MNS.GOV.UA/posts/pfbid02K6tizM32BGSckiuyHVUuXxwA8oSNWu85Mp6efqcPbzokKSacJnMDU3u1uKQfRTTql" text:style-name="Internet_20_link" text:visited-style-name="Visited_20_Internet_20_Link">
报告</text:a>
乌克兰的SES。</text:p>
      <text:p text:style-name="P4">
“由于卡科夫卡水力发电站的破坏以及迪纳尔河中的水位升高，有一个提高了Buga Estuar，Southern Bug，Ingul，Ingul，Ingulets和Vysun River的水平，该水平被部分淹没了通过31个定居点(540栋建筑物，856个花园，549个农场). Повністю відрізаніпід’їзди до с. Афанасівка Снігурівської ТГ, де проживає 379 мешканців», —йдеться в повідомленні.</text:p>
      <text:p text:style-name="P4">
Також двома оперативними групами рятувальників здійснюється моніторингситуації та уточнення інформації. Залучено 4 мотопомпи для чергування в якостіаварійних насосів на насосній станції резервного водозабору м. Миколаєва.</text:p>
      <text:p text:style-name="P4">
News Source: <text:a xlink:type="simple" xlink:href="https://armyinform.com.ua/2023/06/10/na-mykolayivshhyni-cherez-pidryv-kahovskoyi-ges-vidrizani-pidyizdy-do-sela-z-sotnyamy-meshkancziv/" text:style-name="Internet_20_link" text:visited-style-name="Visited_20_Internet_20_Link">
https://armyinform.com.ua/2023/06/10/na-mykolayivshhyni-cherez-pidryv-kahovskoyi-ges-vidrizani-pidyizdy-do-sela-z-sotnyamy-meshkancziv/</text:a>
</text:p>
      <!--NEWS-->
      <text:h text:style-name="P10" text:outline-level="1">
<text:span text:style-name="T4">
29人在赫尔森地区被认为失踪了</text:span>
</text:h>
      <text:p text:style-name="P4">
作者: ['АРМІЯINFORM']</text:p>
      <text:p text:style-name="P4">
时间: 2023-06-10T92:00:00-04:00</text:p>
      <text:p text:style-name="P4">
描述: “目前，有2678人正在过滤这一刻。 Namagnya，在夜晚度过evakuaciyinis，与乌克兰2022年的战争，与乌克兰的最新新闻战争，与乌克兰的新闻战争，乌克兰2022年的新闻战，今天将在乌克兰和俄罗斯之间发动战争他们说，不是，是否会在不久的将来与乌克兰发生战争，他们说，今天与乌克兰的战争，今天的乌克兰新闻，乌克兰新闻，乌克兰的新闻在俄罗斯的乌克兰媒体</text:p>
      <text:p text:style-name="P4">
图片: ['<text:a xlink:type="simple" xlink:href="https://armyinform.com.ua/wp-content/uploads/2023/06/1-15-715x400-1.jpg" text:style-name="Internet_20_link" text:visited-style-name="Visited_20_Internet_20_Link">
1-15-715x400-1.jpg</text:a>
']</text:p>
      <text:p text:style-name="P4">
标签: ['STOPRUSSIA']</text:p>
      <text:p text:style-name="P4">
类别: News</text:p>
      <!--METADATA-->
      <text:p text:style-name="P4">
<draw:frame draw:style-name="fr1" draw:name="Image290" text:anchor-type="as-char" svg:width="6.9236in" svg:height="3.873343in" draw:z-index="0">
<draw:image xlink:href="../Images/AРМІЯINFORM/2023-06-10T92-00-00-04-00/1-15-715x400-1.jpg" xlink:type="simple" xlink:show="embed" xlink:actuate="onLoad" draw:mime-type="image/jpeg"/>
</draw:frame>
说明性照片</text:p>
      <text:p text:style-name="P4">
**“此时我们拯救了2678人。 即使敌人不断撤离空间，解雇了我们的救援人员，警察和志愿者，我们也试图采取疏散措施。 但是今天我们拯救了八十个人。”  -  <text:a xlink:type="simple" xlink:href="https://www.youtube.com/watch" text:style-name="Internet_20_link" text:visited-style-name="Visited_20_Internet_20_Link">
说</text:a>
乌克兰内部事务部长在所有-Ukrainian Temachpon“单一新闻”中。</text:p>
      <text:p text:style-name="P4">
Igor Klimenko还报告说，目前有29人被视为失踪。 部长指出，热线电话全天候，公众可以与警察联系。</text:p>
      <text:p text:style-name="P4">
内政部负责人还报告说，在右岸的灾区中，这并不是抢劫的疯狂案例。</text:p>
      <text:p text:style-name="P4">
“我们已经放出了足够的服装和巡逻，以防止侵占或其他罪犯或试图利用优势的公民。 这适用于所有定居点。”他说。</text:p>
      <text:p text:style-name="P4">
部长再次向志愿者讲话：“所有工作赫森的志愿者都在努力，所有人都被解释了，我们与他们交流。 我们必须清楚地了解我们有多少船。 我们必须清楚地了解每小时每小时都可以每小时操作什么。”</text:p>
      <text:p text:style-name="P4">
News Source: <text:a xlink:type="simple" xlink:href="https://armyinform.com.ua/2023/06/10/na-hersonshhyni-znyklymy-bezvisty-vvazhayutsya-29-osib/" text:style-name="Internet_20_link" text:visited-style-name="Visited_20_Internet_20_Link">
https://armyinform.com.ua/2023/06/10/na-hersonshhyni-znyklymy-bezvisty-vvazhayutsya-29-osib/</text:a>
</text:p>
      <!--NEWS-->
      <text:h text:style-name="P10" text:outline-level="1">
<text:span text:style-name="T4">
乌克兰捍卫者在Marinka地区击退了所有敌对袭击</text:span>
</text:h>
      <text:p text:style-name="P4">
作者: ['АРМІЯINFORM']</text:p>
      <text:p text:style-name="P4">
时间: 2023-06-10T93:00:00-04:00</text:p>
      <text:p text:style-name="P4">
描述: 对手Zoseredzhu，追求Luhanskoe的PICNC的主要Zuill ...与乌克兰2022年的战争，与乌克兰的最新新闻战争，今天与乌克兰2022年的新闻战争，今天将与乌克兰和俄罗斯与俄罗斯之间的战争，以及俄罗斯和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vtraty-voroga.jpg" text:style-name="Internet_20_link" text:visited-style-name="Visited_20_Internet_20_Link">
vtraty-voroga.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91" text:anchor-type="as-char" svg:width="6.9236in" svg:height="4.608521in" draw:z-index="0">
<draw:image xlink:href="../Images/AРМІЯINFORM/2023-06-10T93-00-00-04-00/vtraty-voroga.jpg" xlink:type="simple" xlink:show="embed" xlink:actuate="onLoad" draw:mime-type="image/jpeg"/>
</draw:frame>
说明性照片 /一般武装部队<text:span text:style-name="T4">
🔥俄罗斯入侵的情况</text:span>
</text:p>
      <text:p text:style-name="P4">
敌人专注于全面占领卢汉斯克tadonian地区的基本努力。 白天有28次战斗冲突。</text:p>
      <text:p text:style-name="P4">
在Facebook上关于它<text:a xlink:type="simple" xlink:href="https://www.facebook.com/GeneralStaff.ua/posts/pfbid02xzCaTFwcpCJV22dZmfGBKoKqBmr6RrVTCpEm81MMqiZ5DRyhNnyGLwvZFMAikhwHl" text:style-name="Internet_20_link" text:visited-style-name="Visited_20_Internet_20_Link">
报告</text:a>
武装部队的总人员。</text:p>
      <text:p text:style-name="P4">
“在巴赫穆特(Bakhmut)的方向上，敌人朝着白山的方向进行了进攻行动，没有成功。 他曾在定居点，迪内维卡(Diliyivka)，纽约州纽约地区的托莱斯克(Toretsk)的定居点。 在Mariinsky的方向上，我们的组织反映了Marinka市的所有敌对袭击。”节目写道。</text:p>
      <text:p text:style-name="P4">
News Source: <text:a xlink:type="simple" xlink:href="https://armyinform.com.ua/2023/06/10/ukrayinski-zahysnyky-vidbyly-vsi-vorozhi-ataky-v-rajoni-maryinky/" text:style-name="Internet_20_link" text:visited-style-name="Visited_20_Internet_20_Link">
https://armyinform.com.ua/2023/06/10/ukrayinski-zahysnyky-vidbyly-vsi-vorozhi-ataky-v-rajoni-maryinky/</text:a>
</text:p>
      <!--NEWS-->
      <text:h text:style-name="P10" text:outline-level="1">
<text:span text:style-name="T4">
俄罗斯在2014年解决的战争中的胜利将意味着加强民主进程</text:span>
</text:h>
      <text:p text:style-name="P4">
作者: ['Єгор Брайлян']</text:p>
      <text:p text:style-name="P4">
时间: 2023-06-10T94:00:00-04:00</text:p>
      <text:p text:style-name="P4">
描述: Tzheogo Tizhnya Vizhevit Vizit Vizit Prem'r-Minstra大英国Rishi Sunaka ...与2022年与乌克兰战争，与乌克兰的最新新闻战争，与乌克兰2022年与乌克兰的新闻战争，乌克兰与乌克兰的新闻战争，乌克兰和俄罗斯和俄罗斯之间以及何时何时又有战争他们说，战争，与乌克兰的战争将在2022年，是否在不久的将来与乌克兰进行战争</text:p>
      <text:p text:style-name="P4">
图片: ['<text:a xlink:type="simple" xlink:href="https://armyinform.com.ua/wp-content/uploads/2023/06/1-1.jpeg" text:style-name="Internet_20_link" text:visited-style-name="Visited_20_Internet_20_Link">
1-1.jpeg</text:a>
', '<text:a xlink:type="simple" xlink:href="https://armyinform.com.ua/wp-content/uploads/2023/06/2.png" text:style-name="Internet_20_link" text:visited-style-name="Visited_20_Internet_20_Link">
2.png</text:a>
', '<text:a xlink:type="simple" xlink:href="https://armyinform.com.ua/wp-content/uploads/2023/06/3-2.jpeg" text:style-name="Internet_20_link" text:visited-style-name="Visited_20_Internet_20_Link">
3-2.jpeg</text:a>
']</text:p>
      <text:p text:style-name="P4">
标签: ['ВЕЛИКА БРИТАНІЯ', 'ДЖО БАЙДЕН', 'РІШІ СУНАК', 'СВІТ ПІДТРИМУЄ УКРАЇНУ', 'США']</text:p>
      <text:p text:style-name="P4">
类别: News</text:p>
      <!--METADATA-->
      <text:p text:style-name="P4">
<draw:frame draw:style-name="fr1" draw:name="Image292" text:anchor-type="as-char" svg:width="6.9236in" svg:height="4.615733in" draw:z-index="0">
<draw:image xlink:href="../Images/AРМІЯINFORM/2023-06-10T94-00-00-04-00/1-1.jpeg" xlink:type="simple" xlink:show="embed" xlink:actuate="onLoad" draw:mime-type="image/jpeg"/>
</draw:frame>
本周，英国总理瑞什苏纳克(Rishsunak)正式访问华盛顿。 讨论了加强经济合作和美国以及国际安全的问题。 领导人会议的主要结果是签署的大西洋宣言。 这意味着要乌克兰进一步理解伦敦和华盛顿之间的战略伙伴关系。</text:p>
      <text:p text:style-name="P4">
由于温斯顿·丘吉尔·富兰克林·德拉诺·罗斯福(Winston Churchill Franklin Delano Roosevelt)的努力，在第二次世界大战期间成立了英国和美国联盟，被称为“特殊关系”。 当时，统一的目的是贵族的共同斗争。</text:p>
      <text:p text:style-name="P4">
现在，面对俄罗斯对乌克兰的侵略，加强了中国和网络安全的作用，美国和英国在未来的国际关系中的伙伴关系。 首先，它是西方主要军事政治联盟的基础，该联盟意识到了欧洲和亚洲安全的联系。</text:p>
      <text:p text:style-name="P4">
回想一下，这是里莎·斯纳克(Risha Snak)在美国首映期间首次访问。(英国，澳大利亚和美国的联盟)和人工智能。</text:p>
      <text:p text:style-name="P4">
Snak的主要目标是在世界背景上重新启动“特殊关系”。 即：英国在2022年离开了欧盟，这是俄罗斯对乌克兰的入侵，对伊朗方面的安全威胁。</text:p>
      <text:p text:style-name="P4">
主要主题同时挑逗不仅对英国，而且对整个美国盟友都重要，这是最新的国防技术的交换。 回想一下，华盛顿最接近的盟友，例如伟大的台湾或以色列，实际上是购买武器，但根据简化的程序。 因此，有必要减少有关快速进入技术的官僚时刻。下一个结论是黛博拉·奇尔顿(Deborah Cherton)，“与古代盟友和合作伙伴的合作对于美国在与对手面临更具动态威胁的斗争中取得的成就至关重要。”</text:p>
      <text:h text:style-name="P12" text:outline-level="3">
<text:span text:style-name="T4">
<text:span text:style-name="T4">
为什么技术很重要</text:span>
</text:span>
</text:h>
      <text:p text:style-name="P4">
Snak访问美国的本质是加强双边贸易的经济安全。 美国和英国已经签署了一个大西洋，其文字发表在[Bigolot的网站]上(https://www.whitehouse.gov/briefing-room/statements-releases/2023/06/08/the-atlantic-declaration-a-framework-for-a-twenty-first-century-u-s-uk-economic-partnership/).</text:p>
      <text:p text:style-name="P4">
<draw:frame draw:style-name="fr1" draw:name="Image293" text:anchor-type="as-char" svg:width="6.9236in" svg:height="2.708082in" draw:z-index="0">
<draw:image xlink:href="../Images/AРМІЯINFORM/2023-06-10T94-00-00-04-00/2.png" xlink:type="simple" xlink:show="embed" xlink:actuate="onLoad" draw:mime-type="image/png"/>
</draw:frame>
据指出，新合伙企业将基于5个主题：</text:p>
      <text:p text:style-name="P4">
<text:span text:style-name="T4">
<text:span text:style-name="T5">
美国和英国在关键和新技术方面的领导</text:span>
* </text:span>
 <text:span text:style-name="T4">
; </text:span>
 <text:span text:style-name="T4">
 </text:span>
 <text:span text:style-name="T4">
 </text:span>
未能在经济安全和供应链上合作； <text:span text:style-name="T4">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包容性和负责任的数字合作伙伴关系转型</text:span>
* </text:span>
; <text:span text:style-name="T4">
 </text:span>
 <text:span text:style-name="T4">
创造未来纯净能源的经济； </text:span>
 <text:span text:style-name="T4">
 </text:span>
进一步增强了国防，健康和空间的联盟。<text:span text:style-name="T4">
 </text:span>
 *<text:span text:style-name="T5">
 * </text:span>
</text:p>
      <text:p text:style-name="P4">
2023年底，将在英国举行有关人工智能安全的峰会。 总的来说，一切都涉及这样一个事实，即这样的技术将通过国际保护威胁努力来烹饪。</text:p>
      <text:p text:style-name="P4">
另外，两名领导人讨论了新的民用核伙伴关系。 作为对美国和英国对罗萨托姆制裁的先决条件，这一点尤其重要。</text:p>
      <text:p text:style-name="P4">
乔·拜登(Joe Biden)说，在白宫米斯·斯纳克(Rice Snak)逗留期间，“没有比英国更靠近美国的国家”。 那真的。</text:p>
      <text:p text:style-name="P4">
两位领导人都表示愿意支持乌克兰反俄罗斯侵略的斗争。 乔·拜登(Joe Biden)说：“我们一起为乌克兰的安全审判提供了经济和人道主义援助，以与对俄罗斯的残酷入侵作斗争。”</text:p>
      <text:p text:style-name="P4">
美国总统和英国总理签署了大西洋，确认了他们加强跨大西洋安全的决心。 特别是在北约内部的联合行动中。</text:p>
      <text:p text:style-name="P4">
<draw:frame draw:style-name="fr1" draw:name="Image294" text:anchor-type="as-char" svg:width="6.9236in" svg:height="4.615733in" draw:z-index="0">
<draw:image xlink:href="../Images/AРМІЯINFORM/2023-06-10T94-00-00-04-00/3-2.jpeg" xlink:type="simple" xlink:show="embed" xlink:actuate="onLoad" draw:mime-type="image/jpeg"/>
</draw:frame>
尽管英国和美国之间有复杂的时刻，尤其是经济的时刻。</text:p>
      <text:p text:style-name="P4">
是的，这些国家没有签署自由贸易协定 - 主要是由于政治时刻是为了规范北爱尔兰爱尔兰之间的进一步贸易。 回想一下乔·贝登(Joe Bayden)爱尔兰人的起源，因此是个人的。</text:p>
      <text:p text:style-name="P4">
但是，当事方同意消失的障碍，这些障碍影响了从英国到美国的电动汽车电池电池的消失。</text:p>
      <text:p text:style-name="P4">
《大西洋宣言》还提到创建了“新的英国英国人桥”。 这意味着英国企业将能够将信息传输到美国的认证组织而无需支付费用。</text:p>
      <text:h text:style-name="P12" text:outline-level="3">
<text:span text:style-name="T4">
<text:span text:style-name="T4">
 Snak对美国的访问对乌克兰的意义</text:span>
</text:span>
</text:h>
      <text:p text:style-name="P4">
首先，这是关于迅速访问最新技术的可能性。 为了有效地反映现代安全威胁，这不仅与战场上的保护对抗有关，而且与网络空间有关，因此值得与乌克兰的盟友进行仔细的技术交流。 这主要是关于美国易卜生人的。</text:p>
      <text:p text:style-name="P4">
提供军事援助，即乌克兰的武器，有必要加强生产。 简而言之，武器的联合生产将加速我们的胜利，同时将乌克兰的国防综合体转化为北约标准。</text:p>
      <text:p text:style-name="P4">
其次，美国和英国的未来发展取决于进一步的统一，其主要价值，自由和人权的主要价值。 乌克兰在2014年在战争中取得的胜利将意味着加强民主进程，其中重要的部分是英国和美国。 我们需要做所有事情，以惩罚对欧洲和世界构成威胁的侵略者。</text:p>
      <text:p text:style-name="P4">
News Source: <text:a xlink:type="simple" xlink:href="https://armyinform.com.ua/2023/06/10/peremoga-ukrayiny-u-vijni-yaku-rozvyazala-rosiya-u-2014-roczi-oznachatyme-posylennya-demokratychnyh-proczesiv/" text:style-name="Internet_20_link" text:visited-style-name="Visited_20_Internet_20_Link">
https://armyinform.com.ua/2023/06/10/peremoga-ukrayiny-u-vijni-yaku-rozvyazala-rosiya-u-2014-roczi-oznachatyme-posylennya-demokratychnyh-proczesiv/</text:a>
</text:p>
      <!--NEWS-->
      <text:h text:style-name="P10" text:outline-level="1">
<text:span text:style-name="T4">
我们的飞机每天对人员进行15次跳动，2-敌人的scr scr</text:span>
</text:h>
      <text:p text:style-name="P4">
作者: ['АРМІЯINFORM']</text:p>
      <text:p text:style-name="P4">
时间: 2023-06-10T95:00:00-04:00</text:p>
      <text:p text:style-name="P4">
描述: DOB的AVISAATSIA国防军在Zserdzhennya地区进行了15次罢工……特别是……与乌克兰2022年的战争，与乌克兰的最新新闻，今天与乌克兰的新闻战争，今天与乌克兰2022年的新闻战争，今天，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ІЙНА', 'ВТОРГНЕННЯ РФ', 'ГШ ЗСУ', 'ОПЕРАТИВНА ІНФОРМАЦІЯ']</text:p>
      <text:p text:style-name="P4">
类别: News</text:p>
      <!--METADATA-->
      <text:p text:style-name="P4">
<draw:frame draw:style-name="fr1" draw:name="Image295" text:anchor-type="as-char" svg:width="6.9236in" svg:height="4.501139in" draw:z-index="0">
<draw:image xlink:href="../Images/AРМІЯINFORM/2023-06-10T95-00-00-04-00/war-1.jpg" xlink:type="simple" xlink:show="embed" xlink:actuate="onLoad" draw:mime-type="image/jpeg"/>
</draw:frame>
说明性照片<text:span text:style-name="T4">
🔥俄罗斯入侵的情况</text:span>
</text:p>
      <text:p text:style-name="P4">
国防军的航空在个人工作人员集中的领域中进行了15次跳动，而敌人的防空导弹综合大楼则进行了2次。</text:p>
      <text:p text:style-name="P4">
在Facebook上关于它<text:a xlink:type="simple" xlink:href="https://www.facebook.com/GeneralStaff.ua/posts/pfbid02xzCaTFwcpCJV22dZmfGBKoKqBmr6RrVTCpEm81MMqiZ5DRyhNnyGLwvZFMAikhwHl" text:style-name="Internet_20_link" text:visited-style-name="Visited_20_Internet_20_Link">
报告</text:a>
武装部队的总人员。</text:p>
      <text:p text:style-name="P4">
导弹和​​炮兵部队被2点管理，5个集中力量，武器和军事装备，1个处于射击位置的炮兵部队以及4个更重要的物体的炮兵击中。</text:p>
      <text:p text:style-name="P4">
News Source: <text:a xlink:type="simple" xlink:href="https://armyinform.com.ua/2023/06/10/nasha-aviacziya-za-dobu-zavdala-15-udariv-po-osobovomu-skladu-ta-2-po-zrk-protyvnyka/" text:style-name="Internet_20_link" text:visited-style-name="Visited_20_Internet_20_Link">
https://armyinform.com.ua/2023/06/10/nasha-aviacziya-za-dobu-zavdala-15-udariv-po-osobovomu-skladu-ta-2-po-zrk-protyvnyka/</text:a>
</text:p>
      <!--NEWS-->
      <text:h text:style-name="P10" text:outline-level="1">
<text:span text:style-name="T4">
克里米亚大规模的博客作者谈到了俄罗斯人的俄罗斯人的准备</text:span>
</text:h>
      <text:p text:style-name="P4">
作者: ['АРМІЯINFORM']</text:p>
      <text:p text:style-name="P4">
时间: 2023-06-10T96:00:00-04:00</text:p>
      <text:p text:style-name="P4">
描述: 深红的博客作者 - 俱乐部魔术师Oleksandr talispov在他的电报 - 通道上...与乌克兰2022年的战争，与乌克兰的最新新闻，今天与乌克兰2022年的新闻战争，今天与乌克兰的新闻战争，乌克兰和俄罗斯之间的战争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kahovska_damba.jpg" text:style-name="Internet_20_link" text:visited-style-name="Visited_20_Internet_20_Link">
kahovska_damba.jpg</text:a>
']</text:p>
      <text:p text:style-name="P4">
标签: ['STOPRUSSIA', 'АГРЕСІЯ РФ', 'ВТОРГНЕННЯ РФ', 'ГУР МІНОБОРОНИ УКРАЇНИ']</text:p>
      <text:p text:style-name="P4">
类别: News</text:p>
      <!--METADATA-->
      <text:p text:style-name="P4">
<draw:frame draw:style-name="fr1" draw:name="Image296" text:anchor-type="as-char" svg:width="6.9236in" svg:height="3.894525in" draw:z-index="0">
<draw:image xlink:href="../Images/AРМІЯINFORM/2023-06-10T96-00-00-04-00/kahovska_damba.jpg" xlink:type="simple" xlink:show="embed" xlink:actuate="onLoad" draw:mime-type="image/jpeg"/>
</draw:frame>
Crimean Korolator博客作者Oleksandr Talipov在电报中揭示了Kakhovskaya Heps占用者的准备细节。</text:p>
      <text:p text:style-name="P4">
关于它<text:a xlink:type="simple" xlink:href="https://gur.gov.ua/content/krymskyi-bloher-kolaborant-u-svoiemu-dopysi-prohovoryvsia-pro-pidhotovku-rosiianamy-pidryvu-kakhovskoi-hes.html" text:style-name="Internet_20_link" text:visited-style-name="Visited_20_Internet_20_Link">
报告</text:a>
Mov Intelligence局。</text:p>
      <text:p text:style-name="P4">
尤其是，塔利波夫(Talipov)对被称为俄罗斯的“军事博客作者”的职位感到愤慨，他们报告说，入侵者的人员被扔到了伊沃纳岛上，“几乎在树上处于危急状态”。 实际上，正如塔利波夫(Taulipov)所解释的那样，这都是假的：“我联系了我们的男孩。 每个人都从岛上出来。 没有其他人的夜晚。 没有损失。 因此，以这种方式补充的所有信息都是粗暴的谎言。”</text:p>
      <text:p text:style-name="P4">
这是一个直接的证据，表明俄罗斯军方知道未来的恐怖袭击帕苏瓦特宣布撤离。</text:p>
      <text:p text:style-name="P4">
很有可能，在此信息广泛宣传之后，Allyradisticalliceily将试图宣布“人民的敌人”或“乌克兰特殊服务的代理人”。 但是，此类证据的数量正在增加。 他们都将成为未来法庭的其他证据。</text:p>
      <text:p text:style-name="P4">
亚历山大·塔利波夫(Alexander Talipov)：克里米亚Z-Blogger。 克里米亚提交资源的创始人兼作者，由亲乌克兰居民追求。</text:p>
      <text:p text:style-name="P4">
News Source: <text:a xlink:type="simple" xlink:href="https://armyinform.com.ua/2023/06/10/krymskyj-bloger-kolaborant-progovoryvsya-pro-pidgotovku-rosiyanamy-pidryvu-kahovskoyi-ges/" text:style-name="Internet_20_link" text:visited-style-name="Visited_20_Internet_20_Link">
https://armyinform.com.ua/2023/06/10/krymskyj-bloger-kolaborant-progovoryvsya-pro-pidgotovku-rosiyanamy-pidryvu-kahovskoyi-ges/</text:a>
</text:p>
      <!--NEWS-->
      <text:h text:style-name="P10" text:outline-level="1">
<text:span text:style-name="T4">
在哈尔基夫地区</text:span>
</text:h>
      <text:p text:style-name="P4">
作者: ['АРМІЯINFORM']</text:p>
      <text:p text:style-name="P4">
时间: 2023-06-10T97:00:00-04:00</text:p>
      <text:p text:style-name="P4">
描述: pid Hour gasinnya Zhezhzhi在Kharkivshin，Viknikla Vid VID Vorozhkhih，Rosisyani，Rosisyani重复...与乌克兰2022年的战争，与乌克兰的最新新闻，今天与乌克兰的最新消息，与乌克兰的2022年战争，今天与乌克兰与乌克兰和罗素之间的战争，乌克兰和乌克兰人之间的战争将在他们说，乌克兰在2022年将在不久的将来与乌克兰战争，他们说，今天与乌克兰的战争，今天的乌克兰新闻，乌克兰新闻，乌克兰媒体在俄罗斯的乌克兰媒体</text:p>
      <text:p text:style-name="P4">
图片: ['<text:a xlink:type="simple" xlink:href="https://armyinform.com.ua/wp-content/uploads/2020/11/harkiv-tyl-pozhezhni-9.jpg" text:style-name="Internet_20_link" text:visited-style-name="Visited_20_Internet_20_Link">
harkiv-tyl-pozhezhni-9.jpg</text:a>
', '<text:a xlink:type="simple" xlink:href="https://armyinform.com.ua/wp-content/uploads/2023/06/pozhezh.jpeg" text:style-name="Internet_20_link" text:visited-style-name="Visited_20_Internet_20_Link">
pozhezh.jpeg</text:a>
']</text:p>
      <text:p text:style-name="P4">
标签: ['STOPRUSSIA', 'АГРЕСІЯ РФ', 'ВТОРГНЕННЯ РФ']</text:p>
      <text:p text:style-name="P4">
类别: News</text:p>
      <!--METADATA-->
      <text:p text:style-name="P4">
<draw:frame draw:style-name="fr1" draw:name="Image297" text:anchor-type="as-char" svg:width="6.9236in" svg:height="5.1927in" draw:z-index="0">
<draw:image xlink:href="../Images/AРМІЯINFORM/2023-06-10T97-00-00-04-00/harkiv-tyl-pozhezhni-9.jpg" xlink:type="simple" xlink:show="embed" xlink:actuate="onLoad" draw:mime-type="image/jpeg"/>
</draw:frame>
说明性照片</text:p>
      <text:p text:style-name="P4">
在源于敌人的炮击的哈尔基夫地区的火灾中，俄罗斯人重新养活了救援人员工作的地方，一场战争被杀。</text:p>
      <text:p text:style-name="P4">
关于它<text:a xlink:type="simple" xlink:href="https://www.facebook.com/DSNSKHARKIV/posts/pfbid02jw9zrN7uMi6os3VQmBTqZy8pAaifFFoT2Yoy36GpvRjMeQgGvY71Qb5rmosKny88l" text:style-name="Internet_20_link" text:visited-style-name="Visited_20_Internet_20_Link">
报告</text:a>
到乌克兰SES的主要局长哈尔基夫·汉德(Kharkiv Oblast)。</text:p>
      <text:p text:style-name="P4">
<draw:frame draw:style-name="fr1" draw:name="Image298" text:anchor-type="as-char" svg:width="6.9236in" svg:height="9.193633in" draw:z-index="0">
<draw:image xlink:href="../Images/AРМІЯINFORM/2023-06-10T97-00-00-04-00/pozhezh.jpeg" xlink:type="simple" xlink:show="embed" xlink:actuate="onLoad" draw:mime-type="image/jpeg"/>
</draw:frame>
“针对救援人员的另一项罪行：在大火扑灭期间，他重新赋予了哈尔基夫消防员的生活。 消息说：“哈尔基夫地区乌克兰SES的第12个国家软件和救援部门的消防员救援人员已有29岁的历史。”</text:p>
      <text:p text:style-name="P4">
死者救援者伊万·莫斯卡利克(Ivan Moskalyuk)的学院占据了许多乐队，并被住院。</text:p>
      <text:p text:style-name="P4">
News Source: <text:a xlink:type="simple" xlink:href="https://armyinform.com.ua/2023/06/10/na-harkivshhyni-vid-povtornogo-vorozhogo-obstrilu-zagynuv-ryatuvalnyk/" text:style-name="Internet_20_link" text:visited-style-name="Visited_20_Internet_20_Link">
https://armyinform.com.ua/2023/06/10/na-harkivshhyni-vid-povtornogo-vorozhogo-obstrilu-zagynuv-ryatuvalnyk/</text:a>
</text:p>
      <!--NEWS-->
      <text:h text:style-name="P10" text:outline-level="1">
<text:span text:style-name="T4">
SBU已收集了俄罗斯联合会在乌克兰暂时被俘虏地区的俄罗斯联邦占领行政部门的另外8个“官员”的证据基础</text:span>
</text:h>
      <text:p text:style-name="P4">
作者: ['АРМІЯINFORM']</text:p>
      <text:p text:style-name="P4">
时间: 2023-06-10T98:00:00-04:00</text:p>
      <text:p text:style-name="P4">
描述: SBU居住在Pidozra Shchel 8 Kolaboranters，Minik -Minig -Miniger Transports In Crim I ...与乌克兰2022年的战争，与乌克兰的最新新闻，今天与乌克兰的新闻战争，今天与乌克兰2022年的新闻战争，乌克兰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original-2.jpg" text:style-name="Internet_20_link" text:visited-style-name="Visited_20_Internet_20_Link">
original-2.jpg</text:a>
']</text:p>
      <text:p text:style-name="P4">
标签: ['STOPRUSSIA', 'АГРЕСІЯ РФ']</text:p>
      <text:p text:style-name="P4">
类别: News</text:p>
      <!--METADATA-->
      <text:p text:style-name="P4">
<draw:frame draw:style-name="fr1" draw:name="Image299" text:anchor-type="as-char" svg:width="6.9236in" svg:height="4.621503in" draw:z-index="0">
<draw:image xlink:href="../Images/AРМІЯINFORM/2023-06-10T98-00-00-04-00/original-2.jpg" xlink:type="simple" xlink:show="embed" xlink:actuate="onLoad" draw:mime-type="image/jpeg"/>
</draw:frame>
SBU向另外8名合作者报告了怀疑，包括克里米亚和高拉耶特·塞维多涅茨克的“运输部长”。</text:p>
      <text:p text:style-name="P4">
关于它<text:a xlink:type="simple" xlink:href="https://www.facebook.com/SecurSerUkraine/posts/pfbid0KyEsNEWPRmZ18gPR2ertXP3MiatxHiVAF3BNujnpXz8X3o3dNQzjVzhRtQzaPJD3l" text:style-name="Internet_20_link" text:visited-style-name="Visited_20_Internet_20_Link">
报告</text:a>
乌克兰的安全服务。</text:p>
      <text:p text:style-name="P4">
一位恶意因素是新任命的“克里米亚运输部长”，他于今年4月在伪造的伪造机构中领导了伪造的教育。</text:p>
      <text:p text:style-name="P4">
根据莫斯科的说法，合作者为从半岛领土转移到南部阵线的俄罗斯提供后勤。</text:p>
      <text:p text:style-name="P4">
<text:span text:style-name="T4">
在卢汉斯克地区：</text:span>
</text:p>
      <text:p text:style-name="P4">
Gaulayter Severodonetsk还将被评判与敌人自愿合作。</text:p>
      <text:p text:style-name="P4">
人们发现，在Yanukovych时期，参与的人是Bryanka的市长，并留在及时被占领的领土上。 自2014年以来，他一直领导布莱卡的占领管理局。 在全面入侵俄罗斯联邦之后，他同意新任命。</text:p>
      <text:p text:style-name="P4">
SBU还暴露了前警察，后者于2014年11月释放后加入了LNR恐怖组织。</text:p>
      <text:p text:style-name="P4">
2022年3月，他领导被占领的诺瓦伊达(Novoaydar)的警察局，推迟了对抵抗运动和克里姆林宫政权的种植的抑制。</text:p>
      <text:p text:style-name="P4">
<text:span text:style-name="T4">
据报道，根据《刑法》两篇文章，袭击者被怀疑：</text:span>
</text:p>
      <text:p text:style-name="P4">
<text:span text:style-name="T5">
艺术的第1部分。 111(叛国罪); </text:span>
h。2pp。260(参与武装法律未提供的活动).</text:p>
      <text:p text:style-name="P4">
Ще однією ворожою поплічницею виявилась мешканка тимчасово окупованогоТроїцького Луганської області.</text:p>
      <text:p text:style-name="P4">
Під час захоплення селища вона добровільно погодилась очолити «управліннябухгалтерського обліку та фінансового забезпечення» у складі місцевоїокупаційної адміністрації рф.</text:p>
      <text:p text:style-name="P4">
На цій «посаді» вона формує кошторис «бюджетних» видатків для матеріально-технічного забезпечення окупантів.</text:p>
      <text:p text:style-name="P4">
<text:span text:style-name="T4">
У Херсонській області:</text:span>
</text:p>
      <text:p text:style-name="P4">
викрито трьох мешканців обласного центру, які у період окупації міста обійняликерівні «посади» у створеній загарбниками «виборчій комісії».</text:p>
      <text:p text:style-name="P4">
Вони організовували проведення фейкового плебісциту щодо приєднання регіону дорф.</text:p>
      <text:p text:style-name="P4">
Для цього колаборанти відкрили «виборчі дільниці» у декількох місцевих школахі лікарнях. Далі вони «накручували» голоси на користь країни-агресора.</text:p>
      <text:p text:style-name="P4">
Під час звільнення Херсона колаборанти втекли на тимчасово захоплену частинурегіону і наразі переховуються від правосуддя.</text:p>
      <text:p text:style-name="P4">
在所有暴露的事实中，正在采取全面的措施，将概念绳之以法，以针对乌克兰犯罪。</text:p>
      <text:p text:style-name="P4">
News Source: <text:a xlink:type="simple" xlink:href="https://armyinform.com.ua/2023/06/10/sbu-zibrala-dokazovu-bazu-na-shhe-8-posadovcziv-okupaczijnyh-administraczij-rf-u-tymchasovo-zahoplenyh-regionah-ukrayiny/" text:style-name="Internet_20_link" text:visited-style-name="Visited_20_Internet_20_Link">
https://armyinform.com.ua/2023/06/10/sbu-zibrala-dokazovu-bazu-na-shhe-8-posadovcziv-okupaczijnyh-administraczij-rf-u-tymchasovo-zahoplenyh-regionah-ukrayiny/</text:a>
</text:p>
      <!--NEWS-->
      <text:h text:style-name="P10" text:outline-level="1">
<text:span text:style-name="T4">
短的。 战争。 第472天。视频</text:span>
</text:h>
      <text:p text:style-name="P4">
作者: ['АРМІЯINFORM']</text:p>
      <text:p text:style-name="P4">
时间: 2023-06-1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4/vijna.jpg" text:style-name="Internet_20_link" text:visited-style-name="Visited_20_Internet_20_Link">
vijna.jpg</text:a>
']</text:p>
      <text:p text:style-name="P4">
标签: ['STOPRUSSIA', 'АГРЕСІЯ РФ', 'ВІДЕОДАЙДЖЕСТ', 'ВТОРГНЕННЯ РФ', 'ГШ ЗСУ']</text:p>
      <text:p text:style-name="P4">
类别: News</text:p>
      <!--METADATA-->
      <text:p text:style-name="P4">
<draw:frame draw:style-name="fr1" draw:name="Image300" text:anchor-type="as-char" svg:width="6.9236in" svg:height="4.615733in" draw:z-index="0">
<draw:image xlink:href="../Images/AРМІЯINFORM/2023-06-10T99-00-00-04-00/vijna.jpg" xlink:type="simple" xlink:show="embed" xlink:actuate="onLoad" draw:mime-type="image/jpeg"/>
</draw:frame>
</text:p>
      <text:p text:style-name="P4">
News Source: <text:a xlink:type="simple" xlink:href="https://armyinform.com.ua/2023/06/10/korotko-vijna-den-472-videodajdzhest/" text:style-name="Internet_20_link" text:visited-style-name="Visited_20_Internet_20_Link">
https://armyinform.com.ua/2023/06/10/korotko-vijna-den-472-videodajdzhest/</text:a>
</text:p>
      <!--NEWS-->
      <text:h text:style-name="P10" text:outline-level="1">
<text:span text:style-name="T4">
Burda Dynamo的堂兄在与俄罗斯的战争中去世</text:span>
</text:h>
      <text:p text:style-name="P4">
作者: Ukrinform (Person)</text:p>
      <text:p text:style-name="P4">
出版商: Укринформ (Organization)</text:p>
      <text:p text:style-name="P4">
出版时间: 2023-06-11T-1:21:00+03:00</text:p>
      <text:p text:style-name="P4">
修改时间: 2023-06-11T00:21:00+03:00</text:p>
      <text:p text:style-name="P4">
描述: Dmitry Burda是Dynamo的表弟Nikita Burda，在与俄罗斯的战争中被杀。  - 乌克林。</text:p>
      <text:p text:style-name="P4">
图片: ['<text:a xlink:type="simple" xlink:href="https://static.ukrinform.com/photos/2023_06/thumb_files/630_360_1686429261-100.jpg" text:style-name="Internet_20_link" text:visited-style-name="Visited_20_Internet_20_Link">
630_360_16864...</text:a>
']</text:p>
      <text:p text:style-name="P4">
标签: ['Динамо', 'Футбол', 'Війна з Росією']</text:p>
      <text:p text:style-name="P4">
类型: Article</text:p>
      <!--METADATA-->
      <text:p text:style-name="P4">
<draw:frame draw:style-name="fr1" draw:name="Image301" text:anchor-type="as-char" svg:width="6.9236in" svg:height="3.956343in" draw:z-index="0">
<draw:image xlink:href="../Images/yкринформ/2023-06-11T-1-21-00-03-00/630_360_1686429261-100.jpg" xlink:type="simple" xlink:show="embed" xlink:actuate="onLoad" draw:mime-type="image/jpeg"/>
</draw:frame>
在战争中，迪纳诺·基夫·尼基塔·伯达(Dynamo Kyiv Nikita Burda)的捍卫者德米特里·伯达(Dmitry Burda)在战争中被杀。</text:p>
      <text:p text:style-name="P4">
关于IT报告官方<text:a xlink:type="simple" xlink:href="https://fcdynamo.com/news/dinamo-spivchuvaye-3" text:style-name="Internet_20_link" text:visited-style-name="Visited_20_Internet_20_Link">
网站</text:a>
fk«dinamo»(基辅)，报道乌克林福姆。</text:p>
      <text:p text:style-name="P4">
此前，Capital Club的足球运动员说，与Dmitry的联系在2022年为Mariupol辩护而消失。 战士被认为消失了，但家庭报告说，其中一个死者的DNA与Burda Dnebat相吻合。</text:p>
      <text:p text:style-name="P4">
德米特里(Dmitry)今年25岁。</text:p>
      <text:p text:style-name="P4">
发电机FC(基辅)他向尼基塔·伯迪(Nikita Burdy)和他的整个家庭表示诚挚的慰问。</text:p>
      <text:p text:style-name="P4">
<text:span text:style-name="T5">
foto：Dynamo FC(基辅).</text:span>
</text:p>
      <text:p text:style-name="P4">
News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俄罗斯不允许联合国代表进入被占领的领土来协助-Kyslits</text:span>
</text:h>
      <text:p text:style-name="P4">
作者: Ukrinform (Person)</text:p>
      <text:p text:style-name="P4">
出版商: Укринформ (Organization)</text:p>
      <text:p text:style-name="P4">
出版时间: 2023-06-11T-2:05:00+03:00</text:p>
      <text:p text:style-name="P4">
修改时间: 2023-06-11T00:05:00+03:00</text:p>
      <text:p text:style-name="P4">
描述: 目前，俄罗斯继续拒绝进入被占领的领土，以协助遭受洪灾的人。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Гуманітарна допомога', 'Херсонщина', 'ООН', 'Кислиця', 'Каховська ГЕС']</text:p>
      <text:p text:style-name="P4">
类型: Article</text:p>
      <!--METADATA-->
      <text:p text:style-name="P4">
<draw:frame draw:style-name="fr1" draw:name="Image302" text:anchor-type="as-char" svg:width="6.9236in" svg:height="3.956343in" draw:z-index="0">
<draw:image xlink:href="../Images/yкринформ/2023-06-11T-2-05-00-03-00/630_360_1619604801-614.jpg" xlink:type="simple" xlink:show="embed" xlink:actuate="onLoad" draw:mime-type="image/jpeg"/>
</draw:frame>
目前，联合国继续拒绝进入被占领的领土，以协助遭受洪灾的人。</text:p>
      <text:p text:style-name="P4">
这是由乌克兰的永久代表在[Twitter]的联合国Sergey Kyslytsia上撰写的(https://twitter.com/sergiykyslytsya/status/1667629403885412352?s=46&amp;t=KrIzmYItBjpdA5orVTUrFw)，报道乌克林福姆。</text:p>
      <text:p text:style-name="P4">
“我和我在纽约的同事敦促俄罗斯访问联合国。(联合国人道主义登斯克·马丁)格里菲斯说，他没有得到俄罗斯驻联合国大使的积极反应，”他说。</text:p>
      <text:p text:style-name="Quotations">

<text:p text:style-name="P4">
截至目前，俄罗斯继续否认联合国向领土解释&gt;
&gt;
因洪灾而遭受苦难的人。 I&amp;我在纽约市的同事们呼吁俄罗斯访问联合国。 格里菲斯说，他没有遇到[https://t.co/llxoetubvq&gt;
]]的俄罗斯联合国大使的积极反应(https://t.co/LlxOetubVq)<text:a xlink:type="simple" xlink:href="https://t.co/ZiDxgGsmJV" text:style-name="Internet_20_link" text:visited-style-name="Visited_20_Internet_20_Link">
https://t.co/zidxggsmjv&gt;
</text:a>
&gt;
&gt;
 -Sergius(@Sergiyxis)<text:a xlink:type="simple" xlink:href="https://twitter.com/SergiyKyslytsya/status/1667629403885412352" text:style-name="Internet_20_link" text:visited-style-name="Visited_20_Internet_20_Link">
2023年6月10日&gt;
</text:a>
<text:span text:style-name="T4">
另请阅读：</text:span>
 <text:span text:style-name="T4">
 <text:a xlink:type="simple" xlink:href="https://www.ukrinform.ua/rubric-society/3720824-v-oon-rozpovili-pro-trietapnij-plan-reaguvanna-na-katastrofu-na-pivdni-ukraini.html" text:style-name="Internet_20_link" text:visited-style-name="Visited_20_Internet_20_Link">
在联合国讲述了乌克兰南部纳粹河畔纳粹反应的三个阶段计划</text:a>
</text:span>
</text:p>

</text:p>
      <text:p text:style-name="P4">
Kyslytsia还指出，针对侵略者的制裁问题及其对联合国成员的剥夺在理事会手中<text:span text:style-name="T4">
 <text:a xlink:type="simple" xlink:href="https://www.ukrinform.ua/tag-oon" text:style-name="Internet_20_link" text:visited-style-name="Visited_20_Internet_20_Link">
联合国</text:a>
</text:span>
及其成员。 Kyslytsia解释说，如果没有Radbeza的制裁，俄罗斯享有否决权，大会“在乌克兰一边确定”，无法做出相应的决定。</text:p>
      <text:p text:style-name="P4">
该程序由联合国宪章规定，由RB的永久成员于1945年签署。</text:p>
      <text:p text:style-name="P4">
<text:span text:style-name="T4">
另请阅读：</text:span>
 <text:span text:style-name="T4">
 <text:a xlink:type="simple" xlink:href="https://www.ukrinform.ua/rubric-regions/3720730-oon-napravila-gumanitarni-konvoi-do-hersonsini.html" text:style-name="Internet_20_link" text:visited-style-name="Visited_20_Internet_20_Link">
联合国将人道主义车队送往Kherson地区</text:a>
</text:span>
</text:p>
      <text:p text:style-name="P4">
正如乌克林福姆报道的那样，格里菲斯说，他的办公室正试图通过分界线获得安全访问占领权，以向受害者提供人道主义援助。</text:p>
      <text:p text:style-name="P4">
<text:span text:style-name="T4">
另请阅读：</text:span>
 <text:span text:style-name="T4">
 <text:a xlink:type="simple" xlink:href="https://www.ukrinform.ua/rubric-polytics/3720320-pidriv-kahovskoi-ges-v-oon-zasudili-obstrili-rosieu-rajoniv-evakuacii-iz-zoni-katastrofi.html" text:style-name="Internet_20_link" text:visited-style-name="Visited_20_Internet_20_Link">
Kakhovskaya水力发电站：俄罗斯疏散从灾区的大火谴责联合国</text:a>
 </text:span>
</text:p>
      <text:p text:style-name="P4">
News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俄罗斯不允许联合国代表进入被占领的领土来协助-Kyslits</text:span>
</text:h>
      <text:p text:style-name="P4">
作者: Ukrinform (Person)</text:p>
      <text:p text:style-name="P4">
出版商: Укринформ (Organization)</text:p>
      <text:p text:style-name="P4">
出版时间: 2023-06-11T00:05:00+03:00</text:p>
      <text:p text:style-name="P4">
修改时间: 2023-06-11T00:05:00+03:00</text:p>
      <text:p text:style-name="P4">
描述: 目前，俄罗斯继续拒绝进入被占领的领土，以协助遭受洪灾的人。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Гуманітарна допомога', 'Херсонщина', 'ООН', 'Кислиця', 'Каховська ГЕС']</text:p>
      <text:p text:style-name="P4">
类型: Article</text:p>
      <!--METADATA-->
      <text:p text:style-name="P4">
<draw:frame draw:style-name="fr1" draw:name="Image303" text:anchor-type="as-char" svg:width="6.9236in" svg:height="3.956343in" draw:z-index="0">
<draw:image xlink:href="../Images/yкринформ/2023-06-11T00-05-00-03-00/630_360_1619604801-614.jpg" xlink:type="simple" xlink:show="embed" xlink:actuate="onLoad" draw:mime-type="image/jpeg"/>
</draw:frame>
目前，联合国继续拒绝进入被占领的领土，以协助遭受洪灾的人。</text:p>
      <text:p text:style-name="P4">
这是由乌克兰的永久代表在[Twitter]的联合国Sergey Kyslytsia上撰写的(https://twitter.com/sergiykyslytsya/status/1667629403885412352?s=46&amp;t=KrIzmYItBjpdA5orVTUrFw)，报道乌克林福姆。</text:p>
      <text:p text:style-name="P4">
“我和我在纽约的同事敦促俄罗斯访问联合国。(联合国人道主义登斯克·马丁)格里菲斯说，他没有得到俄罗斯驻联合国大使的积极反应，”他说。</text:p>
      <text:p text:style-name="Quotations">

<text:p text:style-name="P4">
截至目前，俄罗斯继续否认联合国向领土解释&gt;
&gt;
因洪灾而遭受苦难的人。 I&amp;我在纽约市的同事们呼吁俄罗斯访问联合国。 格里菲斯说，他没有遇到[https://t.co/llxoetubvq&gt;
]]的俄罗斯联合国大使的积极反应(https://t.co/LlxOetubVq)<text:a xlink:type="simple" xlink:href="https://t.co/ZiDxgGsmJV" text:style-name="Internet_20_link" text:visited-style-name="Visited_20_Internet_20_Link">
https://t.co/zidxggsmjv&gt;
</text:a>
&gt;
&gt;
 -Sergius(@Sergiyxis)<text:a xlink:type="simple" xlink:href="https://twitter.com/SergiyKyslytsya/status/1667629403885412352" text:style-name="Internet_20_link" text:visited-style-name="Visited_20_Internet_20_Link">
2023年6月10日&gt;
</text:a>
<text:span text:style-name="T4">
另请阅读：</text:span>
 <text:span text:style-name="T4">
 <text:a xlink:type="simple" xlink:href="https://www.ukrinform.ua/rubric-society/3720824-v-oon-rozpovili-pro-trietapnij-plan-reaguvanna-na-katastrofu-na-pivdni-ukraini.html" text:style-name="Internet_20_link" text:visited-style-name="Visited_20_Internet_20_Link">
在联合国讲述了乌克兰南部纳粹河畔纳粹反应的三个阶段计划</text:a>
</text:span>
</text:p>

</text:p>
      <text:p text:style-name="P4">
Kyslytsia还指出，针对侵略者的制裁问题及其对联合国成员的剥夺在理事会手中<text:span text:style-name="T4">
 <text:a xlink:type="simple" xlink:href="https://www.ukrinform.ua/tag-oon" text:style-name="Internet_20_link" text:visited-style-name="Visited_20_Internet_20_Link">
联合国</text:a>
</text:span>
及其成员。 Kyslytsia解释说，如果没有Radbeza的制裁，俄罗斯享有否决权，大会“在乌克兰一边确定”，无法做出相应的决定。</text:p>
      <text:p text:style-name="P4">
该程序由联合国宪章规定，由RB的永久成员于1945年签署。</text:p>
      <text:p text:style-name="P4">
<text:span text:style-name="T4">
另请阅读：</text:span>
 <text:span text:style-name="T4">
 <text:a xlink:type="simple" xlink:href="https://www.ukrinform.ua/rubric-regions/3720730-oon-napravila-gumanitarni-konvoi-do-hersonsini.html" text:style-name="Internet_20_link" text:visited-style-name="Visited_20_Internet_20_Link">
联合国将人道主义车队送往Kherson地区</text:a>
</text:span>
</text:p>
      <text:p text:style-name="P4">
正如乌克林福姆报道的那样，格里菲斯说，他的办公室正试图通过分界线获得安全访问占领权，以向受害者提供人道主义援助。</text:p>
      <text:p text:style-name="P4">
<text:span text:style-name="T4">
另请阅读：</text:span>
 <text:span text:style-name="T4">
 <text:a xlink:type="simple" xlink:href="https://www.ukrinform.ua/rubric-polytics/3720320-pidriv-kahovskoi-ges-v-oon-zasudili-obstrili-rosieu-rajoniv-evakuacii-iz-zoni-katastrofi.html" text:style-name="Internet_20_link" text:visited-style-name="Visited_20_Internet_20_Link">
Kakhovskaya水力发电站：俄罗斯疏散从灾区的大火谴责联合国</text:a>
 </text:span>
</text:p>
      <text:p text:style-name="P4">
News Source: <text:a xlink:type="simple" xlink:href="https://www.ukrinform.ua/rubric-ato/3721170-rosia-ne-puskae-predstavnikiv-oon-na-okupovani-teritorii-dla-nadanna-dopomogi-kislica.html" text:style-name="Internet_20_link" text:visited-style-name="Visited_20_Internet_20_Link">
https://www.ukrinform.ua/rubric-ato/3721170-rosia-ne-puskae-predstavnikiv-oon-na-okupovani-teritorii-dla-nadanna-dopomogi-kislica.html</text:a>
</text:p>
      <!--NEWS-->
      <text:h text:style-name="P10" text:outline-level="1">
<text:span text:style-name="T4">
Burda Dynamo的堂兄在与俄罗斯的战争中去世</text:span>
</text:h>
      <text:p text:style-name="P4">
作者: Ukrinform (Person)</text:p>
      <text:p text:style-name="P4">
出版商: Укринформ (Organization)</text:p>
      <text:p text:style-name="P4">
出版时间: 2023-06-11T00:21:00+03:00</text:p>
      <text:p text:style-name="P4">
修改时间: 2023-06-11T00:21:00+03:00</text:p>
      <text:p text:style-name="P4">
描述: Dmitry Burda是Dynamo的表弟Nikita Burda，在与俄罗斯的战争中被杀。  - 乌克林。</text:p>
      <text:p text:style-name="P4">
图片: ['<text:a xlink:type="simple" xlink:href="https://static.ukrinform.com/photos/2023_06/thumb_files/630_360_1686429261-100.jpg" text:style-name="Internet_20_link" text:visited-style-name="Visited_20_Internet_20_Link">
630_360_16864...</text:a>
']</text:p>
      <text:p text:style-name="P4">
标签: ['Динамо', 'Футбол', 'Війна з Росією']</text:p>
      <text:p text:style-name="P4">
类型: Article</text:p>
      <!--METADATA-->
      <text:p text:style-name="P4">
<draw:frame draw:style-name="fr1" draw:name="Image304" text:anchor-type="as-char" svg:width="6.9236in" svg:height="3.956343in" draw:z-index="0">
<draw:image xlink:href="../Images/yкринформ/2023-06-11T00-21-00-03-00/630_360_1686429261-100.jpg" xlink:type="simple" xlink:show="embed" xlink:actuate="onLoad" draw:mime-type="image/jpeg"/>
</draw:frame>
在战争中，迪纳诺·基夫·尼基塔·伯达(Dynamo Kyiv Nikita Burda)的捍卫者德米特里·伯达(Dmitry Burda)在战争中被杀。</text:p>
      <text:p text:style-name="P4">
关于IT报告官方<text:a xlink:type="simple" xlink:href="https://fcdynamo.com/news/dinamo-spivchuvaye-3" text:style-name="Internet_20_link" text:visited-style-name="Visited_20_Internet_20_Link">
网站</text:a>
fk«dinamo»(基辅)，报道乌克林福姆。</text:p>
      <text:p text:style-name="P4">
此前，Capital Club的足球运动员说，与Dmitry的联系在2022年为Mariupol辩护而消失。 战士被认为消失了，但家庭报告说，其中一个死者的DNA与Burda Dnebat相吻合。</text:p>
      <text:p text:style-name="P4">
德米特里(Dmitry)今年25岁。</text:p>
      <text:p text:style-name="P4">
发电机FC(基辅)他向尼基塔·伯迪(Nikita Burdy)和他的整个家庭表示诚挚的慰问。</text:p>
      <text:p text:style-name="P4">
<text:span text:style-name="T5">
foto：Dynamo FC(基辅).</text:span>
</text:p>
      <text:p text:style-name="P4">
News Source: <text:a xlink:type="simple" xlink:href="https://www.ukrinform.ua/rubric-sports/3721166-dvouridnij-brat-dinamivca-burdi-zaginuv-na-vijni-z-rosieu.html" text:style-name="Internet_20_link" text:visited-style-name="Visited_20_Internet_20_Link">
https://www.ukrinform.ua/rubric-sports/3721166-dvouridnij-brat-dinamivca-burdi-zaginuv-na-vijni-z-rosieu.html</text:a>
</text:p>
      <!--NEWS-->
      <text:h text:style-name="P10" text:outline-level="1">
<text:span text:style-name="T4">
关于将俘虏转移到匈牙利的人：没有信息说他们真的在自由上</text:span>
</text:h>
      <text:p text:style-name="P4">
作者: Ukrinform (Person)</text:p>
      <text:p text:style-name="P4">
出版商: Укринформ (Organization)</text:p>
      <text:p text:style-name="P4">
出版时间: 2023-06-11T00:38:00+03:00</text:p>
      <text:p text:style-name="P4">
修改时间: 2023-06-11T00:38:00+03:00</text:p>
      <text:p text:style-name="P4">
描述: 目前，乌克兰尚无关于乌克兰东正教教堂被转移到乌克兰东正教教堂的事实的信息。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Угорщина', 'ЗСУ', 'Полонені', 'Війна з Росією']</text:p>
      <text:p text:style-name="P4">
类型: Article</text:p>
      <!--METADATA-->
      <text:p text:style-name="P4">
<draw:frame draw:style-name="fr1" draw:name="Image305" text:anchor-type="as-char" svg:width="6.9236in" svg:height="3.956343in" draw:z-index="0">
<draw:image xlink:href="../Images/yкринформ/2023-06-11T00-38-00-03-00/630_360_1674657236-888.jpg" xlink:type="simple" xlink:show="embed" xlink:actuate="onLoad" draw:mime-type="image/jpeg"/>
</draw:frame>
目前，尚无信息是事实是，已经发生了匈牙利东正教教堂的乌克兰囚犯。</text:p>
      <text:p text:style-name="P4">
这说明了(https://www.radiosvoboda.org/a/news-rozvidka-yusov-poloneni-uhorshchyna-rpts/32453586.html)。</text:p>
      <text:p text:style-name="P4">
“由于乌克兰是一个文明的国家，因此对我们来说，主要是一个有生命的人。 我们希望乌克兰人的侵略国的这些操纵将是自由。”他说。</text:p>
      <text:p text:style-name="P4">
<text:span text:style-name="T4">
另请阅读：</text:span>
 <text:span text:style-name="T4">
 <text:a xlink:type="simple" xlink:href="https://www.ukrinform.ua/rubric-world/3720441-ugorsinu-treba-vikluciti-z-nato-akso-orban-santazuvatime-alans-polskij-general.html" text:style-name="Internet_20_link" text:visited-style-name="Visited_20_Internet_20_Link">
如果联盟 - 波兰将军，则应将匈牙利排除在北约之外</text:a>
</text:span>
</text:p>
      <text:p text:style-name="P4">
根据尤索夫的说法，乌克兰“将与所有军事转移的参与者进行对话，并将找到细节。”</text:p>
      <text:p text:style-name="P4">
“我们将找出其他一切并发表评论。 主题是敏感的，有任何词可以影响结果。”他说。</text:p>
      <text:p text:style-name="P4">
GUR代表强调说：“莫斯科不行使人道主义法，并使用它们来操纵它们。”</text:p>
      <text:p text:style-name="P4">
<text:span text:style-name="T4">
另请阅读：</text:span>
 <text:span text:style-name="T4">
 <text:a xlink:type="simple" xlink:href="https://www.ukrinform.ua/rubric-polytics/3720617-mzs-vimagae-v-ugorsini-detalnu-informaciu-pro-zvilnenih-polonenih-i-dostupu-do-nih-konsula.html" text:style-name="Internet_20_link" text:visited-style-name="Visited_20_Internet_20_Link">
俄罗斯将11名乌克兰囚犯转移到匈牙利 -  MZSVAGE信息</text:a>
</text:span>
</text:p>
      <text:p text:style-name="P4">
据报道，维奇里米尔匈牙利Zhleth Shemien证实了匈牙利关于从俄罗斯转移到匈牙利的人的修改11 <text:span text:style-name="T4">
 <text:a xlink:type="simple" xlink:href="https://www.ukrinform.ua/tag-poloneni" text:style-name="Internet_20_link" text:visited-style-name="Visited_20_Internet_20_Link">
战俘</text:a>
</text:span>
，俄罗斯东正教教堂每次都宣布俄罗斯东正教教堂。</text:p>
      <text:p text:style-name="P4">
News Source: <text:a xlink:type="simple" xlink:href="https://www.ukrinform.ua/rubric-ato/3721171-gur-pro-peredacu-polonenih-ugorsini-nemae-informacii-so-voni-dijsno-na-svobodi.html" text:style-name="Internet_20_link" text:visited-style-name="Visited_20_Internet_20_Link">
https://www.ukrinform.ua/rubric-ato/3721171-gur-pro-peredacu-polonenih-ugorsini-nemae-informacii-so-voni-dijsno-na-svobodi.html</text:a>
</text:p>
      <!--NEWS-->
      <text:h text:style-name="P10" text:outline-level="1">
<text:span text:style-name="T4">
空气警报在乌克兰的许多地区宣布</text:span>
</text:h>
      <text:p text:style-name="P4">
作者: Ukrinform (Person)</text:p>
      <text:p text:style-name="P4">
出版商: Укринформ (Organization)</text:p>
      <text:p text:style-name="P4">
出版时间: 2023-06-11T00:43:00+03:00</text:p>
      <text:p text:style-name="P4">
修改时间: 2023-06-11T00:43:00+03:00</text:p>
      <text:p text:style-name="P4">
描述: 在6月11日星期日晚上，在东部和北部警告了信号。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6/1686433469-892.png" text:style-name="Internet_20_link" text:visited-style-name="Visited_20_Internet_20_Link">
1686433469-89...</text:a>
']</text:p>
      <text:p text:style-name="P4">
标签: ['БПЛА', 'Війна з Росією', 'Повітряна тривога']</text:p>
      <text:p text:style-name="P4">
类型: Article</text:p>
      <!--METADATA-->
      <text:p text:style-name="P4">
<draw:frame draw:style-name="fr1" draw:name="Image306" text:anchor-type="as-char" svg:width="6.9236in" svg:height="3.956343in" draw:z-index="0">
<draw:image xlink:href="../Images/yкринформ/2023-06-11T00-43-00-03-00/630_360_1645871571-868.jpg" xlink:type="simple" xlink:show="embed" xlink:actuate="onLoad" draw:mime-type="image/jpeg"/>
</draw:frame>
6月11日，6月11日，在东部和北部警告了信号。</text:p>
      <text:p text:style-name="P4">
乌克林福姆(Ukrinform)报告了这一点，并参考了警报图驯养组。</text:p>
      <text:p text:style-name="P4">
后者的报道说，敌人无人机在Zaporizhhya，Dnipropetrovsk，Tapolta的Sumy上被注意到。</text:p>
      <text:p text:style-name="P4">
目前，飞机焦虑如下：</text:p>
      <text:p text:style-name="P4">
<draw:frame draw:style-name="fr1" draw:name="Image307" text:anchor-type="as-char" svg:width="6.9236in" svg:height="4.615733in" draw:z-index="0">
<draw:image xlink:href="../Images/yкринформ/2023-06-11T00-43-00-03-00/1686433469-892.png" xlink:type="simple" xlink:show="embed" xlink:actuate="onLoad" draw:mime-type="image/png"/>
</draw:frame>
正如乌克林福姆报道的那样，由于炮击，昨天在奥德萨地区，摇摇欲坠的无人机和火箭被杀死，有29人受伤，其中有两个孩子和一名孕妇。</text:p>
      <text:p text:style-name="P4">
110套房屋中的290套公寓受爆炸浪的影响。</text:p>
      <text:p text:style-name="P4">
News Source: <text:a xlink:type="simple" xlink:href="https://www.ukrinform.ua/rubric-ato/3721172-u-nizci-oblastej-ukraini-ogolosena-povitrana-trivoga.html" text:style-name="Internet_20_link" text:visited-style-name="Visited_20_Internet_20_Link">
https://www.ukrinform.ua/rubric-ato/3721172-u-nizci-oblastej-ukraini-ogolosena-povitrana-trivoga.html</text:a>
</text:p>
      <!--NEWS-->
      <text:h text:style-name="P10" text:outline-level="1">
<text:span text:style-name="T4">
武装部队在巴赫穆特（Bakhmut）的“ st stung”的帮助下</text:span>
</text:h>
      <text:p text:style-name="P4">
作者: Ukrinform (Person)</text:p>
      <text:p text:style-name="P4">
出版商: Укринформ (Organization)</text:p>
      <text:p text:style-name="P4">
出版时间: 2023-06-11T00:57:00+03:00</text:p>
      <text:p text:style-name="P4">
修改时间: 2023-06-11T00:57:00+03:00</text:p>
      <text:p text:style-name="P4">
描述: 在乌克兰反坦克导弹系统“ Stugna”的帮助下，一个单独的总统旅的战士以Hetman Bohdan Khmelnitsky的名字命名。  - 乌克林。</text:p>
      <text:p text:style-name="P4">
图片: ['<text:a xlink:type="simple" xlink:href="https://static.ukrinform.com/photos/2023_06/thumb_files/630_360_1686403011-410.png" text:style-name="Internet_20_link" text:visited-style-name="Visited_20_Internet_20_Link">
630_360_16864...</text:a>
']</text:p>
      <text:p text:style-name="P4">
标签: ['Бахмут', 'ЗСУ', 'Війна з Росією']</text:p>
      <text:p text:style-name="P4">
类型: Article</text:p>
      <!--METADATA-->
      <text:p text:style-name="P4">
<draw:frame draw:style-name="fr1" draw:name="Image308" text:anchor-type="as-char" svg:width="6.9236in" svg:height="3.956343in" draw:z-index="0">
<draw:image xlink:href="../Images/yкринформ/2023-06-11T00-57-00-03-00/630_360_1686403011-410.png" xlink:type="simple" xlink:show="embed" xlink:actuate="onLoad" draw:mime-type="image/png"/>
</draw:frame>
C-总统旅的士兵在乌克兰反坦克导弹系统“ Stugna”的帮助下以Hetman Bohdan Khmelnitsky的名字命名。</text:p>
      <text:p text:style-name="P4">
根据乌克林福姆的说法，旅的新闻服务在<text:a xlink:type="simple" xlink:href="https://www.facebook.com/watch/" text:style-name="Internet_20_link" text:visited-style-name="Visited_20_Internet_20_Link">
Facebook，</text:a>
发布相应的视频。</text:p>
      <text:p text:style-name="P4">
“来自乌克兰”的“乌克兰军队”摧毁了该地区的俄罗斯BMP-2 <text:span text:style-name="T4">
 <text:a xlink:type="simple" xlink:href="https://www.ukrinform.ua/tag-bahmut" text:style-name="Internet_20_link" text:visited-style-name="Visited_20_Internet_20_Link">
Bakhmut</text:a>
</text:span>
。 该消息写道：“总统大队有一个4Mechhanizatization的营。”</text:p>
      <text:p text:style-name="P4">
<text:span text:style-name="T4">
另请阅读：</text:span>
 <text:span text:style-name="T4">
 <text:a xlink:type="simple" xlink:href="https://www.ukrinform.ua/rubric-ato/3720988-na-odesini-osobovij-sklad-katera-vms-znisiv-tri-droni-shahed.html" text:style-name="Internet_20_link" text:visited-style-name="Visited_20_Internet_20_Link">
在Odesa地区，海军船的人员摧毁了三个Droneshahed</text:a>
</text:span>
</text:p>
      <text:p text:style-name="P4">
据乌克林福姆报道，截至6月10日，在全面战争中针对乌克兰<text:a xlink:type="simple" xlink:href="https://www.ukrinform.ua/rubric-ato/3720850-zsu-znisili-vze-214-660-rosijskih-zagarbnikiv.html" text:style-name="Internet_20_link" text:visited-style-name="Visited_20_Internet_20_Link">
</text:a>
_ <text:span text:style-name="T4">
 <text:a xlink:type="simple" xlink:href="https://www.ukrinform.ua/rubric-ato/3720850-zsu-znisili-vze-214-660-rosijskih-zagarbnikiv.html" text:style-name="Internet_20_link" text:visited-style-name="Visited_20_Internet_20_Link">
俄罗斯迷路</text:a>
</text:span>
 _已经数千辆军用设备，包括3909辆坦克，7607辆战斗装甲车和3717炮兵系统。</text:p>
      <text:p text:style-name="P4">
<text:span text:style-name="T5">
foto：kb luch</text:span>
</text:p>
      <text:p text:style-name="P4">
News Source: <text:a xlink:type="simple" xlink:href="https://www.ukrinform.ua/rubric-ato/3721043-zsu-za-dopomogou-stungi-znisili-pid-bahmutom-bojovu-masinu-pihoti-rosian.html" text:style-name="Internet_20_link" text:visited-style-name="Visited_20_Internet_20_Link">
https://www.ukrinform.ua/rubric-ato/3721043-zsu-za-dopomogou-stungi-znisili-pid-bahmutom-bojovu-masinu-pihoti-rosia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